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6646in"/>
    </style:style>
    <style:style style:name="co19" style:family="table-column">
      <style:table-column-properties fo:break-before="auto" style:column-width="0.5217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791in"/>
    </style:style>
    <style:style style:name="co23" style:family="table-column">
      <style:table-column-properties fo:break-before="auto" style:column-width="0.4354in"/>
    </style:style>
    <style:style style:name="co24" style:family="table-column">
      <style:table-column-properties fo:break-before="auto" style:column-width="1.05in"/>
    </style:style>
    <style:style style:name="co25" style:family="table-column">
      <style:table-column-properties fo:break-before="auto" style:column-width="0.65in"/>
    </style:style>
    <style:style style:name="co26" style:family="table-column">
      <style:table-column-properties fo:break-before="auto" style:column-width="0.4925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3717in"/>
    </style:style>
    <style:style style:name="co29" style:family="table-column">
      <style:table-column-properties fo:break-before="auto" style:column-width="0.7575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146in"/>
    </style:style>
    <style:style style:name="co33" style:family="table-column">
      <style:table-column-properties fo:break-before="auto" style:column-width="0.5638in"/>
    </style:style>
    <style:style style:name="co34" style:family="table-column">
      <style:table-column-properties fo:break-before="auto" style:column-width="0.2799in"/>
    </style:style>
    <style:style style:name="co35" style:family="table-column">
      <style:table-column-properties fo:break-before="auto" style:column-width="0.2425in"/>
    </style:style>
    <style:style style:name="co36" style:family="table-column">
      <style:table-column-properties fo:break-before="auto" style:column-width="0.4693in"/>
    </style:style>
    <style:style style:name="co37" style:family="table-column">
      <style:table-column-properties fo:break-before="auto" style:column-width="0.4311in"/>
    </style:style>
    <style:style style:name="co38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808080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transparent"/>
    </style:style>
    <style:style style:name="ce55" style:family="table-cell" style:parent-style-name="Default" style:data-style-name="N99"/>
    <style:style style:name="ce60" style:family="table-cell" style:parent-style-name="Default" style:data-style-name="N99">
      <style:table-cell-properties fo:background-color="transparent"/>
    </style:style>
    <style:style style:name="ce63" style:family="table-cell" style:parent-style-name="Default" style:data-style-name="N100"/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4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1" style:family="table-cell" style:parent-style-name="Default" style:data-style-name="N12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8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9" style:family="table-cell" style:parent-style-name="Default" style:data-style-name="N2"/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43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7" style:family="table-cell" style:parent-style-name="Default">
      <style:table-cell-properties fo:background-color="#808080"/>
    </style:style>
    <style:style style:name="ce53" style:family="table-cell" style:parent-style-name="Default" style:data-style-name="N2">
      <style:text-properties fo:color="#000000"/>
    </style:style>
    <style:style style:name="ce9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0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2">
      <style:table-cell-properties fo:background-color="#ececec"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00" style:family="table-cell" style:parent-style-name="Default">
      <style:table-cell-properties fo:wrap-option="wrap"/>
    </style:style>
    <style:style style:name="ce2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ustomer sta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1" table:number-columns-repeated="8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9" table:number-rows-spanned="1">
            <text:p>10% Parcels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  <table:table-cell table:number-columns-repeated="4"/>
          <table:table-cell table:style-name="ce63"/>
          <table:table-cell table:number-columns-repeated="3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grubhub-10-0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704" calcext:value-type="float">
            <text:p>85.7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6396" calcext:value-type="float">
            <text:p>74.63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1.0644" calcext:value-type="float">
            <text:p>11.06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3404" calcext:value-type="float">
            <text:p>79.34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7424" calcext:value-type="float">
            <text:p>68.74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0.598" calcext:value-type="float">
            <text:p>10.59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6676" calcext:value-type="float">
            <text:p>68.66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074" calcext:value-type="float">
            <text:p>56.07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2.5936" calcext:value-type="float">
            <text:p>12.59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179" calcext:value-type="float">
            <text:p>55.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932" calcext:value-type="float">
            <text:p>47.9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7.247" calcext:value-type="float">
            <text:p>7.247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1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1604" calcext:value-type="float">
            <text:p>79.16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1668" calcext:value-type="float">
            <text:p>53.16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5.9936" calcext:value-type="float">
            <text:p>25.993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8556" calcext:value-type="float">
            <text:p>69.8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082" calcext:value-type="float">
            <text:p>49.08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0.7736" calcext:value-type="float">
            <text:p>20.773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357" calcext:value-type="float">
            <text:p>60.3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9744" calcext:value-type="float">
            <text:p>49.974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826" calcext:value-type="float">
            <text:p>10.382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3992" calcext:value-type="float">
            <text:p>49.39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6392" calcext:value-type="float">
            <text:p>41.639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76" calcext:value-type="float">
            <text:p>7.76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2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5124" calcext:value-type="float">
            <text:p>75.5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052" calcext:value-type="float">
            <text:p>58.0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17.4604" calcext:value-type="float">
            <text:p>17.460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4192" calcext:value-type="float">
            <text:p>68.41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0876" calcext:value-type="float">
            <text:p>51.08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7.3316" calcext:value-type="float">
            <text:p>17.331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4386" calcext:value-type="float">
            <text:p>57.43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8868" calcext:value-type="float">
            <text:p>44.88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5518" calcext:value-type="float">
            <text:p>12.55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4854" calcext:value-type="float">
            <text:p>51.4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63" calcext:value-type="float">
            <text:p>41.6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9.8554" calcext:value-type="float">
            <text:p>9.8554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3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117" calcext:value-type="float">
            <text:p>69.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444" calcext:value-type="float">
            <text:p>60.4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8.673" calcext:value-type="float">
            <text:p>8.67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726" calcext:value-type="float">
            <text:p>63.07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084" calcext:value-type="float">
            <text:p>53.0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9.9886" calcext:value-type="float">
            <text:p>9.988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2954" calcext:value-type="float">
            <text:p>55.29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9348" calcext:value-type="float">
            <text:p>48.93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6.3606" calcext:value-type="float">
            <text:p>6.36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499" calcext:value-type="float">
            <text:p>41.4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0448" calcext:value-type="float">
            <text:p>39.044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542" calcext:value-type="float">
            <text:p>2.454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4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3616" calcext:value-type="float">
            <text:p>92.36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5096" calcext:value-type="float">
            <text:p>67.50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4.852" calcext:value-type="float">
            <text:p>24.85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661" calcext:value-type="float">
            <text:p>83.6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264" calcext:value-type="float">
            <text:p>62.026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1.6346" calcext:value-type="float">
            <text:p>21.634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322" calcext:value-type="float">
            <text:p>74.3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2616" calcext:value-type="float">
            <text:p>54.26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0.0604" calcext:value-type="float">
            <text:p>20.06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5498" calcext:value-type="float">
            <text:p>64.54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076" calcext:value-type="float">
            <text:p>47.40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7.1422" calcext:value-type="float">
            <text:p>17.142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5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937" calcext:value-type="float">
            <text:p>83.9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084" calcext:value-type="float">
            <text:p>76.0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7.853" calcext:value-type="float">
            <text:p>7.85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5524" calcext:value-type="float">
            <text:p>74.55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7148" calcext:value-type="float">
            <text:p>68.71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5.8376" calcext:value-type="float">
            <text:p>5.837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891" calcext:value-type="float">
            <text:p>63.8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472" calcext:value-type="float">
            <text:p>46.14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7.7438" calcext:value-type="float">
            <text:p>17.743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5014" calcext:value-type="float">
            <text:p>56.50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2372" calcext:value-type="float">
            <text:p>42.23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4.2642" calcext:value-type="float">
            <text:p>14.264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6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2876" calcext:value-type="float">
            <text:p>76.28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2624" calcext:value-type="float">
            <text:p>51.26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5.0252" calcext:value-type="float">
            <text:p>25.025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9924" calcext:value-type="float">
            <text:p>69.9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52" calcext:value-type="float">
            <text:p>44.44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5.5472" calcext:value-type="float">
            <text:p>25.547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497" calcext:value-type="float">
            <text:p>61.4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416" calcext:value-type="float">
            <text:p>37.24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4.2554" calcext:value-type="float">
            <text:p>24.255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257" calcext:value-type="float">
            <text:p>58.2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2792" calcext:value-type="float">
            <text:p>34.27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3.9778" calcext:value-type="float">
            <text:p>23.9778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7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0536" calcext:value-type="float">
            <text:p>67.05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3876" calcext:value-type="float">
            <text:p>53.38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3.666" calcext:value-type="float">
            <text:p>13.66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5436" calcext:value-type="float">
            <text:p>57.54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3488" calcext:value-type="float">
            <text:p>49.34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8.1948" calcext:value-type="float">
            <text:p>8.194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0546" calcext:value-type="float">
            <text:p>51.05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0028" calcext:value-type="float">
            <text:p>47.002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518" calcext:value-type="float">
            <text:p>4.05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069" calcext:value-type="float">
            <text:p>42.0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4928" calcext:value-type="float">
            <text:p>38.492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.5762" calcext:value-type="float">
            <text:p>3.576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8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0328" calcext:value-type="float">
            <text:p>89.0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4404" calcext:value-type="float">
            <text:p>62.44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6.5924" calcext:value-type="float">
            <text:p>26.592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7084" calcext:value-type="float">
            <text:p>80.70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89" calcext:value-type="float">
            <text:p>55.8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4.8184" calcext:value-type="float">
            <text:p>24.818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622" calcext:value-type="float">
            <text:p>68.6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518" calcext:value-type="float">
            <text:p>47.51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1.104" calcext:value-type="float">
            <text:p>21.1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3382" calcext:value-type="float">
            <text:p>62.3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0072" calcext:value-type="float">
            <text:p>42.00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0.331" calcext:value-type="float">
            <text:p>20.331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0-9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0258" calcext:value-type="float">
            <text:p>69.02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002" calcext:value-type="float">
            <text:p>50.00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9.0238" calcext:value-type="float">
            <text:p>19.023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6426" calcext:value-type="float">
            <text:p>63.64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412" calcext:value-type="float">
            <text:p>45.64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8.0014" calcext:value-type="float">
            <text:p>18.00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4386" calcext:value-type="float">
            <text:p>57.43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3428" calcext:value-type="float">
            <text:p>37.34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0.0958" calcext:value-type="float">
            <text:p>20.095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456" calcext:value-type="float">
            <text:p>46.84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628" calcext:value-type="float">
            <text:p>42.862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.9828" calcext:value-type="float">
            <text:p>3.9828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0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.78" calcext:value-type="float">
            <text:p>115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668" calcext:value-type="float">
            <text:p>71.56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44.2128" calcext:value-type="float">
            <text:p>44.212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.656" calcext:value-type="float">
            <text:p>102.6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8048" calcext:value-type="float">
            <text:p>64.80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37.851" calcext:value-type="float">
            <text:p>37.85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8608" calcext:value-type="float">
            <text:p>92.86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4532" calcext:value-type="float">
            <text:p>60.45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32.4076" calcext:value-type="float">
            <text:p>32.407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2076" calcext:value-type="float">
            <text:p>81.20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062" calcext:value-type="float">
            <text:p>55.06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6.1456" calcext:value-type="float">
            <text:p>26.1456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1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.8934" calcext:value-type="float">
            <text:p>90.89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6804" calcext:value-type="float">
            <text:p>59.68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31.213" calcext:value-type="float">
            <text:p>31.21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564" calcext:value-type="float">
            <text:p>84.5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9296" calcext:value-type="float">
            <text:p>56.92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7.6344" calcext:value-type="float">
            <text:p>27.63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8848" calcext:value-type="float">
            <text:p>71.88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6192" calcext:value-type="float">
            <text:p>47.61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4.2656" calcext:value-type="float">
            <text:p>24.265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9858" calcext:value-type="float">
            <text:p>57.98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5276" calcext:value-type="float">
            <text:p>34.527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3.4582" calcext:value-type="float">
            <text:p>23.458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2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9.2952" calcext:value-type="float">
            <text:p>99.29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1.66" calcext:value-type="float">
            <text:p>101.6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-2.3648" calcext:value-type="float">
            <text:p>-2.364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4824" calcext:value-type="float">
            <text:p>87.48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898" calcext:value-type="float">
            <text:p>94.89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-7.4156" calcext:value-type="float">
            <text:p>-7.415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1872" calcext:value-type="float">
            <text:p>81.18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4184" calcext:value-type="float">
            <text:p>64.41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6.7688" calcext:value-type="float">
            <text:p>16.768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363" calcext:value-type="float">
            <text:p>69.3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7448" calcext:value-type="float">
            <text:p>59.74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9.6182" calcext:value-type="float">
            <text:p>9.618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3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.5022" calcext:value-type="float">
            <text:p>96.50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5844" calcext:value-type="float">
            <text:p>51.584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44.9178" calcext:value-type="float">
            <text:p>44.917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0118" calcext:value-type="float">
            <text:p>86.01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8132" calcext:value-type="float">
            <text:p>44.81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41.1986" calcext:value-type="float">
            <text:p>41.198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7362" calcext:value-type="float">
            <text:p>78.73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0484" calcext:value-type="float">
            <text:p>37.04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41.6878" calcext:value-type="float">
            <text:p>41.687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8386" calcext:value-type="float">
            <text:p>68.83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3252" calcext:value-type="float">
            <text:p>34.325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4.5134" calcext:value-type="float">
            <text:p>34.5134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4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913" calcext:value-type="float">
            <text:p>89.9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3032" calcext:value-type="float">
            <text:p>59.30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30.6098" calcext:value-type="float">
            <text:p>30.609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8312" calcext:value-type="float">
            <text:p>82.83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3932" calcext:value-type="float">
            <text:p>55.39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7.438" calcext:value-type="float">
            <text:p>27.43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3376" calcext:value-type="float">
            <text:p>71.33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06" calcext:value-type="float">
            <text:p>51.0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0.2776" calcext:value-type="float">
            <text:p>20.277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8308" calcext:value-type="float">
            <text:p>62.83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9852" calcext:value-type="float">
            <text:p>43.98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8.8456" calcext:value-type="float">
            <text:p>18.8456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5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5.953" calcext:value-type="float">
            <text:p>105.9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8352" calcext:value-type="float">
            <text:p>65.83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40.1176" calcext:value-type="float">
            <text:p>40.117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2426" calcext:value-type="float">
            <text:p>94.24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124" calcext:value-type="float">
            <text:p>64.1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30.1186" calcext:value-type="float">
            <text:p>30.118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1024" calcext:value-type="float">
            <text:p>83.1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5396" calcext:value-type="float">
            <text:p>58.53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4.5628" calcext:value-type="float">
            <text:p>24.562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182" calcext:value-type="float">
            <text:p>73.1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0104" calcext:value-type="float">
            <text:p>53.010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0.1716" calcext:value-type="float">
            <text:p>20.1716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6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5906" calcext:value-type="float">
            <text:p>88.59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708" calcext:value-type="float">
            <text:p>59.7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8.8826" calcext:value-type="float">
            <text:p>28.882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0528" calcext:value-type="float">
            <text:p>81.0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26" calcext:value-type="float">
            <text:p>54.32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6.7268" calcext:value-type="float">
            <text:p>26.726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0152" calcext:value-type="float">
            <text:p>70.0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6932" calcext:value-type="float">
            <text:p>57.69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322" calcext:value-type="float">
            <text:p>12.3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7984" calcext:value-type="float">
            <text:p>59.7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3404" calcext:value-type="float">
            <text:p>46.340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3.458" calcext:value-type="float">
            <text:p>13.458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7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5162" calcext:value-type="float">
            <text:p>79.5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1316" calcext:value-type="float">
            <text:p>70.13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9.3846" calcext:value-type="float">
            <text:p>9.384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563" calcext:value-type="float">
            <text:p>73.5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0992" calcext:value-type="float">
            <text:p>65.09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8.4638" calcext:value-type="float">
            <text:p>8.463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4502" calcext:value-type="float">
            <text:p>67.45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5192" calcext:value-type="float">
            <text:p>54.51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931" calcext:value-type="float">
            <text:p>12.93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9156" calcext:value-type="float">
            <text:p>60.91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658" calcext:value-type="float">
            <text:p>51.65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2576" calcext:value-type="float">
            <text:p>9.2576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8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6704" calcext:value-type="float">
            <text:p>88.67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2384" calcext:value-type="float">
            <text:p>49.2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39.432" calcext:value-type="float">
            <text:p>39.43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1162" calcext:value-type="float">
            <text:p>83.1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7764" calcext:value-type="float">
            <text:p>44.77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38.3398" calcext:value-type="float">
            <text:p>38.339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852" calcext:value-type="float">
            <text:p>75.8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8748" calcext:value-type="float">
            <text:p>43.87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1.9772" calcext:value-type="float">
            <text:p>31.977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4806" calcext:value-type="float">
            <text:p>63.4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3116" calcext:value-type="float">
            <text:p>39.31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4.169" calcext:value-type="float">
            <text:p>24.169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1-9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302" calcext:value-type="float">
            <text:p>94.3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424" calcext:value-type="float">
            <text:p>50.34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43.9596" calcext:value-type="float">
            <text:p>43.959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4386" calcext:value-type="float">
            <text:p>84.43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6384" calcext:value-type="float">
            <text:p>44.6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9.8002" calcext:value-type="float">
            <text:p>39.800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256" calcext:value-type="float">
            <text:p>74.2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0752" calcext:value-type="float">
            <text:p>40.07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34.1808" calcext:value-type="float">
            <text:p>34.180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2754" calcext:value-type="float">
            <text:p>63.2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5808" calcext:value-type="float">
            <text:p>30.58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32.6946" calcext:value-type="float">
            <text:p>32.6946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0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.449" calcext:value-type="float">
            <text:p>100.4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2324" calcext:value-type="float">
            <text:p>83.23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7.2166" calcext:value-type="float">
            <text:p>17.216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8574" calcext:value-type="float">
            <text:p>93.85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786" calcext:value-type="float">
            <text:p>77.7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6.0714" calcext:value-type="float">
            <text:p>16.07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5772" calcext:value-type="float">
            <text:p>81.57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9688" calcext:value-type="float">
            <text:p>70.968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0.6084" calcext:value-type="float">
            <text:p>10.608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8714" calcext:value-type="float">
            <text:p>64.87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8724" calcext:value-type="float">
            <text:p>52.87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1.999" calcext:value-type="float">
            <text:p>11.999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1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6724" calcext:value-type="float">
            <text:p>95.67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4548" calcext:value-type="float">
            <text:p>77.45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8.2176" calcext:value-type="float">
            <text:p>18.217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8574" calcext:value-type="float">
            <text:p>93.85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8068" calcext:value-type="float">
            <text:p>68.80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5.0506" calcext:value-type="float">
            <text:p>25.050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3446" calcext:value-type="float">
            <text:p>76.34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0928" calcext:value-type="float">
            <text:p>66.09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0.2518" calcext:value-type="float">
            <text:p>10.251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4496" calcext:value-type="float">
            <text:p>64.4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372" calcext:value-type="float">
            <text:p>53.73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0.7124" calcext:value-type="float">
            <text:p>10.7124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2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9692" calcext:value-type="float">
            <text:p>88.96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424" calcext:value-type="float">
            <text:p>50.34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8.6268" calcext:value-type="float">
            <text:p>38.626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84" calcext:value-type="float">
            <text:p>84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128" calcext:value-type="float">
            <text:p>72.1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2.712" calcext:value-type="float">
            <text:p>12.7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3496" calcext:value-type="float">
            <text:p>74.3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5628" calcext:value-type="float">
            <text:p>40.56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3.7868" calcext:value-type="float">
            <text:p>33.786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1376" calcext:value-type="float">
            <text:p>52.13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2756" calcext:value-type="float">
            <text:p>36.275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5.862" calcext:value-type="float">
            <text:p>15.86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3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1.272" calcext:value-type="float">
            <text:p>91.2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5036" calcext:value-type="float">
            <text:p>78.50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12.7684" calcext:value-type="float">
            <text:p>12.768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3256" calcext:value-type="float">
            <text:p>80.32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7212" calcext:value-type="float">
            <text:p>67.72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2.6044" calcext:value-type="float">
            <text:p>12.604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4166" calcext:value-type="float">
            <text:p>70.4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194" calcext:value-type="float">
            <text:p>66.1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.2226" calcext:value-type="float">
            <text:p>4.222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9548" calcext:value-type="float">
            <text:p>58.95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2516" calcext:value-type="float">
            <text:p>57.25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.7032" calcext:value-type="float">
            <text:p>1.703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4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.3144" calcext:value-type="float">
            <text:p>90.31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086" calcext:value-type="float">
            <text:p>80.08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0.2284" calcext:value-type="float">
            <text:p>10.228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42" calcext:value-type="float">
            <text:p>81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5972" calcext:value-type="float">
            <text:p>72.597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8.8228" calcext:value-type="float">
            <text:p>8.822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1544" calcext:value-type="float">
            <text:p>70.15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5328" calcext:value-type="float">
            <text:p>72.532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-2.3784" calcext:value-type="float">
            <text:p>-2.378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719" calcext:value-type="float">
            <text:p>52.7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7612" calcext:value-type="float">
            <text:p>55.76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-3.0422" calcext:value-type="float">
            <text:p>-3.042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5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.926" calcext:value-type="float">
            <text:p>103.9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264" calcext:value-type="float">
            <text:p>62.02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41.8996" calcext:value-type="float">
            <text:p>41.899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.0868" calcext:value-type="float">
            <text:p>98.08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862" calcext:value-type="float">
            <text:p>68.86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9.2248" calcext:value-type="float">
            <text:p>29.224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3506" calcext:value-type="float">
            <text:p>85.35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0144" calcext:value-type="float">
            <text:p>61.01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4.3362" calcext:value-type="float">
            <text:p>24.336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6384" calcext:value-type="float">
            <text:p>66.63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572" calcext:value-type="float">
            <text:p>47.75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8.8812" calcext:value-type="float">
            <text:p>18.881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6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5.955" calcext:value-type="float">
            <text:p>105.9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9548" calcext:value-type="float">
            <text:p>65.95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40.0004" calcext:value-type="float">
            <text:p>40.000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5528" calcext:value-type="float">
            <text:p>94.5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1476" calcext:value-type="float">
            <text:p>56.14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38.4052" calcext:value-type="float">
            <text:p>38.405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414" calcext:value-type="float">
            <text:p>87.4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3048" calcext:value-type="float">
            <text:p>53.30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34.1092" calcext:value-type="float">
            <text:p>34.109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4054" calcext:value-type="float">
            <text:p>68.40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022" calcext:value-type="float">
            <text:p>44.02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4.3834" calcext:value-type="float">
            <text:p>24.3834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7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.007" calcext:value-type="float">
            <text:p>115.0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1364" calcext:value-type="float">
            <text:p>52.13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62.8704" calcext:value-type="float">
            <text:p>62.870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9176" calcext:value-type="float">
            <text:p>94.91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2676" calcext:value-type="float">
            <text:p>43.26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51.65" calcext:value-type="float">
            <text:p>51.6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8668" calcext:value-type="float">
            <text:p>86.86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216" calcext:value-type="float">
            <text:p>41.2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45.6508" calcext:value-type="float">
            <text:p>45.650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3612" calcext:value-type="float">
            <text:p>72.36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3168" calcext:value-type="float">
            <text:p>31.31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41.0444" calcext:value-type="float">
            <text:p>41.0444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8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.5338" calcext:value-type="float">
            <text:p>98.53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05" calcext:value-type="float">
            <text:p>54.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44.4838" calcext:value-type="float">
            <text:p>44.483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0826" calcext:value-type="float">
            <text:p>86.08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2276" calcext:value-type="float">
            <text:p>55.22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0.855" calcext:value-type="float">
            <text:p>30.85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8822" calcext:value-type="float">
            <text:p>73.88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1172" calcext:value-type="float">
            <text:p>55.117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18.765" calcext:value-type="float">
            <text:p>18.76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0104" calcext:value-type="float">
            <text:p>55.01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3956" calcext:value-type="float">
            <text:p>46.39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8.6148" calcext:value-type="float">
            <text:p>8.6148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2-9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.418" calcext:value-type="float">
            <text:p>108.4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87" calcext:value-type="float">
            <text:p>84.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3.5476" calcext:value-type="float">
            <text:p>23.547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.696" calcext:value-type="float">
            <text:p>96.6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0884" calcext:value-type="float">
            <text:p>71.08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5.6076" calcext:value-type="float">
            <text:p>25.607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8832" calcext:value-type="float">
            <text:p>84.88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9016" calcext:value-type="float">
            <text:p>69.90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4.9816" calcext:value-type="float">
            <text:p>14.981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8158" calcext:value-type="float">
            <text:p>68.81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1716" calcext:value-type="float">
            <text:p>58.17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0.6442" calcext:value-type="float">
            <text:p>10.644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3-0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994" calcext:value-type="float">
            <text:p>95.9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3464" calcext:value-type="float">
            <text:p>81.34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4.6476" calcext:value-type="float">
            <text:p>14.647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5556" calcext:value-type="float">
            <text:p>87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3404" calcext:value-type="float">
            <text:p>69.34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8.2152" calcext:value-type="float">
            <text:p>18.215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8188" calcext:value-type="float">
            <text:p>71.81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7668" calcext:value-type="float">
            <text:p>57.76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4.052" calcext:value-type="float">
            <text:p>14.05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364" calcext:value-type="float">
            <text:p>65.3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1628" calcext:value-type="float">
            <text:p>45.16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0.2012" calcext:value-type="float">
            <text:p>20.201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3-1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1.008" calcext:value-type="float">
            <text:p>111.0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1748" calcext:value-type="float">
            <text:p>92.17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8.833" calcext:value-type="float">
            <text:p>18.83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.652" calcext:value-type="float">
            <text:p>103.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0468" calcext:value-type="float">
            <text:p>89.04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4.6056" calcext:value-type="float">
            <text:p>14.605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968" calcext:value-type="float">
            <text:p>82.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358" calcext:value-type="float">
            <text:p>72.35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0.61" calcext:value-type="float">
            <text:p>10.6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147" calcext:value-type="float">
            <text:p>72.1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5488" calcext:value-type="float">
            <text:p>58.54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3.5982" calcext:value-type="float">
            <text:p>13.5982</text:p>
          </table:table-cell>
          <table:table-cell table:number-columns-repeated="3"/>
          <table:table-cell table:style-name="ce55"/>
          <table:table-cell table:number-columns-repeated="4"/>
        </table:table-row>
        <table:table-row table:style-name="ro1">
          <table:table-cell table:style-name="Default" office:value-type="string" calcext:value-type="string">
            <text:p>grubhub-13-2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.055" calcext:value-type="float">
            <text:p>108.0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3572" calcext:value-type="float">
            <text:p>75.357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2.698" calcext:value-type="float">
            <text:p>32.69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.8416" calcext:value-type="float">
            <text:p>98.84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668" calcext:value-type="float">
            <text:p>71.56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7.2748" calcext:value-type="float">
            <text:p>27.274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0332" calcext:value-type="float">
            <text:p>82.03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386" calcext:value-type="float">
            <text:p>59.3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2.6472" calcext:value-type="float">
            <text:p>22.647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8278" calcext:value-type="float">
            <text:p>71.82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6276" calcext:value-type="float">
            <text:p>50.62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1.2002" calcext:value-type="float">
            <text:p>21.2002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3-3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7.28" calcext:value-type="float">
            <text:p>107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5872" calcext:value-type="float">
            <text:p>75.58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31.6928" calcext:value-type="float">
            <text:p>31.692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9.2862" calcext:value-type="float">
            <text:p>99.2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6836" calcext:value-type="float">
            <text:p>70.68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8.6026" calcext:value-type="float">
            <text:p>28.602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056" calcext:value-type="float">
            <text:p>82.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802" calcext:value-type="float">
            <text:p>63.80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8.254" calcext:value-type="float">
            <text:p>18.25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2838" calcext:value-type="float">
            <text:p>72.28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3344" calcext:value-type="float">
            <text:p>57.33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4.9494" calcext:value-type="float">
            <text:p>14.949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3-4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.55" calcext:value-type="float">
            <text:p>106.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5508" calcext:value-type="float">
            <text:p>62.55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43.9996" calcext:value-type="float">
            <text:p>43.999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.2032" calcext:value-type="float">
            <text:p>98.2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7016" calcext:value-type="float">
            <text:p>60.70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37.5016" calcext:value-type="float">
            <text:p>37.50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051" calcext:value-type="float">
            <text:p>84.0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7868" calcext:value-type="float">
            <text:p>51.78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32.2642" calcext:value-type="float">
            <text:p>32.264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8374" calcext:value-type="float">
            <text:p>74.83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588" calcext:value-type="float">
            <text:p>48.65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6.1786" calcext:value-type="float">
            <text:p>26.1786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3-5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0.244" calcext:value-type="float">
            <text:p>110.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.613" calcext:value-type="float">
            <text:p>104.61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5.6308" calcext:value-type="float">
            <text:p>5.630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.291" calcext:value-type="float">
            <text:p>104.2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46" calcext:value-type="float">
            <text:p>92.4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1.8308" calcext:value-type="float">
            <text:p>11.830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9566" calcext:value-type="float">
            <text:p>82.9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228" calcext:value-type="float">
            <text:p>65.22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7.7286" calcext:value-type="float">
            <text:p>17.728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1976" calcext:value-type="float">
            <text:p>70.1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5536" calcext:value-type="float">
            <text:p>63.55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6.644" calcext:value-type="float">
            <text:p>6.64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3-6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.699" calcext:value-type="float">
            <text:p>106.6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.1" calcext:value-type="float">
            <text:p>108.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-1.4014" calcext:value-type="float">
            <text:p>-1.401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7636" calcext:value-type="float">
            <text:p>95.76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.442" calcext:value-type="float">
            <text:p>102.44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-6.6784" calcext:value-type="float">
            <text:p>-6.678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8576" calcext:value-type="float">
            <text:p>76.85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5404" calcext:value-type="float">
            <text:p>78.54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-1.6828" calcext:value-type="float">
            <text:p>-1.682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5806" calcext:value-type="float">
            <text:p>65.5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084" calcext:value-type="float">
            <text:p>76.0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10.5034" calcext:value-type="float">
            <text:p>-10.503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3-7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3.675" calcext:value-type="float">
            <text:p>113.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9.9856" calcext:value-type="float">
            <text:p>99.98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3.6898" calcext:value-type="float">
            <text:p>13.689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.48" calcext:value-type="float">
            <text:p>106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4064" calcext:value-type="float">
            <text:p>86.40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0.0732" calcext:value-type="float">
            <text:p>20.073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6794" calcext:value-type="float">
            <text:p>88.67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4288" calcext:value-type="float">
            <text:p>71.428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7.2506" calcext:value-type="float">
            <text:p>17.250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184" calcext:value-type="float">
            <text:p>80.1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6616" calcext:value-type="float">
            <text:p>72.66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7.5224" calcext:value-type="float">
            <text:p>7.522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3-8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9.879" calcext:value-type="float">
            <text:p>109.8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1372" calcext:value-type="float">
            <text:p>72.137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37.742" calcext:value-type="float">
            <text:p>37.7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.367" calcext:value-type="float">
            <text:p>103.3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3036" calcext:value-type="float">
            <text:p>69.30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34.0638" calcext:value-type="float">
            <text:p>34.063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6488" calcext:value-type="float">
            <text:p>82.6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984" calcext:value-type="float">
            <text:p>59.9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22.6648" calcext:value-type="float">
            <text:p>22.664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1534" calcext:value-type="float">
            <text:p>74.15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3284" calcext:value-type="float">
            <text:p>45.32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8.825" calcext:value-type="float">
            <text:p>28.825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3-9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.788" calcext:value-type="float">
            <text:p>102.7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8904" calcext:value-type="float">
            <text:p>65.89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6.898" calcext:value-type="float">
            <text:p>36.89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438" calcext:value-type="float">
            <text:p>93.4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3744" calcext:value-type="float">
            <text:p>68.374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5.0636" calcext:value-type="float">
            <text:p>25.063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812" calcext:value-type="float">
            <text:p>76.8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0824" calcext:value-type="float">
            <text:p>59.08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7.7296" calcext:value-type="float">
            <text:p>17.72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384" calcext:value-type="float">
            <text:p>63.03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848" calcext:value-type="float">
            <text:p>47.78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5.2536" calcext:value-type="float">
            <text:p>15.2536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0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4.67" calcext:value-type="float">
            <text:p>114.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0308" calcext:value-type="float">
            <text:p>80.030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4.6388" calcext:value-type="float">
            <text:p>34.638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8452" calcext:value-type="float">
            <text:p>92.8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6852" calcext:value-type="float">
            <text:p>64.68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8.16" calcext:value-type="float">
            <text:p>28.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431" calcext:value-type="float">
            <text:p>88.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0604" calcext:value-type="float">
            <text:p>61.06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7.3706" calcext:value-type="float">
            <text:p>27.370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4698" calcext:value-type="float">
            <text:p>66.46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6092" calcext:value-type="float">
            <text:p>50.60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5.8606" calcext:value-type="float">
            <text:p>15.8606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1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9.264" calcext:value-type="float">
            <text:p>119.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5912" calcext:value-type="float">
            <text:p>83.59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35.6726" calcext:value-type="float">
            <text:p>35.672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.825" calcext:value-type="float">
            <text:p>100.8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6664" calcext:value-type="float">
            <text:p>77.66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3.1588" calcext:value-type="float">
            <text:p>23.158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1.965" calcext:value-type="float">
            <text:p>91.9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5144" calcext:value-type="float">
            <text:p>72.514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9.4506" calcext:value-type="float">
            <text:p>19.450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2948" calcext:value-type="float">
            <text:p>79.29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408" calcext:value-type="float">
            <text:p>57.4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1.8868" calcext:value-type="float">
            <text:p>21.8868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2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3.915" calcext:value-type="float">
            <text:p>123.9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7.861" calcext:value-type="float">
            <text:p>107.86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16.0542" calcext:value-type="float">
            <text:p>16.05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.794" calcext:value-type="float">
            <text:p>108.7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7524" calcext:value-type="float">
            <text:p>88.75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20.0414" calcext:value-type="float">
            <text:p>20.041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.088" calcext:value-type="float">
            <text:p>102.0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4984" calcext:value-type="float">
            <text:p>86.498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5.5898" calcext:value-type="float">
            <text:p>15.589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3382" calcext:value-type="float">
            <text:p>89.3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1704" calcext:value-type="float">
            <text:p>74.17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5.1678" calcext:value-type="float">
            <text:p>15.1678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3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5.796" calcext:value-type="float">
            <text:p>125.7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1.5032" calcext:value-type="float">
            <text:p>91.503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34.2928" calcext:value-type="float">
            <text:p>34.292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.937" calcext:value-type="float">
            <text:p>103.9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236" calcext:value-type="float">
            <text:p>81.2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2.7014" calcext:value-type="float">
            <text:p>22.701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.8328" calcext:value-type="float">
            <text:p>96.8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1484" calcext:value-type="float">
            <text:p>76.14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0.6844" calcext:value-type="float">
            <text:p>20.68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2784" calcext:value-type="float">
            <text:p>81.27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32" calcext:value-type="float">
            <text:p>65.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5.9584" calcext:value-type="float">
            <text:p>15.958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4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.335" calcext:value-type="float">
            <text:p>127.3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3396" calcext:value-type="float">
            <text:p>95.339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31.9954" calcext:value-type="float">
            <text:p>31.995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.975" calcext:value-type="float">
            <text:p>104.9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1432" calcext:value-type="float">
            <text:p>84.14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20.8316" calcext:value-type="float">
            <text:p>20.83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2678" calcext:value-type="float">
            <text:p>94.26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2592" calcext:value-type="float">
            <text:p>63.25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1.0086" calcext:value-type="float">
            <text:p>31.008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4676" calcext:value-type="float">
            <text:p>76.46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9056" calcext:value-type="float">
            <text:p>54.905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1.562" calcext:value-type="float">
            <text:p>21.562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5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.935" calcext:value-type="float">
            <text:p>122.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8104" calcext:value-type="float">
            <text:p>66.81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56.1242" calcext:value-type="float">
            <text:p>56.12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9.2292" calcext:value-type="float">
            <text:p>99.2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2316" calcext:value-type="float">
            <text:p>63.23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5.9976" calcext:value-type="float">
            <text:p>35.997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633" calcext:value-type="float">
            <text:p>87.6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3584" calcext:value-type="float">
            <text:p>59.35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8.2746" calcext:value-type="float">
            <text:p>28.274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3882" calcext:value-type="float">
            <text:p>69.38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9644" calcext:value-type="float">
            <text:p>52.96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6.4238" calcext:value-type="float">
            <text:p>16.4238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6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1.804" calcext:value-type="float">
            <text:p>131.8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4884" calcext:value-type="float">
            <text:p>89.48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42.3154" calcext:value-type="float">
            <text:p>42.315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1.484" calcext:value-type="float">
            <text:p>111.4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1.7516" calcext:value-type="float">
            <text:p>91.75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9.7326" calcext:value-type="float">
            <text:p>19.73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.994" calcext:value-type="float">
            <text:p>100.9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2212" calcext:value-type="float">
            <text:p>79.22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1.7726" calcext:value-type="float">
            <text:p>21.772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3728" calcext:value-type="float">
            <text:p>82.37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296" calcext:value-type="float">
            <text:p>70.72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1.6432" calcext:value-type="float">
            <text:p>11.6432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7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1.491" calcext:value-type="float">
            <text:p>101.4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3344" calcext:value-type="float">
            <text:p>80.334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21.1568" calcext:value-type="float">
            <text:p>21.156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7462" calcext:value-type="float">
            <text:p>86.74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3336" calcext:value-type="float">
            <text:p>60.33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26.4126" calcext:value-type="float">
            <text:p>26.41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4118" calcext:value-type="float">
            <text:p>82.41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9212" calcext:value-type="float">
            <text:p>53.92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8.4906" calcext:value-type="float">
            <text:p>28.490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1132" calcext:value-type="float">
            <text:p>65.11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9652" calcext:value-type="float">
            <text:p>49.96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5.148" calcext:value-type="float">
            <text:p>15.148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8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4.736" calcext:value-type="float">
            <text:p>124.7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5592" calcext:value-type="float">
            <text:p>88.55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36.1766" calcext:value-type="float">
            <text:p>36.176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.366" calcext:value-type="float">
            <text:p>106.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1384" calcext:value-type="float">
            <text:p>79.1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7.2272" calcext:value-type="float">
            <text:p>27.227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1912" calcext:value-type="float">
            <text:p>95.19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4904" calcext:value-type="float">
            <text:p>70.49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4.7008" calcext:value-type="float">
            <text:p>24.70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8972" calcext:value-type="float">
            <text:p>82.8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9672" calcext:value-type="float">
            <text:p>53.96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8.93" calcext:value-type="float">
            <text:p>28.93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4-9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3.79" calcext:value-type="float">
            <text:p>123.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434" calcext:value-type="float">
            <text:p>86.43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37.3556" calcext:value-type="float">
            <text:p>37.355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.547" calcext:value-type="float">
            <text:p>102.5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0576" calcext:value-type="float">
            <text:p>83.05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9.489" calcext:value-type="float">
            <text:p>19.48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.297" calcext:value-type="float">
            <text:p>96.2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6312" calcext:value-type="float">
            <text:p>71.63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4.6658" calcext:value-type="float">
            <text:p>24.665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51" calcext:value-type="float">
            <text:p>75.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588" calcext:value-type="float">
            <text:p>48.65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6.8512" calcext:value-type="float">
            <text:p>26.8512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0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3.482" calcext:value-type="float">
            <text:p>133.4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.036" calcext:value-type="float">
            <text:p>108.0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25.4464" calcext:value-type="float">
            <text:p>25.446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0.825" calcext:value-type="float">
            <text:p>110.8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6864" calcext:value-type="float">
            <text:p>94.686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6.139" calcext:value-type="float">
            <text:p>16.13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.846" calcext:value-type="float">
            <text:p>103.8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5616" calcext:value-type="float">
            <text:p>79.56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4.2846" calcext:value-type="float">
            <text:p>24.284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704" calcext:value-type="float">
            <text:p>85.7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154" calcext:value-type="float">
            <text:p>55.15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30.55" calcext:value-type="float">
            <text:p>30.55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1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3.028" calcext:value-type="float">
            <text:p>123.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3028" calcext:value-type="float">
            <text:p>72.302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50.7254" calcext:value-type="float">
            <text:p>50.725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7.702" calcext:value-type="float">
            <text:p>107.7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068" calcext:value-type="float">
            <text:p>67.0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40.6338" calcext:value-type="float">
            <text:p>40.633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7.3368" calcext:value-type="float">
            <text:p>97.33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0916" calcext:value-type="float">
            <text:p>59.09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38.2452" calcext:value-type="float">
            <text:p>38.245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2958" calcext:value-type="float">
            <text:p>75.29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0884" calcext:value-type="float">
            <text:p>48.08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7.2074" calcext:value-type="float">
            <text:p>27.207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2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.292" calcext:value-type="float">
            <text:p>127.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0.336" calcext:value-type="float">
            <text:p>110.3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16.9562" calcext:value-type="float">
            <text:p>16.956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3.493" calcext:value-type="float">
            <text:p>113.4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.7948" calcext:value-type="float">
            <text:p>90.79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2.6982" calcext:value-type="float">
            <text:p>22.698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.245" calcext:value-type="float">
            <text:p>104.2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696" calcext:value-type="float">
            <text:p>81.6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2.5492" calcext:value-type="float">
            <text:p>22.549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1308" calcext:value-type="float">
            <text:p>84.13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8088" calcext:value-type="float">
            <text:p>72.80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1.322" calcext:value-type="float">
            <text:p>11.322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3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0.712" calcext:value-type="float">
            <text:p>130.7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.3" calcext:value-type="float">
            <text:p>104.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21" calcext:value-type="float">
            <text:p>1.21</text:p>
          </table:table-cell>
          <table:table-cell table:style-name="Default" office:value-type="float" office:value="26.4114" calcext:value-type="float">
            <text:p>26.411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0.882" calcext:value-type="float">
            <text:p>110.8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.7212" calcext:value-type="float">
            <text:p>90.721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20.1612" calcext:value-type="float">
            <text:p>20.16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.729" calcext:value-type="float">
            <text:p>102.7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8844" calcext:value-type="float">
            <text:p>76.884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87" calcext:value-type="float">
            <text:p>0.87</text:p>
          </table:table-cell>
          <table:table-cell table:style-name="Default" office:value-type="float" office:value="25.8446" calcext:value-type="float">
            <text:p>25.844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1504" calcext:value-type="float">
            <text:p>83.15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63" calcext:value-type="float">
            <text:p>64.6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8.5204" calcext:value-type="float">
            <text:p>18.520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4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9.631" calcext:value-type="float">
            <text:p>119.6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7756" calcext:value-type="float">
            <text:p>93.77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93" calcext:value-type="float">
            <text:p>0.93</text:p>
          </table:table-cell>
          <table:table-cell table:style-name="Default" office:value-type="float" office:value="25.8554" calcext:value-type="float">
            <text:p>25.855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7.989" calcext:value-type="float">
            <text:p>97.9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5596" calcext:value-type="float">
            <text:p>75.55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2.4294" calcext:value-type="float">
            <text:p>22.429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2122" calcext:value-type="float">
            <text:p>83.2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9008" calcext:value-type="float">
            <text:p>72.90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10.3114" calcext:value-type="float">
            <text:p>10.31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4102" calcext:value-type="float">
            <text:p>68.41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3364" calcext:value-type="float">
            <text:p>61.336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7.0738" calcext:value-type="float">
            <text:p>7.0738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5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8.031" calcext:value-type="float">
            <text:p>138.0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38" calcext:value-type="float">
            <text:p>93.3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44.6506" calcext:value-type="float">
            <text:p>44.650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.99" calcext:value-type="float">
            <text:p>115.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7.2348" calcext:value-type="float">
            <text:p>97.23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8.7548" calcext:value-type="float">
            <text:p>18.754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.144" calcext:value-type="float">
            <text:p>108.1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994" calcext:value-type="float">
            <text:p>79.99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8.15" calcext:value-type="float">
            <text:p>28.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699" calcext:value-type="float">
            <text:p>87.6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7616" calcext:value-type="float">
            <text:p>65.76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1.9374" calcext:value-type="float">
            <text:p>21.937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6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.026" calcext:value-type="float">
            <text:p>126.0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.6276" calcext:value-type="float">
            <text:p>96.627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9.3988" calcext:value-type="float">
            <text:p>29.398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2.353" calcext:value-type="float">
            <text:p>112.3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606" calcext:value-type="float">
            <text:p>85.60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26.747" calcext:value-type="float">
            <text:p>26.74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.757" calcext:value-type="float">
            <text:p>100.7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7176" calcext:value-type="float">
            <text:p>92.71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8.0392" calcext:value-type="float">
            <text:p>8.039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082" calcext:value-type="float">
            <text:p>83.0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31" calcext:value-type="float">
            <text:p>68.3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4.772" calcext:value-type="float">
            <text:p>14.772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7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4.921" calcext:value-type="float">
            <text:p>124.9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684" calcext:value-type="float">
            <text:p>80.68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44.2366" calcext:value-type="float">
            <text:p>44.236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.647" calcext:value-type="float">
            <text:p>104.6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286" calcext:value-type="float">
            <text:p>66.28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38.3606" calcext:value-type="float">
            <text:p>38.360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.1804" calcext:value-type="float">
            <text:p>98.18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9004" calcext:value-type="float">
            <text:p>62.90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5.28" calcext:value-type="float">
            <text:p>35.2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248" calcext:value-type="float">
            <text:p>85.2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4632" calcext:value-type="float">
            <text:p>57.46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7.7848" calcext:value-type="float">
            <text:p>27.7848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8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5.91" calcext:value-type="float">
            <text:p>135.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6032" calcext:value-type="float">
            <text:p>84.60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51.307" calcext:value-type="float">
            <text:p>51.30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.229" calcext:value-type="float">
            <text:p>116.2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7648" calcext:value-type="float">
            <text:p>76.764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9.4642" calcext:value-type="float">
            <text:p>39.46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7.369" calcext:value-type="float">
            <text:p>107.3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1252" calcext:value-type="float">
            <text:p>71.125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36.2436" calcext:value-type="float">
            <text:p>36.243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2494" calcext:value-type="float">
            <text:p>89.24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31" calcext:value-type="float">
            <text:p>68.3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0.9394" calcext:value-type="float">
            <text:p>20.9394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>
          <table:table-cell table:style-name="Default" office:value-type="string" calcext:value-type="string">
            <text:p>grubhub-15-9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.08" calcext:value-type="float">
            <text:p>132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7.75" calcext:value-type="float">
            <text:p>107.7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4.3294" calcext:value-type="float">
            <text:p>24.329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1.897" calcext:value-type="float">
            <text:p>111.8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.93" calcext:value-type="float">
            <text:p>102.9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8.9674" calcext:value-type="float">
            <text:p>8.967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.936" calcext:value-type="float">
            <text:p>106.9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7176" calcext:value-type="float">
            <text:p>92.717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14.218" calcext:value-type="float">
            <text:p>14.21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.4578" calcext:value-type="float">
            <text:p>90.45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614" calcext:value-type="float">
            <text:p>78.61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1.8438" calcext:value-type="float">
            <text:p>11.8438</text:p>
          </table:table-cell>
          <table:table-cell table:style-name="ce58" table:number-columns-repeated="3"/>
          <table:table-cell table:style-name="ce60"/>
          <table:table-cell table:style-name="ce58" table:number-columns-repeated="4"/>
        </table:table-row>
        <table:table-row table:style-name="ro1" table:number-rows-repeated="18">
          <table:table-cell/>
          <table:table-cell table:style-name="Default" table:number-columns-repeated="11"/>
          <table:table-cell table:number-columns-repeated="3"/>
          <table:table-cell table:style-name="ce57" table:number-columns-repeated="22"/>
          <table:table-cell table:style-name="ce58" table:number-columns-repeated="8"/>
        </table:table-row>
        <table:table-row table:style-name="ro1" table:number-rows-repeated="45">
          <table:table-cell/>
          <table:table-cell table:style-name="Default" table:number-columns-repeated="11"/>
          <table:table-cell table:number-columns-repeated="33"/>
        </table:table-row>
        <table:table-row table:style-name="ro1" table:number-rows-repeated="1048450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Customer Time" table:style-name="ta1">
        <office:forms form:automatic-focus="false" form:apply-design-mode="false"/>
        <table:table-column table:style-name="co1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2" table:default-cell-style-name="ce3"/>
        <table:table-column table:style-name="co14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number-columns-repeated="2" table:default-cell-style-name="ce3"/>
        <table:table-row table:style-name="ro1">
          <table:table-cell/>
          <table:table-cell table:style-name="ce12" office:value-type="percentage" office:value="0.1" calcext:value-type="percentage" table:number-columns-spanned="13" table:number-rows-spanned="1">
            <text:p>1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2" calcext:value-type="percentage" table:number-columns-spanned="13" table:number-rows-spanned="1">
            <text:p>20.00%</text:p>
          </table:table-cell>
          <table:covered-table-cell table:number-columns-repeated="12"/>
          <table:table-cell table:style-name="ce12" office:value-type="percentage" office:value="0.3" calcext:value-type="percentage" table:number-columns-spanned="13" table:number-rows-spanned="1">
            <text:p>3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4" calcext:value-type="percentage" table:number-columns-spanned="13" table:number-rows-spanned="1">
            <text:p>40.00%</text:p>
          </table:table-cell>
          <table:covered-table-cell table:number-columns-repeated="12"/>
        </table:table-row>
        <table:table-row table:style-name="ro1">
          <table:table-cell table:style-name="ce13" office:value-type="string" calcext:value-type="string">
            <text:p>Instance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3" office:value-type="string" calcext:value-type="string">
            <text:p>waitp(%)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table:style-name="ce13" office:value-type="string" calcext:value-type="string">
            <text:p>grubhub-10-0.tsp </text:p>
          </table:table-cell>
          <table:table-cell table:style-name="Default" office:value-type="float" office:value="3.91951" calcext:value-type="float">
            <text:p>3.919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95756" calcext:value-type="float">
            <text:p>3.95756</text:p>
          </table:table-cell>
          <table:table-cell table:style-name="Default" office:value-type="float" office:value="14.4972" calcext:value-type="float">
            <text:p>14.4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3742" calcext:value-type="float">
            <text:p>22.3742</text:p>
          </table:table-cell>
          <table:table-cell table:style-name="Default" office:value-type="float" office:value="17.518" calcext:value-type="float">
            <text:p>17.5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688" calcext:value-type="float">
            <text:p>17.688</text:p>
          </table:table-cell>
          <table:table-cell table:style-name="Default" office:value-type="float" office:value="64.794" calcext:value-type="float">
            <text:p>64.7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1919" calcext:value-type="float">
            <text:p>3.619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64488" calcext:value-type="float">
            <text:p>3.64488</text:p>
          </table:table-cell>
          <table:table-cell table:style-name="Default" office:value-type="float" office:value="23.9412" calcext:value-type="float">
            <text:p>23.94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2053" calcext:value-type="float">
            <text:p>31.2053</text:p>
          </table:table-cell>
          <table:table-cell table:style-name="Default" office:value-type="float" office:value="11.598" calcext:value-type="float">
            <text:p>11.5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6803" calcext:value-type="float">
            <text:p>11.6803</text:p>
          </table:table-cell>
          <table:table-cell table:style-name="Default" office:value-type="float" office:value="76.7217" calcext:value-type="float">
            <text:p>76.72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2927" calcext:value-type="float">
            <text:p>2.529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4146" calcext:value-type="float">
            <text:p>2.54146</text:p>
          </table:table-cell>
          <table:table-cell table:style-name="Default" office:value-type="float" office:value="18.5785" calcext:value-type="float">
            <text:p>18.57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6493" calcext:value-type="float">
            <text:p>23.6493</text:p>
          </table:table-cell>
          <table:table-cell table:style-name="Default" office:value-type="float" office:value="10.6949" calcext:value-type="float">
            <text:p>10.69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7465" calcext:value-type="float">
            <text:p>10.7465</text:p>
          </table:table-cell>
          <table:table-cell table:style-name="Default" office:value-type="float" office:value="78.5586" calcext:value-type="float">
            <text:p>78.558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1.tsp </text:p>
          </table:table-cell>
          <table:table-cell table:style-name="Default" office:value-type="float" office:value="3.63951" calcext:value-type="float">
            <text:p>3.639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1902" calcext:value-type="float">
            <text:p>2.81902</text:p>
          </table:table-cell>
          <table:table-cell table:style-name="Default" office:value-type="float" office:value="11.3798" calcext:value-type="float">
            <text:p>11.37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8384" calcext:value-type="float">
            <text:p>17.8384</text:p>
          </table:table-cell>
          <table:table-cell table:style-name="Default" office:value-type="float" office:value="20.4027" calcext:value-type="float">
            <text:p>20.40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8031" calcext:value-type="float">
            <text:p>15.8031</text:p>
          </table:table-cell>
          <table:table-cell table:style-name="Default" office:value-type="float" office:value="63.7941" calcext:value-type="float">
            <text:p>63.79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1333" calcext:value-type="float">
            <text:p>3.213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0244" calcext:value-type="float">
            <text:p>2.60244</text:p>
          </table:table-cell>
          <table:table-cell table:style-name="Default" office:value-type="float" office:value="12.0226" calcext:value-type="float">
            <text:p>12.02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8384" calcext:value-type="float">
            <text:p>17.8384</text:p>
          </table:table-cell>
          <table:table-cell table:style-name="Default" office:value-type="float" office:value="18.0136" calcext:value-type="float">
            <text:p>18.01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589" calcext:value-type="float">
            <text:p>14.589</text:p>
          </table:table-cell>
          <table:table-cell table:style-name="Default" office:value-type="float" office:value="67.3974" calcext:value-type="float">
            <text:p>67.39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8195" calcext:value-type="float">
            <text:p>2.281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2078" calcext:value-type="float">
            <text:p>2.2078</text:p>
          </table:table-cell>
          <table:table-cell table:style-name="Default" office:value-type="float" office:value="10.2024" calcext:value-type="float">
            <text:p>10.2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6922" calcext:value-type="float">
            <text:p>14.6922</text:p>
          </table:table-cell>
          <table:table-cell table:style-name="Default" office:value-type="float" office:value="15.5317" calcext:value-type="float">
            <text:p>15.53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0271" calcext:value-type="float">
            <text:p>15.0271</text:p>
          </table:table-cell>
          <table:table-cell table:style-name="Default" office:value-type="float" office:value="69.4412" calcext:value-type="float">
            <text:p>69.441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2.tsp </text:p>
          </table:table-cell>
          <table:table-cell table:style-name="Default" office:value-type="float" office:value="3.48341" calcext:value-type="float">
            <text:p>3.483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7805" calcext:value-type="float">
            <text:p>3.07805</text:p>
          </table:table-cell>
          <table:table-cell table:style-name="Default" office:value-type="float" office:value="10.7951" calcext:value-type="float">
            <text:p>10.79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3566" calcext:value-type="float">
            <text:p>17.3566</text:p>
          </table:table-cell>
          <table:table-cell table:style-name="Default" office:value-type="float" office:value="20.0697" calcext:value-type="float">
            <text:p>20.06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7342" calcext:value-type="float">
            <text:p>17.7342</text:p>
          </table:table-cell>
          <table:table-cell table:style-name="Default" office:value-type="float" office:value="62.1961" calcext:value-type="float">
            <text:p>62.19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5187" calcext:value-type="float">
            <text:p>3.151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70878" calcext:value-type="float">
            <text:p>2.70878</text:p>
          </table:table-cell>
          <table:table-cell table:style-name="Default" office:value-type="float" office:value="14.7039" calcext:value-type="float">
            <text:p>14.70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5646" calcext:value-type="float">
            <text:p>20.5646</text:p>
          </table:table-cell>
          <table:table-cell table:style-name="Default" office:value-type="float" office:value="15.3267" calcext:value-type="float">
            <text:p>15.32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1721" calcext:value-type="float">
            <text:p>13.1721</text:p>
          </table:table-cell>
          <table:table-cell table:style-name="Default" office:value-type="float" office:value="71.5012" calcext:value-type="float">
            <text:p>71.50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7122" calcext:value-type="float">
            <text:p>2.371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20732" calcext:value-type="float">
            <text:p>2.20732</text:p>
          </table:table-cell>
          <table:table-cell table:style-name="Default" office:value-type="float" office:value="14.3457" calcext:value-type="float">
            <text:p>14.3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242" calcext:value-type="float">
            <text:p>18.9242</text:p>
          </table:table-cell>
          <table:table-cell table:style-name="Default" office:value-type="float" office:value="12.5301" calcext:value-type="float">
            <text:p>12.53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664" calcext:value-type="float">
            <text:p>11.664</text:p>
          </table:table-cell>
          <table:table-cell table:style-name="Default" office:value-type="float" office:value="75.806" calcext:value-type="float">
            <text:p>75.80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3.tsp </text:p>
          </table:table-cell>
          <table:table-cell table:style-name="Default" office:value-type="float" office:value="3.20976" calcext:value-type="float">
            <text:p>3.209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20488" calcext:value-type="float">
            <text:p>3.20488</text:p>
          </table:table-cell>
          <table:table-cell table:style-name="Default" office:value-type="float" office:value="10.9583" calcext:value-type="float">
            <text:p>10.95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3729" calcext:value-type="float">
            <text:p>17.3729</text:p>
          </table:table-cell>
          <table:table-cell table:style-name="Default" office:value-type="float" office:value="18.4756" calcext:value-type="float">
            <text:p>18.47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4475" calcext:value-type="float">
            <text:p>18.4475</text:p>
          </table:table-cell>
          <table:table-cell table:style-name="Default" office:value-type="float" office:value="63.0768" calcext:value-type="float">
            <text:p>63.0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2309" calcext:value-type="float">
            <text:p>2.9230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1463" calcext:value-type="float">
            <text:p>2.81463</text:p>
          </table:table-cell>
          <table:table-cell table:style-name="Default" office:value-type="float" office:value="11.6352" calcext:value-type="float">
            <text:p>11.6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3729" calcext:value-type="float">
            <text:p>17.3729</text:p>
          </table:table-cell>
          <table:table-cell table:style-name="Default" office:value-type="float" office:value="16.8255" calcext:value-type="float">
            <text:p>16.82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2013" calcext:value-type="float">
            <text:p>16.2013</text:p>
          </table:table-cell>
          <table:table-cell table:style-name="Default" office:value-type="float" office:value="66.9732" calcext:value-type="float">
            <text:p>66.9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439" calcext:value-type="float">
            <text:p>1.9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07024" calcext:value-type="float">
            <text:p>2.07024</text:p>
          </table:table-cell>
          <table:table-cell table:style-name="Default" office:value-type="float" office:value="8.4287" calcext:value-type="float">
            <text:p>8.42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4428" calcext:value-type="float">
            <text:p>12.4428</text:p>
          </table:table-cell>
          <table:table-cell table:style-name="Default" office:value-type="float" office:value="15.6227" calcext:value-type="float">
            <text:p>15.62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638" calcext:value-type="float">
            <text:p>16.638</text:p>
          </table:table-cell>
          <table:table-cell table:style-name="Default" office:value-type="float" office:value="67.7393" calcext:value-type="float">
            <text:p>67.739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4.tsp </text:p>
          </table:table-cell>
          <table:table-cell table:style-name="Default" office:value-type="float" office:value="4.20439" calcext:value-type="float">
            <text:p>4.20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7951" calcext:value-type="float">
            <text:p>3.57951</text:p>
          </table:table-cell>
          <table:table-cell table:style-name="Default" office:value-type="float" office:value="11.3667" calcext:value-type="float">
            <text:p>11.3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1507" calcext:value-type="float">
            <text:p>19.1507</text:p>
          </table:table-cell>
          <table:table-cell table:style-name="Default" office:value-type="float" office:value="21.9543" calcext:value-type="float">
            <text:p>21.95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6913" calcext:value-type="float">
            <text:p>18.6913</text:p>
          </table:table-cell>
          <table:table-cell table:style-name="Default" office:value-type="float" office:value="59.3544" calcext:value-type="float">
            <text:p>59.35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0407" calcext:value-type="float">
            <text:p>3.804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28878" calcext:value-type="float">
            <text:p>3.28878</text:p>
          </table:table-cell>
          <table:table-cell table:style-name="Default" office:value-type="float" office:value="16.1706" calcext:value-type="float">
            <text:p>16.17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2634" calcext:value-type="float">
            <text:p>23.2634</text:p>
          </table:table-cell>
          <table:table-cell table:style-name="Default" office:value-type="float" office:value="16.3521" calcext:value-type="float">
            <text:p>16.35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1371" calcext:value-type="float">
            <text:p>14.1371</text:p>
          </table:table-cell>
          <table:table-cell table:style-name="Default" office:value-type="float" office:value="69.5107" calcext:value-type="float">
            <text:p>69.51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3024" calcext:value-type="float">
            <text:p>2.930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1366" calcext:value-type="float">
            <text:p>2.51366</text:p>
          </table:table-cell>
          <table:table-cell table:style-name="Default" office:value-type="float" office:value="5.94561" calcext:value-type="float">
            <text:p>5.94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3895" calcext:value-type="float">
            <text:p>11.3895</text:p>
          </table:table-cell>
          <table:table-cell table:style-name="Default" office:value-type="float" office:value="25.7276" calcext:value-type="float">
            <text:p>25.72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.0699" calcext:value-type="float">
            <text:p>22.0699</text:p>
          </table:table-cell>
          <table:table-cell table:style-name="Default" office:value-type="float" office:value="52.2025" calcext:value-type="float">
            <text:p>52.202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5.tsp </text:p>
          </table:table-cell>
          <table:table-cell table:style-name="Default" office:value-type="float" office:value="3.8439" calcext:value-type="float">
            <text:p>3.8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03415" calcext:value-type="float">
            <text:p>4.03415</text:p>
          </table:table-cell>
          <table:table-cell table:style-name="Default" office:value-type="float" office:value="18.4976" calcext:value-type="float">
            <text:p>18.4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3757" calcext:value-type="float">
            <text:p>26.3757</text:p>
          </table:table-cell>
          <table:table-cell table:style-name="Default" office:value-type="float" office:value="14.5737" calcext:value-type="float">
            <text:p>14.57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2949" calcext:value-type="float">
            <text:p>15.2949</text:p>
          </table:table-cell>
          <table:table-cell table:style-name="Default" office:value-type="float" office:value="70.1314" calcext:value-type="float">
            <text:p>70.13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1431" calcext:value-type="float">
            <text:p>3.414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64341" calcext:value-type="float">
            <text:p>3.64341</text:p>
          </table:table-cell>
          <table:table-cell table:style-name="Default" office:value-type="float" office:value="19.0555" calcext:value-type="float">
            <text:p>19.05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1133" calcext:value-type="float">
            <text:p>26.1133</text:p>
          </table:table-cell>
          <table:table-cell table:style-name="Default" office:value-type="float" office:value="13.075" calcext:value-type="float">
            <text:p>13.0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9524" calcext:value-type="float">
            <text:p>13.9524</text:p>
          </table:table-cell>
          <table:table-cell table:style-name="Default" office:value-type="float" office:value="72.9726" calcext:value-type="float">
            <text:p>72.97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8585" calcext:value-type="float">
            <text:p>2.585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23951" calcext:value-type="float">
            <text:p>2.23951</text:p>
          </table:table-cell>
          <table:table-cell table:style-name="Default" office:value-type="float" office:value="17.0237" calcext:value-type="float">
            <text:p>17.02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8491" calcext:value-type="float">
            <text:p>21.8491</text:p>
          </table:table-cell>
          <table:table-cell table:style-name="Default" office:value-type="float" office:value="11.8351" calcext:value-type="float">
            <text:p>11.83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2499" calcext:value-type="float">
            <text:p>10.2499</text:p>
          </table:table-cell>
          <table:table-cell table:style-name="Default" office:value-type="float" office:value="77.915" calcext:value-type="float">
            <text:p>77.91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6.tsp </text:p>
          </table:table-cell>
          <table:table-cell table:style-name="Default" office:value-type="float" office:value="3.51659" calcext:value-type="float">
            <text:p>3.516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71805" calcext:value-type="float">
            <text:p>2.71805</text:p>
          </table:table-cell>
          <table:table-cell table:style-name="Default" office:value-type="float" office:value="14.2273" calcext:value-type="float">
            <text:p>14.22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462" calcext:value-type="float">
            <text:p>20.462</text:p>
          </table:table-cell>
          <table:table-cell table:style-name="Default" office:value-type="float" office:value="17.186" calcext:value-type="float">
            <text:p>17.1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2834" calcext:value-type="float">
            <text:p>13.2834</text:p>
          </table:table-cell>
          <table:table-cell table:style-name="Default" office:value-type="float" office:value="69.5306" calcext:value-type="float">
            <text:p>69.53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1919" calcext:value-type="float">
            <text:p>3.219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35659" calcext:value-type="float">
            <text:p>2.35659</text:p>
          </table:table-cell>
          <table:table-cell table:style-name="Default" office:value-type="float" office:value="13.335" calcext:value-type="float">
            <text:p>13.3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108" calcext:value-type="float">
            <text:p>18.9108</text:p>
          </table:table-cell>
          <table:table-cell table:style-name="Default" office:value-type="float" office:value="17.023" calcext:value-type="float">
            <text:p>17.0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4616" calcext:value-type="float">
            <text:p>12.4616</text:p>
          </table:table-cell>
          <table:table-cell table:style-name="Default" office:value-type="float" office:value="70.5154" calcext:value-type="float">
            <text:p>70.5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6098" calcext:value-type="float">
            <text:p>2.660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81756" calcext:value-type="float">
            <text:p>1.81756</text:p>
          </table:table-cell>
          <table:table-cell table:style-name="Default" office:value-type="float" office:value="15.0976" calcext:value-type="float">
            <text:p>15.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762" calcext:value-type="float">
            <text:p>19.5762</text:p>
          </table:table-cell>
          <table:table-cell table:style-name="Default" office:value-type="float" office:value="13.5929" calcext:value-type="float">
            <text:p>13.59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28455" calcext:value-type="float">
            <text:p>9.28455</text:p>
          </table:table-cell>
          <table:table-cell table:style-name="Default" office:value-type="float" office:value="77.1225" calcext:value-type="float">
            <text:p>77.122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7.tsp </text:p>
          </table:table-cell>
          <table:table-cell table:style-name="Default" office:value-type="float" office:value="3.12146" calcext:value-type="float">
            <text:p>3.121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3073" calcext:value-type="float">
            <text:p>2.83073</text:p>
          </table:table-cell>
          <table:table-cell table:style-name="Default" office:value-type="float" office:value="14.1845" calcext:value-type="float">
            <text:p>14.18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1367" calcext:value-type="float">
            <text:p>20.1367</text:p>
          </table:table-cell>
          <table:table-cell table:style-name="Default" office:value-type="float" office:value="15.5014" calcext:value-type="float">
            <text:p>15.50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0576" calcext:value-type="float">
            <text:p>14.0576</text:p>
          </table:table-cell>
          <table:table-cell table:style-name="Default" office:value-type="float" office:value="70.441" calcext:value-type="float">
            <text:p>70.4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865" calcext:value-type="float">
            <text:p>2.68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1659" calcext:value-type="float">
            <text:p>2.61659</text:p>
          </table:table-cell>
          <table:table-cell table:style-name="Default" office:value-type="float" office:value="14.4086" calcext:value-type="float">
            <text:p>14.40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7117" calcext:value-type="float">
            <text:p>19.7117</text:p>
          </table:table-cell>
          <table:table-cell table:style-name="Default" office:value-type="float" office:value="13.629" calcext:value-type="float">
            <text:p>13.6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2743" calcext:value-type="float">
            <text:p>13.2743</text:p>
          </table:table-cell>
          <table:table-cell table:style-name="Default" office:value-type="float" office:value="73.0967" calcext:value-type="float">
            <text:p>73.09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6829" calcext:value-type="float">
            <text:p>1.968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04098" calcext:value-type="float">
            <text:p>2.04098</text:p>
          </table:table-cell>
          <table:table-cell table:style-name="Default" office:value-type="float" office:value="8.1274" calcext:value-type="float">
            <text:p>8.12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1367" calcext:value-type="float">
            <text:p>12.1367</text:p>
          </table:table-cell>
          <table:table-cell table:style-name="Default" office:value-type="float" office:value="16.2177" calcext:value-type="float">
            <text:p>16.21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8166" calcext:value-type="float">
            <text:p>16.8166</text:p>
          </table:table-cell>
          <table:table-cell table:style-name="Default" office:value-type="float" office:value="66.9657" calcext:value-type="float">
            <text:p>66.965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8.tsp </text:p>
          </table:table-cell>
          <table:table-cell table:style-name="Default" office:value-type="float" office:value="4.06195" calcext:value-type="float">
            <text:p>4.061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31073" calcext:value-type="float">
            <text:p>3.31073</text:p>
          </table:table-cell>
          <table:table-cell table:style-name="Default" office:value-type="float" office:value="24.6273" calcext:value-type="float">
            <text:p>24.62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2.6936" calcext:value-type="float">
            <text:p>12.69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346" calcext:value-type="float">
            <text:p>10.346</text:p>
          </table:table-cell>
          <table:table-cell table:style-name="Default" office:value-type="float" office:value="76.9604" calcext:value-type="float">
            <text:p>76.96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7772" calcext:value-type="float">
            <text:p>3.677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6341" calcext:value-type="float">
            <text:p>2.96341</text:p>
          </table:table-cell>
          <table:table-cell table:style-name="Default" office:value-type="float" office:value="14.24" calcext:value-type="float">
            <text:p>14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8811" calcext:value-type="float">
            <text:p>20.8811</text:p>
          </table:table-cell>
          <table:table-cell table:style-name="Default" office:value-type="float" office:value="17.6127" calcext:value-type="float">
            <text:p>17.61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1918" calcext:value-type="float">
            <text:p>14.1918</text:p>
          </table:table-cell>
          <table:table-cell table:style-name="Default" office:value-type="float" office:value="68.1955" calcext:value-type="float">
            <text:p>68.19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3561" calcext:value-type="float">
            <text:p>2.835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22732" calcext:value-type="float">
            <text:p>2.22732</text:p>
          </table:table-cell>
          <table:table-cell table:style-name="Default" office:value-type="float" office:value="4.83724" calcext:value-type="float">
            <text:p>4.837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90016" calcext:value-type="float">
            <text:p>9.90016</text:p>
          </table:table-cell>
          <table:table-cell table:style-name="Default" office:value-type="float" office:value="28.6421" calcext:value-type="float">
            <text:p>28.64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.4978" calcext:value-type="float">
            <text:p>22.4978</text:p>
          </table:table-cell>
          <table:table-cell table:style-name="Default" office:value-type="float" office:value="48.8602" calcext:value-type="float">
            <text:p>48.860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0-9.tsp </text:p>
          </table:table-cell>
          <table:table-cell table:style-name="Default" office:value-type="float" office:value="3.20585" calcext:value-type="float">
            <text:p>3.205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5122" calcext:value-type="float">
            <text:p>2.65122</text:p>
          </table:table-cell>
          <table:table-cell table:style-name="Default" office:value-type="float" office:value="16.3343" calcext:value-type="float">
            <text:p>16.3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1914" calcext:value-type="float">
            <text:p>22.1914</text:p>
          </table:table-cell>
          <table:table-cell table:style-name="Default" office:value-type="float" office:value="14.4464" calcext:value-type="float">
            <text:p>14.44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9471" calcext:value-type="float">
            <text:p>11.9471</text:p>
          </table:table-cell>
          <table:table-cell table:style-name="Default" office:value-type="float" office:value="73.6065" calcext:value-type="float">
            <text:p>73.60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4748" calcext:value-type="float">
            <text:p>2.947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42" calcext:value-type="float">
            <text:p>2.42</text:p>
          </table:table-cell>
          <table:table-cell table:style-name="Default" office:value-type="float" office:value="16.8239" calcext:value-type="float">
            <text:p>16.82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1914" calcext:value-type="float">
            <text:p>22.1914</text:p>
          </table:table-cell>
          <table:table-cell table:style-name="Default" office:value-type="float" office:value="13.2821" calcext:value-type="float">
            <text:p>13.28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9051" calcext:value-type="float">
            <text:p>10.9051</text:p>
          </table:table-cell>
          <table:table-cell table:style-name="Default" office:value-type="float" office:value="75.8128" calcext:value-type="float">
            <text:p>75.8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268" calcext:value-type="float">
            <text:p>2.172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27268" calcext:value-type="float">
            <text:p>2.27268</text:p>
          </table:table-cell>
          <table:table-cell table:style-name="Default" office:value-type="float" office:value="8.75805" calcext:value-type="float">
            <text:p>8.75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2034" calcext:value-type="float">
            <text:p>13.2034</text:p>
          </table:table-cell>
          <table:table-cell table:style-name="Default" office:value-type="float" office:value="16.4555" calcext:value-type="float">
            <text:p>16.45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2128" calcext:value-type="float">
            <text:p>17.2128</text:p>
          </table:table-cell>
          <table:table-cell table:style-name="Default" office:value-type="float" office:value="66.3317" calcext:value-type="float">
            <text:p>66.331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0.tsp </text:p>
          </table:table-cell>
          <table:table-cell table:style-name="Default" office:value-type="float" office:value="5.23447" calcext:value-type="float">
            <text:p>5.234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9463" calcext:value-type="float">
            <text:p>3.79463</text:p>
          </table:table-cell>
          <table:table-cell table:style-name="Default" office:value-type="float" office:value="20.5171" calcext:value-type="float">
            <text:p>20.5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462" calcext:value-type="float">
            <text:p>29.5462</text:p>
          </table:table-cell>
          <table:table-cell table:style-name="Default" office:value-type="float" office:value="17.7162" calcext:value-type="float">
            <text:p>17.71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8431" calcext:value-type="float">
            <text:p>12.8431</text:p>
          </table:table-cell>
          <table:table-cell table:style-name="Default" office:value-type="float" office:value="69.4407" calcext:value-type="float">
            <text:p>69.4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4488" calcext:value-type="float">
            <text:p>4.644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361" calcext:value-type="float">
            <text:p>3.4361</text:p>
          </table:table-cell>
          <table:table-cell table:style-name="Default" office:value-type="float" office:value="21.4652" calcext:value-type="float">
            <text:p>21.4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462" calcext:value-type="float">
            <text:p>29.5462</text:p>
          </table:table-cell>
          <table:table-cell table:style-name="Default" office:value-type="float" office:value="15.7207" calcext:value-type="float">
            <text:p>15.72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6296" calcext:value-type="float">
            <text:p>11.6296</text:p>
          </table:table-cell>
          <table:table-cell table:style-name="Default" office:value-type="float" office:value="72.6497" calcext:value-type="float">
            <text:p>72.64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7106" calcext:value-type="float">
            <text:p>3.671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1951" calcext:value-type="float">
            <text:p>2.91951</text:p>
          </table:table-cell>
          <table:table-cell table:style-name="Default" office:value-type="float" office:value="17.4094" calcext:value-type="float">
            <text:p>17.40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5.2961" calcext:value-type="float">
            <text:p>15.29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1646" calcext:value-type="float">
            <text:p>12.1646</text:p>
          </table:table-cell>
          <table:table-cell table:style-name="Default" office:value-type="float" office:value="72.5393" calcext:value-type="float">
            <text:p>72.539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1.tsp </text:p>
          </table:table-cell>
          <table:table-cell table:style-name="Default" office:value-type="float" office:value="4.16959" calcext:value-type="float">
            <text:p>4.169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6439" calcext:value-type="float">
            <text:p>3.16439</text:p>
          </table:table-cell>
          <table:table-cell table:style-name="Default" office:value-type="float" office:value="12.5182" calcext:value-type="float">
            <text:p>12.51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8522" calcext:value-type="float">
            <text:p>19.8522</text:p>
          </table:table-cell>
          <table:table-cell table:style-name="Default" office:value-type="float" office:value="21.0032" calcext:value-type="float">
            <text:p>21.00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9397" calcext:value-type="float">
            <text:p>15.9397</text:p>
          </table:table-cell>
          <table:table-cell table:style-name="Default" office:value-type="float" office:value="63.0571" calcext:value-type="float">
            <text:p>63.05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7073" calcext:value-type="float">
            <text:p>3.870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1854" calcext:value-type="float">
            <text:p>3.01854</text:p>
          </table:table-cell>
          <table:table-cell table:style-name="Default" office:value-type="float" office:value="18.4276" calcext:value-type="float">
            <text:p>18.42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3169" calcext:value-type="float">
            <text:p>25.3169</text:p>
          </table:table-cell>
          <table:table-cell table:style-name="Default" office:value-type="float" office:value="15.2891" calcext:value-type="float">
            <text:p>15.28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923" calcext:value-type="float">
            <text:p>11.923</text:p>
          </table:table-cell>
          <table:table-cell table:style-name="Default" office:value-type="float" office:value="72.7879" calcext:value-type="float">
            <text:p>72.78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774" calcext:value-type="float">
            <text:p>2.67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83073" calcext:value-type="float">
            <text:p>1.83073</text:p>
          </table:table-cell>
          <table:table-cell table:style-name="Default" office:value-type="float" office:value="7.86293" calcext:value-type="float">
            <text:p>7.86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3711" calcext:value-type="float">
            <text:p>12.3711</text:p>
          </table:table-cell>
          <table:table-cell table:style-name="Default" office:value-type="float" office:value="21.6424" calcext:value-type="float">
            <text:p>21.64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7985" calcext:value-type="float">
            <text:p>14.7985</text:p>
          </table:table-cell>
          <table:table-cell table:style-name="Default" office:value-type="float" office:value="63.5591" calcext:value-type="float">
            <text:p>63.559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2.tsp </text:p>
          </table:table-cell>
          <table:table-cell table:style-name="Default" office:value-type="float" office:value="4.52911" calcext:value-type="float">
            <text:p>4.529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39024" calcext:value-type="float">
            <text:p>5.39024</text:p>
          </table:table-cell>
          <table:table-cell table:style-name="Default" office:value-type="float" office:value="13.7361" calcext:value-type="float">
            <text:p>13.73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6554" calcext:value-type="float">
            <text:p>23.6554</text:p>
          </table:table-cell>
          <table:table-cell table:style-name="Default" office:value-type="float" office:value="19.1461" calcext:value-type="float">
            <text:p>19.14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.7865" calcext:value-type="float">
            <text:p>22.7865</text:p>
          </table:table-cell>
          <table:table-cell table:style-name="Default" office:value-type="float" office:value="58.0674" calcext:value-type="float">
            <text:p>58.06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9561" calcext:value-type="float">
            <text:p>3.995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03171" calcext:value-type="float">
            <text:p>5.03171</text:p>
          </table:table-cell>
          <table:table-cell table:style-name="Default" office:value-type="float" office:value="14.6281" calcext:value-type="float">
            <text:p>14.62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6554" calcext:value-type="float">
            <text:p>23.6554</text:p>
          </table:table-cell>
          <table:table-cell table:style-name="Default" office:value-type="float" office:value="16.8909" calcext:value-type="float">
            <text:p>16.890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.2708" calcext:value-type="float">
            <text:p>21.2708</text:p>
          </table:table-cell>
          <table:table-cell table:style-name="Default" office:value-type="float" office:value="61.8383" calcext:value-type="float">
            <text:p>61.83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6423" calcext:value-type="float">
            <text:p>3.164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678" calcext:value-type="float">
            <text:p>3.1678</text:p>
          </table:table-cell>
          <table:table-cell table:style-name="Default" office:value-type="float" office:value="9.87732" calcext:value-type="float">
            <text:p>9.87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093" calcext:value-type="float">
            <text:p>16.2093</text:p>
          </table:table-cell>
          <table:table-cell table:style-name="Default" office:value-type="float" office:value="19.521" calcext:value-type="float">
            <text:p>19.5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.5431" calcext:value-type="float">
            <text:p>19.5431</text:p>
          </table:table-cell>
          <table:table-cell table:style-name="Default" office:value-type="float" office:value="60.9359" calcext:value-type="float">
            <text:p>60.935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3.tsp </text:p>
          </table:table-cell>
          <table:table-cell table:style-name="Default" office:value-type="float" office:value="4.40959" calcext:value-type="float">
            <text:p>4.409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73512" calcext:value-type="float">
            <text:p>2.73512</text:p>
          </table:table-cell>
          <table:table-cell table:style-name="Default" office:value-type="float" office:value="21.4043" calcext:value-type="float">
            <text:p>21.40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549" calcext:value-type="float">
            <text:p>28.549</text:p>
          </table:table-cell>
          <table:table-cell table:style-name="Default" office:value-type="float" office:value="15.4457" calcext:value-type="float">
            <text:p>15.44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58044" calcext:value-type="float">
            <text:p>9.58044</text:p>
          </table:table-cell>
          <table:table-cell table:style-name="Default" office:value-type="float" office:value="74.9739" calcext:value-type="float">
            <text:p>74.97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3268" calcext:value-type="float">
            <text:p>3.932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3761" calcext:value-type="float">
            <text:p>2.3761</text:p>
          </table:table-cell>
          <table:table-cell table:style-name="Default" office:value-type="float" office:value="17.361" calcext:value-type="float">
            <text:p>17.3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6698" calcext:value-type="float">
            <text:p>23.6698</text:p>
          </table:table-cell>
          <table:table-cell table:style-name="Default" office:value-type="float" office:value="16.6148" calcext:value-type="float">
            <text:p>16.61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0385" calcext:value-type="float">
            <text:p>10.0385</text:p>
          </table:table-cell>
          <table:table-cell table:style-name="Default" office:value-type="float" office:value="73.3467" calcext:value-type="float">
            <text:p>73.34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4179" calcext:value-type="float">
            <text:p>3.141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17.8896" calcext:value-type="float">
            <text:p>17.88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8514" calcext:value-type="float">
            <text:p>22.8514</text:p>
          </table:table-cell>
          <table:table-cell table:style-name="Default" office:value-type="float" office:value="13.7488" calcext:value-type="float">
            <text:p>13.74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96451" calcext:value-type="float">
            <text:p>7.96451</text:p>
          </table:table-cell>
          <table:table-cell table:style-name="Default" office:value-type="float" office:value="78.2867" calcext:value-type="float">
            <text:p>78.286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4.tsp </text:p>
          </table:table-cell>
          <table:table-cell table:style-name="Default" office:value-type="float" office:value="4.12764" calcext:value-type="float">
            <text:p>4.127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4439" calcext:value-type="float">
            <text:p>3.14439</text:p>
          </table:table-cell>
          <table:table-cell table:style-name="Default" office:value-type="float" office:value="19.6045" calcext:value-type="float">
            <text:p>19.60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8765" calcext:value-type="float">
            <text:p>26.8765</text:p>
          </table:table-cell>
          <table:table-cell table:style-name="Default" office:value-type="float" office:value="15.3578" calcext:value-type="float">
            <text:p>15.35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6994" calcext:value-type="float">
            <text:p>11.6994</text:p>
          </table:table-cell>
          <table:table-cell table:style-name="Default" office:value-type="float" office:value="72.9428" calcext:value-type="float">
            <text:p>72.94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9659" calcext:value-type="float">
            <text:p>3.796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3707" calcext:value-type="float">
            <text:p>2.93707</text:p>
          </table:table-cell>
          <table:table-cell table:style-name="Default" office:value-type="float" office:value="20.1428" calcext:value-type="float">
            <text:p>20.14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8765" calcext:value-type="float">
            <text:p>26.8765</text:p>
          </table:table-cell>
          <table:table-cell table:style-name="Default" office:value-type="float" office:value="14.126" calcext:value-type="float">
            <text:p>14.1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928" calcext:value-type="float">
            <text:p>10.928</text:p>
          </table:table-cell>
          <table:table-cell table:style-name="Default" office:value-type="float" office:value="74.9459" calcext:value-type="float">
            <text:p>74.94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8472" calcext:value-type="float">
            <text:p>2.884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3322" calcext:value-type="float">
            <text:p>2.3322</text:p>
          </table:table-cell>
          <table:table-cell table:style-name="Default" office:value-type="float" office:value="8.12065" calcext:value-type="float">
            <text:p>8.120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3376" calcext:value-type="float">
            <text:p>13.3376</text:p>
          </table:table-cell>
          <table:table-cell table:style-name="Default" office:value-type="float" office:value="21.6285" calcext:value-type="float">
            <text:p>21.62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4859" calcext:value-type="float">
            <text:p>17.4859</text:p>
          </table:table-cell>
          <table:table-cell table:style-name="Default" office:value-type="float" office:value="60.8856" calcext:value-type="float">
            <text:p>60.885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5.tsp </text:p>
          </table:table-cell>
          <table:table-cell table:style-name="Default" office:value-type="float" office:value="4.81398" calcext:value-type="float">
            <text:p>4.813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9073" calcext:value-type="float">
            <text:p>3.49073</text:p>
          </table:table-cell>
          <table:table-cell table:style-name="Default" office:value-type="float" office:value="19.2548" calcext:value-type="float">
            <text:p>19.25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595" calcext:value-type="float">
            <text:p>27.5595</text:p>
          </table:table-cell>
          <table:table-cell table:style-name="Default" office:value-type="float" office:value="17.4676" calcext:value-type="float">
            <text:p>17.46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6662" calcext:value-type="float">
            <text:p>12.6662</text:p>
          </table:table-cell>
          <table:table-cell table:style-name="Default" office:value-type="float" office:value="69.8662" calcext:value-type="float">
            <text:p>69.86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28488" calcext:value-type="float">
            <text:p>4.284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9.8746" calcext:value-type="float">
            <text:p>19.87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595" calcext:value-type="float">
            <text:p>27.5595</text:p>
          </table:table-cell>
          <table:table-cell table:style-name="Default" office:value-type="float" office:value="15.5477" calcext:value-type="float">
            <text:p>15.54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3369" calcext:value-type="float">
            <text:p>12.3369</text:p>
          </table:table-cell>
          <table:table-cell table:style-name="Default" office:value-type="float" office:value="72.1153" calcext:value-type="float">
            <text:p>72.1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2764" calcext:value-type="float">
            <text:p>3.327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1073" calcext:value-type="float">
            <text:p>2.81073</text:p>
          </table:table-cell>
          <table:table-cell table:style-name="Default" office:value-type="float" office:value="10.5441" calcext:value-type="float">
            <text:p>10.54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6825" calcext:value-type="float">
            <text:p>16.6825</text:p>
          </table:table-cell>
          <table:table-cell table:style-name="Default" office:value-type="float" office:value="19.9469" calcext:value-type="float">
            <text:p>19.94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8484" calcext:value-type="float">
            <text:p>16.8484</text:p>
          </table:table-cell>
          <table:table-cell table:style-name="Default" office:value-type="float" office:value="63.2048" calcext:value-type="float">
            <text:p>63.204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6.tsp </text:p>
          </table:table-cell>
          <table:table-cell table:style-name="Default" office:value-type="float" office:value="4.07106" calcext:value-type="float">
            <text:p>4.071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6585" calcext:value-type="float">
            <text:p>3.16585</text:p>
          </table:table-cell>
          <table:table-cell table:style-name="Default" office:value-type="float" office:value="24.7016" calcext:value-type="float">
            <text:p>24.7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9385" calcext:value-type="float">
            <text:p>31.9385</text:p>
          </table:table-cell>
          <table:table-cell table:style-name="Default" office:value-type="float" office:value="12.7465" calcext:value-type="float">
            <text:p>12.74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91233" calcext:value-type="float">
            <text:p>9.91233</text:p>
          </table:table-cell>
          <table:table-cell table:style-name="Default" office:value-type="float" office:value="77.3411" calcext:value-type="float">
            <text:p>77.34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2049" calcext:value-type="float">
            <text:p>3.720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8049" calcext:value-type="float">
            <text:p>2.88049</text:p>
          </table:table-cell>
          <table:table-cell table:style-name="Default" office:value-type="float" office:value="23.6189" calcext:value-type="float">
            <text:p>23.61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2198" calcext:value-type="float">
            <text:p>30.2198</text:p>
          </table:table-cell>
          <table:table-cell table:style-name="Default" office:value-type="float" office:value="12.3114" calcext:value-type="float">
            <text:p>12.31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53178" calcext:value-type="float">
            <text:p>9.53178</text:p>
          </table:table-cell>
          <table:table-cell table:style-name="Default" office:value-type="float" office:value="78.1568" calcext:value-type="float">
            <text:p>78.1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5496" calcext:value-type="float">
            <text:p>2.754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45707" calcext:value-type="float">
            <text:p>2.45707</text:p>
          </table:table-cell>
          <table:table-cell table:style-name="Default" office:value-type="float" office:value="15.5337" calcext:value-type="float">
            <text:p>15.53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7457" calcext:value-type="float">
            <text:p>20.7457</text:p>
          </table:table-cell>
          <table:table-cell table:style-name="Default" office:value-type="float" office:value="13.2797" calcext:value-type="float">
            <text:p>13.27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8438" calcext:value-type="float">
            <text:p>11.8438</text:p>
          </table:table-cell>
          <table:table-cell table:style-name="Default" office:value-type="float" office:value="74.8766" calcext:value-type="float">
            <text:p>74.876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7.tsp </text:p>
          </table:table-cell>
          <table:table-cell table:style-name="Default" office:value-type="float" office:value="3.68276" calcext:value-type="float">
            <text:p>3.682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1854" calcext:value-type="float">
            <text:p>3.71854</text:p>
          </table:table-cell>
          <table:table-cell table:style-name="Default" office:value-type="float" office:value="19.379" calcext:value-type="float">
            <text:p>19.3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803" calcext:value-type="float">
            <text:p>26.7803</text:p>
          </table:table-cell>
          <table:table-cell table:style-name="Default" office:value-type="float" office:value="13.7518" calcext:value-type="float">
            <text:p>13.75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8853" calcext:value-type="float">
            <text:p>13.8853</text:p>
          </table:table-cell>
          <table:table-cell table:style-name="Default" office:value-type="float" office:value="72.3629" calcext:value-type="float">
            <text:p>72.36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" calcext:value-type="float">
            <text:p>3.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5171" calcext:value-type="float">
            <text:p>3.45171</text:p>
          </table:table-cell>
          <table:table-cell table:style-name="Default" office:value-type="float" office:value="15.4421" calcext:value-type="float">
            <text:p>15.44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2938" calcext:value-type="float">
            <text:p>22.2938</text:p>
          </table:table-cell>
          <table:table-cell table:style-name="Default" office:value-type="float" office:value="15.2509" calcext:value-type="float">
            <text:p>15.250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828" calcext:value-type="float">
            <text:p>15.4828</text:p>
          </table:table-cell>
          <table:table-cell table:style-name="Default" office:value-type="float" office:value="69.2663" calcext:value-type="float">
            <text:p>69.26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0276" calcext:value-type="float">
            <text:p>2.802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73902" calcext:value-type="float">
            <text:p>2.73902</text:p>
          </table:table-cell>
          <table:table-cell table:style-name="Default" office:value-type="float" office:value="11.3867" calcext:value-type="float">
            <text:p>11.3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9285" calcext:value-type="float">
            <text:p>16.9285</text:p>
          </table:table-cell>
          <table:table-cell table:style-name="Default" office:value-type="float" office:value="16.5564" calcext:value-type="float">
            <text:p>16.55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1799" calcext:value-type="float">
            <text:p>16.1799</text:p>
          </table:table-cell>
          <table:table-cell table:style-name="Default" office:value-type="float" office:value="67.2636" calcext:value-type="float">
            <text:p>67.263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8.tsp </text:p>
          </table:table-cell>
          <table:table-cell table:style-name="Default" office:value-type="float" office:value="4.07447" calcext:value-type="float">
            <text:p>4.074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1073" calcext:value-type="float">
            <text:p>2.61073</text:p>
          </table:table-cell>
          <table:table-cell table:style-name="Default" office:value-type="float" office:value="18.9328" calcext:value-type="float">
            <text:p>18.9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618" calcext:value-type="float">
            <text:p>25.618</text:p>
          </table:table-cell>
          <table:table-cell table:style-name="Default" office:value-type="float" office:value="15.9047" calcext:value-type="float">
            <text:p>15.90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191" calcext:value-type="float">
            <text:p>10.191</text:p>
          </table:table-cell>
          <table:table-cell table:style-name="Default" office:value-type="float" office:value="73.9043" calcext:value-type="float">
            <text:p>73.90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0878" calcext:value-type="float">
            <text:p>3.808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37415" calcext:value-type="float">
            <text:p>2.37415</text:p>
          </table:table-cell>
          <table:table-cell table:style-name="Default" office:value-type="float" office:value="15.3457" calcext:value-type="float">
            <text:p>15.3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286" calcext:value-type="float">
            <text:p>21.5286</text:p>
          </table:table-cell>
          <table:table-cell table:style-name="Default" office:value-type="float" office:value="17.6917" calcext:value-type="float">
            <text:p>17.69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0279" calcext:value-type="float">
            <text:p>11.0279</text:p>
          </table:table-cell>
          <table:table-cell table:style-name="Default" office:value-type="float" office:value="71.2804" calcext:value-type="float">
            <text:p>71.28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1252" calcext:value-type="float">
            <text:p>2.912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08439" calcext:value-type="float">
            <text:p>2.08439</text:p>
          </table:table-cell>
          <table:table-cell table:style-name="Default" office:value-type="float" office:value="12.6211" calcext:value-type="float">
            <text:p>12.62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618" calcext:value-type="float">
            <text:p>17.618</text:p>
          </table:table-cell>
          <table:table-cell table:style-name="Default" office:value-type="float" office:value="16.5315" calcext:value-type="float">
            <text:p>16.53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831" calcext:value-type="float">
            <text:p>11.831</text:p>
          </table:table-cell>
          <table:table-cell table:style-name="Default" office:value-type="float" office:value="71.6375" calcext:value-type="float">
            <text:p>71.637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1-9.tsp </text:p>
          </table:table-cell>
          <table:table-cell table:style-name="Default" office:value-type="float" office:value="4.31545" calcext:value-type="float">
            <text:p>4.315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6927" calcext:value-type="float">
            <text:p>2.66927</text:p>
          </table:table-cell>
          <table:table-cell table:style-name="Default" office:value-type="float" office:value="22.3302" calcext:value-type="float">
            <text:p>22.33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315" calcext:value-type="float">
            <text:p>29.315</text:p>
          </table:table-cell>
          <table:table-cell table:style-name="Default" office:value-type="float" office:value="14.721" calcext:value-type="float">
            <text:p>14.7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10548" calcext:value-type="float">
            <text:p>9.10548</text:p>
          </table:table-cell>
          <table:table-cell table:style-name="Default" office:value-type="float" office:value="76.1735" calcext:value-type="float">
            <text:p>76.17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6537" calcext:value-type="float">
            <text:p>3.8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36683" calcext:value-type="float">
            <text:p>2.36683</text:p>
          </table:table-cell>
          <table:table-cell table:style-name="Default" office:value-type="float" office:value="23.0154" calcext:value-type="float">
            <text:p>23.0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476" calcext:value-type="float">
            <text:p>29.2476</text:p>
          </table:table-cell>
          <table:table-cell table:style-name="Default" office:value-type="float" office:value="13.216" calcext:value-type="float">
            <text:p>13.2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0924" calcext:value-type="float">
            <text:p>8.0924</text:p>
          </table:table-cell>
          <table:table-cell table:style-name="Default" office:value-type="float" office:value="78.6916" calcext:value-type="float">
            <text:p>78.69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0374" calcext:value-type="float">
            <text:p>2.903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62146" calcext:value-type="float">
            <text:p>1.62146</text:p>
          </table:table-cell>
          <table:table-cell table:style-name="Default" office:value-type="float" office:value="17.5017" calcext:value-type="float">
            <text:p>17.50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0269" calcext:value-type="float">
            <text:p>22.0269</text:p>
          </table:table-cell>
          <table:table-cell table:style-name="Default" office:value-type="float" office:value="13.1827" calcext:value-type="float">
            <text:p>13.18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36128" calcext:value-type="float">
            <text:p>7.36128</text:p>
          </table:table-cell>
          <table:table-cell table:style-name="Default" office:value-type="float" office:value="79.456" calcext:value-type="float">
            <text:p>79.45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0.tsp </text:p>
          </table:table-cell>
          <table:table-cell table:style-name="Default" office:value-type="float" office:value="4.6065" calcext:value-type="float">
            <text:p>4.60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41317" calcext:value-type="float">
            <text:p>4.41317</text:p>
          </table:table-cell>
          <table:table-cell table:style-name="Default" office:value-type="float" office:value="25.124" calcext:value-type="float">
            <text:p>25.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1437" calcext:value-type="float">
            <text:p>34.1437</text:p>
          </table:table-cell>
          <table:table-cell table:style-name="Default" office:value-type="float" office:value="13.4915" calcext:value-type="float">
            <text:p>13.49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9253" calcext:value-type="float">
            <text:p>12.9253</text:p>
          </table:table-cell>
          <table:table-cell table:style-name="Default" office:value-type="float" office:value="73.5832" calcext:value-type="float">
            <text:p>73.58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29642" calcext:value-type="float">
            <text:p>4.296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12439" calcext:value-type="float">
            <text:p>4.12439</text:p>
          </table:table-cell>
          <table:table-cell table:style-name="Default" office:value-type="float" office:value="23.5021" calcext:value-type="float">
            <text:p>23.50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9229" calcext:value-type="float">
            <text:p>31.9229</text:p>
          </table:table-cell>
          <table:table-cell table:style-name="Default" office:value-type="float" office:value="13.4587" calcext:value-type="float">
            <text:p>13.45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9198" calcext:value-type="float">
            <text:p>12.9198</text:p>
          </table:table-cell>
          <table:table-cell table:style-name="Default" office:value-type="float" office:value="73.6214" calcext:value-type="float">
            <text:p>73.62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7203" calcext:value-type="float">
            <text:p>2.972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0341" calcext:value-type="float">
            <text:p>2.80341</text:p>
          </table:table-cell>
          <table:table-cell table:style-name="Default" office:value-type="float" office:value="6.88512" calcext:value-type="float">
            <text:p>6.88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6606" calcext:value-type="float">
            <text:p>12.6606</text:p>
          </table:table-cell>
          <table:table-cell table:style-name="Default" office:value-type="float" office:value="23.4747" calcext:value-type="float">
            <text:p>23.47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.1429" calcext:value-type="float">
            <text:p>22.1429</text:p>
          </table:table-cell>
          <table:table-cell table:style-name="Default" office:value-type="float" office:value="54.3824" calcext:value-type="float">
            <text:p>54.382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1.tsp </text:p>
          </table:table-cell>
          <table:table-cell table:style-name="Default" office:value-type="float" office:value="4.40211" calcext:value-type="float">
            <text:p>4.402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10683" calcext:value-type="float">
            <text:p>4.10683</text:p>
          </table:table-cell>
          <table:table-cell table:style-name="Default" office:value-type="float" office:value="18.9485" calcext:value-type="float">
            <text:p>18.94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4575" calcext:value-type="float">
            <text:p>27.4575</text:p>
          </table:table-cell>
          <table:table-cell table:style-name="Default" office:value-type="float" office:value="16.0325" calcext:value-type="float">
            <text:p>16.03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9571" calcext:value-type="float">
            <text:p>14.9571</text:p>
          </table:table-cell>
          <table:table-cell table:style-name="Default" office:value-type="float" office:value="69.0105" calcext:value-type="float">
            <text:p>69.0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1057" calcext:value-type="float">
            <text:p>3.910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2439" calcext:value-type="float">
            <text:p>3.82439</text:p>
          </table:table-cell>
          <table:table-cell table:style-name="Default" office:value-type="float" office:value="20.4932" calcext:value-type="float">
            <text:p>20.49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2281" calcext:value-type="float">
            <text:p>28.2281</text:p>
          </table:table-cell>
          <table:table-cell table:style-name="Default" office:value-type="float" office:value="13.8534" calcext:value-type="float">
            <text:p>13.85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482" calcext:value-type="float">
            <text:p>13.5482</text:p>
          </table:table-cell>
          <table:table-cell table:style-name="Default" office:value-type="float" office:value="72.5984" calcext:value-type="float">
            <text:p>72.5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1902" calcext:value-type="float">
            <text:p>3.519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439" calcext:value-type="float">
            <text:p>3.50439</text:p>
          </table:table-cell>
          <table:table-cell table:style-name="Default" office:value-type="float" office:value="20.3745" calcext:value-type="float">
            <text:p>20.37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3979" calcext:value-type="float">
            <text:p>27.3979</text:p>
          </table:table-cell>
          <table:table-cell table:style-name="Default" office:value-type="float" office:value="12.8441" calcext:value-type="float">
            <text:p>12.84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7907" calcext:value-type="float">
            <text:p>12.7907</text:p>
          </table:table-cell>
          <table:table-cell table:style-name="Default" office:value-type="float" office:value="74.3651" calcext:value-type="float">
            <text:p>74.36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5398" calcext:value-type="float">
            <text:p>2.953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4927" calcext:value-type="float">
            <text:p>2.84927</text:p>
          </table:table-cell>
          <table:table-cell table:style-name="Default" office:value-type="float" office:value="19.1259" calcext:value-type="float">
            <text:p>19.12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9291" calcext:value-type="float">
            <text:p>24.9291</text:p>
          </table:table-cell>
          <table:table-cell table:style-name="Default" office:value-type="float" office:value="11.8495" calcext:value-type="float">
            <text:p>11.84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4295" calcext:value-type="float">
            <text:p>11.4295</text:p>
          </table:table-cell>
          <table:table-cell table:style-name="Default" office:value-type="float" office:value="76.721" calcext:value-type="float">
            <text:p>76.72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2.tsp </text:p>
          </table:table-cell>
          <table:table-cell table:style-name="Default" office:value-type="float" office:value="4.11528" calcext:value-type="float">
            <text:p>4.115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6927" calcext:value-type="float">
            <text:p>2.66927</text:p>
          </table:table-cell>
          <table:table-cell table:style-name="Default" office:value-type="float" office:value="23.561" calcext:value-type="float">
            <text:p>23.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455" calcext:value-type="float">
            <text:p>30.3455</text:p>
          </table:table-cell>
          <table:table-cell table:style-name="Default" office:value-type="float" office:value="13.5614" calcext:value-type="float">
            <text:p>13.56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79625" calcext:value-type="float">
            <text:p>8.79625</text:p>
          </table:table-cell>
          <table:table-cell table:style-name="Default" office:value-type="float" office:value="77.6423" calcext:value-type="float">
            <text:p>77.64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6618" calcext:value-type="float">
            <text:p>3.766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4293" calcext:value-type="float">
            <text:p>2.64293</text:p>
          </table:table-cell>
          <table:table-cell table:style-name="Default" office:value-type="float" office:value="24.5061" calcext:value-type="float">
            <text:p>24.50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152" calcext:value-type="float">
            <text:p>30.9152</text:p>
          </table:table-cell>
          <table:table-cell table:style-name="Default" office:value-type="float" office:value="12.1823" calcext:value-type="float">
            <text:p>12.18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54896" calcext:value-type="float">
            <text:p>8.54896</text:p>
          </table:table-cell>
          <table:table-cell table:style-name="Default" office:value-type="float" office:value="79.2688" calcext:value-type="float">
            <text:p>79.26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3366" calcext:value-type="float">
            <text:p>3.433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15073" calcext:value-type="float">
            <text:p>2.15073</text:p>
          </table:table-cell>
          <table:table-cell table:style-name="Default" office:value-type="float" office:value="18.4418" calcext:value-type="float">
            <text:p>18.44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0262" calcext:value-type="float">
            <text:p>24.0262</text:p>
          </table:table-cell>
          <table:table-cell table:style-name="Default" office:value-type="float" office:value="14.2913" calcext:value-type="float">
            <text:p>14.29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95162" calcext:value-type="float">
            <text:p>8.95162</text:p>
          </table:table-cell>
          <table:table-cell table:style-name="Default" office:value-type="float" office:value="76.7571" calcext:value-type="float">
            <text:p>76.75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2715" calcext:value-type="float">
            <text:p>2.427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92341" calcext:value-type="float">
            <text:p>1.92341</text:p>
          </table:table-cell>
          <table:table-cell table:style-name="Default" office:value-type="float" office:value="15.0833" calcext:value-type="float">
            <text:p>15.08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4339" calcext:value-type="float">
            <text:p>19.4339</text:p>
          </table:table-cell>
          <table:table-cell table:style-name="Default" office:value-type="float" office:value="12.4893" calcext:value-type="float">
            <text:p>12.48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89721" calcext:value-type="float">
            <text:p>9.89721</text:p>
          </table:table-cell>
          <table:table-cell table:style-name="Default" office:value-type="float" office:value="77.6135" calcext:value-type="float">
            <text:p>77.613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3.tsp </text:p>
          </table:table-cell>
          <table:table-cell table:style-name="Default" office:value-type="float" office:value="4.21382" calcext:value-type="float">
            <text:p>4.213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16244" calcext:value-type="float">
            <text:p>4.16244</text:p>
          </table:table-cell>
          <table:table-cell table:style-name="Default" office:value-type="float" office:value="21.5044" calcext:value-type="float">
            <text:p>21.50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8807" calcext:value-type="float">
            <text:p>29.8807</text:p>
          </table:table-cell>
          <table:table-cell table:style-name="Default" office:value-type="float" office:value="14.1022" calcext:value-type="float">
            <text:p>14.10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9302" calcext:value-type="float">
            <text:p>13.9302</text:p>
          </table:table-cell>
          <table:table-cell table:style-name="Default" office:value-type="float" office:value="71.9676" calcext:value-type="float">
            <text:p>71.96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174" calcext:value-type="float">
            <text:p>3.71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9073" calcext:value-type="float">
            <text:p>3.59073</text:p>
          </table:table-cell>
          <table:table-cell table:style-name="Default" office:value-type="float" office:value="20.8466" calcext:value-type="float">
            <text:p>20.84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1547" calcext:value-type="float">
            <text:p>28.1547</text:p>
          </table:table-cell>
          <table:table-cell table:style-name="Default" office:value-type="float" office:value="13.2035" calcext:value-type="float">
            <text:p>13.20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7536" calcext:value-type="float">
            <text:p>12.7536</text:p>
          </table:table-cell>
          <table:table-cell table:style-name="Default" office:value-type="float" office:value="74.043" calcext:value-type="float">
            <text:p>74.0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537" calcext:value-type="float">
            <text:p>3.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0976" calcext:value-type="float">
            <text:p>3.50976</text:p>
          </table:table-cell>
          <table:table-cell table:style-name="Default" office:value-type="float" office:value="15.9586" calcext:value-type="float">
            <text:p>15.9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7" calcext:value-type="float">
            <text:p>22.7337</text:p>
          </table:table-cell>
          <table:table-cell table:style-name="Default" office:value-type="float" office:value="14.3635" calcext:value-type="float">
            <text:p>14.3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4385" calcext:value-type="float">
            <text:p>15.4385</text:p>
          </table:table-cell>
          <table:table-cell table:style-name="Default" office:value-type="float" office:value="70.1979" calcext:value-type="float">
            <text:p>70.1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1886" calcext:value-type="float">
            <text:p>2.718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3561" calcext:value-type="float">
            <text:p>3.03561</text:p>
          </table:table-cell>
          <table:table-cell table:style-name="Default" office:value-type="float" office:value="8.97927" calcext:value-type="float">
            <text:p>8.97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7337" calcext:value-type="float">
            <text:p>14.7337</text:p>
          </table:table-cell>
          <table:table-cell table:style-name="Default" office:value-type="float" office:value="18.4533" calcext:value-type="float">
            <text:p>18.45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.6031" calcext:value-type="float">
            <text:p>20.6031</text:p>
          </table:table-cell>
          <table:table-cell table:style-name="Default" office:value-type="float" office:value="60.9436" calcext:value-type="float">
            <text:p>60.943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4.tsp </text:p>
          </table:table-cell>
          <table:table-cell table:style-name="Default" office:value-type="float" office:value="4.17285" calcext:value-type="float">
            <text:p>4.172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24634" calcext:value-type="float">
            <text:p>4.24634</text:p>
          </table:table-cell>
          <table:table-cell table:style-name="Default" office:value-type="float" office:value="27.6565" calcext:value-type="float">
            <text:p>27.65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0757" calcext:value-type="float">
            <text:p>36.0757</text:p>
          </table:table-cell>
          <table:table-cell table:style-name="Default" office:value-type="float" office:value="11.5669" calcext:value-type="float">
            <text:p>11.56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7706" calcext:value-type="float">
            <text:p>11.7706</text:p>
          </table:table-cell>
          <table:table-cell table:style-name="Default" office:value-type="float" office:value="76.6624" calcext:value-type="float">
            <text:p>76.66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6423" calcext:value-type="float">
            <text:p>3.764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4927" calcext:value-type="float">
            <text:p>3.84927</text:p>
          </table:table-cell>
          <table:table-cell table:style-name="Default" office:value-type="float" office:value="35.3774" calcext:value-type="float">
            <text:p>35.37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9909" calcext:value-type="float">
            <text:p>42.9909</text:p>
          </table:table-cell>
          <table:table-cell table:style-name="Default" office:value-type="float" office:value="8.75587" calcext:value-type="float">
            <text:p>8.755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95368" calcext:value-type="float">
            <text:p>8.95368</text:p>
          </table:table-cell>
          <table:table-cell table:style-name="Default" office:value-type="float" office:value="82.2904" calcext:value-type="float">
            <text:p>82.29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5415" calcext:value-type="float">
            <text:p>3.254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4585" calcext:value-type="float">
            <text:p>3.84585</text:p>
          </table:table-cell>
          <table:table-cell table:style-name="Default" office:value-type="float" office:value="24.9145" calcext:value-type="float">
            <text:p>24.9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0145" calcext:value-type="float">
            <text:p>32.0145</text:p>
          </table:table-cell>
          <table:table-cell table:style-name="Default" office:value-type="float" office:value="10.1646" calcext:value-type="float">
            <text:p>10.16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0129" calcext:value-type="float">
            <text:p>12.0129</text:p>
          </table:table-cell>
          <table:table-cell table:style-name="Default" office:value-type="float" office:value="77.8225" calcext:value-type="float">
            <text:p>77.82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5203" calcext:value-type="float">
            <text:p>2.452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5659" calcext:value-type="float">
            <text:p>2.95659</text:p>
          </table:table-cell>
          <table:table-cell table:style-name="Default" office:value-type="float" office:value="13.4432" calcext:value-type="float">
            <text:p>13.4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8518" calcext:value-type="float">
            <text:p>18.8518</text:p>
          </table:table-cell>
          <table:table-cell table:style-name="Default" office:value-type="float" office:value="13.0069" calcext:value-type="float">
            <text:p>13.00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6833" calcext:value-type="float">
            <text:p>15.6833</text:p>
          </table:table-cell>
          <table:table-cell table:style-name="Default" office:value-type="float" office:value="71.3098" calcext:value-type="float">
            <text:p>71.309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5.tsp </text:p>
          </table:table-cell>
          <table:table-cell table:style-name="Default" office:value-type="float" office:value="4.75528" calcext:value-type="float">
            <text:p>4.755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28878" calcext:value-type="float">
            <text:p>3.28878</text:p>
          </table:table-cell>
          <table:table-cell table:style-name="Default" office:value-type="float" office:value="31.7811" calcext:value-type="float">
            <text:p>31.78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8252" calcext:value-type="float">
            <text:p>39.8252</text:p>
          </table:table-cell>
          <table:table-cell table:style-name="Default" office:value-type="float" office:value="11.9404" calcext:value-type="float">
            <text:p>11.94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25804" calcext:value-type="float">
            <text:p>8.25804</text:p>
          </table:table-cell>
          <table:table-cell table:style-name="Default" office:value-type="float" office:value="79.8016" calcext:value-type="float">
            <text:p>79.8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774" calcext:value-type="float">
            <text:p>4.47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65122" calcext:value-type="float">
            <text:p>3.65122</text:p>
          </table:table-cell>
          <table:table-cell table:style-name="Default" office:value-type="float" office:value="23.145" calcext:value-type="float">
            <text:p>23.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2736" calcext:value-type="float">
            <text:p>31.2736</text:p>
          </table:table-cell>
          <table:table-cell table:style-name="Default" office:value-type="float" office:value="14.3169" calcext:value-type="float">
            <text:p>14.31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6751" calcext:value-type="float">
            <text:p>11.6751</text:p>
          </table:table-cell>
          <table:table-cell table:style-name="Default" office:value-type="float" office:value="74.008" calcext:value-type="float">
            <text:p>74.0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0439" calcext:value-type="float">
            <text:p>3.90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23512" calcext:value-type="float">
            <text:p>3.23512</text:p>
          </table:table-cell>
          <table:table-cell table:style-name="Default" office:value-type="float" office:value="18.1744" calcext:value-type="float">
            <text:p>18.17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3139" calcext:value-type="float">
            <text:p>25.3139</text:p>
          </table:table-cell>
          <table:table-cell table:style-name="Default" office:value-type="float" office:value="15.4239" calcext:value-type="float">
            <text:p>15.42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78" calcext:value-type="float">
            <text:p>12.78</text:p>
          </table:table-cell>
          <table:table-cell table:style-name="Default" office:value-type="float" office:value="71.7961" calcext:value-type="float">
            <text:p>71.79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4764" calcext:value-type="float">
            <text:p>3.047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322" calcext:value-type="float">
            <text:p>2.5322</text:p>
          </table:table-cell>
          <table:table-cell table:style-name="Default" office:value-type="float" office:value="23.7655" calcext:value-type="float">
            <text:p>23.7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3454" calcext:value-type="float">
            <text:p>29.3454</text:p>
          </table:table-cell>
          <table:table-cell table:style-name="Default" office:value-type="float" office:value="10.3854" calcext:value-type="float">
            <text:p>10.38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62894" calcext:value-type="float">
            <text:p>8.62894</text:p>
          </table:table-cell>
          <table:table-cell table:style-name="Default" office:value-type="float" office:value="80.9856" calcext:value-type="float">
            <text:p>80.985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6.tsp </text:p>
          </table:table-cell>
          <table:table-cell table:style-name="Default" office:value-type="float" office:value="4.84211" calcext:value-type="float">
            <text:p>4.842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9707" calcext:value-type="float">
            <text:p>3.49707</text:p>
          </table:table-cell>
          <table:table-cell table:style-name="Default" office:value-type="float" office:value="15.1544" calcext:value-type="float">
            <text:p>15.15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4936" calcext:value-type="float">
            <text:p>23.4936</text:p>
          </table:table-cell>
          <table:table-cell table:style-name="Default" office:value-type="float" office:value="20.6104" calcext:value-type="float">
            <text:p>20.61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8852" calcext:value-type="float">
            <text:p>14.8852</text:p>
          </table:table-cell>
          <table:table-cell table:style-name="Default" office:value-type="float" office:value="64.5044" calcext:value-type="float">
            <text:p>64.50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32618" calcext:value-type="float">
            <text:p>4.326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7707" calcext:value-type="float">
            <text:p>2.97707</text:p>
          </table:table-cell>
          <table:table-cell table:style-name="Default" office:value-type="float" office:value="16.1903" calcext:value-type="float">
            <text:p>16.19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4936" calcext:value-type="float">
            <text:p>23.4936</text:p>
          </table:table-cell>
          <table:table-cell table:style-name="Default" office:value-type="float" office:value="18.4143" calcext:value-type="float">
            <text:p>18.41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6719" calcext:value-type="float">
            <text:p>12.6719</text:p>
          </table:table-cell>
          <table:table-cell table:style-name="Default" office:value-type="float" office:value="68.9138" calcext:value-type="float">
            <text:p>68.91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9268" calcext:value-type="float">
            <text:p>3.992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2634" calcext:value-type="float">
            <text:p>2.82634</text:p>
          </table:table-cell>
          <table:table-cell table:style-name="Default" office:value-type="float" office:value="16.3933" calcext:value-type="float">
            <text:p>16.39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2124" calcext:value-type="float">
            <text:p>23.2124</text:p>
          </table:table-cell>
          <table:table-cell table:style-name="Default" office:value-type="float" office:value="17.2007" calcext:value-type="float">
            <text:p>17.20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176" calcext:value-type="float">
            <text:p>12.176</text:p>
          </table:table-cell>
          <table:table-cell table:style-name="Default" office:value-type="float" office:value="70.6233" calcext:value-type="float">
            <text:p>70.62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2325" calcext:value-type="float">
            <text:p>3.123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33415" calcext:value-type="float">
            <text:p>2.33415</text:p>
          </table:table-cell>
          <table:table-cell table:style-name="Default" office:value-type="float" office:value="16.6459" calcext:value-type="float">
            <text:p>16.64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1033" calcext:value-type="float">
            <text:p>22.1033</text:p>
          </table:table-cell>
          <table:table-cell table:style-name="Default" office:value-type="float" office:value="14.1303" calcext:value-type="float">
            <text:p>14.13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602" calcext:value-type="float">
            <text:p>10.5602</text:p>
          </table:table-cell>
          <table:table-cell table:style-name="Default" office:value-type="float" office:value="75.3095" calcext:value-type="float">
            <text:p>75.309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7.tsp </text:p>
          </table:table-cell>
          <table:table-cell table:style-name="Default" office:value-type="float" office:value="5.22943" calcext:value-type="float">
            <text:p>5.229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76439" calcext:value-type="float">
            <text:p>2.76439</text:p>
          </table:table-cell>
          <table:table-cell table:style-name="Default" office:value-type="float" office:value="17.7884" calcext:value-type="float">
            <text:p>17.7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7822" calcext:value-type="float">
            <text:p>25.7822</text:p>
          </table:table-cell>
          <table:table-cell table:style-name="Default" office:value-type="float" office:value="20.2831" calcext:value-type="float">
            <text:p>20.28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7221" calcext:value-type="float">
            <text:p>10.7221</text:p>
          </table:table-cell>
          <table:table-cell table:style-name="Default" office:value-type="float" office:value="68.9948" calcext:value-type="float">
            <text:p>68.99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34179" calcext:value-type="float">
            <text:p>4.341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29415" calcext:value-type="float">
            <text:p>2.29415</text:p>
          </table:table-cell>
          <table:table-cell table:style-name="Default" office:value-type="float" office:value="26.119" calcext:value-type="float">
            <text:p>26.1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755" calcext:value-type="float">
            <text:p>32.755</text:p>
          </table:table-cell>
          <table:table-cell table:style-name="Default" office:value-type="float" office:value="13.2554" calcext:value-type="float">
            <text:p>13.25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00397" calcext:value-type="float">
            <text:p>7.00397</text:p>
          </table:table-cell>
          <table:table-cell table:style-name="Default" office:value-type="float" office:value="79.7407" calcext:value-type="float">
            <text:p>79.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6927" calcext:value-type="float">
            <text:p>3.969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18537" calcext:value-type="float">
            <text:p>2.18537</text:p>
          </table:table-cell>
          <table:table-cell table:style-name="Default" office:value-type="float" office:value="23.5474" calcext:value-type="float">
            <text:p>23.54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02" calcext:value-type="float">
            <text:p>29.702</text:p>
          </table:table-cell>
          <table:table-cell table:style-name="Default" office:value-type="float" office:value="13.3636" calcext:value-type="float">
            <text:p>13.36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35763" calcext:value-type="float">
            <text:p>7.35763</text:p>
          </table:table-cell>
          <table:table-cell table:style-name="Default" office:value-type="float" office:value="79.2787" calcext:value-type="float">
            <text:p>79.27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9252" calcext:value-type="float">
            <text:p>3.292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66049" calcext:value-type="float">
            <text:p>1.66049</text:p>
          </table:table-cell>
          <table:table-cell table:style-name="Default" office:value-type="float" office:value="13.5822" calcext:value-type="float">
            <text:p>13.58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352" calcext:value-type="float">
            <text:p>18.5352</text:p>
          </table:table-cell>
          <table:table-cell table:style-name="Default" office:value-type="float" office:value="17.7636" calcext:value-type="float">
            <text:p>17.76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95856" calcext:value-type="float">
            <text:p>8.95856</text:p>
          </table:table-cell>
          <table:table-cell table:style-name="Default" office:value-type="float" office:value="73.2778" calcext:value-type="float">
            <text:p>73.277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8.tsp </text:p>
          </table:table-cell>
          <table:table-cell table:style-name="Default" office:value-type="float" office:value="4.52455" calcext:value-type="float">
            <text:p>4.524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6585" calcext:value-type="float">
            <text:p>2.86585</text:p>
          </table:table-cell>
          <table:table-cell table:style-name="Default" office:value-type="float" office:value="25.2137" calcext:value-type="float">
            <text:p>25.21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6041" calcext:value-type="float">
            <text:p>32.6041</text:p>
          </table:table-cell>
          <table:table-cell table:style-name="Default" office:value-type="float" office:value="13.8772" calcext:value-type="float">
            <text:p>13.87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78984" calcext:value-type="float">
            <text:p>8.78984</text:p>
          </table:table-cell>
          <table:table-cell table:style-name="Default" office:value-type="float" office:value="77.3329" calcext:value-type="float">
            <text:p>77.33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6374" calcext:value-type="float">
            <text:p>3.963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2829" calcext:value-type="float">
            <text:p>2.92829</text:p>
          </table:table-cell>
          <table:table-cell table:style-name="Default" office:value-type="float" office:value="25.7121" calcext:value-type="float">
            <text:p>25.71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6041" calcext:value-type="float">
            <text:p>32.6041</text:p>
          </table:table-cell>
          <table:table-cell table:style-name="Default" office:value-type="float" office:value="12.1572" calcext:value-type="float">
            <text:p>12.15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98135" calcext:value-type="float">
            <text:p>8.98135</text:p>
          </table:table-cell>
          <table:table-cell table:style-name="Default" office:value-type="float" office:value="78.8615" calcext:value-type="float">
            <text:p>78.86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1366" calcext:value-type="float">
            <text:p>3.413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2244" calcext:value-type="float">
            <text:p>2.92244</text:p>
          </table:table-cell>
          <table:table-cell table:style-name="Default" office:value-type="float" office:value="26.268" calcext:value-type="float">
            <text:p>26.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6041" calcext:value-type="float">
            <text:p>32.6041</text:p>
          </table:table-cell>
          <table:table-cell table:style-name="Default" office:value-type="float" office:value="10.47" calcext:value-type="float">
            <text:p>10.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9634" calcext:value-type="float">
            <text:p>8.9634</text:p>
          </table:table-cell>
          <table:table-cell table:style-name="Default" office:value-type="float" office:value="80.5666" calcext:value-type="float">
            <text:p>80.56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5008" calcext:value-type="float">
            <text:p>2.550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46" calcext:value-type="float">
            <text:p>2.46</text:p>
          </table:table-cell>
          <table:table-cell table:style-name="Default" office:value-type="float" office:value="24.7202" calcext:value-type="float">
            <text:p>24.72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303" calcext:value-type="float">
            <text:p>29.7303</text:p>
          </table:table-cell>
          <table:table-cell table:style-name="Default" office:value-type="float" office:value="8.57737" calcext:value-type="float">
            <text:p>8.577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27438" calcext:value-type="float">
            <text:p>8.27438</text:p>
          </table:table-cell>
          <table:table-cell table:style-name="Default" office:value-type="float" office:value="83.1482" calcext:value-type="float">
            <text:p>83.148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2-9.tsp </text:p>
          </table:table-cell>
          <table:table-cell table:style-name="Default" office:value-type="float" office:value="4.94748" calcext:value-type="float">
            <text:p>4.947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6.0348" calcext:value-type="float">
            <text:p>36.03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4823" calcext:value-type="float">
            <text:p>45.4823</text:p>
          </table:table-cell>
          <table:table-cell table:style-name="Default" office:value-type="float" office:value="10.8778" calcext:value-type="float">
            <text:p>10.87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89396" calcext:value-type="float">
            <text:p>9.89396</text:p>
          </table:table-cell>
          <table:table-cell table:style-name="Default" office:value-type="float" office:value="79.2282" calcext:value-type="float">
            <text:p>79.22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1789" calcext:value-type="float">
            <text:p>4.417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6927" calcext:value-type="float">
            <text:p>3.76927</text:p>
          </table:table-cell>
          <table:table-cell table:style-name="Default" office:value-type="float" office:value="29.3595" calcext:value-type="float">
            <text:p>29.35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467" calcext:value-type="float">
            <text:p>37.5467</text:p>
          </table:table-cell>
          <table:table-cell table:style-name="Default" office:value-type="float" office:value="11.7664" calcext:value-type="float">
            <text:p>11.76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0389" calcext:value-type="float">
            <text:p>10.0389</text:p>
          </table:table-cell>
          <table:table-cell table:style-name="Default" office:value-type="float" office:value="78.1947" calcext:value-type="float">
            <text:p>78.19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8439" calcext:value-type="float">
            <text:p>3.88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0634" calcext:value-type="float">
            <text:p>3.70634</text:p>
          </table:table-cell>
          <table:table-cell table:style-name="Default" office:value-type="float" office:value="29.9559" calcext:value-type="float">
            <text:p>29.95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467" calcext:value-type="float">
            <text:p>37.5467</text:p>
          </table:table-cell>
          <table:table-cell table:style-name="Default" office:value-type="float" office:value="10.3455" calcext:value-type="float">
            <text:p>10.34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87129" calcext:value-type="float">
            <text:p>9.87129</text:p>
          </table:table-cell>
          <table:table-cell table:style-name="Default" office:value-type="float" office:value="79.7832" calcext:value-type="float">
            <text:p>79.78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4081" calcext:value-type="float">
            <text:p>3.140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8439" calcext:value-type="float">
            <text:p>3.08439</text:p>
          </table:table-cell>
          <table:table-cell table:style-name="Default" office:value-type="float" office:value="9.21374" calcext:value-type="float">
            <text:p>9.213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4389" calcext:value-type="float">
            <text:p>15.4389</text:p>
          </table:table-cell>
          <table:table-cell table:style-name="Default" office:value-type="float" office:value="20.3434" calcext:value-type="float">
            <text:p>20.34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.978" calcext:value-type="float">
            <text:p>19.978</text:p>
          </table:table-cell>
          <table:table-cell table:style-name="Default" office:value-type="float" office:value="59.6786" calcext:value-type="float">
            <text:p>59.678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0.tsp </text:p>
          </table:table-cell>
          <table:table-cell table:style-name="Default" office:value-type="float" office:value="4.4439" calcext:value-type="float">
            <text:p>4.4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31317" calcext:value-type="float">
            <text:p>4.31317</text:p>
          </table:table-cell>
          <table:table-cell table:style-name="Default" office:value-type="float" office:value="19.0145" calcext:value-type="float">
            <text:p>19.0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7715" calcext:value-type="float">
            <text:p>27.7715</text:p>
          </table:table-cell>
          <table:table-cell table:style-name="Default" office:value-type="float" office:value="16.0016" calcext:value-type="float">
            <text:p>16.00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5309" calcext:value-type="float">
            <text:p>15.5309</text:p>
          </table:table-cell>
          <table:table-cell table:style-name="Default" office:value-type="float" office:value="68.4675" calcext:value-type="float">
            <text:p>68.4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548" calcext:value-type="float">
            <text:p>4.05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67659" calcext:value-type="float">
            <text:p>3.67659</text:p>
          </table:table-cell>
          <table:table-cell table:style-name="Default" office:value-type="float" office:value="13.1711" calcext:value-type="float">
            <text:p>13.17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9025" calcext:value-type="float">
            <text:p>20.9025</text:p>
          </table:table-cell>
          <table:table-cell table:style-name="Default" office:value-type="float" office:value="19.3986" calcext:value-type="float">
            <text:p>19.39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5892" calcext:value-type="float">
            <text:p>17.5892</text:p>
          </table:table-cell>
          <table:table-cell table:style-name="Default" office:value-type="float" office:value="63.0122" calcext:value-type="float">
            <text:p>63.0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2537" calcext:value-type="float">
            <text:p>3.32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6293" calcext:value-type="float">
            <text:p>3.06293</text:p>
          </table:table-cell>
          <table:table-cell table:style-name="Default" office:value-type="float" office:value="11.487" calcext:value-type="float">
            <text:p>11.4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8753" calcext:value-type="float">
            <text:p>17.8753</text:p>
          </table:table-cell>
          <table:table-cell table:style-name="Default" office:value-type="float" office:value="18.6031" calcext:value-type="float">
            <text:p>18.60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135" calcext:value-type="float">
            <text:p>17.135</text:p>
          </table:table-cell>
          <table:table-cell table:style-name="Default" office:value-type="float" office:value="64.2619" calcext:value-type="float">
            <text:p>64.26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2114" calcext:value-type="float">
            <text:p>3.021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39463" calcext:value-type="float">
            <text:p>2.39463</text:p>
          </table:table-cell>
          <table:table-cell table:style-name="Default" office:value-type="float" office:value="11.4815" calcext:value-type="float">
            <text:p>11.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8972" calcext:value-type="float">
            <text:p>16.8972</text:p>
          </table:table-cell>
          <table:table-cell table:style-name="Default" office:value-type="float" office:value="17.8795" calcext:value-type="float">
            <text:p>17.87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1718" calcext:value-type="float">
            <text:p>14.1718</text:p>
          </table:table-cell>
          <table:table-cell table:style-name="Default" office:value-type="float" office:value="67.9488" calcext:value-type="float">
            <text:p>67.948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1.tsp </text:p>
          </table:table-cell>
          <table:table-cell table:style-name="Default" office:value-type="float" office:value="5.08634" calcext:value-type="float">
            <text:p>5.086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88732" calcext:value-type="float">
            <text:p>4.88732</text:p>
          </table:table-cell>
          <table:table-cell table:style-name="Default" office:value-type="float" office:value="20.9958" calcext:value-type="float">
            <text:p>20.99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694" calcext:value-type="float">
            <text:p>30.9694</text:p>
          </table:table-cell>
          <table:table-cell table:style-name="Default" office:value-type="float" office:value="16.4237" calcext:value-type="float">
            <text:p>16.42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7811" calcext:value-type="float">
            <text:p>15.7811</text:p>
          </table:table-cell>
          <table:table-cell table:style-name="Default" office:value-type="float" office:value="67.7952" calcext:value-type="float">
            <text:p>67.79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4358" calcext:value-type="float">
            <text:p>4.743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72146" calcext:value-type="float">
            <text:p>4.72146</text:p>
          </table:table-cell>
          <table:table-cell table:style-name="Default" office:value-type="float" office:value="12.2487" calcext:value-type="float">
            <text:p>12.24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7137" calcext:value-type="float">
            <text:p>21.7137</text:p>
          </table:table-cell>
          <table:table-cell table:style-name="Default" office:value-type="float" office:value="21.846" calcext:value-type="float">
            <text:p>21.8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.7441" calcext:value-type="float">
            <text:p>21.7441</text:p>
          </table:table-cell>
          <table:table-cell table:style-name="Default" office:value-type="float" office:value="56.4099" calcext:value-type="float">
            <text:p>56.40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0244" calcext:value-type="float">
            <text:p>3.802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3659" calcext:value-type="float">
            <text:p>3.83659</text:p>
          </table:table-cell>
          <table:table-cell table:style-name="Default" office:value-type="float" office:value="15.125" calcext:value-type="float">
            <text:p>15.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641" calcext:value-type="float">
            <text:p>22.7641</text:p>
          </table:table-cell>
          <table:table-cell table:style-name="Default" office:value-type="float" office:value="16.7037" calcext:value-type="float">
            <text:p>16.70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8537" calcext:value-type="float">
            <text:p>16.8537</text:p>
          </table:table-cell>
          <table:table-cell table:style-name="Default" office:value-type="float" office:value="66.4426" calcext:value-type="float">
            <text:p>66.44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1138" calcext:value-type="float">
            <text:p>3.311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0439" calcext:value-type="float">
            <text:p>3.10439</text:p>
          </table:table-cell>
          <table:table-cell table:style-name="Default" office:value-type="float" office:value="16.3483" calcext:value-type="float">
            <text:p>16.34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641" calcext:value-type="float">
            <text:p>22.7641</text:p>
          </table:table-cell>
          <table:table-cell table:style-name="Default" office:value-type="float" office:value="14.5465" calcext:value-type="float">
            <text:p>14.54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6372" calcext:value-type="float">
            <text:p>13.6372</text:p>
          </table:table-cell>
          <table:table-cell table:style-name="Default" office:value-type="float" office:value="71.8162" calcext:value-type="float">
            <text:p>71.816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2.tsp </text:p>
          </table:table-cell>
          <table:table-cell table:style-name="Default" office:value-type="float" office:value="4.96" calcext:value-type="float">
            <text:p>4.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99561" calcext:value-type="float">
            <text:p>3.99561</text:p>
          </table:table-cell>
          <table:table-cell table:style-name="Default" office:value-type="float" office:value="27.2051" calcext:value-type="float">
            <text:p>27.20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1607" calcext:value-type="float">
            <text:p>36.1607</text:p>
          </table:table-cell>
          <table:table-cell table:style-name="Default" office:value-type="float" office:value="13.7165" calcext:value-type="float">
            <text:p>13.71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0496" calcext:value-type="float">
            <text:p>11.0496</text:p>
          </table:table-cell>
          <table:table-cell table:style-name="Default" office:value-type="float" office:value="75.2339" calcext:value-type="float">
            <text:p>75.23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3772" calcext:value-type="float">
            <text:p>4.537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9463" calcext:value-type="float">
            <text:p>3.79463</text:p>
          </table:table-cell>
          <table:table-cell table:style-name="Default" office:value-type="float" office:value="23.694" calcext:value-type="float">
            <text:p>23.6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0263" calcext:value-type="float">
            <text:p>32.0263</text:p>
          </table:table-cell>
          <table:table-cell table:style-name="Default" office:value-type="float" office:value="14.1687" calcext:value-type="float">
            <text:p>14.16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8485" calcext:value-type="float">
            <text:p>11.8485</text:p>
          </table:table-cell>
          <table:table-cell table:style-name="Default" office:value-type="float" office:value="73.9828" calcext:value-type="float">
            <text:p>73.98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6244" calcext:value-type="float">
            <text:p>3.762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4878" calcext:value-type="float">
            <text:p>3.14878</text:p>
          </table:table-cell>
          <table:table-cell table:style-name="Default" office:value-type="float" office:value="15.7262" calcext:value-type="float">
            <text:p>15.72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6374" calcext:value-type="float">
            <text:p>22.6374</text:p>
          </table:table-cell>
          <table:table-cell table:style-name="Default" office:value-type="float" office:value="16.6205" calcext:value-type="float">
            <text:p>16.62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9096" calcext:value-type="float">
            <text:p>13.9096</text:p>
          </table:table-cell>
          <table:table-cell table:style-name="Default" office:value-type="float" office:value="69.4699" calcext:value-type="float">
            <text:p>69.46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9772" calcext:value-type="float">
            <text:p>3.297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8439" calcext:value-type="float">
            <text:p>2.68439</text:p>
          </table:table-cell>
          <table:table-cell table:style-name="Default" office:value-type="float" office:value="16.6553" calcext:value-type="float">
            <text:p>16.6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6374" calcext:value-type="float">
            <text:p>22.6374</text:p>
          </table:table-cell>
          <table:table-cell table:style-name="Default" office:value-type="float" office:value="14.5676" calcext:value-type="float">
            <text:p>14.56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8582" calcext:value-type="float">
            <text:p>11.8582</text:p>
          </table:table-cell>
          <table:table-cell table:style-name="Default" office:value-type="float" office:value="73.5742" calcext:value-type="float">
            <text:p>73.574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3.tsp </text:p>
          </table:table-cell>
          <table:table-cell table:style-name="Default" office:value-type="float" office:value="4.92683" calcext:value-type="float">
            <text:p>4.926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0078" calcext:value-type="float">
            <text:p>4.0078</text:p>
          </table:table-cell>
          <table:table-cell table:style-name="Default" office:value-type="float" office:value="19.5329" calcext:value-type="float">
            <text:p>19.53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676" calcext:value-type="float">
            <text:p>28.4676</text:p>
          </table:table-cell>
          <table:table-cell table:style-name="Default" office:value-type="float" office:value="17.3068" calcext:value-type="float">
            <text:p>17.30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0785" calcext:value-type="float">
            <text:p>14.0785</text:p>
          </table:table-cell>
          <table:table-cell table:style-name="Default" office:value-type="float" office:value="68.6147" calcext:value-type="float">
            <text:p>68.61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5675" calcext:value-type="float">
            <text:p>4.556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478" calcext:value-type="float">
            <text:p>3.7478</text:p>
          </table:table-cell>
          <table:table-cell table:style-name="Default" office:value-type="float" office:value="17.8896" calcext:value-type="float">
            <text:p>17.88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1941" calcext:value-type="float">
            <text:p>26.1941</text:p>
          </table:table-cell>
          <table:table-cell table:style-name="Default" office:value-type="float" office:value="17.3961" calcext:value-type="float">
            <text:p>17.39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3078" calcext:value-type="float">
            <text:p>14.3078</text:p>
          </table:table-cell>
          <table:table-cell table:style-name="Default" office:value-type="float" office:value="68.2962" calcext:value-type="float">
            <text:p>68.29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6341" calcext:value-type="float">
            <text:p>3.763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38293" calcext:value-type="float">
            <text:p>3.38293</text:p>
          </table:table-cell>
          <table:table-cell table:style-name="Default" office:value-type="float" office:value="18.825" calcext:value-type="float">
            <text:p>18.8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713" calcext:value-type="float">
            <text:p>25.9713</text:p>
          </table:table-cell>
          <table:table-cell table:style-name="Default" office:value-type="float" office:value="14.4907" calcext:value-type="float">
            <text:p>14.49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0256" calcext:value-type="float">
            <text:p>13.0256</text:p>
          </table:table-cell>
          <table:table-cell table:style-name="Default" office:value-type="float" office:value="72.4837" calcext:value-type="float">
            <text:p>72.48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1724" calcext:value-type="float">
            <text:p>3.317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4" calcext:value-type="float">
            <text:p>3.04</text:p>
          </table:table-cell>
          <table:table-cell table:style-name="Default" office:value-type="float" office:value="18.5664" calcext:value-type="float">
            <text:p>18.56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9237" calcext:value-type="float">
            <text:p>24.9237</text:p>
          </table:table-cell>
          <table:table-cell table:style-name="Default" office:value-type="float" office:value="13.3096" calcext:value-type="float">
            <text:p>13.30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1972" calcext:value-type="float">
            <text:p>12.1972</text:p>
          </table:table-cell>
          <table:table-cell table:style-name="Default" office:value-type="float" office:value="74.4932" calcext:value-type="float">
            <text:p>74.493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4.tsp </text:p>
          </table:table-cell>
          <table:table-cell table:style-name="Default" office:value-type="float" office:value="4.89561" calcext:value-type="float">
            <text:p>4.895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31659" calcext:value-type="float">
            <text:p>3.31659</text:p>
          </table:table-cell>
          <table:table-cell table:style-name="Default" office:value-type="float" office:value="18.6621" calcext:value-type="float">
            <text:p>18.66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8743" calcext:value-type="float">
            <text:p>26.8743</text:p>
          </table:table-cell>
          <table:table-cell table:style-name="Default" office:value-type="float" office:value="18.2167" calcext:value-type="float">
            <text:p>18.21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3411" calcext:value-type="float">
            <text:p>12.3411</text:p>
          </table:table-cell>
          <table:table-cell table:style-name="Default" office:value-type="float" office:value="69.4422" calcext:value-type="float">
            <text:p>69.44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1041" calcext:value-type="float">
            <text:p>4.510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21854" calcext:value-type="float">
            <text:p>3.21854</text:p>
          </table:table-cell>
          <table:table-cell table:style-name="Default" office:value-type="float" office:value="22.8174" calcext:value-type="float">
            <text:p>22.81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5463" calcext:value-type="float">
            <text:p>30.5463</text:p>
          </table:table-cell>
          <table:table-cell table:style-name="Default" office:value-type="float" office:value="14.7658" calcext:value-type="float">
            <text:p>14.76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366" calcext:value-type="float">
            <text:p>10.5366</text:p>
          </table:table-cell>
          <table:table-cell table:style-name="Default" office:value-type="float" office:value="74.6976" calcext:value-type="float">
            <text:p>74.6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4878" calcext:value-type="float">
            <text:p>3.848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74585" calcext:value-type="float">
            <text:p>2.74585</text:p>
          </table:table-cell>
          <table:table-cell table:style-name="Default" office:value-type="float" office:value="12.8342" calcext:value-type="float">
            <text:p>12.83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4289" calcext:value-type="float">
            <text:p>19.4289</text:p>
          </table:table-cell>
          <table:table-cell table:style-name="Default" office:value-type="float" office:value="19.8096" calcext:value-type="float">
            <text:p>19.80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1329" calcext:value-type="float">
            <text:p>14.1329</text:p>
          </table:table-cell>
          <table:table-cell table:style-name="Default" office:value-type="float" office:value="66.0575" calcext:value-type="float">
            <text:p>66.0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265" calcext:value-type="float">
            <text:p>3.42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8" calcext:value-type="float">
            <text:p>2.58</text:p>
          </table:table-cell>
          <table:table-cell table:style-name="Default" office:value-type="float" office:value="13.4224" calcext:value-type="float">
            <text:p>13.42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4289" calcext:value-type="float">
            <text:p>19.4289</text:p>
          </table:table-cell>
          <table:table-cell table:style-name="Default" office:value-type="float" office:value="17.6362" calcext:value-type="float">
            <text:p>17.63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2792" calcext:value-type="float">
            <text:p>13.2792</text:p>
          </table:table-cell>
          <table:table-cell table:style-name="Default" office:value-type="float" office:value="69.0846" calcext:value-type="float">
            <text:p>69.084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5.tsp </text:p>
          </table:table-cell>
          <table:table-cell table:style-name="Default" office:value-type="float" office:value="5.05366" calcext:value-type="float">
            <text:p>5.053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54683" calcext:value-type="float">
            <text:p>5.54683</text:p>
          </table:table-cell>
          <table:table-cell table:style-name="Default" office:value-type="float" office:value="24.5733" calcext:value-type="float">
            <text:p>24.57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1737" calcext:value-type="float">
            <text:p>35.1737</text:p>
          </table:table-cell>
          <table:table-cell table:style-name="Default" office:value-type="float" office:value="14.3677" calcext:value-type="float">
            <text:p>14.36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7698" calcext:value-type="float">
            <text:p>15.7698</text:p>
          </table:table-cell>
          <table:table-cell table:style-name="Default" office:value-type="float" office:value="69.8625" calcext:value-type="float">
            <text:p>69.86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7089" calcext:value-type="float">
            <text:p>4.770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90244" calcext:value-type="float">
            <text:p>4.90244</text:p>
          </table:table-cell>
          <table:table-cell table:style-name="Default" office:value-type="float" office:value="30.794" calcext:value-type="float">
            <text:p>30.7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4673" calcext:value-type="float">
            <text:p>40.4673</text:p>
          </table:table-cell>
          <table:table-cell table:style-name="Default" office:value-type="float" office:value="11.7895" calcext:value-type="float">
            <text:p>11.78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1146" calcext:value-type="float">
            <text:p>12.1146</text:p>
          </table:table-cell>
          <table:table-cell table:style-name="Default" office:value-type="float" office:value="76.0959" calcext:value-type="float">
            <text:p>76.0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0195" calcext:value-type="float">
            <text:p>3.801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5854" calcext:value-type="float">
            <text:p>3.45854</text:p>
          </table:table-cell>
          <table:table-cell table:style-name="Default" office:value-type="float" office:value="25.8686" calcext:value-type="float">
            <text:p>25.86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1291" calcext:value-type="float">
            <text:p>33.1291</text:p>
          </table:table-cell>
          <table:table-cell table:style-name="Default" office:value-type="float" office:value="11.4762" calcext:value-type="float">
            <text:p>11.47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4396" calcext:value-type="float">
            <text:p>10.4396</text:p>
          </table:table-cell>
          <table:table-cell table:style-name="Default" office:value-type="float" office:value="78.0843" calcext:value-type="float">
            <text:p>78.08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2797" calcext:value-type="float">
            <text:p>3.227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36976" calcext:value-type="float">
            <text:p>3.36976</text:p>
          </table:table-cell>
          <table:table-cell table:style-name="Default" office:value-type="float" office:value="11.0882" calcext:value-type="float">
            <text:p>11.08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6859" calcext:value-type="float">
            <text:p>17.6859</text:p>
          </table:table-cell>
          <table:table-cell table:style-name="Default" office:value-type="float" office:value="18.2516" calcext:value-type="float">
            <text:p>18.25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.0533" calcext:value-type="float">
            <text:p>19.0533</text:p>
          </table:table-cell>
          <table:table-cell table:style-name="Default" office:value-type="float" office:value="62.6951" calcext:value-type="float">
            <text:p>62.695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6.tsp </text:p>
          </table:table-cell>
          <table:table-cell table:style-name="Default" office:value-type="float" office:value="4.90195" calcext:value-type="float">
            <text:p>4.901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73171" calcext:value-type="float">
            <text:p>5.73171</text:p>
          </table:table-cell>
          <table:table-cell table:style-name="Default" office:value-type="float" office:value="27.1358" calcext:value-type="float">
            <text:p>27.13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7694" calcext:value-type="float">
            <text:p>37.7694</text:p>
          </table:table-cell>
          <table:table-cell table:style-name="Default" office:value-type="float" office:value="12.9786" calcext:value-type="float">
            <text:p>12.97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1755" calcext:value-type="float">
            <text:p>15.1755</text:p>
          </table:table-cell>
          <table:table-cell table:style-name="Default" office:value-type="float" office:value="71.8459" calcext:value-type="float">
            <text:p>71.84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0602" calcext:value-type="float">
            <text:p>4.406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43171" calcext:value-type="float">
            <text:p>5.43171</text:p>
          </table:table-cell>
          <table:table-cell table:style-name="Default" office:value-type="float" office:value="27.9317" calcext:value-type="float">
            <text:p>27.9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7694" calcext:value-type="float">
            <text:p>37.7694</text:p>
          </table:table-cell>
          <table:table-cell table:style-name="Default" office:value-type="float" office:value="11.6656" calcext:value-type="float">
            <text:p>11.66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3812" calcext:value-type="float">
            <text:p>14.3812</text:p>
          </table:table-cell>
          <table:table-cell table:style-name="Default" office:value-type="float" office:value="73.9532" calcext:value-type="float">
            <text:p>73.95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4098" calcext:value-type="float">
            <text:p>3.540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16439" calcext:value-type="float">
            <text:p>4.16439</text:p>
          </table:table-cell>
          <table:table-cell table:style-name="Default" office:value-type="float" office:value="28.7975" calcext:value-type="float">
            <text:p>28.79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5028" calcext:value-type="float">
            <text:p>36.5028</text:p>
          </table:table-cell>
          <table:table-cell table:style-name="Default" office:value-type="float" office:value="9.70055" calcext:value-type="float">
            <text:p>9.700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4084" calcext:value-type="float">
            <text:p>11.4084</text:p>
          </table:table-cell>
          <table:table-cell table:style-name="Default" office:value-type="float" office:value="78.8911" calcext:value-type="float">
            <text:p>78.8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3041" calcext:value-type="float">
            <text:p>3.030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03415" calcext:value-type="float">
            <text:p>4.03415</text:p>
          </table:table-cell>
          <table:table-cell table:style-name="Default" office:value-type="float" office:value="30.6787" calcext:value-type="float">
            <text:p>30.67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7433" calcext:value-type="float">
            <text:p>37.7433</text:p>
          </table:table-cell>
          <table:table-cell table:style-name="Default" office:value-type="float" office:value="8.029" calcext:value-type="float">
            <text:p>8.0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6884" calcext:value-type="float">
            <text:p>10.6884</text:p>
          </table:table-cell>
          <table:table-cell table:style-name="Default" office:value-type="float" office:value="81.2826" calcext:value-type="float">
            <text:p>81.282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7.tsp </text:p>
          </table:table-cell>
          <table:table-cell table:style-name="Default" office:value-type="float" office:value="5.20049" calcext:value-type="float">
            <text:p>5.200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30146" calcext:value-type="float">
            <text:p>5.30146</text:p>
          </table:table-cell>
          <table:table-cell table:style-name="Default" office:value-type="float" office:value="20.2802" calcext:value-type="float">
            <text:p>20.28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7822" calcext:value-type="float">
            <text:p>30.7822</text:p>
          </table:table-cell>
          <table:table-cell table:style-name="Default" office:value-type="float" office:value="16.8945" calcext:value-type="float">
            <text:p>16.89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2225" calcext:value-type="float">
            <text:p>17.2225</text:p>
          </table:table-cell>
          <table:table-cell table:style-name="Default" office:value-type="float" office:value="65.883" calcext:value-type="float">
            <text:p>65.8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6455" calcext:value-type="float">
            <text:p>4.864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58146" calcext:value-type="float">
            <text:p>4.58146</text:p>
          </table:table-cell>
          <table:table-cell table:style-name="Default" office:value-type="float" office:value="18.1363" calcext:value-type="float">
            <text:p>18.13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823" calcext:value-type="float">
            <text:p>27.5823</text:p>
          </table:table-cell>
          <table:table-cell table:style-name="Default" office:value-type="float" office:value="17.6365" calcext:value-type="float">
            <text:p>17.63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6102" calcext:value-type="float">
            <text:p>16.6102</text:p>
          </table:table-cell>
          <table:table-cell table:style-name="Default" office:value-type="float" office:value="65.7533" calcext:value-type="float">
            <text:p>65.75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4683" calcext:value-type="float">
            <text:p>4.046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8732" calcext:value-type="float">
            <text:p>3.78732</text:p>
          </table:table-cell>
          <table:table-cell table:style-name="Default" office:value-type="float" office:value="15.6101" calcext:value-type="float">
            <text:p>15.61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4442" calcext:value-type="float">
            <text:p>23.4442</text:p>
          </table:table-cell>
          <table:table-cell table:style-name="Default" office:value-type="float" office:value="17.2615" calcext:value-type="float">
            <text:p>17.26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1546" calcext:value-type="float">
            <text:p>16.1546</text:p>
          </table:table-cell>
          <table:table-cell table:style-name="Default" office:value-type="float" office:value="66.5839" calcext:value-type="float">
            <text:p>66.58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5528" calcext:value-type="float">
            <text:p>3.655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5268" calcext:value-type="float">
            <text:p>3.85268</text:p>
          </table:table-cell>
          <table:table-cell table:style-name="Default" office:value-type="float" office:value="9.4865" calcext:value-type="float">
            <text:p>9.48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9945" calcext:value-type="float">
            <text:p>16.9945</text:p>
          </table:table-cell>
          <table:table-cell table:style-name="Default" office:value-type="float" office:value="21.5087" calcext:value-type="float">
            <text:p>21.50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.6702" calcext:value-type="float">
            <text:p>22.6702</text:p>
          </table:table-cell>
          <table:table-cell table:style-name="Default" office:value-type="float" office:value="55.8211" calcext:value-type="float">
            <text:p>55.821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8.tsp </text:p>
          </table:table-cell>
          <table:table-cell table:style-name="Default" office:value-type="float" office:value="5.03805" calcext:value-type="float">
            <text:p>5.038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2488" calcext:value-type="float">
            <text:p>3.82488</text:p>
          </table:table-cell>
          <table:table-cell table:style-name="Default" office:value-type="float" office:value="25.0677" calcext:value-type="float">
            <text:p>25.06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9307" calcext:value-type="float">
            <text:p>33.9307</text:p>
          </table:table-cell>
          <table:table-cell table:style-name="Default" office:value-type="float" office:value="14.8481" calcext:value-type="float">
            <text:p>14.84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2726" calcext:value-type="float">
            <text:p>11.2726</text:p>
          </table:table-cell>
          <table:table-cell table:style-name="Default" office:value-type="float" office:value="73.8793" calcext:value-type="float">
            <text:p>73.87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3138" calcext:value-type="float">
            <text:p>4.731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67463" calcext:value-type="float">
            <text:p>3.67463</text:p>
          </table:table-cell>
          <table:table-cell table:style-name="Default" office:value-type="float" office:value="28.9402" calcext:value-type="float">
            <text:p>28.94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3462" calcext:value-type="float">
            <text:p>37.3462</text:p>
          </table:table-cell>
          <table:table-cell table:style-name="Default" office:value-type="float" office:value="12.669" calcext:value-type="float">
            <text:p>12.6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83938" calcext:value-type="float">
            <text:p>9.83938</text:p>
          </table:table-cell>
          <table:table-cell table:style-name="Default" office:value-type="float" office:value="77.4916" calcext:value-type="float">
            <text:p>77.49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8878" calcext:value-type="float">
            <text:p>3.788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8049" calcext:value-type="float">
            <text:p>3.18049</text:p>
          </table:table-cell>
          <table:table-cell table:style-name="Default" office:value-type="float" office:value="22.4111" calcext:value-type="float">
            <text:p>22.41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3803" calcext:value-type="float">
            <text:p>29.3803</text:p>
          </table:table-cell>
          <table:table-cell table:style-name="Default" office:value-type="float" office:value="12.8956" calcext:value-type="float">
            <text:p>12.89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8252" calcext:value-type="float">
            <text:p>10.8252</text:p>
          </table:table-cell>
          <table:table-cell table:style-name="Default" office:value-type="float" office:value="76.2791" calcext:value-type="float">
            <text:p>76.27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9724" calcext:value-type="float">
            <text:p>3.397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40341" calcext:value-type="float">
            <text:p>2.40341</text:p>
          </table:table-cell>
          <table:table-cell table:style-name="Default" office:value-type="float" office:value="14.2104" calcext:value-type="float">
            <text:p>14.21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0111" calcext:value-type="float">
            <text:p>20.0111</text:p>
          </table:table-cell>
          <table:table-cell table:style-name="Default" office:value-type="float" office:value="16.9768" calcext:value-type="float">
            <text:p>16.97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0104" calcext:value-type="float">
            <text:p>12.0104</text:p>
          </table:table-cell>
          <table:table-cell table:style-name="Default" office:value-type="float" office:value="71.0128" calcext:value-type="float">
            <text:p>71.012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3-9.tsp </text:p>
          </table:table-cell>
          <table:table-cell table:style-name="Default" office:value-type="float" office:value="4.73463" calcext:value-type="float">
            <text:p>4.734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9366" calcext:value-type="float">
            <text:p>3.49366</text:p>
          </table:table-cell>
          <table:table-cell table:style-name="Default" office:value-type="float" office:value="26.2797" calcext:value-type="float">
            <text:p>26.27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508" calcext:value-type="float">
            <text:p>34.508</text:p>
          </table:table-cell>
          <table:table-cell table:style-name="Default" office:value-type="float" office:value="13.7204" calcext:value-type="float">
            <text:p>13.72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1242" calcext:value-type="float">
            <text:p>10.1242</text:p>
          </table:table-cell>
          <table:table-cell table:style-name="Default" office:value-type="float" office:value="76.1554" calcext:value-type="float">
            <text:p>76.15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3065" calcext:value-type="float">
            <text:p>4.30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62537" calcext:value-type="float">
            <text:p>3.62537</text:p>
          </table:table-cell>
          <table:table-cell table:style-name="Default" office:value-type="float" office:value="26.5844" calcext:value-type="float">
            <text:p>26.58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5163" calcext:value-type="float">
            <text:p>34.5163</text:p>
          </table:table-cell>
          <table:table-cell table:style-name="Default" office:value-type="float" office:value="12.4767" calcext:value-type="float">
            <text:p>12.47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034" calcext:value-type="float">
            <text:p>10.5034</text:p>
          </table:table-cell>
          <table:table-cell table:style-name="Default" office:value-type="float" office:value="77.0199" calcext:value-type="float">
            <text:p>77.0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3902" calcext:value-type="float">
            <text:p>3.539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3268" calcext:value-type="float">
            <text:p>3.13268</text:p>
          </table:table-cell>
          <table:table-cell table:style-name="Default" office:value-type="float" office:value="22.1905" calcext:value-type="float">
            <text:p>22.19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8622" calcext:value-type="float">
            <text:p>28.8622</text:p>
          </table:table-cell>
          <table:table-cell table:style-name="Default" office:value-type="float" office:value="12.2618" calcext:value-type="float">
            <text:p>12.26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8539" calcext:value-type="float">
            <text:p>10.8539</text:p>
          </table:table-cell>
          <table:table-cell table:style-name="Default" office:value-type="float" office:value="76.8843" calcext:value-type="float">
            <text:p>76.88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2163" calcext:value-type="float">
            <text:p>2.921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3366" calcext:value-type="float">
            <text:p>2.53366</text:p>
          </table:table-cell>
          <table:table-cell table:style-name="Default" office:value-type="float" office:value="22.3692" calcext:value-type="float">
            <text:p>22.36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8245" calcext:value-type="float">
            <text:p>27.8245</text:p>
          </table:table-cell>
          <table:table-cell table:style-name="Default" office:value-type="float" office:value="10.5002" calcext:value-type="float">
            <text:p>10.50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10586" calcext:value-type="float">
            <text:p>9.10586</text:p>
          </table:table-cell>
          <table:table-cell table:style-name="Default" office:value-type="float" office:value="80.3939" calcext:value-type="float">
            <text:p>80.393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0.tsp </text:p>
          </table:table-cell>
          <table:table-cell table:style-name="Default" office:value-type="float" office:value="5.27106" calcext:value-type="float">
            <text:p>5.271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24341" calcext:value-type="float">
            <text:p>4.24341</text:p>
          </table:table-cell>
          <table:table-cell table:style-name="Default" office:value-type="float" office:value="33.362" calcext:value-type="float">
            <text:p>33.3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765" calcext:value-type="float">
            <text:p>42.8765</text:p>
          </table:table-cell>
          <table:table-cell table:style-name="Default" office:value-type="float" office:value="12.2936" calcext:value-type="float">
            <text:p>12.29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89683" calcext:value-type="float">
            <text:p>9.89683</text:p>
          </table:table-cell>
          <table:table-cell table:style-name="Default" office:value-type="float" office:value="77.8096" calcext:value-type="float">
            <text:p>77.80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28114" calcext:value-type="float">
            <text:p>4.281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2976" calcext:value-type="float">
            <text:p>3.42976</text:p>
          </table:table-cell>
          <table:table-cell table:style-name="Default" office:value-type="float" office:value="25.6036" calcext:value-type="float">
            <text:p>25.60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3145" calcext:value-type="float">
            <text:p>33.3145</text:p>
          </table:table-cell>
          <table:table-cell table:style-name="Default" office:value-type="float" office:value="12.8507" calcext:value-type="float">
            <text:p>12.85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2951" calcext:value-type="float">
            <text:p>10.2951</text:p>
          </table:table-cell>
          <table:table-cell table:style-name="Default" office:value-type="float" office:value="76.8542" calcext:value-type="float">
            <text:p>76.85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6423" calcext:value-type="float">
            <text:p>4.064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23756" calcext:value-type="float">
            <text:p>3.23756</text:p>
          </table:table-cell>
          <table:table-cell table:style-name="Default" office:value-type="float" office:value="25.5388" calcext:value-type="float">
            <text:p>25.53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8406" calcext:value-type="float">
            <text:p>32.8406</text:p>
          </table:table-cell>
          <table:table-cell table:style-name="Default" office:value-type="float" office:value="12.3756" calcext:value-type="float">
            <text:p>12.37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85842" calcext:value-type="float">
            <text:p>9.85842</text:p>
          </table:table-cell>
          <table:table-cell table:style-name="Default" office:value-type="float" office:value="77.766" calcext:value-type="float">
            <text:p>77.7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6846" calcext:value-type="float">
            <text:p>3.068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8341" calcext:value-type="float">
            <text:p>2.68341</text:p>
          </table:table-cell>
          <table:table-cell table:style-name="Default" office:value-type="float" office:value="24.8881" calcext:value-type="float">
            <text:p>24.88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6399" calcext:value-type="float">
            <text:p>30.6399</text:p>
          </table:table-cell>
          <table:table-cell table:style-name="Default" office:value-type="float" office:value="10.0146" calcext:value-type="float">
            <text:p>10.01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7579" calcext:value-type="float">
            <text:p>8.7579</text:p>
          </table:table-cell>
          <table:table-cell table:style-name="Default" office:value-type="float" office:value="81.2275" calcext:value-type="float">
            <text:p>81.227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1.tsp </text:p>
          </table:table-cell>
          <table:table-cell table:style-name="Default" office:value-type="float" office:value="5.46764" calcext:value-type="float">
            <text:p>5.467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4322" calcext:value-type="float">
            <text:p>4.4322</text:p>
          </table:table-cell>
          <table:table-cell table:style-name="Default" office:value-type="float" office:value="22.7731" calcext:value-type="float">
            <text:p>22.77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6729" calcext:value-type="float">
            <text:p>32.6729</text:p>
          </table:table-cell>
          <table:table-cell table:style-name="Default" office:value-type="float" office:value="16.7345" calcext:value-type="float">
            <text:p>16.73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653" calcext:value-type="float">
            <text:p>13.5653</text:p>
          </table:table-cell>
          <table:table-cell table:style-name="Default" office:value-type="float" office:value="69.7002" calcext:value-type="float">
            <text:p>69.70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226" calcext:value-type="float">
            <text:p>4.62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11805" calcext:value-type="float">
            <text:p>4.11805</text:p>
          </table:table-cell>
          <table:table-cell table:style-name="Default" office:value-type="float" office:value="29.3713" calcext:value-type="float">
            <text:p>29.37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112" calcext:value-type="float">
            <text:p>38.112</text:p>
          </table:table-cell>
          <table:table-cell table:style-name="Default" office:value-type="float" office:value="12.129" calcext:value-type="float">
            <text:p>12.1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8051" calcext:value-type="float">
            <text:p>10.8051</text:p>
          </table:table-cell>
          <table:table-cell table:style-name="Default" office:value-type="float" office:value="77.0659" calcext:value-type="float">
            <text:p>77.0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21545" calcext:value-type="float">
            <text:p>4.215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4488" calcext:value-type="float">
            <text:p>3.84488</text:p>
          </table:table-cell>
          <table:table-cell table:style-name="Default" office:value-type="float" office:value="24.9384" calcext:value-type="float">
            <text:p>24.93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9987" calcext:value-type="float">
            <text:p>32.9987</text:p>
          </table:table-cell>
          <table:table-cell table:style-name="Default" office:value-type="float" office:value="12.7746" calcext:value-type="float">
            <text:p>12.77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6516" calcext:value-type="float">
            <text:p>11.6516</text:p>
          </table:table-cell>
          <table:table-cell table:style-name="Default" office:value-type="float" office:value="75.5738" calcext:value-type="float">
            <text:p>75.57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1724" calcext:value-type="float">
            <text:p>3.617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439" calcext:value-type="float">
            <text:p>3.0439</text:p>
          </table:table-cell>
          <table:table-cell table:style-name="Default" office:value-type="float" office:value="25.5693" calcext:value-type="float">
            <text:p>25.56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2304" calcext:value-type="float">
            <text:p>32.2304</text:p>
          </table:table-cell>
          <table:table-cell table:style-name="Default" office:value-type="float" office:value="11.2231" calcext:value-type="float">
            <text:p>11.22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44419" calcext:value-type="float">
            <text:p>9.44419</text:p>
          </table:table-cell>
          <table:table-cell table:style-name="Default" office:value-type="float" office:value="79.3328" calcext:value-type="float">
            <text:p>79.332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2.tsp </text:p>
          </table:table-cell>
          <table:table-cell table:style-name="Default" office:value-type="float" office:value="5.66667" calcext:value-type="float">
            <text:p>5.666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71902" calcext:value-type="float">
            <text:p>5.71902</text:p>
          </table:table-cell>
          <table:table-cell table:style-name="Default" office:value-type="float" office:value="19.5659" calcext:value-type="float">
            <text:p>19.5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516" calcext:value-type="float">
            <text:p>30.9516</text:p>
          </table:table-cell>
          <table:table-cell table:style-name="Default" office:value-type="float" office:value="18.3081" calcext:value-type="float">
            <text:p>18.30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4773" calcext:value-type="float">
            <text:p>18.4773</text:p>
          </table:table-cell>
          <table:table-cell table:style-name="Default" office:value-type="float" office:value="63.2146" calcext:value-type="float">
            <text:p>63.2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6358" calcext:value-type="float">
            <text:p>4.963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70585" calcext:value-type="float">
            <text:p>4.70585</text:p>
          </table:table-cell>
          <table:table-cell table:style-name="Default" office:value-type="float" office:value="21.8468" calcext:value-type="float">
            <text:p>21.84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5163" calcext:value-type="float">
            <text:p>31.5163</text:p>
          </table:table-cell>
          <table:table-cell table:style-name="Default" office:value-type="float" office:value="15.7493" calcext:value-type="float">
            <text:p>15.74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9315" calcext:value-type="float">
            <text:p>14.9315</text:p>
          </table:table-cell>
          <table:table-cell table:style-name="Default" office:value-type="float" office:value="69.3192" calcext:value-type="float">
            <text:p>69.31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4862" calcext:value-type="float">
            <text:p>4.648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58634" calcext:value-type="float">
            <text:p>4.58634</text:p>
          </table:table-cell>
          <table:table-cell table:style-name="Default" office:value-type="float" office:value="19.0449" calcext:value-type="float">
            <text:p>19.04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2798" calcext:value-type="float">
            <text:p>28.2798</text:p>
          </table:table-cell>
          <table:table-cell table:style-name="Default" office:value-type="float" office:value="16.4379" calcext:value-type="float">
            <text:p>16.43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2177" calcext:value-type="float">
            <text:p>16.2177</text:p>
          </table:table-cell>
          <table:table-cell table:style-name="Default" office:value-type="float" office:value="67.3444" calcext:value-type="float">
            <text:p>67.3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4699" calcext:value-type="float">
            <text:p>4.046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93268" calcext:value-type="float">
            <text:p>3.93268</text:p>
          </table:table-cell>
          <table:table-cell table:style-name="Default" office:value-type="float" office:value="15.0972" calcext:value-type="float">
            <text:p>15.0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0768" calcext:value-type="float">
            <text:p>23.0768</text:p>
          </table:table-cell>
          <table:table-cell table:style-name="Default" office:value-type="float" office:value="17.537" calcext:value-type="float">
            <text:p>17.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0417" calcext:value-type="float">
            <text:p>17.0417</text:p>
          </table:table-cell>
          <table:table-cell table:style-name="Default" office:value-type="float" office:value="65.4213" calcext:value-type="float">
            <text:p>65.421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3.tsp </text:p>
          </table:table-cell>
          <table:table-cell table:style-name="Default" office:value-type="float" office:value="5.74715" calcext:value-type="float">
            <text:p>5.747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85171" calcext:value-type="float">
            <text:p>4.85171</text:p>
          </table:table-cell>
          <table:table-cell table:style-name="Default" office:value-type="float" office:value="19.1934" calcext:value-type="float">
            <text:p>19.19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923" calcext:value-type="float">
            <text:p>29.7923</text:p>
          </table:table-cell>
          <table:table-cell table:style-name="Default" office:value-type="float" office:value="19.2908" calcext:value-type="float">
            <text:p>19.29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2851" calcext:value-type="float">
            <text:p>16.2851</text:p>
          </table:table-cell>
          <table:table-cell table:style-name="Default" office:value-type="float" office:value="64.4241" calcext:value-type="float">
            <text:p>64.4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5577" calcext:value-type="float">
            <text:p>4.755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30732" calcext:value-type="float">
            <text:p>4.30732</text:p>
          </table:table-cell>
          <table:table-cell table:style-name="Default" office:value-type="float" office:value="20.6808" calcext:value-type="float">
            <text:p>20.68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439" calcext:value-type="float">
            <text:p>29.7439</text:p>
          </table:table-cell>
          <table:table-cell table:style-name="Default" office:value-type="float" office:value="15.9891" calcext:value-type="float">
            <text:p>15.98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4813" calcext:value-type="float">
            <text:p>14.4813</text:p>
          </table:table-cell>
          <table:table-cell table:style-name="Default" office:value-type="float" office:value="69.5296" calcext:value-type="float">
            <text:p>69.52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2374" calcext:value-type="float">
            <text:p>4.423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03756" calcext:value-type="float">
            <text:p>4.03756</text:p>
          </table:table-cell>
          <table:table-cell table:style-name="Default" office:value-type="float" office:value="19.4801" calcext:value-type="float">
            <text:p>19.48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9414" calcext:value-type="float">
            <text:p>27.9414</text:p>
          </table:table-cell>
          <table:table-cell table:style-name="Default" office:value-type="float" office:value="15.8322" calcext:value-type="float">
            <text:p>15.83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4501" calcext:value-type="float">
            <text:p>14.4501</text:p>
          </table:table-cell>
          <table:table-cell table:style-name="Default" office:value-type="float" office:value="69.7177" calcext:value-type="float">
            <text:p>69.71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0211" calcext:value-type="float">
            <text:p>3.702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6341" calcext:value-type="float">
            <text:p>3.46341</text:p>
          </table:table-cell>
          <table:table-cell table:style-name="Default" office:value-type="float" office:value="17.9083" calcext:value-type="float">
            <text:p>17.90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0738" calcext:value-type="float">
            <text:p>25.0738</text:p>
          </table:table-cell>
          <table:table-cell table:style-name="Default" office:value-type="float" office:value="14.7649" calcext:value-type="float">
            <text:p>14.76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8129" calcext:value-type="float">
            <text:p>13.8129</text:p>
          </table:table-cell>
          <table:table-cell table:style-name="Default" office:value-type="float" office:value="71.4223" calcext:value-type="float">
            <text:p>71.422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4.tsp </text:p>
          </table:table-cell>
          <table:table-cell table:style-name="Default" office:value-type="float" office:value="5.81301" calcext:value-type="float">
            <text:p>5.813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05512" calcext:value-type="float">
            <text:p>5.05512</text:p>
          </table:table-cell>
          <table:table-cell table:style-name="Default" office:value-type="float" office:value="10.9037" calcext:value-type="float">
            <text:p>10.9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7718" calcext:value-type="float">
            <text:p>21.7718</text:p>
          </table:table-cell>
          <table:table-cell table:style-name="Default" office:value-type="float" office:value="26.6997" calcext:value-type="float">
            <text:p>26.69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.2187" calcext:value-type="float">
            <text:p>23.2187</text:p>
          </table:table-cell>
          <table:table-cell table:style-name="Default" office:value-type="float" office:value="50.0816" calcext:value-type="float">
            <text:p>50.08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0016" calcext:value-type="float">
            <text:p>4.800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46146" calcext:value-type="float">
            <text:p>4.46146</text:p>
          </table:table-cell>
          <table:table-cell table:style-name="Default" office:value-type="float" office:value="11.1264" calcext:value-type="float">
            <text:p>11.1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388" calcext:value-type="float">
            <text:p>20.388</text:p>
          </table:table-cell>
          <table:table-cell table:style-name="Default" office:value-type="float" office:value="23.544" calcext:value-type="float">
            <text:p>23.5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.8827" calcext:value-type="float">
            <text:p>21.8827</text:p>
          </table:table-cell>
          <table:table-cell table:style-name="Default" office:value-type="float" office:value="54.5733" calcext:value-type="float">
            <text:p>54.57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31398" calcext:value-type="float">
            <text:p>4.313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35415" calcext:value-type="float">
            <text:p>3.35415</text:p>
          </table:table-cell>
          <table:table-cell table:style-name="Default" office:value-type="float" office:value="12.6944" calcext:value-type="float">
            <text:p>12.69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3625" calcext:value-type="float">
            <text:p>20.3625</text:p>
          </table:table-cell>
          <table:table-cell table:style-name="Default" office:value-type="float" office:value="21.1859" calcext:value-type="float">
            <text:p>21.18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4722" calcext:value-type="float">
            <text:p>16.4722</text:p>
          </table:table-cell>
          <table:table-cell table:style-name="Default" office:value-type="float" office:value="62.3419" calcext:value-type="float">
            <text:p>62.34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9626" calcext:value-type="float">
            <text:p>3.496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1122" calcext:value-type="float">
            <text:p>2.91122</text:p>
          </table:table-cell>
          <table:table-cell table:style-name="Default" office:value-type="float" office:value="11.443" calcext:value-type="float">
            <text:p>11.4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8505" calcext:value-type="float">
            <text:p>17.8505</text:p>
          </table:table-cell>
          <table:table-cell table:style-name="Default" office:value-type="float" office:value="19.5864" calcext:value-type="float">
            <text:p>19.58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3089" calcext:value-type="float">
            <text:p>16.3089</text:p>
          </table:table-cell>
          <table:table-cell table:style-name="Default" office:value-type="float" office:value="64.1047" calcext:value-type="float">
            <text:p>64.104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5.tsp </text:p>
          </table:table-cell>
          <table:table-cell table:style-name="Default" office:value-type="float" office:value="5.62472" calcext:value-type="float">
            <text:p>5.624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4244" calcext:value-type="float">
            <text:p>3.54244</text:p>
          </table:table-cell>
          <table:table-cell table:style-name="Default" office:value-type="float" office:value="36.844" calcext:value-type="float">
            <text:p>36.8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0111" calcext:value-type="float">
            <text:p>46.0111</text:p>
          </table:table-cell>
          <table:table-cell table:style-name="Default" office:value-type="float" office:value="12.2247" calcext:value-type="float">
            <text:p>12.22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69909" calcext:value-type="float">
            <text:p>7.69909</text:p>
          </table:table-cell>
          <table:table-cell table:style-name="Default" office:value-type="float" office:value="80.0762" calcext:value-type="float">
            <text:p>80.07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5431" calcext:value-type="float">
            <text:p>4.554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35268" calcext:value-type="float">
            <text:p>3.35268</text:p>
          </table:table-cell>
          <table:table-cell table:style-name="Default" office:value-type="float" office:value="30.1041" calcext:value-type="float">
            <text:p>30.10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0111" calcext:value-type="float">
            <text:p>38.0111</text:p>
          </table:table-cell>
          <table:table-cell table:style-name="Default" office:value-type="float" office:value="11.9815" calcext:value-type="float">
            <text:p>11.98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82026" calcext:value-type="float">
            <text:p>8.82026</text:p>
          </table:table-cell>
          <table:table-cell table:style-name="Default" office:value-type="float" office:value="79.1982" calcext:value-type="float">
            <text:p>79.19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3008" calcext:value-type="float">
            <text:p>4.030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4732" calcext:value-type="float">
            <text:p>3.14732</text:p>
          </table:table-cell>
          <table:table-cell table:style-name="Default" office:value-type="float" office:value="22.8337" calcext:value-type="float">
            <text:p>22.83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0111" calcext:value-type="float">
            <text:p>30.0111</text:p>
          </table:table-cell>
          <table:table-cell table:style-name="Default" office:value-type="float" office:value="13.4286" calcext:value-type="float">
            <text:p>13.42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4872" calcext:value-type="float">
            <text:p>10.4872</text:p>
          </table:table-cell>
          <table:table-cell table:style-name="Default" office:value-type="float" office:value="76.0842" calcext:value-type="float">
            <text:p>76.08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9333" calcext:value-type="float">
            <text:p>3.193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0829" calcext:value-type="float">
            <text:p>2.80829</text:p>
          </table:table-cell>
          <table:table-cell table:style-name="Default" office:value-type="float" office:value="13.5394" calcext:value-type="float">
            <text:p>13.53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411" calcext:value-type="float">
            <text:p>19.5411</text:p>
          </table:table-cell>
          <table:table-cell table:style-name="Default" office:value-type="float" office:value="16.3417" calcext:value-type="float">
            <text:p>16.34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3712" calcext:value-type="float">
            <text:p>14.3712</text:p>
          </table:table-cell>
          <table:table-cell table:style-name="Default" office:value-type="float" office:value="69.2871" calcext:value-type="float">
            <text:p>69.287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6.tsp </text:p>
          </table:table-cell>
          <table:table-cell table:style-name="Default" office:value-type="float" office:value="6.00423" calcext:value-type="float">
            <text:p>6.004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74488" calcext:value-type="float">
            <text:p>4.74488</text:p>
          </table:table-cell>
          <table:table-cell table:style-name="Default" office:value-type="float" office:value="14.4054" calcext:value-type="float">
            <text:p>14.40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1545" calcext:value-type="float">
            <text:p>25.1545</text:p>
          </table:table-cell>
          <table:table-cell table:style-name="Default" office:value-type="float" office:value="23.8694" calcext:value-type="float">
            <text:p>23.86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863" calcext:value-type="float">
            <text:p>18.863</text:p>
          </table:table-cell>
          <table:table-cell table:style-name="Default" office:value-type="float" office:value="57.2676" calcext:value-type="float">
            <text:p>57.26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787" calcext:value-type="float">
            <text:p>5.07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86488" calcext:value-type="float">
            <text:p>4.86488</text:p>
          </table:table-cell>
          <table:table-cell table:style-name="Default" office:value-type="float" office:value="13.6198" calcext:value-type="float">
            <text:p>13.61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5633" calcext:value-type="float">
            <text:p>23.5633</text:p>
          </table:table-cell>
          <table:table-cell table:style-name="Default" office:value-type="float" office:value="21.5534" calcext:value-type="float">
            <text:p>21.55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.646" calcext:value-type="float">
            <text:p>20.646</text:p>
          </table:table-cell>
          <table:table-cell table:style-name="Default" office:value-type="float" office:value="57.8006" calcext:value-type="float">
            <text:p>57.80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0179" calcext:value-type="float">
            <text:p>4.601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20049" calcext:value-type="float">
            <text:p>4.20049</text:p>
          </table:table-cell>
          <table:table-cell table:style-name="Default" office:value-type="float" office:value="13.9746" calcext:value-type="float">
            <text:p>13.97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769" calcext:value-type="float">
            <text:p>22.7769</text:p>
          </table:table-cell>
          <table:table-cell table:style-name="Default" office:value-type="float" office:value="20.2037" calcext:value-type="float">
            <text:p>20.20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4419" calcext:value-type="float">
            <text:p>18.4419</text:p>
          </table:table-cell>
          <table:table-cell table:style-name="Default" office:value-type="float" office:value="61.3544" calcext:value-type="float">
            <text:p>61.35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4894" calcext:value-type="float">
            <text:p>3.748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5024" calcext:value-type="float">
            <text:p>3.75024</text:p>
          </table:table-cell>
          <table:table-cell table:style-name="Default" office:value-type="float" office:value="14.7615" calcext:value-type="float">
            <text:p>14.76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2607" calcext:value-type="float">
            <text:p>22.2607</text:p>
          </table:table-cell>
          <table:table-cell table:style-name="Default" office:value-type="float" office:value="16.8411" calcext:value-type="float">
            <text:p>16.84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847" calcext:value-type="float">
            <text:p>16.847</text:p>
          </table:table-cell>
          <table:table-cell table:style-name="Default" office:value-type="float" office:value="66.3119" calcext:value-type="float">
            <text:p>66.311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7.tsp </text:p>
          </table:table-cell>
          <table:table-cell table:style-name="Default" office:value-type="float" office:value="4.70715" calcext:value-type="float">
            <text:p>4.707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25951" calcext:value-type="float">
            <text:p>4.25951</text:p>
          </table:table-cell>
          <table:table-cell table:style-name="Default" office:value-type="float" office:value="29.6626" calcext:value-type="float">
            <text:p>29.6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6293" calcext:value-type="float">
            <text:p>38.6293</text:p>
          </table:table-cell>
          <table:table-cell table:style-name="Default" office:value-type="float" office:value="12.1855" calcext:value-type="float">
            <text:p>12.18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0266" calcext:value-type="float">
            <text:p>11.0266</text:p>
          </table:table-cell>
          <table:table-cell table:style-name="Default" office:value-type="float" office:value="76.7879" calcext:value-type="float">
            <text:p>76.78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2016" calcext:value-type="float">
            <text:p>4.020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9902" calcext:value-type="float">
            <text:p>3.19902</text:p>
          </table:table-cell>
          <table:table-cell table:style-name="Default" office:value-type="float" office:value="31.4101" calcext:value-type="float">
            <text:p>31.41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6293" calcext:value-type="float">
            <text:p>38.6293</text:p>
          </table:table-cell>
          <table:table-cell table:style-name="Default" office:value-type="float" office:value="10.407" calcext:value-type="float">
            <text:p>10.4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28135" calcext:value-type="float">
            <text:p>8.28135</text:p>
          </table:table-cell>
          <table:table-cell table:style-name="Default" office:value-type="float" office:value="81.3116" calcext:value-type="float">
            <text:p>81.31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0667" calcext:value-type="float">
            <text:p>3.806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5902" calcext:value-type="float">
            <text:p>2.85902</text:p>
          </table:table-cell>
          <table:table-cell table:style-name="Default" office:value-type="float" office:value="30.249" calcext:value-type="float">
            <text:p>30.2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9147" calcext:value-type="float">
            <text:p>36.9147</text:p>
          </table:table-cell>
          <table:table-cell table:style-name="Default" office:value-type="float" office:value="10.3121" calcext:value-type="float">
            <text:p>10.31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74494" calcext:value-type="float">
            <text:p>7.74494</text:p>
          </table:table-cell>
          <table:table-cell table:style-name="Default" office:value-type="float" office:value="81.943" calcext:value-type="float">
            <text:p>81.9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1041" calcext:value-type="float">
            <text:p>3.010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4927" calcext:value-type="float">
            <text:p>2.64927</text:p>
          </table:table-cell>
          <table:table-cell table:style-name="Default" office:value-type="float" office:value="19.6311" calcext:value-type="float">
            <text:p>19.63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2907" calcext:value-type="float">
            <text:p>25.2907</text:p>
          </table:table-cell>
          <table:table-cell table:style-name="Default" office:value-type="float" office:value="11.9032" calcext:value-type="float">
            <text:p>11.90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4753" calcext:value-type="float">
            <text:p>10.4753</text:p>
          </table:table-cell>
          <table:table-cell table:style-name="Default" office:value-type="float" office:value="77.6215" calcext:value-type="float">
            <text:p>77.621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8.tsp </text:p>
          </table:table-cell>
          <table:table-cell table:style-name="Default" office:value-type="float" office:value="5.70179" calcext:value-type="float">
            <text:p>5.701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69561" calcext:value-type="float">
            <text:p>4.69561</text:p>
          </table:table-cell>
          <table:table-cell table:style-name="Default" office:value-type="float" office:value="27.8403" calcext:value-type="float">
            <text:p>27.84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2377" calcext:value-type="float">
            <text:p>38.2377</text:p>
          </table:table-cell>
          <table:table-cell table:style-name="Default" office:value-type="float" office:value="14.9114" calcext:value-type="float">
            <text:p>14.91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28" calcext:value-type="float">
            <text:p>12.28</text:p>
          </table:table-cell>
          <table:table-cell table:style-name="Default" office:value-type="float" office:value="72.8085" calcext:value-type="float">
            <text:p>72.80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5967" calcext:value-type="float">
            <text:p>4.859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1961" calcext:value-type="float">
            <text:p>4.1961</text:p>
          </table:table-cell>
          <table:table-cell table:style-name="Default" office:value-type="float" office:value="19.5993" calcext:value-type="float">
            <text:p>19.59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6551" calcext:value-type="float">
            <text:p>28.6551</text:p>
          </table:table-cell>
          <table:table-cell table:style-name="Default" office:value-type="float" office:value="16.9592" calcext:value-type="float">
            <text:p>16.95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6434" calcext:value-type="float">
            <text:p>14.6434</text:p>
          </table:table-cell>
          <table:table-cell table:style-name="Default" office:value-type="float" office:value="68.3974" calcext:value-type="float">
            <text:p>68.39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3535" calcext:value-type="float">
            <text:p>4.35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3756" calcext:value-type="float">
            <text:p>3.73756</text:p>
          </table:table-cell>
          <table:table-cell table:style-name="Default" office:value-type="float" office:value="18.6504" calcext:value-type="float">
            <text:p>18.65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415" calcext:value-type="float">
            <text:p>26.7415</text:p>
          </table:table-cell>
          <table:table-cell table:style-name="Default" office:value-type="float" office:value="16.2799" calcext:value-type="float">
            <text:p>16.27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9767" calcext:value-type="float">
            <text:p>13.9767</text:p>
          </table:table-cell>
          <table:table-cell table:style-name="Default" office:value-type="float" office:value="69.7434" calcext:value-type="float">
            <text:p>69.7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7138" calcext:value-type="float">
            <text:p>3.771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6146" calcext:value-type="float">
            <text:p>2.86146</text:p>
          </table:table-cell>
          <table:table-cell table:style-name="Default" office:value-type="float" office:value="11.662" calcext:value-type="float">
            <text:p>11.6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2949" calcext:value-type="float">
            <text:p>18.2949</text:p>
          </table:table-cell>
          <table:table-cell table:style-name="Default" office:value-type="float" office:value="20.6144" calcext:value-type="float">
            <text:p>20.61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6408" calcext:value-type="float">
            <text:p>15.6408</text:p>
          </table:table-cell>
          <table:table-cell table:style-name="Default" office:value-type="float" office:value="63.7448" calcext:value-type="float">
            <text:p>63.744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4-9.tsp </text:p>
          </table:table-cell>
          <table:table-cell table:style-name="Default" office:value-type="float" office:value="5.6613" calcext:value-type="float">
            <text:p>5.66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58293" calcext:value-type="float">
            <text:p>4.58293</text:p>
          </table:table-cell>
          <table:table-cell table:style-name="Default" office:value-type="float" office:value="19.1749" calcext:value-type="float">
            <text:p>19.17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4191" calcext:value-type="float">
            <text:p>29.4191</text:p>
          </table:table-cell>
          <table:table-cell table:style-name="Default" office:value-type="float" office:value="19.2436" calcext:value-type="float">
            <text:p>19.24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5781" calcext:value-type="float">
            <text:p>15.5781</text:p>
          </table:table-cell>
          <table:table-cell table:style-name="Default" office:value-type="float" office:value="65.1783" calcext:value-type="float">
            <text:p>65.17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9626" calcext:value-type="float">
            <text:p>4.696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4039" calcext:value-type="float">
            <text:p>4.4039</text:p>
          </table:table-cell>
          <table:table-cell table:style-name="Default" office:value-type="float" office:value="13.6881" calcext:value-type="float">
            <text:p>13.68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883" calcext:value-type="float">
            <text:p>22.7883</text:p>
          </table:table-cell>
          <table:table-cell table:style-name="Default" office:value-type="float" office:value="20.6082" calcext:value-type="float">
            <text:p>20.60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.3253" calcext:value-type="float">
            <text:p>19.3253</text:p>
          </table:table-cell>
          <table:table-cell table:style-name="Default" office:value-type="float" office:value="60.0665" calcext:value-type="float">
            <text:p>60.06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0081" calcext:value-type="float">
            <text:p>4.400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9805" calcext:value-type="float">
            <text:p>3.79805</text:p>
          </table:table-cell>
          <table:table-cell table:style-name="Default" office:value-type="float" office:value="14.5894" calcext:value-type="float">
            <text:p>14.5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883" calcext:value-type="float">
            <text:p>22.7883</text:p>
          </table:table-cell>
          <table:table-cell table:style-name="Default" office:value-type="float" office:value="19.3117" calcext:value-type="float">
            <text:p>19.31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6667" calcext:value-type="float">
            <text:p>16.6667</text:p>
          </table:table-cell>
          <table:table-cell table:style-name="Default" office:value-type="float" office:value="64.0216" calcext:value-type="float">
            <text:p>64.02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5528" calcext:value-type="float">
            <text:p>3.455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8" calcext:value-type="float">
            <text:p>2.58</text:p>
          </table:table-cell>
          <table:table-cell table:style-name="Default" office:value-type="float" office:value="15.9159" calcext:value-type="float">
            <text:p>15.91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9511" calcext:value-type="float">
            <text:p>21.9511</text:p>
          </table:table-cell>
          <table:table-cell table:style-name="Default" office:value-type="float" office:value="15.7408" calcext:value-type="float">
            <text:p>15.74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7534" calcext:value-type="float">
            <text:p>11.7534</text:p>
          </table:table-cell>
          <table:table-cell table:style-name="Default" office:value-type="float" office:value="72.5058" calcext:value-type="float">
            <text:p>72.505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0.tsp </text:p>
          </table:table-cell>
          <table:table-cell table:style-name="Default" office:value-type="float" office:value="6.10407" calcext:value-type="float">
            <text:p>6.104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72829" calcext:value-type="float">
            <text:p>5.72829</text:p>
          </table:table-cell>
          <table:table-cell table:style-name="Default" office:value-type="float" office:value="19.3572" calcext:value-type="float">
            <text:p>19.35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1895" calcext:value-type="float">
            <text:p>31.1895</text:p>
          </table:table-cell>
          <table:table-cell table:style-name="Default" office:value-type="float" office:value="19.5709" calcext:value-type="float">
            <text:p>19.570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3661" calcext:value-type="float">
            <text:p>18.3661</text:p>
          </table:table-cell>
          <table:table-cell table:style-name="Default" office:value-type="float" office:value="62.063" calcext:value-type="float">
            <text:p>62.0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7854" calcext:value-type="float">
            <text:p>5.078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02049" calcext:value-type="float">
            <text:p>5.02049</text:p>
          </table:table-cell>
          <table:table-cell table:style-name="Default" office:value-type="float" office:value="23.5664" calcext:value-type="float">
            <text:p>23.56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6654" calcext:value-type="float">
            <text:p>33.6654</text:p>
          </table:table-cell>
          <table:table-cell table:style-name="Default" office:value-type="float" office:value="15.0853" calcext:value-type="float">
            <text:p>15.08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9129" calcext:value-type="float">
            <text:p>14.9129</text:p>
          </table:table-cell>
          <table:table-cell table:style-name="Default" office:value-type="float" office:value="70.0018" calcext:value-type="float">
            <text:p>70.00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5187" calcext:value-type="float">
            <text:p>4.751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21854" calcext:value-type="float">
            <text:p>4.21854</text:p>
          </table:table-cell>
          <table:table-cell table:style-name="Default" office:value-type="float" office:value="20.7396" calcext:value-type="float">
            <text:p>20.7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1" calcext:value-type="float">
            <text:p>29.71</text:p>
          </table:table-cell>
          <table:table-cell table:style-name="Default" office:value-type="float" office:value="15.9942" calcext:value-type="float">
            <text:p>15.99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199" calcext:value-type="float">
            <text:p>14.199</text:p>
          </table:table-cell>
          <table:table-cell table:style-name="Default" office:value-type="float" office:value="69.8068" calcext:value-type="float">
            <text:p>69.80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1951" calcext:value-type="float">
            <text:p>3.919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2439" calcext:value-type="float">
            <text:p>2.92439</text:p>
          </table:table-cell>
          <table:table-cell table:style-name="Default" office:value-type="float" office:value="26.1545" calcext:value-type="float">
            <text:p>26.15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9984" calcext:value-type="float">
            <text:p>32.9984</text:p>
          </table:table-cell>
          <table:table-cell table:style-name="Default" office:value-type="float" office:value="11.8779" calcext:value-type="float">
            <text:p>11.87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86223" calcext:value-type="float">
            <text:p>8.86223</text:p>
          </table:table-cell>
          <table:table-cell table:style-name="Default" office:value-type="float" office:value="79.2599" calcext:value-type="float">
            <text:p>79.259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1.tsp </text:p>
          </table:table-cell>
          <table:table-cell table:style-name="Default" office:value-type="float" office:value="5.65675" calcext:value-type="float">
            <text:p>5.656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3366" calcext:value-type="float">
            <text:p>3.83366</text:p>
          </table:table-cell>
          <table:table-cell table:style-name="Default" office:value-type="float" office:value="28.9239" calcext:value-type="float">
            <text:p>28.92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4143" calcext:value-type="float">
            <text:p>38.4143</text:p>
          </table:table-cell>
          <table:table-cell table:style-name="Default" office:value-type="float" office:value="14.7256" calcext:value-type="float">
            <text:p>14.72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97977" calcext:value-type="float">
            <text:p>9.97977</text:p>
          </table:table-cell>
          <table:table-cell table:style-name="Default" office:value-type="float" office:value="75.2946" calcext:value-type="float">
            <text:p>75.29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4488" calcext:value-type="float">
            <text:p>4.944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561" calcext:value-type="float">
            <text:p>3.5561</text:p>
          </table:table-cell>
          <table:table-cell table:style-name="Default" office:value-type="float" office:value="28.3432" calcext:value-type="float">
            <text:p>28.3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8441" calcext:value-type="float">
            <text:p>36.8441</text:p>
          </table:table-cell>
          <table:table-cell table:style-name="Default" office:value-type="float" office:value="13.4211" calcext:value-type="float">
            <text:p>13.42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65173" calcext:value-type="float">
            <text:p>9.65173</text:p>
          </table:table-cell>
          <table:table-cell table:style-name="Default" office:value-type="float" office:value="76.9272" calcext:value-type="float">
            <text:p>76.92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7333" calcext:value-type="float">
            <text:p>4.473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13317" calcext:value-type="float">
            <text:p>3.13317</text:p>
          </table:table-cell>
          <table:table-cell table:style-name="Default" office:value-type="float" office:value="19.135" calcext:value-type="float">
            <text:p>19.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415" calcext:value-type="float">
            <text:p>26.7415</text:p>
          </table:table-cell>
          <table:table-cell table:style-name="Default" office:value-type="float" office:value="16.728" calcext:value-type="float">
            <text:p>16.7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7165" calcext:value-type="float">
            <text:p>11.7165</text:p>
          </table:table-cell>
          <table:table-cell table:style-name="Default" office:value-type="float" office:value="71.5555" calcext:value-type="float">
            <text:p>71.55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7415" calcext:value-type="float">
            <text:p>3.474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4976" calcext:value-type="float">
            <text:p>2.54976</text:p>
          </table:table-cell>
          <table:table-cell table:style-name="Default" office:value-type="float" office:value="19.8553" calcext:value-type="float">
            <text:p>19.8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8792" calcext:value-type="float">
            <text:p>25.8792</text:p>
          </table:table-cell>
          <table:table-cell table:style-name="Default" office:value-type="float" office:value="13.4245" calcext:value-type="float">
            <text:p>13.42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85254" calcext:value-type="float">
            <text:p>9.85254</text:p>
          </table:table-cell>
          <table:table-cell table:style-name="Default" office:value-type="float" office:value="76.723" calcext:value-type="float">
            <text:p>76.72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2.tsp </text:p>
          </table:table-cell>
          <table:table-cell table:style-name="Default" office:value-type="float" office:value="5.83919" calcext:value-type="float">
            <text:p>5.839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85024" calcext:value-type="float">
            <text:p>5.85024</text:p>
          </table:table-cell>
          <table:table-cell table:style-name="Default" office:value-type="float" office:value="12.1174" calcext:value-type="float">
            <text:p>12.11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8068" calcext:value-type="float">
            <text:p>23.8068</text:p>
          </table:table-cell>
          <table:table-cell table:style-name="Default" office:value-type="float" office:value="24.5274" calcext:value-type="float">
            <text:p>24.52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4.5738" calcext:value-type="float">
            <text:p>24.5738</text:p>
          </table:table-cell>
          <table:table-cell table:style-name="Default" office:value-type="float" office:value="50.8988" calcext:value-type="float">
            <text:p>50.89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9268" calcext:value-type="float">
            <text:p>5.192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81415" calcext:value-type="float">
            <text:p>4.81415</text:p>
          </table:table-cell>
          <table:table-cell table:style-name="Default" office:value-type="float" office:value="12.8446" calcext:value-type="float">
            <text:p>12.84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8514" calcext:value-type="float">
            <text:p>22.8514</text:p>
          </table:table-cell>
          <table:table-cell table:style-name="Default" office:value-type="float" office:value="22.7237" calcext:value-type="float">
            <text:p>22.72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.0672" calcext:value-type="float">
            <text:p>21.0672</text:p>
          </table:table-cell>
          <table:table-cell table:style-name="Default" office:value-type="float" office:value="56.2091" calcext:value-type="float">
            <text:p>56.20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6894" calcext:value-type="float">
            <text:p>4.768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33171" calcext:value-type="float">
            <text:p>4.33171</text:p>
          </table:table-cell>
          <table:table-cell table:style-name="Default" office:value-type="float" office:value="13.7507" calcext:value-type="float">
            <text:p>13.75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8514" calcext:value-type="float">
            <text:p>22.8514</text:p>
          </table:table-cell>
          <table:table-cell table:style-name="Default" office:value-type="float" office:value="20.8694" calcext:value-type="float">
            <text:p>20.86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956" calcext:value-type="float">
            <text:p>18.956</text:p>
          </table:table-cell>
          <table:table-cell table:style-name="Default" office:value-type="float" office:value="60.1746" calcext:value-type="float">
            <text:p>60.17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522" calcext:value-type="float">
            <text:p>3.85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6049" calcext:value-type="float">
            <text:p>3.86049</text:p>
          </table:table-cell>
          <table:table-cell table:style-name="Default" office:value-type="float" office:value="12.4341" calcext:value-type="float">
            <text:p>12.4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1467" calcext:value-type="float">
            <text:p>20.1467</text:p>
          </table:table-cell>
          <table:table-cell table:style-name="Default" office:value-type="float" office:value="19.1207" calcext:value-type="float">
            <text:p>19.12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.1618" calcext:value-type="float">
            <text:p>19.1618</text:p>
          </table:table-cell>
          <table:table-cell table:style-name="Default" office:value-type="float" office:value="61.7175" calcext:value-type="float">
            <text:p>61.717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3.tsp </text:p>
          </table:table-cell>
          <table:table-cell table:style-name="Default" office:value-type="float" office:value="5.98553" calcext:value-type="float">
            <text:p>5.985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53024" calcext:value-type="float">
            <text:p>5.53024</text:p>
          </table:table-cell>
          <table:table-cell table:style-name="Default" office:value-type="float" office:value="16.3354" calcext:value-type="float">
            <text:p>16.3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8511" calcext:value-type="float">
            <text:p>27.8511</text:p>
          </table:table-cell>
          <table:table-cell table:style-name="Default" office:value-type="float" office:value="21.4911" calcext:value-type="float">
            <text:p>21.49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.8564" calcext:value-type="float">
            <text:p>19.8564</text:p>
          </table:table-cell>
          <table:table-cell table:style-name="Default" office:value-type="float" office:value="58.6524" calcext:value-type="float">
            <text:p>58.65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8098" calcext:value-type="float">
            <text:p>5.080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81024" calcext:value-type="float">
            <text:p>4.81024</text:p>
          </table:table-cell>
          <table:table-cell table:style-name="Default" office:value-type="float" office:value="14.0144" calcext:value-type="float">
            <text:p>14.01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9056" calcext:value-type="float">
            <text:p>23.9056</text:p>
          </table:table-cell>
          <table:table-cell table:style-name="Default" office:value-type="float" office:value="21.2543" calcext:value-type="float">
            <text:p>21.25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.1218" calcext:value-type="float">
            <text:p>20.1218</text:p>
          </table:table-cell>
          <table:table-cell table:style-name="Default" office:value-type="float" office:value="58.6239" calcext:value-type="float">
            <text:p>58.62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0407" calcext:value-type="float">
            <text:p>4.704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07659" calcext:value-type="float">
            <text:p>4.07659</text:p>
          </table:table-cell>
          <table:table-cell table:style-name="Default" office:value-type="float" office:value="10.5175" calcext:value-type="float">
            <text:p>10.51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2981" calcext:value-type="float">
            <text:p>19.2981</text:p>
          </table:table-cell>
          <table:table-cell table:style-name="Default" office:value-type="float" office:value="24.3758" calcext:value-type="float">
            <text:p>24.37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.1243" calcext:value-type="float">
            <text:p>21.1243</text:p>
          </table:table-cell>
          <table:table-cell table:style-name="Default" office:value-type="float" office:value="54.5" calcext:value-type="float">
            <text:p>54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1024" calcext:value-type="float">
            <text:p>3.810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2683" calcext:value-type="float">
            <text:p>3.42683</text:p>
          </table:table-cell>
          <table:table-cell table:style-name="Default" office:value-type="float" office:value="19.1309" calcext:value-type="float">
            <text:p>19.1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368" calcext:value-type="float">
            <text:p>26.368</text:p>
          </table:table-cell>
          <table:table-cell table:style-name="Default" office:value-type="float" office:value="14.4503" calcext:value-type="float">
            <text:p>14.45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9962" calcext:value-type="float">
            <text:p>12.9962</text:p>
          </table:table-cell>
          <table:table-cell table:style-name="Default" office:value-type="float" office:value="72.5535" calcext:value-type="float">
            <text:p>72.553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4.tsp </text:p>
          </table:table-cell>
          <table:table-cell table:style-name="Default" office:value-type="float" office:value="5.51138" calcext:value-type="float">
            <text:p>5.511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9722" calcext:value-type="float">
            <text:p>4.9722</text:p>
          </table:table-cell>
          <table:table-cell table:style-name="Default" office:value-type="float" office:value="14.9143" calcext:value-type="float">
            <text:p>14.91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3979" calcext:value-type="float">
            <text:p>25.3979</text:p>
          </table:table-cell>
          <table:table-cell table:style-name="Default" office:value-type="float" office:value="21.7002" calcext:value-type="float">
            <text:p>21.70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.5772" calcext:value-type="float">
            <text:p>19.5772</text:p>
          </table:table-cell>
          <table:table-cell table:style-name="Default" office:value-type="float" office:value="58.7226" calcext:value-type="float">
            <text:p>58.72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2927" calcext:value-type="float">
            <text:p>4.529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00634" calcext:value-type="float">
            <text:p>4.00634</text:p>
          </table:table-cell>
          <table:table-cell table:style-name="Default" office:value-type="float" office:value="14.947" calcext:value-type="float">
            <text:p>14.9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4826" calcext:value-type="float">
            <text:p>23.4826</text:p>
          </table:table-cell>
          <table:table-cell table:style-name="Default" office:value-type="float" office:value="19.2878" calcext:value-type="float">
            <text:p>19.28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0609" calcext:value-type="float">
            <text:p>17.0609</text:p>
          </table:table-cell>
          <table:table-cell table:style-name="Default" office:value-type="float" office:value="63.6513" calcext:value-type="float">
            <text:p>63.65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6894" calcext:value-type="float">
            <text:p>3.868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6537" calcext:value-type="float">
            <text:p>3.86537</text:p>
          </table:table-cell>
          <table:table-cell table:style-name="Default" office:value-type="float" office:value="13.5927" calcext:value-type="float">
            <text:p>13.5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327" calcext:value-type="float">
            <text:p>21.327</text:p>
          </table:table-cell>
          <table:table-cell table:style-name="Default" office:value-type="float" office:value="18.1411" calcext:value-type="float">
            <text:p>18.14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1243" calcext:value-type="float">
            <text:p>18.1243</text:p>
          </table:table-cell>
          <table:table-cell table:style-name="Default" office:value-type="float" office:value="63.7346" calcext:value-type="float">
            <text:p>63.73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7951" calcext:value-type="float">
            <text:p>3.179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2522" calcext:value-type="float">
            <text:p>3.2522</text:p>
          </table:table-cell>
          <table:table-cell table:style-name="Default" office:value-type="float" office:value="13.4115" calcext:value-type="float">
            <text:p>13.41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8432" calcext:value-type="float">
            <text:p>19.8432</text:p>
          </table:table-cell>
          <table:table-cell table:style-name="Default" office:value-type="float" office:value="16.0232" calcext:value-type="float">
            <text:p>16.02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3895" calcext:value-type="float">
            <text:p>16.3895</text:p>
          </table:table-cell>
          <table:table-cell table:style-name="Default" office:value-type="float" office:value="67.5873" calcext:value-type="float">
            <text:p>67.587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5.tsp </text:p>
          </table:table-cell>
          <table:table-cell table:style-name="Default" office:value-type="float" office:value="6.2987" calcext:value-type="float">
            <text:p>6.29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95122" calcext:value-type="float">
            <text:p>4.95122</text:p>
          </table:table-cell>
          <table:table-cell table:style-name="Default" office:value-type="float" office:value="27.2099" calcext:value-type="float">
            <text:p>27.20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4598" calcext:value-type="float">
            <text:p>38.4598</text:p>
          </table:table-cell>
          <table:table-cell table:style-name="Default" office:value-type="float" office:value="16.3773" calcext:value-type="float">
            <text:p>16.37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8737" calcext:value-type="float">
            <text:p>12.8737</text:p>
          </table:table-cell>
          <table:table-cell table:style-name="Default" office:value-type="float" office:value="70.7489" calcext:value-type="float">
            <text:p>70.74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9951" calcext:value-type="float">
            <text:p>5.299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15561" calcext:value-type="float">
            <text:p>5.15561</text:p>
          </table:table-cell>
          <table:table-cell table:style-name="Default" office:value-type="float" office:value="21.0524" calcext:value-type="float">
            <text:p>21.05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5075" calcext:value-type="float">
            <text:p>31.5075</text:p>
          </table:table-cell>
          <table:table-cell table:style-name="Default" office:value-type="float" office:value="16.8199" calcext:value-type="float">
            <text:p>16.81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3631" calcext:value-type="float">
            <text:p>16.3631</text:p>
          </table:table-cell>
          <table:table-cell table:style-name="Default" office:value-type="float" office:value="66.817" calcext:value-type="float">
            <text:p>66.8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3577" calcext:value-type="float">
            <text:p>4.935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24146" calcext:value-type="float">
            <text:p>4.24146</text:p>
          </table:table-cell>
          <table:table-cell table:style-name="Default" office:value-type="float" office:value="22.3302" calcext:value-type="float">
            <text:p>22.33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5075" calcext:value-type="float">
            <text:p>31.5075</text:p>
          </table:table-cell>
          <table:table-cell table:style-name="Default" office:value-type="float" office:value="15.6654" calcext:value-type="float">
            <text:p>15.66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4618" calcext:value-type="float">
            <text:p>13.4618</text:p>
          </table:table-cell>
          <table:table-cell table:style-name="Default" office:value-type="float" office:value="70.8728" calcext:value-type="float">
            <text:p>70.87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0488" calcext:value-type="float">
            <text:p>4.004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48683" calcext:value-type="float">
            <text:p>3.48683</text:p>
          </table:table-cell>
          <table:table-cell table:style-name="Default" office:value-type="float" office:value="24.0158" calcext:value-type="float">
            <text:p>24.01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5075" calcext:value-type="float">
            <text:p>31.5075</text:p>
          </table:table-cell>
          <table:table-cell table:style-name="Default" office:value-type="float" office:value="12.7109" calcext:value-type="float">
            <text:p>12.710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0667" calcext:value-type="float">
            <text:p>11.0667</text:p>
          </table:table-cell>
          <table:table-cell table:style-name="Default" office:value-type="float" office:value="76.2224" calcext:value-type="float">
            <text:p>76.222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6.tsp </text:p>
          </table:table-cell>
          <table:table-cell table:style-name="Default" office:value-type="float" office:value="5.78504" calcext:value-type="float">
            <text:p>5.785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12341" calcext:value-type="float">
            <text:p>5.12341</text:p>
          </table:table-cell>
          <table:table-cell table:style-name="Default" office:value-type="float" office:value="30.9089" calcext:value-type="float">
            <text:p>30.9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8174" calcext:value-type="float">
            <text:p>41.8174</text:p>
          </table:table-cell>
          <table:table-cell table:style-name="Default" office:value-type="float" office:value="13.8341" calcext:value-type="float">
            <text:p>13.83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2519" calcext:value-type="float">
            <text:p>12.2519</text:p>
          </table:table-cell>
          <table:table-cell table:style-name="Default" office:value-type="float" office:value="73.9141" calcext:value-type="float">
            <text:p>73.91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439" calcext:value-type="float">
            <text:p>5.1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53902" calcext:value-type="float">
            <text:p>4.53902</text:p>
          </table:table-cell>
          <table:table-cell table:style-name="Default" office:value-type="float" office:value="18.3889" calcext:value-type="float">
            <text:p>18.38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0719" calcext:value-type="float">
            <text:p>28.0719</text:p>
          </table:table-cell>
          <table:table-cell table:style-name="Default" office:value-type="float" office:value="18.324" calcext:value-type="float">
            <text:p>18.3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1693" calcext:value-type="float">
            <text:p>16.1693</text:p>
          </table:table-cell>
          <table:table-cell table:style-name="Default" office:value-type="float" office:value="65.5067" calcext:value-type="float">
            <text:p>65.5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1967" calcext:value-type="float">
            <text:p>4.619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9161" calcext:value-type="float">
            <text:p>4.9161</text:p>
          </table:table-cell>
          <table:table-cell table:style-name="Default" office:value-type="float" office:value="16.3802" calcext:value-type="float">
            <text:p>16.38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16" calcext:value-type="float">
            <text:p>25.916</text:p>
          </table:table-cell>
          <table:table-cell table:style-name="Default" office:value-type="float" office:value="17.8256" calcext:value-type="float">
            <text:p>17.82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.9693" calcext:value-type="float">
            <text:p>18.9693</text:p>
          </table:table-cell>
          <table:table-cell table:style-name="Default" office:value-type="float" office:value="63.2051" calcext:value-type="float">
            <text:p>63.20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0732" calcext:value-type="float">
            <text:p>3.807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62195" calcext:value-type="float">
            <text:p>3.62195</text:p>
          </table:table-cell>
          <table:table-cell table:style-name="Default" office:value-type="float" office:value="18.4867" calcext:value-type="float">
            <text:p>18.4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16" calcext:value-type="float">
            <text:p>25.916</text:p>
          </table:table-cell>
          <table:table-cell table:style-name="Default" office:value-type="float" office:value="14.691" calcext:value-type="float">
            <text:p>14.6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9757" calcext:value-type="float">
            <text:p>13.9757</text:p>
          </table:table-cell>
          <table:table-cell table:style-name="Default" office:value-type="float" office:value="71.3333" calcext:value-type="float">
            <text:p>71.333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7.tsp </text:p>
          </table:table-cell>
          <table:table-cell table:style-name="Default" office:value-type="float" office:value="5.73772" calcext:value-type="float">
            <text:p>5.737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27805" calcext:value-type="float">
            <text:p>4.27805</text:p>
          </table:table-cell>
          <table:table-cell table:style-name="Default" office:value-type="float" office:value="24.204" calcext:value-type="float">
            <text:p>24.2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2198" calcext:value-type="float">
            <text:p>34.2198</text:p>
          </table:table-cell>
          <table:table-cell table:style-name="Default" office:value-type="float" office:value="16.7673" calcext:value-type="float">
            <text:p>16.76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5017" calcext:value-type="float">
            <text:p>12.5017</text:p>
          </table:table-cell>
          <table:table-cell table:style-name="Default" office:value-type="float" office:value="70.731" calcext:value-type="float">
            <text:p>70.7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1415" calcext:value-type="float">
            <text:p>4.814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1463" calcext:value-type="float">
            <text:p>3.51463</text:p>
          </table:table-cell>
          <table:table-cell table:style-name="Default" office:value-type="float" office:value="19.5053" calcext:value-type="float">
            <text:p>19.50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8341" calcext:value-type="float">
            <text:p>27.8341</text:p>
          </table:table-cell>
          <table:table-cell table:style-name="Default" office:value-type="float" office:value="17.2959" calcext:value-type="float">
            <text:p>17.29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6271" calcext:value-type="float">
            <text:p>12.6271</text:p>
          </table:table-cell>
          <table:table-cell table:style-name="Default" office:value-type="float" office:value="70.077" calcext:value-type="float">
            <text:p>70.0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0943" calcext:value-type="float">
            <text:p>4.509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33512" calcext:value-type="float">
            <text:p>3.33512</text:p>
          </table:table-cell>
          <table:table-cell table:style-name="Default" office:value-type="float" office:value="19.2579" calcext:value-type="float">
            <text:p>19.25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1024" calcext:value-type="float">
            <text:p>27.1024</text:p>
          </table:table-cell>
          <table:table-cell table:style-name="Default" office:value-type="float" office:value="16.6385" calcext:value-type="float">
            <text:p>16.63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3056" calcext:value-type="float">
            <text:p>12.3056</text:p>
          </table:table-cell>
          <table:table-cell table:style-name="Default" office:value-type="float" office:value="71.0559" calcext:value-type="float">
            <text:p>71.05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" calcext:value-type="float">
            <text:p>3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4683" calcext:value-type="float">
            <text:p>3.04683</text:p>
          </table:table-cell>
          <table:table-cell table:style-name="Default" office:value-type="float" office:value="18.9917" calcext:value-type="float">
            <text:p>18.99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385" calcext:value-type="float">
            <text:p>25.9385</text:p>
          </table:table-cell>
          <table:table-cell table:style-name="Default" office:value-type="float" office:value="15.0355" calcext:value-type="float">
            <text:p>15.03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7463" calcext:value-type="float">
            <text:p>11.7463</text:p>
          </table:table-cell>
          <table:table-cell table:style-name="Default" office:value-type="float" office:value="73.2181" calcext:value-type="float">
            <text:p>73.218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8.tsp </text:p>
          </table:table-cell>
          <table:table-cell table:style-name="Default" office:value-type="float" office:value="6.20797" calcext:value-type="float">
            <text:p>6.207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48585" calcext:value-type="float">
            <text:p>4.48585</text:p>
          </table:table-cell>
          <table:table-cell table:style-name="Default" office:value-type="float" office:value="27.672" calcext:value-type="float">
            <text:p>27.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3659" calcext:value-type="float">
            <text:p>38.3659</text:p>
          </table:table-cell>
          <table:table-cell table:style-name="Default" office:value-type="float" office:value="16.181" calcext:value-type="float">
            <text:p>16.1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6923" calcext:value-type="float">
            <text:p>11.6923</text:p>
          </table:table-cell>
          <table:table-cell table:style-name="Default" office:value-type="float" office:value="72.1267" calcext:value-type="float">
            <text:p>72.12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0976" calcext:value-type="float">
            <text:p>5.309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07024" calcext:value-type="float">
            <text:p>4.07024</text:p>
          </table:table-cell>
          <table:table-cell table:style-name="Default" office:value-type="float" office:value="26.4076" calcext:value-type="float">
            <text:p>26.40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7876" calcext:value-type="float">
            <text:p>35.7876</text:p>
          </table:table-cell>
          <table:table-cell table:style-name="Default" office:value-type="float" office:value="14.8369" calcext:value-type="float">
            <text:p>14.83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3733" calcext:value-type="float">
            <text:p>11.3733</text:p>
          </table:table-cell>
          <table:table-cell table:style-name="Default" office:value-type="float" office:value="73.7898" calcext:value-type="float">
            <text:p>73.78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026" calcext:value-type="float">
            <text:p>4.90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77122" calcext:value-type="float">
            <text:p>3.77122</text:p>
          </table:table-cell>
          <table:table-cell table:style-name="Default" office:value-type="float" office:value="27.1137" calcext:value-type="float">
            <text:p>27.11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7876" calcext:value-type="float">
            <text:p>35.7876</text:p>
          </table:table-cell>
          <table:table-cell table:style-name="Default" office:value-type="float" office:value="13.6992" calcext:value-type="float">
            <text:p>13.69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378" calcext:value-type="float">
            <text:p>10.5378</text:p>
          </table:table-cell>
          <table:table-cell table:style-name="Default" office:value-type="float" office:value="75.763" calcext:value-type="float">
            <text:p>75.7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7122" calcext:value-type="float">
            <text:p>4.071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62195" calcext:value-type="float">
            <text:p>3.62195</text:p>
          </table:table-cell>
          <table:table-cell table:style-name="Default" office:value-type="float" office:value="23.3379" calcext:value-type="float">
            <text:p>23.33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0311" calcext:value-type="float">
            <text:p>31.0311</text:p>
          </table:table-cell>
          <table:table-cell table:style-name="Default" office:value-type="float" office:value="13.1198" calcext:value-type="float">
            <text:p>13.11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672" calcext:value-type="float">
            <text:p>11.672</text:p>
          </table:table-cell>
          <table:table-cell table:style-name="Default" office:value-type="float" office:value="75.2082" calcext:value-type="float">
            <text:p>75.208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grubhub-15-9.tsp </text:p>
          </table:table-cell>
          <table:table-cell table:style-name="Default" office:value-type="float" office:value="6.04407" calcext:value-type="float">
            <text:p>6.044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71317" calcext:value-type="float">
            <text:p>5.71317</text:p>
          </table:table-cell>
          <table:table-cell table:style-name="Default" office:value-type="float" office:value="26.1315" calcext:value-type="float">
            <text:p>26.13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887" calcext:value-type="float">
            <text:p>37.8887</text:p>
          </table:table-cell>
          <table:table-cell table:style-name="Default" office:value-type="float" office:value="15.9522" calcext:value-type="float">
            <text:p>15.95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.0788" calcext:value-type="float">
            <text:p>15.0788</text:p>
          </table:table-cell>
          <table:table-cell table:style-name="Default" office:value-type="float" office:value="68.969" calcext:value-type="float">
            <text:p>68.9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2439" calcext:value-type="float">
            <text:p>5.12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45756" calcext:value-type="float">
            <text:p>5.45756</text:p>
          </table:table-cell>
          <table:table-cell table:style-name="Default" office:value-type="float" office:value="34.6852" calcext:value-type="float">
            <text:p>34.68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2672" calcext:value-type="float">
            <text:p>45.2672</text:p>
          </table:table-cell>
          <table:table-cell table:style-name="Default" office:value-type="float" office:value="11.3203" calcext:value-type="float">
            <text:p>11.32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0563" calcext:value-type="float">
            <text:p>12.0563</text:p>
          </table:table-cell>
          <table:table-cell table:style-name="Default" office:value-type="float" office:value="76.6233" calcext:value-type="float">
            <text:p>76.62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8407" calcext:value-type="float">
            <text:p>4.884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9161" calcext:value-type="float">
            <text:p>4.9161</text:p>
          </table:table-cell>
          <table:table-cell table:style-name="Default" office:value-type="float" office:value="24.977" calcext:value-type="float">
            <text:p>24.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7772" calcext:value-type="float">
            <text:p>34.7772</text:p>
          </table:table-cell>
          <table:table-cell table:style-name="Default" office:value-type="float" office:value="14.0439" calcext:value-type="float">
            <text:p>14.04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136" calcext:value-type="float">
            <text:p>14.136</text:p>
          </table:table-cell>
          <table:table-cell table:style-name="Default" office:value-type="float" office:value="71.8201" calcext:value-type="float">
            <text:p>71.82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2293" calcext:value-type="float">
            <text:p>4.122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16829" calcext:value-type="float">
            <text:p>4.16829</text:p>
          </table:table-cell>
          <table:table-cell table:style-name="Default" office:value-type="float" office:value="13.4118" calcext:value-type="float">
            <text:p>13.41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703" calcext:value-type="float">
            <text:p>21.703</text:p>
          </table:table-cell>
          <table:table-cell table:style-name="Default" office:value-type="float" office:value="18.997" calcext:value-type="float">
            <text:p>18.9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.2061" calcext:value-type="float">
            <text:p>19.2061</text:p>
          </table:table-cell>
          <table:table-cell table:style-name="Default" office:value-type="float" office:value="61.7969" calcext:value-type="float">
            <text:p>61.796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 table:number-rows-repeated="75">
          <table:table-cell/>
          <table:table-cell table:style-name="Default" table:number-columns-repeated="14"/>
          <table:table-cell table:number-columns-repeated="38"/>
        </table:table-row>
        <table:table-row table:style-name="ro1" table:number-rows-repeated="1048438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Customer Dist" table:style-name="ta1">
        <table:table-column table:style-name="co1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row table:style-name="ro1">
          <table:table-cell table:style-name="ce10"/>
          <table:table-cell table:style-name="ce19" office:value-type="percentage" office:value="0.1" calcext:value-type="percentage" table:number-columns-spanned="9" table:number-rows-spanned="1">
            <text:p>10.00%</text:p>
          </table:table-cell>
          <table:covered-table-cell table:number-columns-repeated="8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9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8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</table:table-row>
        <table:table-row table:style-name="ro1">
          <table:table-cell table:style-name="ce1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</table:table-row>
        <table:table-row table:style-name="ro1">
          <table:table-cell table:style-name="ce10" office:value-type="string" calcext:value-type="string">
            <text:p>grubhub-10-0.tsp </text:p>
          </table:table-cell>
          <table:table-cell table:style-name="Default" office:value-type="float" office:value="99.2" calcext:value-type="float">
            <text:p>99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2.26" calcext:value-type="float">
            <text:p>162.26</text:p>
          </table:table-cell>
          <table:table-cell table:style-name="Default" office:value-type="float" office:value="261.46" calcext:value-type="float">
            <text:p>261.46</text:p>
          </table:table-cell>
          <table:table-cell table:style-name="Default" office:value-type="float" office:value="37.9408" calcext:value-type="float">
            <text:p>37.94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0592" calcext:value-type="float">
            <text:p>62.0592</text:p>
          </table:table-cell>
          <table:table-cell table:style-name="Default" office:value-type="float" office:value="93.72" calcext:value-type="float">
            <text:p>93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9.44" calcext:value-type="float">
            <text:p>149.44</text:p>
          </table:table-cell>
          <table:table-cell table:style-name="Default" office:value-type="float" office:value="243.16" calcext:value-type="float">
            <text:p>243.16</text:p>
          </table:table-cell>
          <table:table-cell table:style-name="Default" office:value-type="float" office:value="38.5425" calcext:value-type="float">
            <text:p>38.54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4575" calcext:value-type="float">
            <text:p>61.4575</text:p>
          </table:table-cell>
          <table:table-cell table:style-name="Default" office:value-type="float" office:value="80.68" calcext:value-type="float">
            <text:p>80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1.9" calcext:value-type="float">
            <text:p>121.9</text:p>
          </table:table-cell>
          <table:table-cell table:style-name="Default" office:value-type="float" office:value="202.58" calcext:value-type="float">
            <text:p>202.58</text:p>
          </table:table-cell>
          <table:table-cell table:style-name="Default" office:value-type="float" office:value="39.8262" calcext:value-type="float">
            <text:p>39.82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1738" calcext:value-type="float">
            <text:p>60.1738</text:p>
          </table:table-cell>
          <table:table-cell table:style-name="Default" office:value-type="float" office:value="62.7" calcext:value-type="float">
            <text:p>62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4.2" calcext:value-type="float">
            <text:p>104.2</text:p>
          </table:table-cell>
          <table:table-cell table:style-name="Default" office:value-type="float" office:value="166.9" calcext:value-type="float">
            <text:p>166.9</text:p>
          </table:table-cell>
          <table:table-cell table:style-name="Default" office:value-type="float" office:value="37.5674" calcext:value-type="float">
            <text:p>37.56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4326" calcext:value-type="float">
            <text:p>62.4326</text:p>
          </table:table-cell>
        </table:table-row>
        <table:table-row table:style-name="ro1">
          <table:table-cell table:style-name="ce10" office:value-type="string" calcext:value-type="string">
            <text:p>grubhub-10-1.tsp </text:p>
          </table:table-cell>
          <table:table-cell table:style-name="Default" office:value-type="float" office:value="87.72" calcext:value-type="float">
            <text:p>87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5.58" calcext:value-type="float">
            <text:p>115.58</text:p>
          </table:table-cell>
          <table:table-cell table:style-name="Default" office:value-type="float" office:value="203.3" calcext:value-type="float">
            <text:p>203.3</text:p>
          </table:table-cell>
          <table:table-cell table:style-name="Default" office:value-type="float" office:value="43.1481" calcext:value-type="float">
            <text:p>43.14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8519" calcext:value-type="float">
            <text:p>56.8519</text:p>
          </table:table-cell>
          <table:table-cell table:style-name="Default" office:value-type="float" office:value="77.08" calcext:value-type="float">
            <text:p>77.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6.7" calcext:value-type="float">
            <text:p>106.7</text:p>
          </table:table-cell>
          <table:table-cell table:style-name="Default" office:value-type="float" office:value="183.78" calcext:value-type="float">
            <text:p>183.78</text:p>
          </table:table-cell>
          <table:table-cell table:style-name="Default" office:value-type="float" office:value="41.9415" calcext:value-type="float">
            <text:p>41.94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0585" calcext:value-type="float">
            <text:p>58.0585</text:p>
          </table:table-cell>
          <table:table-cell table:style-name="Default" office:value-type="float" office:value="66.1" calcext:value-type="float">
            <text:p>66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8.64" calcext:value-type="float">
            <text:p>108.64</text:p>
          </table:table-cell>
          <table:table-cell table:style-name="Default" office:value-type="float" office:value="174.74" calcext:value-type="float">
            <text:p>174.74</text:p>
          </table:table-cell>
          <table:table-cell table:style-name="Default" office:value-type="float" office:value="37.8276" calcext:value-type="float">
            <text:p>37.82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1724" calcext:value-type="float">
            <text:p>62.1724</text:p>
          </table:table-cell>
          <table:table-cell table:style-name="Default" office:value-type="float" office:value="52.56" calcext:value-type="float">
            <text:p>52.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0.52" calcext:value-type="float">
            <text:p>90.52</text:p>
          </table:table-cell>
          <table:table-cell table:style-name="Default" office:value-type="float" office:value="143.08" calcext:value-type="float">
            <text:p>143.08</text:p>
          </table:table-cell>
          <table:table-cell table:style-name="Default" office:value-type="float" office:value="36.7347" calcext:value-type="float">
            <text:p>36.73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2653" calcext:value-type="float">
            <text:p>63.2653</text:p>
          </table:table-cell>
        </table:table-row>
        <table:table-row table:style-name="ro1">
          <table:table-cell table:style-name="ce10" office:value-type="string" calcext:value-type="string">
            <text:p>grubhub-10-2.tsp </text:p>
          </table:table-cell>
          <table:table-cell table:style-name="Default" office:value-type="float" office:value="81.32" calcext:value-type="float">
            <text:p>81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6.2" calcext:value-type="float">
            <text:p>126.2</text:p>
          </table:table-cell>
          <table:table-cell table:style-name="Default" office:value-type="float" office:value="207.52" calcext:value-type="float">
            <text:p>207.52</text:p>
          </table:table-cell>
          <table:table-cell table:style-name="Default" office:value-type="float" office:value="39.1866" calcext:value-type="float">
            <text:p>39.18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8134" calcext:value-type="float">
            <text:p>60.8134</text:p>
          </table:table-cell>
          <table:table-cell table:style-name="Default" office:value-type="float" office:value="74.56" calcext:value-type="float">
            <text:p>74.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1.06" calcext:value-type="float">
            <text:p>111.06</text:p>
          </table:table-cell>
          <table:table-cell table:style-name="Default" office:value-type="float" office:value="185.62" calcext:value-type="float">
            <text:p>185.62</text:p>
          </table:table-cell>
          <table:table-cell table:style-name="Default" office:value-type="float" office:value="40.1681" calcext:value-type="float">
            <text:p>40.16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8319" calcext:value-type="float">
            <text:p>59.8319</text:p>
          </table:table-cell>
          <table:table-cell table:style-name="Default" office:value-type="float" office:value="60.98" calcext:value-type="float">
            <text:p>6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7.58" calcext:value-type="float">
            <text:p>97.58</text:p>
          </table:table-cell>
          <table:table-cell table:style-name="Default" office:value-type="float" office:value="158.56" calcext:value-type="float">
            <text:p>158.56</text:p>
          </table:table-cell>
          <table:table-cell table:style-name="Default" office:value-type="float" office:value="38.4586" calcext:value-type="float">
            <text:p>38.45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5414" calcext:value-type="float">
            <text:p>61.5414</text:p>
          </table:table-cell>
          <table:table-cell table:style-name="Default" office:value-type="float" office:value="56.22" calcext:value-type="float">
            <text:p>56.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0.5" calcext:value-type="float">
            <text:p>90.5</text:p>
          </table:table-cell>
          <table:table-cell table:style-name="Default" office:value-type="float" office:value="146.72" calcext:value-type="float">
            <text:p>146.72</text:p>
          </table:table-cell>
          <table:table-cell table:style-name="Default" office:value-type="float" office:value="38.3179" calcext:value-type="float">
            <text:p>38.31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6821" calcext:value-type="float">
            <text:p>61.6821</text:p>
          </table:table-cell>
        </table:table-row>
        <table:table-row table:style-name="ro1">
          <table:table-cell table:style-name="ce10" office:value-type="string" calcext:value-type="string">
            <text:p>grubhub-10-3.tsp </text:p>
          </table:table-cell>
          <table:table-cell table:style-name="Default" office:value-type="float" office:value="70.1" calcext:value-type="float">
            <text:p>7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1.4" calcext:value-type="float">
            <text:p>131.4</text:p>
          </table:table-cell>
          <table:table-cell table:style-name="Default" office:value-type="float" office:value="201.5" calcext:value-type="float">
            <text:p>201.5</text:p>
          </table:table-cell>
          <table:table-cell table:style-name="Default" office:value-type="float" office:value="34.7891" calcext:value-type="float">
            <text:p>34.78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2109" calcext:value-type="float">
            <text:p>65.2109</text:p>
          </table:table-cell>
          <table:table-cell table:style-name="Default" office:value-type="float" office:value="65.18" calcext:value-type="float">
            <text:p>65.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5.4" calcext:value-type="float">
            <text:p>115.4</text:p>
          </table:table-cell>
          <table:table-cell table:style-name="Default" office:value-type="float" office:value="180.58" calcext:value-type="float">
            <text:p>180.58</text:p>
          </table:table-cell>
          <table:table-cell table:style-name="Default" office:value-type="float" office:value="36.0948" calcext:value-type="float">
            <text:p>36.09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9052" calcext:value-type="float">
            <text:p>63.9052</text:p>
          </table:table-cell>
          <table:table-cell table:style-name="Default" office:value-type="float" office:value="57.22" calcext:value-type="float">
            <text:p>57.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6.38" calcext:value-type="float">
            <text:p>106.38</text:p>
          </table:table-cell>
          <table:table-cell table:style-name="Default" office:value-type="float" office:value="163.6" calcext:value-type="float">
            <text:p>163.6</text:p>
          </table:table-cell>
          <table:table-cell table:style-name="Default" office:value-type="float" office:value="34.9756" calcext:value-type="float">
            <text:p>34.97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0244" calcext:value-type="float">
            <text:p>65.0244</text:p>
          </table:table-cell>
          <table:table-cell table:style-name="Default" office:value-type="float" office:value="38.7" calcext:value-type="float">
            <text:p>38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4.88" calcext:value-type="float">
            <text:p>84.88</text:p>
          </table:table-cell>
          <table:table-cell table:style-name="Default" office:value-type="float" office:value="123.58" calcext:value-type="float">
            <text:p>123.58</text:p>
          </table:table-cell>
          <table:table-cell table:style-name="Default" office:value-type="float" office:value="31.3157" calcext:value-type="float">
            <text:p>31.31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8.6843" calcext:value-type="float">
            <text:p>68.6843</text:p>
          </table:table-cell>
        </table:table-row>
        <table:table-row table:style-name="ro1">
          <table:table-cell table:style-name="ce10" office:value-type="string" calcext:value-type="string">
            <text:p>grubhub-10-4.tsp </text:p>
          </table:table-cell>
          <table:table-cell table:style-name="Default" office:value-type="float" office:value="110.88" calcext:value-type="float">
            <text:p>110.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257.64" calcext:value-type="float">
            <text:p>257.64</text:p>
          </table:table-cell>
          <table:table-cell table:style-name="Default" office:value-type="float" office:value="43.0368" calcext:value-type="float">
            <text:p>43.03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9632" calcext:value-type="float">
            <text:p>56.9632</text:p>
          </table:table-cell>
          <table:table-cell table:style-name="Default" office:value-type="float" office:value="101.3" calcext:value-type="float">
            <text:p>101.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4.84" calcext:value-type="float">
            <text:p>134.84</text:p>
          </table:table-cell>
          <table:table-cell table:style-name="Default" office:value-type="float" office:value="236.14" calcext:value-type="float">
            <text:p>236.14</text:p>
          </table:table-cell>
          <table:table-cell table:style-name="Default" office:value-type="float" office:value="42.8983" calcext:value-type="float">
            <text:p>42.89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1017" calcext:value-type="float">
            <text:p>57.1017</text:p>
          </table:table-cell>
          <table:table-cell table:style-name="Default" office:value-type="float" office:value="90.6" calcext:value-type="float">
            <text:p>90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7.96" calcext:value-type="float">
            <text:p>117.96</text:p>
          </table:table-cell>
          <table:table-cell table:style-name="Default" office:value-type="float" office:value="208.56" calcext:value-type="float">
            <text:p>208.56</text:p>
          </table:table-cell>
          <table:table-cell table:style-name="Default" office:value-type="float" office:value="43.4407" calcext:value-type="float">
            <text:p>43.44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5593" calcext:value-type="float">
            <text:p>56.5593</text:p>
          </table:table-cell>
          <table:table-cell table:style-name="Default" office:value-type="float" office:value="79.14" calcext:value-type="float">
            <text:p>79.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3.06" calcext:value-type="float">
            <text:p>103.06</text:p>
          </table:table-cell>
          <table:table-cell table:style-name="Default" office:value-type="float" office:value="182.2" calcext:value-type="float">
            <text:p>182.2</text:p>
          </table:table-cell>
          <table:table-cell table:style-name="Default" office:value-type="float" office:value="43.4358" calcext:value-type="float">
            <text:p>43.43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5642" calcext:value-type="float">
            <text:p>56.5642</text:p>
          </table:table-cell>
        </table:table-row>
        <table:table-row table:style-name="ro1">
          <table:table-cell table:style-name="ce10" office:value-type="string" calcext:value-type="string">
            <text:p>grubhub-10-5.tsp </text:p>
          </table:table-cell>
          <table:table-cell table:style-name="Default" office:value-type="float" office:value="96.1" calcext:value-type="float">
            <text:p>96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5.4" calcext:value-type="float">
            <text:p>165.4</text:p>
          </table:table-cell>
          <table:table-cell table:style-name="Default" office:value-type="float" office:value="261.5" calcext:value-type="float">
            <text:p>261.5</text:p>
          </table:table-cell>
          <table:table-cell table:style-name="Default" office:value-type="float" office:value="36.7495" calcext:value-type="float">
            <text:p>36.74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2505" calcext:value-type="float">
            <text:p>63.2505</text:p>
          </table:table-cell>
          <table:table-cell table:style-name="Default" office:value-type="float" office:value="85.32" calcext:value-type="float">
            <text:p>85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9.38" calcext:value-type="float">
            <text:p>149.38</text:p>
          </table:table-cell>
          <table:table-cell table:style-name="Default" office:value-type="float" office:value="234.7" calcext:value-type="float">
            <text:p>234.7</text:p>
          </table:table-cell>
          <table:table-cell table:style-name="Default" office:value-type="float" office:value="36.3528" calcext:value-type="float">
            <text:p>36.35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6472" calcext:value-type="float">
            <text:p>63.6472</text:p>
          </table:table-cell>
          <table:table-cell table:style-name="Default" office:value-type="float" office:value="72.3" calcext:value-type="float">
            <text:p>72.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0.32" calcext:value-type="float">
            <text:p>100.32</text:p>
          </table:table-cell>
          <table:table-cell table:style-name="Default" office:value-type="float" office:value="172.62" calcext:value-type="float">
            <text:p>172.62</text:p>
          </table:table-cell>
          <table:table-cell table:style-name="Default" office:value-type="float" office:value="41.8839" calcext:value-type="float">
            <text:p>41.88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1161" calcext:value-type="float">
            <text:p>58.1161</text:p>
          </table:table-cell>
          <table:table-cell table:style-name="Default" office:value-type="float" office:value="65.02" calcext:value-type="float">
            <text:p>65.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1.82" calcext:value-type="float">
            <text:p>91.82</text:p>
          </table:table-cell>
          <table:table-cell table:style-name="Default" office:value-type="float" office:value="156.84" calcext:value-type="float">
            <text:p>156.84</text:p>
          </table:table-cell>
          <table:table-cell table:style-name="Default" office:value-type="float" office:value="41.4563" calcext:value-type="float">
            <text:p>41.45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5437" calcext:value-type="float">
            <text:p>58.5437</text:p>
          </table:table-cell>
        </table:table-row>
        <table:table-row table:style-name="ro1">
          <table:table-cell table:style-name="ce10" office:value-type="string" calcext:value-type="string">
            <text:p>grubhub-10-6.tsp </text:p>
          </table:table-cell>
          <table:table-cell table:style-name="Default" office:value-type="float" office:value="82.68" calcext:value-type="float">
            <text:p>82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1.44" calcext:value-type="float">
            <text:p>111.44</text:p>
          </table:table-cell>
          <table:table-cell table:style-name="Default" office:value-type="float" office:value="194.12" calcext:value-type="float">
            <text:p>194.12</text:p>
          </table:table-cell>
          <table:table-cell table:style-name="Default" office:value-type="float" office:value="42.5922" calcext:value-type="float">
            <text:p>42.59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4078" calcext:value-type="float">
            <text:p>57.4078</text:p>
          </table:table-cell>
          <table:table-cell table:style-name="Default" office:value-type="float" office:value="77.32" calcext:value-type="float">
            <text:p>77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6.62" calcext:value-type="float">
            <text:p>96.62</text:p>
          </table:table-cell>
          <table:table-cell table:style-name="Default" office:value-type="float" office:value="173.94" calcext:value-type="float">
            <text:p>173.94</text:p>
          </table:table-cell>
          <table:table-cell table:style-name="Default" office:value-type="float" office:value="44.4521" calcext:value-type="float">
            <text:p>44.45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5479" calcext:value-type="float">
            <text:p>55.5479</text:p>
          </table:table-cell>
          <table:table-cell table:style-name="Default" office:value-type="float" office:value="68.1" calcext:value-type="float">
            <text:p>68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0.96" calcext:value-type="float">
            <text:p>80.96</text:p>
          </table:table-cell>
          <table:table-cell table:style-name="Default" office:value-type="float" office:value="149.06" calcext:value-type="float">
            <text:p>149.06</text:p>
          </table:table-cell>
          <table:table-cell table:style-name="Default" office:value-type="float" office:value="45.6863" calcext:value-type="float">
            <text:p>45.68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3137" calcext:value-type="float">
            <text:p>54.3137</text:p>
          </table:table-cell>
          <table:table-cell table:style-name="Default" office:value-type="float" office:value="68.1" calcext:value-type="float">
            <text:p>68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4.52" calcext:value-type="float">
            <text:p>74.52</text:p>
          </table:table-cell>
          <table:table-cell table:style-name="Default" office:value-type="float" office:value="142.62" calcext:value-type="float">
            <text:p>142.62</text:p>
          </table:table-cell>
          <table:table-cell table:style-name="Default" office:value-type="float" office:value="47.7493" calcext:value-type="float">
            <text:p>47.74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2507" calcext:value-type="float">
            <text:p>52.2507</text:p>
          </table:table-cell>
        </table:table-row>
        <table:table-row table:style-name="ro1">
          <table:table-cell table:style-name="ce10" office:value-type="string" calcext:value-type="string">
            <text:p>grubhub-10-7.tsp </text:p>
          </table:table-cell>
          <table:table-cell table:style-name="Default" office:value-type="float" office:value="66.48" calcext:value-type="float">
            <text:p>66.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6.06" calcext:value-type="float">
            <text:p>116.06</text:p>
          </table:table-cell>
          <table:table-cell table:style-name="Default" office:value-type="float" office:value="182.54" calcext:value-type="float">
            <text:p>182.54</text:p>
          </table:table-cell>
          <table:table-cell table:style-name="Default" office:value-type="float" office:value="36.4194" calcext:value-type="float">
            <text:p>36.41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5806" calcext:value-type="float">
            <text:p>63.5806</text:p>
          </table:table-cell>
          <table:table-cell table:style-name="Default" office:value-type="float" office:value="55.48" calcext:value-type="float">
            <text:p>55.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7.28" calcext:value-type="float">
            <text:p>107.28</text:p>
          </table:table-cell>
          <table:table-cell table:style-name="Default" office:value-type="float" office:value="162.76" calcext:value-type="float">
            <text:p>162.76</text:p>
          </table:table-cell>
          <table:table-cell table:style-name="Default" office:value-type="float" office:value="34.087" calcext:value-type="float">
            <text:p>34.0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913" calcext:value-type="float">
            <text:p>65.913</text:p>
          </table:table-cell>
          <table:table-cell table:style-name="Default" office:value-type="float" office:value="49.78" calcext:value-type="float">
            <text:p>49.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2.18" calcext:value-type="float">
            <text:p>102.18</text:p>
          </table:table-cell>
          <table:table-cell table:style-name="Default" office:value-type="float" office:value="151.96" calcext:value-type="float">
            <text:p>151.96</text:p>
          </table:table-cell>
          <table:table-cell table:style-name="Default" office:value-type="float" office:value="32.7586" calcext:value-type="float">
            <text:p>32.75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7.2414" calcext:value-type="float">
            <text:p>67.2414</text:p>
          </table:table-cell>
          <table:table-cell table:style-name="Default" office:value-type="float" office:value="39.7" calcext:value-type="float">
            <text:p>39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3.68" calcext:value-type="float">
            <text:p>83.68</text:p>
          </table:table-cell>
          <table:table-cell table:style-name="Default" office:value-type="float" office:value="123.38" calcext:value-type="float">
            <text:p>123.38</text:p>
          </table:table-cell>
          <table:table-cell table:style-name="Default" office:value-type="float" office:value="32.177" calcext:value-type="float">
            <text:p>32.1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7.823" calcext:value-type="float">
            <text:p>67.823</text:p>
          </table:table-cell>
        </table:table-row>
        <table:table-row table:style-name="ro1">
          <table:table-cell table:style-name="ce10" office:value-type="string" calcext:value-type="string">
            <text:p>grubhub-10-8.tsp </text:p>
          </table:table-cell>
          <table:table-cell table:style-name="Default" office:value-type="float" office:value="105.04" calcext:value-type="float">
            <text:p>105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5.74" calcext:value-type="float">
            <text:p>135.74</text:p>
          </table:table-cell>
          <table:table-cell table:style-name="Default" office:value-type="float" office:value="240.78" calcext:value-type="float">
            <text:p>240.78</text:p>
          </table:table-cell>
          <table:table-cell table:style-name="Default" office:value-type="float" office:value="43.6249" calcext:value-type="float">
            <text:p>43.62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3751" calcext:value-type="float">
            <text:p>56.3751</text:p>
          </table:table-cell>
          <table:table-cell table:style-name="Default" office:value-type="float" office:value="96.12" calcext:value-type="float">
            <text:p>96.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1.5" calcext:value-type="float">
            <text:p>121.5</text:p>
          </table:table-cell>
          <table:table-cell table:style-name="Default" office:value-type="float" office:value="217.62" calcext:value-type="float">
            <text:p>217.62</text:p>
          </table:table-cell>
          <table:table-cell table:style-name="Default" office:value-type="float" office:value="44.1687" calcext:value-type="float">
            <text:p>44.16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8313" calcext:value-type="float">
            <text:p>55.8313</text:p>
          </table:table-cell>
          <table:table-cell table:style-name="Default" office:value-type="float" office:value="80.6" calcext:value-type="float">
            <text:p>80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3.3" calcext:value-type="float">
            <text:p>103.3</text:p>
          </table:table-cell>
          <table:table-cell table:style-name="Default" office:value-type="float" office:value="183.9" calcext:value-type="float">
            <text:p>183.9</text:p>
          </table:table-cell>
          <table:table-cell table:style-name="Default" office:value-type="float" office:value="43.8282" calcext:value-type="float">
            <text:p>43.82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1718" calcext:value-type="float">
            <text:p>56.1718</text:p>
          </table:table-cell>
          <table:table-cell table:style-name="Default" office:value-type="float" office:value="75.26" calcext:value-type="float">
            <text:p>75.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1.32" calcext:value-type="float">
            <text:p>91.32</text:p>
          </table:table-cell>
          <table:table-cell table:style-name="Default" office:value-type="float" office:value="166.58" calcext:value-type="float">
            <text:p>166.58</text:p>
          </table:table-cell>
          <table:table-cell table:style-name="Default" office:value-type="float" office:value="45.1795" calcext:value-type="float">
            <text:p>45.17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8205" calcext:value-type="float">
            <text:p>54.8205</text:p>
          </table:table-cell>
        </table:table-row>
        <table:table-row table:style-name="ro1">
          <table:table-cell table:style-name="ce10" office:value-type="string" calcext:value-type="string">
            <text:p>grubhub-10-9.tsp </text:p>
          </table:table-cell>
          <table:table-cell table:style-name="Default" office:value-type="float" office:value="69.94" calcext:value-type="float">
            <text:p>69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8.7" calcext:value-type="float">
            <text:p>108.7</text:p>
          </table:table-cell>
          <table:table-cell table:style-name="Default" office:value-type="float" office:value="178.64" calcext:value-type="float">
            <text:p>178.64</text:p>
          </table:table-cell>
          <table:table-cell table:style-name="Default" office:value-type="float" office:value="39.1514" calcext:value-type="float">
            <text:p>39.15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8486" calcext:value-type="float">
            <text:p>60.8486</text:p>
          </table:table-cell>
          <table:table-cell table:style-name="Default" office:value-type="float" office:value="66.18" calcext:value-type="float">
            <text:p>66.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9.22" calcext:value-type="float">
            <text:p>99.22</text:p>
          </table:table-cell>
          <table:table-cell table:style-name="Default" office:value-type="float" office:value="165.4" calcext:value-type="float">
            <text:p>165.4</text:p>
          </table:table-cell>
          <table:table-cell table:style-name="Default" office:value-type="float" office:value="40.0121" calcext:value-type="float">
            <text:p>40.01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9879" calcext:value-type="float">
            <text:p>59.9879</text:p>
          </table:table-cell>
          <table:table-cell table:style-name="Default" office:value-type="float" office:value="60.98" calcext:value-type="float">
            <text:p>6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1.18" calcext:value-type="float">
            <text:p>81.18</text:p>
          </table:table-cell>
          <table:table-cell table:style-name="Default" office:value-type="float" office:value="142.16" calcext:value-type="float">
            <text:p>142.16</text:p>
          </table:table-cell>
          <table:table-cell table:style-name="Default" office:value-type="float" office:value="42.8953" calcext:value-type="float">
            <text:p>42.89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1047" calcext:value-type="float">
            <text:p>57.1047</text:p>
          </table:table-cell>
          <table:table-cell table:style-name="Default" office:value-type="float" office:value="48.08" calcext:value-type="float">
            <text:p>48.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3.18" calcext:value-type="float">
            <text:p>93.18</text:p>
          </table:table-cell>
          <table:table-cell table:style-name="Default" office:value-type="float" office:value="141.26" calcext:value-type="float">
            <text:p>141.26</text:p>
          </table:table-cell>
          <table:table-cell table:style-name="Default" office:value-type="float" office:value="34.0365" calcext:value-type="float">
            <text:p>34.03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9635" calcext:value-type="float">
            <text:p>65.9635</text:p>
          </table:table-cell>
        </table:table-row>
        <table:table-row table:style-name="ro1">
          <table:table-cell table:style-name="ce10" office:value-type="string" calcext:value-type="string">
            <text:p>grubhub-11-0.tsp </text:p>
          </table:table-cell>
          <table:table-cell table:style-name="Default" office:value-type="float" office:value="146.28" calcext:value-type="float">
            <text:p>146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5.58" calcext:value-type="float">
            <text:p>155.58</text:p>
          </table:table-cell>
          <table:table-cell table:style-name="Default" office:value-type="float" office:value="301.86" calcext:value-type="float">
            <text:p>301.86</text:p>
          </table:table-cell>
          <table:table-cell table:style-name="Default" office:value-type="float" office:value="48.4596" calcext:value-type="float">
            <text:p>48.45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1.5404" calcext:value-type="float">
            <text:p>51.5404</text:p>
          </table:table-cell>
          <table:table-cell table:style-name="Default" office:value-type="float" office:value="128.94" calcext:value-type="float">
            <text:p>128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0.88" calcext:value-type="float">
            <text:p>140.88</text:p>
          </table:table-cell>
          <table:table-cell table:style-name="Default" office:value-type="float" office:value="269.82" calcext:value-type="float">
            <text:p>269.82</text:p>
          </table:table-cell>
          <table:table-cell table:style-name="Default" office:value-type="float" office:value="47.7874" calcext:value-type="float">
            <text:p>47.78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2126" calcext:value-type="float">
            <text:p>52.2126</text:p>
          </table:table-cell>
          <table:table-cell table:style-name="Default" office:value-type="float" office:value="117.44" calcext:value-type="float">
            <text:p>117.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1.42" calcext:value-type="float">
            <text:p>131.42</text:p>
          </table:table-cell>
          <table:table-cell table:style-name="Default" office:value-type="float" office:value="248.86" calcext:value-type="float">
            <text:p>248.86</text:p>
          </table:table-cell>
          <table:table-cell table:style-name="Default" office:value-type="float" office:value="47.1912" calcext:value-type="float">
            <text:p>47.19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8088" calcext:value-type="float">
            <text:p>52.8088</text:p>
          </table:table-cell>
          <table:table-cell table:style-name="Default" office:value-type="float" office:value="102.68" calcext:value-type="float">
            <text:p>102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9.7" calcext:value-type="float">
            <text:p>119.7</text:p>
          </table:table-cell>
          <table:table-cell table:style-name="Default" office:value-type="float" office:value="222.38" calcext:value-type="float">
            <text:p>222.38</text:p>
          </table:table-cell>
          <table:table-cell table:style-name="Default" office:value-type="float" office:value="46.1732" calcext:value-type="float">
            <text:p>46.17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8268" calcext:value-type="float">
            <text:p>53.8268</text:p>
          </table:table-cell>
        </table:table-row>
        <table:table-row table:style-name="ro1">
          <table:table-cell table:style-name="ce10" office:value-type="string" calcext:value-type="string">
            <text:p>grubhub-11-1.tsp </text:p>
          </table:table-cell>
          <table:table-cell table:style-name="Default" office:value-type="float" office:value="102.62" calcext:value-type="float">
            <text:p>102.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9.74" calcext:value-type="float">
            <text:p>129.74</text:p>
          </table:table-cell>
          <table:table-cell table:style-name="Default" office:value-type="float" office:value="232.36" calcext:value-type="float">
            <text:p>232.36</text:p>
          </table:table-cell>
          <table:table-cell table:style-name="Default" office:value-type="float" office:value="44.1642" calcext:value-type="float">
            <text:p>44.16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8358" calcext:value-type="float">
            <text:p>55.8358</text:p>
          </table:table-cell>
          <table:table-cell table:style-name="Default" office:value-type="float" office:value="97.2" calcext:value-type="float">
            <text:p>97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3.76" calcext:value-type="float">
            <text:p>123.76</text:p>
          </table:table-cell>
          <table:table-cell table:style-name="Default" office:value-type="float" office:value="220.96" calcext:value-type="float">
            <text:p>220.96</text:p>
          </table:table-cell>
          <table:table-cell table:style-name="Default" office:value-type="float" office:value="43.9899" calcext:value-type="float">
            <text:p>43.98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0101" calcext:value-type="float">
            <text:p>56.0101</text:p>
          </table:table-cell>
          <table:table-cell table:style-name="Default" office:value-type="float" office:value="80.64" calcext:value-type="float">
            <text:p>80.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3.52" calcext:value-type="float">
            <text:p>103.52</text:p>
          </table:table-cell>
          <table:table-cell table:style-name="Default" office:value-type="float" office:value="184.16" calcext:value-type="float">
            <text:p>184.16</text:p>
          </table:table-cell>
          <table:table-cell table:style-name="Default" office:value-type="float" office:value="43.788" calcext:value-type="float">
            <text:p>43.7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212" calcext:value-type="float">
            <text:p>56.212</text:p>
          </table:table-cell>
          <table:table-cell table:style-name="Default" office:value-type="float" office:value="61.94" calcext:value-type="float">
            <text:p>61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5.06" calcext:value-type="float">
            <text:p>75.0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45.2117" calcext:value-type="float">
            <text:p>45.21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7883" calcext:value-type="float">
            <text:p>54.7883</text:p>
          </table:table-cell>
        </table:table-row>
        <table:table-row table:style-name="ro1">
          <table:table-cell table:style-name="ce10" office:value-type="string" calcext:value-type="string">
            <text:p>grubhub-11-2.tsp </text:p>
          </table:table-cell>
          <table:table-cell table:style-name="Default" office:value-type="float" office:value="117.36" calcext:value-type="float">
            <text:p>117.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338.36" calcext:value-type="float">
            <text:p>338.36</text:p>
          </table:table-cell>
          <table:table-cell table:style-name="Default" office:value-type="float" office:value="34.685" calcext:value-type="float">
            <text:p>34.6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315" calcext:value-type="float">
            <text:p>65.315</text:p>
          </table:table-cell>
          <table:table-cell table:style-name="Default" office:value-type="float" office:value="102.32" calcext:value-type="float">
            <text:p>102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6.3" calcext:value-type="float">
            <text:p>206.3</text:p>
          </table:table-cell>
          <table:table-cell table:style-name="Default" office:value-type="float" office:value="308.62" calcext:value-type="float">
            <text:p>308.62</text:p>
          </table:table-cell>
          <table:table-cell table:style-name="Default" office:value-type="float" office:value="33.154" calcext:value-type="float">
            <text:p>33.1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6.846" calcext:value-type="float">
            <text:p>66.846</text:p>
          </table:table-cell>
          <table:table-cell table:style-name="Default" office:value-type="float" office:value="96.96" calcext:value-type="float">
            <text:p>96.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0.04" calcext:value-type="float">
            <text:p>140.04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40.9114" calcext:value-type="float">
            <text:p>40.91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0886" calcext:value-type="float">
            <text:p>59.0886</text:p>
          </table:table-cell>
          <table:table-cell table:style-name="Default" office:value-type="float" office:value="81.9" calcext:value-type="float">
            <text:p>81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9.88" calcext:value-type="float">
            <text:p>129.88</text:p>
          </table:table-cell>
          <table:table-cell table:style-name="Default" office:value-type="float" office:value="211.78" calcext:value-type="float">
            <text:p>211.78</text:p>
          </table:table-cell>
          <table:table-cell table:style-name="Default" office:value-type="float" office:value="38.6722" calcext:value-type="float">
            <text:p>38.67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3278" calcext:value-type="float">
            <text:p>61.3278</text:p>
          </table:table-cell>
        </table:table-row>
        <table:table-row table:style-name="ro1">
          <table:table-cell table:style-name="ce10" office:value-type="string" calcext:value-type="string">
            <text:p>grubhub-11-3.tsp </text:p>
          </table:table-cell>
          <table:table-cell table:style-name="Default" office:value-type="float" office:value="112.46" calcext:value-type="float">
            <text:p>112.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2.14" calcext:value-type="float">
            <text:p>112.14</text:p>
          </table:table-cell>
          <table:table-cell table:style-name="Default" office:value-type="float" office:value="224.6" calcext:value-type="float">
            <text:p>224.6</text:p>
          </table:table-cell>
          <table:table-cell table:style-name="Default" office:value-type="float" office:value="50.0712" calcext:value-type="float">
            <text:p>50.07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9.9288" calcext:value-type="float">
            <text:p>49.9288</text:p>
          </table:table-cell>
          <table:table-cell table:style-name="Default" office:value-type="float" office:value="99.74" calcext:value-type="float">
            <text:p>99.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7.42" calcext:value-type="float">
            <text:p>97.42</text:p>
          </table:table-cell>
          <table:table-cell table:style-name="Default" office:value-type="float" office:value="197.16" calcext:value-type="float">
            <text:p>197.16</text:p>
          </table:table-cell>
          <table:table-cell table:style-name="Default" office:value-type="float" office:value="50.5884" calcext:value-type="float">
            <text:p>50.58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9.4116" calcext:value-type="float">
            <text:p>49.4116</text:p>
          </table:table-cell>
          <table:table-cell table:style-name="Default" office:value-type="float" office:value="92.66" calcext:value-type="float">
            <text:p>92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0.54" calcext:value-type="float">
            <text:p>80.54</text:p>
          </table:table-cell>
          <table:table-cell table:style-name="Default" office:value-type="float" office:value="173.2" calcext:value-type="float">
            <text:p>173.2</text:p>
          </table:table-cell>
          <table:table-cell table:style-name="Default" office:value-type="float" office:value="53.4988" calcext:value-type="float">
            <text:p>53.49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6.5012" calcext:value-type="float">
            <text:p>46.5012</text:p>
          </table:table-cell>
          <table:table-cell table:style-name="Default" office:value-type="float" office:value="80.98" calcext:value-type="float">
            <text:p>8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4.62" calcext:value-type="float">
            <text:p>74.62</text:p>
          </table:table-cell>
          <table:table-cell table:style-name="Default" office:value-type="float" office:value="155.6" calcext:value-type="float">
            <text:p>155.6</text:p>
          </table:table-cell>
          <table:table-cell table:style-name="Default" office:value-type="float" office:value="52.0437" calcext:value-type="float">
            <text:p>52.04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7.9563" calcext:value-type="float">
            <text:p>47.9563</text:p>
          </table:table-cell>
        </table:table-row>
        <table:table-row table:style-name="ro1">
          <table:table-cell table:style-name="ce10" office:value-type="string" calcext:value-type="string">
            <text:p>grubhub-11-4.tsp </text:p>
          </table:table-cell>
          <table:table-cell table:style-name="Default" office:value-type="float" office:value="100.9" calcext:value-type="float">
            <text:p>10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8.92" calcext:value-type="float">
            <text:p>128.92</text:p>
          </table:table-cell>
          <table:table-cell table:style-name="Default" office:value-type="float" office:value="229.82" calcext:value-type="float">
            <text:p>229.82</text:p>
          </table:table-cell>
          <table:table-cell table:style-name="Default" office:value-type="float" office:value="43.9039" calcext:value-type="float">
            <text:p>43.90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0961" calcext:value-type="float">
            <text:p>56.0961</text:p>
          </table:table-cell>
          <table:table-cell table:style-name="Default" office:value-type="float" office:value="94.16" calcext:value-type="float">
            <text:p>94.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0.42" calcext:value-type="float">
            <text:p>120.42</text:p>
          </table:table-cell>
          <table:table-cell table:style-name="Default" office:value-type="float" office:value="214.58" calcext:value-type="float">
            <text:p>214.58</text:p>
          </table:table-cell>
          <table:table-cell table:style-name="Default" office:value-type="float" office:value="43.8811" calcext:value-type="float">
            <text:p>43.88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1189" calcext:value-type="float">
            <text:p>56.1189</text:p>
          </table:table-cell>
          <table:table-cell table:style-name="Default" office:value-type="float" office:value="79.68" calcext:value-type="float">
            <text:p>79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90.68" calcext:value-type="float">
            <text:p>190.68</text:p>
          </table:table-cell>
          <table:table-cell table:style-name="Default" office:value-type="float" office:value="41.7873" calcext:value-type="float">
            <text:p>41.78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2127" calcext:value-type="float">
            <text:p>58.2127</text:p>
          </table:table-cell>
          <table:table-cell table:style-name="Default" office:value-type="float" office:value="70.44" calcext:value-type="float">
            <text:p>70.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5.62" calcext:value-type="float">
            <text:p>95.62</text:p>
          </table:table-cell>
          <table:table-cell table:style-name="Default" office:value-type="float" office:value="166.06" calcext:value-type="float">
            <text:p>166.06</text:p>
          </table:table-cell>
          <table:table-cell table:style-name="Default" office:value-type="float" office:value="42.4184" calcext:value-type="float">
            <text:p>42.41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5816" calcext:value-type="float">
            <text:p>57.5816</text:p>
          </table:table-cell>
        </table:table-row>
        <table:table-row table:style-name="ro1">
          <table:table-cell table:style-name="ce10" office:value-type="string" calcext:value-type="string">
            <text:p>grubhub-11-5.tsp </text:p>
          </table:table-cell>
          <table:table-cell table:style-name="Default" office:value-type="float" office:value="129.04" calcext:value-type="float">
            <text:p>129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3.12" calcext:value-type="float">
            <text:p>143.12</text:p>
          </table:table-cell>
          <table:table-cell table:style-name="Default" office:value-type="float" office:value="272.16" calcext:value-type="float">
            <text:p>272.16</text:p>
          </table:table-cell>
          <table:table-cell table:style-name="Default" office:value-type="float" office:value="47.4133" calcext:value-type="float">
            <text:p>47.41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5867" calcext:value-type="float">
            <text:p>52.5867</text:p>
          </table:table-cell>
          <table:table-cell table:style-name="Default" office:value-type="float" office:value="114.18" calcext:value-type="float">
            <text:p>114.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9.4" calcext:value-type="float">
            <text:p>139.4</text:p>
          </table:table-cell>
          <table:table-cell table:style-name="Default" office:value-type="float" office:value="253.58" calcext:value-type="float">
            <text:p>253.58</text:p>
          </table:table-cell>
          <table:table-cell table:style-name="Default" office:value-type="float" office:value="45.0272" calcext:value-type="float">
            <text:p>45.02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9728" calcext:value-type="float">
            <text:p>54.9728</text:p>
          </table:table-cell>
          <table:table-cell table:style-name="Default" office:value-type="float" office:value="100.32" calcext:value-type="float">
            <text:p>100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7.26" calcext:value-type="float">
            <text:p>127.26</text:p>
          </table:table-cell>
          <table:table-cell table:style-name="Default" office:value-type="float" office:value="227.58" calcext:value-type="float">
            <text:p>227.58</text:p>
          </table:table-cell>
          <table:table-cell table:style-name="Default" office:value-type="float" office:value="44.0812" calcext:value-type="float">
            <text:p>44.08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9188" calcext:value-type="float">
            <text:p>55.9188</text:p>
          </table:table-cell>
          <table:table-cell table:style-name="Default" office:value-type="float" office:value="88.6" calcext:value-type="float">
            <text:p>88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5.24" calcext:value-type="float">
            <text:p>115.24</text:p>
          </table:table-cell>
          <table:table-cell table:style-name="Default" office:value-type="float" office:value="203.84" calcext:value-type="float">
            <text:p>203.84</text:p>
          </table:table-cell>
          <table:table-cell table:style-name="Default" office:value-type="float" office:value="43.4655" calcext:value-type="float">
            <text:p>43.46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5345" calcext:value-type="float">
            <text:p>56.5345</text:p>
          </table:table-cell>
        </table:table-row>
        <table:table-row table:style-name="ro1">
          <table:table-cell table:style-name="ce10" office:value-type="string" calcext:value-type="string">
            <text:p>grubhub-11-6.tsp </text:p>
          </table:table-cell>
          <table:table-cell table:style-name="Default" office:value-type="float" office:value="98.58" calcext:value-type="float">
            <text:p>98.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9.8" calcext:value-type="float">
            <text:p>129.8</text:p>
          </table:table-cell>
          <table:table-cell table:style-name="Default" office:value-type="float" office:value="228.38" calcext:value-type="float">
            <text:p>228.38</text:p>
          </table:table-cell>
          <table:table-cell table:style-name="Default" office:value-type="float" office:value="43.1649" calcext:value-type="float">
            <text:p>43.16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8351" calcext:value-type="float">
            <text:p>56.8351</text:p>
          </table:table-cell>
          <table:table-cell table:style-name="Default" office:value-type="float" office:value="91.04" calcext:value-type="float">
            <text:p>91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8.1" calcext:value-type="float">
            <text:p>118.1</text:p>
          </table:table-cell>
          <table:table-cell table:style-name="Default" office:value-type="float" office:value="209.14" calcext:value-type="float">
            <text:p>209.14</text:p>
          </table:table-cell>
          <table:table-cell table:style-name="Default" office:value-type="float" office:value="43.5306" calcext:value-type="float">
            <text:p>43.53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4694" calcext:value-type="float">
            <text:p>56.4694</text:p>
          </table:table-cell>
          <table:table-cell table:style-name="Default" office:value-type="float" office:value="77.36" calcext:value-type="float">
            <text:p>77.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5.42" calcext:value-type="float">
            <text:p>125.42</text:p>
          </table:table-cell>
          <table:table-cell table:style-name="Default" office:value-type="float" office:value="202.78" calcext:value-type="float">
            <text:p>202.78</text:p>
          </table:table-cell>
          <table:table-cell table:style-name="Default" office:value-type="float" office:value="38.1497" calcext:value-type="float">
            <text:p>38.14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8503" calcext:value-type="float">
            <text:p>61.8503</text:p>
          </table:table-cell>
          <table:table-cell table:style-name="Default" office:value-type="float" office:value="65.12" calcext:value-type="float">
            <text:p>65.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0.74" calcext:value-type="float">
            <text:p>100.74</text:p>
          </table:table-cell>
          <table:table-cell table:style-name="Default" office:value-type="float" office:value="165.86" calcext:value-type="float">
            <text:p>165.86</text:p>
          </table:table-cell>
          <table:table-cell table:style-name="Default" office:value-type="float" office:value="39.262" calcext:value-type="float">
            <text:p>39.2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738" calcext:value-type="float">
            <text:p>60.738</text:p>
          </table:table-cell>
        </table:table-row>
        <table:table-row table:style-name="ro1">
          <table:table-cell table:style-name="ce10" office:value-type="string" calcext:value-type="string">
            <text:p>grubhub-11-7.tsp </text:p>
          </table:table-cell>
          <table:table-cell table:style-name="Default" office:value-type="float" office:value="82.66" calcext:value-type="float">
            <text:p>82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2.46" calcext:value-type="float">
            <text:p>152.46</text:p>
          </table:table-cell>
          <table:table-cell table:style-name="Default" office:value-type="float" office:value="235.12" calcext:value-type="float">
            <text:p>235.12</text:p>
          </table:table-cell>
          <table:table-cell table:style-name="Default" office:value-type="float" office:value="35.1565" calcext:value-type="float">
            <text:p>35.15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8435" calcext:value-type="float">
            <text:p>64.8435</text:p>
          </table:table-cell>
          <table:table-cell table:style-name="Default" office:value-type="float" office:value="77.9" calcext:value-type="float">
            <text:p>77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1.52" calcext:value-type="float">
            <text:p>141.52</text:p>
          </table:table-cell>
          <table:table-cell table:style-name="Default" office:value-type="float" office:value="219.42" calcext:value-type="float">
            <text:p>219.42</text:p>
          </table:table-cell>
          <table:table-cell table:style-name="Default" office:value-type="float" office:value="35.5027" calcext:value-type="float">
            <text:p>35.50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4973" calcext:value-type="float">
            <text:p>64.4973</text:p>
          </table:table-cell>
          <table:table-cell table:style-name="Default" office:value-type="float" office:value="72.86" calcext:value-type="float">
            <text:p>72.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8.52" calcext:value-type="float">
            <text:p>118.52</text:p>
          </table:table-cell>
          <table:table-cell table:style-name="Default" office:value-type="float" office:value="191.38" calcext:value-type="float">
            <text:p>191.38</text:p>
          </table:table-cell>
          <table:table-cell table:style-name="Default" office:value-type="float" office:value="38.0709" calcext:value-type="float">
            <text:p>38.070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9291" calcext:value-type="float">
            <text:p>61.9291</text:p>
          </table:table-cell>
          <table:table-cell table:style-name="Default" office:value-type="float" office:value="67.08" calcext:value-type="float">
            <text:p>67.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2.3" calcext:value-type="float">
            <text:p>112.3</text:p>
          </table:table-cell>
          <table:table-cell table:style-name="Default" office:value-type="float" office:value="179.38" calcext:value-type="float">
            <text:p>179.38</text:p>
          </table:table-cell>
          <table:table-cell table:style-name="Default" office:value-type="float" office:value="37.3955" calcext:value-type="float">
            <text:p>37.39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6045" calcext:value-type="float">
            <text:p>62.6045</text:p>
          </table:table-cell>
        </table:table-row>
        <table:table-row table:style-name="ro1">
          <table:table-cell table:style-name="ce10" office:value-type="string" calcext:value-type="string">
            <text:p>grubhub-11-8.tsp </text:p>
          </table:table-cell>
          <table:table-cell table:style-name="Default" office:value-type="float" office:value="98.72" calcext:value-type="float">
            <text:p>98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7.04" calcext:value-type="float">
            <text:p>107.04</text:p>
          </table:table-cell>
          <table:table-cell table:style-name="Default" office:value-type="float" office:value="205.76" calcext:value-type="float">
            <text:p>205.76</text:p>
          </table:table-cell>
          <table:table-cell table:style-name="Default" office:value-type="float" office:value="47.9782" calcext:value-type="float">
            <text:p>47.97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0218" calcext:value-type="float">
            <text:p>52.0218</text:p>
          </table:table-cell>
          <table:table-cell table:style-name="Default" office:value-type="float" office:value="94.66" calcext:value-type="float">
            <text:p>94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7.34" calcext:value-type="float">
            <text:p>97.34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49.3021" calcext:value-type="float">
            <text:p>49.30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6979" calcext:value-type="float">
            <text:p>50.6979</text:p>
          </table:table-cell>
          <table:table-cell table:style-name="Default" office:value-type="float" office:value="87.6" calcext:value-type="float">
            <text:p>87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5.38" calcext:value-type="float">
            <text:p>95.38</text:p>
          </table:table-cell>
          <table:table-cell table:style-name="Default" office:value-type="float" office:value="182.98" calcext:value-type="float">
            <text:p>182.98</text:p>
          </table:table-cell>
          <table:table-cell table:style-name="Default" office:value-type="float" office:value="47.8741" calcext:value-type="float">
            <text:p>47.87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1259" calcext:value-type="float">
            <text:p>52.1259</text:p>
          </table:table-cell>
          <table:table-cell table:style-name="Default" office:value-type="float" office:value="71.58" calcext:value-type="float">
            <text:p>71.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5.46" calcext:value-type="float">
            <text:p>85.46</text:p>
          </table:table-cell>
          <table:table-cell table:style-name="Default" office:value-type="float" office:value="157.04" calcext:value-type="float">
            <text:p>157.04</text:p>
          </table:table-cell>
          <table:table-cell table:style-name="Default" office:value-type="float" office:value="45.5807" calcext:value-type="float">
            <text:p>45.58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4193" calcext:value-type="float">
            <text:p>54.4193</text:p>
          </table:table-cell>
        </table:table-row>
        <table:table-row table:style-name="ro1">
          <table:table-cell table:style-name="ce10" office:value-type="string" calcext:value-type="string">
            <text:p>grubhub-11-9.tsp </text:p>
          </table:table-cell>
          <table:table-cell table:style-name="Default" office:value-type="float" office:value="108.6" calcext:value-type="float">
            <text:p>108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9.44" calcext:value-type="float">
            <text:p>109.44</text:p>
          </table:table-cell>
          <table:table-cell table:style-name="Default" office:value-type="float" office:value="218.04" calcext:value-type="float">
            <text:p>218.04</text:p>
          </table:table-cell>
          <table:table-cell table:style-name="Default" office:value-type="float" office:value="49.8074" calcext:value-type="float">
            <text:p>49.80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1926" calcext:value-type="float">
            <text:p>50.1926</text:p>
          </table:table-cell>
          <table:table-cell table:style-name="Default" office:value-type="float" office:value="96.98" calcext:value-type="float">
            <text:p>96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7.04" calcext:value-type="float">
            <text:p>97.04</text:p>
          </table:table-cell>
          <table:table-cell table:style-name="Default" office:value-type="float" office:value="194.02" calcext:value-type="float">
            <text:p>194.02</text:p>
          </table:table-cell>
          <table:table-cell table:style-name="Default" office:value-type="float" office:value="49.9845" calcext:value-type="float">
            <text:p>49.98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0155" calcext:value-type="float">
            <text:p>50.0155</text:p>
          </table:table-cell>
          <table:table-cell table:style-name="Default" office:value-type="float" office:value="84.8" calcext:value-type="float">
            <text:p>84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7.12" calcext:value-type="float">
            <text:p>87.12</text:p>
          </table:table-cell>
          <table:table-cell table:style-name="Default" office:value-type="float" office:value="171.92" calcext:value-type="float">
            <text:p>171.92</text:p>
          </table:table-cell>
          <table:table-cell table:style-name="Default" office:value-type="float" office:value="49.3253" calcext:value-type="float">
            <text:p>49.32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6747" calcext:value-type="float">
            <text:p>50.6747</text:p>
          </table:table-cell>
          <table:table-cell table:style-name="Default" office:value-type="float" office:value="71.22" calcext:value-type="float">
            <text:p>71.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6.48" calcext:value-type="float">
            <text:p>66.48</text:p>
          </table:table-cell>
          <table:table-cell table:style-name="Default" office:value-type="float" office:value="137.7" calcext:value-type="float">
            <text:p>137.7</text:p>
          </table:table-cell>
          <table:table-cell table:style-name="Default" office:value-type="float" office:value="51.7211" calcext:value-type="float">
            <text:p>51.72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8.2789" calcext:value-type="float">
            <text:p>48.2789</text:p>
          </table:table-cell>
        </table:table-row>
        <table:table-row table:style-name="ro1">
          <table:table-cell table:style-name="ce10" office:value-type="string" calcext:value-type="string">
            <text:p>grubhub-12-0.tsp </text:p>
          </table:table-cell>
          <table:table-cell table:style-name="Default" office:value-type="float" office:value="113.7" calcext:value-type="float">
            <text:p>113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0.94" calcext:value-type="float">
            <text:p>180.94</text:p>
          </table:table-cell>
          <table:table-cell table:style-name="Default" office:value-type="float" office:value="294.64" calcext:value-type="float">
            <text:p>294.64</text:p>
          </table:table-cell>
          <table:table-cell table:style-name="Default" office:value-type="float" office:value="38.5895" calcext:value-type="float">
            <text:p>38.58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4105" calcext:value-type="float">
            <text:p>61.4105</text:p>
          </table:table-cell>
          <table:table-cell table:style-name="Default" office:value-type="float" office:value="107.82" calcext:value-type="float">
            <text:p>107.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9.1" calcext:value-type="float">
            <text:p>169.1</text:p>
          </table:table-cell>
          <table:table-cell table:style-name="Default" office:value-type="float" office:value="276.92" calcext:value-type="float">
            <text:p>276.92</text:p>
          </table:table-cell>
          <table:table-cell table:style-name="Default" office:value-type="float" office:value="38.9354" calcext:value-type="float">
            <text:p>38.93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0646" calcext:value-type="float">
            <text:p>61.0646</text:p>
          </table:table-cell>
          <table:table-cell table:style-name="Default" office:value-type="float" office:value="91.96" calcext:value-type="float">
            <text:p>91.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4.28" calcext:value-type="float">
            <text:p>154.28</text:p>
          </table:table-cell>
          <table:table-cell table:style-name="Default" office:value-type="float" office:value="246.24" calcext:value-type="float">
            <text:p>246.24</text:p>
          </table:table-cell>
          <table:table-cell table:style-name="Default" office:value-type="float" office:value="37.3457" calcext:value-type="float">
            <text:p>37.34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6543" calcext:value-type="float">
            <text:p>62.6543</text:p>
          </table:table-cell>
          <table:table-cell table:style-name="Default" office:value-type="float" office:value="74.02" calcext:value-type="float">
            <text:p>74.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4.94" calcext:value-type="float">
            <text:p>114.94</text:p>
          </table:table-cell>
          <table:table-cell table:style-name="Default" office:value-type="float" office:value="188.96" calcext:value-type="float">
            <text:p>188.96</text:p>
          </table:table-cell>
          <table:table-cell table:style-name="Default" office:value-type="float" office:value="39.1723" calcext:value-type="float">
            <text:p>39.17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8277" calcext:value-type="float">
            <text:p>60.8277</text:p>
          </table:table-cell>
        </table:table-row>
        <table:table-row table:style-name="ro1">
          <table:table-cell table:style-name="ce10" office:value-type="string" calcext:value-type="string">
            <text:p>grubhub-12-1.tsp </text:p>
          </table:table-cell>
          <table:table-cell table:style-name="Default" office:value-type="float" office:value="105.32" calcext:value-type="float">
            <text:p>105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8.38" calcext:value-type="float">
            <text:p>168.38</text:p>
          </table:table-cell>
          <table:table-cell table:style-name="Default" office:value-type="float" office:value="273.7" calcext:value-type="float">
            <text:p>273.7</text:p>
          </table:table-cell>
          <table:table-cell table:style-name="Default" office:value-type="float" office:value="38.4801" calcext:value-type="float">
            <text:p>38.48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5199" calcext:value-type="float">
            <text:p>61.5199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6.8" calcext:value-type="float">
            <text:p>156.8</text:p>
          </table:table-cell>
          <table:table-cell table:style-name="Default" office:value-type="float" office:value="248.8" calcext:value-type="float">
            <text:p>248.8</text:p>
          </table:table-cell>
          <table:table-cell table:style-name="Default" office:value-type="float" office:value="36.9775" calcext:value-type="float">
            <text:p>36.97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0225" calcext:value-type="float">
            <text:p>63.0225</text:p>
          </table:table-cell>
          <table:table-cell table:style-name="Default" office:value-type="float" office:value="82.78" calcext:value-type="float">
            <text:p>82.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3.68" calcext:value-type="float">
            <text:p>143.68</text:p>
          </table:table-cell>
          <table:table-cell table:style-name="Default" office:value-type="float" office:value="226.46" calcext:value-type="float">
            <text:p>226.46</text:p>
          </table:table-cell>
          <table:table-cell table:style-name="Default" office:value-type="float" office:value="36.5539" calcext:value-type="float">
            <text:p>36.55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4461" calcext:value-type="float">
            <text:p>63.4461</text:p>
          </table:table-cell>
          <table:table-cell table:style-name="Default" office:value-type="float" office:value="73.28" calcext:value-type="float">
            <text:p>73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6.82" calcext:value-type="float">
            <text:p>116.82</text:p>
          </table:table-cell>
          <table:table-cell table:style-name="Default" office:value-type="float" office:value="190.1" calcext:value-type="float">
            <text:p>190.1</text:p>
          </table:table-cell>
          <table:table-cell table:style-name="Default" office:value-type="float" office:value="38.5481" calcext:value-type="float">
            <text:p>38.54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4519" calcext:value-type="float">
            <text:p>61.4519</text:p>
          </table:table-cell>
        </table:table-row>
        <table:table-row table:style-name="ro1">
          <table:table-cell table:style-name="ce10" office:value-type="string" calcext:value-type="string">
            <text:p>grubhub-12-2.tsp </text:p>
          </table:table-cell>
          <table:table-cell table:style-name="Default" office:value-type="float" office:value="93.56" calcext:value-type="float">
            <text:p>93.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9.44" calcext:value-type="float">
            <text:p>109.44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46.0887" calcext:value-type="float">
            <text:p>46.08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9113" calcext:value-type="float">
            <text:p>53.9113</text:p>
          </table:table-cell>
          <table:table-cell table:style-name="Default" office:value-type="float" office:value="86.08" calcext:value-type="float">
            <text:p>86.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8.36" calcext:value-type="float">
            <text:p>108.36</text:p>
          </table:table-cell>
          <table:table-cell table:style-name="Default" office:value-type="float" office:value="194.44" calcext:value-type="float">
            <text:p>194.44</text:p>
          </table:table-cell>
          <table:table-cell table:style-name="Default" office:value-type="float" office:value="44.2707" calcext:value-type="float">
            <text:p>44.27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7293" calcext:value-type="float">
            <text:p>55.7293</text:p>
          </table:table-cell>
          <table:table-cell table:style-name="Default" office:value-type="float" office:value="79.28" calcext:value-type="float">
            <text:p>79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8.18" calcext:value-type="float">
            <text:p>88.18</text:p>
          </table:table-cell>
          <table:table-cell table:style-name="Default" office:value-type="float" office:value="167.46" calcext:value-type="float">
            <text:p>167.46</text:p>
          </table:table-cell>
          <table:table-cell table:style-name="Default" office:value-type="float" office:value="47.3426" calcext:value-type="float">
            <text:p>47.34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6574" calcext:value-type="float">
            <text:p>52.6574</text:p>
          </table:table-cell>
          <table:table-cell table:style-name="Default" office:value-type="float" office:value="51.68" calcext:value-type="float">
            <text:p>51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8.86" calcext:value-type="float">
            <text:p>78.86</text:p>
          </table:table-cell>
          <table:table-cell table:style-name="Default" office:value-type="float" office:value="130.54" calcext:value-type="float">
            <text:p>130.54</text:p>
          </table:table-cell>
          <table:table-cell table:style-name="Default" office:value-type="float" office:value="39.5894" calcext:value-type="float">
            <text:p>39.58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4106" calcext:value-type="float">
            <text:p>60.4106</text:p>
          </table:table-cell>
        </table:table-row>
        <table:table-row table:style-name="ro1">
          <table:table-cell table:style-name="ce10" office:value-type="string" calcext:value-type="string">
            <text:p>grubhub-12-3.tsp </text:p>
          </table:table-cell>
          <table:table-cell table:style-name="Default" office:value-type="float" office:value="97.6" calcext:value-type="float">
            <text:p>97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0.66" calcext:value-type="float">
            <text:p>170.66</text:p>
          </table:table-cell>
          <table:table-cell table:style-name="Default" office:value-type="float" office:value="268.26" calcext:value-type="float">
            <text:p>268.26</text:p>
          </table:table-cell>
          <table:table-cell table:style-name="Default" office:value-type="float" office:value="36.3826" calcext:value-type="float">
            <text:p>36.38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6174" calcext:value-type="float">
            <text:p>63.6174</text:p>
          </table:table-cell>
          <table:table-cell table:style-name="Default" office:value-type="float" office:value="84.08" calcext:value-type="float">
            <text:p>84.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7.22" calcext:value-type="float">
            <text:p>147.22</text:p>
          </table:table-cell>
          <table:table-cell table:style-name="Default" office:value-type="float" office:value="231.3" calcext:value-type="float">
            <text:p>231.3</text:p>
          </table:table-cell>
          <table:table-cell table:style-name="Default" office:value-type="float" office:value="36.3511" calcext:value-type="float">
            <text:p>36.35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6489" calcext:value-type="float">
            <text:p>63.6489</text:p>
          </table:table-cell>
          <table:table-cell table:style-name="Default" office:value-type="float" office:value="72.38" calcext:value-type="float">
            <text:p>72.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3.9" calcext:value-type="float">
            <text:p>143.9</text:p>
          </table:table-cell>
          <table:table-cell table:style-name="Default" office:value-type="float" office:value="216.28" calcext:value-type="float">
            <text:p>216.28</text:p>
          </table:table-cell>
          <table:table-cell table:style-name="Default" office:value-type="float" office:value="33.4659" calcext:value-type="float">
            <text:p>33.46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6.5341" calcext:value-type="float">
            <text:p>66.5341</text:p>
          </table:table-cell>
          <table:table-cell table:style-name="Default" office:value-type="float" office:value="63.64" calcext:value-type="float">
            <text:p>63.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4.46" calcext:value-type="float">
            <text:p>124.46</text:p>
          </table:table-cell>
          <table:table-cell table:style-name="Default" office:value-type="float" office:value="188.1" calcext:value-type="float">
            <text:p>188.1</text:p>
          </table:table-cell>
          <table:table-cell table:style-name="Default" office:value-type="float" office:value="33.8331" calcext:value-type="float">
            <text:p>33.83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6.1669" calcext:value-type="float">
            <text:p>66.1669</text:p>
          </table:table-cell>
        </table:table-row>
        <table:table-row table:style-name="ro1">
          <table:table-cell table:style-name="ce10" office:value-type="string" calcext:value-type="string">
            <text:p>grubhub-12-4.tsp </text:p>
          </table:table-cell>
          <table:table-cell table:style-name="Default" office:value-type="float" office:value="95.92" calcext:value-type="float">
            <text:p>95.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4.1" calcext:value-type="float">
            <text:p>174.1</text:p>
          </table:table-cell>
          <table:table-cell table:style-name="Default" office:value-type="float" office:value="270.02" calcext:value-type="float">
            <text:p>270.02</text:p>
          </table:table-cell>
          <table:table-cell table:style-name="Default" office:value-type="float" office:value="35.5233" calcext:value-type="float">
            <text:p>35.52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4767" calcext:value-type="float">
            <text:p>64.4767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7.82" calcext:value-type="float">
            <text:p>157.82</text:p>
          </table:table-cell>
          <table:table-cell table:style-name="Default" office:value-type="float" office:value="243.82" calcext:value-type="float">
            <text:p>243.82</text:p>
          </table:table-cell>
          <table:table-cell table:style-name="Default" office:value-type="float" office:value="35.2719" calcext:value-type="float">
            <text:p>35.27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7281" calcext:value-type="float">
            <text:p>64.7281</text:p>
          </table:table-cell>
          <table:table-cell table:style-name="Default" office:value-type="float" office:value="71.92" calcext:value-type="float">
            <text:p>71.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7.68" calcext:value-type="float">
            <text:p>157.68</text:p>
          </table:table-cell>
          <table:table-cell table:style-name="Default" office:value-type="float" office:value="229.6" calcext:value-type="float">
            <text:p>229.6</text:p>
          </table:table-cell>
          <table:table-cell table:style-name="Default" office:value-type="float" office:value="31.324" calcext:value-type="float">
            <text:p>31.3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8.676" calcext:value-type="float">
            <text:p>68.676</text:p>
          </table:table-cell>
          <table:table-cell table:style-name="Default" office:value-type="float" office:value="52.7" calcext:value-type="float">
            <text:p>52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1.22" calcext:value-type="float">
            <text:p>121.22</text:p>
          </table:table-cell>
          <table:table-cell table:style-name="Default" office:value-type="float" office:value="173.92" calcext:value-type="float">
            <text:p>173.92</text:p>
          </table:table-cell>
          <table:table-cell table:style-name="Default" office:value-type="float" office:value="30.3013" calcext:value-type="float">
            <text:p>30.30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9.6987" calcext:value-type="float">
            <text:p>69.6987</text:p>
          </table:table-cell>
        </table:table-row>
        <table:table-row table:style-name="ro1">
          <table:table-cell table:style-name="ce10" office:value-type="string" calcext:value-type="string">
            <text:p>grubhub-12-5.tsp </text:p>
          </table:table-cell>
          <table:table-cell table:style-name="Default" office:value-type="float" office:value="119.8" calcext:value-type="float">
            <text:p>119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4.84" calcext:value-type="float">
            <text:p>134.84</text:p>
          </table:table-cell>
          <table:table-cell table:style-name="Default" office:value-type="float" office:value="254.64" calcext:value-type="float">
            <text:p>254.64</text:p>
          </table:table-cell>
          <table:table-cell table:style-name="Default" office:value-type="float" office:value="47.0468" calcext:value-type="float">
            <text:p>47.04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9532" calcext:value-type="float">
            <text:p>52.9532</text:p>
          </table:table-cell>
          <table:table-cell table:style-name="Default" office:value-type="float" office:value="115.24" calcext:value-type="float">
            <text:p>115.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9.7" calcext:value-type="float">
            <text:p>149.7</text:p>
          </table:table-cell>
          <table:table-cell table:style-name="Default" office:value-type="float" office:value="264.94" calcext:value-type="float">
            <text:p>264.94</text:p>
          </table:table-cell>
          <table:table-cell table:style-name="Default" office:value-type="float" office:value="43.4966" calcext:value-type="float">
            <text:p>43.49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5034" calcext:value-type="float">
            <text:p>56.5034</text:p>
          </table:table-cell>
          <table:table-cell table:style-name="Default" office:value-type="float" office:value="98.58" calcext:value-type="float">
            <text:p>98.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2.64" calcext:value-type="float">
            <text:p>132.64</text:p>
          </table:table-cell>
          <table:table-cell table:style-name="Default" office:value-type="float" office:value="231.22" calcext:value-type="float">
            <text:p>231.22</text:p>
          </table:table-cell>
          <table:table-cell table:style-name="Default" office:value-type="float" office:value="42.6347" calcext:value-type="float">
            <text:p>42.63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3653" calcext:value-type="float">
            <text:p>57.3653</text:p>
          </table:table-cell>
          <table:table-cell table:style-name="Default" office:value-type="float" office:value="77.12" calcext:value-type="float">
            <text:p>77.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3.82" calcext:value-type="float">
            <text:p>103.82</text:p>
          </table:table-cell>
          <table:table-cell table:style-name="Default" office:value-type="float" office:value="180.94" calcext:value-type="float">
            <text:p>180.94</text:p>
          </table:table-cell>
          <table:table-cell table:style-name="Default" office:value-type="float" office:value="42.6219" calcext:value-type="float">
            <text:p>42.62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3781" calcext:value-type="float">
            <text:p>57.3781</text:p>
          </table:table-cell>
        </table:table-row>
        <table:table-row table:style-name="ro1">
          <table:table-cell table:style-name="ce10" office:value-type="string" calcext:value-type="string">
            <text:p>grubhub-12-6.tsp </text:p>
          </table:table-cell>
          <table:table-cell table:style-name="Default" office:value-type="float" office:value="123.36" calcext:value-type="float">
            <text:p>123.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3.38" calcext:value-type="float">
            <text:p>143.38</text:p>
          </table:table-cell>
          <table:table-cell table:style-name="Default" office:value-type="float" office:value="266.74" calcext:value-type="float">
            <text:p>266.74</text:p>
          </table:table-cell>
          <table:table-cell table:style-name="Default" office:value-type="float" office:value="46.2473" calcext:value-type="float">
            <text:p>46.24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7527" calcext:value-type="float">
            <text:p>53.7527</text:p>
          </table:table-cell>
          <table:table-cell table:style-name="Default" office:value-type="float" office:value="109.04" calcext:value-type="float">
            <text:p>109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2.06" calcext:value-type="float">
            <text:p>122.06</text:p>
          </table:table-cell>
          <table:table-cell table:style-name="Default" office:value-type="float" office:value="231.1" calcext:value-type="float">
            <text:p>231.1</text:p>
          </table:table-cell>
          <table:table-cell table:style-name="Default" office:value-type="float" office:value="47.183" calcext:value-type="float">
            <text:p>47.1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.817" calcext:value-type="float">
            <text:p>52.817</text:p>
          </table:table-cell>
          <table:table-cell table:style-name="Default" office:value-type="float" office:value="102.2" calcext:value-type="float">
            <text:p>102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5.88" calcext:value-type="float">
            <text:p>115.88</text:p>
          </table:table-cell>
          <table:table-cell table:style-name="Default" office:value-type="float" office:value="218.08" calcext:value-type="float">
            <text:p>218.08</text:p>
          </table:table-cell>
          <table:table-cell table:style-name="Default" office:value-type="float" office:value="46.8635" calcext:value-type="float">
            <text:p>46.8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1365" calcext:value-type="float">
            <text:p>53.1365</text:p>
          </table:table-cell>
          <table:table-cell table:style-name="Default" office:value-type="float" office:value="80.22" calcext:value-type="float">
            <text:p>80.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5.7" calcext:value-type="float">
            <text:p>95.7</text:p>
          </table:table-cell>
          <table:table-cell table:style-name="Default" office:value-type="float" office:value="175.92" calcext:value-type="float">
            <text:p>175.92</text:p>
          </table:table-cell>
          <table:table-cell table:style-name="Default" office:value-type="float" office:value="45.6003" calcext:value-type="float">
            <text:p>45.60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3997" calcext:value-type="float">
            <text:p>54.3997</text:p>
          </table:table-cell>
        </table:table-row>
        <table:table-row table:style-name="ro1">
          <table:table-cell table:style-name="ce10" office:value-type="string" calcext:value-type="string">
            <text:p>grubhub-12-7.tsp </text:p>
          </table:table-cell>
          <table:table-cell table:style-name="Default" office:value-type="float" office:value="139.24" calcext:value-type="float">
            <text:p>139.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3.34" calcext:value-type="float">
            <text:p>113.34</text:p>
          </table:table-cell>
          <table:table-cell table:style-name="Default" office:value-type="float" office:value="252.58" calcext:value-type="float">
            <text:p>252.58</text:p>
          </table:table-cell>
          <table:table-cell table:style-name="Default" office:value-type="float" office:value="55.1271" calcext:value-type="float">
            <text:p>55.127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4.8729" calcext:value-type="float">
            <text:p>44.8729</text:p>
          </table:table-cell>
          <table:table-cell table:style-name="Default" office:value-type="float" office:value="109.68" calcext:value-type="float">
            <text:p>109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4.06" calcext:value-type="float">
            <text:p>94.06</text:p>
          </table:table-cell>
          <table:table-cell table:style-name="Default" office:value-type="float" office:value="203.74" calcext:value-type="float">
            <text:p>203.74</text:p>
          </table:table-cell>
          <table:table-cell table:style-name="Default" office:value-type="float" office:value="53.8333" calcext:value-type="float">
            <text:p>53.83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6.1667" calcext:value-type="float">
            <text:p>46.1667</text:p>
          </table:table-cell>
          <table:table-cell table:style-name="Default" office:value-type="float" office:value="101.24" calcext:value-type="float">
            <text:p>101.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9.6" calcext:value-type="float">
            <text:p>89.6</text:p>
          </table:table-cell>
          <table:table-cell table:style-name="Default" office:value-type="float" office:value="190.84" calcext:value-type="float">
            <text:p>190.84</text:p>
          </table:table-cell>
          <table:table-cell table:style-name="Default" office:value-type="float" office:value="53.0497" calcext:value-type="float">
            <text:p>53.04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6.9503" calcext:value-type="float">
            <text:p>46.9503</text:p>
          </table:table-cell>
          <table:table-cell table:style-name="Default" office:value-type="float" office:value="87.16" calcext:value-type="float">
            <text:p>87.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8.08" calcext:value-type="float">
            <text:p>68.08</text:p>
          </table:table-cell>
          <table:table-cell table:style-name="Default" office:value-type="float" office:value="155.24" calcext:value-type="float">
            <text:p>155.24</text:p>
          </table:table-cell>
          <table:table-cell table:style-name="Default" office:value-type="float" office:value="56.1453" calcext:value-type="float">
            <text:p>56.14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3.8547" calcext:value-type="float">
            <text:p>43.8547</text:p>
          </table:table-cell>
        </table:table-row>
        <table:table-row table:style-name="ro1">
          <table:table-cell table:style-name="ce10" office:value-type="string" calcext:value-type="string">
            <text:p>grubhub-12-8.tsp </text:p>
          </table:table-cell>
          <table:table-cell table:style-name="Default" office:value-type="float" office:value="110.34" calcext:value-type="float">
            <text:p>110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7.5" calcext:value-type="float">
            <text:p>117.5</text:p>
          </table:table-cell>
          <table:table-cell table:style-name="Default" office:value-type="float" office:value="227.84" calcext:value-type="float">
            <text:p>227.84</text:p>
          </table:table-cell>
          <table:table-cell table:style-name="Default" office:value-type="float" office:value="48.4287" calcext:value-type="float">
            <text:p>48.42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1.5713" calcext:value-type="float">
            <text:p>51.5713</text:p>
          </table:table-cell>
          <table:table-cell table:style-name="Default" office:value-type="float" office:value="94.18" calcext:value-type="float">
            <text:p>94.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0.06" calcext:value-type="float">
            <text:p>120.06</text:p>
          </table:table-cell>
          <table:table-cell table:style-name="Default" office:value-type="float" office:value="214.24" calcext:value-type="float">
            <text:p>214.24</text:p>
          </table:table-cell>
          <table:table-cell table:style-name="Default" office:value-type="float" office:value="43.96" calcext:value-type="float">
            <text:p>43.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04" calcext:value-type="float">
            <text:p>56.04</text:p>
          </table:table-cell>
          <table:table-cell table:style-name="Default" office:value-type="float" office:value="78.46" calcext:value-type="float">
            <text:p>78.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9.82" calcext:value-type="float">
            <text:p>119.82</text:p>
          </table:table-cell>
          <table:table-cell table:style-name="Default" office:value-type="float" office:value="198.28" calcext:value-type="float">
            <text:p>198.28</text:p>
          </table:table-cell>
          <table:table-cell table:style-name="Default" office:value-type="float" office:value="39.5703" calcext:value-type="float">
            <text:p>39.57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4297" calcext:value-type="float">
            <text:p>60.4297</text:p>
          </table:table-cell>
          <table:table-cell table:style-name="Default" office:value-type="float" office:value="56.72" calcext:value-type="float">
            <text:p>56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0.86" calcext:value-type="float">
            <text:p>100.86</text:p>
          </table:table-cell>
          <table:table-cell table:style-name="Default" office:value-type="float" office:value="157.58" calcext:value-type="float">
            <text:p>157.58</text:p>
          </table:table-cell>
          <table:table-cell table:style-name="Default" office:value-type="float" office:value="35.9944" calcext:value-type="float">
            <text:p>35.99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0056" calcext:value-type="float">
            <text:p>64.0056</text:p>
          </table:table-cell>
        </table:table-row>
        <table:table-row table:style-name="ro1">
          <table:table-cell table:style-name="ce10" office:value-type="string" calcext:value-type="string">
            <text:p>grubhub-12-9.tsp </text:p>
          </table:table-cell>
          <table:table-cell table:style-name="Default" office:value-type="float" office:value="127.68" calcext:value-type="float">
            <text:p>127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4.5" calcext:value-type="float">
            <text:p>184.5</text:p>
          </table:table-cell>
          <table:table-cell table:style-name="Default" office:value-type="float" office:value="312.18" calcext:value-type="float">
            <text:p>312.18</text:p>
          </table:table-cell>
          <table:table-cell table:style-name="Default" office:value-type="float" office:value="40.8995" calcext:value-type="float">
            <text:p>40.89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1005" calcext:value-type="float">
            <text:p>59.1005</text:p>
          </table:table-cell>
          <table:table-cell table:style-name="Default" office:value-type="float" office:value="112.8" calcext:value-type="float">
            <text:p>112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4.54" calcext:value-type="float">
            <text:p>154.54</text:p>
          </table:table-cell>
          <table:table-cell table:style-name="Default" office:value-type="float" office:value="267.34" calcext:value-type="float">
            <text:p>267.34</text:p>
          </table:table-cell>
          <table:table-cell table:style-name="Default" office:value-type="float" office:value="42.1935" calcext:value-type="float">
            <text:p>42.19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8065" calcext:value-type="float">
            <text:p>57.8065</text:p>
          </table:table-cell>
          <table:table-cell table:style-name="Default" office:value-type="float" office:value="97.76" calcext:value-type="float">
            <text:p>97.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1.96" calcext:value-type="float">
            <text:p>151.96</text:p>
          </table:table-cell>
          <table:table-cell table:style-name="Default" office:value-type="float" office:value="249.72" calcext:value-type="float">
            <text:p>249.72</text:p>
          </table:table-cell>
          <table:table-cell table:style-name="Default" office:value-type="float" office:value="39.1478" calcext:value-type="float">
            <text:p>39.14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8522" calcext:value-type="float">
            <text:p>60.8522</text:p>
          </table:table-cell>
          <table:table-cell table:style-name="Default" office:value-type="float" office:value="80.94" calcext:value-type="float">
            <text:p>80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6.46" calcext:value-type="float">
            <text:p>126.46</text:p>
          </table:table-cell>
          <table:table-cell table:style-name="Default" office:value-type="float" office:value="207.4" calcext:value-type="float">
            <text:p>207.4</text:p>
          </table:table-cell>
          <table:table-cell table:style-name="Default" office:value-type="float" office:value="39.026" calcext:value-type="float">
            <text:p>39.0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974" calcext:value-type="float">
            <text:p>60.974</text:p>
          </table:table-cell>
        </table:table-row>
        <table:table-row table:style-name="ro1">
          <table:table-cell table:style-name="ce10" office:value-type="string" calcext:value-type="string">
            <text:p>grubhub-13-0.tsp </text:p>
          </table:table-cell>
          <table:table-cell table:style-name="Default" office:value-type="float" office:value="100.2" calcext:value-type="float">
            <text:p>100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6.84" calcext:value-type="float">
            <text:p>176.84</text:p>
          </table:table-cell>
          <table:table-cell table:style-name="Default" office:value-type="float" office:value="277.04" calcext:value-type="float">
            <text:p>277.04</text:p>
          </table:table-cell>
          <table:table-cell table:style-name="Default" office:value-type="float" office:value="36.1681" calcext:value-type="float">
            <text:p>36.16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8319" calcext:value-type="float">
            <text:p>63.8319</text:p>
          </table:table-cell>
          <table:table-cell table:style-name="Default" office:value-type="float" office:value="91.08" calcext:value-type="float">
            <text:p>91.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.74" calcext:value-type="float">
            <text:p>150.74</text:p>
          </table:table-cell>
          <table:table-cell table:style-name="Default" office:value-type="float" office:value="241.82" calcext:value-type="float">
            <text:p>241.82</text:p>
          </table:table-cell>
          <table:table-cell table:style-name="Default" office:value-type="float" office:value="37.6644" calcext:value-type="float">
            <text:p>37.66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3356" calcext:value-type="float">
            <text:p>62.3356</text:p>
          </table:table-cell>
          <table:table-cell table:style-name="Default" office:value-type="float" office:value="74.84" calcext:value-type="float">
            <text:p>74.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5.58" calcext:value-type="float">
            <text:p>125.58</text:p>
          </table:table-cell>
          <table:table-cell table:style-name="Default" office:value-type="float" office:value="200.42" calcext:value-type="float">
            <text:p>200.42</text:p>
          </table:table-cell>
          <table:table-cell table:style-name="Default" office:value-type="float" office:value="37.3416" calcext:value-type="float">
            <text:p>37.34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6584" calcext:value-type="float">
            <text:p>62.6584</text:p>
          </table:table-cell>
          <table:table-cell table:style-name="Default" office:value-type="float" office:value="69.2" calcext:value-type="float">
            <text:p>69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8.18" calcext:value-type="float">
            <text:p>98.18</text:p>
          </table:table-cell>
          <table:table-cell table:style-name="Default" office:value-type="float" office:value="167.38" calcext:value-type="float">
            <text:p>167.38</text:p>
          </table:table-cell>
          <table:table-cell table:style-name="Default" office:value-type="float" office:value="41.3431" calcext:value-type="float">
            <text:p>41.34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6569" calcext:value-type="float">
            <text:p>58.6569</text:p>
          </table:table-cell>
        </table:table-row>
        <table:table-row table:style-name="ro1">
          <table:table-cell table:style-name="ce10" office:value-type="string" calcext:value-type="string">
            <text:p>grubhub-13-1.tsp </text:p>
          </table:table-cell>
          <table:table-cell table:style-name="Default" office:value-type="float" office:value="126.54" calcext:value-type="float">
            <text:p>126.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.38" calcext:value-type="float">
            <text:p>200.38</text:p>
          </table:table-cell>
          <table:table-cell table:style-name="Default" office:value-type="float" office:value="326.92" calcext:value-type="float">
            <text:p>326.92</text:p>
          </table:table-cell>
          <table:table-cell table:style-name="Default" office:value-type="float" office:value="38.7067" calcext:value-type="float">
            <text:p>38.70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2933" calcext:value-type="float">
            <text:p>61.2933</text:p>
          </table:table-cell>
          <table:table-cell table:style-name="Default" office:value-type="float" office:value="119.32" calcext:value-type="float">
            <text:p>119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3.58" calcext:value-type="float">
            <text:p>193.58</text:p>
          </table:table-cell>
          <table:table-cell table:style-name="Default" office:value-type="float" office:value="312.9" calcext:value-type="float">
            <text:p>312.9</text:p>
          </table:table-cell>
          <table:table-cell table:style-name="Default" office:value-type="float" office:value="38.1336" calcext:value-type="float">
            <text:p>38.13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8664" calcext:value-type="float">
            <text:p>61.8664</text:p>
          </table:table-cell>
          <table:table-cell table:style-name="Default" office:value-type="float" office:value="94.4" calcext:value-type="float">
            <text:p>94.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7.3" calcext:value-type="float">
            <text:p>157.3</text:p>
          </table:table-cell>
          <table:table-cell table:style-name="Default" office:value-type="float" office:value="251.7" calcext:value-type="float">
            <text:p>251.7</text:p>
          </table:table-cell>
          <table:table-cell table:style-name="Default" office:value-type="float" office:value="37.505" calcext:value-type="float">
            <text:p>37.5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495" calcext:value-type="float">
            <text:p>62.495</text:p>
          </table:table-cell>
          <table:table-cell table:style-name="Default" office:value-type="float" office:value="81.1" calcext:value-type="float">
            <text:p>81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7.28" calcext:value-type="float">
            <text:p>127.28</text:p>
          </table:table-cell>
          <table:table-cell table:style-name="Default" office:value-type="float" office:value="208.38" calcext:value-type="float">
            <text:p>208.38</text:p>
          </table:table-cell>
          <table:table-cell table:style-name="Default" office:value-type="float" office:value="38.9193" calcext:value-type="float">
            <text:p>38.91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0807" calcext:value-type="float">
            <text:p>61.0807</text:p>
          </table:table-cell>
        </table:table-row>
        <table:table-row table:style-name="ro1">
          <table:table-cell table:style-name="ce10" office:value-type="string" calcext:value-type="string">
            <text:p>grubhub-13-2.tsp </text:p>
          </table:table-cell>
          <table:table-cell table:style-name="Default" office:value-type="float" office:value="121.36" calcext:value-type="float">
            <text:p>121.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3.82" calcext:value-type="float">
            <text:p>163.82</text:p>
          </table:table-cell>
          <table:table-cell table:style-name="Default" office:value-type="float" office:value="285.18" calcext:value-type="float">
            <text:p>285.18</text:p>
          </table:table-cell>
          <table:table-cell table:style-name="Default" office:value-type="float" office:value="42.5556" calcext:value-type="float">
            <text:p>42.55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4444" calcext:value-type="float">
            <text:p>57.4444</text:p>
          </table:table-cell>
          <table:table-cell table:style-name="Default" office:value-type="float" office:value="110.88" calcext:value-type="float">
            <text:p>110.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5.58" calcext:value-type="float">
            <text:p>155.58</text:p>
          </table:table-cell>
          <table:table-cell table:style-name="Default" office:value-type="float" office:value="266.46" calcext:value-type="float">
            <text:p>266.46</text:p>
          </table:table-cell>
          <table:table-cell table:style-name="Default" office:value-type="float" office:value="41.6122" calcext:value-type="float">
            <text:p>41.61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3878" calcext:value-type="float">
            <text:p>58.3878</text:p>
          </table:table-cell>
          <table:table-cell table:style-name="Default" office:value-type="float" office:value="92.76" calcext:value-type="float">
            <text:p>92.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9.1" calcext:value-type="float">
            <text:p>129.1</text:p>
          </table:table-cell>
          <table:table-cell table:style-name="Default" office:value-type="float" office:value="221.86" calcext:value-type="float">
            <text:p>221.86</text:p>
          </table:table-cell>
          <table:table-cell table:style-name="Default" office:value-type="float" office:value="41.8102" calcext:value-type="float">
            <text:p>41.81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1898" calcext:value-type="float">
            <text:p>58.1898</text:p>
          </table:table-cell>
          <table:table-cell table:style-name="Default" office:value-type="float" office:value="80.54" calcext:value-type="float">
            <text:p>80.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0.06" calcext:value-type="float">
            <text:p>110.06</text:p>
          </table:table-cell>
          <table:table-cell table:style-name="Default" office:value-type="float" office:value="190.6" calcext:value-type="float">
            <text:p>190.6</text:p>
          </table:table-cell>
          <table:table-cell table:style-name="Default" office:value-type="float" office:value="42.256" calcext:value-type="float">
            <text:p>42.2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744" calcext:value-type="float">
            <text:p>57.744</text:p>
          </table:table-cell>
        </table:table-row>
        <table:table-row table:style-name="ro1">
          <table:table-cell table:style-name="ce10" office:value-type="string" calcext:value-type="string">
            <text:p>grubhub-13-3.tsp 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4.32" calcext:value-type="float">
            <text:p>164.32</text:p>
          </table:table-cell>
          <table:table-cell table:style-name="Default" office:value-type="float" office:value="284.32" calcext:value-type="float">
            <text:p>284.32</text:p>
          </table:table-cell>
          <table:table-cell table:style-name="Default" office:value-type="float" office:value="42.206" calcext:value-type="float">
            <text:p>42.2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794" calcext:value-type="float">
            <text:p>57.794</text:p>
          </table:table-cell>
          <table:table-cell table:style-name="Default" office:value-type="float" office:value="111.66" calcext:value-type="float">
            <text:p>111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3.66" calcext:value-type="float">
            <text:p>153.66</text:p>
          </table:table-cell>
          <table:table-cell table:style-name="Default" office:value-type="float" office:value="265.32" calcext:value-type="float">
            <text:p>265.32</text:p>
          </table:table-cell>
          <table:table-cell table:style-name="Default" office:value-type="float" office:value="42.085" calcext:value-type="float">
            <text:p>42.0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915" calcext:value-type="float">
            <text:p>57.915</text:p>
          </table:table-cell>
          <table:table-cell table:style-name="Default" office:value-type="float" office:value="92.8" calcext:value-type="float">
            <text:p>92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8.7" calcext:value-type="float">
            <text:p>138.7</text:p>
          </table:table-cell>
          <table:table-cell table:style-name="Default" office:value-type="float" office:value="231.5" calcext:value-type="float">
            <text:p>231.5</text:p>
          </table:table-cell>
          <table:table-cell table:style-name="Default" office:value-type="float" office:value="40.0864" calcext:value-type="float">
            <text:p>40.08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9136" calcext:value-type="float">
            <text:p>59.9136</text:p>
          </table:table-cell>
          <table:table-cell table:style-name="Default" office:value-type="float" office:value="81.34" calcext:value-type="float">
            <text:p>81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4.64" calcext:value-type="float">
            <text:p>124.64</text:p>
          </table:table-cell>
          <table:table-cell table:style-name="Default" office:value-type="float" office:value="205.98" calcext:value-type="float">
            <text:p>205.98</text:p>
          </table:table-cell>
          <table:table-cell table:style-name="Default" office:value-type="float" office:value="39.4893" calcext:value-type="float">
            <text:p>39.48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5107" calcext:value-type="float">
            <text:p>60.5107</text:p>
          </table:table-cell>
        </table:table-row>
        <table:table-row table:style-name="ro1">
          <table:table-cell table:style-name="ce10" office:value-type="string" calcext:value-type="string">
            <text:p>grubhub-13-4.tsp </text:p>
          </table:table-cell>
          <table:table-cell table:style-name="Default" office:value-type="float" office:value="118.72" calcext:value-type="float">
            <text:p>118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5.98" calcext:value-type="float">
            <text:p>135.98</text:p>
          </table:table-cell>
          <table:table-cell table:style-name="Default" office:value-type="float" office:value="254.7" calcext:value-type="float">
            <text:p>254.7</text:p>
          </table:table-cell>
          <table:table-cell table:style-name="Default" office:value-type="float" office:value="46.6117" calcext:value-type="float">
            <text:p>46.61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3883" calcext:value-type="float">
            <text:p>53.3883</text:p>
          </table:table-cell>
          <table:table-cell table:style-name="Default" office:value-type="float" office:value="109.76" calcext:value-type="float">
            <text:p>109.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1.96" calcext:value-type="float">
            <text:p>131.96</text:p>
          </table:table-cell>
          <table:table-cell table:style-name="Default" office:value-type="float" office:value="241.72" calcext:value-type="float">
            <text:p>241.72</text:p>
          </table:table-cell>
          <table:table-cell table:style-name="Default" office:value-type="float" office:value="45.4079" calcext:value-type="float">
            <text:p>45.40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5921" calcext:value-type="float">
            <text:p>54.5921</text:p>
          </table:table-cell>
          <table:table-cell table:style-name="Default" office:value-type="float" office:value="96.3" calcext:value-type="float">
            <text:p>96.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2.58" calcext:value-type="float">
            <text:p>112.58</text:p>
          </table:table-cell>
          <table:table-cell table:style-name="Default" office:value-type="float" office:value="208.88" calcext:value-type="float">
            <text:p>208.88</text:p>
          </table:table-cell>
          <table:table-cell table:style-name="Default" office:value-type="float" office:value="46.103" calcext:value-type="float">
            <text:p>46.1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897" calcext:value-type="float">
            <text:p>53.897</text:p>
          </table:table-cell>
          <table:table-cell table:style-name="Default" office:value-type="float" office:value="85.82" calcext:value-type="float">
            <text:p>85.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5.78" calcext:value-type="float">
            <text:p>105.78</text:p>
          </table:table-cell>
          <table:table-cell table:style-name="Default" office:value-type="float" office:value="191.6" calcext:value-type="float">
            <text:p>191.6</text:p>
          </table:table-cell>
          <table:table-cell table:style-name="Default" office:value-type="float" office:value="44.7912" calcext:value-type="float">
            <text:p>44.79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2088" calcext:value-type="float">
            <text:p>55.2088</text:p>
          </table:table-cell>
        </table:table-row>
        <table:table-row table:style-name="ro1">
          <table:table-cell table:style-name="ce10" office:value-type="string" calcext:value-type="string">
            <text:p>grubhub-13-5.tsp </text:p>
          </table:table-cell>
          <table:table-cell table:style-name="Default" office:value-type="float" office:value="125.2" calcext:value-type="float">
            <text:p>125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7.42" calcext:value-type="float">
            <text:p>227.42</text:p>
          </table:table-cell>
          <table:table-cell table:style-name="Default" office:value-type="float" office:value="352.62" calcext:value-type="float">
            <text:p>352.62</text:p>
          </table:table-cell>
          <table:table-cell table:style-name="Default" office:value-type="float" office:value="35.5056" calcext:value-type="float">
            <text:p>35.50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4944" calcext:value-type="float">
            <text:p>64.4944</text:p>
          </table:table-cell>
          <table:table-cell table:style-name="Default" office:value-type="float" office:value="120.44" calcext:value-type="float">
            <text:p>120.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office:value-type="float" office:value="321.44" calcext:value-type="float">
            <text:p>321.44</text:p>
          </table:table-cell>
          <table:table-cell table:style-name="Default" office:value-type="float" office:value="37.4689" calcext:value-type="float">
            <text:p>37.46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5311" calcext:value-type="float">
            <text:p>62.5311</text:p>
          </table:table-cell>
          <table:table-cell table:style-name="Default" office:value-type="float" office:value="94.38" calcext:value-type="float">
            <text:p>94.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1.8" calcext:value-type="float">
            <text:p>141.8</text:p>
          </table:table-cell>
          <table:table-cell table:style-name="Default" office:value-type="float" office:value="236.18" calcext:value-type="float">
            <text:p>236.18</text:p>
          </table:table-cell>
          <table:table-cell table:style-name="Default" office:value-type="float" office:value="39.961" calcext:value-type="float">
            <text:p>39.9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039" calcext:value-type="float">
            <text:p>60.039</text:p>
          </table:table-cell>
          <table:table-cell table:style-name="Default" office:value-type="float" office:value="77.68" calcext:value-type="float">
            <text:p>77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8.16" calcext:value-type="float">
            <text:p>138.16</text:p>
          </table:table-cell>
          <table:table-cell table:style-name="Default" office:value-type="float" office:value="215.84" calcext:value-type="float">
            <text:p>215.84</text:p>
          </table:table-cell>
          <table:table-cell table:style-name="Default" office:value-type="float" office:value="35.9896" calcext:value-type="float">
            <text:p>35.98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0104" calcext:value-type="float">
            <text:p>64.0104</text:p>
          </table:table-cell>
        </table:table-row>
        <table:table-row table:style-name="ro1">
          <table:table-cell table:style-name="ce10" office:value-type="string" calcext:value-type="string">
            <text:p>grubhub-13-6.tsp </text:p>
          </table:table-cell>
          <table:table-cell table:style-name="Default" office:value-type="float" office:value="118.98" calcext:value-type="float">
            <text:p>118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353.98" calcext:value-type="float">
            <text:p>353.98</text:p>
          </table:table-cell>
          <table:table-cell table:style-name="Default" office:value-type="float" office:value="33.6121" calcext:value-type="float">
            <text:p>33.61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6.3879" calcext:value-type="float">
            <text:p>66.3879</text:p>
          </table:table-cell>
          <table:table-cell table:style-name="Default" office:value-type="float" office:value="105.48" calcext:value-type="float">
            <text:p>105.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2.7" calcext:value-type="float">
            <text:p>222.7</text:p>
          </table:table-cell>
          <table:table-cell table:style-name="Default" office:value-type="float" office:value="328.18" calcext:value-type="float">
            <text:p>328.18</text:p>
          </table:table-cell>
          <table:table-cell table:style-name="Default" office:value-type="float" office:value="32.1409" calcext:value-type="float">
            <text:p>32.140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7.8591" calcext:value-type="float">
            <text:p>67.8591</text:p>
          </table:table-cell>
          <table:table-cell table:style-name="Default" office:value-type="float" office:value="83.68" calcext:value-type="float">
            <text:p>83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0.74" calcext:value-type="float">
            <text:p>170.74</text:p>
          </table:table-cell>
          <table:table-cell table:style-name="Default" office:value-type="float" office:value="254.42" calcext:value-type="float">
            <text:p>254.42</text:p>
          </table:table-cell>
          <table:table-cell table:style-name="Default" office:value-type="float" office:value="32.8905" calcext:value-type="float">
            <text:p>32.89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7.1095" calcext:value-type="float">
            <text:p>67.1095</text:p>
          </table:table-cell>
          <table:table-cell table:style-name="Default" office:value-type="float" office:value="69.58" calcext:value-type="float">
            <text:p>69.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5.4" calcext:value-type="float">
            <text:p>165.4</text:p>
          </table:table-cell>
          <table:table-cell table:style-name="Default" office:value-type="float" office:value="234.98" calcext:value-type="float">
            <text:p>234.98</text:p>
          </table:table-cell>
          <table:table-cell table:style-name="Default" office:value-type="float" office:value="29.611" calcext:value-type="float">
            <text:p>29.6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0.389" calcext:value-type="float">
            <text:p>70.389</text:p>
          </table:table-cell>
        </table:table-row>
        <table:table-row table:style-name="ro1">
          <table:table-cell table:style-name="ce10" office:value-type="string" calcext:value-type="string">
            <text:p>grubhub-13-7.tsp </text:p>
          </table:table-cell>
          <table:table-cell table:style-name="Default" office:value-type="float" office:value="131.22" calcext:value-type="float">
            <text:p>131.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7.36" calcext:value-type="float">
            <text:p>217.36</text:p>
          </table:table-cell>
          <table:table-cell table:style-name="Default" office:value-type="float" office:value="348.58" calcext:value-type="float">
            <text:p>348.58</text:p>
          </table:table-cell>
          <table:table-cell table:style-name="Default" office:value-type="float" office:value="37.6442" calcext:value-type="float">
            <text:p>37.64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3558" calcext:value-type="float">
            <text:p>62.3558</text:p>
          </table:table-cell>
          <table:table-cell table:style-name="Default" office:value-type="float" office:value="124.28" calcext:value-type="float">
            <text:p>124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7.84" calcext:value-type="float">
            <text:p>187.84</text:p>
          </table:table-cell>
          <table:table-cell table:style-name="Default" office:value-type="float" office:value="312.12" calcext:value-type="float">
            <text:p>312.12</text:p>
          </table:table-cell>
          <table:table-cell table:style-name="Default" office:value-type="float" office:value="39.818" calcext:value-type="float">
            <text:p>39.8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182" calcext:value-type="float">
            <text:p>60.182</text:p>
          </table:table-cell>
          <table:table-cell table:style-name="Default" office:value-type="float" office:value="104.42" calcext:value-type="float">
            <text:p>104.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5.28" calcext:value-type="float">
            <text:p>155.28</text:p>
          </table:table-cell>
          <table:table-cell table:style-name="Default" office:value-type="float" office:value="259.7" calcext:value-type="float">
            <text:p>259.7</text:p>
          </table:table-cell>
          <table:table-cell table:style-name="Default" office:value-type="float" office:value="40.2079" calcext:value-type="float">
            <text:p>40.20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7921" calcext:value-type="float">
            <text:p>59.7921</text:p>
          </table:table-cell>
          <table:table-cell table:style-name="Default" office:value-type="float" office:value="95.2" calcext:value-type="float">
            <text:p>95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7.96" calcext:value-type="float">
            <text:p>157.96</text:p>
          </table:table-cell>
          <table:table-cell table:style-name="Default" office:value-type="float" office:value="253.16" calcext:value-type="float">
            <text:p>253.16</text:p>
          </table:table-cell>
          <table:table-cell table:style-name="Default" office:value-type="float" office:value="37.6047" calcext:value-type="float">
            <text:p>37.60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3953" calcext:value-type="float">
            <text:p>62.3953</text:p>
          </table:table-cell>
        </table:table-row>
        <table:table-row table:style-name="ro1">
          <table:table-cell table:style-name="ce10" office:value-type="string" calcext:value-type="string">
            <text:p>grubhub-13-8.tsp </text:p>
          </table:table-cell>
          <table:table-cell table:style-name="Default" office:value-type="float" office:value="124.56" calcext:value-type="float">
            <text:p>124.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6.82" calcext:value-type="float">
            <text:p>156.82</text:p>
          </table:table-cell>
          <table:table-cell table:style-name="Default" office:value-type="float" office:value="281.38" calcext:value-type="float">
            <text:p>281.38</text:p>
          </table:table-cell>
          <table:table-cell table:style-name="Default" office:value-type="float" office:value="44.2675" calcext:value-type="float">
            <text:p>44.26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7325" calcext:value-type="float">
            <text:p>55.7325</text:p>
          </table:table-cell>
          <table:table-cell table:style-name="Default" office:value-type="float" office:value="118.82" calcext:value-type="float">
            <text:p>118.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.66" calcext:value-type="float">
            <text:p>150.66</text:p>
          </table:table-cell>
          <table:table-cell table:style-name="Default" office:value-type="float" office:value="269.48" calcext:value-type="float">
            <text:p>269.48</text:p>
          </table:table-cell>
          <table:table-cell table:style-name="Default" office:value-type="float" office:value="44.0923" calcext:value-type="float">
            <text:p>44.09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9077" calcext:value-type="float">
            <text:p>55.9077</text:p>
          </table:table-cell>
          <table:table-cell table:style-name="Default" office:value-type="float" office:value="93.84" calcext:value-type="float">
            <text:p>93.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0.4" calcext:value-type="float">
            <text:p>130.4</text:p>
          </table:table-cell>
          <table:table-cell table:style-name="Default" office:value-type="float" office:value="224.24" calcext:value-type="float">
            <text:p>224.24</text:p>
          </table:table-cell>
          <table:table-cell table:style-name="Default" office:value-type="float" office:value="41.848" calcext:value-type="float">
            <text:p>41.8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152" calcext:value-type="float">
            <text:p>58.152</text:p>
          </table:table-cell>
          <table:table-cell table:style-name="Default" office:value-type="float" office:value="84.62" calcext:value-type="float">
            <text:p>84.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8.54" calcext:value-type="float">
            <text:p>98.54</text:p>
          </table:table-cell>
          <table:table-cell table:style-name="Default" office:value-type="float" office:value="183.16" calcext:value-type="float">
            <text:p>183.16</text:p>
          </table:table-cell>
          <table:table-cell table:style-name="Default" office:value-type="float" office:value="46.2" calcext:value-type="float">
            <text:p>46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8" calcext:value-type="float">
            <text:p>53.8</text:p>
          </table:table-cell>
        </table:table-row>
        <table:table-row table:style-name="ro1">
          <table:table-cell table:style-name="ce10" office:value-type="string" calcext:value-type="string">
            <text:p>grubhub-13-9.tsp </text:p>
          </table:table-cell>
          <table:table-cell table:style-name="Default" office:value-type="float" office:value="112.12" calcext:value-type="float">
            <text:p>112.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3.24" calcext:value-type="float">
            <text:p>143.24</text:p>
          </table:table-cell>
          <table:table-cell table:style-name="Default" office:value-type="float" office:value="255.36" calcext:value-type="float">
            <text:p>255.36</text:p>
          </table:table-cell>
          <table:table-cell table:style-name="Default" office:value-type="float" office:value="43.9066" calcext:value-type="float">
            <text:p>43.90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0934" calcext:value-type="float">
            <text:p>56.0934</text:p>
          </table:table-cell>
          <table:table-cell table:style-name="Default" office:value-type="float" office:value="101.4" calcext:value-type="float">
            <text:p>101.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8.64" calcext:value-type="float">
            <text:p>148.64</text:p>
          </table:table-cell>
          <table:table-cell table:style-name="Default" office:value-type="float" office:value="250.04" calcext:value-type="float">
            <text:p>250.04</text:p>
          </table:table-cell>
          <table:table-cell table:style-name="Default" office:value-type="float" office:value="40.5535" calcext:value-type="float">
            <text:p>40.55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4465" calcext:value-type="float">
            <text:p>59.4465</text:p>
          </table:table-cell>
          <table:table-cell table:style-name="Default" office:value-type="float" office:value="83.6" calcext:value-type="float">
            <text:p>83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8.44" calcext:value-type="float">
            <text:p>128.44</text:p>
          </table:table-cell>
          <table:table-cell table:style-name="Default" office:value-type="float" office:value="212.04" calcext:value-type="float">
            <text:p>212.04</text:p>
          </table:table-cell>
          <table:table-cell table:style-name="Default" office:value-type="float" office:value="39.4265" calcext:value-type="float">
            <text:p>39.42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5735" calcext:value-type="float">
            <text:p>60.5735</text:p>
          </table:table-cell>
          <table:table-cell table:style-name="Default" office:value-type="float" office:value="65.12" calcext:value-type="float">
            <text:p>65.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3.88" calcext:value-type="float">
            <text:p>103.8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38.5325" calcext:value-type="float">
            <text:p>38.53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4675" calcext:value-type="float">
            <text:p>61.4675</text:p>
          </table:table-cell>
        </table:table-row>
        <table:table-row table:style-name="ro1">
          <table:table-cell table:style-name="ce10" office:value-type="string" calcext:value-type="string">
            <text:p>grubhub-14-0.tsp </text:p>
          </table:table-cell>
          <table:table-cell table:style-name="Default" office:value-type="float" office:value="127.28" calcext:value-type="float">
            <text:p>127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3.98" calcext:value-type="float">
            <text:p>173.98</text:p>
          </table:table-cell>
          <table:table-cell table:style-name="Default" office:value-type="float" office:value="301.26" calcext:value-type="float">
            <text:p>301.26</text:p>
          </table:table-cell>
          <table:table-cell table:style-name="Default" office:value-type="float" office:value="42.2492" calcext:value-type="float">
            <text:p>42.24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7508" calcext:value-type="float">
            <text:p>57.7508</text:p>
          </table:table-cell>
          <table:table-cell table:style-name="Default" office:value-type="float" office:value="100.36" calcext:value-type="float">
            <text:p>100.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0.62" calcext:value-type="float">
            <text:p>140.62</text:p>
          </table:table-cell>
          <table:table-cell table:style-name="Default" office:value-type="float" office:value="240.98" calcext:value-type="float">
            <text:p>240.98</text:p>
          </table:table-cell>
          <table:table-cell table:style-name="Default" office:value-type="float" office:value="41.6466" calcext:value-type="float">
            <text:p>41.64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3534" calcext:value-type="float">
            <text:p>58.3534</text:p>
          </table:table-cell>
          <table:table-cell table:style-name="Default" office:value-type="float" office:value="98.3" calcext:value-type="float">
            <text:p>98.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2.74" calcext:value-type="float">
            <text:p>132.74</text:p>
          </table:table-cell>
          <table:table-cell table:style-name="Default" office:value-type="float" office:value="231.04" calcext:value-type="float">
            <text:p>231.04</text:p>
          </table:table-cell>
          <table:table-cell table:style-name="Default" office:value-type="float" office:value="42.5467" calcext:value-type="float">
            <text:p>42.54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4533" calcext:value-type="float">
            <text:p>57.4533</text:p>
          </table:table-cell>
          <table:table-cell table:style-name="Default" office:value-type="float" office:value="71.14" calcext:value-type="float">
            <text:p>71.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0.02" calcext:value-type="float">
            <text:p>110.02</text:p>
          </table:table-cell>
          <table:table-cell table:style-name="Default" office:value-type="float" office:value="181.16" calcext:value-type="float">
            <text:p>181.16</text:p>
          </table:table-cell>
          <table:table-cell table:style-name="Default" office:value-type="float" office:value="39.2692" calcext:value-type="float">
            <text:p>39.26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7308" calcext:value-type="float">
            <text:p>60.7308</text:p>
          </table:table-cell>
        </table:table-row>
        <table:table-row table:style-name="ro1">
          <table:table-cell table:style-name="ce10" office:value-type="string" calcext:value-type="string">
            <text:p>grubhub-14-1.tsp </text:p>
          </table:table-cell>
          <table:table-cell table:style-name="Default" office:value-type="float" office:value="135.34" calcext:value-type="float">
            <text:p>135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1.72" calcext:value-type="float">
            <text:p>181.72</text:p>
          </table:table-cell>
          <table:table-cell table:style-name="Default" office:value-type="float" office:value="317.06" calcext:value-type="float">
            <text:p>317.06</text:p>
          </table:table-cell>
          <table:table-cell table:style-name="Default" office:value-type="float" office:value="42.6859" calcext:value-type="float">
            <text:p>42.68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3141" calcext:value-type="float">
            <text:p>57.3141</text:p>
          </table:table-cell>
          <table:table-cell table:style-name="Default" office:value-type="float" office:value="114.36" calcext:value-type="float">
            <text:p>114.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8.84" calcext:value-type="float">
            <text:p>168.84</text:p>
          </table:table-cell>
          <table:table-cell table:style-name="Default" office:value-type="float" office:value="283.2" calcext:value-type="float">
            <text:p>283.2</text:p>
          </table:table-cell>
          <table:table-cell table:style-name="Default" office:value-type="float" office:value="40.3814" calcext:value-type="float">
            <text:p>40.38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6186" calcext:value-type="float">
            <text:p>59.6186</text:p>
          </table:table-cell>
          <table:table-cell table:style-name="Default" office:value-type="float" office:value="104.5" calcext:value-type="float">
            <text:p>104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7.64" calcext:value-type="float">
            <text:p>157.64</text:p>
          </table:table-cell>
          <table:table-cell table:style-name="Default" office:value-type="float" office:value="262.14" calcext:value-type="float">
            <text:p>262.14</text:p>
          </table:table-cell>
          <table:table-cell table:style-name="Default" office:value-type="float" office:value="39.8642" calcext:value-type="float">
            <text:p>39.86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1358" calcext:value-type="float">
            <text:p>60.1358</text:p>
          </table:table-cell>
          <table:table-cell table:style-name="Default" office:value-type="float" office:value="93.64" calcext:value-type="float">
            <text:p>93.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4.8" calcext:value-type="float">
            <text:p>124.8</text:p>
          </table:table-cell>
          <table:table-cell table:style-name="Default" office:value-type="float" office:value="218.44" calcext:value-type="float">
            <text:p>218.44</text:p>
          </table:table-cell>
          <table:table-cell table:style-name="Default" office:value-type="float" office:value="42.8676" calcext:value-type="float">
            <text:p>42.86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1324" calcext:value-type="float">
            <text:p>57.1324</text:p>
          </table:table-cell>
        </table:table-row>
        <table:table-row table:style-name="ro1">
          <table:table-cell table:style-name="ce10" office:value-type="string" calcext:value-type="string">
            <text:p>grubhub-14-2.tsp </text:p>
          </table:table-cell>
          <table:table-cell table:style-name="Default" office:value-type="float" office:value="143.5" calcext:value-type="float">
            <text:p>143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4.48" calcext:value-type="float">
            <text:p>234.48</text:p>
          </table:table-cell>
          <table:table-cell table:style-name="Default" office:value-type="float" office:value="377.98" calcext:value-type="float">
            <text:p>377.98</text:p>
          </table:table-cell>
          <table:table-cell table:style-name="Default" office:value-type="float" office:value="37.965" calcext:value-type="float">
            <text:p>37.9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035" calcext:value-type="float">
            <text:p>62.035</text:p>
          </table:table-cell>
          <table:table-cell table:style-name="Default" office:value-type="float" office:value="128.34" calcext:value-type="float">
            <text:p>128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2.94" calcext:value-type="float">
            <text:p>192.94</text:p>
          </table:table-cell>
          <table:table-cell table:style-name="Default" office:value-type="float" office:value="321.28" calcext:value-type="float">
            <text:p>321.28</text:p>
          </table:table-cell>
          <table:table-cell table:style-name="Default" office:value-type="float" office:value="39.9465" calcext:value-type="float">
            <text:p>39.94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0535" calcext:value-type="float">
            <text:p>60.0535</text:p>
          </table:table-cell>
          <table:table-cell table:style-name="Default" office:value-type="float" office:value="122.26" calcext:value-type="float">
            <text:p>122.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8.04" calcext:value-type="float">
            <text:p>188.04</text:p>
          </table:table-cell>
          <table:table-cell table:style-name="Default" office:value-type="float" office:value="310.3" calcext:value-type="float">
            <text:p>310.3</text:p>
          </table:table-cell>
          <table:table-cell table:style-name="Default" office:value-type="float" office:value="39.4006" calcext:value-type="float">
            <text:p>39.40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5994" calcext:value-type="float">
            <text:p>60.5994</text:p>
          </table:table-cell>
          <table:table-cell table:style-name="Default" office:value-type="float" office:value="111.26" calcext:value-type="float">
            <text:p>111.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1.24" calcext:value-type="float">
            <text:p>161.24</text:p>
          </table:table-cell>
          <table:table-cell table:style-name="Default" office:value-type="float" office:value="272.5" calcext:value-type="float">
            <text:p>272.5</text:p>
          </table:table-cell>
          <table:table-cell table:style-name="Default" office:value-type="float" office:value="40.8294" calcext:value-type="float">
            <text:p>40.82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1706" calcext:value-type="float">
            <text:p>59.1706</text:p>
          </table:table-cell>
        </table:table-row>
        <table:table-row table:style-name="ro1">
          <table:table-cell table:style-name="ce10" office:value-type="string" calcext:value-type="string">
            <text:p>grubhub-14-3.tsp </text:p>
          </table:table-cell>
          <table:table-cell table:style-name="Default" office:value-type="float" office:value="146.8" calcext:value-type="float">
            <text:p>146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8.92" calcext:value-type="float">
            <text:p>198.92</text:p>
          </table:table-cell>
          <table:table-cell table:style-name="Default" office:value-type="float" office:value="345.72" calcext:value-type="float">
            <text:p>345.72</text:p>
          </table:table-cell>
          <table:table-cell table:style-name="Default" office:value-type="float" office:value="42.4621" calcext:value-type="float">
            <text:p>42.46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5379" calcext:value-type="float">
            <text:p>57.5379</text:p>
          </table:table-cell>
          <table:table-cell table:style-name="Default" office:value-type="float" office:value="119.82" calcext:value-type="float">
            <text:p>119.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6.6" calcext:value-type="float">
            <text:p>176.6</text:p>
          </table:table-cell>
          <table:table-cell table:style-name="Default" office:value-type="float" office:value="296.42" calcext:value-type="float">
            <text:p>296.42</text:p>
          </table:table-cell>
          <table:table-cell table:style-name="Default" office:value-type="float" office:value="40.4224" calcext:value-type="float">
            <text:p>40.42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5776" calcext:value-type="float">
            <text:p>59.5776</text:p>
          </table:table-cell>
          <table:table-cell table:style-name="Default" office:value-type="float" office:value="113.04" calcext:value-type="float">
            <text:p>113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5.54" calcext:value-type="float">
            <text:p>165.54</text:p>
          </table:table-cell>
          <table:table-cell table:style-name="Default" office:value-type="float" office:value="278.58" calcext:value-type="float">
            <text:p>278.58</text:p>
          </table:table-cell>
          <table:table-cell table:style-name="Default" office:value-type="float" office:value="40.5772" calcext:value-type="float">
            <text:p>40.57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4228" calcext:value-type="float">
            <text:p>59.4228</text:p>
          </table:table-cell>
          <table:table-cell table:style-name="Default" office:value-type="float" office:value="97.12" calcext:value-type="float">
            <text:p>97.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239.12" calcext:value-type="float">
            <text:p>239.12</text:p>
          </table:table-cell>
          <table:table-cell table:style-name="Default" office:value-type="float" office:value="40.6156" calcext:value-type="float">
            <text:p>40.61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3844" calcext:value-type="float">
            <text:p>59.3844</text:p>
          </table:table-cell>
        </table:table-row>
        <table:table-row table:style-name="ro1">
          <table:table-cell table:style-name="ce10" office:value-type="string" calcext:value-type="string">
            <text:p>grubhub-14-4.tsp </text:p>
          </table:table-cell>
          <table:table-cell table:style-name="Default" office:value-type="float" office:value="149.5" calcext:value-type="float">
            <text:p>149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7.26" calcext:value-type="float">
            <text:p>207.26</text:p>
          </table:table-cell>
          <table:table-cell table:style-name="Default" office:value-type="float" office:value="356.76" calcext:value-type="float">
            <text:p>356.76</text:p>
          </table:table-cell>
          <table:table-cell table:style-name="Default" office:value-type="float" office:value="41.9049" calcext:value-type="float">
            <text:p>41.90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0951" calcext:value-type="float">
            <text:p>58.0951</text:p>
          </table:table-cell>
          <table:table-cell table:style-name="Default" office:value-type="float" office:value="121.64" calcext:value-type="float">
            <text:p>121.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2.92" calcext:value-type="float">
            <text:p>182.92</text:p>
          </table:table-cell>
          <table:table-cell table:style-name="Default" office:value-type="float" office:value="304.56" calcext:value-type="float">
            <text:p>304.56</text:p>
          </table:table-cell>
          <table:table-cell table:style-name="Default" office:value-type="float" office:value="39.9396" calcext:value-type="float">
            <text:p>39.93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0604" calcext:value-type="float">
            <text:p>60.0604</text:p>
          </table:table-cell>
          <table:table-cell table:style-name="Default" office:value-type="float" office:value="108.54" calcext:value-type="float">
            <text:p>108.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7.52" calcext:value-type="float">
            <text:p>137.52</text:p>
          </table:table-cell>
          <table:table-cell table:style-name="Default" office:value-type="float" office:value="246.06" calcext:value-type="float">
            <text:p>246.06</text:p>
          </table:table-cell>
          <table:table-cell table:style-name="Default" office:value-type="float" office:value="44.1112" calcext:value-type="float">
            <text:p>44.11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8888" calcext:value-type="float">
            <text:p>55.8888</text:p>
          </table:table-cell>
          <table:table-cell table:style-name="Default" office:value-type="float" office:value="88.68" calcext:value-type="float">
            <text:p>88.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9.36" calcext:value-type="float">
            <text:p>119.36</text:p>
          </table:table-cell>
          <table:table-cell table:style-name="Default" office:value-type="float" office:value="208.04" calcext:value-type="float">
            <text:p>208.04</text:p>
          </table:table-cell>
          <table:table-cell table:style-name="Default" office:value-type="float" office:value="42.6264" calcext:value-type="float">
            <text:p>42.62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3736" calcext:value-type="float">
            <text:p>57.3736</text:p>
          </table:table-cell>
        </table:table-row>
        <table:table-row table:style-name="ro1">
          <table:table-cell table:style-name="ce10" office:value-type="string" calcext:value-type="string">
            <text:p>grubhub-14-5.tsp </text:p>
          </table:table-cell>
          <table:table-cell table:style-name="Default" office:value-type="float" office:value="141.78" calcext:value-type="float">
            <text:p>141.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5.24" calcext:value-type="float">
            <text:p>145.24</text:p>
          </table:table-cell>
          <table:table-cell table:style-name="Default" office:value-type="float" office:value="287.02" calcext:value-type="float">
            <text:p>287.02</text:p>
          </table:table-cell>
          <table:table-cell table:style-name="Default" office:value-type="float" office:value="49.3973" calcext:value-type="float">
            <text:p>49.39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6027" calcext:value-type="float">
            <text:p>50.6027</text:p>
          </table:table-cell>
          <table:table-cell table:style-name="Default" office:value-type="float" office:value="111.56" calcext:value-type="float">
            <text:p>111.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7.46" calcext:value-type="float">
            <text:p>137.46</text:p>
          </table:table-cell>
          <table:table-cell table:style-name="Default" office:value-type="float" office:value="249.02" calcext:value-type="float">
            <text:p>249.02</text:p>
          </table:table-cell>
          <table:table-cell table:style-name="Default" office:value-type="float" office:value="44.7996" calcext:value-type="float">
            <text:p>44.79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2004" calcext:value-type="float">
            <text:p>55.2004</text:p>
          </table:table-cell>
          <table:table-cell table:style-name="Default" office:value-type="float" office:value="96.9" calcext:value-type="float">
            <text:p>96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9.04" calcext:value-type="float">
            <text:p>129.04</text:p>
          </table:table-cell>
          <table:table-cell table:style-name="Default" office:value-type="float" office:value="225.94" calcext:value-type="float">
            <text:p>225.94</text:p>
          </table:table-cell>
          <table:table-cell table:style-name="Default" office:value-type="float" office:value="42.8875" calcext:value-type="float">
            <text:p>42.88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1125" calcext:value-type="float">
            <text:p>57.1125</text:p>
          </table:table-cell>
          <table:table-cell table:style-name="Default" office:value-type="float" office:value="76.26" calcext:value-type="float">
            <text:p>76.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5.14" calcext:value-type="float">
            <text:p>115.14</text:p>
          </table:table-cell>
          <table:table-cell table:style-name="Default" office:value-type="float" office:value="191.4" calcext:value-type="float">
            <text:p>191.4</text:p>
          </table:table-cell>
          <table:table-cell table:style-name="Default" office:value-type="float" office:value="39.8433" calcext:value-type="float">
            <text:p>39.84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1567" calcext:value-type="float">
            <text:p>60.1567</text:p>
          </table:table-cell>
        </table:table-row>
        <table:table-row table:style-name="ro1">
          <table:table-cell table:style-name="ce10" office:value-type="string" calcext:value-type="string">
            <text:p>grubhub-14-6.tsp </text:p>
          </table:table-cell>
          <table:table-cell table:style-name="Default" office:value-type="float" office:value="157.34" calcext:value-type="float">
            <text:p>157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4.54" calcext:value-type="float">
            <text:p>194.54</text:p>
          </table:table-cell>
          <table:table-cell table:style-name="Default" office:value-type="float" office:value="351.88" calcext:value-type="float">
            <text:p>351.88</text:p>
          </table:table-cell>
          <table:table-cell table:style-name="Default" office:value-type="float" office:value="44.7141" calcext:value-type="float">
            <text:p>44.71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2859" calcext:value-type="float">
            <text:p>55.2859</text:p>
          </table:table-cell>
          <table:table-cell table:style-name="Default" office:value-type="float" office:value="133.06" calcext:value-type="float">
            <text:p>133.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9.46" calcext:value-type="float">
            <text:p>199.46</text:p>
          </table:table-cell>
          <table:table-cell table:style-name="Default" office:value-type="float" office:value="332.52" calcext:value-type="float">
            <text:p>332.52</text:p>
          </table:table-cell>
          <table:table-cell table:style-name="Default" office:value-type="float" office:value="40.0156" calcext:value-type="float">
            <text:p>40.01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9844" calcext:value-type="float">
            <text:p>59.9844</text:p>
          </table:table-cell>
          <table:table-cell table:style-name="Default" office:value-type="float" office:value="120.34" calcext:value-type="float">
            <text:p>120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2.22" calcext:value-type="float">
            <text:p>172.22</text:p>
          </table:table-cell>
          <table:table-cell table:style-name="Default" office:value-type="float" office:value="292.56" calcext:value-type="float">
            <text:p>292.56</text:p>
          </table:table-cell>
          <table:table-cell table:style-name="Default" office:value-type="float" office:value="41.1334" calcext:value-type="float">
            <text:p>41.1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8666" calcext:value-type="float">
            <text:p>58.8666</text:p>
          </table:table-cell>
          <table:table-cell table:style-name="Default" office:value-type="float" office:value="99.04" calcext:value-type="float">
            <text:p>99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3.76" calcext:value-type="float">
            <text:p>153.76</text:p>
          </table:table-cell>
          <table:table-cell table:style-name="Default" office:value-type="float" office:value="252.8" calcext:value-type="float">
            <text:p>252.8</text:p>
          </table:table-cell>
          <table:table-cell table:style-name="Default" office:value-type="float" office:value="39.1772" calcext:value-type="float">
            <text:p>39.17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8228" calcext:value-type="float">
            <text:p>60.8228</text:p>
          </table:table-cell>
        </table:table-row>
        <table:table-row table:style-name="ro1">
          <table:table-cell table:style-name="ce10" office:value-type="string" calcext:value-type="string">
            <text:p>grubhub-14-7.tsp </text:p>
          </table:table-cell>
          <table:table-cell table:style-name="Default" office:value-type="float" office:value="104.16" calcext:value-type="float">
            <text:p>104.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4.64" calcext:value-type="float">
            <text:p>174.64</text:p>
          </table:table-cell>
          <table:table-cell table:style-name="Default" office:value-type="float" office:value="278.8" calcext:value-type="float">
            <text:p>278.8</text:p>
          </table:table-cell>
          <table:table-cell table:style-name="Default" office:value-type="float" office:value="37.3601" calcext:value-type="float">
            <text:p>37.36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6399" calcext:value-type="float">
            <text:p>62.6399</text:p>
          </table:table-cell>
          <table:table-cell table:style-name="Default" office:value-type="float" office:value="89.66" calcext:value-type="float">
            <text:p>89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1.16" calcext:value-type="float">
            <text:p>131.16</text:p>
          </table:table-cell>
          <table:table-cell table:style-name="Default" office:value-type="float" office:value="220.82" calcext:value-type="float">
            <text:p>220.82</text:p>
          </table:table-cell>
          <table:table-cell table:style-name="Default" office:value-type="float" office:value="40.6032" calcext:value-type="float">
            <text:p>40.60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3968" calcext:value-type="float">
            <text:p>59.3968</text:p>
          </table:table-cell>
          <table:table-cell table:style-name="Default" office:value-type="float" office:value="87.74" calcext:value-type="float">
            <text:p>87.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7.22" calcext:value-type="float">
            <text:p>117.22</text:p>
          </table:table-cell>
          <table:table-cell table:style-name="Default" office:value-type="float" office:value="204.96" calcext:value-type="float">
            <text:p>204.96</text:p>
          </table:table-cell>
          <table:table-cell table:style-name="Default" office:value-type="float" office:value="42.8084" calcext:value-type="float">
            <text:p>42.80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1916" calcext:value-type="float">
            <text:p>57.1916</text:p>
          </table:table-cell>
          <table:table-cell table:style-name="Default" office:value-type="float" office:value="68.76" calcext:value-type="float">
            <text:p>68.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8.62" calcext:value-type="float">
            <text:p>108.62</text:p>
          </table:table-cell>
          <table:table-cell table:style-name="Default" office:value-type="float" office:value="177.38" calcext:value-type="float">
            <text:p>177.38</text:p>
          </table:table-cell>
          <table:table-cell table:style-name="Default" office:value-type="float" office:value="38.7642" calcext:value-type="float">
            <text:p>38.76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2358" calcext:value-type="float">
            <text:p>61.2358</text:p>
          </table:table-cell>
        </table:table-row>
        <table:table-row table:style-name="ro1">
          <table:table-cell table:style-name="ce10" office:value-type="string" calcext:value-type="string">
            <text:p>grubhub-14-8.tsp </text:p>
          </table:table-cell>
          <table:table-cell table:style-name="Default" office:value-type="float" office:value="144.94" calcext:value-type="float">
            <text:p>144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2.52" calcext:value-type="float">
            <text:p>192.52</text:p>
          </table:table-cell>
          <table:table-cell table:style-name="Default" office:value-type="float" office:value="337.46" calcext:value-type="float">
            <text:p>337.46</text:p>
          </table:table-cell>
          <table:table-cell table:style-name="Default" office:value-type="float" office:value="42.9503" calcext:value-type="float">
            <text:p>42.95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0497" calcext:value-type="float">
            <text:p>57.0497</text:p>
          </table:table-cell>
          <table:table-cell table:style-name="Default" office:value-type="float" office:value="124.08" calcext:value-type="float">
            <text:p>124.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2.04" calcext:value-type="float">
            <text:p>172.04</text:p>
          </table:table-cell>
          <table:table-cell table:style-name="Default" office:value-type="float" office:value="296.12" calcext:value-type="float">
            <text:p>296.12</text:p>
          </table:table-cell>
          <table:table-cell table:style-name="Default" office:value-type="float" office:value="41.9019" calcext:value-type="float">
            <text:p>41.90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0981" calcext:value-type="float">
            <text:p>58.0981</text:p>
          </table:table-cell>
          <table:table-cell table:style-name="Default" office:value-type="float" office:value="110.16" calcext:value-type="float">
            <text:p>110.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3.24" calcext:value-type="float">
            <text:p>153.24</text:p>
          </table:table-cell>
          <table:table-cell table:style-name="Default" office:value-type="float" office:value="263.4" calcext:value-type="float">
            <text:p>263.4</text:p>
          </table:table-cell>
          <table:table-cell table:style-name="Default" office:value-type="float" office:value="41.8223" calcext:value-type="float">
            <text:p>41.82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1777" calcext:value-type="float">
            <text:p>58.1777</text:p>
          </table:table-cell>
          <table:table-cell table:style-name="Default" office:value-type="float" office:value="99.96" calcext:value-type="float">
            <text:p>99.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7.32" calcext:value-type="float">
            <text:p>117.32</text:p>
          </table:table-cell>
          <table:table-cell table:style-name="Default" office:value-type="float" office:value="217.28" calcext:value-type="float">
            <text:p>217.28</text:p>
          </table:table-cell>
          <table:table-cell table:style-name="Default" office:value-type="float" office:value="46.0052" calcext:value-type="float">
            <text:p>46.00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9948" calcext:value-type="float">
            <text:p>53.9948</text:p>
          </table:table-cell>
        </table:table-row>
        <table:table-row table:style-name="ro1">
          <table:table-cell table:style-name="ce10" office:value-type="string" calcext:value-type="string">
            <text:p>grubhub-14-9.tsp </text:p>
          </table:table-cell>
          <table:table-cell table:style-name="Default" office:value-type="float" office:value="143.28" calcext:value-type="float">
            <text:p>143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7.9" calcext:value-type="float">
            <text:p>187.9</text:p>
          </table:table-cell>
          <table:table-cell table:style-name="Default" office:value-type="float" office:value="331.18" calcext:value-type="float">
            <text:p>331.18</text:p>
          </table:table-cell>
          <table:table-cell table:style-name="Default" office:value-type="float" office:value="43.2635" calcext:value-type="float">
            <text:p>43.26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7365" calcext:value-type="float">
            <text:p>56.7365</text:p>
          </table:table-cell>
          <table:table-cell table:style-name="Default" office:value-type="float" office:value="117.38" calcext:value-type="float">
            <text:p>117.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0.56" calcext:value-type="float">
            <text:p>180.56</text:p>
          </table:table-cell>
          <table:table-cell table:style-name="Default" office:value-type="float" office:value="297.94" calcext:value-type="float">
            <text:p>297.94</text:p>
          </table:table-cell>
          <table:table-cell table:style-name="Default" office:value-type="float" office:value="39.3972" calcext:value-type="float">
            <text:p>39.39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6028" calcext:value-type="float">
            <text:p>60.6028</text:p>
          </table:table-cell>
          <table:table-cell table:style-name="Default" office:value-type="float" office:value="112.1" calcext:value-type="float">
            <text:p>112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5.72" calcext:value-type="float">
            <text:p>155.72</text:p>
          </table:table-cell>
          <table:table-cell table:style-name="Default" office:value-type="float" office:value="267.82" calcext:value-type="float">
            <text:p>267.82</text:p>
          </table:table-cell>
          <table:table-cell table:style-name="Default" office:value-type="float" office:value="41.8565" calcext:value-type="float">
            <text:p>41.85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1435" calcext:value-type="float">
            <text:p>58.1435</text:p>
          </table:table-cell>
          <table:table-cell table:style-name="Default" office:value-type="float" office:value="87" calcext:value-type="float">
            <text:p>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5.78" calcext:value-type="float">
            <text:p>105.78</text:p>
          </table:table-cell>
          <table:table-cell table:style-name="Default" office:value-type="float" office:value="192.78" calcext:value-type="float">
            <text:p>192.78</text:p>
          </table:table-cell>
          <table:table-cell table:style-name="Default" office:value-type="float" office:value="45.1292" calcext:value-type="float">
            <text:p>45.12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8708" calcext:value-type="float">
            <text:p>54.8708</text:p>
          </table:table-cell>
        </table:table-row>
        <table:table-row table:style-name="ro1">
          <table:table-cell table:style-name="ce10" office:value-type="string" calcext:value-type="string">
            <text:p>grubhub-15-0.tsp </text:p>
          </table:table-cell>
          <table:table-cell table:style-name="Default" office:value-type="float" office:value="154.6" calcext:value-type="float">
            <text:p>154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4.86" calcext:value-type="float">
            <text:p>234.86</text:p>
          </table:table-cell>
          <table:table-cell table:style-name="Default" office:value-type="float" office:value="389.46" calcext:value-type="float">
            <text:p>389.46</text:p>
          </table:table-cell>
          <table:table-cell table:style-name="Default" office:value-type="float" office:value="39.696" calcext:value-type="float">
            <text:p>39.6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304" calcext:value-type="float">
            <text:p>60.304</text:p>
          </table:table-cell>
          <table:table-cell table:style-name="Default" office:value-type="float" office:value="126.22" calcext:value-type="float">
            <text:p>126.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5.84" calcext:value-type="float">
            <text:p>205.84</text:p>
          </table:table-cell>
          <table:table-cell table:style-name="Default" office:value-type="float" office:value="332.06" calcext:value-type="float">
            <text:p>332.06</text:p>
          </table:table-cell>
          <table:table-cell table:style-name="Default" office:value-type="float" office:value="38.0112" calcext:value-type="float">
            <text:p>38.01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9888" calcext:value-type="float">
            <text:p>61.9888</text:p>
          </table:table-cell>
          <table:table-cell table:style-name="Default" office:value-type="float" office:value="119.66" calcext:value-type="float">
            <text:p>119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2.96" calcext:value-type="float">
            <text:p>172.96</text:p>
          </table:table-cell>
          <table:table-cell table:style-name="Default" office:value-type="float" office:value="292.62" calcext:value-type="float">
            <text:p>292.62</text:p>
          </table:table-cell>
          <table:table-cell table:style-name="Default" office:value-type="float" office:value="40.8926" calcext:value-type="float">
            <text:p>40.89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1074" calcext:value-type="float">
            <text:p>59.1074</text:p>
          </table:table-cell>
          <table:table-cell table:style-name="Default" office:value-type="float" office:value="99.2" calcext:value-type="float">
            <text:p>99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9.9" calcext:value-type="float">
            <text:p>119.9</text:p>
          </table:table-cell>
          <table:table-cell table:style-name="Default" office:value-type="float" office:value="219.1" calcext:value-type="float">
            <text:p>219.1</text:p>
          </table:table-cell>
          <table:table-cell table:style-name="Default" office:value-type="float" office:value="45.2761" calcext:value-type="float">
            <text:p>45.27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7239" calcext:value-type="float">
            <text:p>54.7239</text:p>
          </table:table-cell>
        </table:table-row>
        <table:table-row table:style-name="ro1">
          <table:table-cell table:style-name="ce10" office:value-type="string" calcext:value-type="string">
            <text:p>grubhub-15-1.tsp </text:p>
          </table:table-cell>
          <table:table-cell table:style-name="Default" office:value-type="float" office:value="136.26" calcext:value-type="float">
            <text:p>136.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7.18" calcext:value-type="float">
            <text:p>157.18</text:p>
          </table:table-cell>
          <table:table-cell table:style-name="Default" office:value-type="float" office:value="293.44" calcext:value-type="float">
            <text:p>293.44</text:p>
          </table:table-cell>
          <table:table-cell table:style-name="Default" office:value-type="float" office:value="46.4354" calcext:value-type="float">
            <text:p>46.43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5646" calcext:value-type="float">
            <text:p>53.5646</text:p>
          </table:table-cell>
          <table:table-cell table:style-name="Default" office:value-type="float" office:value="120.74" calcext:value-type="float">
            <text:p>120.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5.8" calcext:value-type="float">
            <text:p>145.8</text:p>
          </table:table-cell>
          <table:table-cell table:style-name="Default" office:value-type="float" office:value="266.54" calcext:value-type="float">
            <text:p>266.54</text:p>
          </table:table-cell>
          <table:table-cell table:style-name="Default" office:value-type="float" office:value="45.299" calcext:value-type="float">
            <text:p>45.2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701" calcext:value-type="float">
            <text:p>54.701</text:p>
          </table:table-cell>
          <table:table-cell table:style-name="Default" office:value-type="float" office:value="108.24" calcext:value-type="float">
            <text:p>108.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8.46" calcext:value-type="float">
            <text:p>128.46</text:p>
          </table:table-cell>
          <table:table-cell table:style-name="Default" office:value-type="float" office:value="236.7" calcext:value-type="float">
            <text:p>236.7</text:p>
          </table:table-cell>
          <table:table-cell table:style-name="Default" office:value-type="float" office:value="45.7288" calcext:value-type="float">
            <text:p>45.72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2712" calcext:value-type="float">
            <text:p>54.2712</text:p>
          </table:table-cell>
          <table:table-cell table:style-name="Default" office:value-type="float" office:value="80.94" calcext:value-type="float">
            <text:p>80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4.54" calcext:value-type="float">
            <text:p>104.54</text:p>
          </table:table-cell>
          <table:table-cell table:style-name="Default" office:value-type="float" office:value="185.48" calcext:value-type="float">
            <text:p>185.48</text:p>
          </table:table-cell>
          <table:table-cell table:style-name="Default" office:value-type="float" office:value="43.6381" calcext:value-type="float">
            <text:p>43.63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3619" calcext:value-type="float">
            <text:p>56.3619</text:p>
          </table:table-cell>
        </table:table-row>
        <table:table-row table:style-name="ro1">
          <table:table-cell table:style-name="ce10" office:value-type="string" calcext:value-type="string">
            <text:p>grubhub-15-2.tsp </text:p>
          </table:table-cell>
          <table:table-cell table:style-name="Default" office:value-type="float" office:value="143.74" calcext:value-type="float">
            <text:p>143.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9.86" calcext:value-type="float">
            <text:p>239.86</text:p>
          </table:table-cell>
          <table:table-cell table:style-name="Default" office:value-type="float" office:value="383.6" calcext:value-type="float">
            <text:p>383.6</text:p>
          </table:table-cell>
          <table:table-cell table:style-name="Default" office:value-type="float" office:value="37.4713" calcext:value-type="float">
            <text:p>37.47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5287" calcext:value-type="float">
            <text:p>62.5287</text:p>
          </table:table-cell>
          <table:table-cell table:style-name="Default" office:value-type="float" office:value="130.9" calcext:value-type="float">
            <text:p>13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7.38" calcext:value-type="float">
            <text:p>197.38</text:p>
          </table:table-cell>
          <table:table-cell table:style-name="Default" office:value-type="float" office:value="328.28" calcext:value-type="float">
            <text:p>328.28</text:p>
          </table:table-cell>
          <table:table-cell table:style-name="Default" office:value-type="float" office:value="39.8745" calcext:value-type="float">
            <text:p>39.87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1255" calcext:value-type="float">
            <text:p>60.1255</text:p>
          </table:table-cell>
          <table:table-cell table:style-name="Default" office:value-type="float" office:value="120.36" calcext:value-type="float">
            <text:p>120.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7.6" calcext:value-type="float">
            <text:p>177.6</text:p>
          </table:table-cell>
          <table:table-cell table:style-name="Default" office:value-type="float" office:value="297.96" calcext:value-type="float">
            <text:p>297.96</text:p>
          </table:table-cell>
          <table:table-cell table:style-name="Default" office:value-type="float" office:value="40.3947" calcext:value-type="float">
            <text:p>40.39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6053" calcext:value-type="float">
            <text:p>59.6053</text:p>
          </table:table-cell>
          <table:table-cell table:style-name="Default" office:value-type="float" office:value="96.44" calcext:value-type="float">
            <text:p>96.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8.28" calcext:value-type="float">
            <text:p>158.28</text:p>
          </table:table-cell>
          <table:table-cell table:style-name="Default" office:value-type="float" office:value="254.72" calcext:value-type="float">
            <text:p>254.72</text:p>
          </table:table-cell>
          <table:table-cell table:style-name="Default" office:value-type="float" office:value="37.8612" calcext:value-type="float">
            <text:p>37.86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1388" calcext:value-type="float">
            <text:p>62.1388</text:p>
          </table:table-cell>
        </table:table-row>
        <table:table-row table:style-name="ro1">
          <table:table-cell table:style-name="ce10" office:value-type="string" calcext:value-type="string">
            <text:p>grubhub-15-3.tsp </text:p>
          </table:table-cell>
          <table:table-cell table:style-name="Default" office:value-type="float" office:value="149.74" calcext:value-type="float">
            <text:p>149.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6.74" calcext:value-type="float">
            <text:p>226.74</text:p>
          </table:table-cell>
          <table:table-cell table:style-name="Default" office:value-type="float" office:value="376.48" calcext:value-type="float">
            <text:p>376.48</text:p>
          </table:table-cell>
          <table:table-cell table:style-name="Default" office:value-type="float" office:value="39.7737" calcext:value-type="float">
            <text:p>39.77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2263" calcext:value-type="float">
            <text:p>60.2263</text:p>
          </table:table-cell>
          <table:table-cell table:style-name="Default" office:value-type="float" office:value="126.32" calcext:value-type="float">
            <text:p>126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7.22" calcext:value-type="float">
            <text:p>197.22</text:p>
          </table:table-cell>
          <table:table-cell table:style-name="Default" office:value-type="float" office:value="323.54" calcext:value-type="float">
            <text:p>323.54</text:p>
          </table:table-cell>
          <table:table-cell table:style-name="Default" office:value-type="float" office:value="39.0431" calcext:value-type="float">
            <text:p>39.04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9569" calcext:value-type="float">
            <text:p>60.9569</text:p>
          </table:table-cell>
          <table:table-cell table:style-name="Default" office:value-type="float" office:value="117.7" calcext:value-type="float">
            <text:p>117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7.14" calcext:value-type="float">
            <text:p>167.14</text:p>
          </table:table-cell>
          <table:table-cell table:style-name="Default" office:value-type="float" office:value="284.84" calcext:value-type="float">
            <text:p>284.84</text:p>
          </table:table-cell>
          <table:table-cell table:style-name="Default" office:value-type="float" office:value="41.3214" calcext:value-type="float">
            <text:p>41.32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6786" calcext:value-type="float">
            <text:p>58.6786</text:p>
          </table:table-cell>
          <table:table-cell table:style-name="Default" office:value-type="float" office:value="94.72" calcext:value-type="float">
            <text:p>94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0.5" calcext:value-type="float">
            <text:p>140.5</text:p>
          </table:table-cell>
          <table:table-cell table:style-name="Default" office:value-type="float" office:value="235.22" calcext:value-type="float">
            <text:p>235.22</text:p>
          </table:table-cell>
          <table:table-cell table:style-name="Default" office:value-type="float" office:value="40.2687" calcext:value-type="float">
            <text:p>40.26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7313" calcext:value-type="float">
            <text:p>59.7313</text:p>
          </table:table-cell>
        </table:table-row>
        <table:table-row table:style-name="ro1">
          <table:table-cell table:style-name="ce10" office:value-type="string" calcext:value-type="string">
            <text:p>grubhub-15-4.tsp </text:p>
          </table:table-cell>
          <table:table-cell table:style-name="Default" office:value-type="float" office:value="130.3" calcext:value-type="float">
            <text:p>130.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3.86" calcext:value-type="float">
            <text:p>203.86</text:p>
          </table:table-cell>
          <table:table-cell table:style-name="Default" office:value-type="float" office:value="334.16" calcext:value-type="float">
            <text:p>334.16</text:p>
          </table:table-cell>
          <table:table-cell table:style-name="Default" office:value-type="float" office:value="38.9933" calcext:value-type="float">
            <text:p>38.99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0067" calcext:value-type="float">
            <text:p>61.0067</text:p>
          </table:table-cell>
          <table:table-cell table:style-name="Default" office:value-type="float" office:value="103.7" calcext:value-type="float">
            <text:p>103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4.26" calcext:value-type="float">
            <text:p>164.26</text:p>
          </table:table-cell>
          <table:table-cell table:style-name="Default" office:value-type="float" office:value="267.96" calcext:value-type="float">
            <text:p>267.96</text:p>
          </table:table-cell>
          <table:table-cell table:style-name="Default" office:value-type="float" office:value="38.6998" calcext:value-type="float">
            <text:p>38.69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3002" calcext:value-type="float">
            <text:p>61.3002</text:p>
          </table:table-cell>
          <table:table-cell table:style-name="Default" office:value-type="float" office:value="83.46" calcext:value-type="float">
            <text:p>83.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8.48" calcext:value-type="float">
            <text:p>158.48</text:p>
          </table:table-cell>
          <table:table-cell table:style-name="Default" office:value-type="float" office:value="241.94" calcext:value-type="float">
            <text:p>241.94</text:p>
          </table:table-cell>
          <table:table-cell table:style-name="Default" office:value-type="float" office:value="34.4962" calcext:value-type="float">
            <text:p>34.49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5038" calcext:value-type="float">
            <text:p>65.5038</text:p>
          </table:table-cell>
          <table:table-cell table:style-name="Default" office:value-type="float" office:value="68.86" calcext:value-type="float">
            <text:p>68.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3.34" calcext:value-type="float">
            <text:p>133.34</text:p>
          </table:table-cell>
          <table:table-cell table:style-name="Default" office:value-type="float" office:value="202.2" calcext:value-type="float">
            <text:p>202.2</text:p>
          </table:table-cell>
          <table:table-cell table:style-name="Default" office:value-type="float" office:value="34.0554" calcext:value-type="float">
            <text:p>34.05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9446" calcext:value-type="float">
            <text:p>65.9446</text:p>
          </table:table-cell>
        </table:table-row>
        <table:table-row table:style-name="ro1">
          <table:table-cell table:style-name="ce10" office:value-type="string" calcext:value-type="string">
            <text:p>grubhub-15-5.tsp </text:p>
          </table:table-cell>
          <table:table-cell table:style-name="Default" office:value-type="float" office:value="162.58" calcext:value-type="float">
            <text:p>162.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365.58" calcext:value-type="float">
            <text:p>365.58</text:p>
          </table:table-cell>
          <table:table-cell table:style-name="Default" office:value-type="float" office:value="44.4718" calcext:value-type="float">
            <text:p>44.47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5282" calcext:value-type="float">
            <text:p>55.5282</text:p>
          </table:table-cell>
          <table:table-cell table:style-name="Default" office:value-type="float" office:value="135.28" calcext:value-type="float">
            <text:p>135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1.38" calcext:value-type="float">
            <text:p>211.38</text:p>
          </table:table-cell>
          <table:table-cell table:style-name="Default" office:value-type="float" office:value="346.66" calcext:value-type="float">
            <text:p>346.66</text:p>
          </table:table-cell>
          <table:table-cell table:style-name="Default" office:value-type="float" office:value="39.0238" calcext:value-type="float">
            <text:p>39.02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9762" calcext:value-type="float">
            <text:p>60.9762</text:p>
          </table:table-cell>
          <table:table-cell table:style-name="Default" office:value-type="float" office:value="127.2" calcext:value-type="float">
            <text:p>127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3.9" calcext:value-type="float">
            <text:p>173.9</text:p>
          </table:table-cell>
          <table:table-cell table:style-name="Default" office:value-type="float" office:value="301.1" calcext:value-type="float">
            <text:p>301.1</text:p>
          </table:table-cell>
          <table:table-cell table:style-name="Default" office:value-type="float" office:value="42.2451" calcext:value-type="float">
            <text:p>42.24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7549" calcext:value-type="float">
            <text:p>57.7549</text:p>
          </table:table-cell>
          <table:table-cell table:style-name="Default" office:value-type="float" office:value="102.7" calcext:value-type="float">
            <text:p>102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2.96" calcext:value-type="float">
            <text:p>142.96</text:p>
          </table:table-cell>
          <table:table-cell table:style-name="Default" office:value-type="float" office:value="245.66" calcext:value-type="float">
            <text:p>245.66</text:p>
          </table:table-cell>
          <table:table-cell table:style-name="Default" office:value-type="float" office:value="41.8057" calcext:value-type="float">
            <text:p>41.80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1943" calcext:value-type="float">
            <text:p>58.1943</text:p>
          </table:table-cell>
        </table:table-row>
        <table:table-row table:style-name="ro1">
          <table:table-cell table:style-name="ce10" office:value-type="string" calcext:value-type="string">
            <text:p>grubhub-15-6.tsp </text:p>
          </table:table-cell>
          <table:table-cell table:style-name="Default" office:value-type="float" office:value="141.52" calcext:value-type="float">
            <text:p>141.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0.06" calcext:value-type="float">
            <text:p>210.06</text:p>
          </table:table-cell>
          <table:table-cell table:style-name="Default" office:value-type="float" office:value="351.58" calcext:value-type="float">
            <text:p>351.58</text:p>
          </table:table-cell>
          <table:table-cell table:style-name="Default" office:value-type="float" office:value="40.2526" calcext:value-type="float">
            <text:p>40.25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7474" calcext:value-type="float">
            <text:p>59.7474</text:p>
          </table:table-cell>
          <table:table-cell table:style-name="Default" office:value-type="float" office:value="128.9" calcext:value-type="float">
            <text:p>128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6.1" calcext:value-type="float">
            <text:p>186.1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40.9206" calcext:value-type="float">
            <text:p>40.92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.0794" calcext:value-type="float">
            <text:p>59.0794</text:p>
          </table:table-cell>
          <table:table-cell table:style-name="Default" office:value-type="float" office:value="114.24" calcext:value-type="float">
            <text:p>114.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1.56" calcext:value-type="float">
            <text:p>201.56</text:p>
          </table:table-cell>
          <table:table-cell table:style-name="Default" office:value-type="float" office:value="315.8" calcext:value-type="float">
            <text:p>315.8</text:p>
          </table:table-cell>
          <table:table-cell table:style-name="Default" office:value-type="float" office:value="36.1748" calcext:value-type="float">
            <text:p>36.17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8252" calcext:value-type="float">
            <text:p>63.8252</text:p>
          </table:table-cell>
          <table:table-cell table:style-name="Default" office:value-type="float" office:value="94.6" calcext:value-type="float">
            <text:p>94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8.5" calcext:value-type="float">
            <text:p>148.5</text:p>
          </table:table-cell>
          <table:table-cell table:style-name="Default" office:value-type="float" office:value="243.1" calcext:value-type="float">
            <text:p>243.1</text:p>
          </table:table-cell>
          <table:table-cell table:style-name="Default" office:value-type="float" office:value="38.914" calcext:value-type="float">
            <text:p>38.9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086" calcext:value-type="float">
            <text:p>61.086</text:p>
          </table:table-cell>
        </table:table-row>
        <table:table-row table:style-name="ro1">
          <table:table-cell table:style-name="ce10" office:value-type="string" calcext:value-type="string">
            <text:p>grubhub-15-7.tsp </text:p>
          </table:table-cell>
          <table:table-cell table:style-name="Default" office:value-type="float" office:value="139.58" calcext:value-type="float">
            <text:p>139.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5.4" calcext:value-type="float">
            <text:p>175.4</text:p>
          </table:table-cell>
          <table:table-cell table:style-name="Default" office:value-type="float" office:value="314.98" calcext:value-type="float">
            <text:p>314.98</text:p>
          </table:table-cell>
          <table:table-cell table:style-name="Default" office:value-type="float" office:value="44.3139" calcext:value-type="float">
            <text:p>44.31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6861" calcext:value-type="float">
            <text:p>55.6861</text:p>
          </table:table-cell>
          <table:table-cell table:style-name="Default" office:value-type="float" office:value="115.38" calcext:value-type="float">
            <text:p>115.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4.1" calcext:value-type="float">
            <text:p>144.1</text:p>
          </table:table-cell>
          <table:table-cell table:style-name="Default" office:value-type="float" office:value="259.48" calcext:value-type="float">
            <text:p>259.48</text:p>
          </table:table-cell>
          <table:table-cell table:style-name="Default" office:value-type="float" office:value="44.4659" calcext:value-type="float">
            <text:p>44.46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5341" calcext:value-type="float">
            <text:p>55.5341</text:p>
          </table:table-cell>
          <table:table-cell table:style-name="Default" office:value-type="float" office:value="109.72" calcext:value-type="float">
            <text:p>109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6.74" calcext:value-type="float">
            <text:p>136.74</text:p>
          </table:table-cell>
          <table:table-cell table:style-name="Default" office:value-type="float" office:value="246.46" calcext:value-type="float">
            <text:p>246.46</text:p>
          </table:table-cell>
          <table:table-cell table:style-name="Default" office:value-type="float" office:value="44.5184" calcext:value-type="float">
            <text:p>44.51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4816" calcext:value-type="float">
            <text:p>55.4816</text:p>
          </table:table-cell>
          <table:table-cell table:style-name="Default" office:value-type="float" office:value="98.4" calcext:value-type="float">
            <text:p>98.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4.92" calcext:value-type="float">
            <text:p>124.92</text:p>
          </table:table-cell>
          <table:table-cell table:style-name="Default" office:value-type="float" office:value="223.32" calcext:value-type="float">
            <text:p>223.32</text:p>
          </table:table-cell>
          <table:table-cell table:style-name="Default" office:value-type="float" office:value="44.0623" calcext:value-type="float">
            <text:p>44.06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9377" calcext:value-type="float">
            <text:p>55.9377</text:p>
          </table:table-cell>
        </table:table-row>
        <table:table-row table:style-name="ro1">
          <table:table-cell table:style-name="ce10" office:value-type="string" calcext:value-type="string">
            <text:p>grubhub-15-8.tsp </text:p>
          </table:table-cell>
          <table:table-cell table:style-name="Default" office:value-type="float" office:value="158.86" calcext:value-type="float">
            <text:p>158.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83.92" calcext:value-type="float">
            <text:p>183.92</text:p>
          </table:table-cell>
          <table:table-cell table:style-name="Default" office:value-type="float" office:value="342.78" calcext:value-type="float">
            <text:p>342.78</text:p>
          </table:table-cell>
          <table:table-cell table:style-name="Default" office:value-type="float" office:value="46.3446" calcext:value-type="float">
            <text:p>46.34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6554" calcext:value-type="float">
            <text:p>53.6554</text:p>
          </table:table-cell>
          <table:table-cell table:style-name="Default" office:value-type="float" office:value="135.7" calcext:value-type="float">
            <text:p>135.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6.88" calcext:value-type="float">
            <text:p>166.88</text:p>
          </table:table-cell>
          <table:table-cell table:style-name="Default" office:value-type="float" office:value="302.58" calcext:value-type="float">
            <text:p>302.58</text:p>
          </table:table-cell>
          <table:table-cell table:style-name="Default" office:value-type="float" office:value="44.8476" calcext:value-type="float">
            <text:p>44.84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1524" calcext:value-type="float">
            <text:p>55.1524</text:p>
          </table:table-cell>
          <table:table-cell table:style-name="Default" office:value-type="float" office:value="125.84" calcext:value-type="float">
            <text:p>125.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4.62" calcext:value-type="float">
            <text:p>154.62</text:p>
          </table:table-cell>
          <table:table-cell table:style-name="Default" office:value-type="float" office:value="280.46" calcext:value-type="float">
            <text:p>280.46</text:p>
          </table:table-cell>
          <table:table-cell table:style-name="Default" office:value-type="float" office:value="44.8691" calcext:value-type="float">
            <text:p>44.86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1309" calcext:value-type="float">
            <text:p>55.1309</text:p>
          </table:table-cell>
          <table:table-cell table:style-name="Default" office:value-type="float" office:value="105.42" calcext:value-type="float">
            <text:p>105.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8.5" calcext:value-type="float">
            <text:p>148.5</text:p>
          </table:table-cell>
          <table:table-cell table:style-name="Default" office:value-type="float" office:value="253.92" calcext:value-type="float">
            <text:p>253.92</text:p>
          </table:table-cell>
          <table:table-cell table:style-name="Default" office:value-type="float" office:value="41.517" calcext:value-type="float">
            <text:p>41.5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483" calcext:value-type="float">
            <text:p>58.483</text:p>
          </table:table-cell>
        </table:table-row>
        <table:table-row table:style-name="ro1">
          <table:table-cell table:style-name="ce11" office:value-type="string" calcext:value-type="string">
            <text:p>grubhub-15-9.tsp </text:p>
          </table:table-cell>
          <table:table-cell table:style-name="Default" office:value-type="float" office:value="152.14" calcext:value-type="float">
            <text:p>152.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4.24" calcext:value-type="float">
            <text:p>234.24</text:p>
          </table:table-cell>
          <table:table-cell table:style-name="Default" office:value-type="float" office:value="386.38" calcext:value-type="float">
            <text:p>386.38</text:p>
          </table:table-cell>
          <table:table-cell table:style-name="Default" office:value-type="float" office:value="39.3757" calcext:value-type="float">
            <text:p>39.37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6243" calcext:value-type="float">
            <text:p>60.6243</text:p>
          </table:table-cell>
          <table:table-cell table:style-name="Default" office:value-type="float" office:value="128.1" calcext:value-type="float">
            <text:p>128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3.76" calcext:value-type="float">
            <text:p>223.76</text:p>
          </table:table-cell>
          <table:table-cell table:style-name="Default" office:value-type="float" office:value="351.86" calcext:value-type="float">
            <text:p>351.86</text:p>
          </table:table-cell>
          <table:table-cell table:style-name="Default" office:value-type="float" office:value="36.4065" calcext:value-type="float">
            <text:p>36.40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3.5935" calcext:value-type="float">
            <text:p>63.5935</text:p>
          </table:table-cell>
          <table:table-cell table:style-name="Default" office:value-type="float" office:value="125.08" calcext:value-type="float">
            <text:p>125.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1.56" calcext:value-type="float">
            <text:p>201.56</text:p>
          </table:table-cell>
          <table:table-cell table:style-name="Default" office:value-type="float" office:value="326.64" calcext:value-type="float">
            <text:p>326.64</text:p>
          </table:table-cell>
          <table:table-cell table:style-name="Default" office:value-type="float" office:value="38.2929" calcext:value-type="float">
            <text:p>38.29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7071" calcext:value-type="float">
            <text:p>61.7071</text:p>
          </table:table-cell>
          <table:table-cell table:style-name="Default" office:value-type="float" office:value="107.54" calcext:value-type="float">
            <text:p>107.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0.9" calcext:value-type="float">
            <text:p>170.9</text:p>
          </table:table-cell>
          <table:table-cell table:style-name="Default" office:value-type="float" office:value="278.44" calcext:value-type="float">
            <text:p>278.44</text:p>
          </table:table-cell>
          <table:table-cell table:style-name="Default" office:value-type="float" office:value="38.6223" calcext:value-type="float">
            <text:p>38.62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3777" calcext:value-type="float">
            <text:p>61.3777</text:p>
          </table:table-cell>
        </table:table-row>
        <table:table-row table:style-name="ro1" table:number-rows-repeated="71">
          <table:table-cell/>
          <table:table-cell table:style-name="Default" table:number-columns-repeated="17"/>
          <table:table-cell table:number-columns-repeated="19"/>
        </table:table-row>
        <table:table-row table:style-name="ro1" table:number-rows-repeated="104844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ompare stats" table:style-name="ta2">
        <table:table-column table:style-name="co17" table:default-cell-style-name="ce23"/>
        <table:table-column table:style-name="co18" table:number-columns-repeated="3" table:default-cell-style-name="ce3"/>
        <table:table-column table:style-name="co19" table:default-cell-style-name="ce3"/>
        <table:table-column table:style-name="co18" table:number-columns-repeated="4" table:default-cell-style-name="ce3"/>
        <table:table-column table:style-name="co20" table:default-cell-style-name="ce3"/>
        <table:table-column table:style-name="co18" table:default-cell-style-name="ce3"/>
        <table:table-column table:style-name="co18" table:number-columns-repeated="3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Default"/>
          <table:table-cell table:style-name="ce74" office:value-type="percentage" office:value="0.1" calcext:value-type="percentage" table:number-columns-spanned="5" table:number-rows-spanned="1">
            <text:p>10.00%</text:p>
          </table:table-cell>
          <table:covered-table-cell table:number-columns-repeated="4" table:style-name="ce74"/>
          <table:table-cell table:style-name="ce74" office:value-type="percentage" office:value="0.2" calcext:value-type="percentage" table:number-columns-spanned="5" table:number-rows-spanned="1">
            <text:p>20.00%</text:p>
          </table:table-cell>
          <table:covered-table-cell table:number-columns-repeated="4" table:style-name="ce74"/>
          <table:table-cell table:style-name="ce74" office:value-type="percentage" office:value="0.3" calcext:value-type="percentage" table:number-columns-spanned="5" table:number-rows-spanned="1">
            <text:p>30.00%</text:p>
          </table:table-cell>
          <table:covered-table-cell table:number-columns-repeated="4" table:style-name="ce74"/>
          <table:table-cell table:style-name="ce74" office:value-type="percentage" office:value="0.4" calcext:value-type="percentage" table:number-columns-spanned="5" table:number-rows-spanned="1">
            <text:p>40.00%</text:p>
          </table:table-cell>
          <table:covered-table-cell table:number-columns-repeated="4" table:style-name="ce74"/>
        </table:table-row>
        <table:table-row table:style-name="ro2">
          <table:table-cell table:style-name="ce49" office:value-type="string" calcext:value-type="string" table:number-columns-spanned="1" table:number-rows-spanned="2">
            <text:p>Instance</text:p>
          </table:table-cell>
          <table:table-cell table:style-name="ce49" office:value-type="string" calcext:value-type="string" table:number-columns-spanned="5" table:number-rows-spanned="1">
            <text:p>Customer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Customer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Customer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Customer</text:p>
          </table:table-cell>
          <table:covered-table-cell table:number-columns-repeated="4" table:style-name="ce49"/>
        </table:table-row>
        <table:table-row table:style-name="ro1">
          <table:covered-table-cell table:style-name="ce49"/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Customer stats'.E3]" office:value-type="float" office:value="85.704" calcext:value-type="float">
            <text:p>85.704</text:p>
          </table:table-cell>
          <table:table-cell table:formula="of:=[$'Customer stats'.F3]" office:value-type="float" office:value="0" calcext:value-type="float">
            <text:p>0</text:p>
          </table:table-cell>
          <table:table-cell table:formula="of:=[$'Customer stats'.G3]" office:value-type="float" office:value="74.6396" calcext:value-type="float">
            <text:p>74.6396</text:p>
          </table:table-cell>
          <table:table-cell table:formula="of:=[$'Customer stats'.I3]" office:value-type="float" office:value="0.03" calcext:value-type="float">
            <text:p>0.03</text:p>
          </table:table-cell>
          <table:table-cell table:formula="of:=[$'Customer stats'.J3]" office:value-type="float" office:value="11.0644" calcext:value-type="float">
            <text:p>11.0644</text:p>
          </table:table-cell>
          <table:table-cell table:formula="of:=[$'Customer stats'.N3]" office:value-type="float" office:value="79.3404" calcext:value-type="float">
            <text:p>79.3404</text:p>
          </table:table-cell>
          <table:table-cell table:formula="of:=[$'Customer stats'.O3]" office:value-type="float" office:value="0" calcext:value-type="float">
            <text:p>0</text:p>
          </table:table-cell>
          <table:table-cell table:formula="of:=[$'Customer stats'.P3]" office:value-type="float" office:value="68.7424" calcext:value-type="float">
            <text:p>68.7424</text:p>
          </table:table-cell>
          <table:table-cell table:formula="of:=[$'Customer stats'.R3]" office:value-type="float" office:value="0.02" calcext:value-type="float">
            <text:p>0.02</text:p>
          </table:table-cell>
          <table:table-cell table:formula="of:=[$'Customer stats'.S3]" office:value-type="float" office:value="10.598" calcext:value-type="float">
            <text:p>10.598</text:p>
          </table:table-cell>
          <table:table-cell table:formula="of:=[$'Customer stats'.W3]" office:value-type="float" office:value="68.6676" calcext:value-type="float">
            <text:p>68.6676</text:p>
          </table:table-cell>
          <table:table-cell table:formula="of:=[$'Customer stats'.X3]" office:value-type="float" office:value="0" calcext:value-type="float">
            <text:p>0</text:p>
          </table:table-cell>
          <table:table-cell table:formula="of:=[$'Customer stats'.Y3]" office:value-type="float" office:value="56.074" calcext:value-type="float">
            <text:p>56.074</text:p>
          </table:table-cell>
          <table:table-cell table:formula="of:=[$'Customer stats'.AA3]" office:value-type="float" office:value="0.02" calcext:value-type="float">
            <text:p>0.02</text:p>
          </table:table-cell>
          <table:table-cell table:formula="of:=[$'Customer stats'.AB3]" office:value-type="float" office:value="12.5936" calcext:value-type="float">
            <text:p>12.5936</text:p>
          </table:table-cell>
          <table:table-cell table:formula="of:=[$'Customer stats'.AF3]" office:value-type="float" office:value="55.179" calcext:value-type="float">
            <text:p>55.179</text:p>
          </table:table-cell>
          <table:table-cell table:formula="of:=[$'Customer stats'.AG3]" office:value-type="float" office:value="0" calcext:value-type="float">
            <text:p>0</text:p>
          </table:table-cell>
          <table:table-cell table:formula="of:=[$'Customer stats'.AH3]" office:value-type="float" office:value="47.932" calcext:value-type="float">
            <text:p>47.932</text:p>
          </table:table-cell>
          <table:table-cell table:formula="of:=[$'Customer stats'.AJ3]" office:value-type="float" office:value="0.01" calcext:value-type="float">
            <text:p>0.01</text:p>
          </table:table-cell>
          <table:table-cell table:formula="of:=[$'Customer stats'.AK3]" office:value-type="float" office:value="7.247" calcext:value-type="float">
            <text:p>7.247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Customer stats'.E4]" office:value-type="float" office:value="79.1604" calcext:value-type="float">
            <text:p>79.1604</text:p>
          </table:table-cell>
          <table:table-cell table:formula="of:=[$'Customer stats'.F4]" office:value-type="float" office:value="0" calcext:value-type="float">
            <text:p>0</text:p>
          </table:table-cell>
          <table:table-cell table:formula="of:=[$'Customer stats'.G4]" office:value-type="float" office:value="53.1668" calcext:value-type="float">
            <text:p>53.1668</text:p>
          </table:table-cell>
          <table:table-cell table:formula="of:=[$'Customer stats'.I4]" office:value-type="float" office:value="0.03" calcext:value-type="float">
            <text:p>0.03</text:p>
          </table:table-cell>
          <table:table-cell table:formula="of:=[$'Customer stats'.J4]" office:value-type="float" office:value="25.9936" calcext:value-type="float">
            <text:p>25.9936</text:p>
          </table:table-cell>
          <table:table-cell table:formula="of:=[$'Customer stats'.N4]" office:value-type="float" office:value="69.8556" calcext:value-type="float">
            <text:p>69.8556</text:p>
          </table:table-cell>
          <table:table-cell table:formula="of:=[$'Customer stats'.O4]" office:value-type="float" office:value="0" calcext:value-type="float">
            <text:p>0</text:p>
          </table:table-cell>
          <table:table-cell table:formula="of:=[$'Customer stats'.P4]" office:value-type="float" office:value="49.082" calcext:value-type="float">
            <text:p>49.082</text:p>
          </table:table-cell>
          <table:table-cell table:formula="of:=[$'Customer stats'.R4]" office:value-type="float" office:value="0.02" calcext:value-type="float">
            <text:p>0.02</text:p>
          </table:table-cell>
          <table:table-cell table:formula="of:=[$'Customer stats'.S4]" office:value-type="float" office:value="20.7736" calcext:value-type="float">
            <text:p>20.7736</text:p>
          </table:table-cell>
          <table:table-cell table:formula="of:=[$'Customer stats'.W4]" office:value-type="float" office:value="60.357" calcext:value-type="float">
            <text:p>60.357</text:p>
          </table:table-cell>
          <table:table-cell table:formula="of:=[$'Customer stats'.X4]" office:value-type="float" office:value="0" calcext:value-type="float">
            <text:p>0</text:p>
          </table:table-cell>
          <table:table-cell table:formula="of:=[$'Customer stats'.Y4]" office:value-type="float" office:value="49.9744" calcext:value-type="float">
            <text:p>49.9744</text:p>
          </table:table-cell>
          <table:table-cell table:formula="of:=[$'Customer stats'.AA4]" office:value-type="float" office:value="0" calcext:value-type="float">
            <text:p>0</text:p>
          </table:table-cell>
          <table:table-cell table:formula="of:=[$'Customer stats'.AB4]" office:value-type="float" office:value="10.3826" calcext:value-type="float">
            <text:p>10.3826</text:p>
          </table:table-cell>
          <table:table-cell table:formula="of:=[$'Customer stats'.AF4]" office:value-type="float" office:value="49.3992" calcext:value-type="float">
            <text:p>49.3992</text:p>
          </table:table-cell>
          <table:table-cell table:formula="of:=[$'Customer stats'.AG4]" office:value-type="float" office:value="0" calcext:value-type="float">
            <text:p>0</text:p>
          </table:table-cell>
          <table:table-cell table:formula="of:=[$'Customer stats'.AH4]" office:value-type="float" office:value="41.6392" calcext:value-type="float">
            <text:p>41.6392</text:p>
          </table:table-cell>
          <table:table-cell table:formula="of:=[$'Customer stats'.AJ4]" office:value-type="float" office:value="0" calcext:value-type="float">
            <text:p>0</text:p>
          </table:table-cell>
          <table:table-cell table:formula="of:=[$'Customer stats'.AK4]" office:value-type="float" office:value="7.76" calcext:value-type="float">
            <text:p>7.76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Customer stats'.E5]" office:value-type="float" office:value="75.5124" calcext:value-type="float">
            <text:p>75.5124</text:p>
          </table:table-cell>
          <table:table-cell table:formula="of:=[$'Customer stats'.F5]" office:value-type="float" office:value="0" calcext:value-type="float">
            <text:p>0</text:p>
          </table:table-cell>
          <table:table-cell table:formula="of:=[$'Customer stats'.G5]" office:value-type="float" office:value="58.052" calcext:value-type="float">
            <text:p>58.052</text:p>
          </table:table-cell>
          <table:table-cell table:formula="of:=[$'Customer stats'.I5]" office:value-type="float" office:value="0.13" calcext:value-type="float">
            <text:p>0.13</text:p>
          </table:table-cell>
          <table:table-cell table:formula="of:=[$'Customer stats'.J5]" office:value-type="float" office:value="17.4604" calcext:value-type="float">
            <text:p>17.4604</text:p>
          </table:table-cell>
          <table:table-cell table:formula="of:=[$'Customer stats'.N5]" office:value-type="float" office:value="68.4192" calcext:value-type="float">
            <text:p>68.4192</text:p>
          </table:table-cell>
          <table:table-cell table:formula="of:=[$'Customer stats'.O5]" office:value-type="float" office:value="0" calcext:value-type="float">
            <text:p>0</text:p>
          </table:table-cell>
          <table:table-cell table:formula="of:=[$'Customer stats'.P5]" office:value-type="float" office:value="51.0876" calcext:value-type="float">
            <text:p>51.0876</text:p>
          </table:table-cell>
          <table:table-cell table:formula="of:=[$'Customer stats'.R5]" office:value-type="float" office:value="0.04" calcext:value-type="float">
            <text:p>0.04</text:p>
          </table:table-cell>
          <table:table-cell table:formula="of:=[$'Customer stats'.S5]" office:value-type="float" office:value="17.3316" calcext:value-type="float">
            <text:p>17.3316</text:p>
          </table:table-cell>
          <table:table-cell table:formula="of:=[$'Customer stats'.W5]" office:value-type="float" office:value="57.4386" calcext:value-type="float">
            <text:p>57.4386</text:p>
          </table:table-cell>
          <table:table-cell table:formula="of:=[$'Customer stats'.X5]" office:value-type="float" office:value="0" calcext:value-type="float">
            <text:p>0</text:p>
          </table:table-cell>
          <table:table-cell table:formula="of:=[$'Customer stats'.Y5]" office:value-type="float" office:value="44.8868" calcext:value-type="float">
            <text:p>44.8868</text:p>
          </table:table-cell>
          <table:table-cell table:formula="of:=[$'Customer stats'.AA5]" office:value-type="float" office:value="0.03" calcext:value-type="float">
            <text:p>0.03</text:p>
          </table:table-cell>
          <table:table-cell table:formula="of:=[$'Customer stats'.AB5]" office:value-type="float" office:value="12.5518" calcext:value-type="float">
            <text:p>12.5518</text:p>
          </table:table-cell>
          <table:table-cell table:formula="of:=[$'Customer stats'.AF5]" office:value-type="float" office:value="51.4854" calcext:value-type="float">
            <text:p>51.4854</text:p>
          </table:table-cell>
          <table:table-cell table:formula="of:=[$'Customer stats'.AG5]" office:value-type="float" office:value="0" calcext:value-type="float">
            <text:p>0</text:p>
          </table:table-cell>
          <table:table-cell table:formula="of:=[$'Customer stats'.AH5]" office:value-type="float" office:value="41.63" calcext:value-type="float">
            <text:p>41.63</text:p>
          </table:table-cell>
          <table:table-cell table:formula="of:=[$'Customer stats'.AJ5]" office:value-type="float" office:value="0.02" calcext:value-type="float">
            <text:p>0.02</text:p>
          </table:table-cell>
          <table:table-cell table:formula="of:=[$'Customer stats'.AK5]" office:value-type="float" office:value="9.8554" calcext:value-type="float">
            <text:p>9.8554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Customer stats'.E6]" office:value-type="float" office:value="69.117" calcext:value-type="float">
            <text:p>69.117</text:p>
          </table:table-cell>
          <table:table-cell table:formula="of:=[$'Customer stats'.F6]" office:value-type="float" office:value="0" calcext:value-type="float">
            <text:p>0</text:p>
          </table:table-cell>
          <table:table-cell table:formula="of:=[$'Customer stats'.G6]" office:value-type="float" office:value="60.444" calcext:value-type="float">
            <text:p>60.444</text:p>
          </table:table-cell>
          <table:table-cell table:formula="of:=[$'Customer stats'.I6]" office:value-type="float" office:value="0.06" calcext:value-type="float">
            <text:p>0.06</text:p>
          </table:table-cell>
          <table:table-cell table:formula="of:=[$'Customer stats'.J6]" office:value-type="float" office:value="8.673" calcext:value-type="float">
            <text:p>8.673</text:p>
          </table:table-cell>
          <table:table-cell table:formula="of:=[$'Customer stats'.N6]" office:value-type="float" office:value="63.0726" calcext:value-type="float">
            <text:p>63.0726</text:p>
          </table:table-cell>
          <table:table-cell table:formula="of:=[$'Customer stats'.O6]" office:value-type="float" office:value="0" calcext:value-type="float">
            <text:p>0</text:p>
          </table:table-cell>
          <table:table-cell table:formula="of:=[$'Customer stats'.P6]" office:value-type="float" office:value="53.084" calcext:value-type="float">
            <text:p>53.084</text:p>
          </table:table-cell>
          <table:table-cell table:formula="of:=[$'Customer stats'.R6]" office:value-type="float" office:value="0.04" calcext:value-type="float">
            <text:p>0.04</text:p>
          </table:table-cell>
          <table:table-cell table:formula="of:=[$'Customer stats'.S6]" office:value-type="float" office:value="9.9886" calcext:value-type="float">
            <text:p>9.9886</text:p>
          </table:table-cell>
          <table:table-cell table:formula="of:=[$'Customer stats'.W6]" office:value-type="float" office:value="55.2954" calcext:value-type="float">
            <text:p>55.2954</text:p>
          </table:table-cell>
          <table:table-cell table:formula="of:=[$'Customer stats'.X6]" office:value-type="float" office:value="0" calcext:value-type="float">
            <text:p>0</text:p>
          </table:table-cell>
          <table:table-cell table:formula="of:=[$'Customer stats'.Y6]" office:value-type="float" office:value="48.9348" calcext:value-type="float">
            <text:p>48.9348</text:p>
          </table:table-cell>
          <table:table-cell table:formula="of:=[$'Customer stats'.AA6]" office:value-type="float" office:value="0.02" calcext:value-type="float">
            <text:p>0.02</text:p>
          </table:table-cell>
          <table:table-cell table:formula="of:=[$'Customer stats'.AB6]" office:value-type="float" office:value="6.3606" calcext:value-type="float">
            <text:p>6.3606</text:p>
          </table:table-cell>
          <table:table-cell table:formula="of:=[$'Customer stats'.AF6]" office:value-type="float" office:value="41.499" calcext:value-type="float">
            <text:p>41.499</text:p>
          </table:table-cell>
          <table:table-cell table:formula="of:=[$'Customer stats'.AG6]" office:value-type="float" office:value="0" calcext:value-type="float">
            <text:p>0</text:p>
          </table:table-cell>
          <table:table-cell table:formula="of:=[$'Customer stats'.AH6]" office:value-type="float" office:value="39.0448" calcext:value-type="float">
            <text:p>39.0448</text:p>
          </table:table-cell>
          <table:table-cell table:formula="of:=[$'Customer stats'.AJ6]" office:value-type="float" office:value="0" calcext:value-type="float">
            <text:p>0</text:p>
          </table:table-cell>
          <table:table-cell table:formula="of:=[$'Customer stats'.AK6]" office:value-type="float" office:value="2.4542" calcext:value-type="float">
            <text:p>2.4542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Customer stats'.E7]" office:value-type="float" office:value="92.3616" calcext:value-type="float">
            <text:p>92.3616</text:p>
          </table:table-cell>
          <table:table-cell table:formula="of:=[$'Customer stats'.F7]" office:value-type="float" office:value="0" calcext:value-type="float">
            <text:p>0</text:p>
          </table:table-cell>
          <table:table-cell table:formula="of:=[$'Customer stats'.G7]" office:value-type="float" office:value="67.5096" calcext:value-type="float">
            <text:p>67.5096</text:p>
          </table:table-cell>
          <table:table-cell table:formula="of:=[$'Customer stats'.I7]" office:value-type="float" office:value="0.03" calcext:value-type="float">
            <text:p>0.03</text:p>
          </table:table-cell>
          <table:table-cell table:formula="of:=[$'Customer stats'.J7]" office:value-type="float" office:value="24.852" calcext:value-type="float">
            <text:p>24.852</text:p>
          </table:table-cell>
          <table:table-cell table:formula="of:=[$'Customer stats'.N7]" office:value-type="float" office:value="83.661" calcext:value-type="float">
            <text:p>83.661</text:p>
          </table:table-cell>
          <table:table-cell table:formula="of:=[$'Customer stats'.O7]" office:value-type="float" office:value="0" calcext:value-type="float">
            <text:p>0</text:p>
          </table:table-cell>
          <table:table-cell table:formula="of:=[$'Customer stats'.P7]" office:value-type="float" office:value="62.0264" calcext:value-type="float">
            <text:p>62.0264</text:p>
          </table:table-cell>
          <table:table-cell table:formula="of:=[$'Customer stats'.R7]" office:value-type="float" office:value="0.03" calcext:value-type="float">
            <text:p>0.03</text:p>
          </table:table-cell>
          <table:table-cell table:formula="of:=[$'Customer stats'.S7]" office:value-type="float" office:value="21.6346" calcext:value-type="float">
            <text:p>21.6346</text:p>
          </table:table-cell>
          <table:table-cell table:formula="of:=[$'Customer stats'.W7]" office:value-type="float" office:value="74.322" calcext:value-type="float">
            <text:p>74.322</text:p>
          </table:table-cell>
          <table:table-cell table:formula="of:=[$'Customer stats'.X7]" office:value-type="float" office:value="0" calcext:value-type="float">
            <text:p>0</text:p>
          </table:table-cell>
          <table:table-cell table:formula="of:=[$'Customer stats'.Y7]" office:value-type="float" office:value="54.2616" calcext:value-type="float">
            <text:p>54.2616</text:p>
          </table:table-cell>
          <table:table-cell table:formula="of:=[$'Customer stats'.AA7]" office:value-type="float" office:value="0.03" calcext:value-type="float">
            <text:p>0.03</text:p>
          </table:table-cell>
          <table:table-cell table:formula="of:=[$'Customer stats'.AB7]" office:value-type="float" office:value="20.0604" calcext:value-type="float">
            <text:p>20.0604</text:p>
          </table:table-cell>
          <table:table-cell table:formula="of:=[$'Customer stats'.AF7]" office:value-type="float" office:value="64.5498" calcext:value-type="float">
            <text:p>64.5498</text:p>
          </table:table-cell>
          <table:table-cell table:formula="of:=[$'Customer stats'.AG7]" office:value-type="float" office:value="0" calcext:value-type="float">
            <text:p>0</text:p>
          </table:table-cell>
          <table:table-cell table:formula="of:=[$'Customer stats'.AH7]" office:value-type="float" office:value="47.4076" calcext:value-type="float">
            <text:p>47.4076</text:p>
          </table:table-cell>
          <table:table-cell table:formula="of:=[$'Customer stats'.AJ7]" office:value-type="float" office:value="0.01" calcext:value-type="float">
            <text:p>0.01</text:p>
          </table:table-cell>
          <table:table-cell table:formula="of:=[$'Customer stats'.AK7]" office:value-type="float" office:value="17.1422" calcext:value-type="float">
            <text:p>17.1422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Customer stats'.E8]" office:value-type="float" office:value="83.937" calcext:value-type="float">
            <text:p>83.937</text:p>
          </table:table-cell>
          <table:table-cell table:formula="of:=[$'Customer stats'.F8]" office:value-type="float" office:value="0" calcext:value-type="float">
            <text:p>0</text:p>
          </table:table-cell>
          <table:table-cell table:formula="of:=[$'Customer stats'.G8]" office:value-type="float" office:value="76.084" calcext:value-type="float">
            <text:p>76.084</text:p>
          </table:table-cell>
          <table:table-cell table:formula="of:=[$'Customer stats'.I8]" office:value-type="float" office:value="0.02" calcext:value-type="float">
            <text:p>0.02</text:p>
          </table:table-cell>
          <table:table-cell table:formula="of:=[$'Customer stats'.J8]" office:value-type="float" office:value="7.853" calcext:value-type="float">
            <text:p>7.853</text:p>
          </table:table-cell>
          <table:table-cell table:formula="of:=[$'Customer stats'.N8]" office:value-type="float" office:value="74.5524" calcext:value-type="float">
            <text:p>74.5524</text:p>
          </table:table-cell>
          <table:table-cell table:formula="of:=[$'Customer stats'.O8]" office:value-type="float" office:value="0" calcext:value-type="float">
            <text:p>0</text:p>
          </table:table-cell>
          <table:table-cell table:formula="of:=[$'Customer stats'.P8]" office:value-type="float" office:value="68.7148" calcext:value-type="float">
            <text:p>68.7148</text:p>
          </table:table-cell>
          <table:table-cell table:formula="of:=[$'Customer stats'.R8]" office:value-type="float" office:value="0.01" calcext:value-type="float">
            <text:p>0.01</text:p>
          </table:table-cell>
          <table:table-cell table:formula="of:=[$'Customer stats'.S8]" office:value-type="float" office:value="5.8376" calcext:value-type="float">
            <text:p>5.8376</text:p>
          </table:table-cell>
          <table:table-cell table:formula="of:=[$'Customer stats'.W8]" office:value-type="float" office:value="63.891" calcext:value-type="float">
            <text:p>63.891</text:p>
          </table:table-cell>
          <table:table-cell table:formula="of:=[$'Customer stats'.X8]" office:value-type="float" office:value="0" calcext:value-type="float">
            <text:p>0</text:p>
          </table:table-cell>
          <table:table-cell table:formula="of:=[$'Customer stats'.Y8]" office:value-type="float" office:value="46.1472" calcext:value-type="float">
            <text:p>46.1472</text:p>
          </table:table-cell>
          <table:table-cell table:formula="of:=[$'Customer stats'.AA8]" office:value-type="float" office:value="0.02" calcext:value-type="float">
            <text:p>0.02</text:p>
          </table:table-cell>
          <table:table-cell table:formula="of:=[$'Customer stats'.AB8]" office:value-type="float" office:value="17.7438" calcext:value-type="float">
            <text:p>17.7438</text:p>
          </table:table-cell>
          <table:table-cell table:formula="of:=[$'Customer stats'.AF8]" office:value-type="float" office:value="56.5014" calcext:value-type="float">
            <text:p>56.5014</text:p>
          </table:table-cell>
          <table:table-cell table:formula="of:=[$'Customer stats'.AG8]" office:value-type="float" office:value="0" calcext:value-type="float">
            <text:p>0</text:p>
          </table:table-cell>
          <table:table-cell table:formula="of:=[$'Customer stats'.AH8]" office:value-type="float" office:value="42.2372" calcext:value-type="float">
            <text:p>42.2372</text:p>
          </table:table-cell>
          <table:table-cell table:formula="of:=[$'Customer stats'.AJ8]" office:value-type="float" office:value="0.01" calcext:value-type="float">
            <text:p>0.01</text:p>
          </table:table-cell>
          <table:table-cell table:formula="of:=[$'Customer stats'.AK8]" office:value-type="float" office:value="14.2642" calcext:value-type="float">
            <text:p>14.2642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Customer stats'.E9]" office:value-type="float" office:value="76.2876" calcext:value-type="float">
            <text:p>76.2876</text:p>
          </table:table-cell>
          <table:table-cell table:formula="of:=[$'Customer stats'.F9]" office:value-type="float" office:value="0" calcext:value-type="float">
            <text:p>0</text:p>
          </table:table-cell>
          <table:table-cell table:formula="of:=[$'Customer stats'.G9]" office:value-type="float" office:value="51.2624" calcext:value-type="float">
            <text:p>51.2624</text:p>
          </table:table-cell>
          <table:table-cell table:formula="of:=[$'Customer stats'.I9]" office:value-type="float" office:value="0.05" calcext:value-type="float">
            <text:p>0.05</text:p>
          </table:table-cell>
          <table:table-cell table:formula="of:=[$'Customer stats'.J9]" office:value-type="float" office:value="25.0252" calcext:value-type="float">
            <text:p>25.0252</text:p>
          </table:table-cell>
          <table:table-cell table:formula="of:=[$'Customer stats'.N9]" office:value-type="float" office:value="69.9924" calcext:value-type="float">
            <text:p>69.9924</text:p>
          </table:table-cell>
          <table:table-cell table:formula="of:=[$'Customer stats'.O9]" office:value-type="float" office:value="0" calcext:value-type="float">
            <text:p>0</text:p>
          </table:table-cell>
          <table:table-cell table:formula="of:=[$'Customer stats'.P9]" office:value-type="float" office:value="44.4452" calcext:value-type="float">
            <text:p>44.4452</text:p>
          </table:table-cell>
          <table:table-cell table:formula="of:=[$'Customer stats'.R9]" office:value-type="float" office:value="0.04" calcext:value-type="float">
            <text:p>0.04</text:p>
          </table:table-cell>
          <table:table-cell table:formula="of:=[$'Customer stats'.S9]" office:value-type="float" office:value="25.5472" calcext:value-type="float">
            <text:p>25.5472</text:p>
          </table:table-cell>
          <table:table-cell table:formula="of:=[$'Customer stats'.W9]" office:value-type="float" office:value="61.497" calcext:value-type="float">
            <text:p>61.497</text:p>
          </table:table-cell>
          <table:table-cell table:formula="of:=[$'Customer stats'.X9]" office:value-type="float" office:value="0" calcext:value-type="float">
            <text:p>0</text:p>
          </table:table-cell>
          <table:table-cell table:formula="of:=[$'Customer stats'.Y9]" office:value-type="float" office:value="37.2416" calcext:value-type="float">
            <text:p>37.2416</text:p>
          </table:table-cell>
          <table:table-cell table:formula="of:=[$'Customer stats'.AA9]" office:value-type="float" office:value="0.04" calcext:value-type="float">
            <text:p>0.04</text:p>
          </table:table-cell>
          <table:table-cell table:formula="of:=[$'Customer stats'.AB9]" office:value-type="float" office:value="24.2554" calcext:value-type="float">
            <text:p>24.2554</text:p>
          </table:table-cell>
          <table:table-cell table:formula="of:=[$'Customer stats'.AF9]" office:value-type="float" office:value="58.257" calcext:value-type="float">
            <text:p>58.257</text:p>
          </table:table-cell>
          <table:table-cell table:formula="of:=[$'Customer stats'.AG9]" office:value-type="float" office:value="0" calcext:value-type="float">
            <text:p>0</text:p>
          </table:table-cell>
          <table:table-cell table:formula="of:=[$'Customer stats'.AH9]" office:value-type="float" office:value="34.2792" calcext:value-type="float">
            <text:p>34.2792</text:p>
          </table:table-cell>
          <table:table-cell table:formula="of:=[$'Customer stats'.AJ9]" office:value-type="float" office:value="0.01" calcext:value-type="float">
            <text:p>0.01</text:p>
          </table:table-cell>
          <table:table-cell table:formula="of:=[$'Customer stats'.AK9]" office:value-type="float" office:value="23.9778" calcext:value-type="float">
            <text:p>23.9778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Customer stats'.E10]" office:value-type="float" office:value="67.0536" calcext:value-type="float">
            <text:p>67.0536</text:p>
          </table:table-cell>
          <table:table-cell table:formula="of:=[$'Customer stats'.F10]" office:value-type="float" office:value="0" calcext:value-type="float">
            <text:p>0</text:p>
          </table:table-cell>
          <table:table-cell table:formula="of:=[$'Customer stats'.G10]" office:value-type="float" office:value="53.3876" calcext:value-type="float">
            <text:p>53.3876</text:p>
          </table:table-cell>
          <table:table-cell table:formula="of:=[$'Customer stats'.I10]" office:value-type="float" office:value="0.04" calcext:value-type="float">
            <text:p>0.04</text:p>
          </table:table-cell>
          <table:table-cell table:formula="of:=[$'Customer stats'.J10]" office:value-type="float" office:value="13.666" calcext:value-type="float">
            <text:p>13.666</text:p>
          </table:table-cell>
          <table:table-cell table:formula="of:=[$'Customer stats'.N10]" office:value-type="float" office:value="57.5436" calcext:value-type="float">
            <text:p>57.5436</text:p>
          </table:table-cell>
          <table:table-cell table:formula="of:=[$'Customer stats'.O10]" office:value-type="float" office:value="0" calcext:value-type="float">
            <text:p>0</text:p>
          </table:table-cell>
          <table:table-cell table:formula="of:=[$'Customer stats'.P10]" office:value-type="float" office:value="49.3488" calcext:value-type="float">
            <text:p>49.3488</text:p>
          </table:table-cell>
          <table:table-cell table:formula="of:=[$'Customer stats'.R10]" office:value-type="float" office:value="0.03" calcext:value-type="float">
            <text:p>0.03</text:p>
          </table:table-cell>
          <table:table-cell table:formula="of:=[$'Customer stats'.S10]" office:value-type="float" office:value="8.1948" calcext:value-type="float">
            <text:p>8.1948</text:p>
          </table:table-cell>
          <table:table-cell table:formula="of:=[$'Customer stats'.W10]" office:value-type="float" office:value="51.0546" calcext:value-type="float">
            <text:p>51.0546</text:p>
          </table:table-cell>
          <table:table-cell table:formula="of:=[$'Customer stats'.X10]" office:value-type="float" office:value="0" calcext:value-type="float">
            <text:p>0</text:p>
          </table:table-cell>
          <table:table-cell table:formula="of:=[$'Customer stats'.Y10]" office:value-type="float" office:value="47.0028" calcext:value-type="float">
            <text:p>47.0028</text:p>
          </table:table-cell>
          <table:table-cell table:formula="of:=[$'Customer stats'.AA10]" office:value-type="float" office:value="0" calcext:value-type="float">
            <text:p>0</text:p>
          </table:table-cell>
          <table:table-cell table:formula="of:=[$'Customer stats'.AB10]" office:value-type="float" office:value="4.0518" calcext:value-type="float">
            <text:p>4.0518</text:p>
          </table:table-cell>
          <table:table-cell table:formula="of:=[$'Customer stats'.AF10]" office:value-type="float" office:value="42.069" calcext:value-type="float">
            <text:p>42.069</text:p>
          </table:table-cell>
          <table:table-cell table:formula="of:=[$'Customer stats'.AG10]" office:value-type="float" office:value="0" calcext:value-type="float">
            <text:p>0</text:p>
          </table:table-cell>
          <table:table-cell table:formula="of:=[$'Customer stats'.AH10]" office:value-type="float" office:value="38.4928" calcext:value-type="float">
            <text:p>38.4928</text:p>
          </table:table-cell>
          <table:table-cell table:formula="of:=[$'Customer stats'.AJ10]" office:value-type="float" office:value="0.01" calcext:value-type="float">
            <text:p>0.01</text:p>
          </table:table-cell>
          <table:table-cell table:formula="of:=[$'Customer stats'.AK10]" office:value-type="float" office:value="3.5762" calcext:value-type="float">
            <text:p>3.5762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Customer stats'.E11]" office:value-type="float" office:value="89.0328" calcext:value-type="float">
            <text:p>89.0328</text:p>
          </table:table-cell>
          <table:table-cell table:formula="of:=[$'Customer stats'.F11]" office:value-type="float" office:value="0" calcext:value-type="float">
            <text:p>0</text:p>
          </table:table-cell>
          <table:table-cell table:formula="of:=[$'Customer stats'.G11]" office:value-type="float" office:value="62.4404" calcext:value-type="float">
            <text:p>62.4404</text:p>
          </table:table-cell>
          <table:table-cell table:formula="of:=[$'Customer stats'.I11]" office:value-type="float" office:value="0.03" calcext:value-type="float">
            <text:p>0.03</text:p>
          </table:table-cell>
          <table:table-cell table:formula="of:=[$'Customer stats'.J11]" office:value-type="float" office:value="26.5924" calcext:value-type="float">
            <text:p>26.5924</text:p>
          </table:table-cell>
          <table:table-cell table:formula="of:=[$'Customer stats'.N11]" office:value-type="float" office:value="80.7084" calcext:value-type="float">
            <text:p>80.7084</text:p>
          </table:table-cell>
          <table:table-cell table:formula="of:=[$'Customer stats'.O11]" office:value-type="float" office:value="0" calcext:value-type="float">
            <text:p>0</text:p>
          </table:table-cell>
          <table:table-cell table:formula="of:=[$'Customer stats'.P11]" office:value-type="float" office:value="55.89" calcext:value-type="float">
            <text:p>55.89</text:p>
          </table:table-cell>
          <table:table-cell table:formula="of:=[$'Customer stats'.R11]" office:value-type="float" office:value="0.04" calcext:value-type="float">
            <text:p>0.04</text:p>
          </table:table-cell>
          <table:table-cell table:formula="of:=[$'Customer stats'.S11]" office:value-type="float" office:value="24.8184" calcext:value-type="float">
            <text:p>24.8184</text:p>
          </table:table-cell>
          <table:table-cell table:formula="of:=[$'Customer stats'.W11]" office:value-type="float" office:value="68.622" calcext:value-type="float">
            <text:p>68.622</text:p>
          </table:table-cell>
          <table:table-cell table:formula="of:=[$'Customer stats'.X11]" office:value-type="float" office:value="0" calcext:value-type="float">
            <text:p>0</text:p>
          </table:table-cell>
          <table:table-cell table:formula="of:=[$'Customer stats'.Y11]" office:value-type="float" office:value="47.518" calcext:value-type="float">
            <text:p>47.518</text:p>
          </table:table-cell>
          <table:table-cell table:formula="of:=[$'Customer stats'.AA11]" office:value-type="float" office:value="0.01" calcext:value-type="float">
            <text:p>0.01</text:p>
          </table:table-cell>
          <table:table-cell table:formula="of:=[$'Customer stats'.AB11]" office:value-type="float" office:value="21.104" calcext:value-type="float">
            <text:p>21.104</text:p>
          </table:table-cell>
          <table:table-cell table:formula="of:=[$'Customer stats'.AF11]" office:value-type="float" office:value="62.3382" calcext:value-type="float">
            <text:p>62.3382</text:p>
          </table:table-cell>
          <table:table-cell table:formula="of:=[$'Customer stats'.AG11]" office:value-type="float" office:value="0" calcext:value-type="float">
            <text:p>0</text:p>
          </table:table-cell>
          <table:table-cell table:formula="of:=[$'Customer stats'.AH11]" office:value-type="float" office:value="42.0072" calcext:value-type="float">
            <text:p>42.0072</text:p>
          </table:table-cell>
          <table:table-cell table:formula="of:=[$'Customer stats'.AJ11]" office:value-type="float" office:value="0.01" calcext:value-type="float">
            <text:p>0.01</text:p>
          </table:table-cell>
          <table:table-cell table:formula="of:=[$'Customer stats'.AK11]" office:value-type="float" office:value="20.331" calcext:value-type="float">
            <text:p>20.331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Customer stats'.E12]" office:value-type="float" office:value="69.0258" calcext:value-type="float">
            <text:p>69.0258</text:p>
          </table:table-cell>
          <table:table-cell table:formula="of:=[$'Customer stats'.F12]" office:value-type="float" office:value="0" calcext:value-type="float">
            <text:p>0</text:p>
          </table:table-cell>
          <table:table-cell table:formula="of:=[$'Customer stats'.G12]" office:value-type="float" office:value="50.002" calcext:value-type="float">
            <text:p>50.002</text:p>
          </table:table-cell>
          <table:table-cell table:formula="of:=[$'Customer stats'.I12]" office:value-type="float" office:value="0.03" calcext:value-type="float">
            <text:p>0.03</text:p>
          </table:table-cell>
          <table:table-cell table:formula="of:=[$'Customer stats'.J12]" office:value-type="float" office:value="19.0238" calcext:value-type="float">
            <text:p>19.0238</text:p>
          </table:table-cell>
          <table:table-cell table:formula="of:=[$'Customer stats'.N12]" office:value-type="float" office:value="63.6426" calcext:value-type="float">
            <text:p>63.6426</text:p>
          </table:table-cell>
          <table:table-cell table:formula="of:=[$'Customer stats'.O12]" office:value-type="float" office:value="0" calcext:value-type="float">
            <text:p>0</text:p>
          </table:table-cell>
          <table:table-cell table:formula="of:=[$'Customer stats'.P12]" office:value-type="float" office:value="45.6412" calcext:value-type="float">
            <text:p>45.6412</text:p>
          </table:table-cell>
          <table:table-cell table:formula="of:=[$'Customer stats'.R12]" office:value-type="float" office:value="0.04" calcext:value-type="float">
            <text:p>0.04</text:p>
          </table:table-cell>
          <table:table-cell table:formula="of:=[$'Customer stats'.S12]" office:value-type="float" office:value="18.0014" calcext:value-type="float">
            <text:p>18.0014</text:p>
          </table:table-cell>
          <table:table-cell table:formula="of:=[$'Customer stats'.W12]" office:value-type="float" office:value="57.4386" calcext:value-type="float">
            <text:p>57.4386</text:p>
          </table:table-cell>
          <table:table-cell table:formula="of:=[$'Customer stats'.X12]" office:value-type="float" office:value="0" calcext:value-type="float">
            <text:p>0</text:p>
          </table:table-cell>
          <table:table-cell table:formula="of:=[$'Customer stats'.Y12]" office:value-type="float" office:value="37.3428" calcext:value-type="float">
            <text:p>37.3428</text:p>
          </table:table-cell>
          <table:table-cell table:formula="of:=[$'Customer stats'.AA12]" office:value-type="float" office:value="0.01" calcext:value-type="float">
            <text:p>0.01</text:p>
          </table:table-cell>
          <table:table-cell table:formula="of:=[$'Customer stats'.AB12]" office:value-type="float" office:value="20.0958" calcext:value-type="float">
            <text:p>20.0958</text:p>
          </table:table-cell>
          <table:table-cell table:formula="of:=[$'Customer stats'.AF12]" office:value-type="float" office:value="46.8456" calcext:value-type="float">
            <text:p>46.8456</text:p>
          </table:table-cell>
          <table:table-cell table:formula="of:=[$'Customer stats'.AG12]" office:value-type="float" office:value="0" calcext:value-type="float">
            <text:p>0</text:p>
          </table:table-cell>
          <table:table-cell table:formula="of:=[$'Customer stats'.AH12]" office:value-type="float" office:value="42.8628" calcext:value-type="float">
            <text:p>42.8628</text:p>
          </table:table-cell>
          <table:table-cell table:formula="of:=[$'Customer stats'.AJ12]" office:value-type="float" office:value="0.01" calcext:value-type="float">
            <text:p>0.01</text:p>
          </table:table-cell>
          <table:table-cell table:formula="of:=[$'Customer stats'.AK12]" office:value-type="float" office:value="3.9828" calcext:value-type="float">
            <text:p>3.9828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Customer stats'.E13]" office:value-type="float" office:value="115.78" calcext:value-type="float">
            <text:p>115.78</text:p>
          </table:table-cell>
          <table:table-cell table:formula="of:=[$'Customer stats'.F13]" office:value-type="float" office:value="0" calcext:value-type="float">
            <text:p>0</text:p>
          </table:table-cell>
          <table:table-cell table:formula="of:=[$'Customer stats'.G13]" office:value-type="float" office:value="71.5668" calcext:value-type="float">
            <text:p>71.5668</text:p>
          </table:table-cell>
          <table:table-cell table:formula="of:=[$'Customer stats'.I13]" office:value-type="float" office:value="0.04" calcext:value-type="float">
            <text:p>0.04</text:p>
          </table:table-cell>
          <table:table-cell table:formula="of:=[$'Customer stats'.J13]" office:value-type="float" office:value="44.2128" calcext:value-type="float">
            <text:p>44.2128</text:p>
          </table:table-cell>
          <table:table-cell table:formula="of:=[$'Customer stats'.N13]" office:value-type="float" office:value="102.656" calcext:value-type="float">
            <text:p>102.656</text:p>
          </table:table-cell>
          <table:table-cell table:formula="of:=[$'Customer stats'.O13]" office:value-type="float" office:value="0" calcext:value-type="float">
            <text:p>0</text:p>
          </table:table-cell>
          <table:table-cell table:formula="of:=[$'Customer stats'.P13]" office:value-type="float" office:value="64.8048" calcext:value-type="float">
            <text:p>64.8048</text:p>
          </table:table-cell>
          <table:table-cell table:formula="of:=[$'Customer stats'.R13]" office:value-type="float" office:value="0.04" calcext:value-type="float">
            <text:p>0.04</text:p>
          </table:table-cell>
          <table:table-cell table:formula="of:=[$'Customer stats'.S13]" office:value-type="float" office:value="37.851" calcext:value-type="float">
            <text:p>37.851</text:p>
          </table:table-cell>
          <table:table-cell table:formula="of:=[$'Customer stats'.W13]" office:value-type="float" office:value="92.8608" calcext:value-type="float">
            <text:p>92.8608</text:p>
          </table:table-cell>
          <table:table-cell table:formula="of:=[$'Customer stats'.X13]" office:value-type="float" office:value="0" calcext:value-type="float">
            <text:p>0</text:p>
          </table:table-cell>
          <table:table-cell table:formula="of:=[$'Customer stats'.Y13]" office:value-type="float" office:value="60.4532" calcext:value-type="float">
            <text:p>60.4532</text:p>
          </table:table-cell>
          <table:table-cell table:formula="of:=[$'Customer stats'.AA13]" office:value-type="float" office:value="0.03" calcext:value-type="float">
            <text:p>0.03</text:p>
          </table:table-cell>
          <table:table-cell table:formula="of:=[$'Customer stats'.AB13]" office:value-type="float" office:value="32.4076" calcext:value-type="float">
            <text:p>32.4076</text:p>
          </table:table-cell>
          <table:table-cell table:formula="of:=[$'Customer stats'.AF13]" office:value-type="float" office:value="81.2076" calcext:value-type="float">
            <text:p>81.2076</text:p>
          </table:table-cell>
          <table:table-cell table:formula="of:=[$'Customer stats'.AG13]" office:value-type="float" office:value="0" calcext:value-type="float">
            <text:p>0</text:p>
          </table:table-cell>
          <table:table-cell table:formula="of:=[$'Customer stats'.AH13]" office:value-type="float" office:value="55.062" calcext:value-type="float">
            <text:p>55.062</text:p>
          </table:table-cell>
          <table:table-cell table:formula="of:=[$'Customer stats'.AJ13]" office:value-type="float" office:value="0.01" calcext:value-type="float">
            <text:p>0.01</text:p>
          </table:table-cell>
          <table:table-cell table:formula="of:=[$'Customer stats'.AK13]" office:value-type="float" office:value="26.1456" calcext:value-type="float">
            <text:p>26.1456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Customer stats'.E14]" office:value-type="float" office:value="90.8934" calcext:value-type="float">
            <text:p>90.8934</text:p>
          </table:table-cell>
          <table:table-cell table:formula="of:=[$'Customer stats'.F14]" office:value-type="float" office:value="0" calcext:value-type="float">
            <text:p>0</text:p>
          </table:table-cell>
          <table:table-cell table:formula="of:=[$'Customer stats'.G14]" office:value-type="float" office:value="59.6804" calcext:value-type="float">
            <text:p>59.6804</text:p>
          </table:table-cell>
          <table:table-cell table:formula="of:=[$'Customer stats'.I14]" office:value-type="float" office:value="0.04" calcext:value-type="float">
            <text:p>0.04</text:p>
          </table:table-cell>
          <table:table-cell table:formula="of:=[$'Customer stats'.J14]" office:value-type="float" office:value="31.213" calcext:value-type="float">
            <text:p>31.213</text:p>
          </table:table-cell>
          <table:table-cell table:formula="of:=[$'Customer stats'.N14]" office:value-type="float" office:value="84.564" calcext:value-type="float">
            <text:p>84.564</text:p>
          </table:table-cell>
          <table:table-cell table:formula="of:=[$'Customer stats'.O14]" office:value-type="float" office:value="0" calcext:value-type="float">
            <text:p>0</text:p>
          </table:table-cell>
          <table:table-cell table:formula="of:=[$'Customer stats'.P14]" office:value-type="float" office:value="56.9296" calcext:value-type="float">
            <text:p>56.9296</text:p>
          </table:table-cell>
          <table:table-cell table:formula="of:=[$'Customer stats'.R14]" office:value-type="float" office:value="0.03" calcext:value-type="float">
            <text:p>0.03</text:p>
          </table:table-cell>
          <table:table-cell table:formula="of:=[$'Customer stats'.S14]" office:value-type="float" office:value="27.6344" calcext:value-type="float">
            <text:p>27.6344</text:p>
          </table:table-cell>
          <table:table-cell table:formula="of:=[$'Customer stats'.W14]" office:value-type="float" office:value="71.8848" calcext:value-type="float">
            <text:p>71.8848</text:p>
          </table:table-cell>
          <table:table-cell table:formula="of:=[$'Customer stats'.X14]" office:value-type="float" office:value="0" calcext:value-type="float">
            <text:p>0</text:p>
          </table:table-cell>
          <table:table-cell table:formula="of:=[$'Customer stats'.Y14]" office:value-type="float" office:value="47.6192" calcext:value-type="float">
            <text:p>47.6192</text:p>
          </table:table-cell>
          <table:table-cell table:formula="of:=[$'Customer stats'.AA14]" office:value-type="float" office:value="0.01" calcext:value-type="float">
            <text:p>0.01</text:p>
          </table:table-cell>
          <table:table-cell table:formula="of:=[$'Customer stats'.AB14]" office:value-type="float" office:value="24.2656" calcext:value-type="float">
            <text:p>24.2656</text:p>
          </table:table-cell>
          <table:table-cell table:formula="of:=[$'Customer stats'.AF14]" office:value-type="float" office:value="57.9858" calcext:value-type="float">
            <text:p>57.9858</text:p>
          </table:table-cell>
          <table:table-cell table:formula="of:=[$'Customer stats'.AG14]" office:value-type="float" office:value="0" calcext:value-type="float">
            <text:p>0</text:p>
          </table:table-cell>
          <table:table-cell table:formula="of:=[$'Customer stats'.AH14]" office:value-type="float" office:value="34.5276" calcext:value-type="float">
            <text:p>34.5276</text:p>
          </table:table-cell>
          <table:table-cell table:formula="of:=[$'Customer stats'.AJ14]" office:value-type="float" office:value="0.01" calcext:value-type="float">
            <text:p>0.01</text:p>
          </table:table-cell>
          <table:table-cell table:formula="of:=[$'Customer stats'.AK14]" office:value-type="float" office:value="23.4582" calcext:value-type="float">
            <text:p>23.4582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Customer stats'.E15]" office:value-type="float" office:value="99.2952" calcext:value-type="float">
            <text:p>99.2952</text:p>
          </table:table-cell>
          <table:table-cell table:formula="of:=[$'Customer stats'.F15]" office:value-type="float" office:value="0" calcext:value-type="float">
            <text:p>0</text:p>
          </table:table-cell>
          <table:table-cell table:formula="of:=[$'Customer stats'.G15]" office:value-type="float" office:value="101.66" calcext:value-type="float">
            <text:p>101.66</text:p>
          </table:table-cell>
          <table:table-cell table:formula="of:=[$'Customer stats'.I15]" office:value-type="float" office:value="0.08" calcext:value-type="float">
            <text:p>0.08</text:p>
          </table:table-cell>
          <table:table-cell table:formula="of:=[$'Customer stats'.J15]" office:value-type="float" office:value="-2.3648" calcext:value-type="float">
            <text:p>-2.3648</text:p>
          </table:table-cell>
          <table:table-cell table:formula="of:=[$'Customer stats'.N15]" office:value-type="float" office:value="87.4824" calcext:value-type="float">
            <text:p>87.4824</text:p>
          </table:table-cell>
          <table:table-cell table:formula="of:=[$'Customer stats'.O15]" office:value-type="float" office:value="0" calcext:value-type="float">
            <text:p>0</text:p>
          </table:table-cell>
          <table:table-cell table:formula="of:=[$'Customer stats'.P15]" office:value-type="float" office:value="94.898" calcext:value-type="float">
            <text:p>94.898</text:p>
          </table:table-cell>
          <table:table-cell table:formula="of:=[$'Customer stats'.R15]" office:value-type="float" office:value="0.03" calcext:value-type="float">
            <text:p>0.03</text:p>
          </table:table-cell>
          <table:table-cell table:formula="of:=[$'Customer stats'.S15]" office:value-type="float" office:value="-7.4156" calcext:value-type="float">
            <text:p>-7.4156</text:p>
          </table:table-cell>
          <table:table-cell table:formula="of:=[$'Customer stats'.W15]" office:value-type="float" office:value="81.1872" calcext:value-type="float">
            <text:p>81.1872</text:p>
          </table:table-cell>
          <table:table-cell table:formula="of:=[$'Customer stats'.X15]" office:value-type="float" office:value="0" calcext:value-type="float">
            <text:p>0</text:p>
          </table:table-cell>
          <table:table-cell table:formula="of:=[$'Customer stats'.Y15]" office:value-type="float" office:value="64.4184" calcext:value-type="float">
            <text:p>64.4184</text:p>
          </table:table-cell>
          <table:table-cell table:formula="of:=[$'Customer stats'.AA15]" office:value-type="float" office:value="0.04" calcext:value-type="float">
            <text:p>0.04</text:p>
          </table:table-cell>
          <table:table-cell table:formula="of:=[$'Customer stats'.AB15]" office:value-type="float" office:value="16.7688" calcext:value-type="float">
            <text:p>16.7688</text:p>
          </table:table-cell>
          <table:table-cell table:formula="of:=[$'Customer stats'.AF15]" office:value-type="float" office:value="69.363" calcext:value-type="float">
            <text:p>69.363</text:p>
          </table:table-cell>
          <table:table-cell table:formula="of:=[$'Customer stats'.AG15]" office:value-type="float" office:value="0" calcext:value-type="float">
            <text:p>0</text:p>
          </table:table-cell>
          <table:table-cell table:formula="of:=[$'Customer stats'.AH15]" office:value-type="float" office:value="59.7448" calcext:value-type="float">
            <text:p>59.7448</text:p>
          </table:table-cell>
          <table:table-cell table:formula="of:=[$'Customer stats'.AJ15]" office:value-type="float" office:value="0.02" calcext:value-type="float">
            <text:p>0.02</text:p>
          </table:table-cell>
          <table:table-cell table:formula="of:=[$'Customer stats'.AK15]" office:value-type="float" office:value="9.6182" calcext:value-type="float">
            <text:p>9.6182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Customer stats'.E16]" office:value-type="float" office:value="96.5022" calcext:value-type="float">
            <text:p>96.5022</text:p>
          </table:table-cell>
          <table:table-cell table:formula="of:=[$'Customer stats'.F16]" office:value-type="float" office:value="0" calcext:value-type="float">
            <text:p>0</text:p>
          </table:table-cell>
          <table:table-cell table:formula="of:=[$'Customer stats'.G16]" office:value-type="float" office:value="51.5844" calcext:value-type="float">
            <text:p>51.5844</text:p>
          </table:table-cell>
          <table:table-cell table:formula="of:=[$'Customer stats'.I16]" office:value-type="float" office:value="0.04" calcext:value-type="float">
            <text:p>0.04</text:p>
          </table:table-cell>
          <table:table-cell table:formula="of:=[$'Customer stats'.J16]" office:value-type="float" office:value="44.9178" calcext:value-type="float">
            <text:p>44.9178</text:p>
          </table:table-cell>
          <table:table-cell table:formula="of:=[$'Customer stats'.N16]" office:value-type="float" office:value="86.0118" calcext:value-type="float">
            <text:p>86.0118</text:p>
          </table:table-cell>
          <table:table-cell table:formula="of:=[$'Customer stats'.O16]" office:value-type="float" office:value="0" calcext:value-type="float">
            <text:p>0</text:p>
          </table:table-cell>
          <table:table-cell table:formula="of:=[$'Customer stats'.P16]" office:value-type="float" office:value="44.8132" calcext:value-type="float">
            <text:p>44.8132</text:p>
          </table:table-cell>
          <table:table-cell table:formula="of:=[$'Customer stats'.R16]" office:value-type="float" office:value="0.03" calcext:value-type="float">
            <text:p>0.03</text:p>
          </table:table-cell>
          <table:table-cell table:formula="of:=[$'Customer stats'.S16]" office:value-type="float" office:value="41.1986" calcext:value-type="float">
            <text:p>41.1986</text:p>
          </table:table-cell>
          <table:table-cell table:formula="of:=[$'Customer stats'.W16]" office:value-type="float" office:value="78.7362" calcext:value-type="float">
            <text:p>78.7362</text:p>
          </table:table-cell>
          <table:table-cell table:formula="of:=[$'Customer stats'.X16]" office:value-type="float" office:value="0" calcext:value-type="float">
            <text:p>0</text:p>
          </table:table-cell>
          <table:table-cell table:formula="of:=[$'Customer stats'.Y16]" office:value-type="float" office:value="37.0484" calcext:value-type="float">
            <text:p>37.0484</text:p>
          </table:table-cell>
          <table:table-cell table:formula="of:=[$'Customer stats'.AA16]" office:value-type="float" office:value="0.03" calcext:value-type="float">
            <text:p>0.03</text:p>
          </table:table-cell>
          <table:table-cell table:formula="of:=[$'Customer stats'.AB16]" office:value-type="float" office:value="41.6878" calcext:value-type="float">
            <text:p>41.6878</text:p>
          </table:table-cell>
          <table:table-cell table:formula="of:=[$'Customer stats'.AF16]" office:value-type="float" office:value="68.8386" calcext:value-type="float">
            <text:p>68.8386</text:p>
          </table:table-cell>
          <table:table-cell table:formula="of:=[$'Customer stats'.AG16]" office:value-type="float" office:value="0" calcext:value-type="float">
            <text:p>0</text:p>
          </table:table-cell>
          <table:table-cell table:formula="of:=[$'Customer stats'.AH16]" office:value-type="float" office:value="34.3252" calcext:value-type="float">
            <text:p>34.3252</text:p>
          </table:table-cell>
          <table:table-cell table:formula="of:=[$'Customer stats'.AJ16]" office:value-type="float" office:value="0.01" calcext:value-type="float">
            <text:p>0.01</text:p>
          </table:table-cell>
          <table:table-cell table:formula="of:=[$'Customer stats'.AK16]" office:value-type="float" office:value="34.5134" calcext:value-type="float">
            <text:p>34.5134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Customer stats'.E17]" office:value-type="float" office:value="89.913" calcext:value-type="float">
            <text:p>89.913</text:p>
          </table:table-cell>
          <table:table-cell table:formula="of:=[$'Customer stats'.F17]" office:value-type="float" office:value="0" calcext:value-type="float">
            <text:p>0</text:p>
          </table:table-cell>
          <table:table-cell table:formula="of:=[$'Customer stats'.G17]" office:value-type="float" office:value="59.3032" calcext:value-type="float">
            <text:p>59.3032</text:p>
          </table:table-cell>
          <table:table-cell table:formula="of:=[$'Customer stats'.I17]" office:value-type="float" office:value="0.05" calcext:value-type="float">
            <text:p>0.05</text:p>
          </table:table-cell>
          <table:table-cell table:formula="of:=[$'Customer stats'.J17]" office:value-type="float" office:value="30.6098" calcext:value-type="float">
            <text:p>30.6098</text:p>
          </table:table-cell>
          <table:table-cell table:formula="of:=[$'Customer stats'.N17]" office:value-type="float" office:value="82.8312" calcext:value-type="float">
            <text:p>82.8312</text:p>
          </table:table-cell>
          <table:table-cell table:formula="of:=[$'Customer stats'.O17]" office:value-type="float" office:value="0" calcext:value-type="float">
            <text:p>0</text:p>
          </table:table-cell>
          <table:table-cell table:formula="of:=[$'Customer stats'.P17]" office:value-type="float" office:value="55.3932" calcext:value-type="float">
            <text:p>55.3932</text:p>
          </table:table-cell>
          <table:table-cell table:formula="of:=[$'Customer stats'.R17]" office:value-type="float" office:value="0.04" calcext:value-type="float">
            <text:p>0.04</text:p>
          </table:table-cell>
          <table:table-cell table:formula="of:=[$'Customer stats'.S17]" office:value-type="float" office:value="27.438" calcext:value-type="float">
            <text:p>27.438</text:p>
          </table:table-cell>
          <table:table-cell table:formula="of:=[$'Customer stats'.W17]" office:value-type="float" office:value="71.3376" calcext:value-type="float">
            <text:p>71.3376</text:p>
          </table:table-cell>
          <table:table-cell table:formula="of:=[$'Customer stats'.X17]" office:value-type="float" office:value="0" calcext:value-type="float">
            <text:p>0</text:p>
          </table:table-cell>
          <table:table-cell table:formula="of:=[$'Customer stats'.Y17]" office:value-type="float" office:value="51.06" calcext:value-type="float">
            <text:p>51.06</text:p>
          </table:table-cell>
          <table:table-cell table:formula="of:=[$'Customer stats'.AA17]" office:value-type="float" office:value="0.01" calcext:value-type="float">
            <text:p>0.01</text:p>
          </table:table-cell>
          <table:table-cell table:formula="of:=[$'Customer stats'.AB17]" office:value-type="float" office:value="20.2776" calcext:value-type="float">
            <text:p>20.2776</text:p>
          </table:table-cell>
          <table:table-cell table:formula="of:=[$'Customer stats'.AF17]" office:value-type="float" office:value="62.8308" calcext:value-type="float">
            <text:p>62.8308</text:p>
          </table:table-cell>
          <table:table-cell table:formula="of:=[$'Customer stats'.AG17]" office:value-type="float" office:value="0" calcext:value-type="float">
            <text:p>0</text:p>
          </table:table-cell>
          <table:table-cell table:formula="of:=[$'Customer stats'.AH17]" office:value-type="float" office:value="43.9852" calcext:value-type="float">
            <text:p>43.9852</text:p>
          </table:table-cell>
          <table:table-cell table:formula="of:=[$'Customer stats'.AJ17]" office:value-type="float" office:value="0.02" calcext:value-type="float">
            <text:p>0.02</text:p>
          </table:table-cell>
          <table:table-cell table:formula="of:=[$'Customer stats'.AK17]" office:value-type="float" office:value="18.8456" calcext:value-type="float">
            <text:p>18.8456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Customer stats'.E18]" office:value-type="float" office:value="105.953" calcext:value-type="float">
            <text:p>105.953</text:p>
          </table:table-cell>
          <table:table-cell table:formula="of:=[$'Customer stats'.F18]" office:value-type="float" office:value="0" calcext:value-type="float">
            <text:p>0</text:p>
          </table:table-cell>
          <table:table-cell table:formula="of:=[$'Customer stats'.G18]" office:value-type="float" office:value="65.8352" calcext:value-type="float">
            <text:p>65.8352</text:p>
          </table:table-cell>
          <table:table-cell table:formula="of:=[$'Customer stats'.I18]" office:value-type="float" office:value="0.03" calcext:value-type="float">
            <text:p>0.03</text:p>
          </table:table-cell>
          <table:table-cell table:formula="of:=[$'Customer stats'.J18]" office:value-type="float" office:value="40.1176" calcext:value-type="float">
            <text:p>40.1176</text:p>
          </table:table-cell>
          <table:table-cell table:formula="of:=[$'Customer stats'.N18]" office:value-type="float" office:value="94.2426" calcext:value-type="float">
            <text:p>94.2426</text:p>
          </table:table-cell>
          <table:table-cell table:formula="of:=[$'Customer stats'.O18]" office:value-type="float" office:value="0" calcext:value-type="float">
            <text:p>0</text:p>
          </table:table-cell>
          <table:table-cell table:formula="of:=[$'Customer stats'.P18]" office:value-type="float" office:value="64.124" calcext:value-type="float">
            <text:p>64.124</text:p>
          </table:table-cell>
          <table:table-cell table:formula="of:=[$'Customer stats'.R18]" office:value-type="float" office:value="0.04" calcext:value-type="float">
            <text:p>0.04</text:p>
          </table:table-cell>
          <table:table-cell table:formula="of:=[$'Customer stats'.S18]" office:value-type="float" office:value="30.1186" calcext:value-type="float">
            <text:p>30.1186</text:p>
          </table:table-cell>
          <table:table-cell table:formula="of:=[$'Customer stats'.W18]" office:value-type="float" office:value="83.1024" calcext:value-type="float">
            <text:p>83.1024</text:p>
          </table:table-cell>
          <table:table-cell table:formula="of:=[$'Customer stats'.X18]" office:value-type="float" office:value="0" calcext:value-type="float">
            <text:p>0</text:p>
          </table:table-cell>
          <table:table-cell table:formula="of:=[$'Customer stats'.Y18]" office:value-type="float" office:value="58.5396" calcext:value-type="float">
            <text:p>58.5396</text:p>
          </table:table-cell>
          <table:table-cell table:formula="of:=[$'Customer stats'.AA18]" office:value-type="float" office:value="0.03" calcext:value-type="float">
            <text:p>0.03</text:p>
          </table:table-cell>
          <table:table-cell table:formula="of:=[$'Customer stats'.AB18]" office:value-type="float" office:value="24.5628" calcext:value-type="float">
            <text:p>24.5628</text:p>
          </table:table-cell>
          <table:table-cell table:formula="of:=[$'Customer stats'.AF18]" office:value-type="float" office:value="73.182" calcext:value-type="float">
            <text:p>73.182</text:p>
          </table:table-cell>
          <table:table-cell table:formula="of:=[$'Customer stats'.AG18]" office:value-type="float" office:value="0" calcext:value-type="float">
            <text:p>0</text:p>
          </table:table-cell>
          <table:table-cell table:formula="of:=[$'Customer stats'.AH18]" office:value-type="float" office:value="53.0104" calcext:value-type="float">
            <text:p>53.0104</text:p>
          </table:table-cell>
          <table:table-cell table:formula="of:=[$'Customer stats'.AJ18]" office:value-type="float" office:value="0.03" calcext:value-type="float">
            <text:p>0.03</text:p>
          </table:table-cell>
          <table:table-cell table:formula="of:=[$'Customer stats'.AK18]" office:value-type="float" office:value="20.1716" calcext:value-type="float">
            <text:p>20.1716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Customer stats'.E19]" office:value-type="float" office:value="88.5906" calcext:value-type="float">
            <text:p>88.5906</text:p>
          </table:table-cell>
          <table:table-cell table:formula="of:=[$'Customer stats'.F19]" office:value-type="float" office:value="0" calcext:value-type="float">
            <text:p>0</text:p>
          </table:table-cell>
          <table:table-cell table:formula="of:=[$'Customer stats'.G19]" office:value-type="float" office:value="59.708" calcext:value-type="float">
            <text:p>59.708</text:p>
          </table:table-cell>
          <table:table-cell table:formula="of:=[$'Customer stats'.I19]" office:value-type="float" office:value="0.05" calcext:value-type="float">
            <text:p>0.05</text:p>
          </table:table-cell>
          <table:table-cell table:formula="of:=[$'Customer stats'.J19]" office:value-type="float" office:value="28.8826" calcext:value-type="float">
            <text:p>28.8826</text:p>
          </table:table-cell>
          <table:table-cell table:formula="of:=[$'Customer stats'.N19]" office:value-type="float" office:value="81.0528" calcext:value-type="float">
            <text:p>81.0528</text:p>
          </table:table-cell>
          <table:table-cell table:formula="of:=[$'Customer stats'.O19]" office:value-type="float" office:value="0" calcext:value-type="float">
            <text:p>0</text:p>
          </table:table-cell>
          <table:table-cell table:formula="of:=[$'Customer stats'.P19]" office:value-type="float" office:value="54.326" calcext:value-type="float">
            <text:p>54.326</text:p>
          </table:table-cell>
          <table:table-cell table:formula="of:=[$'Customer stats'.R19]" office:value-type="float" office:value="0.03" calcext:value-type="float">
            <text:p>0.03</text:p>
          </table:table-cell>
          <table:table-cell table:formula="of:=[$'Customer stats'.S19]" office:value-type="float" office:value="26.7268" calcext:value-type="float">
            <text:p>26.7268</text:p>
          </table:table-cell>
          <table:table-cell table:formula="of:=[$'Customer stats'.W19]" office:value-type="float" office:value="70.0152" calcext:value-type="float">
            <text:p>70.0152</text:p>
          </table:table-cell>
          <table:table-cell table:formula="of:=[$'Customer stats'.X19]" office:value-type="float" office:value="0" calcext:value-type="float">
            <text:p>0</text:p>
          </table:table-cell>
          <table:table-cell table:formula="of:=[$'Customer stats'.Y19]" office:value-type="float" office:value="57.6932" calcext:value-type="float">
            <text:p>57.6932</text:p>
          </table:table-cell>
          <table:table-cell table:formula="of:=[$'Customer stats'.AA19]" office:value-type="float" office:value="0.03" calcext:value-type="float">
            <text:p>0.03</text:p>
          </table:table-cell>
          <table:table-cell table:formula="of:=[$'Customer stats'.AB19]" office:value-type="float" office:value="12.322" calcext:value-type="float">
            <text:p>12.322</text:p>
          </table:table-cell>
          <table:table-cell table:formula="of:=[$'Customer stats'.AF19]" office:value-type="float" office:value="59.7984" calcext:value-type="float">
            <text:p>59.7984</text:p>
          </table:table-cell>
          <table:table-cell table:formula="of:=[$'Customer stats'.AG19]" office:value-type="float" office:value="0" calcext:value-type="float">
            <text:p>0</text:p>
          </table:table-cell>
          <table:table-cell table:formula="of:=[$'Customer stats'.AH19]" office:value-type="float" office:value="46.3404" calcext:value-type="float">
            <text:p>46.3404</text:p>
          </table:table-cell>
          <table:table-cell table:formula="of:=[$'Customer stats'.AJ19]" office:value-type="float" office:value="0.03" calcext:value-type="float">
            <text:p>0.03</text:p>
          </table:table-cell>
          <table:table-cell table:formula="of:=[$'Customer stats'.AK19]" office:value-type="float" office:value="13.458" calcext:value-type="float">
            <text:p>13.458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Customer stats'.E20]" office:value-type="float" office:value="79.5162" calcext:value-type="float">
            <text:p>79.5162</text:p>
          </table:table-cell>
          <table:table-cell table:formula="of:=[$'Customer stats'.F20]" office:value-type="float" office:value="0" calcext:value-type="float">
            <text:p>0</text:p>
          </table:table-cell>
          <table:table-cell table:formula="of:=[$'Customer stats'.G20]" office:value-type="float" office:value="70.1316" calcext:value-type="float">
            <text:p>70.1316</text:p>
          </table:table-cell>
          <table:table-cell table:formula="of:=[$'Customer stats'.I20]" office:value-type="float" office:value="0.08" calcext:value-type="float">
            <text:p>0.08</text:p>
          </table:table-cell>
          <table:table-cell table:formula="of:=[$'Customer stats'.J20]" office:value-type="float" office:value="9.3846" calcext:value-type="float">
            <text:p>9.3846</text:p>
          </table:table-cell>
          <table:table-cell table:formula="of:=[$'Customer stats'.N20]" office:value-type="float" office:value="73.563" calcext:value-type="float">
            <text:p>73.563</text:p>
          </table:table-cell>
          <table:table-cell table:formula="of:=[$'Customer stats'.O20]" office:value-type="float" office:value="0" calcext:value-type="float">
            <text:p>0</text:p>
          </table:table-cell>
          <table:table-cell table:formula="of:=[$'Customer stats'.P20]" office:value-type="float" office:value="65.0992" calcext:value-type="float">
            <text:p>65.0992</text:p>
          </table:table-cell>
          <table:table-cell table:formula="of:=[$'Customer stats'.R20]" office:value-type="float" office:value="0.13" calcext:value-type="float">
            <text:p>0.13</text:p>
          </table:table-cell>
          <table:table-cell table:formula="of:=[$'Customer stats'.S20]" office:value-type="float" office:value="8.4638" calcext:value-type="float">
            <text:p>8.4638</text:p>
          </table:table-cell>
          <table:table-cell table:formula="of:=[$'Customer stats'.W20]" office:value-type="float" office:value="67.4502" calcext:value-type="float">
            <text:p>67.4502</text:p>
          </table:table-cell>
          <table:table-cell table:formula="of:=[$'Customer stats'.X20]" office:value-type="float" office:value="0" calcext:value-type="float">
            <text:p>0</text:p>
          </table:table-cell>
          <table:table-cell table:formula="of:=[$'Customer stats'.Y20]" office:value-type="float" office:value="54.5192" calcext:value-type="float">
            <text:p>54.5192</text:p>
          </table:table-cell>
          <table:table-cell table:formula="of:=[$'Customer stats'.AA20]" office:value-type="float" office:value="0.03" calcext:value-type="float">
            <text:p>0.03</text:p>
          </table:table-cell>
          <table:table-cell table:formula="of:=[$'Customer stats'.AB20]" office:value-type="float" office:value="12.931" calcext:value-type="float">
            <text:p>12.931</text:p>
          </table:table-cell>
          <table:table-cell table:formula="of:=[$'Customer stats'.AF20]" office:value-type="float" office:value="60.9156" calcext:value-type="float">
            <text:p>60.9156</text:p>
          </table:table-cell>
          <table:table-cell table:formula="of:=[$'Customer stats'.AG20]" office:value-type="float" office:value="0" calcext:value-type="float">
            <text:p>0</text:p>
          </table:table-cell>
          <table:table-cell table:formula="of:=[$'Customer stats'.AH20]" office:value-type="float" office:value="51.658" calcext:value-type="float">
            <text:p>51.658</text:p>
          </table:table-cell>
          <table:table-cell table:formula="of:=[$'Customer stats'.AJ20]" office:value-type="float" office:value="0.01" calcext:value-type="float">
            <text:p>0.01</text:p>
          </table:table-cell>
          <table:table-cell table:formula="of:=[$'Customer stats'.AK20]" office:value-type="float" office:value="9.2576" calcext:value-type="float">
            <text:p>9.2576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Customer stats'.E21]" office:value-type="float" office:value="88.6704" calcext:value-type="float">
            <text:p>88.6704</text:p>
          </table:table-cell>
          <table:table-cell table:formula="of:=[$'Customer stats'.F21]" office:value-type="float" office:value="0" calcext:value-type="float">
            <text:p>0</text:p>
          </table:table-cell>
          <table:table-cell table:formula="of:=[$'Customer stats'.G21]" office:value-type="float" office:value="49.2384" calcext:value-type="float">
            <text:p>49.2384</text:p>
          </table:table-cell>
          <table:table-cell table:formula="of:=[$'Customer stats'.I21]" office:value-type="float" office:value="0.05" calcext:value-type="float">
            <text:p>0.05</text:p>
          </table:table-cell>
          <table:table-cell table:formula="of:=[$'Customer stats'.J21]" office:value-type="float" office:value="39.432" calcext:value-type="float">
            <text:p>39.432</text:p>
          </table:table-cell>
          <table:table-cell table:formula="of:=[$'Customer stats'.N21]" office:value-type="float" office:value="83.1162" calcext:value-type="float">
            <text:p>83.1162</text:p>
          </table:table-cell>
          <table:table-cell table:formula="of:=[$'Customer stats'.O21]" office:value-type="float" office:value="0" calcext:value-type="float">
            <text:p>0</text:p>
          </table:table-cell>
          <table:table-cell table:formula="of:=[$'Customer stats'.P21]" office:value-type="float" office:value="44.7764" calcext:value-type="float">
            <text:p>44.7764</text:p>
          </table:table-cell>
          <table:table-cell table:formula="of:=[$'Customer stats'.R21]" office:value-type="float" office:value="0.03" calcext:value-type="float">
            <text:p>0.03</text:p>
          </table:table-cell>
          <table:table-cell table:formula="of:=[$'Customer stats'.S21]" office:value-type="float" office:value="38.3398" calcext:value-type="float">
            <text:p>38.3398</text:p>
          </table:table-cell>
          <table:table-cell table:formula="of:=[$'Customer stats'.W21]" office:value-type="float" office:value="75.852" calcext:value-type="float">
            <text:p>75.852</text:p>
          </table:table-cell>
          <table:table-cell table:formula="of:=[$'Customer stats'.X21]" office:value-type="float" office:value="0" calcext:value-type="float">
            <text:p>0</text:p>
          </table:table-cell>
          <table:table-cell table:formula="of:=[$'Customer stats'.Y21]" office:value-type="float" office:value="43.8748" calcext:value-type="float">
            <text:p>43.8748</text:p>
          </table:table-cell>
          <table:table-cell table:formula="of:=[$'Customer stats'.AA21]" office:value-type="float" office:value="0.01" calcext:value-type="float">
            <text:p>0.01</text:p>
          </table:table-cell>
          <table:table-cell table:formula="of:=[$'Customer stats'.AB21]" office:value-type="float" office:value="31.9772" calcext:value-type="float">
            <text:p>31.9772</text:p>
          </table:table-cell>
          <table:table-cell table:formula="of:=[$'Customer stats'.AF21]" office:value-type="float" office:value="63.4806" calcext:value-type="float">
            <text:p>63.4806</text:p>
          </table:table-cell>
          <table:table-cell table:formula="of:=[$'Customer stats'.AG21]" office:value-type="float" office:value="0" calcext:value-type="float">
            <text:p>0</text:p>
          </table:table-cell>
          <table:table-cell table:formula="of:=[$'Customer stats'.AH21]" office:value-type="float" office:value="39.3116" calcext:value-type="float">
            <text:p>39.3116</text:p>
          </table:table-cell>
          <table:table-cell table:formula="of:=[$'Customer stats'.AJ21]" office:value-type="float" office:value="0.01" calcext:value-type="float">
            <text:p>0.01</text:p>
          </table:table-cell>
          <table:table-cell table:formula="of:=[$'Customer stats'.AK21]" office:value-type="float" office:value="24.169" calcext:value-type="float">
            <text:p>24.169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Customer stats'.E22]" office:value-type="float" office:value="94.302" calcext:value-type="float">
            <text:p>94.302</text:p>
          </table:table-cell>
          <table:table-cell table:formula="of:=[$'Customer stats'.F22]" office:value-type="float" office:value="0" calcext:value-type="float">
            <text:p>0</text:p>
          </table:table-cell>
          <table:table-cell table:formula="of:=[$'Customer stats'.G22]" office:value-type="float" office:value="50.3424" calcext:value-type="float">
            <text:p>50.3424</text:p>
          </table:table-cell>
          <table:table-cell table:formula="of:=[$'Customer stats'.I22]" office:value-type="float" office:value="0.04" calcext:value-type="float">
            <text:p>0.04</text:p>
          </table:table-cell>
          <table:table-cell table:formula="of:=[$'Customer stats'.J22]" office:value-type="float" office:value="43.9596" calcext:value-type="float">
            <text:p>43.9596</text:p>
          </table:table-cell>
          <table:table-cell table:formula="of:=[$'Customer stats'.N22]" office:value-type="float" office:value="84.4386" calcext:value-type="float">
            <text:p>84.4386</text:p>
          </table:table-cell>
          <table:table-cell table:formula="of:=[$'Customer stats'.O22]" office:value-type="float" office:value="0" calcext:value-type="float">
            <text:p>0</text:p>
          </table:table-cell>
          <table:table-cell table:formula="of:=[$'Customer stats'.P22]" office:value-type="float" office:value="44.6384" calcext:value-type="float">
            <text:p>44.6384</text:p>
          </table:table-cell>
          <table:table-cell table:formula="of:=[$'Customer stats'.R22]" office:value-type="float" office:value="0.06" calcext:value-type="float">
            <text:p>0.06</text:p>
          </table:table-cell>
          <table:table-cell table:formula="of:=[$'Customer stats'.S22]" office:value-type="float" office:value="39.8002" calcext:value-type="float">
            <text:p>39.8002</text:p>
          </table:table-cell>
          <table:table-cell table:formula="of:=[$'Customer stats'.W22]" office:value-type="float" office:value="74.256" calcext:value-type="float">
            <text:p>74.256</text:p>
          </table:table-cell>
          <table:table-cell table:formula="of:=[$'Customer stats'.X22]" office:value-type="float" office:value="0" calcext:value-type="float">
            <text:p>0</text:p>
          </table:table-cell>
          <table:table-cell table:formula="of:=[$'Customer stats'.Y22]" office:value-type="float" office:value="40.0752" calcext:value-type="float">
            <text:p>40.0752</text:p>
          </table:table-cell>
          <table:table-cell table:formula="of:=[$'Customer stats'.AA22]" office:value-type="float" office:value="0.03" calcext:value-type="float">
            <text:p>0.03</text:p>
          </table:table-cell>
          <table:table-cell table:formula="of:=[$'Customer stats'.AB22]" office:value-type="float" office:value="34.1808" calcext:value-type="float">
            <text:p>34.1808</text:p>
          </table:table-cell>
          <table:table-cell table:formula="of:=[$'Customer stats'.AF22]" office:value-type="float" office:value="63.2754" calcext:value-type="float">
            <text:p>63.2754</text:p>
          </table:table-cell>
          <table:table-cell table:formula="of:=[$'Customer stats'.AG22]" office:value-type="float" office:value="0" calcext:value-type="float">
            <text:p>0</text:p>
          </table:table-cell>
          <table:table-cell table:formula="of:=[$'Customer stats'.AH22]" office:value-type="float" office:value="30.5808" calcext:value-type="float">
            <text:p>30.5808</text:p>
          </table:table-cell>
          <table:table-cell table:formula="of:=[$'Customer stats'.AJ22]" office:value-type="float" office:value="0.02" calcext:value-type="float">
            <text:p>0.02</text:p>
          </table:table-cell>
          <table:table-cell table:formula="of:=[$'Customer stats'.AK22]" office:value-type="float" office:value="32.6946" calcext:value-type="float">
            <text:p>32.6946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Customer stats'.E23]" office:value-type="float" office:value="100.449" calcext:value-type="float">
            <text:p>100.449</text:p>
          </table:table-cell>
          <table:table-cell table:formula="of:=[$'Customer stats'.F23]" office:value-type="float" office:value="0" calcext:value-type="float">
            <text:p>0</text:p>
          </table:table-cell>
          <table:table-cell table:formula="of:=[$'Customer stats'.G23]" office:value-type="float" office:value="83.2324" calcext:value-type="float">
            <text:p>83.2324</text:p>
          </table:table-cell>
          <table:table-cell table:formula="of:=[$'Customer stats'.I23]" office:value-type="float" office:value="0.06" calcext:value-type="float">
            <text:p>0.06</text:p>
          </table:table-cell>
          <table:table-cell table:formula="of:=[$'Customer stats'.J23]" office:value-type="float" office:value="17.2166" calcext:value-type="float">
            <text:p>17.2166</text:p>
          </table:table-cell>
          <table:table-cell table:formula="of:=[$'Customer stats'.N23]" office:value-type="float" office:value="93.8574" calcext:value-type="float">
            <text:p>93.8574</text:p>
          </table:table-cell>
          <table:table-cell table:formula="of:=[$'Customer stats'.O23]" office:value-type="float" office:value="0" calcext:value-type="float">
            <text:p>0</text:p>
          </table:table-cell>
          <table:table-cell table:formula="of:=[$'Customer stats'.P23]" office:value-type="float" office:value="77.786" calcext:value-type="float">
            <text:p>77.786</text:p>
          </table:table-cell>
          <table:table-cell table:formula="of:=[$'Customer stats'.R23]" office:value-type="float" office:value="0.05" calcext:value-type="float">
            <text:p>0.05</text:p>
          </table:table-cell>
          <table:table-cell table:formula="of:=[$'Customer stats'.S23]" office:value-type="float" office:value="16.0714" calcext:value-type="float">
            <text:p>16.0714</text:p>
          </table:table-cell>
          <table:table-cell table:formula="of:=[$'Customer stats'.W23]" office:value-type="float" office:value="81.5772" calcext:value-type="float">
            <text:p>81.5772</text:p>
          </table:table-cell>
          <table:table-cell table:formula="of:=[$'Customer stats'.X23]" office:value-type="float" office:value="0" calcext:value-type="float">
            <text:p>0</text:p>
          </table:table-cell>
          <table:table-cell table:formula="of:=[$'Customer stats'.Y23]" office:value-type="float" office:value="70.9688" calcext:value-type="float">
            <text:p>70.9688</text:p>
          </table:table-cell>
          <table:table-cell table:formula="of:=[$'Customer stats'.AA23]" office:value-type="float" office:value="0.03" calcext:value-type="float">
            <text:p>0.03</text:p>
          </table:table-cell>
          <table:table-cell table:formula="of:=[$'Customer stats'.AB23]" office:value-type="float" office:value="10.6084" calcext:value-type="float">
            <text:p>10.6084</text:p>
          </table:table-cell>
          <table:table-cell table:formula="of:=[$'Customer stats'.AF23]" office:value-type="float" office:value="64.8714" calcext:value-type="float">
            <text:p>64.8714</text:p>
          </table:table-cell>
          <table:table-cell table:formula="of:=[$'Customer stats'.AG23]" office:value-type="float" office:value="0" calcext:value-type="float">
            <text:p>0</text:p>
          </table:table-cell>
          <table:table-cell table:formula="of:=[$'Customer stats'.AH23]" office:value-type="float" office:value="52.8724" calcext:value-type="float">
            <text:p>52.8724</text:p>
          </table:table-cell>
          <table:table-cell table:formula="of:=[$'Customer stats'.AJ23]" office:value-type="float" office:value="0.01" calcext:value-type="float">
            <text:p>0.01</text:p>
          </table:table-cell>
          <table:table-cell table:formula="of:=[$'Customer stats'.AK23]" office:value-type="float" office:value="11.999" calcext:value-type="float">
            <text:p>11.999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Customer stats'.E24]" office:value-type="float" office:value="95.6724" calcext:value-type="float">
            <text:p>95.6724</text:p>
          </table:table-cell>
          <table:table-cell table:formula="of:=[$'Customer stats'.F24]" office:value-type="float" office:value="0" calcext:value-type="float">
            <text:p>0</text:p>
          </table:table-cell>
          <table:table-cell table:formula="of:=[$'Customer stats'.G24]" office:value-type="float" office:value="77.4548" calcext:value-type="float">
            <text:p>77.4548</text:p>
          </table:table-cell>
          <table:table-cell table:formula="of:=[$'Customer stats'.I24]" office:value-type="float" office:value="0.09" calcext:value-type="float">
            <text:p>0.09</text:p>
          </table:table-cell>
          <table:table-cell table:formula="of:=[$'Customer stats'.J24]" office:value-type="float" office:value="18.2176" calcext:value-type="float">
            <text:p>18.2176</text:p>
          </table:table-cell>
          <table:table-cell table:formula="of:=[$'Customer stats'.N24]" office:value-type="float" office:value="93.8574" calcext:value-type="float">
            <text:p>93.8574</text:p>
          </table:table-cell>
          <table:table-cell table:formula="of:=[$'Customer stats'.O24]" office:value-type="float" office:value="0" calcext:value-type="float">
            <text:p>0</text:p>
          </table:table-cell>
          <table:table-cell table:formula="of:=[$'Customer stats'.P24]" office:value-type="float" office:value="68.8068" calcext:value-type="float">
            <text:p>68.8068</text:p>
          </table:table-cell>
          <table:table-cell table:formula="of:=[$'Customer stats'.R24]" office:value-type="float" office:value="0.06" calcext:value-type="float">
            <text:p>0.06</text:p>
          </table:table-cell>
          <table:table-cell table:formula="of:=[$'Customer stats'.S24]" office:value-type="float" office:value="25.0506" calcext:value-type="float">
            <text:p>25.0506</text:p>
          </table:table-cell>
          <table:table-cell table:formula="of:=[$'Customer stats'.W24]" office:value-type="float" office:value="76.3446" calcext:value-type="float">
            <text:p>76.3446</text:p>
          </table:table-cell>
          <table:table-cell table:formula="of:=[$'Customer stats'.X24]" office:value-type="float" office:value="0" calcext:value-type="float">
            <text:p>0</text:p>
          </table:table-cell>
          <table:table-cell table:formula="of:=[$'Customer stats'.Y24]" office:value-type="float" office:value="66.0928" calcext:value-type="float">
            <text:p>66.0928</text:p>
          </table:table-cell>
          <table:table-cell table:formula="of:=[$'Customer stats'.AA24]" office:value-type="float" office:value="0.04" calcext:value-type="float">
            <text:p>0.04</text:p>
          </table:table-cell>
          <table:table-cell table:formula="of:=[$'Customer stats'.AB24]" office:value-type="float" office:value="10.2518" calcext:value-type="float">
            <text:p>10.2518</text:p>
          </table:table-cell>
          <table:table-cell table:formula="of:=[$'Customer stats'.AF24]" office:value-type="float" office:value="64.4496" calcext:value-type="float">
            <text:p>64.4496</text:p>
          </table:table-cell>
          <table:table-cell table:formula="of:=[$'Customer stats'.AG24]" office:value-type="float" office:value="0" calcext:value-type="float">
            <text:p>0</text:p>
          </table:table-cell>
          <table:table-cell table:formula="of:=[$'Customer stats'.AH24]" office:value-type="float" office:value="53.7372" calcext:value-type="float">
            <text:p>53.7372</text:p>
          </table:table-cell>
          <table:table-cell table:formula="of:=[$'Customer stats'.AJ24]" office:value-type="float" office:value="0.02" calcext:value-type="float">
            <text:p>0.02</text:p>
          </table:table-cell>
          <table:table-cell table:formula="of:=[$'Customer stats'.AK24]" office:value-type="float" office:value="10.7124" calcext:value-type="float">
            <text:p>10.7124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Customer stats'.E25]" office:value-type="float" office:value="88.9692" calcext:value-type="float">
            <text:p>88.9692</text:p>
          </table:table-cell>
          <table:table-cell table:formula="of:=[$'Customer stats'.F25]" office:value-type="float" office:value="0" calcext:value-type="float">
            <text:p>0</text:p>
          </table:table-cell>
          <table:table-cell table:formula="of:=[$'Customer stats'.G25]" office:value-type="float" office:value="50.3424" calcext:value-type="float">
            <text:p>50.3424</text:p>
          </table:table-cell>
          <table:table-cell table:formula="of:=[$'Customer stats'.I25]" office:value-type="float" office:value="0.08" calcext:value-type="float">
            <text:p>0.08</text:p>
          </table:table-cell>
          <table:table-cell table:formula="of:=[$'Customer stats'.J25]" office:value-type="float" office:value="38.6268" calcext:value-type="float">
            <text:p>38.6268</text:p>
          </table:table-cell>
          <table:table-cell table:formula="of:=[$'Customer stats'.N25]" office:value-type="float" office:value="84.84" calcext:value-type="float">
            <text:p>84.84</text:p>
          </table:table-cell>
          <table:table-cell table:formula="of:=[$'Customer stats'.O25]" office:value-type="float" office:value="0" calcext:value-type="float">
            <text:p>0</text:p>
          </table:table-cell>
          <table:table-cell table:formula="of:=[$'Customer stats'.P25]" office:value-type="float" office:value="72.128" calcext:value-type="float">
            <text:p>72.128</text:p>
          </table:table-cell>
          <table:table-cell table:formula="of:=[$'Customer stats'.R25]" office:value-type="float" office:value="0.05" calcext:value-type="float">
            <text:p>0.05</text:p>
          </table:table-cell>
          <table:table-cell table:formula="of:=[$'Customer stats'.S25]" office:value-type="float" office:value="12.712" calcext:value-type="float">
            <text:p>12.712</text:p>
          </table:table-cell>
          <table:table-cell table:formula="of:=[$'Customer stats'.W25]" office:value-type="float" office:value="74.3496" calcext:value-type="float">
            <text:p>74.3496</text:p>
          </table:table-cell>
          <table:table-cell table:formula="of:=[$'Customer stats'.X25]" office:value-type="float" office:value="0" calcext:value-type="float">
            <text:p>0</text:p>
          </table:table-cell>
          <table:table-cell table:formula="of:=[$'Customer stats'.Y25]" office:value-type="float" office:value="40.5628" calcext:value-type="float">
            <text:p>40.5628</text:p>
          </table:table-cell>
          <table:table-cell table:formula="of:=[$'Customer stats'.AA25]" office:value-type="float" office:value="0.08" calcext:value-type="float">
            <text:p>0.08</text:p>
          </table:table-cell>
          <table:table-cell table:formula="of:=[$'Customer stats'.AB25]" office:value-type="float" office:value="33.7868" calcext:value-type="float">
            <text:p>33.7868</text:p>
          </table:table-cell>
          <table:table-cell table:formula="of:=[$'Customer stats'.AF25]" office:value-type="float" office:value="52.1376" calcext:value-type="float">
            <text:p>52.1376</text:p>
          </table:table-cell>
          <table:table-cell table:formula="of:=[$'Customer stats'.AG25]" office:value-type="float" office:value="0" calcext:value-type="float">
            <text:p>0</text:p>
          </table:table-cell>
          <table:table-cell table:formula="of:=[$'Customer stats'.AH25]" office:value-type="float" office:value="36.2756" calcext:value-type="float">
            <text:p>36.2756</text:p>
          </table:table-cell>
          <table:table-cell table:formula="of:=[$'Customer stats'.AJ25]" office:value-type="float" office:value="0.03" calcext:value-type="float">
            <text:p>0.03</text:p>
          </table:table-cell>
          <table:table-cell table:formula="of:=[$'Customer stats'.AK25]" office:value-type="float" office:value="15.862" calcext:value-type="float">
            <text:p>15.862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Customer stats'.E26]" office:value-type="float" office:value="91.272" calcext:value-type="float">
            <text:p>91.272</text:p>
          </table:table-cell>
          <table:table-cell table:formula="of:=[$'Customer stats'.F26]" office:value-type="float" office:value="0" calcext:value-type="float">
            <text:p>0</text:p>
          </table:table-cell>
          <table:table-cell table:formula="of:=[$'Customer stats'.G26]" office:value-type="float" office:value="78.5036" calcext:value-type="float">
            <text:p>78.5036</text:p>
          </table:table-cell>
          <table:table-cell table:formula="of:=[$'Customer stats'.I26]" office:value-type="float" office:value="0.14" calcext:value-type="float">
            <text:p>0.14</text:p>
          </table:table-cell>
          <table:table-cell table:formula="of:=[$'Customer stats'.J26]" office:value-type="float" office:value="12.7684" calcext:value-type="float">
            <text:p>12.7684</text:p>
          </table:table-cell>
          <table:table-cell table:formula="of:=[$'Customer stats'.N26]" office:value-type="float" office:value="80.3256" calcext:value-type="float">
            <text:p>80.3256</text:p>
          </table:table-cell>
          <table:table-cell table:formula="of:=[$'Customer stats'.O26]" office:value-type="float" office:value="0" calcext:value-type="float">
            <text:p>0</text:p>
          </table:table-cell>
          <table:table-cell table:formula="of:=[$'Customer stats'.P26]" office:value-type="float" office:value="67.7212" calcext:value-type="float">
            <text:p>67.7212</text:p>
          </table:table-cell>
          <table:table-cell table:formula="of:=[$'Customer stats'.R26]" office:value-type="float" office:value="0.1" calcext:value-type="float">
            <text:p>0.1</text:p>
          </table:table-cell>
          <table:table-cell table:formula="of:=[$'Customer stats'.S26]" office:value-type="float" office:value="12.6044" calcext:value-type="float">
            <text:p>12.6044</text:p>
          </table:table-cell>
          <table:table-cell table:formula="of:=[$'Customer stats'.W26]" office:value-type="float" office:value="70.4166" calcext:value-type="float">
            <text:p>70.4166</text:p>
          </table:table-cell>
          <table:table-cell table:formula="of:=[$'Customer stats'.X26]" office:value-type="float" office:value="0" calcext:value-type="float">
            <text:p>0</text:p>
          </table:table-cell>
          <table:table-cell table:formula="of:=[$'Customer stats'.Y26]" office:value-type="float" office:value="66.194" calcext:value-type="float">
            <text:p>66.194</text:p>
          </table:table-cell>
          <table:table-cell table:formula="of:=[$'Customer stats'.AA26]" office:value-type="float" office:value="0.02" calcext:value-type="float">
            <text:p>0.02</text:p>
          </table:table-cell>
          <table:table-cell table:formula="of:=[$'Customer stats'.AB26]" office:value-type="float" office:value="4.2226" calcext:value-type="float">
            <text:p>4.2226</text:p>
          </table:table-cell>
          <table:table-cell table:formula="of:=[$'Customer stats'.AF26]" office:value-type="float" office:value="58.9548" calcext:value-type="float">
            <text:p>58.9548</text:p>
          </table:table-cell>
          <table:table-cell table:formula="of:=[$'Customer stats'.AG26]" office:value-type="float" office:value="0" calcext:value-type="float">
            <text:p>0</text:p>
          </table:table-cell>
          <table:table-cell table:formula="of:=[$'Customer stats'.AH26]" office:value-type="float" office:value="57.2516" calcext:value-type="float">
            <text:p>57.2516</text:p>
          </table:table-cell>
          <table:table-cell table:formula="of:=[$'Customer stats'.AJ26]" office:value-type="float" office:value="0.01" calcext:value-type="float">
            <text:p>0.01</text:p>
          </table:table-cell>
          <table:table-cell table:formula="of:=[$'Customer stats'.AK26]" office:value-type="float" office:value="1.7032" calcext:value-type="float">
            <text:p>1.7032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Customer stats'.E27]" office:value-type="float" office:value="90.3144" calcext:value-type="float">
            <text:p>90.3144</text:p>
          </table:table-cell>
          <table:table-cell table:formula="of:=[$'Customer stats'.F27]" office:value-type="float" office:value="0" calcext:value-type="float">
            <text:p>0</text:p>
          </table:table-cell>
          <table:table-cell table:formula="of:=[$'Customer stats'.G27]" office:value-type="float" office:value="80.086" calcext:value-type="float">
            <text:p>80.086</text:p>
          </table:table-cell>
          <table:table-cell table:formula="of:=[$'Customer stats'.I27]" office:value-type="float" office:value="0.26" calcext:value-type="float">
            <text:p>0.26</text:p>
          </table:table-cell>
          <table:table-cell table:formula="of:=[$'Customer stats'.J27]" office:value-type="float" office:value="10.2284" calcext:value-type="float">
            <text:p>10.2284</text:p>
          </table:table-cell>
          <table:table-cell table:formula="of:=[$'Customer stats'.N27]" office:value-type="float" office:value="81.42" calcext:value-type="float">
            <text:p>81.42</text:p>
          </table:table-cell>
          <table:table-cell table:formula="of:=[$'Customer stats'.O27]" office:value-type="float" office:value="0" calcext:value-type="float">
            <text:p>0</text:p>
          </table:table-cell>
          <table:table-cell table:formula="of:=[$'Customer stats'.P27]" office:value-type="float" office:value="72.5972" calcext:value-type="float">
            <text:p>72.5972</text:p>
          </table:table-cell>
          <table:table-cell table:formula="of:=[$'Customer stats'.R27]" office:value-type="float" office:value="0.05" calcext:value-type="float">
            <text:p>0.05</text:p>
          </table:table-cell>
          <table:table-cell table:formula="of:=[$'Customer stats'.S27]" office:value-type="float" office:value="8.8228" calcext:value-type="float">
            <text:p>8.8228</text:p>
          </table:table-cell>
          <table:table-cell table:formula="of:=[$'Customer stats'.W27]" office:value-type="float" office:value="70.1544" calcext:value-type="float">
            <text:p>70.1544</text:p>
          </table:table-cell>
          <table:table-cell table:formula="of:=[$'Customer stats'.X27]" office:value-type="float" office:value="0" calcext:value-type="float">
            <text:p>0</text:p>
          </table:table-cell>
          <table:table-cell table:formula="of:=[$'Customer stats'.Y27]" office:value-type="float" office:value="72.5328" calcext:value-type="float">
            <text:p>72.5328</text:p>
          </table:table-cell>
          <table:table-cell table:formula="of:=[$'Customer stats'.AA27]" office:value-type="float" office:value="0.03" calcext:value-type="float">
            <text:p>0.03</text:p>
          </table:table-cell>
          <table:table-cell table:formula="of:=[$'Customer stats'.AB27]" office:value-type="float" office:value="-2.3784" calcext:value-type="float">
            <text:p>-2.3784</text:p>
          </table:table-cell>
          <table:table-cell table:formula="of:=[$'Customer stats'.AF27]" office:value-type="float" office:value="52.719" calcext:value-type="float">
            <text:p>52.719</text:p>
          </table:table-cell>
          <table:table-cell table:formula="of:=[$'Customer stats'.AG27]" office:value-type="float" office:value="0" calcext:value-type="float">
            <text:p>0</text:p>
          </table:table-cell>
          <table:table-cell table:formula="of:=[$'Customer stats'.AH27]" office:value-type="float" office:value="55.7612" calcext:value-type="float">
            <text:p>55.7612</text:p>
          </table:table-cell>
          <table:table-cell table:formula="of:=[$'Customer stats'.AJ27]" office:value-type="float" office:value="0.02" calcext:value-type="float">
            <text:p>0.02</text:p>
          </table:table-cell>
          <table:table-cell table:formula="of:=[$'Customer stats'.AK27]" office:value-type="float" office:value="-3.0422" calcext:value-type="float">
            <text:p>-3.0422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Customer stats'.E28]" office:value-type="float" office:value="103.926" calcext:value-type="float">
            <text:p>103.926</text:p>
          </table:table-cell>
          <table:table-cell table:formula="of:=[$'Customer stats'.F28]" office:value-type="float" office:value="0" calcext:value-type="float">
            <text:p>0</text:p>
          </table:table-cell>
          <table:table-cell table:formula="of:=[$'Customer stats'.G28]" office:value-type="float" office:value="62.0264" calcext:value-type="float">
            <text:p>62.0264</text:p>
          </table:table-cell>
          <table:table-cell table:formula="of:=[$'Customer stats'.I28]" office:value-type="float" office:value="0.04" calcext:value-type="float">
            <text:p>0.04</text:p>
          </table:table-cell>
          <table:table-cell table:formula="of:=[$'Customer stats'.J28]" office:value-type="float" office:value="41.8996" calcext:value-type="float">
            <text:p>41.8996</text:p>
          </table:table-cell>
          <table:table-cell table:formula="of:=[$'Customer stats'.N28]" office:value-type="float" office:value="98.0868" calcext:value-type="float">
            <text:p>98.0868</text:p>
          </table:table-cell>
          <table:table-cell table:formula="of:=[$'Customer stats'.O28]" office:value-type="float" office:value="0" calcext:value-type="float">
            <text:p>0</text:p>
          </table:table-cell>
          <table:table-cell table:formula="of:=[$'Customer stats'.P28]" office:value-type="float" office:value="68.862" calcext:value-type="float">
            <text:p>68.862</text:p>
          </table:table-cell>
          <table:table-cell table:formula="of:=[$'Customer stats'.R28]" office:value-type="float" office:value="0.04" calcext:value-type="float">
            <text:p>0.04</text:p>
          </table:table-cell>
          <table:table-cell table:formula="of:=[$'Customer stats'.S28]" office:value-type="float" office:value="29.2248" calcext:value-type="float">
            <text:p>29.2248</text:p>
          </table:table-cell>
          <table:table-cell table:formula="of:=[$'Customer stats'.W28]" office:value-type="float" office:value="85.3506" calcext:value-type="float">
            <text:p>85.3506</text:p>
          </table:table-cell>
          <table:table-cell table:formula="of:=[$'Customer stats'.X28]" office:value-type="float" office:value="0" calcext:value-type="float">
            <text:p>0</text:p>
          </table:table-cell>
          <table:table-cell table:formula="of:=[$'Customer stats'.Y28]" office:value-type="float" office:value="61.0144" calcext:value-type="float">
            <text:p>61.0144</text:p>
          </table:table-cell>
          <table:table-cell table:formula="of:=[$'Customer stats'.AA28]" office:value-type="float" office:value="0.05" calcext:value-type="float">
            <text:p>0.05</text:p>
          </table:table-cell>
          <table:table-cell table:formula="of:=[$'Customer stats'.AB28]" office:value-type="float" office:value="24.3362" calcext:value-type="float">
            <text:p>24.3362</text:p>
          </table:table-cell>
          <table:table-cell table:formula="of:=[$'Customer stats'.AF28]" office:value-type="float" office:value="66.6384" calcext:value-type="float">
            <text:p>66.6384</text:p>
          </table:table-cell>
          <table:table-cell table:formula="of:=[$'Customer stats'.AG28]" office:value-type="float" office:value="0" calcext:value-type="float">
            <text:p>0</text:p>
          </table:table-cell>
          <table:table-cell table:formula="of:=[$'Customer stats'.AH28]" office:value-type="float" office:value="47.7572" calcext:value-type="float">
            <text:p>47.7572</text:p>
          </table:table-cell>
          <table:table-cell table:formula="of:=[$'Customer stats'.AJ28]" office:value-type="float" office:value="0.02" calcext:value-type="float">
            <text:p>0.02</text:p>
          </table:table-cell>
          <table:table-cell table:formula="of:=[$'Customer stats'.AK28]" office:value-type="float" office:value="18.8812" calcext:value-type="float">
            <text:p>18.8812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Customer stats'.E29]" office:value-type="float" office:value="105.955" calcext:value-type="float">
            <text:p>105.955</text:p>
          </table:table-cell>
          <table:table-cell table:formula="of:=[$'Customer stats'.F29]" office:value-type="float" office:value="0" calcext:value-type="float">
            <text:p>0</text:p>
          </table:table-cell>
          <table:table-cell table:formula="of:=[$'Customer stats'.G29]" office:value-type="float" office:value="65.9548" calcext:value-type="float">
            <text:p>65.9548</text:p>
          </table:table-cell>
          <table:table-cell table:formula="of:=[$'Customer stats'.I29]" office:value-type="float" office:value="0.05" calcext:value-type="float">
            <text:p>0.05</text:p>
          </table:table-cell>
          <table:table-cell table:formula="of:=[$'Customer stats'.J29]" office:value-type="float" office:value="40.0004" calcext:value-type="float">
            <text:p>40.0004</text:p>
          </table:table-cell>
          <table:table-cell table:formula="of:=[$'Customer stats'.N29]" office:value-type="float" office:value="94.5528" calcext:value-type="float">
            <text:p>94.5528</text:p>
          </table:table-cell>
          <table:table-cell table:formula="of:=[$'Customer stats'.O29]" office:value-type="float" office:value="0" calcext:value-type="float">
            <text:p>0</text:p>
          </table:table-cell>
          <table:table-cell table:formula="of:=[$'Customer stats'.P29]" office:value-type="float" office:value="56.1476" calcext:value-type="float">
            <text:p>56.1476</text:p>
          </table:table-cell>
          <table:table-cell table:formula="of:=[$'Customer stats'.R29]" office:value-type="float" office:value="0.04" calcext:value-type="float">
            <text:p>0.04</text:p>
          </table:table-cell>
          <table:table-cell table:formula="of:=[$'Customer stats'.S29]" office:value-type="float" office:value="38.4052" calcext:value-type="float">
            <text:p>38.4052</text:p>
          </table:table-cell>
          <table:table-cell table:formula="of:=[$'Customer stats'.W29]" office:value-type="float" office:value="87.414" calcext:value-type="float">
            <text:p>87.414</text:p>
          </table:table-cell>
          <table:table-cell table:formula="of:=[$'Customer stats'.X29]" office:value-type="float" office:value="0" calcext:value-type="float">
            <text:p>0</text:p>
          </table:table-cell>
          <table:table-cell table:formula="of:=[$'Customer stats'.Y29]" office:value-type="float" office:value="53.3048" calcext:value-type="float">
            <text:p>53.3048</text:p>
          </table:table-cell>
          <table:table-cell table:formula="of:=[$'Customer stats'.AA29]" office:value-type="float" office:value="0.03" calcext:value-type="float">
            <text:p>0.03</text:p>
          </table:table-cell>
          <table:table-cell table:formula="of:=[$'Customer stats'.AB29]" office:value-type="float" office:value="34.1092" calcext:value-type="float">
            <text:p>34.1092</text:p>
          </table:table-cell>
          <table:table-cell table:formula="of:=[$'Customer stats'.AF29]" office:value-type="float" office:value="68.4054" calcext:value-type="float">
            <text:p>68.4054</text:p>
          </table:table-cell>
          <table:table-cell table:formula="of:=[$'Customer stats'.AG29]" office:value-type="float" office:value="0" calcext:value-type="float">
            <text:p>0</text:p>
          </table:table-cell>
          <table:table-cell table:formula="of:=[$'Customer stats'.AH29]" office:value-type="float" office:value="44.022" calcext:value-type="float">
            <text:p>44.022</text:p>
          </table:table-cell>
          <table:table-cell table:formula="of:=[$'Customer stats'.AJ29]" office:value-type="float" office:value="0.01" calcext:value-type="float">
            <text:p>0.01</text:p>
          </table:table-cell>
          <table:table-cell table:formula="of:=[$'Customer stats'.AK29]" office:value-type="float" office:value="24.3834" calcext:value-type="float">
            <text:p>24.3834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Customer stats'.E30]" office:value-type="float" office:value="115.007" calcext:value-type="float">
            <text:p>115.007</text:p>
          </table:table-cell>
          <table:table-cell table:formula="of:=[$'Customer stats'.F30]" office:value-type="float" office:value="0" calcext:value-type="float">
            <text:p>0</text:p>
          </table:table-cell>
          <table:table-cell table:formula="of:=[$'Customer stats'.G30]" office:value-type="float" office:value="52.1364" calcext:value-type="float">
            <text:p>52.1364</text:p>
          </table:table-cell>
          <table:table-cell table:formula="of:=[$'Customer stats'.I30]" office:value-type="float" office:value="0.1" calcext:value-type="float">
            <text:p>0.1</text:p>
          </table:table-cell>
          <table:table-cell table:formula="of:=[$'Customer stats'.J30]" office:value-type="float" office:value="62.8704" calcext:value-type="float">
            <text:p>62.8704</text:p>
          </table:table-cell>
          <table:table-cell table:formula="of:=[$'Customer stats'.N30]" office:value-type="float" office:value="94.9176" calcext:value-type="float">
            <text:p>94.9176</text:p>
          </table:table-cell>
          <table:table-cell table:formula="of:=[$'Customer stats'.O30]" office:value-type="float" office:value="0" calcext:value-type="float">
            <text:p>0</text:p>
          </table:table-cell>
          <table:table-cell table:formula="of:=[$'Customer stats'.P30]" office:value-type="float" office:value="43.2676" calcext:value-type="float">
            <text:p>43.2676</text:p>
          </table:table-cell>
          <table:table-cell table:formula="of:=[$'Customer stats'.R30]" office:value-type="float" office:value="0.03" calcext:value-type="float">
            <text:p>0.03</text:p>
          </table:table-cell>
          <table:table-cell table:formula="of:=[$'Customer stats'.S30]" office:value-type="float" office:value="51.65" calcext:value-type="float">
            <text:p>51.65</text:p>
          </table:table-cell>
          <table:table-cell table:formula="of:=[$'Customer stats'.W30]" office:value-type="float" office:value="86.8668" calcext:value-type="float">
            <text:p>86.8668</text:p>
          </table:table-cell>
          <table:table-cell table:formula="of:=[$'Customer stats'.X30]" office:value-type="float" office:value="0" calcext:value-type="float">
            <text:p>0</text:p>
          </table:table-cell>
          <table:table-cell table:formula="of:=[$'Customer stats'.Y30]" office:value-type="float" office:value="41.216" calcext:value-type="float">
            <text:p>41.216</text:p>
          </table:table-cell>
          <table:table-cell table:formula="of:=[$'Customer stats'.AA30]" office:value-type="float" office:value="0.04" calcext:value-type="float">
            <text:p>0.04</text:p>
          </table:table-cell>
          <table:table-cell table:formula="of:=[$'Customer stats'.AB30]" office:value-type="float" office:value="45.6508" calcext:value-type="float">
            <text:p>45.6508</text:p>
          </table:table-cell>
          <table:table-cell table:formula="of:=[$'Customer stats'.AF30]" office:value-type="float" office:value="72.3612" calcext:value-type="float">
            <text:p>72.3612</text:p>
          </table:table-cell>
          <table:table-cell table:formula="of:=[$'Customer stats'.AG30]" office:value-type="float" office:value="0" calcext:value-type="float">
            <text:p>0</text:p>
          </table:table-cell>
          <table:table-cell table:formula="of:=[$'Customer stats'.AH30]" office:value-type="float" office:value="31.3168" calcext:value-type="float">
            <text:p>31.3168</text:p>
          </table:table-cell>
          <table:table-cell table:formula="of:=[$'Customer stats'.AJ30]" office:value-type="float" office:value="0.03" calcext:value-type="float">
            <text:p>0.03</text:p>
          </table:table-cell>
          <table:table-cell table:formula="of:=[$'Customer stats'.AK30]" office:value-type="float" office:value="41.0444" calcext:value-type="float">
            <text:p>41.0444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Customer stats'.E31]" office:value-type="float" office:value="98.5338" calcext:value-type="float">
            <text:p>98.5338</text:p>
          </table:table-cell>
          <table:table-cell table:formula="of:=[$'Customer stats'.F31]" office:value-type="float" office:value="0" calcext:value-type="float">
            <text:p>0</text:p>
          </table:table-cell>
          <table:table-cell table:formula="of:=[$'Customer stats'.G31]" office:value-type="float" office:value="54.05" calcext:value-type="float">
            <text:p>54.05</text:p>
          </table:table-cell>
          <table:table-cell table:formula="of:=[$'Customer stats'.I31]" office:value-type="float" office:value="0.04" calcext:value-type="float">
            <text:p>0.04</text:p>
          </table:table-cell>
          <table:table-cell table:formula="of:=[$'Customer stats'.J31]" office:value-type="float" office:value="44.4838" calcext:value-type="float">
            <text:p>44.4838</text:p>
          </table:table-cell>
          <table:table-cell table:formula="of:=[$'Customer stats'.N31]" office:value-type="float" office:value="86.0826" calcext:value-type="float">
            <text:p>86.0826</text:p>
          </table:table-cell>
          <table:table-cell table:formula="of:=[$'Customer stats'.O31]" office:value-type="float" office:value="0" calcext:value-type="float">
            <text:p>0</text:p>
          </table:table-cell>
          <table:table-cell table:formula="of:=[$'Customer stats'.P31]" office:value-type="float" office:value="55.2276" calcext:value-type="float">
            <text:p>55.2276</text:p>
          </table:table-cell>
          <table:table-cell table:formula="of:=[$'Customer stats'.R31]" office:value-type="float" office:value="0.06" calcext:value-type="float">
            <text:p>0.06</text:p>
          </table:table-cell>
          <table:table-cell table:formula="of:=[$'Customer stats'.S31]" office:value-type="float" office:value="30.855" calcext:value-type="float">
            <text:p>30.855</text:p>
          </table:table-cell>
          <table:table-cell table:formula="of:=[$'Customer stats'.W31]" office:value-type="float" office:value="73.8822" calcext:value-type="float">
            <text:p>73.8822</text:p>
          </table:table-cell>
          <table:table-cell table:formula="of:=[$'Customer stats'.X31]" office:value-type="float" office:value="0" calcext:value-type="float">
            <text:p>0</text:p>
          </table:table-cell>
          <table:table-cell table:formula="of:=[$'Customer stats'.Y31]" office:value-type="float" office:value="55.1172" calcext:value-type="float">
            <text:p>55.1172</text:p>
          </table:table-cell>
          <table:table-cell table:formula="of:=[$'Customer stats'.AA31]" office:value-type="float" office:value="0.11" calcext:value-type="float">
            <text:p>0.11</text:p>
          </table:table-cell>
          <table:table-cell table:formula="of:=[$'Customer stats'.AB31]" office:value-type="float" office:value="18.765" calcext:value-type="float">
            <text:p>18.765</text:p>
          </table:table-cell>
          <table:table-cell table:formula="of:=[$'Customer stats'.AF31]" office:value-type="float" office:value="55.0104" calcext:value-type="float">
            <text:p>55.0104</text:p>
          </table:table-cell>
          <table:table-cell table:formula="of:=[$'Customer stats'.AG31]" office:value-type="float" office:value="0" calcext:value-type="float">
            <text:p>0</text:p>
          </table:table-cell>
          <table:table-cell table:formula="of:=[$'Customer stats'.AH31]" office:value-type="float" office:value="46.3956" calcext:value-type="float">
            <text:p>46.3956</text:p>
          </table:table-cell>
          <table:table-cell table:formula="of:=[$'Customer stats'.AJ31]" office:value-type="float" office:value="0.03" calcext:value-type="float">
            <text:p>0.03</text:p>
          </table:table-cell>
          <table:table-cell table:formula="of:=[$'Customer stats'.AK31]" office:value-type="float" office:value="8.6148" calcext:value-type="float">
            <text:p>8.6148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Customer stats'.E32]" office:value-type="float" office:value="108.418" calcext:value-type="float">
            <text:p>108.418</text:p>
          </table:table-cell>
          <table:table-cell table:formula="of:=[$'Customer stats'.F32]" office:value-type="float" office:value="0" calcext:value-type="float">
            <text:p>0</text:p>
          </table:table-cell>
          <table:table-cell table:formula="of:=[$'Customer stats'.G32]" office:value-type="float" office:value="84.87" calcext:value-type="float">
            <text:p>84.87</text:p>
          </table:table-cell>
          <table:table-cell table:formula="of:=[$'Customer stats'.I32]" office:value-type="float" office:value="0.03" calcext:value-type="float">
            <text:p>0.03</text:p>
          </table:table-cell>
          <table:table-cell table:formula="of:=[$'Customer stats'.J32]" office:value-type="float" office:value="23.5476" calcext:value-type="float">
            <text:p>23.5476</text:p>
          </table:table-cell>
          <table:table-cell table:formula="of:=[$'Customer stats'.N32]" office:value-type="float" office:value="96.696" calcext:value-type="float">
            <text:p>96.696</text:p>
          </table:table-cell>
          <table:table-cell table:formula="of:=[$'Customer stats'.O32]" office:value-type="float" office:value="0" calcext:value-type="float">
            <text:p>0</text:p>
          </table:table-cell>
          <table:table-cell table:formula="of:=[$'Customer stats'.P32]" office:value-type="float" office:value="71.0884" calcext:value-type="float">
            <text:p>71.0884</text:p>
          </table:table-cell>
          <table:table-cell table:formula="of:=[$'Customer stats'.R32]" office:value-type="float" office:value="0.04" calcext:value-type="float">
            <text:p>0.04</text:p>
          </table:table-cell>
          <table:table-cell table:formula="of:=[$'Customer stats'.S32]" office:value-type="float" office:value="25.6076" calcext:value-type="float">
            <text:p>25.6076</text:p>
          </table:table-cell>
          <table:table-cell table:formula="of:=[$'Customer stats'.W32]" office:value-type="float" office:value="84.8832" calcext:value-type="float">
            <text:p>84.8832</text:p>
          </table:table-cell>
          <table:table-cell table:formula="of:=[$'Customer stats'.X32]" office:value-type="float" office:value="0" calcext:value-type="float">
            <text:p>0</text:p>
          </table:table-cell>
          <table:table-cell table:formula="of:=[$'Customer stats'.Y32]" office:value-type="float" office:value="69.9016" calcext:value-type="float">
            <text:p>69.9016</text:p>
          </table:table-cell>
          <table:table-cell table:formula="of:=[$'Customer stats'.AA32]" office:value-type="float" office:value="0.04" calcext:value-type="float">
            <text:p>0.04</text:p>
          </table:table-cell>
          <table:table-cell table:formula="of:=[$'Customer stats'.AB32]" office:value-type="float" office:value="14.9816" calcext:value-type="float">
            <text:p>14.9816</text:p>
          </table:table-cell>
          <table:table-cell table:formula="of:=[$'Customer stats'.AF32]" office:value-type="float" office:value="68.8158" calcext:value-type="float">
            <text:p>68.8158</text:p>
          </table:table-cell>
          <table:table-cell table:formula="of:=[$'Customer stats'.AG32]" office:value-type="float" office:value="0" calcext:value-type="float">
            <text:p>0</text:p>
          </table:table-cell>
          <table:table-cell table:formula="of:=[$'Customer stats'.AH32]" office:value-type="float" office:value="58.1716" calcext:value-type="float">
            <text:p>58.1716</text:p>
          </table:table-cell>
          <table:table-cell table:formula="of:=[$'Customer stats'.AJ32]" office:value-type="float" office:value="0.01" calcext:value-type="float">
            <text:p>0.01</text:p>
          </table:table-cell>
          <table:table-cell table:formula="of:=[$'Customer stats'.AK32]" office:value-type="float" office:value="10.6442" calcext:value-type="float">
            <text:p>10.6442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Customer stats'.E33]" office:value-type="float" office:value="95.994" calcext:value-type="float">
            <text:p>95.994</text:p>
          </table:table-cell>
          <table:table-cell table:formula="of:=[$'Customer stats'.F33]" office:value-type="float" office:value="0" calcext:value-type="float">
            <text:p>0</text:p>
          </table:table-cell>
          <table:table-cell table:formula="of:=[$'Customer stats'.G33]" office:value-type="float" office:value="81.3464" calcext:value-type="float">
            <text:p>81.3464</text:p>
          </table:table-cell>
          <table:table-cell table:formula="of:=[$'Customer stats'.I33]" office:value-type="float" office:value="0.09" calcext:value-type="float">
            <text:p>0.09</text:p>
          </table:table-cell>
          <table:table-cell table:formula="of:=[$'Customer stats'.J33]" office:value-type="float" office:value="14.6476" calcext:value-type="float">
            <text:p>14.6476</text:p>
          </table:table-cell>
          <table:table-cell table:formula="of:=[$'Customer stats'.N33]" office:value-type="float" office:value="87.5556" calcext:value-type="float">
            <text:p>87.5556</text:p>
          </table:table-cell>
          <table:table-cell table:formula="of:=[$'Customer stats'.O33]" office:value-type="float" office:value="0" calcext:value-type="float">
            <text:p>0</text:p>
          </table:table-cell>
          <table:table-cell table:formula="of:=[$'Customer stats'.P33]" office:value-type="float" office:value="69.3404" calcext:value-type="float">
            <text:p>69.3404</text:p>
          </table:table-cell>
          <table:table-cell table:formula="of:=[$'Customer stats'.R33]" office:value-type="float" office:value="0.07" calcext:value-type="float">
            <text:p>0.07</text:p>
          </table:table-cell>
          <table:table-cell table:formula="of:=[$'Customer stats'.S33]" office:value-type="float" office:value="18.2152" calcext:value-type="float">
            <text:p>18.2152</text:p>
          </table:table-cell>
          <table:table-cell table:formula="of:=[$'Customer stats'.W33]" office:value-type="float" office:value="71.8188" calcext:value-type="float">
            <text:p>71.8188</text:p>
          </table:table-cell>
          <table:table-cell table:formula="of:=[$'Customer stats'.X33]" office:value-type="float" office:value="0" calcext:value-type="float">
            <text:p>0</text:p>
          </table:table-cell>
          <table:table-cell table:formula="of:=[$'Customer stats'.Y33]" office:value-type="float" office:value="57.7668" calcext:value-type="float">
            <text:p>57.7668</text:p>
          </table:table-cell>
          <table:table-cell table:formula="of:=[$'Customer stats'.AA33]" office:value-type="float" office:value="0.04" calcext:value-type="float">
            <text:p>0.04</text:p>
          </table:table-cell>
          <table:table-cell table:formula="of:=[$'Customer stats'.AB33]" office:value-type="float" office:value="14.052" calcext:value-type="float">
            <text:p>14.052</text:p>
          </table:table-cell>
          <table:table-cell table:formula="of:=[$'Customer stats'.AF33]" office:value-type="float" office:value="65.364" calcext:value-type="float">
            <text:p>65.364</text:p>
          </table:table-cell>
          <table:table-cell table:formula="of:=[$'Customer stats'.AG33]" office:value-type="float" office:value="0" calcext:value-type="float">
            <text:p>0</text:p>
          </table:table-cell>
          <table:table-cell table:formula="of:=[$'Customer stats'.AH33]" office:value-type="float" office:value="45.1628" calcext:value-type="float">
            <text:p>45.1628</text:p>
          </table:table-cell>
          <table:table-cell table:formula="of:=[$'Customer stats'.AJ33]" office:value-type="float" office:value="0.03" calcext:value-type="float">
            <text:p>0.03</text:p>
          </table:table-cell>
          <table:table-cell table:formula="of:=[$'Customer stats'.AK33]" office:value-type="float" office:value="20.2012" calcext:value-type="float">
            <text:p>20.2012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Customer stats'.E34]" office:value-type="float" office:value="111.008" calcext:value-type="float">
            <text:p>111.008</text:p>
          </table:table-cell>
          <table:table-cell table:formula="of:=[$'Customer stats'.F34]" office:value-type="float" office:value="0" calcext:value-type="float">
            <text:p>0</text:p>
          </table:table-cell>
          <table:table-cell table:formula="of:=[$'Customer stats'.G34]" office:value-type="float" office:value="92.1748" calcext:value-type="float">
            <text:p>92.1748</text:p>
          </table:table-cell>
          <table:table-cell table:formula="of:=[$'Customer stats'.I34]" office:value-type="float" office:value="0.06" calcext:value-type="float">
            <text:p>0.06</text:p>
          </table:table-cell>
          <table:table-cell table:formula="of:=[$'Customer stats'.J34]" office:value-type="float" office:value="18.833" calcext:value-type="float">
            <text:p>18.833</text:p>
          </table:table-cell>
          <table:table-cell table:formula="of:=[$'Customer stats'.N34]" office:value-type="float" office:value="103.652" calcext:value-type="float">
            <text:p>103.652</text:p>
          </table:table-cell>
          <table:table-cell table:formula="of:=[$'Customer stats'.O34]" office:value-type="float" office:value="0" calcext:value-type="float">
            <text:p>0</text:p>
          </table:table-cell>
          <table:table-cell table:formula="of:=[$'Customer stats'.P34]" office:value-type="float" office:value="89.0468" calcext:value-type="float">
            <text:p>89.0468</text:p>
          </table:table-cell>
          <table:table-cell table:formula="of:=[$'Customer stats'.R34]" office:value-type="float" office:value="0.08" calcext:value-type="float">
            <text:p>0.08</text:p>
          </table:table-cell>
          <table:table-cell table:formula="of:=[$'Customer stats'.S34]" office:value-type="float" office:value="14.6056" calcext:value-type="float">
            <text:p>14.6056</text:p>
          </table:table-cell>
          <table:table-cell table:formula="of:=[$'Customer stats'.W34]" office:value-type="float" office:value="82.968" calcext:value-type="float">
            <text:p>82.968</text:p>
          </table:table-cell>
          <table:table-cell table:formula="of:=[$'Customer stats'.X34]" office:value-type="float" office:value="0" calcext:value-type="float">
            <text:p>0</text:p>
          </table:table-cell>
          <table:table-cell table:formula="of:=[$'Customer stats'.Y34]" office:value-type="float" office:value="72.358" calcext:value-type="float">
            <text:p>72.358</text:p>
          </table:table-cell>
          <table:table-cell table:formula="of:=[$'Customer stats'.AA34]" office:value-type="float" office:value="0.05" calcext:value-type="float">
            <text:p>0.05</text:p>
          </table:table-cell>
          <table:table-cell table:formula="of:=[$'Customer stats'.AB34]" office:value-type="float" office:value="10.61" calcext:value-type="float">
            <text:p>10.61</text:p>
          </table:table-cell>
          <table:table-cell table:formula="of:=[$'Customer stats'.AF34]" office:value-type="float" office:value="72.147" calcext:value-type="float">
            <text:p>72.147</text:p>
          </table:table-cell>
          <table:table-cell table:formula="of:=[$'Customer stats'.AG34]" office:value-type="float" office:value="0" calcext:value-type="float">
            <text:p>0</text:p>
          </table:table-cell>
          <table:table-cell table:formula="of:=[$'Customer stats'.AH34]" office:value-type="float" office:value="58.5488" calcext:value-type="float">
            <text:p>58.5488</text:p>
          </table:table-cell>
          <table:table-cell table:formula="of:=[$'Customer stats'.AJ34]" office:value-type="float" office:value="0.05" calcext:value-type="float">
            <text:p>0.05</text:p>
          </table:table-cell>
          <table:table-cell table:formula="of:=[$'Customer stats'.AK34]" office:value-type="float" office:value="13.5982" calcext:value-type="float">
            <text:p>13.5982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Customer stats'.E35]" office:value-type="float" office:value="108.055" calcext:value-type="float">
            <text:p>108.055</text:p>
          </table:table-cell>
          <table:table-cell table:formula="of:=[$'Customer stats'.F35]" office:value-type="float" office:value="0" calcext:value-type="float">
            <text:p>0</text:p>
          </table:table-cell>
          <table:table-cell table:formula="of:=[$'Customer stats'.G35]" office:value-type="float" office:value="75.3572" calcext:value-type="float">
            <text:p>75.3572</text:p>
          </table:table-cell>
          <table:table-cell table:formula="of:=[$'Customer stats'.I35]" office:value-type="float" office:value="0.08" calcext:value-type="float">
            <text:p>0.08</text:p>
          </table:table-cell>
          <table:table-cell table:formula="of:=[$'Customer stats'.J35]" office:value-type="float" office:value="32.698" calcext:value-type="float">
            <text:p>32.698</text:p>
          </table:table-cell>
          <table:table-cell table:formula="of:=[$'Customer stats'.N35]" office:value-type="float" office:value="98.8416" calcext:value-type="float">
            <text:p>98.8416</text:p>
          </table:table-cell>
          <table:table-cell table:formula="of:=[$'Customer stats'.O35]" office:value-type="float" office:value="0" calcext:value-type="float">
            <text:p>0</text:p>
          </table:table-cell>
          <table:table-cell table:formula="of:=[$'Customer stats'.P35]" office:value-type="float" office:value="71.5668" calcext:value-type="float">
            <text:p>71.5668</text:p>
          </table:table-cell>
          <table:table-cell table:formula="of:=[$'Customer stats'.R35]" office:value-type="float" office:value="0.03" calcext:value-type="float">
            <text:p>0.03</text:p>
          </table:table-cell>
          <table:table-cell table:formula="of:=[$'Customer stats'.S35]" office:value-type="float" office:value="27.2748" calcext:value-type="float">
            <text:p>27.2748</text:p>
          </table:table-cell>
          <table:table-cell table:formula="of:=[$'Customer stats'.W35]" office:value-type="float" office:value="82.0332" calcext:value-type="float">
            <text:p>82.0332</text:p>
          </table:table-cell>
          <table:table-cell table:formula="of:=[$'Customer stats'.X35]" office:value-type="float" office:value="0" calcext:value-type="float">
            <text:p>0</text:p>
          </table:table-cell>
          <table:table-cell table:formula="of:=[$'Customer stats'.Y35]" office:value-type="float" office:value="59.386" calcext:value-type="float">
            <text:p>59.386</text:p>
          </table:table-cell>
          <table:table-cell table:formula="of:=[$'Customer stats'.AA35]" office:value-type="float" office:value="0.03" calcext:value-type="float">
            <text:p>0.03</text:p>
          </table:table-cell>
          <table:table-cell table:formula="of:=[$'Customer stats'.AB35]" office:value-type="float" office:value="22.6472" calcext:value-type="float">
            <text:p>22.6472</text:p>
          </table:table-cell>
          <table:table-cell table:formula="of:=[$'Customer stats'.AF35]" office:value-type="float" office:value="71.8278" calcext:value-type="float">
            <text:p>71.8278</text:p>
          </table:table-cell>
          <table:table-cell table:formula="of:=[$'Customer stats'.AG35]" office:value-type="float" office:value="0" calcext:value-type="float">
            <text:p>0</text:p>
          </table:table-cell>
          <table:table-cell table:formula="of:=[$'Customer stats'.AH35]" office:value-type="float" office:value="50.6276" calcext:value-type="float">
            <text:p>50.6276</text:p>
          </table:table-cell>
          <table:table-cell table:formula="of:=[$'Customer stats'.AJ35]" office:value-type="float" office:value="0.03" calcext:value-type="float">
            <text:p>0.03</text:p>
          </table:table-cell>
          <table:table-cell table:formula="of:=[$'Customer stats'.AK35]" office:value-type="float" office:value="21.2002" calcext:value-type="float">
            <text:p>21.2002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Customer stats'.E36]" office:value-type="float" office:value="107.28" calcext:value-type="float">
            <text:p>107.28</text:p>
          </table:table-cell>
          <table:table-cell table:formula="of:=[$'Customer stats'.F36]" office:value-type="float" office:value="0" calcext:value-type="float">
            <text:p>0</text:p>
          </table:table-cell>
          <table:table-cell table:formula="of:=[$'Customer stats'.G36]" office:value-type="float" office:value="75.5872" calcext:value-type="float">
            <text:p>75.5872</text:p>
          </table:table-cell>
          <table:table-cell table:formula="of:=[$'Customer stats'.I36]" office:value-type="float" office:value="0.11" calcext:value-type="float">
            <text:p>0.11</text:p>
          </table:table-cell>
          <table:table-cell table:formula="of:=[$'Customer stats'.J36]" office:value-type="float" office:value="31.6928" calcext:value-type="float">
            <text:p>31.6928</text:p>
          </table:table-cell>
          <table:table-cell table:formula="of:=[$'Customer stats'.N36]" office:value-type="float" office:value="99.2862" calcext:value-type="float">
            <text:p>99.2862</text:p>
          </table:table-cell>
          <table:table-cell table:formula="of:=[$'Customer stats'.O36]" office:value-type="float" office:value="0" calcext:value-type="float">
            <text:p>0</text:p>
          </table:table-cell>
          <table:table-cell table:formula="of:=[$'Customer stats'.P36]" office:value-type="float" office:value="70.6836" calcext:value-type="float">
            <text:p>70.6836</text:p>
          </table:table-cell>
          <table:table-cell table:formula="of:=[$'Customer stats'.R36]" office:value-type="float" office:value="0.15" calcext:value-type="float">
            <text:p>0.15</text:p>
          </table:table-cell>
          <table:table-cell table:formula="of:=[$'Customer stats'.S36]" office:value-type="float" office:value="28.6026" calcext:value-type="float">
            <text:p>28.6026</text:p>
          </table:table-cell>
          <table:table-cell table:formula="of:=[$'Customer stats'.W36]" office:value-type="float" office:value="82.056" calcext:value-type="float">
            <text:p>82.056</text:p>
          </table:table-cell>
          <table:table-cell table:formula="of:=[$'Customer stats'.X36]" office:value-type="float" office:value="0" calcext:value-type="float">
            <text:p>0</text:p>
          </table:table-cell>
          <table:table-cell table:formula="of:=[$'Customer stats'.Y36]" office:value-type="float" office:value="63.802" calcext:value-type="float">
            <text:p>63.802</text:p>
          </table:table-cell>
          <table:table-cell table:formula="of:=[$'Customer stats'.AA36]" office:value-type="float" office:value="0.06" calcext:value-type="float">
            <text:p>0.06</text:p>
          </table:table-cell>
          <table:table-cell table:formula="of:=[$'Customer stats'.AB36]" office:value-type="float" office:value="18.254" calcext:value-type="float">
            <text:p>18.254</text:p>
          </table:table-cell>
          <table:table-cell table:formula="of:=[$'Customer stats'.AF36]" office:value-type="float" office:value="72.2838" calcext:value-type="float">
            <text:p>72.2838</text:p>
          </table:table-cell>
          <table:table-cell table:formula="of:=[$'Customer stats'.AG36]" office:value-type="float" office:value="0" calcext:value-type="float">
            <text:p>0</text:p>
          </table:table-cell>
          <table:table-cell table:formula="of:=[$'Customer stats'.AH36]" office:value-type="float" office:value="57.3344" calcext:value-type="float">
            <text:p>57.3344</text:p>
          </table:table-cell>
          <table:table-cell table:formula="of:=[$'Customer stats'.AJ36]" office:value-type="float" office:value="0.01" calcext:value-type="float">
            <text:p>0.01</text:p>
          </table:table-cell>
          <table:table-cell table:formula="of:=[$'Customer stats'.AK36]" office:value-type="float" office:value="14.9494" calcext:value-type="float">
            <text:p>14.9494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Customer stats'.E37]" office:value-type="float" office:value="106.55" calcext:value-type="float">
            <text:p>106.55</text:p>
          </table:table-cell>
          <table:table-cell table:formula="of:=[$'Customer stats'.F37]" office:value-type="float" office:value="0" calcext:value-type="float">
            <text:p>0</text:p>
          </table:table-cell>
          <table:table-cell table:formula="of:=[$'Customer stats'.G37]" office:value-type="float" office:value="62.5508" calcext:value-type="float">
            <text:p>62.5508</text:p>
          </table:table-cell>
          <table:table-cell table:formula="of:=[$'Customer stats'.I37]" office:value-type="float" office:value="0.15" calcext:value-type="float">
            <text:p>0.15</text:p>
          </table:table-cell>
          <table:table-cell table:formula="of:=[$'Customer stats'.J37]" office:value-type="float" office:value="43.9996" calcext:value-type="float">
            <text:p>43.9996</text:p>
          </table:table-cell>
          <table:table-cell table:formula="of:=[$'Customer stats'.N37]" office:value-type="float" office:value="98.2032" calcext:value-type="float">
            <text:p>98.2032</text:p>
          </table:table-cell>
          <table:table-cell table:formula="of:=[$'Customer stats'.O37]" office:value-type="float" office:value="0" calcext:value-type="float">
            <text:p>0</text:p>
          </table:table-cell>
          <table:table-cell table:formula="of:=[$'Customer stats'.P37]" office:value-type="float" office:value="60.7016" calcext:value-type="float">
            <text:p>60.7016</text:p>
          </table:table-cell>
          <table:table-cell table:formula="of:=[$'Customer stats'.R37]" office:value-type="float" office:value="0.1" calcext:value-type="float">
            <text:p>0.1</text:p>
          </table:table-cell>
          <table:table-cell table:formula="of:=[$'Customer stats'.S37]" office:value-type="float" office:value="37.5016" calcext:value-type="float">
            <text:p>37.5016</text:p>
          </table:table-cell>
          <table:table-cell table:formula="of:=[$'Customer stats'.W37]" office:value-type="float" office:value="84.051" calcext:value-type="float">
            <text:p>84.051</text:p>
          </table:table-cell>
          <table:table-cell table:formula="of:=[$'Customer stats'.X37]" office:value-type="float" office:value="0" calcext:value-type="float">
            <text:p>0</text:p>
          </table:table-cell>
          <table:table-cell table:formula="of:=[$'Customer stats'.Y37]" office:value-type="float" office:value="51.7868" calcext:value-type="float">
            <text:p>51.7868</text:p>
          </table:table-cell>
          <table:table-cell table:formula="of:=[$'Customer stats'.AA37]" office:value-type="float" office:value="0.04" calcext:value-type="float">
            <text:p>0.04</text:p>
          </table:table-cell>
          <table:table-cell table:formula="of:=[$'Customer stats'.AB37]" office:value-type="float" office:value="32.2642" calcext:value-type="float">
            <text:p>32.2642</text:p>
          </table:table-cell>
          <table:table-cell table:formula="of:=[$'Customer stats'.AF37]" office:value-type="float" office:value="74.8374" calcext:value-type="float">
            <text:p>74.8374</text:p>
          </table:table-cell>
          <table:table-cell table:formula="of:=[$'Customer stats'.AG37]" office:value-type="float" office:value="0" calcext:value-type="float">
            <text:p>0</text:p>
          </table:table-cell>
          <table:table-cell table:formula="of:=[$'Customer stats'.AH37]" office:value-type="float" office:value="48.6588" calcext:value-type="float">
            <text:p>48.6588</text:p>
          </table:table-cell>
          <table:table-cell table:formula="of:=[$'Customer stats'.AJ37]" office:value-type="float" office:value="0.03" calcext:value-type="float">
            <text:p>0.03</text:p>
          </table:table-cell>
          <table:table-cell table:formula="of:=[$'Customer stats'.AK37]" office:value-type="float" office:value="26.1786" calcext:value-type="float">
            <text:p>26.1786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Customer stats'.E38]" office:value-type="float" office:value="110.244" calcext:value-type="float">
            <text:p>110.244</text:p>
          </table:table-cell>
          <table:table-cell table:formula="of:=[$'Customer stats'.F38]" office:value-type="float" office:value="0" calcext:value-type="float">
            <text:p>0</text:p>
          </table:table-cell>
          <table:table-cell table:formula="of:=[$'Customer stats'.G38]" office:value-type="float" office:value="104.613" calcext:value-type="float">
            <text:p>104.613</text:p>
          </table:table-cell>
          <table:table-cell table:formula="of:=[$'Customer stats'.I38]" office:value-type="float" office:value="0.15" calcext:value-type="float">
            <text:p>0.15</text:p>
          </table:table-cell>
          <table:table-cell table:formula="of:=[$'Customer stats'.J38]" office:value-type="float" office:value="5.6308" calcext:value-type="float">
            <text:p>5.6308</text:p>
          </table:table-cell>
          <table:table-cell table:formula="of:=[$'Customer stats'.N38]" office:value-type="float" office:value="104.291" calcext:value-type="float">
            <text:p>104.291</text:p>
          </table:table-cell>
          <table:table-cell table:formula="of:=[$'Customer stats'.O38]" office:value-type="float" office:value="0" calcext:value-type="float">
            <text:p>0</text:p>
          </table:table-cell>
          <table:table-cell table:formula="of:=[$'Customer stats'.P38]" office:value-type="float" office:value="92.46" calcext:value-type="float">
            <text:p>92.46</text:p>
          </table:table-cell>
          <table:table-cell table:formula="of:=[$'Customer stats'.R38]" office:value-type="float" office:value="0.08" calcext:value-type="float">
            <text:p>0.08</text:p>
          </table:table-cell>
          <table:table-cell table:formula="of:=[$'Customer stats'.S38]" office:value-type="float" office:value="11.8308" calcext:value-type="float">
            <text:p>11.8308</text:p>
          </table:table-cell>
          <table:table-cell table:formula="of:=[$'Customer stats'.W38]" office:value-type="float" office:value="82.9566" calcext:value-type="float">
            <text:p>82.9566</text:p>
          </table:table-cell>
          <table:table-cell table:formula="of:=[$'Customer stats'.X38]" office:value-type="float" office:value="0" calcext:value-type="float">
            <text:p>0</text:p>
          </table:table-cell>
          <table:table-cell table:formula="of:=[$'Customer stats'.Y38]" office:value-type="float" office:value="65.228" calcext:value-type="float">
            <text:p>65.228</text:p>
          </table:table-cell>
          <table:table-cell table:formula="of:=[$'Customer stats'.AA38]" office:value-type="float" office:value="0.04" calcext:value-type="float">
            <text:p>0.04</text:p>
          </table:table-cell>
          <table:table-cell table:formula="of:=[$'Customer stats'.AB38]" office:value-type="float" office:value="17.7286" calcext:value-type="float">
            <text:p>17.7286</text:p>
          </table:table-cell>
          <table:table-cell table:formula="of:=[$'Customer stats'.AF38]" office:value-type="float" office:value="70.1976" calcext:value-type="float">
            <text:p>70.1976</text:p>
          </table:table-cell>
          <table:table-cell table:formula="of:=[$'Customer stats'.AG38]" office:value-type="float" office:value="0" calcext:value-type="float">
            <text:p>0</text:p>
          </table:table-cell>
          <table:table-cell table:formula="of:=[$'Customer stats'.AH38]" office:value-type="float" office:value="63.5536" calcext:value-type="float">
            <text:p>63.5536</text:p>
          </table:table-cell>
          <table:table-cell table:formula="of:=[$'Customer stats'.AJ38]" office:value-type="float" office:value="0.02" calcext:value-type="float">
            <text:p>0.02</text:p>
          </table:table-cell>
          <table:table-cell table:formula="of:=[$'Customer stats'.AK38]" office:value-type="float" office:value="6.644" calcext:value-type="float">
            <text:p>6.644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Customer stats'.E39]" office:value-type="float" office:value="106.699" calcext:value-type="float">
            <text:p>106.699</text:p>
          </table:table-cell>
          <table:table-cell table:formula="of:=[$'Customer stats'.F39]" office:value-type="float" office:value="0" calcext:value-type="float">
            <text:p>0</text:p>
          </table:table-cell>
          <table:table-cell table:formula="of:=[$'Customer stats'.G39]" office:value-type="float" office:value="108.1" calcext:value-type="float">
            <text:p>108.1</text:p>
          </table:table-cell>
          <table:table-cell table:formula="of:=[$'Customer stats'.I39]" office:value-type="float" office:value="0.06" calcext:value-type="float">
            <text:p>0.06</text:p>
          </table:table-cell>
          <table:table-cell table:formula="of:=[$'Customer stats'.J39]" office:value-type="float" office:value="-1.4014" calcext:value-type="float">
            <text:p>-1.4014</text:p>
          </table:table-cell>
          <table:table-cell table:formula="of:=[$'Customer stats'.N39]" office:value-type="float" office:value="95.7636" calcext:value-type="float">
            <text:p>95.7636</text:p>
          </table:table-cell>
          <table:table-cell table:formula="of:=[$'Customer stats'.O39]" office:value-type="float" office:value="0" calcext:value-type="float">
            <text:p>0</text:p>
          </table:table-cell>
          <table:table-cell table:formula="of:=[$'Customer stats'.P39]" office:value-type="float" office:value="102.442" calcext:value-type="float">
            <text:p>102.442</text:p>
          </table:table-cell>
          <table:table-cell table:formula="of:=[$'Customer stats'.R39]" office:value-type="float" office:value="0.07" calcext:value-type="float">
            <text:p>0.07</text:p>
          </table:table-cell>
          <table:table-cell table:formula="of:=[$'Customer stats'.S39]" office:value-type="float" office:value="-6.6784" calcext:value-type="float">
            <text:p>-6.6784</text:p>
          </table:table-cell>
          <table:table-cell table:formula="of:=[$'Customer stats'.W39]" office:value-type="float" office:value="76.8576" calcext:value-type="float">
            <text:p>76.8576</text:p>
          </table:table-cell>
          <table:table-cell table:formula="of:=[$'Customer stats'.X39]" office:value-type="float" office:value="0" calcext:value-type="float">
            <text:p>0</text:p>
          </table:table-cell>
          <table:table-cell table:formula="of:=[$'Customer stats'.Y39]" office:value-type="float" office:value="78.5404" calcext:value-type="float">
            <text:p>78.5404</text:p>
          </table:table-cell>
          <table:table-cell table:formula="of:=[$'Customer stats'.AA39]" office:value-type="float" office:value="0.04" calcext:value-type="float">
            <text:p>0.04</text:p>
          </table:table-cell>
          <table:table-cell table:formula="of:=[$'Customer stats'.AB39]" office:value-type="float" office:value="-1.6828" calcext:value-type="float">
            <text:p>-1.6828</text:p>
          </table:table-cell>
          <table:table-cell table:formula="of:=[$'Customer stats'.AF39]" office:value-type="float" office:value="65.5806" calcext:value-type="float">
            <text:p>65.5806</text:p>
          </table:table-cell>
          <table:table-cell table:formula="of:=[$'Customer stats'.AG39]" office:value-type="float" office:value="0" calcext:value-type="float">
            <text:p>0</text:p>
          </table:table-cell>
          <table:table-cell table:formula="of:=[$'Customer stats'.AH39]" office:value-type="float" office:value="76.084" calcext:value-type="float">
            <text:p>76.084</text:p>
          </table:table-cell>
          <table:table-cell table:formula="of:=[$'Customer stats'.AJ39]" office:value-type="float" office:value="0.01" calcext:value-type="float">
            <text:p>0.01</text:p>
          </table:table-cell>
          <table:table-cell table:formula="of:=[$'Customer stats'.AK39]" office:value-type="float" office:value="-10.5034" calcext:value-type="float">
            <text:p>-10.5034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Customer stats'.E40]" office:value-type="float" office:value="113.675" calcext:value-type="float">
            <text:p>113.675</text:p>
          </table:table-cell>
          <table:table-cell table:formula="of:=[$'Customer stats'.F40]" office:value-type="float" office:value="0" calcext:value-type="float">
            <text:p>0</text:p>
          </table:table-cell>
          <table:table-cell table:formula="of:=[$'Customer stats'.G40]" office:value-type="float" office:value="99.9856" calcext:value-type="float">
            <text:p>99.9856</text:p>
          </table:table-cell>
          <table:table-cell table:formula="of:=[$'Customer stats'.I40]" office:value-type="float" office:value="0.07" calcext:value-type="float">
            <text:p>0.07</text:p>
          </table:table-cell>
          <table:table-cell table:formula="of:=[$'Customer stats'.J40]" office:value-type="float" office:value="13.6898" calcext:value-type="float">
            <text:p>13.6898</text:p>
          </table:table-cell>
          <table:table-cell table:formula="of:=[$'Customer stats'.N40]" office:value-type="float" office:value="106.48" calcext:value-type="float">
            <text:p>106.48</text:p>
          </table:table-cell>
          <table:table-cell table:formula="of:=[$'Customer stats'.O40]" office:value-type="float" office:value="0" calcext:value-type="float">
            <text:p>0</text:p>
          </table:table-cell>
          <table:table-cell table:formula="of:=[$'Customer stats'.P40]" office:value-type="float" office:value="86.4064" calcext:value-type="float">
            <text:p>86.4064</text:p>
          </table:table-cell>
          <table:table-cell table:formula="of:=[$'Customer stats'.R40]" office:value-type="float" office:value="0.06" calcext:value-type="float">
            <text:p>0.06</text:p>
          </table:table-cell>
          <table:table-cell table:formula="of:=[$'Customer stats'.S40]" office:value-type="float" office:value="20.0732" calcext:value-type="float">
            <text:p>20.0732</text:p>
          </table:table-cell>
          <table:table-cell table:formula="of:=[$'Customer stats'.W40]" office:value-type="float" office:value="88.6794" calcext:value-type="float">
            <text:p>88.6794</text:p>
          </table:table-cell>
          <table:table-cell table:formula="of:=[$'Customer stats'.X40]" office:value-type="float" office:value="0" calcext:value-type="float">
            <text:p>0</text:p>
          </table:table-cell>
          <table:table-cell table:formula="of:=[$'Customer stats'.Y40]" office:value-type="float" office:value="71.4288" calcext:value-type="float">
            <text:p>71.4288</text:p>
          </table:table-cell>
          <table:table-cell table:formula="of:=[$'Customer stats'.AA40]" office:value-type="float" office:value="0.01" calcext:value-type="float">
            <text:p>0.01</text:p>
          </table:table-cell>
          <table:table-cell table:formula="of:=[$'Customer stats'.AB40]" office:value-type="float" office:value="17.2506" calcext:value-type="float">
            <text:p>17.2506</text:p>
          </table:table-cell>
          <table:table-cell table:formula="of:=[$'Customer stats'.AF40]" office:value-type="float" office:value="80.184" calcext:value-type="float">
            <text:p>80.184</text:p>
          </table:table-cell>
          <table:table-cell table:formula="of:=[$'Customer stats'.AG40]" office:value-type="float" office:value="0" calcext:value-type="float">
            <text:p>0</text:p>
          </table:table-cell>
          <table:table-cell table:formula="of:=[$'Customer stats'.AH40]" office:value-type="float" office:value="72.6616" calcext:value-type="float">
            <text:p>72.6616</text:p>
          </table:table-cell>
          <table:table-cell table:formula="of:=[$'Customer stats'.AJ40]" office:value-type="float" office:value="0.02" calcext:value-type="float">
            <text:p>0.02</text:p>
          </table:table-cell>
          <table:table-cell table:formula="of:=[$'Customer stats'.AK40]" office:value-type="float" office:value="7.5224" calcext:value-type="float">
            <text:p>7.5224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Customer stats'.E41]" office:value-type="float" office:value="109.879" calcext:value-type="float">
            <text:p>109.879</text:p>
          </table:table-cell>
          <table:table-cell table:formula="of:=[$'Customer stats'.F41]" office:value-type="float" office:value="0" calcext:value-type="float">
            <text:p>0</text:p>
          </table:table-cell>
          <table:table-cell table:formula="of:=[$'Customer stats'.G41]" office:value-type="float" office:value="72.1372" calcext:value-type="float">
            <text:p>72.1372</text:p>
          </table:table-cell>
          <table:table-cell table:formula="of:=[$'Customer stats'.I41]" office:value-type="float" office:value="0.34" calcext:value-type="float">
            <text:p>0.34</text:p>
          </table:table-cell>
          <table:table-cell table:formula="of:=[$'Customer stats'.J41]" office:value-type="float" office:value="37.742" calcext:value-type="float">
            <text:p>37.742</text:p>
          </table:table-cell>
          <table:table-cell table:formula="of:=[$'Customer stats'.N41]" office:value-type="float" office:value="103.367" calcext:value-type="float">
            <text:p>103.367</text:p>
          </table:table-cell>
          <table:table-cell table:formula="of:=[$'Customer stats'.O41]" office:value-type="float" office:value="0" calcext:value-type="float">
            <text:p>0</text:p>
          </table:table-cell>
          <table:table-cell table:formula="of:=[$'Customer stats'.P41]" office:value-type="float" office:value="69.3036" calcext:value-type="float">
            <text:p>69.3036</text:p>
          </table:table-cell>
          <table:table-cell table:formula="of:=[$'Customer stats'.R41]" office:value-type="float" office:value="0.21" calcext:value-type="float">
            <text:p>0.21</text:p>
          </table:table-cell>
          <table:table-cell table:formula="of:=[$'Customer stats'.S41]" office:value-type="float" office:value="34.0638" calcext:value-type="float">
            <text:p>34.0638</text:p>
          </table:table-cell>
          <table:table-cell table:formula="of:=[$'Customer stats'.W41]" office:value-type="float" office:value="82.6488" calcext:value-type="float">
            <text:p>82.6488</text:p>
          </table:table-cell>
          <table:table-cell table:formula="of:=[$'Customer stats'.X41]" office:value-type="float" office:value="0" calcext:value-type="float">
            <text:p>0</text:p>
          </table:table-cell>
          <table:table-cell table:formula="of:=[$'Customer stats'.Y41]" office:value-type="float" office:value="59.984" calcext:value-type="float">
            <text:p>59.984</text:p>
          </table:table-cell>
          <table:table-cell table:formula="of:=[$'Customer stats'.AA41]" office:value-type="float" office:value="0.07" calcext:value-type="float">
            <text:p>0.07</text:p>
          </table:table-cell>
          <table:table-cell table:formula="of:=[$'Customer stats'.AB41]" office:value-type="float" office:value="22.6648" calcext:value-type="float">
            <text:p>22.6648</text:p>
          </table:table-cell>
          <table:table-cell table:formula="of:=[$'Customer stats'.AF41]" office:value-type="float" office:value="74.1534" calcext:value-type="float">
            <text:p>74.1534</text:p>
          </table:table-cell>
          <table:table-cell table:formula="of:=[$'Customer stats'.AG41]" office:value-type="float" office:value="0" calcext:value-type="float">
            <text:p>0</text:p>
          </table:table-cell>
          <table:table-cell table:formula="of:=[$'Customer stats'.AH41]" office:value-type="float" office:value="45.3284" calcext:value-type="float">
            <text:p>45.3284</text:p>
          </table:table-cell>
          <table:table-cell table:formula="of:=[$'Customer stats'.AJ41]" office:value-type="float" office:value="0.05" calcext:value-type="float">
            <text:p>0.05</text:p>
          </table:table-cell>
          <table:table-cell table:formula="of:=[$'Customer stats'.AK41]" office:value-type="float" office:value="28.825" calcext:value-type="float">
            <text:p>28.825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Customer stats'.E42]" office:value-type="float" office:value="102.788" calcext:value-type="float">
            <text:p>102.788</text:p>
          </table:table-cell>
          <table:table-cell table:formula="of:=[$'Customer stats'.F42]" office:value-type="float" office:value="0" calcext:value-type="float">
            <text:p>0</text:p>
          </table:table-cell>
          <table:table-cell table:formula="of:=[$'Customer stats'.G42]" office:value-type="float" office:value="65.8904" calcext:value-type="float">
            <text:p>65.8904</text:p>
          </table:table-cell>
          <table:table-cell table:formula="of:=[$'Customer stats'.I42]" office:value-type="float" office:value="0.06" calcext:value-type="float">
            <text:p>0.06</text:p>
          </table:table-cell>
          <table:table-cell table:formula="of:=[$'Customer stats'.J42]" office:value-type="float" office:value="36.898" calcext:value-type="float">
            <text:p>36.898</text:p>
          </table:table-cell>
          <table:table-cell table:formula="of:=[$'Customer stats'.N42]" office:value-type="float" office:value="93.438" calcext:value-type="float">
            <text:p>93.438</text:p>
          </table:table-cell>
          <table:table-cell table:formula="of:=[$'Customer stats'.O42]" office:value-type="float" office:value="0" calcext:value-type="float">
            <text:p>0</text:p>
          </table:table-cell>
          <table:table-cell table:formula="of:=[$'Customer stats'.P42]" office:value-type="float" office:value="68.3744" calcext:value-type="float">
            <text:p>68.3744</text:p>
          </table:table-cell>
          <table:table-cell table:formula="of:=[$'Customer stats'.R42]" office:value-type="float" office:value="0.05" calcext:value-type="float">
            <text:p>0.05</text:p>
          </table:table-cell>
          <table:table-cell table:formula="of:=[$'Customer stats'.S42]" office:value-type="float" office:value="25.0636" calcext:value-type="float">
            <text:p>25.0636</text:p>
          </table:table-cell>
          <table:table-cell table:formula="of:=[$'Customer stats'.W42]" office:value-type="float" office:value="76.812" calcext:value-type="float">
            <text:p>76.812</text:p>
          </table:table-cell>
          <table:table-cell table:formula="of:=[$'Customer stats'.X42]" office:value-type="float" office:value="0" calcext:value-type="float">
            <text:p>0</text:p>
          </table:table-cell>
          <table:table-cell table:formula="of:=[$'Customer stats'.Y42]" office:value-type="float" office:value="59.0824" calcext:value-type="float">
            <text:p>59.0824</text:p>
          </table:table-cell>
          <table:table-cell table:formula="of:=[$'Customer stats'.AA42]" office:value-type="float" office:value="0.02" calcext:value-type="float">
            <text:p>0.02</text:p>
          </table:table-cell>
          <table:table-cell table:formula="of:=[$'Customer stats'.AB42]" office:value-type="float" office:value="17.7296" calcext:value-type="float">
            <text:p>17.7296</text:p>
          </table:table-cell>
          <table:table-cell table:formula="of:=[$'Customer stats'.AF42]" office:value-type="float" office:value="63.0384" calcext:value-type="float">
            <text:p>63.0384</text:p>
          </table:table-cell>
          <table:table-cell table:formula="of:=[$'Customer stats'.AG42]" office:value-type="float" office:value="0" calcext:value-type="float">
            <text:p>0</text:p>
          </table:table-cell>
          <table:table-cell table:formula="of:=[$'Customer stats'.AH42]" office:value-type="float" office:value="47.7848" calcext:value-type="float">
            <text:p>47.7848</text:p>
          </table:table-cell>
          <table:table-cell table:formula="of:=[$'Customer stats'.AJ42]" office:value-type="float" office:value="0.01" calcext:value-type="float">
            <text:p>0.01</text:p>
          </table:table-cell>
          <table:table-cell table:formula="of:=[$'Customer stats'.AK42]" office:value-type="float" office:value="15.2536" calcext:value-type="float">
            <text:p>15.2536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Customer stats'.E43]" office:value-type="float" office:value="114.67" calcext:value-type="float">
            <text:p>114.67</text:p>
          </table:table-cell>
          <table:table-cell table:formula="of:=[$'Customer stats'.F43]" office:value-type="float" office:value="0" calcext:value-type="float">
            <text:p>0</text:p>
          </table:table-cell>
          <table:table-cell table:formula="of:=[$'Customer stats'.G43]" office:value-type="float" office:value="80.0308" calcext:value-type="float">
            <text:p>80.0308</text:p>
          </table:table-cell>
          <table:table-cell table:formula="of:=[$'Customer stats'.I43]" office:value-type="float" office:value="0.08" calcext:value-type="float">
            <text:p>0.08</text:p>
          </table:table-cell>
          <table:table-cell table:formula="of:=[$'Customer stats'.J43]" office:value-type="float" office:value="34.6388" calcext:value-type="float">
            <text:p>34.6388</text:p>
          </table:table-cell>
          <table:table-cell table:formula="of:=[$'Customer stats'.N43]" office:value-type="float" office:value="92.8452" calcext:value-type="float">
            <text:p>92.8452</text:p>
          </table:table-cell>
          <table:table-cell table:formula="of:=[$'Customer stats'.O43]" office:value-type="float" office:value="0" calcext:value-type="float">
            <text:p>0</text:p>
          </table:table-cell>
          <table:table-cell table:formula="of:=[$'Customer stats'.P43]" office:value-type="float" office:value="64.6852" calcext:value-type="float">
            <text:p>64.6852</text:p>
          </table:table-cell>
          <table:table-cell table:formula="of:=[$'Customer stats'.R43]" office:value-type="float" office:value="0.03" calcext:value-type="float">
            <text:p>0.03</text:p>
          </table:table-cell>
          <table:table-cell table:formula="of:=[$'Customer stats'.S43]" office:value-type="float" office:value="28.16" calcext:value-type="float">
            <text:p>28.16</text:p>
          </table:table-cell>
          <table:table-cell table:formula="of:=[$'Customer stats'.W43]" office:value-type="float" office:value="88.431" calcext:value-type="float">
            <text:p>88.431</text:p>
          </table:table-cell>
          <table:table-cell table:formula="of:=[$'Customer stats'.X43]" office:value-type="float" office:value="0" calcext:value-type="float">
            <text:p>0</text:p>
          </table:table-cell>
          <table:table-cell table:formula="of:=[$'Customer stats'.Y43]" office:value-type="float" office:value="61.0604" calcext:value-type="float">
            <text:p>61.0604</text:p>
          </table:table-cell>
          <table:table-cell table:formula="of:=[$'Customer stats'.AA43]" office:value-type="float" office:value="0.02" calcext:value-type="float">
            <text:p>0.02</text:p>
          </table:table-cell>
          <table:table-cell table:formula="of:=[$'Customer stats'.AB43]" office:value-type="float" office:value="27.3706" calcext:value-type="float">
            <text:p>27.3706</text:p>
          </table:table-cell>
          <table:table-cell table:formula="of:=[$'Customer stats'.AF43]" office:value-type="float" office:value="66.4698" calcext:value-type="float">
            <text:p>66.4698</text:p>
          </table:table-cell>
          <table:table-cell table:formula="of:=[$'Customer stats'.AG43]" office:value-type="float" office:value="0" calcext:value-type="float">
            <text:p>0</text:p>
          </table:table-cell>
          <table:table-cell table:formula="of:=[$'Customer stats'.AH43]" office:value-type="float" office:value="50.6092" calcext:value-type="float">
            <text:p>50.6092</text:p>
          </table:table-cell>
          <table:table-cell table:formula="of:=[$'Customer stats'.AJ43]" office:value-type="float" office:value="0.02" calcext:value-type="float">
            <text:p>0.02</text:p>
          </table:table-cell>
          <table:table-cell table:formula="of:=[$'Customer stats'.AK43]" office:value-type="float" office:value="15.8606" calcext:value-type="float">
            <text:p>15.8606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Customer stats'.E44]" office:value-type="float" office:value="119.264" calcext:value-type="float">
            <text:p>119.264</text:p>
          </table:table-cell>
          <table:table-cell table:formula="of:=[$'Customer stats'.F44]" office:value-type="float" office:value="0" calcext:value-type="float">
            <text:p>0</text:p>
          </table:table-cell>
          <table:table-cell table:formula="of:=[$'Customer stats'.G44]" office:value-type="float" office:value="83.5912" calcext:value-type="float">
            <text:p>83.5912</text:p>
          </table:table-cell>
          <table:table-cell table:formula="of:=[$'Customer stats'.I44]" office:value-type="float" office:value="0.41" calcext:value-type="float">
            <text:p>0.41</text:p>
          </table:table-cell>
          <table:table-cell table:formula="of:=[$'Customer stats'.J44]" office:value-type="float" office:value="35.6726" calcext:value-type="float">
            <text:p>35.6726</text:p>
          </table:table-cell>
          <table:table-cell table:formula="of:=[$'Customer stats'.N44]" office:value-type="float" office:value="100.825" calcext:value-type="float">
            <text:p>100.825</text:p>
          </table:table-cell>
          <table:table-cell table:formula="of:=[$'Customer stats'.O44]" office:value-type="float" office:value="0" calcext:value-type="float">
            <text:p>0</text:p>
          </table:table-cell>
          <table:table-cell table:formula="of:=[$'Customer stats'.P44]" office:value-type="float" office:value="77.6664" calcext:value-type="float">
            <text:p>77.6664</text:p>
          </table:table-cell>
          <table:table-cell table:formula="of:=[$'Customer stats'.R44]" office:value-type="float" office:value="0.06" calcext:value-type="float">
            <text:p>0.06</text:p>
          </table:table-cell>
          <table:table-cell table:formula="of:=[$'Customer stats'.S44]" office:value-type="float" office:value="23.1588" calcext:value-type="float">
            <text:p>23.1588</text:p>
          </table:table-cell>
          <table:table-cell table:formula="of:=[$'Customer stats'.W44]" office:value-type="float" office:value="91.965" calcext:value-type="float">
            <text:p>91.965</text:p>
          </table:table-cell>
          <table:table-cell table:formula="of:=[$'Customer stats'.X44]" office:value-type="float" office:value="0" calcext:value-type="float">
            <text:p>0</text:p>
          </table:table-cell>
          <table:table-cell table:formula="of:=[$'Customer stats'.Y44]" office:value-type="float" office:value="72.5144" calcext:value-type="float">
            <text:p>72.5144</text:p>
          </table:table-cell>
          <table:table-cell table:formula="of:=[$'Customer stats'.AA44]" office:value-type="float" office:value="0.07" calcext:value-type="float">
            <text:p>0.07</text:p>
          </table:table-cell>
          <table:table-cell table:formula="of:=[$'Customer stats'.AB44]" office:value-type="float" office:value="19.4506" calcext:value-type="float">
            <text:p>19.4506</text:p>
          </table:table-cell>
          <table:table-cell table:formula="of:=[$'Customer stats'.AF44]" office:value-type="float" office:value="79.2948" calcext:value-type="float">
            <text:p>79.2948</text:p>
          </table:table-cell>
          <table:table-cell table:formula="of:=[$'Customer stats'.AG44]" office:value-type="float" office:value="0" calcext:value-type="float">
            <text:p>0</text:p>
          </table:table-cell>
          <table:table-cell table:formula="of:=[$'Customer stats'.AH44]" office:value-type="float" office:value="57.408" calcext:value-type="float">
            <text:p>57.408</text:p>
          </table:table-cell>
          <table:table-cell table:formula="of:=[$'Customer stats'.AJ44]" office:value-type="float" office:value="0.02" calcext:value-type="float">
            <text:p>0.02</text:p>
          </table:table-cell>
          <table:table-cell table:formula="of:=[$'Customer stats'.AK44]" office:value-type="float" office:value="21.8868" calcext:value-type="float">
            <text:p>21.8868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Customer stats'.E45]" office:value-type="float" office:value="123.915" calcext:value-type="float">
            <text:p>123.915</text:p>
          </table:table-cell>
          <table:table-cell table:formula="of:=[$'Customer stats'.F45]" office:value-type="float" office:value="0" calcext:value-type="float">
            <text:p>0</text:p>
          </table:table-cell>
          <table:table-cell table:formula="of:=[$'Customer stats'.G45]" office:value-type="float" office:value="107.861" calcext:value-type="float">
            <text:p>107.861</text:p>
          </table:table-cell>
          <table:table-cell table:formula="of:=[$'Customer stats'.I45]" office:value-type="float" office:value="0.57" calcext:value-type="float">
            <text:p>0.57</text:p>
          </table:table-cell>
          <table:table-cell table:formula="of:=[$'Customer stats'.J45]" office:value-type="float" office:value="16.0542" calcext:value-type="float">
            <text:p>16.0542</text:p>
          </table:table-cell>
          <table:table-cell table:formula="of:=[$'Customer stats'.N45]" office:value-type="float" office:value="108.794" calcext:value-type="float">
            <text:p>108.794</text:p>
          </table:table-cell>
          <table:table-cell table:formula="of:=[$'Customer stats'.O45]" office:value-type="float" office:value="0" calcext:value-type="float">
            <text:p>0</text:p>
          </table:table-cell>
          <table:table-cell table:formula="of:=[$'Customer stats'.P45]" office:value-type="float" office:value="88.7524" calcext:value-type="float">
            <text:p>88.7524</text:p>
          </table:table-cell>
          <table:table-cell table:formula="of:=[$'Customer stats'.R45]" office:value-type="float" office:value="0.09" calcext:value-type="float">
            <text:p>0.09</text:p>
          </table:table-cell>
          <table:table-cell table:formula="of:=[$'Customer stats'.S45]" office:value-type="float" office:value="20.0414" calcext:value-type="float">
            <text:p>20.0414</text:p>
          </table:table-cell>
          <table:table-cell table:formula="of:=[$'Customer stats'.W45]" office:value-type="float" office:value="102.088" calcext:value-type="float">
            <text:p>102.088</text:p>
          </table:table-cell>
          <table:table-cell table:formula="of:=[$'Customer stats'.X45]" office:value-type="float" office:value="0" calcext:value-type="float">
            <text:p>0</text:p>
          </table:table-cell>
          <table:table-cell table:formula="of:=[$'Customer stats'.Y45]" office:value-type="float" office:value="86.4984" calcext:value-type="float">
            <text:p>86.4984</text:p>
          </table:table-cell>
          <table:table-cell table:formula="of:=[$'Customer stats'.AA45]" office:value-type="float" office:value="0.08" calcext:value-type="float">
            <text:p>0.08</text:p>
          </table:table-cell>
          <table:table-cell table:formula="of:=[$'Customer stats'.AB45]" office:value-type="float" office:value="15.5898" calcext:value-type="float">
            <text:p>15.5898</text:p>
          </table:table-cell>
          <table:table-cell table:formula="of:=[$'Customer stats'.AF45]" office:value-type="float" office:value="89.3382" calcext:value-type="float">
            <text:p>89.3382</text:p>
          </table:table-cell>
          <table:table-cell table:formula="of:=[$'Customer stats'.AG45]" office:value-type="float" office:value="0" calcext:value-type="float">
            <text:p>0</text:p>
          </table:table-cell>
          <table:table-cell table:formula="of:=[$'Customer stats'.AH45]" office:value-type="float" office:value="74.1704" calcext:value-type="float">
            <text:p>74.1704</text:p>
          </table:table-cell>
          <table:table-cell table:formula="of:=[$'Customer stats'.AJ45]" office:value-type="float" office:value="0.03" calcext:value-type="float">
            <text:p>0.03</text:p>
          </table:table-cell>
          <table:table-cell table:formula="of:=[$'Customer stats'.AK45]" office:value-type="float" office:value="15.1678" calcext:value-type="float">
            <text:p>15.1678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Customer stats'.E46]" office:value-type="float" office:value="125.796" calcext:value-type="float">
            <text:p>125.796</text:p>
          </table:table-cell>
          <table:table-cell table:formula="of:=[$'Customer stats'.F46]" office:value-type="float" office:value="0" calcext:value-type="float">
            <text:p>0</text:p>
          </table:table-cell>
          <table:table-cell table:formula="of:=[$'Customer stats'.G46]" office:value-type="float" office:value="91.5032" calcext:value-type="float">
            <text:p>91.5032</text:p>
          </table:table-cell>
          <table:table-cell table:formula="of:=[$'Customer stats'.I46]" office:value-type="float" office:value="0.1" calcext:value-type="float">
            <text:p>0.1</text:p>
          </table:table-cell>
          <table:table-cell table:formula="of:=[$'Customer stats'.J46]" office:value-type="float" office:value="34.2928" calcext:value-type="float">
            <text:p>34.2928</text:p>
          </table:table-cell>
          <table:table-cell table:formula="of:=[$'Customer stats'.N46]" office:value-type="float" office:value="103.937" calcext:value-type="float">
            <text:p>103.937</text:p>
          </table:table-cell>
          <table:table-cell table:formula="of:=[$'Customer stats'.O46]" office:value-type="float" office:value="0" calcext:value-type="float">
            <text:p>0</text:p>
          </table:table-cell>
          <table:table-cell table:formula="of:=[$'Customer stats'.P46]" office:value-type="float" office:value="81.236" calcext:value-type="float">
            <text:p>81.236</text:p>
          </table:table-cell>
          <table:table-cell table:formula="of:=[$'Customer stats'.R46]" office:value-type="float" office:value="0.1" calcext:value-type="float">
            <text:p>0.1</text:p>
          </table:table-cell>
          <table:table-cell table:formula="of:=[$'Customer stats'.S46]" office:value-type="float" office:value="22.7014" calcext:value-type="float">
            <text:p>22.7014</text:p>
          </table:table-cell>
          <table:table-cell table:formula="of:=[$'Customer stats'.W46]" office:value-type="float" office:value="96.8328" calcext:value-type="float">
            <text:p>96.8328</text:p>
          </table:table-cell>
          <table:table-cell table:formula="of:=[$'Customer stats'.X46]" office:value-type="float" office:value="0" calcext:value-type="float">
            <text:p>0</text:p>
          </table:table-cell>
          <table:table-cell table:formula="of:=[$'Customer stats'.Y46]" office:value-type="float" office:value="76.1484" calcext:value-type="float">
            <text:p>76.1484</text:p>
          </table:table-cell>
          <table:table-cell table:formula="of:=[$'Customer stats'.AA46]" office:value-type="float" office:value="0.06" calcext:value-type="float">
            <text:p>0.06</text:p>
          </table:table-cell>
          <table:table-cell table:formula="of:=[$'Customer stats'.AB46]" office:value-type="float" office:value="20.6844" calcext:value-type="float">
            <text:p>20.6844</text:p>
          </table:table-cell>
          <table:table-cell table:formula="of:=[$'Customer stats'.AF46]" office:value-type="float" office:value="81.2784" calcext:value-type="float">
            <text:p>81.2784</text:p>
          </table:table-cell>
          <table:table-cell table:formula="of:=[$'Customer stats'.AG46]" office:value-type="float" office:value="0" calcext:value-type="float">
            <text:p>0</text:p>
          </table:table-cell>
          <table:table-cell table:formula="of:=[$'Customer stats'.AH46]" office:value-type="float" office:value="65.32" calcext:value-type="float">
            <text:p>65.32</text:p>
          </table:table-cell>
          <table:table-cell table:formula="of:=[$'Customer stats'.AJ46]" office:value-type="float" office:value="0.03" calcext:value-type="float">
            <text:p>0.03</text:p>
          </table:table-cell>
          <table:table-cell table:formula="of:=[$'Customer stats'.AK46]" office:value-type="float" office:value="15.9584" calcext:value-type="float">
            <text:p>15.9584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Customer stats'.E47]" office:value-type="float" office:value="127.335" calcext:value-type="float">
            <text:p>127.335</text:p>
          </table:table-cell>
          <table:table-cell table:formula="of:=[$'Customer stats'.F47]" office:value-type="float" office:value="0" calcext:value-type="float">
            <text:p>0</text:p>
          </table:table-cell>
          <table:table-cell table:formula="of:=[$'Customer stats'.G47]" office:value-type="float" office:value="95.3396" calcext:value-type="float">
            <text:p>95.3396</text:p>
          </table:table-cell>
          <table:table-cell table:formula="of:=[$'Customer stats'.I47]" office:value-type="float" office:value="0.6" calcext:value-type="float">
            <text:p>0.6</text:p>
          </table:table-cell>
          <table:table-cell table:formula="of:=[$'Customer stats'.J47]" office:value-type="float" office:value="31.9954" calcext:value-type="float">
            <text:p>31.9954</text:p>
          </table:table-cell>
          <table:table-cell table:formula="of:=[$'Customer stats'.N47]" office:value-type="float" office:value="104.975" calcext:value-type="float">
            <text:p>104.975</text:p>
          </table:table-cell>
          <table:table-cell table:formula="of:=[$'Customer stats'.O47]" office:value-type="float" office:value="0" calcext:value-type="float">
            <text:p>0</text:p>
          </table:table-cell>
          <table:table-cell table:formula="of:=[$'Customer stats'.P47]" office:value-type="float" office:value="84.1432" calcext:value-type="float">
            <text:p>84.1432</text:p>
          </table:table-cell>
          <table:table-cell table:formula="of:=[$'Customer stats'.R47]" office:value-type="float" office:value="0.09" calcext:value-type="float">
            <text:p>0.09</text:p>
          </table:table-cell>
          <table:table-cell table:formula="of:=[$'Customer stats'.S47]" office:value-type="float" office:value="20.8316" calcext:value-type="float">
            <text:p>20.8316</text:p>
          </table:table-cell>
          <table:table-cell table:formula="of:=[$'Customer stats'.W47]" office:value-type="float" office:value="94.2678" calcext:value-type="float">
            <text:p>94.2678</text:p>
          </table:table-cell>
          <table:table-cell table:formula="of:=[$'Customer stats'.X47]" office:value-type="float" office:value="0" calcext:value-type="float">
            <text:p>0</text:p>
          </table:table-cell>
          <table:table-cell table:formula="of:=[$'Customer stats'.Y47]" office:value-type="float" office:value="63.2592" calcext:value-type="float">
            <text:p>63.2592</text:p>
          </table:table-cell>
          <table:table-cell table:formula="of:=[$'Customer stats'.AA47]" office:value-type="float" office:value="0.06" calcext:value-type="float">
            <text:p>0.06</text:p>
          </table:table-cell>
          <table:table-cell table:formula="of:=[$'Customer stats'.AB47]" office:value-type="float" office:value="31.0086" calcext:value-type="float">
            <text:p>31.0086</text:p>
          </table:table-cell>
          <table:table-cell table:formula="of:=[$'Customer stats'.AF47]" office:value-type="float" office:value="76.4676" calcext:value-type="float">
            <text:p>76.4676</text:p>
          </table:table-cell>
          <table:table-cell table:formula="of:=[$'Customer stats'.AG47]" office:value-type="float" office:value="0" calcext:value-type="float">
            <text:p>0</text:p>
          </table:table-cell>
          <table:table-cell table:formula="of:=[$'Customer stats'.AH47]" office:value-type="float" office:value="54.9056" calcext:value-type="float">
            <text:p>54.9056</text:p>
          </table:table-cell>
          <table:table-cell table:formula="of:=[$'Customer stats'.AJ47]" office:value-type="float" office:value="0.03" calcext:value-type="float">
            <text:p>0.03</text:p>
          </table:table-cell>
          <table:table-cell table:formula="of:=[$'Customer stats'.AK47]" office:value-type="float" office:value="21.562" calcext:value-type="float">
            <text:p>21.562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Customer stats'.E48]" office:value-type="float" office:value="122.935" calcext:value-type="float">
            <text:p>122.935</text:p>
          </table:table-cell>
          <table:table-cell table:formula="of:=[$'Customer stats'.F48]" office:value-type="float" office:value="0" calcext:value-type="float">
            <text:p>0</text:p>
          </table:table-cell>
          <table:table-cell table:formula="of:=[$'Customer stats'.G48]" office:value-type="float" office:value="66.8104" calcext:value-type="float">
            <text:p>66.8104</text:p>
          </table:table-cell>
          <table:table-cell table:formula="of:=[$'Customer stats'.I48]" office:value-type="float" office:value="0.11" calcext:value-type="float">
            <text:p>0.11</text:p>
          </table:table-cell>
          <table:table-cell table:formula="of:=[$'Customer stats'.J48]" office:value-type="float" office:value="56.1242" calcext:value-type="float">
            <text:p>56.1242</text:p>
          </table:table-cell>
          <table:table-cell table:formula="of:=[$'Customer stats'.N48]" office:value-type="float" office:value="99.2292" calcext:value-type="float">
            <text:p>99.2292</text:p>
          </table:table-cell>
          <table:table-cell table:formula="of:=[$'Customer stats'.O48]" office:value-type="float" office:value="0" calcext:value-type="float">
            <text:p>0</text:p>
          </table:table-cell>
          <table:table-cell table:formula="of:=[$'Customer stats'.P48]" office:value-type="float" office:value="63.2316" calcext:value-type="float">
            <text:p>63.2316</text:p>
          </table:table-cell>
          <table:table-cell table:formula="of:=[$'Customer stats'.R48]" office:value-type="float" office:value="0.06" calcext:value-type="float">
            <text:p>0.06</text:p>
          </table:table-cell>
          <table:table-cell table:formula="of:=[$'Customer stats'.S48]" office:value-type="float" office:value="35.9976" calcext:value-type="float">
            <text:p>35.9976</text:p>
          </table:table-cell>
          <table:table-cell table:formula="of:=[$'Customer stats'.W48]" office:value-type="float" office:value="87.633" calcext:value-type="float">
            <text:p>87.633</text:p>
          </table:table-cell>
          <table:table-cell table:formula="of:=[$'Customer stats'.X48]" office:value-type="float" office:value="0" calcext:value-type="float">
            <text:p>0</text:p>
          </table:table-cell>
          <table:table-cell table:formula="of:=[$'Customer stats'.Y48]" office:value-type="float" office:value="59.3584" calcext:value-type="float">
            <text:p>59.3584</text:p>
          </table:table-cell>
          <table:table-cell table:formula="of:=[$'Customer stats'.AA48]" office:value-type="float" office:value="0.04" calcext:value-type="float">
            <text:p>0.04</text:p>
          </table:table-cell>
          <table:table-cell table:formula="of:=[$'Customer stats'.AB48]" office:value-type="float" office:value="28.2746" calcext:value-type="float">
            <text:p>28.2746</text:p>
          </table:table-cell>
          <table:table-cell table:formula="of:=[$'Customer stats'.AF48]" office:value-type="float" office:value="69.3882" calcext:value-type="float">
            <text:p>69.3882</text:p>
          </table:table-cell>
          <table:table-cell table:formula="of:=[$'Customer stats'.AG48]" office:value-type="float" office:value="0" calcext:value-type="float">
            <text:p>0</text:p>
          </table:table-cell>
          <table:table-cell table:formula="of:=[$'Customer stats'.AH48]" office:value-type="float" office:value="52.9644" calcext:value-type="float">
            <text:p>52.9644</text:p>
          </table:table-cell>
          <table:table-cell table:formula="of:=[$'Customer stats'.AJ48]" office:value-type="float" office:value="0.02" calcext:value-type="float">
            <text:p>0.02</text:p>
          </table:table-cell>
          <table:table-cell table:formula="of:=[$'Customer stats'.AK48]" office:value-type="float" office:value="16.4238" calcext:value-type="float">
            <text:p>16.4238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Customer stats'.E49]" office:value-type="float" office:value="131.804" calcext:value-type="float">
            <text:p>131.804</text:p>
          </table:table-cell>
          <table:table-cell table:formula="of:=[$'Customer stats'.F49]" office:value-type="float" office:value="0" calcext:value-type="float">
            <text:p>0</text:p>
          </table:table-cell>
          <table:table-cell table:formula="of:=[$'Customer stats'.G49]" office:value-type="float" office:value="89.4884" calcext:value-type="float">
            <text:p>89.4884</text:p>
          </table:table-cell>
          <table:table-cell table:formula="of:=[$'Customer stats'.I49]" office:value-type="float" office:value="0.23" calcext:value-type="float">
            <text:p>0.23</text:p>
          </table:table-cell>
          <table:table-cell table:formula="of:=[$'Customer stats'.J49]" office:value-type="float" office:value="42.3154" calcext:value-type="float">
            <text:p>42.3154</text:p>
          </table:table-cell>
          <table:table-cell table:formula="of:=[$'Customer stats'.N49]" office:value-type="float" office:value="111.484" calcext:value-type="float">
            <text:p>111.484</text:p>
          </table:table-cell>
          <table:table-cell table:formula="of:=[$'Customer stats'.O49]" office:value-type="float" office:value="0" calcext:value-type="float">
            <text:p>0</text:p>
          </table:table-cell>
          <table:table-cell table:formula="of:=[$'Customer stats'.P49]" office:value-type="float" office:value="91.7516" calcext:value-type="float">
            <text:p>91.7516</text:p>
          </table:table-cell>
          <table:table-cell table:formula="of:=[$'Customer stats'.R49]" office:value-type="float" office:value="0.09" calcext:value-type="float">
            <text:p>0.09</text:p>
          </table:table-cell>
          <table:table-cell table:formula="of:=[$'Customer stats'.S49]" office:value-type="float" office:value="19.7326" calcext:value-type="float">
            <text:p>19.7326</text:p>
          </table:table-cell>
          <table:table-cell table:formula="of:=[$'Customer stats'.W49]" office:value-type="float" office:value="100.994" calcext:value-type="float">
            <text:p>100.994</text:p>
          </table:table-cell>
          <table:table-cell table:formula="of:=[$'Customer stats'.X49]" office:value-type="float" office:value="0" calcext:value-type="float">
            <text:p>0</text:p>
          </table:table-cell>
          <table:table-cell table:formula="of:=[$'Customer stats'.Y49]" office:value-type="float" office:value="79.2212" calcext:value-type="float">
            <text:p>79.2212</text:p>
          </table:table-cell>
          <table:table-cell table:formula="of:=[$'Customer stats'.AA49]" office:value-type="float" office:value="0.14" calcext:value-type="float">
            <text:p>0.14</text:p>
          </table:table-cell>
          <table:table-cell table:formula="of:=[$'Customer stats'.AB49]" office:value-type="float" office:value="21.7726" calcext:value-type="float">
            <text:p>21.7726</text:p>
          </table:table-cell>
          <table:table-cell table:formula="of:=[$'Customer stats'.AF49]" office:value-type="float" office:value="82.3728" calcext:value-type="float">
            <text:p>82.3728</text:p>
          </table:table-cell>
          <table:table-cell table:formula="of:=[$'Customer stats'.AG49]" office:value-type="float" office:value="0" calcext:value-type="float">
            <text:p>0</text:p>
          </table:table-cell>
          <table:table-cell table:formula="of:=[$'Customer stats'.AH49]" office:value-type="float" office:value="70.7296" calcext:value-type="float">
            <text:p>70.7296</text:p>
          </table:table-cell>
          <table:table-cell table:formula="of:=[$'Customer stats'.AJ49]" office:value-type="float" office:value="0.03" calcext:value-type="float">
            <text:p>0.03</text:p>
          </table:table-cell>
          <table:table-cell table:formula="of:=[$'Customer stats'.AK49]" office:value-type="float" office:value="11.6432" calcext:value-type="float">
            <text:p>11.6432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Customer stats'.E50]" office:value-type="float" office:value="101.491" calcext:value-type="float">
            <text:p>101.491</text:p>
          </table:table-cell>
          <table:table-cell table:formula="of:=[$'Customer stats'.F50]" office:value-type="float" office:value="0" calcext:value-type="float">
            <text:p>0</text:p>
          </table:table-cell>
          <table:table-cell table:formula="of:=[$'Customer stats'.G50]" office:value-type="float" office:value="80.3344" calcext:value-type="float">
            <text:p>80.3344</text:p>
          </table:table-cell>
          <table:table-cell table:formula="of:=[$'Customer stats'.I50]" office:value-type="float" office:value="0.21" calcext:value-type="float">
            <text:p>0.21</text:p>
          </table:table-cell>
          <table:table-cell table:formula="of:=[$'Customer stats'.J50]" office:value-type="float" office:value="21.1568" calcext:value-type="float">
            <text:p>21.1568</text:p>
          </table:table-cell>
          <table:table-cell table:formula="of:=[$'Customer stats'.N50]" office:value-type="float" office:value="86.7462" calcext:value-type="float">
            <text:p>86.7462</text:p>
          </table:table-cell>
          <table:table-cell table:formula="of:=[$'Customer stats'.O50]" office:value-type="float" office:value="0" calcext:value-type="float">
            <text:p>0</text:p>
          </table:table-cell>
          <table:table-cell table:formula="of:=[$'Customer stats'.P50]" office:value-type="float" office:value="60.3336" calcext:value-type="float">
            <text:p>60.3336</text:p>
          </table:table-cell>
          <table:table-cell table:formula="of:=[$'Customer stats'.R50]" office:value-type="float" office:value="0.08" calcext:value-type="float">
            <text:p>0.08</text:p>
          </table:table-cell>
          <table:table-cell table:formula="of:=[$'Customer stats'.S50]" office:value-type="float" office:value="26.4126" calcext:value-type="float">
            <text:p>26.4126</text:p>
          </table:table-cell>
          <table:table-cell table:formula="of:=[$'Customer stats'.W50]" office:value-type="float" office:value="82.4118" calcext:value-type="float">
            <text:p>82.4118</text:p>
          </table:table-cell>
          <table:table-cell table:formula="of:=[$'Customer stats'.X50]" office:value-type="float" office:value="0" calcext:value-type="float">
            <text:p>0</text:p>
          </table:table-cell>
          <table:table-cell table:formula="of:=[$'Customer stats'.Y50]" office:value-type="float" office:value="53.9212" calcext:value-type="float">
            <text:p>53.9212</text:p>
          </table:table-cell>
          <table:table-cell table:formula="of:=[$'Customer stats'.AA50]" office:value-type="float" office:value="0.02" calcext:value-type="float">
            <text:p>0.02</text:p>
          </table:table-cell>
          <table:table-cell table:formula="of:=[$'Customer stats'.AB50]" office:value-type="float" office:value="28.4906" calcext:value-type="float">
            <text:p>28.4906</text:p>
          </table:table-cell>
          <table:table-cell table:formula="of:=[$'Customer stats'.AF50]" office:value-type="float" office:value="65.1132" calcext:value-type="float">
            <text:p>65.1132</text:p>
          </table:table-cell>
          <table:table-cell table:formula="of:=[$'Customer stats'.AG50]" office:value-type="float" office:value="0" calcext:value-type="float">
            <text:p>0</text:p>
          </table:table-cell>
          <table:table-cell table:formula="of:=[$'Customer stats'.AH50]" office:value-type="float" office:value="49.9652" calcext:value-type="float">
            <text:p>49.9652</text:p>
          </table:table-cell>
          <table:table-cell table:formula="of:=[$'Customer stats'.AJ50]" office:value-type="float" office:value="0.04" calcext:value-type="float">
            <text:p>0.04</text:p>
          </table:table-cell>
          <table:table-cell table:formula="of:=[$'Customer stats'.AK50]" office:value-type="float" office:value="15.148" calcext:value-type="float">
            <text:p>15.148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Customer stats'.E51]" office:value-type="float" office:value="124.736" calcext:value-type="float">
            <text:p>124.736</text:p>
          </table:table-cell>
          <table:table-cell table:formula="of:=[$'Customer stats'.F51]" office:value-type="float" office:value="0" calcext:value-type="float">
            <text:p>0</text:p>
          </table:table-cell>
          <table:table-cell table:formula="of:=[$'Customer stats'.G51]" office:value-type="float" office:value="88.5592" calcext:value-type="float">
            <text:p>88.5592</text:p>
          </table:table-cell>
          <table:table-cell table:formula="of:=[$'Customer stats'.I51]" office:value-type="float" office:value="0.21" calcext:value-type="float">
            <text:p>0.21</text:p>
          </table:table-cell>
          <table:table-cell table:formula="of:=[$'Customer stats'.J51]" office:value-type="float" office:value="36.1766" calcext:value-type="float">
            <text:p>36.1766</text:p>
          </table:table-cell>
          <table:table-cell table:formula="of:=[$'Customer stats'.N51]" office:value-type="float" office:value="106.366" calcext:value-type="float">
            <text:p>106.366</text:p>
          </table:table-cell>
          <table:table-cell table:formula="of:=[$'Customer stats'.O51]" office:value-type="float" office:value="0" calcext:value-type="float">
            <text:p>0</text:p>
          </table:table-cell>
          <table:table-cell table:formula="of:=[$'Customer stats'.P51]" office:value-type="float" office:value="79.1384" calcext:value-type="float">
            <text:p>79.1384</text:p>
          </table:table-cell>
          <table:table-cell table:formula="of:=[$'Customer stats'.R51]" office:value-type="float" office:value="0.06" calcext:value-type="float">
            <text:p>0.06</text:p>
          </table:table-cell>
          <table:table-cell table:formula="of:=[$'Customer stats'.S51]" office:value-type="float" office:value="27.2272" calcext:value-type="float">
            <text:p>27.2272</text:p>
          </table:table-cell>
          <table:table-cell table:formula="of:=[$'Customer stats'.W51]" office:value-type="float" office:value="95.1912" calcext:value-type="float">
            <text:p>95.1912</text:p>
          </table:table-cell>
          <table:table-cell table:formula="of:=[$'Customer stats'.X51]" office:value-type="float" office:value="0" calcext:value-type="float">
            <text:p>0</text:p>
          </table:table-cell>
          <table:table-cell table:formula="of:=[$'Customer stats'.Y51]" office:value-type="float" office:value="70.4904" calcext:value-type="float">
            <text:p>70.4904</text:p>
          </table:table-cell>
          <table:table-cell table:formula="of:=[$'Customer stats'.AA51]" office:value-type="float" office:value="0.1" calcext:value-type="float">
            <text:p>0.1</text:p>
          </table:table-cell>
          <table:table-cell table:formula="of:=[$'Customer stats'.AB51]" office:value-type="float" office:value="24.7008" calcext:value-type="float">
            <text:p>24.7008</text:p>
          </table:table-cell>
          <table:table-cell table:formula="of:=[$'Customer stats'.AF51]" office:value-type="float" office:value="82.8972" calcext:value-type="float">
            <text:p>82.8972</text:p>
          </table:table-cell>
          <table:table-cell table:formula="of:=[$'Customer stats'.AG51]" office:value-type="float" office:value="0" calcext:value-type="float">
            <text:p>0</text:p>
          </table:table-cell>
          <table:table-cell table:formula="of:=[$'Customer stats'.AH51]" office:value-type="float" office:value="53.9672" calcext:value-type="float">
            <text:p>53.9672</text:p>
          </table:table-cell>
          <table:table-cell table:formula="of:=[$'Customer stats'.AJ51]" office:value-type="float" office:value="0.03" calcext:value-type="float">
            <text:p>0.03</text:p>
          </table:table-cell>
          <table:table-cell table:formula="of:=[$'Customer stats'.AK51]" office:value-type="float" office:value="28.93" calcext:value-type="float">
            <text:p>28.93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Customer stats'.E52]" office:value-type="float" office:value="123.79" calcext:value-type="float">
            <text:p>123.79</text:p>
          </table:table-cell>
          <table:table-cell table:formula="of:=[$'Customer stats'.F52]" office:value-type="float" office:value="0" calcext:value-type="float">
            <text:p>0</text:p>
          </table:table-cell>
          <table:table-cell table:formula="of:=[$'Customer stats'.G52]" office:value-type="float" office:value="86.434" calcext:value-type="float">
            <text:p>86.434</text:p>
          </table:table-cell>
          <table:table-cell table:formula="of:=[$'Customer stats'.I52]" office:value-type="float" office:value="0.51" calcext:value-type="float">
            <text:p>0.51</text:p>
          </table:table-cell>
          <table:table-cell table:formula="of:=[$'Customer stats'.J52]" office:value-type="float" office:value="37.3556" calcext:value-type="float">
            <text:p>37.3556</text:p>
          </table:table-cell>
          <table:table-cell table:formula="of:=[$'Customer stats'.N52]" office:value-type="float" office:value="102.547" calcext:value-type="float">
            <text:p>102.547</text:p>
          </table:table-cell>
          <table:table-cell table:formula="of:=[$'Customer stats'.O52]" office:value-type="float" office:value="0" calcext:value-type="float">
            <text:p>0</text:p>
          </table:table-cell>
          <table:table-cell table:formula="of:=[$'Customer stats'.P52]" office:value-type="float" office:value="83.0576" calcext:value-type="float">
            <text:p>83.0576</text:p>
          </table:table-cell>
          <table:table-cell table:formula="of:=[$'Customer stats'.R52]" office:value-type="float" office:value="0.1" calcext:value-type="float">
            <text:p>0.1</text:p>
          </table:table-cell>
          <table:table-cell table:formula="of:=[$'Customer stats'.S52]" office:value-type="float" office:value="19.489" calcext:value-type="float">
            <text:p>19.489</text:p>
          </table:table-cell>
          <table:table-cell table:formula="of:=[$'Customer stats'.W52]" office:value-type="float" office:value="96.297" calcext:value-type="float">
            <text:p>96.297</text:p>
          </table:table-cell>
          <table:table-cell table:formula="of:=[$'Customer stats'.X52]" office:value-type="float" office:value="0" calcext:value-type="float">
            <text:p>0</text:p>
          </table:table-cell>
          <table:table-cell table:formula="of:=[$'Customer stats'.Y52]" office:value-type="float" office:value="71.6312" calcext:value-type="float">
            <text:p>71.6312</text:p>
          </table:table-cell>
          <table:table-cell table:formula="of:=[$'Customer stats'.AA52]" office:value-type="float" office:value="0.03" calcext:value-type="float">
            <text:p>0.03</text:p>
          </table:table-cell>
          <table:table-cell table:formula="of:=[$'Customer stats'.AB52]" office:value-type="float" office:value="24.6658" calcext:value-type="float">
            <text:p>24.6658</text:p>
          </table:table-cell>
          <table:table-cell table:formula="of:=[$'Customer stats'.AF52]" office:value-type="float" office:value="75.51" calcext:value-type="float">
            <text:p>75.51</text:p>
          </table:table-cell>
          <table:table-cell table:formula="of:=[$'Customer stats'.AG52]" office:value-type="float" office:value="0" calcext:value-type="float">
            <text:p>0</text:p>
          </table:table-cell>
          <table:table-cell table:formula="of:=[$'Customer stats'.AH52]" office:value-type="float" office:value="48.6588" calcext:value-type="float">
            <text:p>48.6588</text:p>
          </table:table-cell>
          <table:table-cell table:formula="of:=[$'Customer stats'.AJ52]" office:value-type="float" office:value="0.03" calcext:value-type="float">
            <text:p>0.03</text:p>
          </table:table-cell>
          <table:table-cell table:formula="of:=[$'Customer stats'.AK52]" office:value-type="float" office:value="26.8512" calcext:value-type="float">
            <text:p>26.8512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Customer stats'.E53]" office:value-type="float" office:value="133.482" calcext:value-type="float">
            <text:p>133.482</text:p>
          </table:table-cell>
          <table:table-cell table:formula="of:=[$'Customer stats'.F53]" office:value-type="float" office:value="0" calcext:value-type="float">
            <text:p>0</text:p>
          </table:table-cell>
          <table:table-cell table:formula="of:=[$'Customer stats'.G53]" office:value-type="float" office:value="108.036" calcext:value-type="float">
            <text:p>108.036</text:p>
          </table:table-cell>
          <table:table-cell table:formula="of:=[$'Customer stats'.I53]" office:value-type="float" office:value="0.33" calcext:value-type="float">
            <text:p>0.33</text:p>
          </table:table-cell>
          <table:table-cell table:formula="of:=[$'Customer stats'.J53]" office:value-type="float" office:value="25.4464" calcext:value-type="float">
            <text:p>25.4464</text:p>
          </table:table-cell>
          <table:table-cell table:formula="of:=[$'Customer stats'.N53]" office:value-type="float" office:value="110.825" calcext:value-type="float">
            <text:p>110.825</text:p>
          </table:table-cell>
          <table:table-cell table:formula="of:=[$'Customer stats'.O53]" office:value-type="float" office:value="0" calcext:value-type="float">
            <text:p>0</text:p>
          </table:table-cell>
          <table:table-cell table:formula="of:=[$'Customer stats'.P53]" office:value-type="float" office:value="94.6864" calcext:value-type="float">
            <text:p>94.6864</text:p>
          </table:table-cell>
          <table:table-cell table:formula="of:=[$'Customer stats'.R53]" office:value-type="float" office:value="0.09" calcext:value-type="float">
            <text:p>0.09</text:p>
          </table:table-cell>
          <table:table-cell table:formula="of:=[$'Customer stats'.S53]" office:value-type="float" office:value="16.139" calcext:value-type="float">
            <text:p>16.139</text:p>
          </table:table-cell>
          <table:table-cell table:formula="of:=[$'Customer stats'.W53]" office:value-type="float" office:value="103.846" calcext:value-type="float">
            <text:p>103.846</text:p>
          </table:table-cell>
          <table:table-cell table:formula="of:=[$'Customer stats'.X53]" office:value-type="float" office:value="0" calcext:value-type="float">
            <text:p>0</text:p>
          </table:table-cell>
          <table:table-cell table:formula="of:=[$'Customer stats'.Y53]" office:value-type="float" office:value="79.5616" calcext:value-type="float">
            <text:p>79.5616</text:p>
          </table:table-cell>
          <table:table-cell table:formula="of:=[$'Customer stats'.AA53]" office:value-type="float" office:value="0.06" calcext:value-type="float">
            <text:p>0.06</text:p>
          </table:table-cell>
          <table:table-cell table:formula="of:=[$'Customer stats'.AB53]" office:value-type="float" office:value="24.2846" calcext:value-type="float">
            <text:p>24.2846</text:p>
          </table:table-cell>
          <table:table-cell table:formula="of:=[$'Customer stats'.AF53]" office:value-type="float" office:value="85.704" calcext:value-type="float">
            <text:p>85.704</text:p>
          </table:table-cell>
          <table:table-cell table:formula="of:=[$'Customer stats'.AG53]" office:value-type="float" office:value="0" calcext:value-type="float">
            <text:p>0</text:p>
          </table:table-cell>
          <table:table-cell table:formula="of:=[$'Customer stats'.AH53]" office:value-type="float" office:value="55.154" calcext:value-type="float">
            <text:p>55.154</text:p>
          </table:table-cell>
          <table:table-cell table:formula="of:=[$'Customer stats'.AJ53]" office:value-type="float" office:value="0.02" calcext:value-type="float">
            <text:p>0.02</text:p>
          </table:table-cell>
          <table:table-cell table:formula="of:=[$'Customer stats'.AK53]" office:value-type="float" office:value="30.55" calcext:value-type="float">
            <text:p>30.55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Customer stats'.E54]" office:value-type="float" office:value="123.028" calcext:value-type="float">
            <text:p>123.028</text:p>
          </table:table-cell>
          <table:table-cell table:formula="of:=[$'Customer stats'.F54]" office:value-type="float" office:value="0" calcext:value-type="float">
            <text:p>0</text:p>
          </table:table-cell>
          <table:table-cell table:formula="of:=[$'Customer stats'.G54]" office:value-type="float" office:value="72.3028" calcext:value-type="float">
            <text:p>72.3028</text:p>
          </table:table-cell>
          <table:table-cell table:formula="of:=[$'Customer stats'.I54]" office:value-type="float" office:value="0.27" calcext:value-type="float">
            <text:p>0.27</text:p>
          </table:table-cell>
          <table:table-cell table:formula="of:=[$'Customer stats'.J54]" office:value-type="float" office:value="50.7254" calcext:value-type="float">
            <text:p>50.7254</text:p>
          </table:table-cell>
          <table:table-cell table:formula="of:=[$'Customer stats'.N54]" office:value-type="float" office:value="107.702" calcext:value-type="float">
            <text:p>107.702</text:p>
          </table:table-cell>
          <table:table-cell table:formula="of:=[$'Customer stats'.O54]" office:value-type="float" office:value="0" calcext:value-type="float">
            <text:p>0</text:p>
          </table:table-cell>
          <table:table-cell table:formula="of:=[$'Customer stats'.P54]" office:value-type="float" office:value="67.068" calcext:value-type="float">
            <text:p>67.068</text:p>
          </table:table-cell>
          <table:table-cell table:formula="of:=[$'Customer stats'.R54]" office:value-type="float" office:value="0.33" calcext:value-type="float">
            <text:p>0.33</text:p>
          </table:table-cell>
          <table:table-cell table:formula="of:=[$'Customer stats'.S54]" office:value-type="float" office:value="40.6338" calcext:value-type="float">
            <text:p>40.6338</text:p>
          </table:table-cell>
          <table:table-cell table:formula="of:=[$'Customer stats'.W54]" office:value-type="float" office:value="97.3368" calcext:value-type="float">
            <text:p>97.3368</text:p>
          </table:table-cell>
          <table:table-cell table:formula="of:=[$'Customer stats'.X54]" office:value-type="float" office:value="0" calcext:value-type="float">
            <text:p>0</text:p>
          </table:table-cell>
          <table:table-cell table:formula="of:=[$'Customer stats'.Y54]" office:value-type="float" office:value="59.0916" calcext:value-type="float">
            <text:p>59.0916</text:p>
          </table:table-cell>
          <table:table-cell table:formula="of:=[$'Customer stats'.AA54]" office:value-type="float" office:value="0.09" calcext:value-type="float">
            <text:p>0.09</text:p>
          </table:table-cell>
          <table:table-cell table:formula="of:=[$'Customer stats'.AB54]" office:value-type="float" office:value="38.2452" calcext:value-type="float">
            <text:p>38.2452</text:p>
          </table:table-cell>
          <table:table-cell table:formula="of:=[$'Customer stats'.AF54]" office:value-type="float" office:value="75.2958" calcext:value-type="float">
            <text:p>75.2958</text:p>
          </table:table-cell>
          <table:table-cell table:formula="of:=[$'Customer stats'.AG54]" office:value-type="float" office:value="0" calcext:value-type="float">
            <text:p>0</text:p>
          </table:table-cell>
          <table:table-cell table:formula="of:=[$'Customer stats'.AH54]" office:value-type="float" office:value="48.0884" calcext:value-type="float">
            <text:p>48.0884</text:p>
          </table:table-cell>
          <table:table-cell table:formula="of:=[$'Customer stats'.AJ54]" office:value-type="float" office:value="0.05" calcext:value-type="float">
            <text:p>0.05</text:p>
          </table:table-cell>
          <table:table-cell table:formula="of:=[$'Customer stats'.AK54]" office:value-type="float" office:value="27.2074" calcext:value-type="float">
            <text:p>27.2074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Customer stats'.E55]" office:value-type="float" office:value="127.292" calcext:value-type="float">
            <text:p>127.292</text:p>
          </table:table-cell>
          <table:table-cell table:formula="of:=[$'Customer stats'.F55]" office:value-type="float" office:value="0" calcext:value-type="float">
            <text:p>0</text:p>
          </table:table-cell>
          <table:table-cell table:formula="of:=[$'Customer stats'.G55]" office:value-type="float" office:value="110.336" calcext:value-type="float">
            <text:p>110.336</text:p>
          </table:table-cell>
          <table:table-cell table:formula="of:=[$'Customer stats'.I55]" office:value-type="float" office:value="0.12" calcext:value-type="float">
            <text:p>0.12</text:p>
          </table:table-cell>
          <table:table-cell table:formula="of:=[$'Customer stats'.J55]" office:value-type="float" office:value="16.9562" calcext:value-type="float">
            <text:p>16.9562</text:p>
          </table:table-cell>
          <table:table-cell table:formula="of:=[$'Customer stats'.N55]" office:value-type="float" office:value="113.493" calcext:value-type="float">
            <text:p>113.493</text:p>
          </table:table-cell>
          <table:table-cell table:formula="of:=[$'Customer stats'.O55]" office:value-type="float" office:value="0" calcext:value-type="float">
            <text:p>0</text:p>
          </table:table-cell>
          <table:table-cell table:formula="of:=[$'Customer stats'.P55]" office:value-type="float" office:value="90.7948" calcext:value-type="float">
            <text:p>90.7948</text:p>
          </table:table-cell>
          <table:table-cell table:formula="of:=[$'Customer stats'.R55]" office:value-type="float" office:value="0.05" calcext:value-type="float">
            <text:p>0.05</text:p>
          </table:table-cell>
          <table:table-cell table:formula="of:=[$'Customer stats'.S55]" office:value-type="float" office:value="22.6982" calcext:value-type="float">
            <text:p>22.6982</text:p>
          </table:table-cell>
          <table:table-cell table:formula="of:=[$'Customer stats'.W55]" office:value-type="float" office:value="104.245" calcext:value-type="float">
            <text:p>104.245</text:p>
          </table:table-cell>
          <table:table-cell table:formula="of:=[$'Customer stats'.X55]" office:value-type="float" office:value="0" calcext:value-type="float">
            <text:p>0</text:p>
          </table:table-cell>
          <table:table-cell table:formula="of:=[$'Customer stats'.Y55]" office:value-type="float" office:value="81.696" calcext:value-type="float">
            <text:p>81.696</text:p>
          </table:table-cell>
          <table:table-cell table:formula="of:=[$'Customer stats'.AA55]" office:value-type="float" office:value="0.03" calcext:value-type="float">
            <text:p>0.03</text:p>
          </table:table-cell>
          <table:table-cell table:formula="of:=[$'Customer stats'.AB55]" office:value-type="float" office:value="22.5492" calcext:value-type="float">
            <text:p>22.5492</text:p>
          </table:table-cell>
          <table:table-cell table:formula="of:=[$'Customer stats'.AF55]" office:value-type="float" office:value="84.1308" calcext:value-type="float">
            <text:p>84.1308</text:p>
          </table:table-cell>
          <table:table-cell table:formula="of:=[$'Customer stats'.AG55]" office:value-type="float" office:value="0" calcext:value-type="float">
            <text:p>0</text:p>
          </table:table-cell>
          <table:table-cell table:formula="of:=[$'Customer stats'.AH55]" office:value-type="float" office:value="72.8088" calcext:value-type="float">
            <text:p>72.8088</text:p>
          </table:table-cell>
          <table:table-cell table:formula="of:=[$'Customer stats'.AJ55]" office:value-type="float" office:value="0.02" calcext:value-type="float">
            <text:p>0.02</text:p>
          </table:table-cell>
          <table:table-cell table:formula="of:=[$'Customer stats'.AK55]" office:value-type="float" office:value="11.322" calcext:value-type="float">
            <text:p>11.322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Customer stats'.E56]" office:value-type="float" office:value="130.712" calcext:value-type="float">
            <text:p>130.712</text:p>
          </table:table-cell>
          <table:table-cell table:formula="of:=[$'Customer stats'.F56]" office:value-type="float" office:value="0" calcext:value-type="float">
            <text:p>0</text:p>
          </table:table-cell>
          <table:table-cell table:formula="of:=[$'Customer stats'.G56]" office:value-type="float" office:value="104.3" calcext:value-type="float">
            <text:p>104.3</text:p>
          </table:table-cell>
          <table:table-cell table:formula="of:=[$'Customer stats'.I56]" office:value-type="float" office:value="1.21" calcext:value-type="float">
            <text:p>1.21</text:p>
          </table:table-cell>
          <table:table-cell table:formula="of:=[$'Customer stats'.J56]" office:value-type="float" office:value="26.4114" calcext:value-type="float">
            <text:p>26.4114</text:p>
          </table:table-cell>
          <table:table-cell table:formula="of:=[$'Customer stats'.N56]" office:value-type="float" office:value="110.882" calcext:value-type="float">
            <text:p>110.882</text:p>
          </table:table-cell>
          <table:table-cell table:formula="of:=[$'Customer stats'.O56]" office:value-type="float" office:value="0" calcext:value-type="float">
            <text:p>0</text:p>
          </table:table-cell>
          <table:table-cell table:formula="of:=[$'Customer stats'.P56]" office:value-type="float" office:value="90.7212" calcext:value-type="float">
            <text:p>90.7212</text:p>
          </table:table-cell>
          <table:table-cell table:formula="of:=[$'Customer stats'.R56]" office:value-type="float" office:value="0.57" calcext:value-type="float">
            <text:p>0.57</text:p>
          </table:table-cell>
          <table:table-cell table:formula="of:=[$'Customer stats'.S56]" office:value-type="float" office:value="20.1612" calcext:value-type="float">
            <text:p>20.1612</text:p>
          </table:table-cell>
          <table:table-cell table:formula="of:=[$'Customer stats'.W56]" office:value-type="float" office:value="102.729" calcext:value-type="float">
            <text:p>102.729</text:p>
          </table:table-cell>
          <table:table-cell table:formula="of:=[$'Customer stats'.X56]" office:value-type="float" office:value="0" calcext:value-type="float">
            <text:p>0</text:p>
          </table:table-cell>
          <table:table-cell table:formula="of:=[$'Customer stats'.Y56]" office:value-type="float" office:value="76.8844" calcext:value-type="float">
            <text:p>76.8844</text:p>
          </table:table-cell>
          <table:table-cell table:formula="of:=[$'Customer stats'.AA56]" office:value-type="float" office:value="0.87" calcext:value-type="float">
            <text:p>0.87</text:p>
          </table:table-cell>
          <table:table-cell table:formula="of:=[$'Customer stats'.AB56]" office:value-type="float" office:value="25.8446" calcext:value-type="float">
            <text:p>25.8446</text:p>
          </table:table-cell>
          <table:table-cell table:formula="of:=[$'Customer stats'.AF56]" office:value-type="float" office:value="83.1504" calcext:value-type="float">
            <text:p>83.1504</text:p>
          </table:table-cell>
          <table:table-cell table:formula="of:=[$'Customer stats'.AG56]" office:value-type="float" office:value="0" calcext:value-type="float">
            <text:p>0</text:p>
          </table:table-cell>
          <table:table-cell table:formula="of:=[$'Customer stats'.AH56]" office:value-type="float" office:value="64.63" calcext:value-type="float">
            <text:p>64.63</text:p>
          </table:table-cell>
          <table:table-cell table:formula="of:=[$'Customer stats'.AJ56]" office:value-type="float" office:value="0.04" calcext:value-type="float">
            <text:p>0.04</text:p>
          </table:table-cell>
          <table:table-cell table:formula="of:=[$'Customer stats'.AK56]" office:value-type="float" office:value="18.5204" calcext:value-type="float">
            <text:p>18.5204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Customer stats'.E57]" office:value-type="float" office:value="119.631" calcext:value-type="float">
            <text:p>119.631</text:p>
          </table:table-cell>
          <table:table-cell table:formula="of:=[$'Customer stats'.F57]" office:value-type="float" office:value="0" calcext:value-type="float">
            <text:p>0</text:p>
          </table:table-cell>
          <table:table-cell table:formula="of:=[$'Customer stats'.G57]" office:value-type="float" office:value="93.7756" calcext:value-type="float">
            <text:p>93.7756</text:p>
          </table:table-cell>
          <table:table-cell table:formula="of:=[$'Customer stats'.I57]" office:value-type="float" office:value="0.93" calcext:value-type="float">
            <text:p>0.93</text:p>
          </table:table-cell>
          <table:table-cell table:formula="of:=[$'Customer stats'.J57]" office:value-type="float" office:value="25.8554" calcext:value-type="float">
            <text:p>25.8554</text:p>
          </table:table-cell>
          <table:table-cell table:formula="of:=[$'Customer stats'.N57]" office:value-type="float" office:value="97.989" calcext:value-type="float">
            <text:p>97.989</text:p>
          </table:table-cell>
          <table:table-cell table:formula="of:=[$'Customer stats'.O57]" office:value-type="float" office:value="0" calcext:value-type="float">
            <text:p>0</text:p>
          </table:table-cell>
          <table:table-cell table:formula="of:=[$'Customer stats'.P57]" office:value-type="float" office:value="75.5596" calcext:value-type="float">
            <text:p>75.5596</text:p>
          </table:table-cell>
          <table:table-cell table:formula="of:=[$'Customer stats'.R57]" office:value-type="float" office:value="0.1" calcext:value-type="float">
            <text:p>0.1</text:p>
          </table:table-cell>
          <table:table-cell table:formula="of:=[$'Customer stats'.S57]" office:value-type="float" office:value="22.4294" calcext:value-type="float">
            <text:p>22.4294</text:p>
          </table:table-cell>
          <table:table-cell table:formula="of:=[$'Customer stats'.W57]" office:value-type="float" office:value="83.2122" calcext:value-type="float">
            <text:p>83.2122</text:p>
          </table:table-cell>
          <table:table-cell table:formula="of:=[$'Customer stats'.X57]" office:value-type="float" office:value="0" calcext:value-type="float">
            <text:p>0</text:p>
          </table:table-cell>
          <table:table-cell table:formula="of:=[$'Customer stats'.Y57]" office:value-type="float" office:value="72.9008" calcext:value-type="float">
            <text:p>72.9008</text:p>
          </table:table-cell>
          <table:table-cell table:formula="of:=[$'Customer stats'.AA57]" office:value-type="float" office:value="0.17" calcext:value-type="float">
            <text:p>0.17</text:p>
          </table:table-cell>
          <table:table-cell table:formula="of:=[$'Customer stats'.AB57]" office:value-type="float" office:value="10.3114" calcext:value-type="float">
            <text:p>10.3114</text:p>
          </table:table-cell>
          <table:table-cell table:formula="of:=[$'Customer stats'.AF57]" office:value-type="float" office:value="68.4102" calcext:value-type="float">
            <text:p>68.4102</text:p>
          </table:table-cell>
          <table:table-cell table:formula="of:=[$'Customer stats'.AG57]" office:value-type="float" office:value="0" calcext:value-type="float">
            <text:p>0</text:p>
          </table:table-cell>
          <table:table-cell table:formula="of:=[$'Customer stats'.AH57]" office:value-type="float" office:value="61.3364" calcext:value-type="float">
            <text:p>61.3364</text:p>
          </table:table-cell>
          <table:table-cell table:formula="of:=[$'Customer stats'.AJ57]" office:value-type="float" office:value="0.21" calcext:value-type="float">
            <text:p>0.21</text:p>
          </table:table-cell>
          <table:table-cell table:formula="of:=[$'Customer stats'.AK57]" office:value-type="float" office:value="7.0738" calcext:value-type="float">
            <text:p>7.0738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Customer stats'.E58]" office:value-type="float" office:value="138.031" calcext:value-type="float">
            <text:p>138.031</text:p>
          </table:table-cell>
          <table:table-cell table:formula="of:=[$'Customer stats'.F58]" office:value-type="float" office:value="0" calcext:value-type="float">
            <text:p>0</text:p>
          </table:table-cell>
          <table:table-cell table:formula="of:=[$'Customer stats'.G58]" office:value-type="float" office:value="93.38" calcext:value-type="float">
            <text:p>93.38</text:p>
          </table:table-cell>
          <table:table-cell table:formula="of:=[$'Customer stats'.I58]" office:value-type="float" office:value="0.13" calcext:value-type="float">
            <text:p>0.13</text:p>
          </table:table-cell>
          <table:table-cell table:formula="of:=[$'Customer stats'.J58]" office:value-type="float" office:value="44.6506" calcext:value-type="float">
            <text:p>44.6506</text:p>
          </table:table-cell>
          <table:table-cell table:formula="of:=[$'Customer stats'.N58]" office:value-type="float" office:value="115.99" calcext:value-type="float">
            <text:p>115.99</text:p>
          </table:table-cell>
          <table:table-cell table:formula="of:=[$'Customer stats'.O58]" office:value-type="float" office:value="0" calcext:value-type="float">
            <text:p>0</text:p>
          </table:table-cell>
          <table:table-cell table:formula="of:=[$'Customer stats'.P58]" office:value-type="float" office:value="97.2348" calcext:value-type="float">
            <text:p>97.2348</text:p>
          </table:table-cell>
          <table:table-cell table:formula="of:=[$'Customer stats'.R58]" office:value-type="float" office:value="0.1" calcext:value-type="float">
            <text:p>0.1</text:p>
          </table:table-cell>
          <table:table-cell table:formula="of:=[$'Customer stats'.S58]" office:value-type="float" office:value="18.7548" calcext:value-type="float">
            <text:p>18.7548</text:p>
          </table:table-cell>
          <table:table-cell table:formula="of:=[$'Customer stats'.W58]" office:value-type="float" office:value="108.144" calcext:value-type="float">
            <text:p>108.144</text:p>
          </table:table-cell>
          <table:table-cell table:formula="of:=[$'Customer stats'.X58]" office:value-type="float" office:value="0" calcext:value-type="float">
            <text:p>0</text:p>
          </table:table-cell>
          <table:table-cell table:formula="of:=[$'Customer stats'.Y58]" office:value-type="float" office:value="79.994" calcext:value-type="float">
            <text:p>79.994</text:p>
          </table:table-cell>
          <table:table-cell table:formula="of:=[$'Customer stats'.AA58]" office:value-type="float" office:value="0.05" calcext:value-type="float">
            <text:p>0.05</text:p>
          </table:table-cell>
          <table:table-cell table:formula="of:=[$'Customer stats'.AB58]" office:value-type="float" office:value="28.15" calcext:value-type="float">
            <text:p>28.15</text:p>
          </table:table-cell>
          <table:table-cell table:formula="of:=[$'Customer stats'.AF58]" office:value-type="float" office:value="87.699" calcext:value-type="float">
            <text:p>87.699</text:p>
          </table:table-cell>
          <table:table-cell table:formula="of:=[$'Customer stats'.AG58]" office:value-type="float" office:value="0" calcext:value-type="float">
            <text:p>0</text:p>
          </table:table-cell>
          <table:table-cell table:formula="of:=[$'Customer stats'.AH58]" office:value-type="float" office:value="65.7616" calcext:value-type="float">
            <text:p>65.7616</text:p>
          </table:table-cell>
          <table:table-cell table:formula="of:=[$'Customer stats'.AJ58]" office:value-type="float" office:value="0.01" calcext:value-type="float">
            <text:p>0.01</text:p>
          </table:table-cell>
          <table:table-cell table:formula="of:=[$'Customer stats'.AK58]" office:value-type="float" office:value="21.9374" calcext:value-type="float">
            <text:p>21.9374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Customer stats'.E59]" office:value-type="float" office:value="126.026" calcext:value-type="float">
            <text:p>126.026</text:p>
          </table:table-cell>
          <table:table-cell table:formula="of:=[$'Customer stats'.F59]" office:value-type="float" office:value="0" calcext:value-type="float">
            <text:p>0</text:p>
          </table:table-cell>
          <table:table-cell table:formula="of:=[$'Customer stats'.G59]" office:value-type="float" office:value="96.6276" calcext:value-type="float">
            <text:p>96.6276</text:p>
          </table:table-cell>
          <table:table-cell table:formula="of:=[$'Customer stats'.I59]" office:value-type="float" office:value="1.5" calcext:value-type="float">
            <text:p>1.5</text:p>
          </table:table-cell>
          <table:table-cell table:formula="of:=[$'Customer stats'.J59]" office:value-type="float" office:value="29.3988" calcext:value-type="float">
            <text:p>29.3988</text:p>
          </table:table-cell>
          <table:table-cell table:formula="of:=[$'Customer stats'.N59]" office:value-type="float" office:value="112.353" calcext:value-type="float">
            <text:p>112.353</text:p>
          </table:table-cell>
          <table:table-cell table:formula="of:=[$'Customer stats'.O59]" office:value-type="float" office:value="0" calcext:value-type="float">
            <text:p>0</text:p>
          </table:table-cell>
          <table:table-cell table:formula="of:=[$'Customer stats'.P59]" office:value-type="float" office:value="85.606" calcext:value-type="float">
            <text:p>85.606</text:p>
          </table:table-cell>
          <table:table-cell table:formula="of:=[$'Customer stats'.R59]" office:value-type="float" office:value="0.31" calcext:value-type="float">
            <text:p>0.31</text:p>
          </table:table-cell>
          <table:table-cell table:formula="of:=[$'Customer stats'.S59]" office:value-type="float" office:value="26.747" calcext:value-type="float">
            <text:p>26.747</text:p>
          </table:table-cell>
          <table:table-cell table:formula="of:=[$'Customer stats'.W59]" office:value-type="float" office:value="100.757" calcext:value-type="float">
            <text:p>100.757</text:p>
          </table:table-cell>
          <table:table-cell table:formula="of:=[$'Customer stats'.X59]" office:value-type="float" office:value="0" calcext:value-type="float">
            <text:p>0</text:p>
          </table:table-cell>
          <table:table-cell table:formula="of:=[$'Customer stats'.Y59]" office:value-type="float" office:value="92.7176" calcext:value-type="float">
            <text:p>92.7176</text:p>
          </table:table-cell>
          <table:table-cell table:formula="of:=[$'Customer stats'.AA59]" office:value-type="float" office:value="0.11" calcext:value-type="float">
            <text:p>0.11</text:p>
          </table:table-cell>
          <table:table-cell table:formula="of:=[$'Customer stats'.AB59]" office:value-type="float" office:value="8.0392" calcext:value-type="float">
            <text:p>8.0392</text:p>
          </table:table-cell>
          <table:table-cell table:formula="of:=[$'Customer stats'.AF59]" office:value-type="float" office:value="83.082" calcext:value-type="float">
            <text:p>83.082</text:p>
          </table:table-cell>
          <table:table-cell table:formula="of:=[$'Customer stats'.AG59]" office:value-type="float" office:value="0" calcext:value-type="float">
            <text:p>0</text:p>
          </table:table-cell>
          <table:table-cell table:formula="of:=[$'Customer stats'.AH59]" office:value-type="float" office:value="68.31" calcext:value-type="float">
            <text:p>68.31</text:p>
          </table:table-cell>
          <table:table-cell table:formula="of:=[$'Customer stats'.AJ59]" office:value-type="float" office:value="0.06" calcext:value-type="float">
            <text:p>0.06</text:p>
          </table:table-cell>
          <table:table-cell table:formula="of:=[$'Customer stats'.AK59]" office:value-type="float" office:value="14.772" calcext:value-type="float">
            <text:p>14.772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Customer stats'.E60]" office:value-type="float" office:value="124.921" calcext:value-type="float">
            <text:p>124.921</text:p>
          </table:table-cell>
          <table:table-cell table:formula="of:=[$'Customer stats'.F60]" office:value-type="float" office:value="0" calcext:value-type="float">
            <text:p>0</text:p>
          </table:table-cell>
          <table:table-cell table:formula="of:=[$'Customer stats'.G60]" office:value-type="float" office:value="80.684" calcext:value-type="float">
            <text:p>80.684</text:p>
          </table:table-cell>
          <table:table-cell table:formula="of:=[$'Customer stats'.I60]" office:value-type="float" office:value="1.25" calcext:value-type="float">
            <text:p>1.25</text:p>
          </table:table-cell>
          <table:table-cell table:formula="of:=[$'Customer stats'.J60]" office:value-type="float" office:value="44.2366" calcext:value-type="float">
            <text:p>44.2366</text:p>
          </table:table-cell>
          <table:table-cell table:formula="of:=[$'Customer stats'.N60]" office:value-type="float" office:value="104.647" calcext:value-type="float">
            <text:p>104.647</text:p>
          </table:table-cell>
          <table:table-cell table:formula="of:=[$'Customer stats'.O60]" office:value-type="float" office:value="0" calcext:value-type="float">
            <text:p>0</text:p>
          </table:table-cell>
          <table:table-cell table:formula="of:=[$'Customer stats'.P60]" office:value-type="float" office:value="66.286" calcext:value-type="float">
            <text:p>66.286</text:p>
          </table:table-cell>
          <table:table-cell table:formula="of:=[$'Customer stats'.R60]" office:value-type="float" office:value="0.09" calcext:value-type="float">
            <text:p>0.09</text:p>
          </table:table-cell>
          <table:table-cell table:formula="of:=[$'Customer stats'.S60]" office:value-type="float" office:value="38.3606" calcext:value-type="float">
            <text:p>38.3606</text:p>
          </table:table-cell>
          <table:table-cell table:formula="of:=[$'Customer stats'.W60]" office:value-type="float" office:value="98.1804" calcext:value-type="float">
            <text:p>98.1804</text:p>
          </table:table-cell>
          <table:table-cell table:formula="of:=[$'Customer stats'.X60]" office:value-type="float" office:value="0" calcext:value-type="float">
            <text:p>0</text:p>
          </table:table-cell>
          <table:table-cell table:formula="of:=[$'Customer stats'.Y60]" office:value-type="float" office:value="62.9004" calcext:value-type="float">
            <text:p>62.9004</text:p>
          </table:table-cell>
          <table:table-cell table:formula="of:=[$'Customer stats'.AA60]" office:value-type="float" office:value="0.06" calcext:value-type="float">
            <text:p>0.06</text:p>
          </table:table-cell>
          <table:table-cell table:formula="of:=[$'Customer stats'.AB60]" office:value-type="float" office:value="35.28" calcext:value-type="float">
            <text:p>35.28</text:p>
          </table:table-cell>
          <table:table-cell table:formula="of:=[$'Customer stats'.AF60]" office:value-type="float" office:value="85.248" calcext:value-type="float">
            <text:p>85.248</text:p>
          </table:table-cell>
          <table:table-cell table:formula="of:=[$'Customer stats'.AG60]" office:value-type="float" office:value="0" calcext:value-type="float">
            <text:p>0</text:p>
          </table:table-cell>
          <table:table-cell table:formula="of:=[$'Customer stats'.AH60]" office:value-type="float" office:value="57.4632" calcext:value-type="float">
            <text:p>57.4632</text:p>
          </table:table-cell>
          <table:table-cell table:formula="of:=[$'Customer stats'.AJ60]" office:value-type="float" office:value="0.04" calcext:value-type="float">
            <text:p>0.04</text:p>
          </table:table-cell>
          <table:table-cell table:formula="of:=[$'Customer stats'.AK60]" office:value-type="float" office:value="27.7848" calcext:value-type="float">
            <text:p>27.7848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Customer stats'.E61]" office:value-type="float" office:value="135.91" calcext:value-type="float">
            <text:p>135.91</text:p>
          </table:table-cell>
          <table:table-cell table:formula="of:=[$'Customer stats'.F61]" office:value-type="float" office:value="0" calcext:value-type="float">
            <text:p>0</text:p>
          </table:table-cell>
          <table:table-cell table:formula="of:=[$'Customer stats'.G61]" office:value-type="float" office:value="84.6032" calcext:value-type="float">
            <text:p>84.6032</text:p>
          </table:table-cell>
          <table:table-cell table:formula="of:=[$'Customer stats'.I61]" office:value-type="float" office:value="0.53" calcext:value-type="float">
            <text:p>0.53</text:p>
          </table:table-cell>
          <table:table-cell table:formula="of:=[$'Customer stats'.J61]" office:value-type="float" office:value="51.307" calcext:value-type="float">
            <text:p>51.307</text:p>
          </table:table-cell>
          <table:table-cell table:formula="of:=[$'Customer stats'.N61]" office:value-type="float" office:value="116.229" calcext:value-type="float">
            <text:p>116.229</text:p>
          </table:table-cell>
          <table:table-cell table:formula="of:=[$'Customer stats'.O61]" office:value-type="float" office:value="0" calcext:value-type="float">
            <text:p>0</text:p>
          </table:table-cell>
          <table:table-cell table:formula="of:=[$'Customer stats'.P61]" office:value-type="float" office:value="76.7648" calcext:value-type="float">
            <text:p>76.7648</text:p>
          </table:table-cell>
          <table:table-cell table:formula="of:=[$'Customer stats'.R61]" office:value-type="float" office:value="0.08" calcext:value-type="float">
            <text:p>0.08</text:p>
          </table:table-cell>
          <table:table-cell table:formula="of:=[$'Customer stats'.S61]" office:value-type="float" office:value="39.4642" calcext:value-type="float">
            <text:p>39.4642</text:p>
          </table:table-cell>
          <table:table-cell table:formula="of:=[$'Customer stats'.W61]" office:value-type="float" office:value="107.369" calcext:value-type="float">
            <text:p>107.369</text:p>
          </table:table-cell>
          <table:table-cell table:formula="of:=[$'Customer stats'.X61]" office:value-type="float" office:value="0" calcext:value-type="float">
            <text:p>0</text:p>
          </table:table-cell>
          <table:table-cell table:formula="of:=[$'Customer stats'.Y61]" office:value-type="float" office:value="71.1252" calcext:value-type="float">
            <text:p>71.1252</text:p>
          </table:table-cell>
          <table:table-cell table:formula="of:=[$'Customer stats'.AA61]" office:value-type="float" office:value="0.07" calcext:value-type="float">
            <text:p>0.07</text:p>
          </table:table-cell>
          <table:table-cell table:formula="of:=[$'Customer stats'.AB61]" office:value-type="float" office:value="36.2436" calcext:value-type="float">
            <text:p>36.2436</text:p>
          </table:table-cell>
          <table:table-cell table:formula="of:=[$'Customer stats'.AF61]" office:value-type="float" office:value="89.2494" calcext:value-type="float">
            <text:p>89.2494</text:p>
          </table:table-cell>
          <table:table-cell table:formula="of:=[$'Customer stats'.AG61]" office:value-type="float" office:value="0" calcext:value-type="float">
            <text:p>0</text:p>
          </table:table-cell>
          <table:table-cell table:formula="of:=[$'Customer stats'.AH61]" office:value-type="float" office:value="68.31" calcext:value-type="float">
            <text:p>68.31</text:p>
          </table:table-cell>
          <table:table-cell table:formula="of:=[$'Customer stats'.AJ61]" office:value-type="float" office:value="0.02" calcext:value-type="float">
            <text:p>0.02</text:p>
          </table:table-cell>
          <table:table-cell table:formula="of:=[$'Customer stats'.AK61]" office:value-type="float" office:value="20.9394" calcext:value-type="float">
            <text:p>20.9394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Customer stats'.E62]" office:value-type="float" office:value="132.08" calcext:value-type="float">
            <text:p>132.08</text:p>
          </table:table-cell>
          <table:table-cell table:formula="of:=[$'Customer stats'.F62]" office:value-type="float" office:value="0" calcext:value-type="float">
            <text:p>0</text:p>
          </table:table-cell>
          <table:table-cell table:formula="of:=[$'Customer stats'.G62]" office:value-type="float" office:value="107.75" calcext:value-type="float">
            <text:p>107.75</text:p>
          </table:table-cell>
          <table:table-cell table:formula="of:=[$'Customer stats'.I62]" office:value-type="float" office:value="0.14" calcext:value-type="float">
            <text:p>0.14</text:p>
          </table:table-cell>
          <table:table-cell table:formula="of:=[$'Customer stats'.J62]" office:value-type="float" office:value="24.3294" calcext:value-type="float">
            <text:p>24.3294</text:p>
          </table:table-cell>
          <table:table-cell table:formula="of:=[$'Customer stats'.N62]" office:value-type="float" office:value="111.897" calcext:value-type="float">
            <text:p>111.897</text:p>
          </table:table-cell>
          <table:table-cell table:formula="of:=[$'Customer stats'.O62]" office:value-type="float" office:value="0" calcext:value-type="float">
            <text:p>0</text:p>
          </table:table-cell>
          <table:table-cell table:formula="of:=[$'Customer stats'.P62]" office:value-type="float" office:value="102.93" calcext:value-type="float">
            <text:p>102.93</text:p>
          </table:table-cell>
          <table:table-cell table:formula="of:=[$'Customer stats'.R62]" office:value-type="float" office:value="0.22" calcext:value-type="float">
            <text:p>0.22</text:p>
          </table:table-cell>
          <table:table-cell table:formula="of:=[$'Customer stats'.S62]" office:value-type="float" office:value="8.9674" calcext:value-type="float">
            <text:p>8.9674</text:p>
          </table:table-cell>
          <table:table-cell table:formula="of:=[$'Customer stats'.W62]" office:value-type="float" office:value="106.936" calcext:value-type="float">
            <text:p>106.936</text:p>
          </table:table-cell>
          <table:table-cell table:formula="of:=[$'Customer stats'.X62]" office:value-type="float" office:value="0" calcext:value-type="float">
            <text:p>0</text:p>
          </table:table-cell>
          <table:table-cell table:formula="of:=[$'Customer stats'.Y62]" office:value-type="float" office:value="92.7176" calcext:value-type="float">
            <text:p>92.7176</text:p>
          </table:table-cell>
          <table:table-cell table:formula="of:=[$'Customer stats'.AA62]" office:value-type="float" office:value="0.31" calcext:value-type="float">
            <text:p>0.31</text:p>
          </table:table-cell>
          <table:table-cell table:formula="of:=[$'Customer stats'.AB62]" office:value-type="float" office:value="14.218" calcext:value-type="float">
            <text:p>14.218</text:p>
          </table:table-cell>
          <table:table-cell table:formula="of:=[$'Customer stats'.AF62]" office:value-type="float" office:value="90.4578" calcext:value-type="float">
            <text:p>90.4578</text:p>
          </table:table-cell>
          <table:table-cell table:formula="of:=[$'Customer stats'.AG62]" office:value-type="float" office:value="0" calcext:value-type="float">
            <text:p>0</text:p>
          </table:table-cell>
          <table:table-cell table:formula="of:=[$'Customer stats'.AH62]" office:value-type="float" office:value="78.614" calcext:value-type="float">
            <text:p>78.614</text:p>
          </table:table-cell>
          <table:table-cell table:formula="of:=[$'Customer stats'.AJ62]" office:value-type="float" office:value="0.1" calcext:value-type="float">
            <text:p>0.1</text:p>
          </table:table-cell>
          <table:table-cell table:formula="of:=[$'Customer stats'.AK62]" office:value-type="float" office:value="11.8438" calcext:value-type="float">
            <text:p>11.8438</text:p>
          </table:table-cell>
        </table:table-row>
        <table:table-row table:style-name="ro2">
          <table:table-cell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0" table:formula="of:=AVERAGE([.B4:.B13])" office:value-type="float" office:value="78.71922" calcext:value-type="float">
            <text:p>78.719</text:p>
          </table:table-cell>
          <table:table-cell table:style-name="ce30" table:formula="of:=AVERAGE([.C4:.C13])" office:value-type="float" office:value="0" calcext:value-type="float">
            <text:p>0.000</text:p>
          </table:table-cell>
          <table:table-cell table:style-name="ce30" table:formula="of:=AVERAGE([.D4:.D13])" office:value-type="float" office:value="60.69884" calcext:value-type="float">
            <text:p>60.699</text:p>
          </table:table-cell>
          <table:table-cell table:style-name="ce30" table:formula="of:=AVERAGE([.E4:.E13])" office:value-type="float" office:value="0.045" calcext:value-type="float">
            <text:p>0.045</text:p>
          </table:table-cell>
          <table:table-cell table:style-name="ce30" table:formula="of:=AVERAGE([.F4:.F13])" office:value-type="float" office:value="18.02038" calcext:value-type="float">
            <text:p>18.020</text:p>
          </table:table-cell>
          <table:table-cell table:style-name="ce30" table:formula="of:=AVERAGE([.G4:.G13])" office:value-type="float" office:value="71.07882" calcext:value-type="float">
            <text:p>71.079</text:p>
          </table:table-cell>
          <table:table-cell table:style-name="ce30" table:formula="of:=AVERAGE([.H4:.H13])" office:value-type="float" office:value="0" calcext:value-type="float">
            <text:p>0.000</text:p>
          </table:table-cell>
          <table:table-cell table:style-name="ce30" table:formula="of:=AVERAGE([.I4:.I13])" office:value-type="float" office:value="54.80624" calcext:value-type="float">
            <text:p>54.806</text:p>
          </table:table-cell>
          <table:table-cell table:style-name="ce30" table:formula="of:=AVERAGE([.J4:.J13])" office:value-type="float" office:value="0.031" calcext:value-type="float">
            <text:p>0.031</text:p>
          </table:table-cell>
          <table:table-cell table:style-name="ce30" table:formula="of:=AVERAGE([.K4:.K13])" office:value-type="float" office:value="16.27258" calcext:value-type="float">
            <text:p>16.273</text:p>
          </table:table-cell>
          <table:table-cell table:style-name="ce30" table:formula="of:=AVERAGE([.L4:.L13])" office:value-type="float" office:value="61.85838" calcext:value-type="float">
            <text:p>61.858</text:p>
          </table:table-cell>
          <table:table-cell table:style-name="ce30" table:formula="of:=AVERAGE([.M4:.M13])" office:value-type="float" office:value="0" calcext:value-type="float">
            <text:p>0.000</text:p>
          </table:table-cell>
          <table:table-cell table:style-name="ce30" table:formula="of:=AVERAGE([.N4:.N13])" office:value-type="float" office:value="46.9384" calcext:value-type="float">
            <text:p>46.938</text:p>
          </table:table-cell>
          <table:table-cell table:style-name="ce30" table:formula="of:=AVERAGE([.O4:.O13])" office:value-type="float" office:value="0.018" calcext:value-type="float">
            <text:p>0.018</text:p>
          </table:table-cell>
          <table:table-cell table:style-name="ce30" table:formula="of:=AVERAGE([.P4:.P13])" office:value-type="float" office:value="14.91998" calcext:value-type="float">
            <text:p>14.920</text:p>
          </table:table-cell>
          <table:table-cell table:style-name="ce30" table:formula="of:=AVERAGE([.Q4:.Q13])" office:value-type="float" office:value="52.81236" calcext:value-type="float">
            <text:p>52.812</text:p>
          </table:table-cell>
          <table:table-cell table:style-name="ce30" table:formula="of:=AVERAGE([.R4:.R13])" office:value-type="float" office:value="0" calcext:value-type="float">
            <text:p>0.000</text:p>
          </table:table-cell>
          <table:table-cell table:style-name="ce30" table:formula="of:=AVERAGE([.S4:.S13])" office:value-type="float" office:value="41.75328" calcext:value-type="float">
            <text:p>41.753</text:p>
          </table:table-cell>
          <table:table-cell table:style-name="ce30" table:formula="of:=AVERAGE([.T4:.T13])" office:value-type="float" office:value="0.009" calcext:value-type="float">
            <text:p>0.009</text:p>
          </table:table-cell>
          <table:table-cell table:style-name="ce30" table:formula="of:=AVERAGE([.U4:.U13])" office:value-type="float" office:value="11.05908" calcext:value-type="float">
            <text:p>11.059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0" table:formula="of:=AVERAGE([.B14:.B23])" office:value-type="float" office:value="94.9416" calcext:value-type="float">
            <text:p>94.942</text:p>
          </table:table-cell>
          <table:table-cell table:style-name="ce30" table:formula="of:=AVERAGE([.C14:.C23])" office:value-type="float" office:value="0" calcext:value-type="float">
            <text:p>0.000</text:p>
          </table:table-cell>
          <table:table-cell table:style-name="ce30" table:formula="of:=AVERAGE([.D14:.D23])" office:value-type="float" office:value="63.90504" calcext:value-type="float">
            <text:p>63.905</text:p>
          </table:table-cell>
          <table:table-cell table:style-name="ce30" table:formula="of:=AVERAGE([.E14:.E23])" office:value-type="float" office:value="0.05" calcext:value-type="float">
            <text:p>0.050</text:p>
          </table:table-cell>
          <table:table-cell table:style-name="ce30" table:formula="of:=AVERAGE([.F14:.F23])" office:value-type="float" office:value="31.0365" calcext:value-type="float">
            <text:p>31.037</text:p>
          </table:table-cell>
          <table:table-cell table:style-name="ce30" table:formula="of:=AVERAGE([.G14:.G23])" office:value-type="float" office:value="85.99586" calcext:value-type="float">
            <text:p>85.996</text:p>
          </table:table-cell>
          <table:table-cell table:style-name="ce30" table:formula="of:=AVERAGE([.H14:.H23])" office:value-type="float" office:value="0" calcext:value-type="float">
            <text:p>0.000</text:p>
          </table:table-cell>
          <table:table-cell table:style-name="ce30" table:formula="of:=AVERAGE([.I14:.I23])" office:value-type="float" office:value="58.98028" calcext:value-type="float">
            <text:p>58.980</text:p>
          </table:table-cell>
          <table:table-cell table:style-name="ce30" table:formula="of:=AVERAGE([.J14:.J23])" office:value-type="float" office:value="0.046" calcext:value-type="float">
            <text:p>0.046</text:p>
          </table:table-cell>
          <table:table-cell table:style-name="ce30" table:formula="of:=AVERAGE([.K14:.K23])" office:value-type="float" office:value="27.01556" calcext:value-type="float">
            <text:p>27.016</text:p>
          </table:table-cell>
          <table:table-cell table:style-name="ce30" table:formula="of:=AVERAGE([.L14:.L23])" office:value-type="float" office:value="76.66824" calcext:value-type="float">
            <text:p>76.668</text:p>
          </table:table-cell>
          <table:table-cell table:style-name="ce30" table:formula="of:=AVERAGE([.M14:.M23])" office:value-type="float" office:value="0" calcext:value-type="float">
            <text:p>0.000</text:p>
          </table:table-cell>
          <table:table-cell table:style-name="ce30" table:formula="of:=AVERAGE([.N14:.N23])" office:value-type="float" office:value="51.53012" calcext:value-type="float">
            <text:p>51.530</text:p>
          </table:table-cell>
          <table:table-cell table:style-name="ce30" table:formula="of:=AVERAGE([.O14:.O23])" office:value-type="float" office:value="0.025" calcext:value-type="float">
            <text:p>0.025</text:p>
          </table:table-cell>
          <table:table-cell table:style-name="ce30" table:formula="of:=AVERAGE([.P14:.P23])" office:value-type="float" office:value="25.13812" calcext:value-type="float">
            <text:p>25.138</text:p>
          </table:table-cell>
          <table:table-cell table:style-name="ce30" table:formula="of:=AVERAGE([.Q14:.Q23])" office:value-type="float" office:value="66.08778" calcext:value-type="float">
            <text:p>66.088</text:p>
          </table:table-cell>
          <table:table-cell table:style-name="ce30" table:formula="of:=AVERAGE([.R14:.R23])" office:value-type="float" office:value="0" calcext:value-type="float">
            <text:p>0.000</text:p>
          </table:table-cell>
          <table:table-cell table:style-name="ce30" table:formula="of:=AVERAGE([.S14:.S23])" office:value-type="float" office:value="44.8546" calcext:value-type="float">
            <text:p>44.855</text:p>
          </table:table-cell>
          <table:table-cell table:style-name="ce30" table:formula="of:=AVERAGE([.T14:.T23])" office:value-type="float" office:value="0.017" calcext:value-type="float">
            <text:p>0.017</text:p>
          </table:table-cell>
          <table:table-cell table:style-name="ce30" table:formula="of:=AVERAGE([.U14:.U23])" office:value-type="float" office:value="21.23318" calcext:value-type="float">
            <text:p>21.233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0" table:formula="of:=AVERAGE([.B24:.B33])" office:value-type="float" office:value="99.85168" calcext:value-type="float">
            <text:p>99.852</text:p>
          </table:table-cell>
          <table:table-cell table:style-name="ce30" table:formula="of:=AVERAGE([.C24:.C33])" office:value-type="float" office:value="0" calcext:value-type="float">
            <text:p>0.000</text:p>
          </table:table-cell>
          <table:table-cell table:style-name="ce30" table:formula="of:=AVERAGE([.D24:.D33])" office:value-type="float" office:value="68.86568" calcext:value-type="float">
            <text:p>68.866</text:p>
          </table:table-cell>
          <table:table-cell table:style-name="ce30" table:formula="of:=AVERAGE([.E24:.E33])" office:value-type="float" office:value="0.089" calcext:value-type="float">
            <text:p>0.089</text:p>
          </table:table-cell>
          <table:table-cell table:style-name="ce30" table:formula="of:=AVERAGE([.F24:.F33])" office:value-type="float" office:value="30.98596" calcext:value-type="float">
            <text:p>30.986</text:p>
          </table:table-cell>
          <table:table-cell table:style-name="ce30" table:formula="of:=AVERAGE([.G24:.G33])" office:value-type="float" office:value="90.46362" calcext:value-type="float">
            <text:p>90.464</text:p>
          </table:table-cell>
          <table:table-cell table:style-name="ce30" table:formula="of:=AVERAGE([.H24:.H33])" office:value-type="float" office:value="0" calcext:value-type="float">
            <text:p>0.000</text:p>
          </table:table-cell>
          <table:table-cell table:style-name="ce30" table:formula="of:=AVERAGE([.I24:.I33])" office:value-type="float" office:value="65.36324" calcext:value-type="float">
            <text:p>65.363</text:p>
          </table:table-cell>
          <table:table-cell table:style-name="ce30" table:formula="of:=AVERAGE([.J24:.J33])" office:value-type="float" office:value="0.052" calcext:value-type="float">
            <text:p>0.052</text:p>
          </table:table-cell>
          <table:table-cell table:style-name="ce30" table:formula="of:=AVERAGE([.K24:.K33])" office:value-type="float" office:value="25.10038" calcext:value-type="float">
            <text:p>25.100</text:p>
          </table:table-cell>
          <table:table-cell table:style-name="ce30" table:formula="of:=AVERAGE([.L24:.L33])" office:value-type="float" office:value="79.12392" calcext:value-type="float">
            <text:p>79.124</text:p>
          </table:table-cell>
          <table:table-cell table:style-name="ce30" table:formula="of:=AVERAGE([.M24:.M33])" office:value-type="float" office:value="0" calcext:value-type="float">
            <text:p>0.000</text:p>
          </table:table-cell>
          <table:table-cell table:style-name="ce30" table:formula="of:=AVERAGE([.N24:.N33])" office:value-type="float" office:value="59.69052" calcext:value-type="float">
            <text:p>59.691</text:p>
          </table:table-cell>
          <table:table-cell table:style-name="ce30" table:formula="of:=AVERAGE([.O24:.O33])" office:value-type="float" office:value="0.047" calcext:value-type="float">
            <text:p>0.047</text:p>
          </table:table-cell>
          <table:table-cell table:style-name="ce30" table:formula="of:=AVERAGE([.P24:.P33])" office:value-type="float" office:value="19.4334" calcext:value-type="float">
            <text:p>19.433</text:p>
          </table:table-cell>
          <table:table-cell table:style-name="ce30" table:formula="of:=AVERAGE([.Q24:.Q33])" office:value-type="float" office:value="62.43636" calcext:value-type="float">
            <text:p>62.436</text:p>
          </table:table-cell>
          <table:table-cell table:style-name="ce30" table:formula="of:=AVERAGE([.R24:.R33])" office:value-type="float" office:value="0" calcext:value-type="float">
            <text:p>0.000</text:p>
          </table:table-cell>
          <table:table-cell table:style-name="ce30" table:formula="of:=AVERAGE([.S24:.S33])" office:value-type="float" office:value="48.35612" calcext:value-type="float">
            <text:p>48.356</text:p>
          </table:table-cell>
          <table:table-cell table:style-name="ce30" table:formula="of:=AVERAGE([.T24:.T33])" office:value-type="float" office:value="0.019" calcext:value-type="float">
            <text:p>0.019</text:p>
          </table:table-cell>
          <table:table-cell table:style-name="ce30" table:formula="of:=AVERAGE([.U24:.U33])" office:value-type="float" office:value="14.08024" calcext:value-type="float">
            <text:p>14.080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0" table:formula="of:=AVERAGE([.B34:.B43])" office:value-type="float" office:value="107.2172" calcext:value-type="float">
            <text:p>107.217</text:p>
          </table:table-cell>
          <table:table-cell table:style-name="ce30" table:formula="of:=AVERAGE([.C34:.C43])" office:value-type="float" office:value="0" calcext:value-type="float">
            <text:p>0.000</text:p>
          </table:table-cell>
          <table:table-cell table:style-name="ce30" table:formula="of:=AVERAGE([.D34:.D43])" office:value-type="float" office:value="83.77426" calcext:value-type="float">
            <text:p>83.774</text:p>
          </table:table-cell>
          <table:table-cell table:style-name="ce30" table:formula="of:=AVERAGE([.E34:.E43])" office:value-type="float" office:value="0.117" calcext:value-type="float">
            <text:p>0.117</text:p>
          </table:table-cell>
          <table:table-cell table:style-name="ce30" table:formula="of:=AVERAGE([.F34:.F43])" office:value-type="float" office:value="23.44302" calcext:value-type="float">
            <text:p>23.443</text:p>
          </table:table-cell>
          <table:table-cell table:style-name="ce30" table:formula="of:=AVERAGE([.G34:.G43])" office:value-type="float" office:value="99.08782" calcext:value-type="float">
            <text:p>99.088</text:p>
          </table:table-cell>
          <table:table-cell table:style-name="ce30" table:formula="of:=AVERAGE([.H34:.H43])" office:value-type="float" office:value="0" calcext:value-type="float">
            <text:p>0.000</text:p>
          </table:table-cell>
          <table:table-cell table:style-name="ce30" table:formula="of:=AVERAGE([.I34:.I43])" office:value-type="float" office:value="78.03256" calcext:value-type="float">
            <text:p>78.033</text:p>
          </table:table-cell>
          <table:table-cell table:style-name="ce30" table:formula="of:=AVERAGE([.J34:.J43])" office:value-type="float" office:value="0.09" calcext:value-type="float">
            <text:p>0.090</text:p>
          </table:table-cell>
          <table:table-cell table:style-name="ce30" table:formula="of:=AVERAGE([.K34:.K43])" office:value-type="float" office:value="21.05528" calcext:value-type="float">
            <text:p>21.055</text:p>
          </table:table-cell>
          <table:table-cell table:style-name="ce30" table:formula="of:=AVERAGE([.L34:.L43])" office:value-type="float" office:value="81.08814" calcext:value-type="float">
            <text:p>81.088</text:p>
          </table:table-cell>
          <table:table-cell table:style-name="ce30" table:formula="of:=AVERAGE([.M34:.M43])" office:value-type="float" office:value="0" calcext:value-type="float">
            <text:p>0.000</text:p>
          </table:table-cell>
          <table:table-cell table:style-name="ce30" table:formula="of:=AVERAGE([.N34:.N43])" office:value-type="float" office:value="63.93632" calcext:value-type="float">
            <text:p>63.936</text:p>
          </table:table-cell>
          <table:table-cell table:style-name="ce30" table:formula="of:=AVERAGE([.O34:.O43])" office:value-type="float" office:value="0.04" calcext:value-type="float">
            <text:p>0.040</text:p>
          </table:table-cell>
          <table:table-cell table:style-name="ce30" table:formula="of:=AVERAGE([.P34:.P43])" office:value-type="float" office:value="17.15182" calcext:value-type="float">
            <text:p>17.152</text:p>
          </table:table-cell>
          <table:table-cell table:style-name="ce30" table:formula="of:=AVERAGE([.Q34:.Q43])" office:value-type="float" office:value="70.9614" calcext:value-type="float">
            <text:p>70.961</text:p>
          </table:table-cell>
          <table:table-cell table:style-name="ce30" table:formula="of:=AVERAGE([.R34:.R43])" office:value-type="float" office:value="0" calcext:value-type="float">
            <text:p>0.000</text:p>
          </table:table-cell>
          <table:table-cell table:style-name="ce30" table:formula="of:=AVERAGE([.S34:.S43])" office:value-type="float" office:value="56.57448" calcext:value-type="float">
            <text:p>56.574</text:p>
          </table:table-cell>
          <table:table-cell table:style-name="ce30" table:formula="of:=AVERAGE([.T34:.T43])" office:value-type="float" office:value="0.026" calcext:value-type="float">
            <text:p>0.026</text:p>
          </table:table-cell>
          <table:table-cell table:style-name="ce30" table:formula="of:=AVERAGE([.U34:.U43])" office:value-type="float" office:value="14.38692" calcext:value-type="float">
            <text:p>14.387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0" table:formula="of:=AVERAGE([.B44:.B53])" office:value-type="float" office:value="121.5736" calcext:value-type="float">
            <text:p>121.574</text:p>
          </table:table-cell>
          <table:table-cell table:style-name="ce30" table:formula="of:=AVERAGE([.C44:.C53])" office:value-type="float" office:value="0" calcext:value-type="float">
            <text:p>0.000</text:p>
          </table:table-cell>
          <table:table-cell table:style-name="ce30" table:formula="of:=AVERAGE([.D44:.D53])" office:value-type="float" office:value="86.99522" calcext:value-type="float">
            <text:p>86.995</text:p>
          </table:table-cell>
          <table:table-cell table:style-name="ce30" table:formula="of:=AVERAGE([.E44:.E53])" office:value-type="float" office:value="0.303" calcext:value-type="float">
            <text:p>0.303</text:p>
          </table:table-cell>
          <table:table-cell table:style-name="ce30" table:formula="of:=AVERAGE([.F44:.F53])" office:value-type="float" office:value="34.57824" calcext:value-type="float">
            <text:p>34.578</text:p>
          </table:table-cell>
          <table:table-cell table:style-name="ce30" table:formula="of:=AVERAGE([.G44:.G53])" office:value-type="float" office:value="101.77486" calcext:value-type="float">
            <text:p>101.775</text:p>
          </table:table-cell>
          <table:table-cell table:style-name="ce30" table:formula="of:=AVERAGE([.H44:.H53])" office:value-type="float" office:value="0" calcext:value-type="float">
            <text:p>0.000</text:p>
          </table:table-cell>
          <table:table-cell table:style-name="ce30" table:formula="of:=AVERAGE([.I44:.I53])" office:value-type="float" office:value="77.3996" calcext:value-type="float">
            <text:p>77.400</text:p>
          </table:table-cell>
          <table:table-cell table:style-name="ce30" table:formula="of:=AVERAGE([.J44:.J53])" office:value-type="float" office:value="0.076" calcext:value-type="float">
            <text:p>0.076</text:p>
          </table:table-cell>
          <table:table-cell table:style-name="ce30" table:formula="of:=AVERAGE([.K44:.K53])" office:value-type="float" office:value="24.37522" calcext:value-type="float">
            <text:p>24.375</text:p>
          </table:table-cell>
          <table:table-cell table:style-name="ce30" table:formula="of:=AVERAGE([.L44:.L53])" office:value-type="float" office:value="93.61116" calcext:value-type="float">
            <text:p>93.611</text:p>
          </table:table-cell>
          <table:table-cell table:style-name="ce30" table:formula="of:=AVERAGE([.M44:.M53])" office:value-type="float" office:value="0" calcext:value-type="float">
            <text:p>0.000</text:p>
          </table:table-cell>
          <table:table-cell table:style-name="ce30" table:formula="of:=AVERAGE([.N44:.N53])" office:value-type="float" office:value="69.41032" calcext:value-type="float">
            <text:p>69.410</text:p>
          </table:table-cell>
          <table:table-cell table:style-name="ce30" table:formula="of:=AVERAGE([.O44:.O53])" office:value-type="float" office:value="0.062" calcext:value-type="float">
            <text:p>0.062</text:p>
          </table:table-cell>
          <table:table-cell table:style-name="ce30" table:formula="of:=AVERAGE([.P44:.P53])" office:value-type="float" office:value="24.20084" calcext:value-type="float">
            <text:p>24.201</text:p>
          </table:table-cell>
          <table:table-cell table:style-name="ce30" table:formula="of:=AVERAGE([.Q44:.Q53])" office:value-type="float" office:value="76.81302" calcext:value-type="float">
            <text:p>76.813</text:p>
          </table:table-cell>
          <table:table-cell table:style-name="ce30" table:formula="of:=AVERAGE([.R44:.R53])" office:value-type="float" office:value="0" calcext:value-type="float">
            <text:p>0.000</text:p>
          </table:table-cell>
          <table:table-cell table:style-name="ce30" table:formula="of:=AVERAGE([.S44:.S53])" office:value-type="float" office:value="57.86984" calcext:value-type="float">
            <text:p>57.870</text:p>
          </table:table-cell>
          <table:table-cell table:style-name="ce30" table:formula="of:=AVERAGE([.T44:.T53])" office:value-type="float" office:value="0.028" calcext:value-type="float">
            <text:p>0.028</text:p>
          </table:table-cell>
          <table:table-cell table:style-name="ce30" table:formula="of:=AVERAGE([.U44:.U53])" office:value-type="float" office:value="18.94318" calcext:value-type="float">
            <text:p>18.943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1" table:formula="of:=AVERAGE([.B54:.B63])" office:value-type="float" office:value="129.1113" calcext:value-type="float">
            <text:p>129.111</text:p>
          </table:table-cell>
          <table:table-cell table:style-name="ce31" table:formula="of:=AVERAGE([.C54:.C63])" office:value-type="float" office:value="0" calcext:value-type="float">
            <text:p>0.000</text:p>
          </table:table-cell>
          <table:table-cell table:style-name="ce31" table:formula="of:=AVERAGE([.D54:.D63])" office:value-type="float" office:value="95.17952" calcext:value-type="float">
            <text:p>95.180</text:p>
          </table:table-cell>
          <table:table-cell table:style-name="ce31" table:formula="of:=AVERAGE([.E54:.E63])" office:value-type="float" office:value="0.641" calcext:value-type="float">
            <text:p>0.641</text:p>
          </table:table-cell>
          <table:table-cell table:style-name="ce31" table:formula="of:=AVERAGE([.F54:.F63])" office:value-type="float" office:value="33.93172" calcext:value-type="float">
            <text:p>33.932</text:p>
          </table:table-cell>
          <table:table-cell table:style-name="ce31" table:formula="of:=AVERAGE([.G54:.G63])" office:value-type="float" office:value="110.2007" calcext:value-type="float">
            <text:p>110.201</text:p>
          </table:table-cell>
          <table:table-cell table:style-name="ce31" table:formula="of:=AVERAGE([.H54:.H63])" office:value-type="float" office:value="0" calcext:value-type="float">
            <text:p>0.000</text:p>
          </table:table-cell>
          <table:table-cell table:style-name="ce31" table:formula="of:=AVERAGE([.I54:.I63])" office:value-type="float" office:value="84.76516" calcext:value-type="float">
            <text:p>84.765</text:p>
          </table:table-cell>
          <table:table-cell table:style-name="ce31" table:formula="of:=AVERAGE([.J54:.J63])" office:value-type="float" office:value="0.194" calcext:value-type="float">
            <text:p>0.194</text:p>
          </table:table-cell>
          <table:table-cell table:style-name="ce31" table:formula="of:=AVERAGE([.K54:.K63])" office:value-type="float" office:value="25.43556" calcext:value-type="float">
            <text:p>25.436</text:p>
          </table:table-cell>
          <table:table-cell table:style-name="ce31" table:formula="of:=AVERAGE([.L54:.L63])" office:value-type="float" office:value="101.27554" calcext:value-type="float">
            <text:p>101.276</text:p>
          </table:table-cell>
          <table:table-cell table:style-name="ce31" table:formula="of:=AVERAGE([.M54:.M63])" office:value-type="float" office:value="0" calcext:value-type="float">
            <text:p>0.000</text:p>
          </table:table-cell>
          <table:table-cell table:style-name="ce31" table:formula="of:=AVERAGE([.N54:.N63])" office:value-type="float" office:value="76.95892" calcext:value-type="float">
            <text:p>76.959</text:p>
          </table:table-cell>
          <table:table-cell table:style-name="ce31" table:formula="of:=AVERAGE([.O54:.O63])" office:value-type="float" office:value="0.182" calcext:value-type="float">
            <text:p>0.182</text:p>
          </table:table-cell>
          <table:table-cell table:style-name="ce31" table:formula="of:=AVERAGE([.P54:.P63])" office:value-type="float" office:value="24.31658" calcext:value-type="float">
            <text:p>24.317</text:p>
          </table:table-cell>
          <table:table-cell table:style-name="ce31" table:formula="of:=AVERAGE([.Q54:.Q63])" office:value-type="float" office:value="83.24274" calcext:value-type="float">
            <text:p>83.243</text:p>
          </table:table-cell>
          <table:table-cell table:style-name="ce31" table:formula="of:=AVERAGE([.R54:.R63])" office:value-type="float" office:value="0" calcext:value-type="float">
            <text:p>0.000</text:p>
          </table:table-cell>
          <table:table-cell table:style-name="ce31" table:formula="of:=AVERAGE([.S54:.S63])" office:value-type="float" office:value="64.04764" calcext:value-type="float">
            <text:p>64.048</text:p>
          </table:table-cell>
          <table:table-cell table:style-name="ce31" table:formula="of:=AVERAGE([.T54:.T63])" office:value-type="float" office:value="0.057" calcext:value-type="float">
            <text:p>0.057</text:p>
          </table:table-cell>
          <table:table-cell table:style-name="ce31" table:formula="of:=AVERAGE([.U54:.U63])" office:value-type="float" office:value="19.1951" calcext:value-type="float">
            <text:p>19.195</text:p>
          </table:table-cell>
        </table:table-row>
      </table:table>
      <table:table table:name="Compare Time" table:style-name="ta2">
        <office:forms form:automatic-focus="false" form:apply-design-mode="false"/>
        <table:table-column table:style-name="co22" table:default-cell-style-name="ce23"/>
        <table:table-column table:style-name="co19" table:default-cell-style-name="ce13"/>
        <table:table-column table:style-name="co23" table:number-columns-repeated="2" table:default-cell-style-name="ce13"/>
        <table:table-column table:style-name="co19" table:default-cell-style-name="ce13"/>
        <table:table-column table:style-name="co24" table:number-columns-repeated="2" table:default-cell-style-name="ce13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26" table:default-cell-style-name="ce39"/>
        <table:table-column table:style-name="co27" table:default-cell-style-name="ce39"/>
        <table:table-column table:style-name="co26" table:default-cell-style-name="ce39"/>
        <table:table-column table:style-name="co23" table:default-cell-style-name="ce39"/>
        <table:table-column table:style-name="co25" table:default-cell-style-name="ce39"/>
        <table:table-column table:style-name="co18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6" table:number-rows-spanned="1">
            <text:p>10.00%</text:p>
          </table:table-cell>
          <table:covered-table-cell table:number-columns-repeated="5" table:style-name="ce74"/>
          <table:table-cell table:style-name="ce74" office:value-type="percentage" office:value="0.2" calcext:value-type="percentage" table:number-columns-spanned="6" table:number-rows-spanned="1">
            <text:p>20.00%</text:p>
          </table:table-cell>
          <table:covered-table-cell table:number-columns-repeated="5" table:style-name="Default"/>
          <table:table-cell table:style-name="ce74" office:value-type="percentage" office:value="0.3" calcext:value-type="percentage" table:number-columns-spanned="6" table:number-rows-spanned="1">
            <text:p>30.00%</text:p>
          </table:table-cell>
          <table:covered-table-cell table:number-columns-repeated="5" table:style-name="Default"/>
          <table:table-cell table:style-name="ce74" office:value-type="percentage" office:value="0.4" calcext:value-type="percentage" table:number-columns-spanned="6" table:number-rows-spanned="1">
            <text:p>40.00%</text:p>
          </table:table-cell>
          <table:covered-table-cell table:number-columns-repeated="5" table:style-name="Default"/>
        </table:table-row>
        <table:table-row table:style-name="ro2">
          <table:table-cell table:style-name="ce49" office:value-type="string" calcext:value-type="string" table:number-columns-spanned="1" table:number-rows-spanned="2">
            <text:p>Instance</text:p>
          </table:table-cell>
          <table:table-cell table:style-name="ce49" office:value-type="string" calcext:value-type="string" table:number-columns-spanned="6" table:number-rows-spanned="1">
            <text:p>Customer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Customer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Customer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Customer</text:p>
          </table:table-cell>
          <table:covered-table-cell table:number-columns-repeated="4" table:style-name="ce49"/>
          <table:covered-table-cell table:style-name="Default"/>
        </table:table-row>
        <table:table-row table:style-name="ro1">
          <table:covered-table-cell table:style-name="ce49"/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Customer Time'.I3]" office:value-type="float" office:value="17.518" calcext:value-type="float">
            <text:p>17.52</text:p>
          </table:table-cell>
          <table:table-cell table:formula="of:=[$'Customer Time'.J3]" office:value-type="float" office:value="0" calcext:value-type="float">
            <text:p>0.00</text:p>
          </table:table-cell>
          <table:table-cell table:formula="of:=[$'Customer Time'.K3]" office:value-type="float" office:value="0" calcext:value-type="float">
            <text:p>0.00</text:p>
          </table:table-cell>
          <table:table-cell table:formula="of:=[$'Customer Time'.L3]" office:value-type="float" office:value="17.688" calcext:value-type="float">
            <text:p>17.69</text:p>
          </table:table-cell>
          <table:table-cell table:formula="of:=[$'Customer Time'.M3]" office:value-type="float" office:value="64.794" calcext:value-type="float">
            <text:p>64.79</text:p>
          </table:table-cell>
          <table:table-cell table:formula="of:=[$'Customer Time'.N3]" office:value-type="float" office:value="0" calcext:value-type="float">
            <text:p>0.00</text:p>
          </table:table-cell>
          <table:table-cell table:formula="of:=[$'Customer Time'.V3]" office:value-type="float" office:value="11.598" calcext:value-type="float">
            <text:p>11.60</text:p>
          </table:table-cell>
          <table:table-cell table:formula="of:=[$'Customer Time'.W3]" office:value-type="float" office:value="0" calcext:value-type="float">
            <text:p>0.00</text:p>
          </table:table-cell>
          <table:table-cell table:formula="of:=[$'Customer Time'.X3]" office:value-type="float" office:value="0" calcext:value-type="float">
            <text:p>0.00</text:p>
          </table:table-cell>
          <table:table-cell table:formula="of:=[$'Customer Time'.Y3]" office:value-type="float" office:value="11.6803" calcext:value-type="float">
            <text:p>11.68</text:p>
          </table:table-cell>
          <table:table-cell table:formula="of:=[$'Customer Time'.Z3]" office:value-type="float" office:value="76.7217" calcext:value-type="float">
            <text:p>76.72</text:p>
          </table:table-cell>
          <table:table-cell table:formula="of:=[$'Customer Time'.AA3]" office:value-type="float" office:value="0" calcext:value-type="float">
            <text:p>0.00</text:p>
          </table:table-cell>
          <table:table-cell table:formula="of:=[$'Customer Time'.AI3]" office:value-type="float" office:value="14.3635" calcext:value-type="float">
            <text:p>14.36</text:p>
          </table:table-cell>
          <table:table-cell table:formula="of:=[$'Customer Time'.AJ3]" office:value-type="float" office:value="0" calcext:value-type="float">
            <text:p>0.00</text:p>
          </table:table-cell>
          <table:table-cell table:formula="of:=[$'Customer Time'.AK3]" office:value-type="float" office:value="0" calcext:value-type="float">
            <text:p>0.00</text:p>
          </table:table-cell>
          <table:table-cell table:formula="of:=[$'Customer Time'.AL3]" office:value-type="float" office:value="15.4385" calcext:value-type="float">
            <text:p>15.44</text:p>
          </table:table-cell>
          <table:table-cell table:formula="of:=[$'Customer Time'.AM3]" office:value-type="float" office:value="70.1979" calcext:value-type="float">
            <text:p>70.20</text:p>
          </table:table-cell>
          <table:table-cell table:formula="of:=[$'Customer Time'.AN3]" office:value-type="float" office:value="0" calcext:value-type="float">
            <text:p>0.00</text:p>
          </table:table-cell>
          <table:table-cell table:formula="of:=[$'Customer Time'.AV3]" office:value-type="float" office:value="10.6949" calcext:value-type="float">
            <text:p>10.69</text:p>
          </table:table-cell>
          <table:table-cell table:formula="of:=[$'Customer Time'.AW3]" office:value-type="float" office:value="0" calcext:value-type="float">
            <text:p>0.00</text:p>
          </table:table-cell>
          <table:table-cell table:formula="of:=[$'Customer Time'.AX3]" office:value-type="float" office:value="0" calcext:value-type="float">
            <text:p>0.00</text:p>
          </table:table-cell>
          <table:table-cell table:formula="of:=[$'Customer Time'.AY3]" office:value-type="float" office:value="10.7465" calcext:value-type="float">
            <text:p>10.75</text:p>
          </table:table-cell>
          <table:table-cell table:formula="of:=[$'Customer Time'.AZ3]" office:value-type="float" office:value="78.5586" calcext:value-type="float">
            <text:p>78.56</text:p>
          </table:table-cell>
          <table:table-cell table:formula="of:=[$'Customer Time'.BA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Customer Time'.I4]" office:value-type="float" office:value="20.4027" calcext:value-type="float">
            <text:p>20.40</text:p>
          </table:table-cell>
          <table:table-cell table:formula="of:=[$'Customer Time'.J4]" office:value-type="float" office:value="0" calcext:value-type="float">
            <text:p>0.00</text:p>
          </table:table-cell>
          <table:table-cell table:formula="of:=[$'Customer Time'.K4]" office:value-type="float" office:value="0" calcext:value-type="float">
            <text:p>0.00</text:p>
          </table:table-cell>
          <table:table-cell table:formula="of:=[$'Customer Time'.L4]" office:value-type="float" office:value="15.8031" calcext:value-type="float">
            <text:p>15.80</text:p>
          </table:table-cell>
          <table:table-cell table:formula="of:=[$'Customer Time'.M4]" office:value-type="float" office:value="63.7941" calcext:value-type="float">
            <text:p>63.79</text:p>
          </table:table-cell>
          <table:table-cell table:formula="of:=[$'Customer Time'.N4]" office:value-type="float" office:value="0" calcext:value-type="float">
            <text:p>0.00</text:p>
          </table:table-cell>
          <table:table-cell table:formula="of:=[$'Customer Time'.V4]" office:value-type="float" office:value="18.0136" calcext:value-type="float">
            <text:p>18.01</text:p>
          </table:table-cell>
          <table:table-cell table:formula="of:=[$'Customer Time'.W4]" office:value-type="float" office:value="0" calcext:value-type="float">
            <text:p>0.00</text:p>
          </table:table-cell>
          <table:table-cell table:formula="of:=[$'Customer Time'.X4]" office:value-type="float" office:value="0" calcext:value-type="float">
            <text:p>0.00</text:p>
          </table:table-cell>
          <table:table-cell table:formula="of:=[$'Customer Time'.Y4]" office:value-type="float" office:value="14.589" calcext:value-type="float">
            <text:p>14.59</text:p>
          </table:table-cell>
          <table:table-cell table:formula="of:=[$'Customer Time'.Z4]" office:value-type="float" office:value="67.3974" calcext:value-type="float">
            <text:p>67.40</text:p>
          </table:table-cell>
          <table:table-cell table:formula="of:=[$'Customer Time'.AA4]" office:value-type="float" office:value="0" calcext:value-type="float">
            <text:p>0.00</text:p>
          </table:table-cell>
          <table:table-cell table:formula="of:=[$'Customer Time'.AI4]" office:value-type="float" office:value="14.3635" calcext:value-type="float">
            <text:p>14.36</text:p>
          </table:table-cell>
          <table:table-cell table:formula="of:=[$'Customer Time'.AJ4]" office:value-type="float" office:value="0" calcext:value-type="float">
            <text:p>0.00</text:p>
          </table:table-cell>
          <table:table-cell table:formula="of:=[$'Customer Time'.AK4]" office:value-type="float" office:value="0" calcext:value-type="float">
            <text:p>0.00</text:p>
          </table:table-cell>
          <table:table-cell table:formula="of:=[$'Customer Time'.AL4]" office:value-type="float" office:value="15.4385" calcext:value-type="float">
            <text:p>15.44</text:p>
          </table:table-cell>
          <table:table-cell table:formula="of:=[$'Customer Time'.AM4]" office:value-type="float" office:value="70.1979" calcext:value-type="float">
            <text:p>70.20</text:p>
          </table:table-cell>
          <table:table-cell table:formula="of:=[$'Customer Time'.AN4]" office:value-type="float" office:value="0" calcext:value-type="float">
            <text:p>0.00</text:p>
          </table:table-cell>
          <table:table-cell table:formula="of:=[$'Customer Time'.AV4]" office:value-type="float" office:value="15.5317" calcext:value-type="float">
            <text:p>15.53</text:p>
          </table:table-cell>
          <table:table-cell table:formula="of:=[$'Customer Time'.AW4]" office:value-type="float" office:value="0" calcext:value-type="float">
            <text:p>0.00</text:p>
          </table:table-cell>
          <table:table-cell table:formula="of:=[$'Customer Time'.AX4]" office:value-type="float" office:value="0" calcext:value-type="float">
            <text:p>0.00</text:p>
          </table:table-cell>
          <table:table-cell table:formula="of:=[$'Customer Time'.AY4]" office:value-type="float" office:value="15.0271" calcext:value-type="float">
            <text:p>15.03</text:p>
          </table:table-cell>
          <table:table-cell table:formula="of:=[$'Customer Time'.AZ4]" office:value-type="float" office:value="69.4412" calcext:value-type="float">
            <text:p>69.44</text:p>
          </table:table-cell>
          <table:table-cell table:formula="of:=[$'Customer Time'.BA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Customer Time'.I5]" office:value-type="float" office:value="20.0697" calcext:value-type="float">
            <text:p>20.07</text:p>
          </table:table-cell>
          <table:table-cell table:formula="of:=[$'Customer Time'.J5]" office:value-type="float" office:value="0" calcext:value-type="float">
            <text:p>0.00</text:p>
          </table:table-cell>
          <table:table-cell table:formula="of:=[$'Customer Time'.K5]" office:value-type="float" office:value="0" calcext:value-type="float">
            <text:p>0.00</text:p>
          </table:table-cell>
          <table:table-cell table:formula="of:=[$'Customer Time'.L5]" office:value-type="float" office:value="17.7342" calcext:value-type="float">
            <text:p>17.73</text:p>
          </table:table-cell>
          <table:table-cell table:formula="of:=[$'Customer Time'.M5]" office:value-type="float" office:value="62.1961" calcext:value-type="float">
            <text:p>62.20</text:p>
          </table:table-cell>
          <table:table-cell table:formula="of:=[$'Customer Time'.N5]" office:value-type="float" office:value="0" calcext:value-type="float">
            <text:p>0.00</text:p>
          </table:table-cell>
          <table:table-cell table:formula="of:=[$'Customer Time'.V5]" office:value-type="float" office:value="15.3267" calcext:value-type="float">
            <text:p>15.33</text:p>
          </table:table-cell>
          <table:table-cell table:formula="of:=[$'Customer Time'.W5]" office:value-type="float" office:value="0" calcext:value-type="float">
            <text:p>0.00</text:p>
          </table:table-cell>
          <table:table-cell table:formula="of:=[$'Customer Time'.X5]" office:value-type="float" office:value="0" calcext:value-type="float">
            <text:p>0.00</text:p>
          </table:table-cell>
          <table:table-cell table:formula="of:=[$'Customer Time'.Y5]" office:value-type="float" office:value="13.1721" calcext:value-type="float">
            <text:p>13.17</text:p>
          </table:table-cell>
          <table:table-cell table:formula="of:=[$'Customer Time'.Z5]" office:value-type="float" office:value="71.5012" calcext:value-type="float">
            <text:p>71.50</text:p>
          </table:table-cell>
          <table:table-cell table:formula="of:=[$'Customer Time'.AA5]" office:value-type="float" office:value="0" calcext:value-type="float">
            <text:p>0.00</text:p>
          </table:table-cell>
          <table:table-cell table:formula="of:=[$'Customer Time'.AI5]" office:value-type="float" office:value="14.3635" calcext:value-type="float">
            <text:p>14.36</text:p>
          </table:table-cell>
          <table:table-cell table:formula="of:=[$'Customer Time'.AJ5]" office:value-type="float" office:value="0" calcext:value-type="float">
            <text:p>0.00</text:p>
          </table:table-cell>
          <table:table-cell table:formula="of:=[$'Customer Time'.AK5]" office:value-type="float" office:value="0" calcext:value-type="float">
            <text:p>0.00</text:p>
          </table:table-cell>
          <table:table-cell table:formula="of:=[$'Customer Time'.AL5]" office:value-type="float" office:value="15.4385" calcext:value-type="float">
            <text:p>15.44</text:p>
          </table:table-cell>
          <table:table-cell table:formula="of:=[$'Customer Time'.AM5]" office:value-type="float" office:value="70.1979" calcext:value-type="float">
            <text:p>70.20</text:p>
          </table:table-cell>
          <table:table-cell table:formula="of:=[$'Customer Time'.AN5]" office:value-type="float" office:value="0" calcext:value-type="float">
            <text:p>0.00</text:p>
          </table:table-cell>
          <table:table-cell table:formula="of:=[$'Customer Time'.AV5]" office:value-type="float" office:value="12.5301" calcext:value-type="float">
            <text:p>12.53</text:p>
          </table:table-cell>
          <table:table-cell table:formula="of:=[$'Customer Time'.AW5]" office:value-type="float" office:value="0" calcext:value-type="float">
            <text:p>0.00</text:p>
          </table:table-cell>
          <table:table-cell table:formula="of:=[$'Customer Time'.AX5]" office:value-type="float" office:value="0" calcext:value-type="float">
            <text:p>0.00</text:p>
          </table:table-cell>
          <table:table-cell table:formula="of:=[$'Customer Time'.AY5]" office:value-type="float" office:value="11.664" calcext:value-type="float">
            <text:p>11.66</text:p>
          </table:table-cell>
          <table:table-cell table:formula="of:=[$'Customer Time'.AZ5]" office:value-type="float" office:value="75.806" calcext:value-type="float">
            <text:p>75.81</text:p>
          </table:table-cell>
          <table:table-cell table:formula="of:=[$'Customer Time'.BA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Customer Time'.I6]" office:value-type="float" office:value="18.4756" calcext:value-type="float">
            <text:p>18.48</text:p>
          </table:table-cell>
          <table:table-cell table:formula="of:=[$'Customer Time'.J6]" office:value-type="float" office:value="0" calcext:value-type="float">
            <text:p>0.00</text:p>
          </table:table-cell>
          <table:table-cell table:formula="of:=[$'Customer Time'.K6]" office:value-type="float" office:value="0" calcext:value-type="float">
            <text:p>0.00</text:p>
          </table:table-cell>
          <table:table-cell table:formula="of:=[$'Customer Time'.L6]" office:value-type="float" office:value="18.4475" calcext:value-type="float">
            <text:p>18.45</text:p>
          </table:table-cell>
          <table:table-cell table:formula="of:=[$'Customer Time'.M6]" office:value-type="float" office:value="63.0768" calcext:value-type="float">
            <text:p>63.08</text:p>
          </table:table-cell>
          <table:table-cell table:formula="of:=[$'Customer Time'.N6]" office:value-type="float" office:value="0" calcext:value-type="float">
            <text:p>0.00</text:p>
          </table:table-cell>
          <table:table-cell table:formula="of:=[$'Customer Time'.V6]" office:value-type="float" office:value="16.8255" calcext:value-type="float">
            <text:p>16.83</text:p>
          </table:table-cell>
          <table:table-cell table:formula="of:=[$'Customer Time'.W6]" office:value-type="float" office:value="0" calcext:value-type="float">
            <text:p>0.00</text:p>
          </table:table-cell>
          <table:table-cell table:formula="of:=[$'Customer Time'.X6]" office:value-type="float" office:value="0" calcext:value-type="float">
            <text:p>0.00</text:p>
          </table:table-cell>
          <table:table-cell table:formula="of:=[$'Customer Time'.Y6]" office:value-type="float" office:value="16.2013" calcext:value-type="float">
            <text:p>16.20</text:p>
          </table:table-cell>
          <table:table-cell table:formula="of:=[$'Customer Time'.Z6]" office:value-type="float" office:value="66.9732" calcext:value-type="float">
            <text:p>66.97</text:p>
          </table:table-cell>
          <table:table-cell table:formula="of:=[$'Customer Time'.AA6]" office:value-type="float" office:value="0" calcext:value-type="float">
            <text:p>0.00</text:p>
          </table:table-cell>
          <table:table-cell table:formula="of:=[$'Customer Time'.AI6]" office:value-type="float" office:value="14.3635" calcext:value-type="float">
            <text:p>14.36</text:p>
          </table:table-cell>
          <table:table-cell table:formula="of:=[$'Customer Time'.AJ6]" office:value-type="float" office:value="0" calcext:value-type="float">
            <text:p>0.00</text:p>
          </table:table-cell>
          <table:table-cell table:formula="of:=[$'Customer Time'.AK6]" office:value-type="float" office:value="0" calcext:value-type="float">
            <text:p>0.00</text:p>
          </table:table-cell>
          <table:table-cell table:formula="of:=[$'Customer Time'.AL6]" office:value-type="float" office:value="15.4385" calcext:value-type="float">
            <text:p>15.44</text:p>
          </table:table-cell>
          <table:table-cell table:formula="of:=[$'Customer Time'.AM6]" office:value-type="float" office:value="70.1979" calcext:value-type="float">
            <text:p>70.20</text:p>
          </table:table-cell>
          <table:table-cell table:formula="of:=[$'Customer Time'.AN6]" office:value-type="float" office:value="0" calcext:value-type="float">
            <text:p>0.00</text:p>
          </table:table-cell>
          <table:table-cell table:formula="of:=[$'Customer Time'.AV6]" office:value-type="float" office:value="15.6227" calcext:value-type="float">
            <text:p>15.62</text:p>
          </table:table-cell>
          <table:table-cell table:formula="of:=[$'Customer Time'.AW6]" office:value-type="float" office:value="0" calcext:value-type="float">
            <text:p>0.00</text:p>
          </table:table-cell>
          <table:table-cell table:formula="of:=[$'Customer Time'.AX6]" office:value-type="float" office:value="0" calcext:value-type="float">
            <text:p>0.00</text:p>
          </table:table-cell>
          <table:table-cell table:formula="of:=[$'Customer Time'.AY6]" office:value-type="float" office:value="16.638" calcext:value-type="float">
            <text:p>16.64</text:p>
          </table:table-cell>
          <table:table-cell table:formula="of:=[$'Customer Time'.AZ6]" office:value-type="float" office:value="67.7393" calcext:value-type="float">
            <text:p>67.74</text:p>
          </table:table-cell>
          <table:table-cell table:formula="of:=[$'Customer Time'.BA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Customer Time'.I7]" office:value-type="float" office:value="21.9543" calcext:value-type="float">
            <text:p>21.95</text:p>
          </table:table-cell>
          <table:table-cell table:formula="of:=[$'Customer Time'.J7]" office:value-type="float" office:value="0" calcext:value-type="float">
            <text:p>0.00</text:p>
          </table:table-cell>
          <table:table-cell table:formula="of:=[$'Customer Time'.K7]" office:value-type="float" office:value="0" calcext:value-type="float">
            <text:p>0.00</text:p>
          </table:table-cell>
          <table:table-cell table:formula="of:=[$'Customer Time'.L7]" office:value-type="float" office:value="18.6913" calcext:value-type="float">
            <text:p>18.69</text:p>
          </table:table-cell>
          <table:table-cell table:formula="of:=[$'Customer Time'.M7]" office:value-type="float" office:value="59.3544" calcext:value-type="float">
            <text:p>59.35</text:p>
          </table:table-cell>
          <table:table-cell table:formula="of:=[$'Customer Time'.N7]" office:value-type="float" office:value="0" calcext:value-type="float">
            <text:p>0.00</text:p>
          </table:table-cell>
          <table:table-cell table:formula="of:=[$'Customer Time'.V7]" office:value-type="float" office:value="16.3521" calcext:value-type="float">
            <text:p>16.35</text:p>
          </table:table-cell>
          <table:table-cell table:formula="of:=[$'Customer Time'.W7]" office:value-type="float" office:value="0" calcext:value-type="float">
            <text:p>0.00</text:p>
          </table:table-cell>
          <table:table-cell table:formula="of:=[$'Customer Time'.X7]" office:value-type="float" office:value="0" calcext:value-type="float">
            <text:p>0.00</text:p>
          </table:table-cell>
          <table:table-cell table:formula="of:=[$'Customer Time'.Y7]" office:value-type="float" office:value="14.1371" calcext:value-type="float">
            <text:p>14.14</text:p>
          </table:table-cell>
          <table:table-cell table:formula="of:=[$'Customer Time'.Z7]" office:value-type="float" office:value="69.5107" calcext:value-type="float">
            <text:p>69.51</text:p>
          </table:table-cell>
          <table:table-cell table:formula="of:=[$'Customer Time'.AA7]" office:value-type="float" office:value="0" calcext:value-type="float">
            <text:p>0.00</text:p>
          </table:table-cell>
          <table:table-cell table:formula="of:=[$'Customer Time'.AI7]" office:value-type="float" office:value="14.3635" calcext:value-type="float">
            <text:p>14.36</text:p>
          </table:table-cell>
          <table:table-cell table:formula="of:=[$'Customer Time'.AJ7]" office:value-type="float" office:value="0" calcext:value-type="float">
            <text:p>0.00</text:p>
          </table:table-cell>
          <table:table-cell table:formula="of:=[$'Customer Time'.AK7]" office:value-type="float" office:value="0" calcext:value-type="float">
            <text:p>0.00</text:p>
          </table:table-cell>
          <table:table-cell table:formula="of:=[$'Customer Time'.AL7]" office:value-type="float" office:value="15.4385" calcext:value-type="float">
            <text:p>15.44</text:p>
          </table:table-cell>
          <table:table-cell table:formula="of:=[$'Customer Time'.AM7]" office:value-type="float" office:value="70.1979" calcext:value-type="float">
            <text:p>70.20</text:p>
          </table:table-cell>
          <table:table-cell table:formula="of:=[$'Customer Time'.AN7]" office:value-type="float" office:value="0" calcext:value-type="float">
            <text:p>0.00</text:p>
          </table:table-cell>
          <table:table-cell table:formula="of:=[$'Customer Time'.AV7]" office:value-type="float" office:value="25.7276" calcext:value-type="float">
            <text:p>25.73</text:p>
          </table:table-cell>
          <table:table-cell table:formula="of:=[$'Customer Time'.AW7]" office:value-type="float" office:value="0" calcext:value-type="float">
            <text:p>0.00</text:p>
          </table:table-cell>
          <table:table-cell table:formula="of:=[$'Customer Time'.AX7]" office:value-type="float" office:value="0" calcext:value-type="float">
            <text:p>0.00</text:p>
          </table:table-cell>
          <table:table-cell table:formula="of:=[$'Customer Time'.AY7]" office:value-type="float" office:value="22.0699" calcext:value-type="float">
            <text:p>22.07</text:p>
          </table:table-cell>
          <table:table-cell table:formula="of:=[$'Customer Time'.AZ7]" office:value-type="float" office:value="52.2025" calcext:value-type="float">
            <text:p>52.20</text:p>
          </table:table-cell>
          <table:table-cell table:formula="of:=[$'Customer Time'.BA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Customer Time'.I8]" office:value-type="float" office:value="14.5737" calcext:value-type="float">
            <text:p>14.57</text:p>
          </table:table-cell>
          <table:table-cell table:formula="of:=[$'Customer Time'.J8]" office:value-type="float" office:value="0" calcext:value-type="float">
            <text:p>0.00</text:p>
          </table:table-cell>
          <table:table-cell table:formula="of:=[$'Customer Time'.K8]" office:value-type="float" office:value="0" calcext:value-type="float">
            <text:p>0.00</text:p>
          </table:table-cell>
          <table:table-cell table:formula="of:=[$'Customer Time'.L8]" office:value-type="float" office:value="15.2949" calcext:value-type="float">
            <text:p>15.29</text:p>
          </table:table-cell>
          <table:table-cell table:formula="of:=[$'Customer Time'.M8]" office:value-type="float" office:value="70.1314" calcext:value-type="float">
            <text:p>70.13</text:p>
          </table:table-cell>
          <table:table-cell table:formula="of:=[$'Customer Time'.N8]" office:value-type="float" office:value="0" calcext:value-type="float">
            <text:p>0.00</text:p>
          </table:table-cell>
          <table:table-cell table:formula="of:=[$'Customer Time'.V8]" office:value-type="float" office:value="13.075" calcext:value-type="float">
            <text:p>13.08</text:p>
          </table:table-cell>
          <table:table-cell table:formula="of:=[$'Customer Time'.W8]" office:value-type="float" office:value="0" calcext:value-type="float">
            <text:p>0.00</text:p>
          </table:table-cell>
          <table:table-cell table:formula="of:=[$'Customer Time'.X8]" office:value-type="float" office:value="0" calcext:value-type="float">
            <text:p>0.00</text:p>
          </table:table-cell>
          <table:table-cell table:formula="of:=[$'Customer Time'.Y8]" office:value-type="float" office:value="13.9524" calcext:value-type="float">
            <text:p>13.95</text:p>
          </table:table-cell>
          <table:table-cell table:formula="of:=[$'Customer Time'.Z8]" office:value-type="float" office:value="72.9726" calcext:value-type="float">
            <text:p>72.97</text:p>
          </table:table-cell>
          <table:table-cell table:formula="of:=[$'Customer Time'.AA8]" office:value-type="float" office:value="0" calcext:value-type="float">
            <text:p>0.00</text:p>
          </table:table-cell>
          <table:table-cell table:formula="of:=[$'Customer Time'.AI8]" office:value-type="float" office:value="14.3635" calcext:value-type="float">
            <text:p>14.36</text:p>
          </table:table-cell>
          <table:table-cell table:formula="of:=[$'Customer Time'.AJ8]" office:value-type="float" office:value="0" calcext:value-type="float">
            <text:p>0.00</text:p>
          </table:table-cell>
          <table:table-cell table:formula="of:=[$'Customer Time'.AK8]" office:value-type="float" office:value="0" calcext:value-type="float">
            <text:p>0.00</text:p>
          </table:table-cell>
          <table:table-cell table:formula="of:=[$'Customer Time'.AL8]" office:value-type="float" office:value="15.4385" calcext:value-type="float">
            <text:p>15.44</text:p>
          </table:table-cell>
          <table:table-cell table:formula="of:=[$'Customer Time'.AM8]" office:value-type="float" office:value="70.1979" calcext:value-type="float">
            <text:p>70.20</text:p>
          </table:table-cell>
          <table:table-cell table:formula="of:=[$'Customer Time'.AN8]" office:value-type="float" office:value="0" calcext:value-type="float">
            <text:p>0.00</text:p>
          </table:table-cell>
          <table:table-cell table:formula="of:=[$'Customer Time'.AV8]" office:value-type="float" office:value="11.8351" calcext:value-type="float">
            <text:p>11.84</text:p>
          </table:table-cell>
          <table:table-cell table:formula="of:=[$'Customer Time'.AW8]" office:value-type="float" office:value="0" calcext:value-type="float">
            <text:p>0.00</text:p>
          </table:table-cell>
          <table:table-cell table:formula="of:=[$'Customer Time'.AX8]" office:value-type="float" office:value="0" calcext:value-type="float">
            <text:p>0.00</text:p>
          </table:table-cell>
          <table:table-cell table:formula="of:=[$'Customer Time'.AY8]" office:value-type="float" office:value="10.2499" calcext:value-type="float">
            <text:p>10.25</text:p>
          </table:table-cell>
          <table:table-cell table:formula="of:=[$'Customer Time'.AZ8]" office:value-type="float" office:value="77.915" calcext:value-type="float">
            <text:p>77.92</text:p>
          </table:table-cell>
          <table:table-cell table:formula="of:=[$'Customer Time'.BA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Customer Time'.I9]" office:value-type="float" office:value="17.186" calcext:value-type="float">
            <text:p>17.19</text:p>
          </table:table-cell>
          <table:table-cell table:formula="of:=[$'Customer Time'.J9]" office:value-type="float" office:value="0" calcext:value-type="float">
            <text:p>0.00</text:p>
          </table:table-cell>
          <table:table-cell table:formula="of:=[$'Customer Time'.K9]" office:value-type="float" office:value="0" calcext:value-type="float">
            <text:p>0.00</text:p>
          </table:table-cell>
          <table:table-cell table:formula="of:=[$'Customer Time'.L9]" office:value-type="float" office:value="13.2834" calcext:value-type="float">
            <text:p>13.28</text:p>
          </table:table-cell>
          <table:table-cell table:formula="of:=[$'Customer Time'.M9]" office:value-type="float" office:value="69.5306" calcext:value-type="float">
            <text:p>69.53</text:p>
          </table:table-cell>
          <table:table-cell table:formula="of:=[$'Customer Time'.N9]" office:value-type="float" office:value="0" calcext:value-type="float">
            <text:p>0.00</text:p>
          </table:table-cell>
          <table:table-cell table:formula="of:=[$'Customer Time'.V9]" office:value-type="float" office:value="17.023" calcext:value-type="float">
            <text:p>17.02</text:p>
          </table:table-cell>
          <table:table-cell table:formula="of:=[$'Customer Time'.W9]" office:value-type="float" office:value="0" calcext:value-type="float">
            <text:p>0.00</text:p>
          </table:table-cell>
          <table:table-cell table:formula="of:=[$'Customer Time'.X9]" office:value-type="float" office:value="0" calcext:value-type="float">
            <text:p>0.00</text:p>
          </table:table-cell>
          <table:table-cell table:formula="of:=[$'Customer Time'.Y9]" office:value-type="float" office:value="12.4616" calcext:value-type="float">
            <text:p>12.46</text:p>
          </table:table-cell>
          <table:table-cell table:formula="of:=[$'Customer Time'.Z9]" office:value-type="float" office:value="70.5154" calcext:value-type="float">
            <text:p>70.52</text:p>
          </table:table-cell>
          <table:table-cell table:formula="of:=[$'Customer Time'.AA9]" office:value-type="float" office:value="0" calcext:value-type="float">
            <text:p>0.00</text:p>
          </table:table-cell>
          <table:table-cell table:formula="of:=[$'Customer Time'.AI9]" office:value-type="float" office:value="14.3635" calcext:value-type="float">
            <text:p>14.36</text:p>
          </table:table-cell>
          <table:table-cell table:formula="of:=[$'Customer Time'.AJ9]" office:value-type="float" office:value="0" calcext:value-type="float">
            <text:p>0.00</text:p>
          </table:table-cell>
          <table:table-cell table:formula="of:=[$'Customer Time'.AK9]" office:value-type="float" office:value="0" calcext:value-type="float">
            <text:p>0.00</text:p>
          </table:table-cell>
          <table:table-cell table:formula="of:=[$'Customer Time'.AL9]" office:value-type="float" office:value="15.4385" calcext:value-type="float">
            <text:p>15.44</text:p>
          </table:table-cell>
          <table:table-cell table:formula="of:=[$'Customer Time'.AM9]" office:value-type="float" office:value="70.1979" calcext:value-type="float">
            <text:p>70.20</text:p>
          </table:table-cell>
          <table:table-cell table:formula="of:=[$'Customer Time'.AN9]" office:value-type="float" office:value="0" calcext:value-type="float">
            <text:p>0.00</text:p>
          </table:table-cell>
          <table:table-cell table:formula="of:=[$'Customer Time'.AV9]" office:value-type="float" office:value="13.5929" calcext:value-type="float">
            <text:p>13.59</text:p>
          </table:table-cell>
          <table:table-cell table:formula="of:=[$'Customer Time'.AW9]" office:value-type="float" office:value="0" calcext:value-type="float">
            <text:p>0.00</text:p>
          </table:table-cell>
          <table:table-cell table:formula="of:=[$'Customer Time'.AX9]" office:value-type="float" office:value="0" calcext:value-type="float">
            <text:p>0.00</text:p>
          </table:table-cell>
          <table:table-cell table:formula="of:=[$'Customer Time'.AY9]" office:value-type="float" office:value="9.28455" calcext:value-type="float">
            <text:p>9.28</text:p>
          </table:table-cell>
          <table:table-cell table:formula="of:=[$'Customer Time'.AZ9]" office:value-type="float" office:value="77.1225" calcext:value-type="float">
            <text:p>77.12</text:p>
          </table:table-cell>
          <table:table-cell table:formula="of:=[$'Customer Time'.BA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Customer Time'.I10]" office:value-type="float" office:value="15.5014" calcext:value-type="float">
            <text:p>15.50</text:p>
          </table:table-cell>
          <table:table-cell table:formula="of:=[$'Customer Time'.J10]" office:value-type="float" office:value="0" calcext:value-type="float">
            <text:p>0.00</text:p>
          </table:table-cell>
          <table:table-cell table:formula="of:=[$'Customer Time'.K10]" office:value-type="float" office:value="0" calcext:value-type="float">
            <text:p>0.00</text:p>
          </table:table-cell>
          <table:table-cell table:formula="of:=[$'Customer Time'.L10]" office:value-type="float" office:value="14.0576" calcext:value-type="float">
            <text:p>14.06</text:p>
          </table:table-cell>
          <table:table-cell table:formula="of:=[$'Customer Time'.M10]" office:value-type="float" office:value="70.441" calcext:value-type="float">
            <text:p>70.44</text:p>
          </table:table-cell>
          <table:table-cell table:formula="of:=[$'Customer Time'.N10]" office:value-type="float" office:value="0" calcext:value-type="float">
            <text:p>0.00</text:p>
          </table:table-cell>
          <table:table-cell table:formula="of:=[$'Customer Time'.V10]" office:value-type="float" office:value="13.629" calcext:value-type="float">
            <text:p>13.63</text:p>
          </table:table-cell>
          <table:table-cell table:formula="of:=[$'Customer Time'.W10]" office:value-type="float" office:value="0" calcext:value-type="float">
            <text:p>0.00</text:p>
          </table:table-cell>
          <table:table-cell table:formula="of:=[$'Customer Time'.X10]" office:value-type="float" office:value="0" calcext:value-type="float">
            <text:p>0.00</text:p>
          </table:table-cell>
          <table:table-cell table:formula="of:=[$'Customer Time'.Y10]" office:value-type="float" office:value="13.2743" calcext:value-type="float">
            <text:p>13.27</text:p>
          </table:table-cell>
          <table:table-cell table:formula="of:=[$'Customer Time'.Z10]" office:value-type="float" office:value="73.0967" calcext:value-type="float">
            <text:p>73.10</text:p>
          </table:table-cell>
          <table:table-cell table:formula="of:=[$'Customer Time'.AA10]" office:value-type="float" office:value="0" calcext:value-type="float">
            <text:p>0.00</text:p>
          </table:table-cell>
          <table:table-cell table:formula="of:=[$'Customer Time'.AI10]" office:value-type="float" office:value="14.3635" calcext:value-type="float">
            <text:p>14.36</text:p>
          </table:table-cell>
          <table:table-cell table:formula="of:=[$'Customer Time'.AJ10]" office:value-type="float" office:value="0" calcext:value-type="float">
            <text:p>0.00</text:p>
          </table:table-cell>
          <table:table-cell table:formula="of:=[$'Customer Time'.AK10]" office:value-type="float" office:value="0" calcext:value-type="float">
            <text:p>0.00</text:p>
          </table:table-cell>
          <table:table-cell table:formula="of:=[$'Customer Time'.AL10]" office:value-type="float" office:value="15.4385" calcext:value-type="float">
            <text:p>15.44</text:p>
          </table:table-cell>
          <table:table-cell table:formula="of:=[$'Customer Time'.AM10]" office:value-type="float" office:value="70.1979" calcext:value-type="float">
            <text:p>70.20</text:p>
          </table:table-cell>
          <table:table-cell table:formula="of:=[$'Customer Time'.AN10]" office:value-type="float" office:value="0" calcext:value-type="float">
            <text:p>0.00</text:p>
          </table:table-cell>
          <table:table-cell table:formula="of:=[$'Customer Time'.AV10]" office:value-type="float" office:value="16.2177" calcext:value-type="float">
            <text:p>16.22</text:p>
          </table:table-cell>
          <table:table-cell table:formula="of:=[$'Customer Time'.AW10]" office:value-type="float" office:value="0" calcext:value-type="float">
            <text:p>0.00</text:p>
          </table:table-cell>
          <table:table-cell table:formula="of:=[$'Customer Time'.AX10]" office:value-type="float" office:value="0" calcext:value-type="float">
            <text:p>0.00</text:p>
          </table:table-cell>
          <table:table-cell table:formula="of:=[$'Customer Time'.AY10]" office:value-type="float" office:value="16.8166" calcext:value-type="float">
            <text:p>16.82</text:p>
          </table:table-cell>
          <table:table-cell table:formula="of:=[$'Customer Time'.AZ10]" office:value-type="float" office:value="66.9657" calcext:value-type="float">
            <text:p>66.97</text:p>
          </table:table-cell>
          <table:table-cell table:formula="of:=[$'Customer Time'.BA1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Customer Time'.I11]" office:value-type="float" office:value="12.6936" calcext:value-type="float">
            <text:p>12.69</text:p>
          </table:table-cell>
          <table:table-cell table:formula="of:=[$'Customer Time'.J11]" office:value-type="float" office:value="0" calcext:value-type="float">
            <text:p>0.00</text:p>
          </table:table-cell>
          <table:table-cell table:formula="of:=[$'Customer Time'.K11]" office:value-type="float" office:value="0" calcext:value-type="float">
            <text:p>0.00</text:p>
          </table:table-cell>
          <table:table-cell table:formula="of:=[$'Customer Time'.L11]" office:value-type="float" office:value="10.346" calcext:value-type="float">
            <text:p>10.35</text:p>
          </table:table-cell>
          <table:table-cell table:formula="of:=[$'Customer Time'.M11]" office:value-type="float" office:value="76.9604" calcext:value-type="float">
            <text:p>76.96</text:p>
          </table:table-cell>
          <table:table-cell table:formula="of:=[$'Customer Time'.N11]" office:value-type="float" office:value="0" calcext:value-type="float">
            <text:p>0.00</text:p>
          </table:table-cell>
          <table:table-cell table:formula="of:=[$'Customer Time'.V11]" office:value-type="float" office:value="17.6127" calcext:value-type="float">
            <text:p>17.61</text:p>
          </table:table-cell>
          <table:table-cell table:formula="of:=[$'Customer Time'.W11]" office:value-type="float" office:value="0" calcext:value-type="float">
            <text:p>0.00</text:p>
          </table:table-cell>
          <table:table-cell table:formula="of:=[$'Customer Time'.X11]" office:value-type="float" office:value="0" calcext:value-type="float">
            <text:p>0.00</text:p>
          </table:table-cell>
          <table:table-cell table:formula="of:=[$'Customer Time'.Y11]" office:value-type="float" office:value="14.1918" calcext:value-type="float">
            <text:p>14.19</text:p>
          </table:table-cell>
          <table:table-cell table:formula="of:=[$'Customer Time'.Z11]" office:value-type="float" office:value="68.1955" calcext:value-type="float">
            <text:p>68.20</text:p>
          </table:table-cell>
          <table:table-cell table:formula="of:=[$'Customer Time'.AA11]" office:value-type="float" office:value="0" calcext:value-type="float">
            <text:p>0.00</text:p>
          </table:table-cell>
          <table:table-cell table:formula="of:=[$'Customer Time'.AI11]" office:value-type="float" office:value="14.3635" calcext:value-type="float">
            <text:p>14.36</text:p>
          </table:table-cell>
          <table:table-cell table:formula="of:=[$'Customer Time'.AJ11]" office:value-type="float" office:value="0" calcext:value-type="float">
            <text:p>0.00</text:p>
          </table:table-cell>
          <table:table-cell table:formula="of:=[$'Customer Time'.AK11]" office:value-type="float" office:value="0" calcext:value-type="float">
            <text:p>0.00</text:p>
          </table:table-cell>
          <table:table-cell table:formula="of:=[$'Customer Time'.AL11]" office:value-type="float" office:value="15.4385" calcext:value-type="float">
            <text:p>15.44</text:p>
          </table:table-cell>
          <table:table-cell table:formula="of:=[$'Customer Time'.AM11]" office:value-type="float" office:value="70.1979" calcext:value-type="float">
            <text:p>70.20</text:p>
          </table:table-cell>
          <table:table-cell table:formula="of:=[$'Customer Time'.AN11]" office:value-type="float" office:value="0" calcext:value-type="float">
            <text:p>0.00</text:p>
          </table:table-cell>
          <table:table-cell table:formula="of:=[$'Customer Time'.AV11]" office:value-type="float" office:value="28.6421" calcext:value-type="float">
            <text:p>28.64</text:p>
          </table:table-cell>
          <table:table-cell table:formula="of:=[$'Customer Time'.AW11]" office:value-type="float" office:value="0" calcext:value-type="float">
            <text:p>0.00</text:p>
          </table:table-cell>
          <table:table-cell table:formula="of:=[$'Customer Time'.AX11]" office:value-type="float" office:value="0" calcext:value-type="float">
            <text:p>0.00</text:p>
          </table:table-cell>
          <table:table-cell table:formula="of:=[$'Customer Time'.AY11]" office:value-type="float" office:value="22.4978" calcext:value-type="float">
            <text:p>22.50</text:p>
          </table:table-cell>
          <table:table-cell table:formula="of:=[$'Customer Time'.AZ11]" office:value-type="float" office:value="48.8602" calcext:value-type="float">
            <text:p>48.86</text:p>
          </table:table-cell>
          <table:table-cell table:formula="of:=[$'Customer Time'.BA1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Customer Time'.I12]" office:value-type="float" office:value="14.4464" calcext:value-type="float">
            <text:p>14.45</text:p>
          </table:table-cell>
          <table:table-cell table:formula="of:=[$'Customer Time'.J12]" office:value-type="float" office:value="0" calcext:value-type="float">
            <text:p>0.00</text:p>
          </table:table-cell>
          <table:table-cell table:formula="of:=[$'Customer Time'.K12]" office:value-type="float" office:value="0" calcext:value-type="float">
            <text:p>0.00</text:p>
          </table:table-cell>
          <table:table-cell table:formula="of:=[$'Customer Time'.L12]" office:value-type="float" office:value="11.9471" calcext:value-type="float">
            <text:p>11.95</text:p>
          </table:table-cell>
          <table:table-cell table:formula="of:=[$'Customer Time'.M12]" office:value-type="float" office:value="73.6065" calcext:value-type="float">
            <text:p>73.61</text:p>
          </table:table-cell>
          <table:table-cell table:formula="of:=[$'Customer Time'.N12]" office:value-type="float" office:value="0" calcext:value-type="float">
            <text:p>0.00</text:p>
          </table:table-cell>
          <table:table-cell table:formula="of:=[$'Customer Time'.V12]" office:value-type="float" office:value="13.2821" calcext:value-type="float">
            <text:p>13.28</text:p>
          </table:table-cell>
          <table:table-cell table:formula="of:=[$'Customer Time'.W12]" office:value-type="float" office:value="0" calcext:value-type="float">
            <text:p>0.00</text:p>
          </table:table-cell>
          <table:table-cell table:formula="of:=[$'Customer Time'.X12]" office:value-type="float" office:value="0" calcext:value-type="float">
            <text:p>0.00</text:p>
          </table:table-cell>
          <table:table-cell table:formula="of:=[$'Customer Time'.Y12]" office:value-type="float" office:value="10.9051" calcext:value-type="float">
            <text:p>10.91</text:p>
          </table:table-cell>
          <table:table-cell table:formula="of:=[$'Customer Time'.Z12]" office:value-type="float" office:value="75.8128" calcext:value-type="float">
            <text:p>75.81</text:p>
          </table:table-cell>
          <table:table-cell table:formula="of:=[$'Customer Time'.AA12]" office:value-type="float" office:value="0" calcext:value-type="float">
            <text:p>0.00</text:p>
          </table:table-cell>
          <table:table-cell table:formula="of:=[$'Customer Time'.AI12]" office:value-type="float" office:value="14.3635" calcext:value-type="float">
            <text:p>14.36</text:p>
          </table:table-cell>
          <table:table-cell table:formula="of:=[$'Customer Time'.AJ12]" office:value-type="float" office:value="0" calcext:value-type="float">
            <text:p>0.00</text:p>
          </table:table-cell>
          <table:table-cell table:formula="of:=[$'Customer Time'.AK12]" office:value-type="float" office:value="0" calcext:value-type="float">
            <text:p>0.00</text:p>
          </table:table-cell>
          <table:table-cell table:formula="of:=[$'Customer Time'.AL12]" office:value-type="float" office:value="15.4385" calcext:value-type="float">
            <text:p>15.44</text:p>
          </table:table-cell>
          <table:table-cell table:formula="of:=[$'Customer Time'.AM12]" office:value-type="float" office:value="70.1979" calcext:value-type="float">
            <text:p>70.20</text:p>
          </table:table-cell>
          <table:table-cell table:formula="of:=[$'Customer Time'.AN12]" office:value-type="float" office:value="0" calcext:value-type="float">
            <text:p>0.00</text:p>
          </table:table-cell>
          <table:table-cell table:formula="of:=[$'Customer Time'.AV12]" office:value-type="float" office:value="16.4555" calcext:value-type="float">
            <text:p>16.46</text:p>
          </table:table-cell>
          <table:table-cell table:formula="of:=[$'Customer Time'.AW12]" office:value-type="float" office:value="0" calcext:value-type="float">
            <text:p>0.00</text:p>
          </table:table-cell>
          <table:table-cell table:formula="of:=[$'Customer Time'.AX12]" office:value-type="float" office:value="0" calcext:value-type="float">
            <text:p>0.00</text:p>
          </table:table-cell>
          <table:table-cell table:formula="of:=[$'Customer Time'.AY12]" office:value-type="float" office:value="17.2128" calcext:value-type="float">
            <text:p>17.21</text:p>
          </table:table-cell>
          <table:table-cell table:formula="of:=[$'Customer Time'.AZ12]" office:value-type="float" office:value="66.3317" calcext:value-type="float">
            <text:p>66.33</text:p>
          </table:table-cell>
          <table:table-cell table:formula="of:=[$'Customer Time'.BA1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Customer Time'.I13]" office:value-type="float" office:value="17.7162" calcext:value-type="float">
            <text:p>17.72</text:p>
          </table:table-cell>
          <table:table-cell table:formula="of:=[$'Customer Time'.J13]" office:value-type="float" office:value="0" calcext:value-type="float">
            <text:p>0.00</text:p>
          </table:table-cell>
          <table:table-cell table:formula="of:=[$'Customer Time'.K13]" office:value-type="float" office:value="0" calcext:value-type="float">
            <text:p>0.00</text:p>
          </table:table-cell>
          <table:table-cell table:formula="of:=[$'Customer Time'.L13]" office:value-type="float" office:value="12.8431" calcext:value-type="float">
            <text:p>12.84</text:p>
          </table:table-cell>
          <table:table-cell table:formula="of:=[$'Customer Time'.M13]" office:value-type="float" office:value="69.4407" calcext:value-type="float">
            <text:p>69.44</text:p>
          </table:table-cell>
          <table:table-cell table:formula="of:=[$'Customer Time'.N13]" office:value-type="float" office:value="0" calcext:value-type="float">
            <text:p>0.00</text:p>
          </table:table-cell>
          <table:table-cell table:formula="of:=[$'Customer Time'.V13]" office:value-type="float" office:value="15.7207" calcext:value-type="float">
            <text:p>15.72</text:p>
          </table:table-cell>
          <table:table-cell table:formula="of:=[$'Customer Time'.W13]" office:value-type="float" office:value="0" calcext:value-type="float">
            <text:p>0.00</text:p>
          </table:table-cell>
          <table:table-cell table:formula="of:=[$'Customer Time'.X13]" office:value-type="float" office:value="0" calcext:value-type="float">
            <text:p>0.00</text:p>
          </table:table-cell>
          <table:table-cell table:formula="of:=[$'Customer Time'.Y13]" office:value-type="float" office:value="11.6296" calcext:value-type="float">
            <text:p>11.63</text:p>
          </table:table-cell>
          <table:table-cell table:formula="of:=[$'Customer Time'.Z13]" office:value-type="float" office:value="72.6497" calcext:value-type="float">
            <text:p>72.65</text:p>
          </table:table-cell>
          <table:table-cell table:formula="of:=[$'Customer Time'.AA13]" office:value-type="float" office:value="0" calcext:value-type="float">
            <text:p>0.00</text:p>
          </table:table-cell>
          <table:table-cell table:formula="of:=[$'Customer Time'.AI13]" office:value-type="float" office:value="14.3635" calcext:value-type="float">
            <text:p>14.36</text:p>
          </table:table-cell>
          <table:table-cell table:formula="of:=[$'Customer Time'.AJ13]" office:value-type="float" office:value="0" calcext:value-type="float">
            <text:p>0.00</text:p>
          </table:table-cell>
          <table:table-cell table:formula="of:=[$'Customer Time'.AK13]" office:value-type="float" office:value="0" calcext:value-type="float">
            <text:p>0.00</text:p>
          </table:table-cell>
          <table:table-cell table:formula="of:=[$'Customer Time'.AL13]" office:value-type="float" office:value="15.4385" calcext:value-type="float">
            <text:p>15.44</text:p>
          </table:table-cell>
          <table:table-cell table:formula="of:=[$'Customer Time'.AM13]" office:value-type="float" office:value="70.1979" calcext:value-type="float">
            <text:p>70.20</text:p>
          </table:table-cell>
          <table:table-cell table:formula="of:=[$'Customer Time'.AN13]" office:value-type="float" office:value="0" calcext:value-type="float">
            <text:p>0.00</text:p>
          </table:table-cell>
          <table:table-cell table:formula="of:=[$'Customer Time'.AV13]" office:value-type="float" office:value="15.2961" calcext:value-type="float">
            <text:p>15.30</text:p>
          </table:table-cell>
          <table:table-cell table:formula="of:=[$'Customer Time'.AW13]" office:value-type="float" office:value="0" calcext:value-type="float">
            <text:p>0.00</text:p>
          </table:table-cell>
          <table:table-cell table:formula="of:=[$'Customer Time'.AX13]" office:value-type="float" office:value="0" calcext:value-type="float">
            <text:p>0.00</text:p>
          </table:table-cell>
          <table:table-cell table:formula="of:=[$'Customer Time'.AY13]" office:value-type="float" office:value="12.1646" calcext:value-type="float">
            <text:p>12.16</text:p>
          </table:table-cell>
          <table:table-cell table:formula="of:=[$'Customer Time'.AZ13]" office:value-type="float" office:value="72.5393" calcext:value-type="float">
            <text:p>72.54</text:p>
          </table:table-cell>
          <table:table-cell table:formula="of:=[$'Customer Time'.BA1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Customer Time'.I14]" office:value-type="float" office:value="21.0032" calcext:value-type="float">
            <text:p>21.00</text:p>
          </table:table-cell>
          <table:table-cell table:formula="of:=[$'Customer Time'.J14]" office:value-type="float" office:value="0" calcext:value-type="float">
            <text:p>0.00</text:p>
          </table:table-cell>
          <table:table-cell table:formula="of:=[$'Customer Time'.K14]" office:value-type="float" office:value="0" calcext:value-type="float">
            <text:p>0.00</text:p>
          </table:table-cell>
          <table:table-cell table:formula="of:=[$'Customer Time'.L14]" office:value-type="float" office:value="15.9397" calcext:value-type="float">
            <text:p>15.94</text:p>
          </table:table-cell>
          <table:table-cell table:formula="of:=[$'Customer Time'.M14]" office:value-type="float" office:value="63.0571" calcext:value-type="float">
            <text:p>63.06</text:p>
          </table:table-cell>
          <table:table-cell table:formula="of:=[$'Customer Time'.N14]" office:value-type="float" office:value="0" calcext:value-type="float">
            <text:p>0.00</text:p>
          </table:table-cell>
          <table:table-cell table:formula="of:=[$'Customer Time'.V14]" office:value-type="float" office:value="15.2891" calcext:value-type="float">
            <text:p>15.29</text:p>
          </table:table-cell>
          <table:table-cell table:formula="of:=[$'Customer Time'.W14]" office:value-type="float" office:value="0" calcext:value-type="float">
            <text:p>0.00</text:p>
          </table:table-cell>
          <table:table-cell table:formula="of:=[$'Customer Time'.X14]" office:value-type="float" office:value="0" calcext:value-type="float">
            <text:p>0.00</text:p>
          </table:table-cell>
          <table:table-cell table:formula="of:=[$'Customer Time'.Y14]" office:value-type="float" office:value="11.923" calcext:value-type="float">
            <text:p>11.92</text:p>
          </table:table-cell>
          <table:table-cell table:formula="of:=[$'Customer Time'.Z14]" office:value-type="float" office:value="72.7879" calcext:value-type="float">
            <text:p>72.79</text:p>
          </table:table-cell>
          <table:table-cell table:formula="of:=[$'Customer Time'.AA14]" office:value-type="float" office:value="0" calcext:value-type="float">
            <text:p>0.00</text:p>
          </table:table-cell>
          <table:table-cell table:formula="of:=[$'Customer Time'.AI14]" office:value-type="float" office:value="14.3635" calcext:value-type="float">
            <text:p>14.36</text:p>
          </table:table-cell>
          <table:table-cell table:formula="of:=[$'Customer Time'.AJ14]" office:value-type="float" office:value="0" calcext:value-type="float">
            <text:p>0.00</text:p>
          </table:table-cell>
          <table:table-cell table:formula="of:=[$'Customer Time'.AK14]" office:value-type="float" office:value="0" calcext:value-type="float">
            <text:p>0.00</text:p>
          </table:table-cell>
          <table:table-cell table:formula="of:=[$'Customer Time'.AL14]" office:value-type="float" office:value="15.4385" calcext:value-type="float">
            <text:p>15.44</text:p>
          </table:table-cell>
          <table:table-cell table:formula="of:=[$'Customer Time'.AM14]" office:value-type="float" office:value="70.1979" calcext:value-type="float">
            <text:p>70.20</text:p>
          </table:table-cell>
          <table:table-cell table:formula="of:=[$'Customer Time'.AN14]" office:value-type="float" office:value="0" calcext:value-type="float">
            <text:p>0.00</text:p>
          </table:table-cell>
          <table:table-cell table:formula="of:=[$'Customer Time'.AV14]" office:value-type="float" office:value="21.6424" calcext:value-type="float">
            <text:p>21.64</text:p>
          </table:table-cell>
          <table:table-cell table:formula="of:=[$'Customer Time'.AW14]" office:value-type="float" office:value="0" calcext:value-type="float">
            <text:p>0.00</text:p>
          </table:table-cell>
          <table:table-cell table:formula="of:=[$'Customer Time'.AX14]" office:value-type="float" office:value="0" calcext:value-type="float">
            <text:p>0.00</text:p>
          </table:table-cell>
          <table:table-cell table:formula="of:=[$'Customer Time'.AY14]" office:value-type="float" office:value="14.7985" calcext:value-type="float">
            <text:p>14.80</text:p>
          </table:table-cell>
          <table:table-cell table:formula="of:=[$'Customer Time'.AZ14]" office:value-type="float" office:value="63.5591" calcext:value-type="float">
            <text:p>63.56</text:p>
          </table:table-cell>
          <table:table-cell table:formula="of:=[$'Customer Time'.BA1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Customer Time'.I15]" office:value-type="float" office:value="19.1461" calcext:value-type="float">
            <text:p>19.15</text:p>
          </table:table-cell>
          <table:table-cell table:formula="of:=[$'Customer Time'.J15]" office:value-type="float" office:value="0" calcext:value-type="float">
            <text:p>0.00</text:p>
          </table:table-cell>
          <table:table-cell table:formula="of:=[$'Customer Time'.K15]" office:value-type="float" office:value="0" calcext:value-type="float">
            <text:p>0.00</text:p>
          </table:table-cell>
          <table:table-cell table:formula="of:=[$'Customer Time'.L15]" office:value-type="float" office:value="22.7865" calcext:value-type="float">
            <text:p>22.79</text:p>
          </table:table-cell>
          <table:table-cell table:formula="of:=[$'Customer Time'.M15]" office:value-type="float" office:value="58.0674" calcext:value-type="float">
            <text:p>58.07</text:p>
          </table:table-cell>
          <table:table-cell table:formula="of:=[$'Customer Time'.N15]" office:value-type="float" office:value="0" calcext:value-type="float">
            <text:p>0.00</text:p>
          </table:table-cell>
          <table:table-cell table:formula="of:=[$'Customer Time'.V15]" office:value-type="float" office:value="16.8909" calcext:value-type="float">
            <text:p>16.89</text:p>
          </table:table-cell>
          <table:table-cell table:formula="of:=[$'Customer Time'.W15]" office:value-type="float" office:value="0" calcext:value-type="float">
            <text:p>0.00</text:p>
          </table:table-cell>
          <table:table-cell table:formula="of:=[$'Customer Time'.X15]" office:value-type="float" office:value="0" calcext:value-type="float">
            <text:p>0.00</text:p>
          </table:table-cell>
          <table:table-cell table:formula="of:=[$'Customer Time'.Y15]" office:value-type="float" office:value="21.2708" calcext:value-type="float">
            <text:p>21.27</text:p>
          </table:table-cell>
          <table:table-cell table:formula="of:=[$'Customer Time'.Z15]" office:value-type="float" office:value="61.8383" calcext:value-type="float">
            <text:p>61.84</text:p>
          </table:table-cell>
          <table:table-cell table:formula="of:=[$'Customer Time'.AA15]" office:value-type="float" office:value="0" calcext:value-type="float">
            <text:p>0.00</text:p>
          </table:table-cell>
          <table:table-cell table:formula="of:=[$'Customer Time'.AI15]" office:value-type="float" office:value="14.3635" calcext:value-type="float">
            <text:p>14.36</text:p>
          </table:table-cell>
          <table:table-cell table:formula="of:=[$'Customer Time'.AJ15]" office:value-type="float" office:value="0" calcext:value-type="float">
            <text:p>0.00</text:p>
          </table:table-cell>
          <table:table-cell table:formula="of:=[$'Customer Time'.AK15]" office:value-type="float" office:value="0" calcext:value-type="float">
            <text:p>0.00</text:p>
          </table:table-cell>
          <table:table-cell table:formula="of:=[$'Customer Time'.AL15]" office:value-type="float" office:value="15.4385" calcext:value-type="float">
            <text:p>15.44</text:p>
          </table:table-cell>
          <table:table-cell table:formula="of:=[$'Customer Time'.AM15]" office:value-type="float" office:value="70.1979" calcext:value-type="float">
            <text:p>70.20</text:p>
          </table:table-cell>
          <table:table-cell table:formula="of:=[$'Customer Time'.AN15]" office:value-type="float" office:value="0" calcext:value-type="float">
            <text:p>0.00</text:p>
          </table:table-cell>
          <table:table-cell table:formula="of:=[$'Customer Time'.AV15]" office:value-type="float" office:value="19.521" calcext:value-type="float">
            <text:p>19.52</text:p>
          </table:table-cell>
          <table:table-cell table:formula="of:=[$'Customer Time'.AW15]" office:value-type="float" office:value="0" calcext:value-type="float">
            <text:p>0.00</text:p>
          </table:table-cell>
          <table:table-cell table:formula="of:=[$'Customer Time'.AX15]" office:value-type="float" office:value="0" calcext:value-type="float">
            <text:p>0.00</text:p>
          </table:table-cell>
          <table:table-cell table:formula="of:=[$'Customer Time'.AY15]" office:value-type="float" office:value="19.5431" calcext:value-type="float">
            <text:p>19.54</text:p>
          </table:table-cell>
          <table:table-cell table:formula="of:=[$'Customer Time'.AZ15]" office:value-type="float" office:value="60.9359" calcext:value-type="float">
            <text:p>60.94</text:p>
          </table:table-cell>
          <table:table-cell table:formula="of:=[$'Customer Time'.BA1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Customer Time'.I16]" office:value-type="float" office:value="15.4457" calcext:value-type="float">
            <text:p>15.45</text:p>
          </table:table-cell>
          <table:table-cell table:formula="of:=[$'Customer Time'.J16]" office:value-type="float" office:value="0" calcext:value-type="float">
            <text:p>0.00</text:p>
          </table:table-cell>
          <table:table-cell table:formula="of:=[$'Customer Time'.K16]" office:value-type="float" office:value="0" calcext:value-type="float">
            <text:p>0.00</text:p>
          </table:table-cell>
          <table:table-cell table:formula="of:=[$'Customer Time'.L16]" office:value-type="float" office:value="9.58044" calcext:value-type="float">
            <text:p>9.58</text:p>
          </table:table-cell>
          <table:table-cell table:formula="of:=[$'Customer Time'.M16]" office:value-type="float" office:value="74.9739" calcext:value-type="float">
            <text:p>74.97</text:p>
          </table:table-cell>
          <table:table-cell table:formula="of:=[$'Customer Time'.N16]" office:value-type="float" office:value="0" calcext:value-type="float">
            <text:p>0.00</text:p>
          </table:table-cell>
          <table:table-cell table:formula="of:=[$'Customer Time'.V16]" office:value-type="float" office:value="16.6148" calcext:value-type="float">
            <text:p>16.61</text:p>
          </table:table-cell>
          <table:table-cell table:formula="of:=[$'Customer Time'.W16]" office:value-type="float" office:value="0" calcext:value-type="float">
            <text:p>0.00</text:p>
          </table:table-cell>
          <table:table-cell table:formula="of:=[$'Customer Time'.X16]" office:value-type="float" office:value="0" calcext:value-type="float">
            <text:p>0.00</text:p>
          </table:table-cell>
          <table:table-cell table:formula="of:=[$'Customer Time'.Y16]" office:value-type="float" office:value="10.0385" calcext:value-type="float">
            <text:p>10.04</text:p>
          </table:table-cell>
          <table:table-cell table:formula="of:=[$'Customer Time'.Z16]" office:value-type="float" office:value="73.3467" calcext:value-type="float">
            <text:p>73.35</text:p>
          </table:table-cell>
          <table:table-cell table:formula="of:=[$'Customer Time'.AA16]" office:value-type="float" office:value="0" calcext:value-type="float">
            <text:p>0.00</text:p>
          </table:table-cell>
          <table:table-cell table:formula="of:=[$'Customer Time'.AI16]" office:value-type="float" office:value="14.3635" calcext:value-type="float">
            <text:p>14.36</text:p>
          </table:table-cell>
          <table:table-cell table:formula="of:=[$'Customer Time'.AJ16]" office:value-type="float" office:value="0" calcext:value-type="float">
            <text:p>0.00</text:p>
          </table:table-cell>
          <table:table-cell table:formula="of:=[$'Customer Time'.AK16]" office:value-type="float" office:value="0" calcext:value-type="float">
            <text:p>0.00</text:p>
          </table:table-cell>
          <table:table-cell table:formula="of:=[$'Customer Time'.AL16]" office:value-type="float" office:value="15.4385" calcext:value-type="float">
            <text:p>15.44</text:p>
          </table:table-cell>
          <table:table-cell table:formula="of:=[$'Customer Time'.AM16]" office:value-type="float" office:value="70.1979" calcext:value-type="float">
            <text:p>70.20</text:p>
          </table:table-cell>
          <table:table-cell table:formula="of:=[$'Customer Time'.AN16]" office:value-type="float" office:value="0" calcext:value-type="float">
            <text:p>0.00</text:p>
          </table:table-cell>
          <table:table-cell table:formula="of:=[$'Customer Time'.AV16]" office:value-type="float" office:value="13.7488" calcext:value-type="float">
            <text:p>13.75</text:p>
          </table:table-cell>
          <table:table-cell table:formula="of:=[$'Customer Time'.AW16]" office:value-type="float" office:value="0" calcext:value-type="float">
            <text:p>0.00</text:p>
          </table:table-cell>
          <table:table-cell table:formula="of:=[$'Customer Time'.AX16]" office:value-type="float" office:value="0" calcext:value-type="float">
            <text:p>0.00</text:p>
          </table:table-cell>
          <table:table-cell table:formula="of:=[$'Customer Time'.AY16]" office:value-type="float" office:value="7.96451" calcext:value-type="float">
            <text:p>7.96</text:p>
          </table:table-cell>
          <table:table-cell table:formula="of:=[$'Customer Time'.AZ16]" office:value-type="float" office:value="78.2867" calcext:value-type="float">
            <text:p>78.29</text:p>
          </table:table-cell>
          <table:table-cell table:formula="of:=[$'Customer Time'.BA1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Customer Time'.I17]" office:value-type="float" office:value="15.3578" calcext:value-type="float">
            <text:p>15.36</text:p>
          </table:table-cell>
          <table:table-cell table:formula="of:=[$'Customer Time'.J17]" office:value-type="float" office:value="0" calcext:value-type="float">
            <text:p>0.00</text:p>
          </table:table-cell>
          <table:table-cell table:formula="of:=[$'Customer Time'.K17]" office:value-type="float" office:value="0" calcext:value-type="float">
            <text:p>0.00</text:p>
          </table:table-cell>
          <table:table-cell table:formula="of:=[$'Customer Time'.L17]" office:value-type="float" office:value="11.6994" calcext:value-type="float">
            <text:p>11.70</text:p>
          </table:table-cell>
          <table:table-cell table:formula="of:=[$'Customer Time'.M17]" office:value-type="float" office:value="72.9428" calcext:value-type="float">
            <text:p>72.94</text:p>
          </table:table-cell>
          <table:table-cell table:formula="of:=[$'Customer Time'.N17]" office:value-type="float" office:value="0" calcext:value-type="float">
            <text:p>0.00</text:p>
          </table:table-cell>
          <table:table-cell table:formula="of:=[$'Customer Time'.V17]" office:value-type="float" office:value="14.126" calcext:value-type="float">
            <text:p>14.13</text:p>
          </table:table-cell>
          <table:table-cell table:formula="of:=[$'Customer Time'.W17]" office:value-type="float" office:value="0" calcext:value-type="float">
            <text:p>0.00</text:p>
          </table:table-cell>
          <table:table-cell table:formula="of:=[$'Customer Time'.X17]" office:value-type="float" office:value="0" calcext:value-type="float">
            <text:p>0.00</text:p>
          </table:table-cell>
          <table:table-cell table:formula="of:=[$'Customer Time'.Y17]" office:value-type="float" office:value="10.928" calcext:value-type="float">
            <text:p>10.93</text:p>
          </table:table-cell>
          <table:table-cell table:formula="of:=[$'Customer Time'.Z17]" office:value-type="float" office:value="74.9459" calcext:value-type="float">
            <text:p>74.95</text:p>
          </table:table-cell>
          <table:table-cell table:formula="of:=[$'Customer Time'.AA17]" office:value-type="float" office:value="0" calcext:value-type="float">
            <text:p>0.00</text:p>
          </table:table-cell>
          <table:table-cell table:formula="of:=[$'Customer Time'.AI17]" office:value-type="float" office:value="14.3635" calcext:value-type="float">
            <text:p>14.36</text:p>
          </table:table-cell>
          <table:table-cell table:formula="of:=[$'Customer Time'.AJ17]" office:value-type="float" office:value="0" calcext:value-type="float">
            <text:p>0.00</text:p>
          </table:table-cell>
          <table:table-cell table:formula="of:=[$'Customer Time'.AK17]" office:value-type="float" office:value="0" calcext:value-type="float">
            <text:p>0.00</text:p>
          </table:table-cell>
          <table:table-cell table:formula="of:=[$'Customer Time'.AL17]" office:value-type="float" office:value="15.4385" calcext:value-type="float">
            <text:p>15.44</text:p>
          </table:table-cell>
          <table:table-cell table:formula="of:=[$'Customer Time'.AM17]" office:value-type="float" office:value="70.1979" calcext:value-type="float">
            <text:p>70.20</text:p>
          </table:table-cell>
          <table:table-cell table:formula="of:=[$'Customer Time'.AN17]" office:value-type="float" office:value="0" calcext:value-type="float">
            <text:p>0.00</text:p>
          </table:table-cell>
          <table:table-cell table:formula="of:=[$'Customer Time'.AV17]" office:value-type="float" office:value="21.6285" calcext:value-type="float">
            <text:p>21.63</text:p>
          </table:table-cell>
          <table:table-cell table:formula="of:=[$'Customer Time'.AW17]" office:value-type="float" office:value="0" calcext:value-type="float">
            <text:p>0.00</text:p>
          </table:table-cell>
          <table:table-cell table:formula="of:=[$'Customer Time'.AX17]" office:value-type="float" office:value="0" calcext:value-type="float">
            <text:p>0.00</text:p>
          </table:table-cell>
          <table:table-cell table:formula="of:=[$'Customer Time'.AY17]" office:value-type="float" office:value="17.4859" calcext:value-type="float">
            <text:p>17.49</text:p>
          </table:table-cell>
          <table:table-cell table:formula="of:=[$'Customer Time'.AZ17]" office:value-type="float" office:value="60.8856" calcext:value-type="float">
            <text:p>60.89</text:p>
          </table:table-cell>
          <table:table-cell table:formula="of:=[$'Customer Time'.BA1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Customer Time'.I18]" office:value-type="float" office:value="17.4676" calcext:value-type="float">
            <text:p>17.47</text:p>
          </table:table-cell>
          <table:table-cell table:formula="of:=[$'Customer Time'.J18]" office:value-type="float" office:value="0" calcext:value-type="float">
            <text:p>0.00</text:p>
          </table:table-cell>
          <table:table-cell table:formula="of:=[$'Customer Time'.K18]" office:value-type="float" office:value="0" calcext:value-type="float">
            <text:p>0.00</text:p>
          </table:table-cell>
          <table:table-cell table:formula="of:=[$'Customer Time'.L18]" office:value-type="float" office:value="12.6662" calcext:value-type="float">
            <text:p>12.67</text:p>
          </table:table-cell>
          <table:table-cell table:formula="of:=[$'Customer Time'.M18]" office:value-type="float" office:value="69.8662" calcext:value-type="float">
            <text:p>69.87</text:p>
          </table:table-cell>
          <table:table-cell table:formula="of:=[$'Customer Time'.N18]" office:value-type="float" office:value="0" calcext:value-type="float">
            <text:p>0.00</text:p>
          </table:table-cell>
          <table:table-cell table:formula="of:=[$'Customer Time'.V18]" office:value-type="float" office:value="15.5477" calcext:value-type="float">
            <text:p>15.55</text:p>
          </table:table-cell>
          <table:table-cell table:formula="of:=[$'Customer Time'.W18]" office:value-type="float" office:value="0" calcext:value-type="float">
            <text:p>0.00</text:p>
          </table:table-cell>
          <table:table-cell table:formula="of:=[$'Customer Time'.X18]" office:value-type="float" office:value="0" calcext:value-type="float">
            <text:p>0.00</text:p>
          </table:table-cell>
          <table:table-cell table:formula="of:=[$'Customer Time'.Y18]" office:value-type="float" office:value="12.3369" calcext:value-type="float">
            <text:p>12.34</text:p>
          </table:table-cell>
          <table:table-cell table:formula="of:=[$'Customer Time'.Z18]" office:value-type="float" office:value="72.1153" calcext:value-type="float">
            <text:p>72.12</text:p>
          </table:table-cell>
          <table:table-cell table:formula="of:=[$'Customer Time'.AA18]" office:value-type="float" office:value="0" calcext:value-type="float">
            <text:p>0.00</text:p>
          </table:table-cell>
          <table:table-cell table:formula="of:=[$'Customer Time'.AI18]" office:value-type="float" office:value="14.3635" calcext:value-type="float">
            <text:p>14.36</text:p>
          </table:table-cell>
          <table:table-cell table:formula="of:=[$'Customer Time'.AJ18]" office:value-type="float" office:value="0" calcext:value-type="float">
            <text:p>0.00</text:p>
          </table:table-cell>
          <table:table-cell table:formula="of:=[$'Customer Time'.AK18]" office:value-type="float" office:value="0" calcext:value-type="float">
            <text:p>0.00</text:p>
          </table:table-cell>
          <table:table-cell table:formula="of:=[$'Customer Time'.AL18]" office:value-type="float" office:value="15.4385" calcext:value-type="float">
            <text:p>15.44</text:p>
          </table:table-cell>
          <table:table-cell table:formula="of:=[$'Customer Time'.AM18]" office:value-type="float" office:value="70.1979" calcext:value-type="float">
            <text:p>70.20</text:p>
          </table:table-cell>
          <table:table-cell table:formula="of:=[$'Customer Time'.AN18]" office:value-type="float" office:value="0" calcext:value-type="float">
            <text:p>0.00</text:p>
          </table:table-cell>
          <table:table-cell table:formula="of:=[$'Customer Time'.AV18]" office:value-type="float" office:value="19.9469" calcext:value-type="float">
            <text:p>19.95</text:p>
          </table:table-cell>
          <table:table-cell table:formula="of:=[$'Customer Time'.AW18]" office:value-type="float" office:value="0" calcext:value-type="float">
            <text:p>0.00</text:p>
          </table:table-cell>
          <table:table-cell table:formula="of:=[$'Customer Time'.AX18]" office:value-type="float" office:value="0" calcext:value-type="float">
            <text:p>0.00</text:p>
          </table:table-cell>
          <table:table-cell table:formula="of:=[$'Customer Time'.AY18]" office:value-type="float" office:value="16.8484" calcext:value-type="float">
            <text:p>16.85</text:p>
          </table:table-cell>
          <table:table-cell table:formula="of:=[$'Customer Time'.AZ18]" office:value-type="float" office:value="63.2048" calcext:value-type="float">
            <text:p>63.20</text:p>
          </table:table-cell>
          <table:table-cell table:formula="of:=[$'Customer Time'.BA1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Customer Time'.I19]" office:value-type="float" office:value="12.7465" calcext:value-type="float">
            <text:p>12.75</text:p>
          </table:table-cell>
          <table:table-cell table:formula="of:=[$'Customer Time'.J19]" office:value-type="float" office:value="0" calcext:value-type="float">
            <text:p>0.00</text:p>
          </table:table-cell>
          <table:table-cell table:formula="of:=[$'Customer Time'.K19]" office:value-type="float" office:value="0" calcext:value-type="float">
            <text:p>0.00</text:p>
          </table:table-cell>
          <table:table-cell table:formula="of:=[$'Customer Time'.L19]" office:value-type="float" office:value="9.91233" calcext:value-type="float">
            <text:p>9.91</text:p>
          </table:table-cell>
          <table:table-cell table:formula="of:=[$'Customer Time'.M19]" office:value-type="float" office:value="77.3411" calcext:value-type="float">
            <text:p>77.34</text:p>
          </table:table-cell>
          <table:table-cell table:formula="of:=[$'Customer Time'.N19]" office:value-type="float" office:value="0" calcext:value-type="float">
            <text:p>0.00</text:p>
          </table:table-cell>
          <table:table-cell table:formula="of:=[$'Customer Time'.V19]" office:value-type="float" office:value="12.3114" calcext:value-type="float">
            <text:p>12.31</text:p>
          </table:table-cell>
          <table:table-cell table:formula="of:=[$'Customer Time'.W19]" office:value-type="float" office:value="0" calcext:value-type="float">
            <text:p>0.00</text:p>
          </table:table-cell>
          <table:table-cell table:formula="of:=[$'Customer Time'.X19]" office:value-type="float" office:value="0" calcext:value-type="float">
            <text:p>0.00</text:p>
          </table:table-cell>
          <table:table-cell table:formula="of:=[$'Customer Time'.Y19]" office:value-type="float" office:value="9.53178" calcext:value-type="float">
            <text:p>9.53</text:p>
          </table:table-cell>
          <table:table-cell table:formula="of:=[$'Customer Time'.Z19]" office:value-type="float" office:value="78.1568" calcext:value-type="float">
            <text:p>78.16</text:p>
          </table:table-cell>
          <table:table-cell table:formula="of:=[$'Customer Time'.AA19]" office:value-type="float" office:value="0" calcext:value-type="float">
            <text:p>0.00</text:p>
          </table:table-cell>
          <table:table-cell table:formula="of:=[$'Customer Time'.AI19]" office:value-type="float" office:value="14.3635" calcext:value-type="float">
            <text:p>14.36</text:p>
          </table:table-cell>
          <table:table-cell table:formula="of:=[$'Customer Time'.AJ19]" office:value-type="float" office:value="0" calcext:value-type="float">
            <text:p>0.00</text:p>
          </table:table-cell>
          <table:table-cell table:formula="of:=[$'Customer Time'.AK19]" office:value-type="float" office:value="0" calcext:value-type="float">
            <text:p>0.00</text:p>
          </table:table-cell>
          <table:table-cell table:formula="of:=[$'Customer Time'.AL19]" office:value-type="float" office:value="15.4385" calcext:value-type="float">
            <text:p>15.44</text:p>
          </table:table-cell>
          <table:table-cell table:formula="of:=[$'Customer Time'.AM19]" office:value-type="float" office:value="70.1979" calcext:value-type="float">
            <text:p>70.20</text:p>
          </table:table-cell>
          <table:table-cell table:formula="of:=[$'Customer Time'.AN19]" office:value-type="float" office:value="0" calcext:value-type="float">
            <text:p>0.00</text:p>
          </table:table-cell>
          <table:table-cell table:formula="of:=[$'Customer Time'.AV19]" office:value-type="float" office:value="13.2797" calcext:value-type="float">
            <text:p>13.28</text:p>
          </table:table-cell>
          <table:table-cell table:formula="of:=[$'Customer Time'.AW19]" office:value-type="float" office:value="0" calcext:value-type="float">
            <text:p>0.00</text:p>
          </table:table-cell>
          <table:table-cell table:formula="of:=[$'Customer Time'.AX19]" office:value-type="float" office:value="0" calcext:value-type="float">
            <text:p>0.00</text:p>
          </table:table-cell>
          <table:table-cell table:formula="of:=[$'Customer Time'.AY19]" office:value-type="float" office:value="11.8438" calcext:value-type="float">
            <text:p>11.84</text:p>
          </table:table-cell>
          <table:table-cell table:formula="of:=[$'Customer Time'.AZ19]" office:value-type="float" office:value="74.8766" calcext:value-type="float">
            <text:p>74.88</text:p>
          </table:table-cell>
          <table:table-cell table:formula="of:=[$'Customer Time'.BA1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Customer Time'.I20]" office:value-type="float" office:value="13.7518" calcext:value-type="float">
            <text:p>13.75</text:p>
          </table:table-cell>
          <table:table-cell table:formula="of:=[$'Customer Time'.J20]" office:value-type="float" office:value="0" calcext:value-type="float">
            <text:p>0.00</text:p>
          </table:table-cell>
          <table:table-cell table:formula="of:=[$'Customer Time'.K20]" office:value-type="float" office:value="0" calcext:value-type="float">
            <text:p>0.00</text:p>
          </table:table-cell>
          <table:table-cell table:formula="of:=[$'Customer Time'.L20]" office:value-type="float" office:value="13.8853" calcext:value-type="float">
            <text:p>13.89</text:p>
          </table:table-cell>
          <table:table-cell table:formula="of:=[$'Customer Time'.M20]" office:value-type="float" office:value="72.3629" calcext:value-type="float">
            <text:p>72.36</text:p>
          </table:table-cell>
          <table:table-cell table:formula="of:=[$'Customer Time'.N20]" office:value-type="float" office:value="0" calcext:value-type="float">
            <text:p>0.00</text:p>
          </table:table-cell>
          <table:table-cell table:formula="of:=[$'Customer Time'.V20]" office:value-type="float" office:value="15.2509" calcext:value-type="float">
            <text:p>15.25</text:p>
          </table:table-cell>
          <table:table-cell table:formula="of:=[$'Customer Time'.W20]" office:value-type="float" office:value="0" calcext:value-type="float">
            <text:p>0.00</text:p>
          </table:table-cell>
          <table:table-cell table:formula="of:=[$'Customer Time'.X20]" office:value-type="float" office:value="0" calcext:value-type="float">
            <text:p>0.00</text:p>
          </table:table-cell>
          <table:table-cell table:formula="of:=[$'Customer Time'.Y20]" office:value-type="float" office:value="15.4828" calcext:value-type="float">
            <text:p>15.48</text:p>
          </table:table-cell>
          <table:table-cell table:formula="of:=[$'Customer Time'.Z20]" office:value-type="float" office:value="69.2663" calcext:value-type="float">
            <text:p>69.27</text:p>
          </table:table-cell>
          <table:table-cell table:formula="of:=[$'Customer Time'.AA20]" office:value-type="float" office:value="0" calcext:value-type="float">
            <text:p>0.00</text:p>
          </table:table-cell>
          <table:table-cell table:formula="of:=[$'Customer Time'.AI20]" office:value-type="float" office:value="14.3635" calcext:value-type="float">
            <text:p>14.36</text:p>
          </table:table-cell>
          <table:table-cell table:formula="of:=[$'Customer Time'.AJ20]" office:value-type="float" office:value="0" calcext:value-type="float">
            <text:p>0.00</text:p>
          </table:table-cell>
          <table:table-cell table:formula="of:=[$'Customer Time'.AK20]" office:value-type="float" office:value="0" calcext:value-type="float">
            <text:p>0.00</text:p>
          </table:table-cell>
          <table:table-cell table:formula="of:=[$'Customer Time'.AL20]" office:value-type="float" office:value="15.4385" calcext:value-type="float">
            <text:p>15.44</text:p>
          </table:table-cell>
          <table:table-cell table:formula="of:=[$'Customer Time'.AM20]" office:value-type="float" office:value="70.1979" calcext:value-type="float">
            <text:p>70.20</text:p>
          </table:table-cell>
          <table:table-cell table:formula="of:=[$'Customer Time'.AN20]" office:value-type="float" office:value="0" calcext:value-type="float">
            <text:p>0.00</text:p>
          </table:table-cell>
          <table:table-cell table:formula="of:=[$'Customer Time'.AV20]" office:value-type="float" office:value="16.5564" calcext:value-type="float">
            <text:p>16.56</text:p>
          </table:table-cell>
          <table:table-cell table:formula="of:=[$'Customer Time'.AW20]" office:value-type="float" office:value="0" calcext:value-type="float">
            <text:p>0.00</text:p>
          </table:table-cell>
          <table:table-cell table:formula="of:=[$'Customer Time'.AX20]" office:value-type="float" office:value="0" calcext:value-type="float">
            <text:p>0.00</text:p>
          </table:table-cell>
          <table:table-cell table:formula="of:=[$'Customer Time'.AY20]" office:value-type="float" office:value="16.1799" calcext:value-type="float">
            <text:p>16.18</text:p>
          </table:table-cell>
          <table:table-cell table:formula="of:=[$'Customer Time'.AZ20]" office:value-type="float" office:value="67.2636" calcext:value-type="float">
            <text:p>67.26</text:p>
          </table:table-cell>
          <table:table-cell table:formula="of:=[$'Customer Time'.BA2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Customer Time'.I21]" office:value-type="float" office:value="15.9047" calcext:value-type="float">
            <text:p>15.90</text:p>
          </table:table-cell>
          <table:table-cell table:formula="of:=[$'Customer Time'.J21]" office:value-type="float" office:value="0" calcext:value-type="float">
            <text:p>0.00</text:p>
          </table:table-cell>
          <table:table-cell table:formula="of:=[$'Customer Time'.K21]" office:value-type="float" office:value="0" calcext:value-type="float">
            <text:p>0.00</text:p>
          </table:table-cell>
          <table:table-cell table:formula="of:=[$'Customer Time'.L21]" office:value-type="float" office:value="10.191" calcext:value-type="float">
            <text:p>10.19</text:p>
          </table:table-cell>
          <table:table-cell table:formula="of:=[$'Customer Time'.M21]" office:value-type="float" office:value="73.9043" calcext:value-type="float">
            <text:p>73.90</text:p>
          </table:table-cell>
          <table:table-cell table:formula="of:=[$'Customer Time'.N21]" office:value-type="float" office:value="0" calcext:value-type="float">
            <text:p>0.00</text:p>
          </table:table-cell>
          <table:table-cell table:formula="of:=[$'Customer Time'.V21]" office:value-type="float" office:value="17.6917" calcext:value-type="float">
            <text:p>17.69</text:p>
          </table:table-cell>
          <table:table-cell table:formula="of:=[$'Customer Time'.W21]" office:value-type="float" office:value="0" calcext:value-type="float">
            <text:p>0.00</text:p>
          </table:table-cell>
          <table:table-cell table:formula="of:=[$'Customer Time'.X21]" office:value-type="float" office:value="0" calcext:value-type="float">
            <text:p>0.00</text:p>
          </table:table-cell>
          <table:table-cell table:formula="of:=[$'Customer Time'.Y21]" office:value-type="float" office:value="11.0279" calcext:value-type="float">
            <text:p>11.03</text:p>
          </table:table-cell>
          <table:table-cell table:formula="of:=[$'Customer Time'.Z21]" office:value-type="float" office:value="71.2804" calcext:value-type="float">
            <text:p>71.28</text:p>
          </table:table-cell>
          <table:table-cell table:formula="of:=[$'Customer Time'.AA21]" office:value-type="float" office:value="0" calcext:value-type="float">
            <text:p>0.00</text:p>
          </table:table-cell>
          <table:table-cell table:formula="of:=[$'Customer Time'.AI21]" office:value-type="float" office:value="14.3635" calcext:value-type="float">
            <text:p>14.36</text:p>
          </table:table-cell>
          <table:table-cell table:formula="of:=[$'Customer Time'.AJ21]" office:value-type="float" office:value="0" calcext:value-type="float">
            <text:p>0.00</text:p>
          </table:table-cell>
          <table:table-cell table:formula="of:=[$'Customer Time'.AK21]" office:value-type="float" office:value="0" calcext:value-type="float">
            <text:p>0.00</text:p>
          </table:table-cell>
          <table:table-cell table:formula="of:=[$'Customer Time'.AL21]" office:value-type="float" office:value="15.4385" calcext:value-type="float">
            <text:p>15.44</text:p>
          </table:table-cell>
          <table:table-cell table:formula="of:=[$'Customer Time'.AM21]" office:value-type="float" office:value="70.1979" calcext:value-type="float">
            <text:p>70.20</text:p>
          </table:table-cell>
          <table:table-cell table:formula="of:=[$'Customer Time'.AN21]" office:value-type="float" office:value="0" calcext:value-type="float">
            <text:p>0.00</text:p>
          </table:table-cell>
          <table:table-cell table:formula="of:=[$'Customer Time'.AV21]" office:value-type="float" office:value="16.5315" calcext:value-type="float">
            <text:p>16.53</text:p>
          </table:table-cell>
          <table:table-cell table:formula="of:=[$'Customer Time'.AW21]" office:value-type="float" office:value="0" calcext:value-type="float">
            <text:p>0.00</text:p>
          </table:table-cell>
          <table:table-cell table:formula="of:=[$'Customer Time'.AX21]" office:value-type="float" office:value="0" calcext:value-type="float">
            <text:p>0.00</text:p>
          </table:table-cell>
          <table:table-cell table:formula="of:=[$'Customer Time'.AY21]" office:value-type="float" office:value="11.831" calcext:value-type="float">
            <text:p>11.83</text:p>
          </table:table-cell>
          <table:table-cell table:formula="of:=[$'Customer Time'.AZ21]" office:value-type="float" office:value="71.6375" calcext:value-type="float">
            <text:p>71.64</text:p>
          </table:table-cell>
          <table:table-cell table:formula="of:=[$'Customer Time'.BA2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Customer Time'.I22]" office:value-type="float" office:value="14.721" calcext:value-type="float">
            <text:p>14.72</text:p>
          </table:table-cell>
          <table:table-cell table:formula="of:=[$'Customer Time'.J22]" office:value-type="float" office:value="0" calcext:value-type="float">
            <text:p>0.00</text:p>
          </table:table-cell>
          <table:table-cell table:formula="of:=[$'Customer Time'.K22]" office:value-type="float" office:value="0" calcext:value-type="float">
            <text:p>0.00</text:p>
          </table:table-cell>
          <table:table-cell table:formula="of:=[$'Customer Time'.L22]" office:value-type="float" office:value="9.10548" calcext:value-type="float">
            <text:p>9.11</text:p>
          </table:table-cell>
          <table:table-cell table:formula="of:=[$'Customer Time'.M22]" office:value-type="float" office:value="76.1735" calcext:value-type="float">
            <text:p>76.17</text:p>
          </table:table-cell>
          <table:table-cell table:formula="of:=[$'Customer Time'.N22]" office:value-type="float" office:value="0" calcext:value-type="float">
            <text:p>0.00</text:p>
          </table:table-cell>
          <table:table-cell table:formula="of:=[$'Customer Time'.V22]" office:value-type="float" office:value="13.216" calcext:value-type="float">
            <text:p>13.22</text:p>
          </table:table-cell>
          <table:table-cell table:formula="of:=[$'Customer Time'.W22]" office:value-type="float" office:value="0" calcext:value-type="float">
            <text:p>0.00</text:p>
          </table:table-cell>
          <table:table-cell table:formula="of:=[$'Customer Time'.X22]" office:value-type="float" office:value="0" calcext:value-type="float">
            <text:p>0.00</text:p>
          </table:table-cell>
          <table:table-cell table:formula="of:=[$'Customer Time'.Y22]" office:value-type="float" office:value="8.0924" calcext:value-type="float">
            <text:p>8.09</text:p>
          </table:table-cell>
          <table:table-cell table:formula="of:=[$'Customer Time'.Z22]" office:value-type="float" office:value="78.6916" calcext:value-type="float">
            <text:p>78.69</text:p>
          </table:table-cell>
          <table:table-cell table:formula="of:=[$'Customer Time'.AA22]" office:value-type="float" office:value="0" calcext:value-type="float">
            <text:p>0.00</text:p>
          </table:table-cell>
          <table:table-cell table:formula="of:=[$'Customer Time'.AI22]" office:value-type="float" office:value="14.3635" calcext:value-type="float">
            <text:p>14.36</text:p>
          </table:table-cell>
          <table:table-cell table:formula="of:=[$'Customer Time'.AJ22]" office:value-type="float" office:value="0" calcext:value-type="float">
            <text:p>0.00</text:p>
          </table:table-cell>
          <table:table-cell table:formula="of:=[$'Customer Time'.AK22]" office:value-type="float" office:value="0" calcext:value-type="float">
            <text:p>0.00</text:p>
          </table:table-cell>
          <table:table-cell table:formula="of:=[$'Customer Time'.AL22]" office:value-type="float" office:value="15.4385" calcext:value-type="float">
            <text:p>15.44</text:p>
          </table:table-cell>
          <table:table-cell table:formula="of:=[$'Customer Time'.AM22]" office:value-type="float" office:value="70.1979" calcext:value-type="float">
            <text:p>70.20</text:p>
          </table:table-cell>
          <table:table-cell table:formula="of:=[$'Customer Time'.AN22]" office:value-type="float" office:value="0" calcext:value-type="float">
            <text:p>0.00</text:p>
          </table:table-cell>
          <table:table-cell table:formula="of:=[$'Customer Time'.AV22]" office:value-type="float" office:value="13.1827" calcext:value-type="float">
            <text:p>13.18</text:p>
          </table:table-cell>
          <table:table-cell table:formula="of:=[$'Customer Time'.AW22]" office:value-type="float" office:value="0" calcext:value-type="float">
            <text:p>0.00</text:p>
          </table:table-cell>
          <table:table-cell table:formula="of:=[$'Customer Time'.AX22]" office:value-type="float" office:value="0" calcext:value-type="float">
            <text:p>0.00</text:p>
          </table:table-cell>
          <table:table-cell table:formula="of:=[$'Customer Time'.AY22]" office:value-type="float" office:value="7.36128" calcext:value-type="float">
            <text:p>7.36</text:p>
          </table:table-cell>
          <table:table-cell table:formula="of:=[$'Customer Time'.AZ22]" office:value-type="float" office:value="79.456" calcext:value-type="float">
            <text:p>79.46</text:p>
          </table:table-cell>
          <table:table-cell table:formula="of:=[$'Customer Time'.BA2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Customer Time'.I23]" office:value-type="float" office:value="13.4915" calcext:value-type="float">
            <text:p>13.49</text:p>
          </table:table-cell>
          <table:table-cell table:formula="of:=[$'Customer Time'.J23]" office:value-type="float" office:value="0" calcext:value-type="float">
            <text:p>0.00</text:p>
          </table:table-cell>
          <table:table-cell table:formula="of:=[$'Customer Time'.K23]" office:value-type="float" office:value="0" calcext:value-type="float">
            <text:p>0.00</text:p>
          </table:table-cell>
          <table:table-cell table:formula="of:=[$'Customer Time'.L23]" office:value-type="float" office:value="12.9253" calcext:value-type="float">
            <text:p>12.93</text:p>
          </table:table-cell>
          <table:table-cell table:formula="of:=[$'Customer Time'.M23]" office:value-type="float" office:value="73.5832" calcext:value-type="float">
            <text:p>73.58</text:p>
          </table:table-cell>
          <table:table-cell table:formula="of:=[$'Customer Time'.N23]" office:value-type="float" office:value="0" calcext:value-type="float">
            <text:p>0.00</text:p>
          </table:table-cell>
          <table:table-cell table:formula="of:=[$'Customer Time'.V23]" office:value-type="float" office:value="13.4587" calcext:value-type="float">
            <text:p>13.46</text:p>
          </table:table-cell>
          <table:table-cell table:formula="of:=[$'Customer Time'.W23]" office:value-type="float" office:value="0" calcext:value-type="float">
            <text:p>0.00</text:p>
          </table:table-cell>
          <table:table-cell table:formula="of:=[$'Customer Time'.X23]" office:value-type="float" office:value="0" calcext:value-type="float">
            <text:p>0.00</text:p>
          </table:table-cell>
          <table:table-cell table:formula="of:=[$'Customer Time'.Y23]" office:value-type="float" office:value="12.9198" calcext:value-type="float">
            <text:p>12.92</text:p>
          </table:table-cell>
          <table:table-cell table:formula="of:=[$'Customer Time'.Z23]" office:value-type="float" office:value="73.6214" calcext:value-type="float">
            <text:p>73.62</text:p>
          </table:table-cell>
          <table:table-cell table:formula="of:=[$'Customer Time'.AA23]" office:value-type="float" office:value="0" calcext:value-type="float">
            <text:p>0.00</text:p>
          </table:table-cell>
          <table:table-cell table:formula="of:=[$'Customer Time'.AI23]" office:value-type="float" office:value="14.3635" calcext:value-type="float">
            <text:p>14.36</text:p>
          </table:table-cell>
          <table:table-cell table:formula="of:=[$'Customer Time'.AJ23]" office:value-type="float" office:value="0" calcext:value-type="float">
            <text:p>0.00</text:p>
          </table:table-cell>
          <table:table-cell table:formula="of:=[$'Customer Time'.AK23]" office:value-type="float" office:value="0" calcext:value-type="float">
            <text:p>0.00</text:p>
          </table:table-cell>
          <table:table-cell table:formula="of:=[$'Customer Time'.AL23]" office:value-type="float" office:value="15.4385" calcext:value-type="float">
            <text:p>15.44</text:p>
          </table:table-cell>
          <table:table-cell table:formula="of:=[$'Customer Time'.AM23]" office:value-type="float" office:value="70.1979" calcext:value-type="float">
            <text:p>70.20</text:p>
          </table:table-cell>
          <table:table-cell table:formula="of:=[$'Customer Time'.AN23]" office:value-type="float" office:value="0" calcext:value-type="float">
            <text:p>0.00</text:p>
          </table:table-cell>
          <table:table-cell table:formula="of:=[$'Customer Time'.AV23]" office:value-type="float" office:value="23.4747" calcext:value-type="float">
            <text:p>23.47</text:p>
          </table:table-cell>
          <table:table-cell table:formula="of:=[$'Customer Time'.AW23]" office:value-type="float" office:value="0" calcext:value-type="float">
            <text:p>0.00</text:p>
          </table:table-cell>
          <table:table-cell table:formula="of:=[$'Customer Time'.AX23]" office:value-type="float" office:value="0" calcext:value-type="float">
            <text:p>0.00</text:p>
          </table:table-cell>
          <table:table-cell table:formula="of:=[$'Customer Time'.AY23]" office:value-type="float" office:value="22.1429" calcext:value-type="float">
            <text:p>22.14</text:p>
          </table:table-cell>
          <table:table-cell table:formula="of:=[$'Customer Time'.AZ23]" office:value-type="float" office:value="54.3824" calcext:value-type="float">
            <text:p>54.38</text:p>
          </table:table-cell>
          <table:table-cell table:formula="of:=[$'Customer Time'.BA2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Customer Time'.I24]" office:value-type="float" office:value="16.0325" calcext:value-type="float">
            <text:p>16.03</text:p>
          </table:table-cell>
          <table:table-cell table:formula="of:=[$'Customer Time'.J24]" office:value-type="float" office:value="0" calcext:value-type="float">
            <text:p>0.00</text:p>
          </table:table-cell>
          <table:table-cell table:formula="of:=[$'Customer Time'.K24]" office:value-type="float" office:value="0" calcext:value-type="float">
            <text:p>0.00</text:p>
          </table:table-cell>
          <table:table-cell table:formula="of:=[$'Customer Time'.L24]" office:value-type="float" office:value="14.9571" calcext:value-type="float">
            <text:p>14.96</text:p>
          </table:table-cell>
          <table:table-cell table:formula="of:=[$'Customer Time'.M24]" office:value-type="float" office:value="69.0105" calcext:value-type="float">
            <text:p>69.01</text:p>
          </table:table-cell>
          <table:table-cell table:formula="of:=[$'Customer Time'.N24]" office:value-type="float" office:value="0" calcext:value-type="float">
            <text:p>0.00</text:p>
          </table:table-cell>
          <table:table-cell table:formula="of:=[$'Customer Time'.V24]" office:value-type="float" office:value="13.8534" calcext:value-type="float">
            <text:p>13.85</text:p>
          </table:table-cell>
          <table:table-cell table:formula="of:=[$'Customer Time'.W24]" office:value-type="float" office:value="0" calcext:value-type="float">
            <text:p>0.00</text:p>
          </table:table-cell>
          <table:table-cell table:formula="of:=[$'Customer Time'.X24]" office:value-type="float" office:value="0" calcext:value-type="float">
            <text:p>0.00</text:p>
          </table:table-cell>
          <table:table-cell table:formula="of:=[$'Customer Time'.Y24]" office:value-type="float" office:value="13.5482" calcext:value-type="float">
            <text:p>13.55</text:p>
          </table:table-cell>
          <table:table-cell table:formula="of:=[$'Customer Time'.Z24]" office:value-type="float" office:value="72.5984" calcext:value-type="float">
            <text:p>72.60</text:p>
          </table:table-cell>
          <table:table-cell table:formula="of:=[$'Customer Time'.AA24]" office:value-type="float" office:value="0" calcext:value-type="float">
            <text:p>0.00</text:p>
          </table:table-cell>
          <table:table-cell table:formula="of:=[$'Customer Time'.AI24]" office:value-type="float" office:value="12.8441" calcext:value-type="float">
            <text:p>12.84</text:p>
          </table:table-cell>
          <table:table-cell table:formula="of:=[$'Customer Time'.AJ24]" office:value-type="float" office:value="0" calcext:value-type="float">
            <text:p>0.00</text:p>
          </table:table-cell>
          <table:table-cell table:formula="of:=[$'Customer Time'.AK24]" office:value-type="float" office:value="0" calcext:value-type="float">
            <text:p>0.00</text:p>
          </table:table-cell>
          <table:table-cell table:formula="of:=[$'Customer Time'.AL24]" office:value-type="float" office:value="12.7907" calcext:value-type="float">
            <text:p>12.79</text:p>
          </table:table-cell>
          <table:table-cell table:formula="of:=[$'Customer Time'.AM24]" office:value-type="float" office:value="74.3651" calcext:value-type="float">
            <text:p>74.37</text:p>
          </table:table-cell>
          <table:table-cell table:formula="of:=[$'Customer Time'.AN24]" office:value-type="float" office:value="0" calcext:value-type="float">
            <text:p>0.00</text:p>
          </table:table-cell>
          <table:table-cell table:formula="of:=[$'Customer Time'.AV24]" office:value-type="float" office:value="11.8495" calcext:value-type="float">
            <text:p>11.85</text:p>
          </table:table-cell>
          <table:table-cell table:formula="of:=[$'Customer Time'.AW24]" office:value-type="float" office:value="0" calcext:value-type="float">
            <text:p>0.00</text:p>
          </table:table-cell>
          <table:table-cell table:formula="of:=[$'Customer Time'.AX24]" office:value-type="float" office:value="0" calcext:value-type="float">
            <text:p>0.00</text:p>
          </table:table-cell>
          <table:table-cell table:formula="of:=[$'Customer Time'.AY24]" office:value-type="float" office:value="11.4295" calcext:value-type="float">
            <text:p>11.43</text:p>
          </table:table-cell>
          <table:table-cell table:formula="of:=[$'Customer Time'.AZ24]" office:value-type="float" office:value="76.721" calcext:value-type="float">
            <text:p>76.72</text:p>
          </table:table-cell>
          <table:table-cell table:formula="of:=[$'Customer Time'.BA2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Customer Time'.I25]" office:value-type="float" office:value="13.5614" calcext:value-type="float">
            <text:p>13.56</text:p>
          </table:table-cell>
          <table:table-cell table:formula="of:=[$'Customer Time'.J25]" office:value-type="float" office:value="0" calcext:value-type="float">
            <text:p>0.00</text:p>
          </table:table-cell>
          <table:table-cell table:formula="of:=[$'Customer Time'.K25]" office:value-type="float" office:value="0" calcext:value-type="float">
            <text:p>0.00</text:p>
          </table:table-cell>
          <table:table-cell table:formula="of:=[$'Customer Time'.L25]" office:value-type="float" office:value="8.79625" calcext:value-type="float">
            <text:p>8.80</text:p>
          </table:table-cell>
          <table:table-cell table:formula="of:=[$'Customer Time'.M25]" office:value-type="float" office:value="77.6423" calcext:value-type="float">
            <text:p>77.64</text:p>
          </table:table-cell>
          <table:table-cell table:formula="of:=[$'Customer Time'.N25]" office:value-type="float" office:value="0" calcext:value-type="float">
            <text:p>0.00</text:p>
          </table:table-cell>
          <table:table-cell table:formula="of:=[$'Customer Time'.V25]" office:value-type="float" office:value="12.1823" calcext:value-type="float">
            <text:p>12.18</text:p>
          </table:table-cell>
          <table:table-cell table:formula="of:=[$'Customer Time'.W25]" office:value-type="float" office:value="0" calcext:value-type="float">
            <text:p>0.00</text:p>
          </table:table-cell>
          <table:table-cell table:formula="of:=[$'Customer Time'.X25]" office:value-type="float" office:value="0" calcext:value-type="float">
            <text:p>0.00</text:p>
          </table:table-cell>
          <table:table-cell table:formula="of:=[$'Customer Time'.Y25]" office:value-type="float" office:value="8.54896" calcext:value-type="float">
            <text:p>8.55</text:p>
          </table:table-cell>
          <table:table-cell table:formula="of:=[$'Customer Time'.Z25]" office:value-type="float" office:value="79.2688" calcext:value-type="float">
            <text:p>79.27</text:p>
          </table:table-cell>
          <table:table-cell table:formula="of:=[$'Customer Time'.AA25]" office:value-type="float" office:value="0" calcext:value-type="float">
            <text:p>0.00</text:p>
          </table:table-cell>
          <table:table-cell table:formula="of:=[$'Customer Time'.AI25]" office:value-type="float" office:value="14.2913" calcext:value-type="float">
            <text:p>14.29</text:p>
          </table:table-cell>
          <table:table-cell table:formula="of:=[$'Customer Time'.AJ25]" office:value-type="float" office:value="0" calcext:value-type="float">
            <text:p>0.00</text:p>
          </table:table-cell>
          <table:table-cell table:formula="of:=[$'Customer Time'.AK25]" office:value-type="float" office:value="0" calcext:value-type="float">
            <text:p>0.00</text:p>
          </table:table-cell>
          <table:table-cell table:formula="of:=[$'Customer Time'.AL25]" office:value-type="float" office:value="8.95162" calcext:value-type="float">
            <text:p>8.95</text:p>
          </table:table-cell>
          <table:table-cell table:formula="of:=[$'Customer Time'.AM25]" office:value-type="float" office:value="76.7571" calcext:value-type="float">
            <text:p>76.76</text:p>
          </table:table-cell>
          <table:table-cell table:formula="of:=[$'Customer Time'.AN25]" office:value-type="float" office:value="0" calcext:value-type="float">
            <text:p>0.00</text:p>
          </table:table-cell>
          <table:table-cell table:formula="of:=[$'Customer Time'.AV25]" office:value-type="float" office:value="12.4893" calcext:value-type="float">
            <text:p>12.49</text:p>
          </table:table-cell>
          <table:table-cell table:formula="of:=[$'Customer Time'.AW25]" office:value-type="float" office:value="0" calcext:value-type="float">
            <text:p>0.00</text:p>
          </table:table-cell>
          <table:table-cell table:formula="of:=[$'Customer Time'.AX25]" office:value-type="float" office:value="0" calcext:value-type="float">
            <text:p>0.00</text:p>
          </table:table-cell>
          <table:table-cell table:formula="of:=[$'Customer Time'.AY25]" office:value-type="float" office:value="9.89721" calcext:value-type="float">
            <text:p>9.90</text:p>
          </table:table-cell>
          <table:table-cell table:formula="of:=[$'Customer Time'.AZ25]" office:value-type="float" office:value="77.6135" calcext:value-type="float">
            <text:p>77.61</text:p>
          </table:table-cell>
          <table:table-cell table:formula="of:=[$'Customer Time'.BA2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Customer Time'.I26]" office:value-type="float" office:value="14.1022" calcext:value-type="float">
            <text:p>14.10</text:p>
          </table:table-cell>
          <table:table-cell table:formula="of:=[$'Customer Time'.J26]" office:value-type="float" office:value="0" calcext:value-type="float">
            <text:p>0.00</text:p>
          </table:table-cell>
          <table:table-cell table:formula="of:=[$'Customer Time'.K26]" office:value-type="float" office:value="0" calcext:value-type="float">
            <text:p>0.00</text:p>
          </table:table-cell>
          <table:table-cell table:formula="of:=[$'Customer Time'.L26]" office:value-type="float" office:value="13.9302" calcext:value-type="float">
            <text:p>13.93</text:p>
          </table:table-cell>
          <table:table-cell table:formula="of:=[$'Customer Time'.M26]" office:value-type="float" office:value="71.9676" calcext:value-type="float">
            <text:p>71.97</text:p>
          </table:table-cell>
          <table:table-cell table:formula="of:=[$'Customer Time'.N26]" office:value-type="float" office:value="0" calcext:value-type="float">
            <text:p>0.00</text:p>
          </table:table-cell>
          <table:table-cell table:formula="of:=[$'Customer Time'.V26]" office:value-type="float" office:value="13.2035" calcext:value-type="float">
            <text:p>13.20</text:p>
          </table:table-cell>
          <table:table-cell table:formula="of:=[$'Customer Time'.W26]" office:value-type="float" office:value="0" calcext:value-type="float">
            <text:p>0.00</text:p>
          </table:table-cell>
          <table:table-cell table:formula="of:=[$'Customer Time'.X26]" office:value-type="float" office:value="0" calcext:value-type="float">
            <text:p>0.00</text:p>
          </table:table-cell>
          <table:table-cell table:formula="of:=[$'Customer Time'.Y26]" office:value-type="float" office:value="12.7536" calcext:value-type="float">
            <text:p>12.75</text:p>
          </table:table-cell>
          <table:table-cell table:formula="of:=[$'Customer Time'.Z26]" office:value-type="float" office:value="74.043" calcext:value-type="float">
            <text:p>74.04</text:p>
          </table:table-cell>
          <table:table-cell table:formula="of:=[$'Customer Time'.AA26]" office:value-type="float" office:value="0" calcext:value-type="float">
            <text:p>0.00</text:p>
          </table:table-cell>
          <table:table-cell table:formula="of:=[$'Customer Time'.AI26]" office:value-type="float" office:value="14.3635" calcext:value-type="float">
            <text:p>14.36</text:p>
          </table:table-cell>
          <table:table-cell table:formula="of:=[$'Customer Time'.AJ26]" office:value-type="float" office:value="0" calcext:value-type="float">
            <text:p>0.00</text:p>
          </table:table-cell>
          <table:table-cell table:formula="of:=[$'Customer Time'.AK26]" office:value-type="float" office:value="0" calcext:value-type="float">
            <text:p>0.00</text:p>
          </table:table-cell>
          <table:table-cell table:formula="of:=[$'Customer Time'.AL26]" office:value-type="float" office:value="15.4385" calcext:value-type="float">
            <text:p>15.44</text:p>
          </table:table-cell>
          <table:table-cell table:formula="of:=[$'Customer Time'.AM26]" office:value-type="float" office:value="70.1979" calcext:value-type="float">
            <text:p>70.20</text:p>
          </table:table-cell>
          <table:table-cell table:formula="of:=[$'Customer Time'.AN26]" office:value-type="float" office:value="0" calcext:value-type="float">
            <text:p>0.00</text:p>
          </table:table-cell>
          <table:table-cell table:formula="of:=[$'Customer Time'.AV26]" office:value-type="float" office:value="18.4533" calcext:value-type="float">
            <text:p>18.45</text:p>
          </table:table-cell>
          <table:table-cell table:formula="of:=[$'Customer Time'.AW26]" office:value-type="float" office:value="0" calcext:value-type="float">
            <text:p>0.00</text:p>
          </table:table-cell>
          <table:table-cell table:formula="of:=[$'Customer Time'.AX26]" office:value-type="float" office:value="0" calcext:value-type="float">
            <text:p>0.00</text:p>
          </table:table-cell>
          <table:table-cell table:formula="of:=[$'Customer Time'.AY26]" office:value-type="float" office:value="20.6031" calcext:value-type="float">
            <text:p>20.60</text:p>
          </table:table-cell>
          <table:table-cell table:formula="of:=[$'Customer Time'.AZ26]" office:value-type="float" office:value="60.9436" calcext:value-type="float">
            <text:p>60.94</text:p>
          </table:table-cell>
          <table:table-cell table:formula="of:=[$'Customer Time'.BA2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Customer Time'.I27]" office:value-type="float" office:value="11.5669" calcext:value-type="float">
            <text:p>11.57</text:p>
          </table:table-cell>
          <table:table-cell table:formula="of:=[$'Customer Time'.J27]" office:value-type="float" office:value="0" calcext:value-type="float">
            <text:p>0.00</text:p>
          </table:table-cell>
          <table:table-cell table:formula="of:=[$'Customer Time'.K27]" office:value-type="float" office:value="0" calcext:value-type="float">
            <text:p>0.00</text:p>
          </table:table-cell>
          <table:table-cell table:formula="of:=[$'Customer Time'.L27]" office:value-type="float" office:value="11.7706" calcext:value-type="float">
            <text:p>11.77</text:p>
          </table:table-cell>
          <table:table-cell table:formula="of:=[$'Customer Time'.M27]" office:value-type="float" office:value="76.6624" calcext:value-type="float">
            <text:p>76.66</text:p>
          </table:table-cell>
          <table:table-cell table:formula="of:=[$'Customer Time'.N27]" office:value-type="float" office:value="0" calcext:value-type="float">
            <text:p>0.00</text:p>
          </table:table-cell>
          <table:table-cell table:formula="of:=[$'Customer Time'.V27]" office:value-type="float" office:value="8.75587" calcext:value-type="float">
            <text:p>8.76</text:p>
          </table:table-cell>
          <table:table-cell table:formula="of:=[$'Customer Time'.W27]" office:value-type="float" office:value="0" calcext:value-type="float">
            <text:p>0.00</text:p>
          </table:table-cell>
          <table:table-cell table:formula="of:=[$'Customer Time'.X27]" office:value-type="float" office:value="0" calcext:value-type="float">
            <text:p>0.00</text:p>
          </table:table-cell>
          <table:table-cell table:formula="of:=[$'Customer Time'.Y27]" office:value-type="float" office:value="8.95368" calcext:value-type="float">
            <text:p>8.95</text:p>
          </table:table-cell>
          <table:table-cell table:formula="of:=[$'Customer Time'.Z27]" office:value-type="float" office:value="82.2904" calcext:value-type="float">
            <text:p>82.29</text:p>
          </table:table-cell>
          <table:table-cell table:formula="of:=[$'Customer Time'.AA27]" office:value-type="float" office:value="0" calcext:value-type="float">
            <text:p>0.00</text:p>
          </table:table-cell>
          <table:table-cell table:formula="of:=[$'Customer Time'.AI27]" office:value-type="float" office:value="10.1646" calcext:value-type="float">
            <text:p>10.16</text:p>
          </table:table-cell>
          <table:table-cell table:formula="of:=[$'Customer Time'.AJ27]" office:value-type="float" office:value="0" calcext:value-type="float">
            <text:p>0.00</text:p>
          </table:table-cell>
          <table:table-cell table:formula="of:=[$'Customer Time'.AK27]" office:value-type="float" office:value="0" calcext:value-type="float">
            <text:p>0.00</text:p>
          </table:table-cell>
          <table:table-cell table:formula="of:=[$'Customer Time'.AL27]" office:value-type="float" office:value="12.0129" calcext:value-type="float">
            <text:p>12.01</text:p>
          </table:table-cell>
          <table:table-cell table:formula="of:=[$'Customer Time'.AM27]" office:value-type="float" office:value="77.8225" calcext:value-type="float">
            <text:p>77.82</text:p>
          </table:table-cell>
          <table:table-cell table:formula="of:=[$'Customer Time'.AN27]" office:value-type="float" office:value="0" calcext:value-type="float">
            <text:p>0.00</text:p>
          </table:table-cell>
          <table:table-cell table:formula="of:=[$'Customer Time'.AV27]" office:value-type="float" office:value="13.0069" calcext:value-type="float">
            <text:p>13.01</text:p>
          </table:table-cell>
          <table:table-cell table:formula="of:=[$'Customer Time'.AW27]" office:value-type="float" office:value="0" calcext:value-type="float">
            <text:p>0.00</text:p>
          </table:table-cell>
          <table:table-cell table:formula="of:=[$'Customer Time'.AX27]" office:value-type="float" office:value="0" calcext:value-type="float">
            <text:p>0.00</text:p>
          </table:table-cell>
          <table:table-cell table:formula="of:=[$'Customer Time'.AY27]" office:value-type="float" office:value="15.6833" calcext:value-type="float">
            <text:p>15.68</text:p>
          </table:table-cell>
          <table:table-cell table:formula="of:=[$'Customer Time'.AZ27]" office:value-type="float" office:value="71.3098" calcext:value-type="float">
            <text:p>71.31</text:p>
          </table:table-cell>
          <table:table-cell table:formula="of:=[$'Customer Time'.BA2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Customer Time'.I28]" office:value-type="float" office:value="11.9404" calcext:value-type="float">
            <text:p>11.94</text:p>
          </table:table-cell>
          <table:table-cell table:formula="of:=[$'Customer Time'.J28]" office:value-type="float" office:value="0" calcext:value-type="float">
            <text:p>0.00</text:p>
          </table:table-cell>
          <table:table-cell table:formula="of:=[$'Customer Time'.K28]" office:value-type="float" office:value="0" calcext:value-type="float">
            <text:p>0.00</text:p>
          </table:table-cell>
          <table:table-cell table:formula="of:=[$'Customer Time'.L28]" office:value-type="float" office:value="8.25804" calcext:value-type="float">
            <text:p>8.26</text:p>
          </table:table-cell>
          <table:table-cell table:formula="of:=[$'Customer Time'.M28]" office:value-type="float" office:value="79.8016" calcext:value-type="float">
            <text:p>79.80</text:p>
          </table:table-cell>
          <table:table-cell table:formula="of:=[$'Customer Time'.N28]" office:value-type="float" office:value="0" calcext:value-type="float">
            <text:p>0.00</text:p>
          </table:table-cell>
          <table:table-cell table:formula="of:=[$'Customer Time'.V28]" office:value-type="float" office:value="14.3169" calcext:value-type="float">
            <text:p>14.32</text:p>
          </table:table-cell>
          <table:table-cell table:formula="of:=[$'Customer Time'.W28]" office:value-type="float" office:value="0" calcext:value-type="float">
            <text:p>0.00</text:p>
          </table:table-cell>
          <table:table-cell table:formula="of:=[$'Customer Time'.X28]" office:value-type="float" office:value="0" calcext:value-type="float">
            <text:p>0.00</text:p>
          </table:table-cell>
          <table:table-cell table:formula="of:=[$'Customer Time'.Y28]" office:value-type="float" office:value="11.6751" calcext:value-type="float">
            <text:p>11.68</text:p>
          </table:table-cell>
          <table:table-cell table:formula="of:=[$'Customer Time'.Z28]" office:value-type="float" office:value="74.008" calcext:value-type="float">
            <text:p>74.01</text:p>
          </table:table-cell>
          <table:table-cell table:formula="of:=[$'Customer Time'.AA28]" office:value-type="float" office:value="0" calcext:value-type="float">
            <text:p>0.00</text:p>
          </table:table-cell>
          <table:table-cell table:formula="of:=[$'Customer Time'.AI28]" office:value-type="float" office:value="15.4239" calcext:value-type="float">
            <text:p>15.42</text:p>
          </table:table-cell>
          <table:table-cell table:formula="of:=[$'Customer Time'.AJ28]" office:value-type="float" office:value="0" calcext:value-type="float">
            <text:p>0.00</text:p>
          </table:table-cell>
          <table:table-cell table:formula="of:=[$'Customer Time'.AK28]" office:value-type="float" office:value="0" calcext:value-type="float">
            <text:p>0.00</text:p>
          </table:table-cell>
          <table:table-cell table:formula="of:=[$'Customer Time'.AL28]" office:value-type="float" office:value="12.78" calcext:value-type="float">
            <text:p>12.78</text:p>
          </table:table-cell>
          <table:table-cell table:formula="of:=[$'Customer Time'.AM28]" office:value-type="float" office:value="71.7961" calcext:value-type="float">
            <text:p>71.80</text:p>
          </table:table-cell>
          <table:table-cell table:formula="of:=[$'Customer Time'.AN28]" office:value-type="float" office:value="0" calcext:value-type="float">
            <text:p>0.00</text:p>
          </table:table-cell>
          <table:table-cell table:formula="of:=[$'Customer Time'.AV28]" office:value-type="float" office:value="10.3854" calcext:value-type="float">
            <text:p>10.39</text:p>
          </table:table-cell>
          <table:table-cell table:formula="of:=[$'Customer Time'.AW28]" office:value-type="float" office:value="0" calcext:value-type="float">
            <text:p>0.00</text:p>
          </table:table-cell>
          <table:table-cell table:formula="of:=[$'Customer Time'.AX28]" office:value-type="float" office:value="0" calcext:value-type="float">
            <text:p>0.00</text:p>
          </table:table-cell>
          <table:table-cell table:formula="of:=[$'Customer Time'.AY28]" office:value-type="float" office:value="8.62894" calcext:value-type="float">
            <text:p>8.63</text:p>
          </table:table-cell>
          <table:table-cell table:formula="of:=[$'Customer Time'.AZ28]" office:value-type="float" office:value="80.9856" calcext:value-type="float">
            <text:p>80.99</text:p>
          </table:table-cell>
          <table:table-cell table:formula="of:=[$'Customer Time'.BA2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Customer Time'.I29]" office:value-type="float" office:value="20.6104" calcext:value-type="float">
            <text:p>20.61</text:p>
          </table:table-cell>
          <table:table-cell table:formula="of:=[$'Customer Time'.J29]" office:value-type="float" office:value="0" calcext:value-type="float">
            <text:p>0.00</text:p>
          </table:table-cell>
          <table:table-cell table:formula="of:=[$'Customer Time'.K29]" office:value-type="float" office:value="0" calcext:value-type="float">
            <text:p>0.00</text:p>
          </table:table-cell>
          <table:table-cell table:formula="of:=[$'Customer Time'.L29]" office:value-type="float" office:value="14.8852" calcext:value-type="float">
            <text:p>14.89</text:p>
          </table:table-cell>
          <table:table-cell table:formula="of:=[$'Customer Time'.M29]" office:value-type="float" office:value="64.5044" calcext:value-type="float">
            <text:p>64.50</text:p>
          </table:table-cell>
          <table:table-cell table:formula="of:=[$'Customer Time'.N29]" office:value-type="float" office:value="0" calcext:value-type="float">
            <text:p>0.00</text:p>
          </table:table-cell>
          <table:table-cell table:formula="of:=[$'Customer Time'.V29]" office:value-type="float" office:value="18.4143" calcext:value-type="float">
            <text:p>18.41</text:p>
          </table:table-cell>
          <table:table-cell table:formula="of:=[$'Customer Time'.W29]" office:value-type="float" office:value="0" calcext:value-type="float">
            <text:p>0.00</text:p>
          </table:table-cell>
          <table:table-cell table:formula="of:=[$'Customer Time'.X29]" office:value-type="float" office:value="0" calcext:value-type="float">
            <text:p>0.00</text:p>
          </table:table-cell>
          <table:table-cell table:formula="of:=[$'Customer Time'.Y29]" office:value-type="float" office:value="12.6719" calcext:value-type="float">
            <text:p>12.67</text:p>
          </table:table-cell>
          <table:table-cell table:formula="of:=[$'Customer Time'.Z29]" office:value-type="float" office:value="68.9138" calcext:value-type="float">
            <text:p>68.91</text:p>
          </table:table-cell>
          <table:table-cell table:formula="of:=[$'Customer Time'.AA29]" office:value-type="float" office:value="0" calcext:value-type="float">
            <text:p>0.00</text:p>
          </table:table-cell>
          <table:table-cell table:formula="of:=[$'Customer Time'.AI29]" office:value-type="float" office:value="17.2007" calcext:value-type="float">
            <text:p>17.20</text:p>
          </table:table-cell>
          <table:table-cell table:formula="of:=[$'Customer Time'.AJ29]" office:value-type="float" office:value="0" calcext:value-type="float">
            <text:p>0.00</text:p>
          </table:table-cell>
          <table:table-cell table:formula="of:=[$'Customer Time'.AK29]" office:value-type="float" office:value="0" calcext:value-type="float">
            <text:p>0.00</text:p>
          </table:table-cell>
          <table:table-cell table:formula="of:=[$'Customer Time'.AL29]" office:value-type="float" office:value="12.176" calcext:value-type="float">
            <text:p>12.18</text:p>
          </table:table-cell>
          <table:table-cell table:formula="of:=[$'Customer Time'.AM29]" office:value-type="float" office:value="70.6233" calcext:value-type="float">
            <text:p>70.62</text:p>
          </table:table-cell>
          <table:table-cell table:formula="of:=[$'Customer Time'.AN29]" office:value-type="float" office:value="0" calcext:value-type="float">
            <text:p>0.00</text:p>
          </table:table-cell>
          <table:table-cell table:formula="of:=[$'Customer Time'.AV29]" office:value-type="float" office:value="14.1303" calcext:value-type="float">
            <text:p>14.13</text:p>
          </table:table-cell>
          <table:table-cell table:formula="of:=[$'Customer Time'.AW29]" office:value-type="float" office:value="0" calcext:value-type="float">
            <text:p>0.00</text:p>
          </table:table-cell>
          <table:table-cell table:formula="of:=[$'Customer Time'.AX29]" office:value-type="float" office:value="0" calcext:value-type="float">
            <text:p>0.00</text:p>
          </table:table-cell>
          <table:table-cell table:formula="of:=[$'Customer Time'.AY29]" office:value-type="float" office:value="10.5602" calcext:value-type="float">
            <text:p>10.56</text:p>
          </table:table-cell>
          <table:table-cell table:formula="of:=[$'Customer Time'.AZ29]" office:value-type="float" office:value="75.3095" calcext:value-type="float">
            <text:p>75.31</text:p>
          </table:table-cell>
          <table:table-cell table:formula="of:=[$'Customer Time'.BA2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Customer Time'.I30]" office:value-type="float" office:value="20.2831" calcext:value-type="float">
            <text:p>20.28</text:p>
          </table:table-cell>
          <table:table-cell table:formula="of:=[$'Customer Time'.J30]" office:value-type="float" office:value="0" calcext:value-type="float">
            <text:p>0.00</text:p>
          </table:table-cell>
          <table:table-cell table:formula="of:=[$'Customer Time'.K30]" office:value-type="float" office:value="0" calcext:value-type="float">
            <text:p>0.00</text:p>
          </table:table-cell>
          <table:table-cell table:formula="of:=[$'Customer Time'.L30]" office:value-type="float" office:value="10.7221" calcext:value-type="float">
            <text:p>10.72</text:p>
          </table:table-cell>
          <table:table-cell table:formula="of:=[$'Customer Time'.M30]" office:value-type="float" office:value="68.9948" calcext:value-type="float">
            <text:p>68.99</text:p>
          </table:table-cell>
          <table:table-cell table:formula="of:=[$'Customer Time'.N30]" office:value-type="float" office:value="0" calcext:value-type="float">
            <text:p>0.00</text:p>
          </table:table-cell>
          <table:table-cell table:formula="of:=[$'Customer Time'.V30]" office:value-type="float" office:value="13.2554" calcext:value-type="float">
            <text:p>13.26</text:p>
          </table:table-cell>
          <table:table-cell table:formula="of:=[$'Customer Time'.W30]" office:value-type="float" office:value="0" calcext:value-type="float">
            <text:p>0.00</text:p>
          </table:table-cell>
          <table:table-cell table:formula="of:=[$'Customer Time'.X30]" office:value-type="float" office:value="0" calcext:value-type="float">
            <text:p>0.00</text:p>
          </table:table-cell>
          <table:table-cell table:formula="of:=[$'Customer Time'.Y30]" office:value-type="float" office:value="7.00397" calcext:value-type="float">
            <text:p>7.00</text:p>
          </table:table-cell>
          <table:table-cell table:formula="of:=[$'Customer Time'.Z30]" office:value-type="float" office:value="79.7407" calcext:value-type="float">
            <text:p>79.74</text:p>
          </table:table-cell>
          <table:table-cell table:formula="of:=[$'Customer Time'.AA30]" office:value-type="float" office:value="0" calcext:value-type="float">
            <text:p>0.00</text:p>
          </table:table-cell>
          <table:table-cell table:formula="of:=[$'Customer Time'.AI30]" office:value-type="float" office:value="13.3636" calcext:value-type="float">
            <text:p>13.36</text:p>
          </table:table-cell>
          <table:table-cell table:formula="of:=[$'Customer Time'.AJ30]" office:value-type="float" office:value="0" calcext:value-type="float">
            <text:p>0.00</text:p>
          </table:table-cell>
          <table:table-cell table:formula="of:=[$'Customer Time'.AK30]" office:value-type="float" office:value="0" calcext:value-type="float">
            <text:p>0.00</text:p>
          </table:table-cell>
          <table:table-cell table:formula="of:=[$'Customer Time'.AL30]" office:value-type="float" office:value="7.35763" calcext:value-type="float">
            <text:p>7.36</text:p>
          </table:table-cell>
          <table:table-cell table:formula="of:=[$'Customer Time'.AM30]" office:value-type="float" office:value="79.2787" calcext:value-type="float">
            <text:p>79.28</text:p>
          </table:table-cell>
          <table:table-cell table:formula="of:=[$'Customer Time'.AN30]" office:value-type="float" office:value="0" calcext:value-type="float">
            <text:p>0.00</text:p>
          </table:table-cell>
          <table:table-cell table:formula="of:=[$'Customer Time'.AV30]" office:value-type="float" office:value="17.7636" calcext:value-type="float">
            <text:p>17.76</text:p>
          </table:table-cell>
          <table:table-cell table:formula="of:=[$'Customer Time'.AW30]" office:value-type="float" office:value="0" calcext:value-type="float">
            <text:p>0.00</text:p>
          </table:table-cell>
          <table:table-cell table:formula="of:=[$'Customer Time'.AX30]" office:value-type="float" office:value="0" calcext:value-type="float">
            <text:p>0.00</text:p>
          </table:table-cell>
          <table:table-cell table:formula="of:=[$'Customer Time'.AY30]" office:value-type="float" office:value="8.95856" calcext:value-type="float">
            <text:p>8.96</text:p>
          </table:table-cell>
          <table:table-cell table:formula="of:=[$'Customer Time'.AZ30]" office:value-type="float" office:value="73.2778" calcext:value-type="float">
            <text:p>73.28</text:p>
          </table:table-cell>
          <table:table-cell table:formula="of:=[$'Customer Time'.BA3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Customer Time'.I31]" office:value-type="float" office:value="13.8772" calcext:value-type="float">
            <text:p>13.88</text:p>
          </table:table-cell>
          <table:table-cell table:formula="of:=[$'Customer Time'.J31]" office:value-type="float" office:value="0" calcext:value-type="float">
            <text:p>0.00</text:p>
          </table:table-cell>
          <table:table-cell table:formula="of:=[$'Customer Time'.K31]" office:value-type="float" office:value="0" calcext:value-type="float">
            <text:p>0.00</text:p>
          </table:table-cell>
          <table:table-cell table:formula="of:=[$'Customer Time'.L31]" office:value-type="float" office:value="8.78984" calcext:value-type="float">
            <text:p>8.79</text:p>
          </table:table-cell>
          <table:table-cell table:formula="of:=[$'Customer Time'.M31]" office:value-type="float" office:value="77.3329" calcext:value-type="float">
            <text:p>77.33</text:p>
          </table:table-cell>
          <table:table-cell table:formula="of:=[$'Customer Time'.N31]" office:value-type="float" office:value="0" calcext:value-type="float">
            <text:p>0.00</text:p>
          </table:table-cell>
          <table:table-cell table:formula="of:=[$'Customer Time'.V31]" office:value-type="float" office:value="12.1572" calcext:value-type="float">
            <text:p>12.16</text:p>
          </table:table-cell>
          <table:table-cell table:formula="of:=[$'Customer Time'.W31]" office:value-type="float" office:value="0" calcext:value-type="float">
            <text:p>0.00</text:p>
          </table:table-cell>
          <table:table-cell table:formula="of:=[$'Customer Time'.X31]" office:value-type="float" office:value="0" calcext:value-type="float">
            <text:p>0.00</text:p>
          </table:table-cell>
          <table:table-cell table:formula="of:=[$'Customer Time'.Y31]" office:value-type="float" office:value="8.98135" calcext:value-type="float">
            <text:p>8.98</text:p>
          </table:table-cell>
          <table:table-cell table:formula="of:=[$'Customer Time'.Z31]" office:value-type="float" office:value="78.8615" calcext:value-type="float">
            <text:p>78.86</text:p>
          </table:table-cell>
          <table:table-cell table:formula="of:=[$'Customer Time'.AA31]" office:value-type="float" office:value="0" calcext:value-type="float">
            <text:p>0.00</text:p>
          </table:table-cell>
          <table:table-cell table:formula="of:=[$'Customer Time'.AI31]" office:value-type="float" office:value="10.47" calcext:value-type="float">
            <text:p>10.47</text:p>
          </table:table-cell>
          <table:table-cell table:formula="of:=[$'Customer Time'.AJ31]" office:value-type="float" office:value="0" calcext:value-type="float">
            <text:p>0.00</text:p>
          </table:table-cell>
          <table:table-cell table:formula="of:=[$'Customer Time'.AK31]" office:value-type="float" office:value="0" calcext:value-type="float">
            <text:p>0.00</text:p>
          </table:table-cell>
          <table:table-cell table:formula="of:=[$'Customer Time'.AL31]" office:value-type="float" office:value="8.9634" calcext:value-type="float">
            <text:p>8.96</text:p>
          </table:table-cell>
          <table:table-cell table:formula="of:=[$'Customer Time'.AM31]" office:value-type="float" office:value="80.5666" calcext:value-type="float">
            <text:p>80.57</text:p>
          </table:table-cell>
          <table:table-cell table:formula="of:=[$'Customer Time'.AN31]" office:value-type="float" office:value="0" calcext:value-type="float">
            <text:p>0.00</text:p>
          </table:table-cell>
          <table:table-cell table:formula="of:=[$'Customer Time'.AV31]" office:value-type="float" office:value="8.57737" calcext:value-type="float">
            <text:p>8.58</text:p>
          </table:table-cell>
          <table:table-cell table:formula="of:=[$'Customer Time'.AW31]" office:value-type="float" office:value="0" calcext:value-type="float">
            <text:p>0.00</text:p>
          </table:table-cell>
          <table:table-cell table:formula="of:=[$'Customer Time'.AX31]" office:value-type="float" office:value="0" calcext:value-type="float">
            <text:p>0.00</text:p>
          </table:table-cell>
          <table:table-cell table:formula="of:=[$'Customer Time'.AY31]" office:value-type="float" office:value="8.27438" calcext:value-type="float">
            <text:p>8.27</text:p>
          </table:table-cell>
          <table:table-cell table:formula="of:=[$'Customer Time'.AZ31]" office:value-type="float" office:value="83.1482" calcext:value-type="float">
            <text:p>83.15</text:p>
          </table:table-cell>
          <table:table-cell table:formula="of:=[$'Customer Time'.BA3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Customer Time'.I32]" office:value-type="float" office:value="10.8778" calcext:value-type="float">
            <text:p>10.88</text:p>
          </table:table-cell>
          <table:table-cell table:formula="of:=[$'Customer Time'.J32]" office:value-type="float" office:value="0" calcext:value-type="float">
            <text:p>0.00</text:p>
          </table:table-cell>
          <table:table-cell table:formula="of:=[$'Customer Time'.K32]" office:value-type="float" office:value="0" calcext:value-type="float">
            <text:p>0.00</text:p>
          </table:table-cell>
          <table:table-cell table:formula="of:=[$'Customer Time'.L32]" office:value-type="float" office:value="9.89396" calcext:value-type="float">
            <text:p>9.89</text:p>
          </table:table-cell>
          <table:table-cell table:formula="of:=[$'Customer Time'.M32]" office:value-type="float" office:value="79.2282" calcext:value-type="float">
            <text:p>79.23</text:p>
          </table:table-cell>
          <table:table-cell table:formula="of:=[$'Customer Time'.N32]" office:value-type="float" office:value="0" calcext:value-type="float">
            <text:p>0.00</text:p>
          </table:table-cell>
          <table:table-cell table:formula="of:=[$'Customer Time'.V32]" office:value-type="float" office:value="11.7664" calcext:value-type="float">
            <text:p>11.77</text:p>
          </table:table-cell>
          <table:table-cell table:formula="of:=[$'Customer Time'.W32]" office:value-type="float" office:value="0" calcext:value-type="float">
            <text:p>0.00</text:p>
          </table:table-cell>
          <table:table-cell table:formula="of:=[$'Customer Time'.X32]" office:value-type="float" office:value="0" calcext:value-type="float">
            <text:p>0.00</text:p>
          </table:table-cell>
          <table:table-cell table:formula="of:=[$'Customer Time'.Y32]" office:value-type="float" office:value="10.0389" calcext:value-type="float">
            <text:p>10.04</text:p>
          </table:table-cell>
          <table:table-cell table:formula="of:=[$'Customer Time'.Z32]" office:value-type="float" office:value="78.1947" calcext:value-type="float">
            <text:p>78.19</text:p>
          </table:table-cell>
          <table:table-cell table:formula="of:=[$'Customer Time'.AA32]" office:value-type="float" office:value="0" calcext:value-type="float">
            <text:p>0.00</text:p>
          </table:table-cell>
          <table:table-cell table:formula="of:=[$'Customer Time'.AI32]" office:value-type="float" office:value="10.3455" calcext:value-type="float">
            <text:p>10.35</text:p>
          </table:table-cell>
          <table:table-cell table:formula="of:=[$'Customer Time'.AJ32]" office:value-type="float" office:value="0" calcext:value-type="float">
            <text:p>0.00</text:p>
          </table:table-cell>
          <table:table-cell table:formula="of:=[$'Customer Time'.AK32]" office:value-type="float" office:value="0" calcext:value-type="float">
            <text:p>0.00</text:p>
          </table:table-cell>
          <table:table-cell table:formula="of:=[$'Customer Time'.AL32]" office:value-type="float" office:value="9.87129" calcext:value-type="float">
            <text:p>9.87</text:p>
          </table:table-cell>
          <table:table-cell table:formula="of:=[$'Customer Time'.AM32]" office:value-type="float" office:value="79.7832" calcext:value-type="float">
            <text:p>79.78</text:p>
          </table:table-cell>
          <table:table-cell table:formula="of:=[$'Customer Time'.AN32]" office:value-type="float" office:value="0" calcext:value-type="float">
            <text:p>0.00</text:p>
          </table:table-cell>
          <table:table-cell table:formula="of:=[$'Customer Time'.AV32]" office:value-type="float" office:value="20.3434" calcext:value-type="float">
            <text:p>20.34</text:p>
          </table:table-cell>
          <table:table-cell table:formula="of:=[$'Customer Time'.AW32]" office:value-type="float" office:value="0" calcext:value-type="float">
            <text:p>0.00</text:p>
          </table:table-cell>
          <table:table-cell table:formula="of:=[$'Customer Time'.AX32]" office:value-type="float" office:value="0" calcext:value-type="float">
            <text:p>0.00</text:p>
          </table:table-cell>
          <table:table-cell table:formula="of:=[$'Customer Time'.AY32]" office:value-type="float" office:value="19.978" calcext:value-type="float">
            <text:p>19.98</text:p>
          </table:table-cell>
          <table:table-cell table:formula="of:=[$'Customer Time'.AZ32]" office:value-type="float" office:value="59.6786" calcext:value-type="float">
            <text:p>59.68</text:p>
          </table:table-cell>
          <table:table-cell table:formula="of:=[$'Customer Time'.BA3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Customer Time'.I33]" office:value-type="float" office:value="16.0016" calcext:value-type="float">
            <text:p>16.00</text:p>
          </table:table-cell>
          <table:table-cell table:formula="of:=[$'Customer Time'.J33]" office:value-type="float" office:value="0" calcext:value-type="float">
            <text:p>0.00</text:p>
          </table:table-cell>
          <table:table-cell table:formula="of:=[$'Customer Time'.K33]" office:value-type="float" office:value="0" calcext:value-type="float">
            <text:p>0.00</text:p>
          </table:table-cell>
          <table:table-cell table:formula="of:=[$'Customer Time'.L33]" office:value-type="float" office:value="15.5309" calcext:value-type="float">
            <text:p>15.53</text:p>
          </table:table-cell>
          <table:table-cell table:formula="of:=[$'Customer Time'.M33]" office:value-type="float" office:value="68.4675" calcext:value-type="float">
            <text:p>68.47</text:p>
          </table:table-cell>
          <table:table-cell table:formula="of:=[$'Customer Time'.N33]" office:value-type="float" office:value="0" calcext:value-type="float">
            <text:p>0.00</text:p>
          </table:table-cell>
          <table:table-cell table:formula="of:=[$'Customer Time'.V33]" office:value-type="float" office:value="19.3986" calcext:value-type="float">
            <text:p>19.40</text:p>
          </table:table-cell>
          <table:table-cell table:formula="of:=[$'Customer Time'.W33]" office:value-type="float" office:value="0" calcext:value-type="float">
            <text:p>0.00</text:p>
          </table:table-cell>
          <table:table-cell table:formula="of:=[$'Customer Time'.X33]" office:value-type="float" office:value="0" calcext:value-type="float">
            <text:p>0.00</text:p>
          </table:table-cell>
          <table:table-cell table:formula="of:=[$'Customer Time'.Y33]" office:value-type="float" office:value="17.5892" calcext:value-type="float">
            <text:p>17.59</text:p>
          </table:table-cell>
          <table:table-cell table:formula="of:=[$'Customer Time'.Z33]" office:value-type="float" office:value="63.0122" calcext:value-type="float">
            <text:p>63.01</text:p>
          </table:table-cell>
          <table:table-cell table:formula="of:=[$'Customer Time'.AA33]" office:value-type="float" office:value="0" calcext:value-type="float">
            <text:p>0.00</text:p>
          </table:table-cell>
          <table:table-cell table:formula="of:=[$'Customer Time'.AI33]" office:value-type="float" office:value="18.6031" calcext:value-type="float">
            <text:p>18.60</text:p>
          </table:table-cell>
          <table:table-cell table:formula="of:=[$'Customer Time'.AJ33]" office:value-type="float" office:value="0" calcext:value-type="float">
            <text:p>0.00</text:p>
          </table:table-cell>
          <table:table-cell table:formula="of:=[$'Customer Time'.AK33]" office:value-type="float" office:value="0" calcext:value-type="float">
            <text:p>0.00</text:p>
          </table:table-cell>
          <table:table-cell table:formula="of:=[$'Customer Time'.AL33]" office:value-type="float" office:value="17.135" calcext:value-type="float">
            <text:p>17.14</text:p>
          </table:table-cell>
          <table:table-cell table:formula="of:=[$'Customer Time'.AM33]" office:value-type="float" office:value="64.2619" calcext:value-type="float">
            <text:p>64.26</text:p>
          </table:table-cell>
          <table:table-cell table:formula="of:=[$'Customer Time'.AN33]" office:value-type="float" office:value="0" calcext:value-type="float">
            <text:p>0.00</text:p>
          </table:table-cell>
          <table:table-cell table:formula="of:=[$'Customer Time'.AV33]" office:value-type="float" office:value="17.8795" calcext:value-type="float">
            <text:p>17.88</text:p>
          </table:table-cell>
          <table:table-cell table:formula="of:=[$'Customer Time'.AW33]" office:value-type="float" office:value="0" calcext:value-type="float">
            <text:p>0.00</text:p>
          </table:table-cell>
          <table:table-cell table:formula="of:=[$'Customer Time'.AX33]" office:value-type="float" office:value="0" calcext:value-type="float">
            <text:p>0.00</text:p>
          </table:table-cell>
          <table:table-cell table:formula="of:=[$'Customer Time'.AY33]" office:value-type="float" office:value="14.1718" calcext:value-type="float">
            <text:p>14.17</text:p>
          </table:table-cell>
          <table:table-cell table:formula="of:=[$'Customer Time'.AZ33]" office:value-type="float" office:value="67.9488" calcext:value-type="float">
            <text:p>67.95</text:p>
          </table:table-cell>
          <table:table-cell table:formula="of:=[$'Customer Time'.BA3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Customer Time'.I34]" office:value-type="float" office:value="16.4237" calcext:value-type="float">
            <text:p>16.42</text:p>
          </table:table-cell>
          <table:table-cell table:formula="of:=[$'Customer Time'.J34]" office:value-type="float" office:value="0" calcext:value-type="float">
            <text:p>0.00</text:p>
          </table:table-cell>
          <table:table-cell table:formula="of:=[$'Customer Time'.K34]" office:value-type="float" office:value="0" calcext:value-type="float">
            <text:p>0.00</text:p>
          </table:table-cell>
          <table:table-cell table:formula="of:=[$'Customer Time'.L34]" office:value-type="float" office:value="15.7811" calcext:value-type="float">
            <text:p>15.78</text:p>
          </table:table-cell>
          <table:table-cell table:formula="of:=[$'Customer Time'.M34]" office:value-type="float" office:value="67.7952" calcext:value-type="float">
            <text:p>67.80</text:p>
          </table:table-cell>
          <table:table-cell table:formula="of:=[$'Customer Time'.N34]" office:value-type="float" office:value="0" calcext:value-type="float">
            <text:p>0.00</text:p>
          </table:table-cell>
          <table:table-cell table:formula="of:=[$'Customer Time'.V34]" office:value-type="float" office:value="21.846" calcext:value-type="float">
            <text:p>21.85</text:p>
          </table:table-cell>
          <table:table-cell table:formula="of:=[$'Customer Time'.W34]" office:value-type="float" office:value="0" calcext:value-type="float">
            <text:p>0.00</text:p>
          </table:table-cell>
          <table:table-cell table:formula="of:=[$'Customer Time'.X34]" office:value-type="float" office:value="0" calcext:value-type="float">
            <text:p>0.00</text:p>
          </table:table-cell>
          <table:table-cell table:formula="of:=[$'Customer Time'.Y34]" office:value-type="float" office:value="21.7441" calcext:value-type="float">
            <text:p>21.74</text:p>
          </table:table-cell>
          <table:table-cell table:formula="of:=[$'Customer Time'.Z34]" office:value-type="float" office:value="56.4099" calcext:value-type="float">
            <text:p>56.41</text:p>
          </table:table-cell>
          <table:table-cell table:formula="of:=[$'Customer Time'.AA34]" office:value-type="float" office:value="0" calcext:value-type="float">
            <text:p>0.00</text:p>
          </table:table-cell>
          <table:table-cell table:formula="of:=[$'Customer Time'.AI34]" office:value-type="float" office:value="16.7037" calcext:value-type="float">
            <text:p>16.70</text:p>
          </table:table-cell>
          <table:table-cell table:formula="of:=[$'Customer Time'.AJ34]" office:value-type="float" office:value="0" calcext:value-type="float">
            <text:p>0.00</text:p>
          </table:table-cell>
          <table:table-cell table:formula="of:=[$'Customer Time'.AK34]" office:value-type="float" office:value="0" calcext:value-type="float">
            <text:p>0.00</text:p>
          </table:table-cell>
          <table:table-cell table:formula="of:=[$'Customer Time'.AL34]" office:value-type="float" office:value="16.8537" calcext:value-type="float">
            <text:p>16.85</text:p>
          </table:table-cell>
          <table:table-cell table:formula="of:=[$'Customer Time'.AM34]" office:value-type="float" office:value="66.4426" calcext:value-type="float">
            <text:p>66.44</text:p>
          </table:table-cell>
          <table:table-cell table:formula="of:=[$'Customer Time'.AN34]" office:value-type="float" office:value="0" calcext:value-type="float">
            <text:p>0.00</text:p>
          </table:table-cell>
          <table:table-cell table:formula="of:=[$'Customer Time'.AV34]" office:value-type="float" office:value="14.5465" calcext:value-type="float">
            <text:p>14.55</text:p>
          </table:table-cell>
          <table:table-cell table:formula="of:=[$'Customer Time'.AW34]" office:value-type="float" office:value="0" calcext:value-type="float">
            <text:p>0.00</text:p>
          </table:table-cell>
          <table:table-cell table:formula="of:=[$'Customer Time'.AX34]" office:value-type="float" office:value="0" calcext:value-type="float">
            <text:p>0.00</text:p>
          </table:table-cell>
          <table:table-cell table:formula="of:=[$'Customer Time'.AY34]" office:value-type="float" office:value="13.6372" calcext:value-type="float">
            <text:p>13.64</text:p>
          </table:table-cell>
          <table:table-cell table:formula="of:=[$'Customer Time'.AZ34]" office:value-type="float" office:value="71.8162" calcext:value-type="float">
            <text:p>71.82</text:p>
          </table:table-cell>
          <table:table-cell table:formula="of:=[$'Customer Time'.BA3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Customer Time'.I35]" office:value-type="float" office:value="13.7165" calcext:value-type="float">
            <text:p>13.72</text:p>
          </table:table-cell>
          <table:table-cell table:formula="of:=[$'Customer Time'.J35]" office:value-type="float" office:value="0" calcext:value-type="float">
            <text:p>0.00</text:p>
          </table:table-cell>
          <table:table-cell table:formula="of:=[$'Customer Time'.K35]" office:value-type="float" office:value="0" calcext:value-type="float">
            <text:p>0.00</text:p>
          </table:table-cell>
          <table:table-cell table:formula="of:=[$'Customer Time'.L35]" office:value-type="float" office:value="11.0496" calcext:value-type="float">
            <text:p>11.05</text:p>
          </table:table-cell>
          <table:table-cell table:formula="of:=[$'Customer Time'.M35]" office:value-type="float" office:value="75.2339" calcext:value-type="float">
            <text:p>75.23</text:p>
          </table:table-cell>
          <table:table-cell table:formula="of:=[$'Customer Time'.N35]" office:value-type="float" office:value="0" calcext:value-type="float">
            <text:p>0.00</text:p>
          </table:table-cell>
          <table:table-cell table:formula="of:=[$'Customer Time'.V35]" office:value-type="float" office:value="14.1687" calcext:value-type="float">
            <text:p>14.17</text:p>
          </table:table-cell>
          <table:table-cell table:formula="of:=[$'Customer Time'.W35]" office:value-type="float" office:value="0" calcext:value-type="float">
            <text:p>0.00</text:p>
          </table:table-cell>
          <table:table-cell table:formula="of:=[$'Customer Time'.X35]" office:value-type="float" office:value="0" calcext:value-type="float">
            <text:p>0.00</text:p>
          </table:table-cell>
          <table:table-cell table:formula="of:=[$'Customer Time'.Y35]" office:value-type="float" office:value="11.8485" calcext:value-type="float">
            <text:p>11.85</text:p>
          </table:table-cell>
          <table:table-cell table:formula="of:=[$'Customer Time'.Z35]" office:value-type="float" office:value="73.9828" calcext:value-type="float">
            <text:p>73.98</text:p>
          </table:table-cell>
          <table:table-cell table:formula="of:=[$'Customer Time'.AA35]" office:value-type="float" office:value="0" calcext:value-type="float">
            <text:p>0.00</text:p>
          </table:table-cell>
          <table:table-cell table:formula="of:=[$'Customer Time'.AI35]" office:value-type="float" office:value="16.6205" calcext:value-type="float">
            <text:p>16.62</text:p>
          </table:table-cell>
          <table:table-cell table:formula="of:=[$'Customer Time'.AJ35]" office:value-type="float" office:value="0" calcext:value-type="float">
            <text:p>0.00</text:p>
          </table:table-cell>
          <table:table-cell table:formula="of:=[$'Customer Time'.AK35]" office:value-type="float" office:value="0" calcext:value-type="float">
            <text:p>0.00</text:p>
          </table:table-cell>
          <table:table-cell table:formula="of:=[$'Customer Time'.AL35]" office:value-type="float" office:value="13.9096" calcext:value-type="float">
            <text:p>13.91</text:p>
          </table:table-cell>
          <table:table-cell table:formula="of:=[$'Customer Time'.AM35]" office:value-type="float" office:value="69.4699" calcext:value-type="float">
            <text:p>69.47</text:p>
          </table:table-cell>
          <table:table-cell table:formula="of:=[$'Customer Time'.AN35]" office:value-type="float" office:value="0" calcext:value-type="float">
            <text:p>0.00</text:p>
          </table:table-cell>
          <table:table-cell table:formula="of:=[$'Customer Time'.AV35]" office:value-type="float" office:value="14.5676" calcext:value-type="float">
            <text:p>14.57</text:p>
          </table:table-cell>
          <table:table-cell table:formula="of:=[$'Customer Time'.AW35]" office:value-type="float" office:value="0" calcext:value-type="float">
            <text:p>0.00</text:p>
          </table:table-cell>
          <table:table-cell table:formula="of:=[$'Customer Time'.AX35]" office:value-type="float" office:value="0" calcext:value-type="float">
            <text:p>0.00</text:p>
          </table:table-cell>
          <table:table-cell table:formula="of:=[$'Customer Time'.AY35]" office:value-type="float" office:value="11.8582" calcext:value-type="float">
            <text:p>11.86</text:p>
          </table:table-cell>
          <table:table-cell table:formula="of:=[$'Customer Time'.AZ35]" office:value-type="float" office:value="73.5742" calcext:value-type="float">
            <text:p>73.57</text:p>
          </table:table-cell>
          <table:table-cell table:formula="of:=[$'Customer Time'.BA3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Customer Time'.I36]" office:value-type="float" office:value="17.3068" calcext:value-type="float">
            <text:p>17.31</text:p>
          </table:table-cell>
          <table:table-cell table:formula="of:=[$'Customer Time'.J36]" office:value-type="float" office:value="0" calcext:value-type="float">
            <text:p>0.00</text:p>
          </table:table-cell>
          <table:table-cell table:formula="of:=[$'Customer Time'.K36]" office:value-type="float" office:value="0" calcext:value-type="float">
            <text:p>0.00</text:p>
          </table:table-cell>
          <table:table-cell table:formula="of:=[$'Customer Time'.L36]" office:value-type="float" office:value="14.0785" calcext:value-type="float">
            <text:p>14.08</text:p>
          </table:table-cell>
          <table:table-cell table:formula="of:=[$'Customer Time'.M36]" office:value-type="float" office:value="68.6147" calcext:value-type="float">
            <text:p>68.61</text:p>
          </table:table-cell>
          <table:table-cell table:formula="of:=[$'Customer Time'.N36]" office:value-type="float" office:value="0" calcext:value-type="float">
            <text:p>0.00</text:p>
          </table:table-cell>
          <table:table-cell table:formula="of:=[$'Customer Time'.V36]" office:value-type="float" office:value="17.3961" calcext:value-type="float">
            <text:p>17.40</text:p>
          </table:table-cell>
          <table:table-cell table:formula="of:=[$'Customer Time'.W36]" office:value-type="float" office:value="0" calcext:value-type="float">
            <text:p>0.00</text:p>
          </table:table-cell>
          <table:table-cell table:formula="of:=[$'Customer Time'.X36]" office:value-type="float" office:value="0" calcext:value-type="float">
            <text:p>0.00</text:p>
          </table:table-cell>
          <table:table-cell table:formula="of:=[$'Customer Time'.Y36]" office:value-type="float" office:value="14.3078" calcext:value-type="float">
            <text:p>14.31</text:p>
          </table:table-cell>
          <table:table-cell table:formula="of:=[$'Customer Time'.Z36]" office:value-type="float" office:value="68.2962" calcext:value-type="float">
            <text:p>68.30</text:p>
          </table:table-cell>
          <table:table-cell table:formula="of:=[$'Customer Time'.AA36]" office:value-type="float" office:value="0" calcext:value-type="float">
            <text:p>0.00</text:p>
          </table:table-cell>
          <table:table-cell table:formula="of:=[$'Customer Time'.AI36]" office:value-type="float" office:value="14.4907" calcext:value-type="float">
            <text:p>14.49</text:p>
          </table:table-cell>
          <table:table-cell table:formula="of:=[$'Customer Time'.AJ36]" office:value-type="float" office:value="0" calcext:value-type="float">
            <text:p>0.00</text:p>
          </table:table-cell>
          <table:table-cell table:formula="of:=[$'Customer Time'.AK36]" office:value-type="float" office:value="0" calcext:value-type="float">
            <text:p>0.00</text:p>
          </table:table-cell>
          <table:table-cell table:formula="of:=[$'Customer Time'.AL36]" office:value-type="float" office:value="13.0256" calcext:value-type="float">
            <text:p>13.03</text:p>
          </table:table-cell>
          <table:table-cell table:formula="of:=[$'Customer Time'.AM36]" office:value-type="float" office:value="72.4837" calcext:value-type="float">
            <text:p>72.48</text:p>
          </table:table-cell>
          <table:table-cell table:formula="of:=[$'Customer Time'.AN36]" office:value-type="float" office:value="0" calcext:value-type="float">
            <text:p>0.00</text:p>
          </table:table-cell>
          <table:table-cell table:formula="of:=[$'Customer Time'.AV36]" office:value-type="float" office:value="13.3096" calcext:value-type="float">
            <text:p>13.31</text:p>
          </table:table-cell>
          <table:table-cell table:formula="of:=[$'Customer Time'.AW36]" office:value-type="float" office:value="0" calcext:value-type="float">
            <text:p>0.00</text:p>
          </table:table-cell>
          <table:table-cell table:formula="of:=[$'Customer Time'.AX36]" office:value-type="float" office:value="0" calcext:value-type="float">
            <text:p>0.00</text:p>
          </table:table-cell>
          <table:table-cell table:formula="of:=[$'Customer Time'.AY36]" office:value-type="float" office:value="12.1972" calcext:value-type="float">
            <text:p>12.20</text:p>
          </table:table-cell>
          <table:table-cell table:formula="of:=[$'Customer Time'.AZ36]" office:value-type="float" office:value="74.4932" calcext:value-type="float">
            <text:p>74.49</text:p>
          </table:table-cell>
          <table:table-cell table:formula="of:=[$'Customer Time'.BA3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Customer Time'.I37]" office:value-type="float" office:value="18.2167" calcext:value-type="float">
            <text:p>18.22</text:p>
          </table:table-cell>
          <table:table-cell table:formula="of:=[$'Customer Time'.J37]" office:value-type="float" office:value="0" calcext:value-type="float">
            <text:p>0.00</text:p>
          </table:table-cell>
          <table:table-cell table:formula="of:=[$'Customer Time'.K37]" office:value-type="float" office:value="0" calcext:value-type="float">
            <text:p>0.00</text:p>
          </table:table-cell>
          <table:table-cell table:formula="of:=[$'Customer Time'.L37]" office:value-type="float" office:value="12.3411" calcext:value-type="float">
            <text:p>12.34</text:p>
          </table:table-cell>
          <table:table-cell table:formula="of:=[$'Customer Time'.M37]" office:value-type="float" office:value="69.4422" calcext:value-type="float">
            <text:p>69.44</text:p>
          </table:table-cell>
          <table:table-cell table:formula="of:=[$'Customer Time'.N37]" office:value-type="float" office:value="0" calcext:value-type="float">
            <text:p>0.00</text:p>
          </table:table-cell>
          <table:table-cell table:formula="of:=[$'Customer Time'.V37]" office:value-type="float" office:value="14.7658" calcext:value-type="float">
            <text:p>14.77</text:p>
          </table:table-cell>
          <table:table-cell table:formula="of:=[$'Customer Time'.W37]" office:value-type="float" office:value="0" calcext:value-type="float">
            <text:p>0.00</text:p>
          </table:table-cell>
          <table:table-cell table:formula="of:=[$'Customer Time'.X37]" office:value-type="float" office:value="0" calcext:value-type="float">
            <text:p>0.00</text:p>
          </table:table-cell>
          <table:table-cell table:formula="of:=[$'Customer Time'.Y37]" office:value-type="float" office:value="10.5366" calcext:value-type="float">
            <text:p>10.54</text:p>
          </table:table-cell>
          <table:table-cell table:formula="of:=[$'Customer Time'.Z37]" office:value-type="float" office:value="74.6976" calcext:value-type="float">
            <text:p>74.70</text:p>
          </table:table-cell>
          <table:table-cell table:formula="of:=[$'Customer Time'.AA37]" office:value-type="float" office:value="0" calcext:value-type="float">
            <text:p>0.00</text:p>
          </table:table-cell>
          <table:table-cell table:formula="of:=[$'Customer Time'.AI37]" office:value-type="float" office:value="19.8096" calcext:value-type="float">
            <text:p>19.81</text:p>
          </table:table-cell>
          <table:table-cell table:formula="of:=[$'Customer Time'.AJ37]" office:value-type="float" office:value="0" calcext:value-type="float">
            <text:p>0.00</text:p>
          </table:table-cell>
          <table:table-cell table:formula="of:=[$'Customer Time'.AK37]" office:value-type="float" office:value="0" calcext:value-type="float">
            <text:p>0.00</text:p>
          </table:table-cell>
          <table:table-cell table:formula="of:=[$'Customer Time'.AL37]" office:value-type="float" office:value="14.1329" calcext:value-type="float">
            <text:p>14.13</text:p>
          </table:table-cell>
          <table:table-cell table:formula="of:=[$'Customer Time'.AM37]" office:value-type="float" office:value="66.0575" calcext:value-type="float">
            <text:p>66.06</text:p>
          </table:table-cell>
          <table:table-cell table:formula="of:=[$'Customer Time'.AN37]" office:value-type="float" office:value="0" calcext:value-type="float">
            <text:p>0.00</text:p>
          </table:table-cell>
          <table:table-cell table:formula="of:=[$'Customer Time'.AV37]" office:value-type="float" office:value="17.6362" calcext:value-type="float">
            <text:p>17.64</text:p>
          </table:table-cell>
          <table:table-cell table:formula="of:=[$'Customer Time'.AW37]" office:value-type="float" office:value="0" calcext:value-type="float">
            <text:p>0.00</text:p>
          </table:table-cell>
          <table:table-cell table:formula="of:=[$'Customer Time'.AX37]" office:value-type="float" office:value="0" calcext:value-type="float">
            <text:p>0.00</text:p>
          </table:table-cell>
          <table:table-cell table:formula="of:=[$'Customer Time'.AY37]" office:value-type="float" office:value="13.2792" calcext:value-type="float">
            <text:p>13.28</text:p>
          </table:table-cell>
          <table:table-cell table:formula="of:=[$'Customer Time'.AZ37]" office:value-type="float" office:value="69.0846" calcext:value-type="float">
            <text:p>69.08</text:p>
          </table:table-cell>
          <table:table-cell table:formula="of:=[$'Customer Time'.BA3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Customer Time'.I38]" office:value-type="float" office:value="14.3677" calcext:value-type="float">
            <text:p>14.37</text:p>
          </table:table-cell>
          <table:table-cell table:formula="of:=[$'Customer Time'.J38]" office:value-type="float" office:value="0" calcext:value-type="float">
            <text:p>0.00</text:p>
          </table:table-cell>
          <table:table-cell table:formula="of:=[$'Customer Time'.K38]" office:value-type="float" office:value="0" calcext:value-type="float">
            <text:p>0.00</text:p>
          </table:table-cell>
          <table:table-cell table:formula="of:=[$'Customer Time'.L38]" office:value-type="float" office:value="15.7698" calcext:value-type="float">
            <text:p>15.77</text:p>
          </table:table-cell>
          <table:table-cell table:formula="of:=[$'Customer Time'.M38]" office:value-type="float" office:value="69.8625" calcext:value-type="float">
            <text:p>69.86</text:p>
          </table:table-cell>
          <table:table-cell table:formula="of:=[$'Customer Time'.N38]" office:value-type="float" office:value="0" calcext:value-type="float">
            <text:p>0.00</text:p>
          </table:table-cell>
          <table:table-cell table:formula="of:=[$'Customer Time'.V38]" office:value-type="float" office:value="11.7895" calcext:value-type="float">
            <text:p>11.79</text:p>
          </table:table-cell>
          <table:table-cell table:formula="of:=[$'Customer Time'.W38]" office:value-type="float" office:value="0" calcext:value-type="float">
            <text:p>0.00</text:p>
          </table:table-cell>
          <table:table-cell table:formula="of:=[$'Customer Time'.X38]" office:value-type="float" office:value="0" calcext:value-type="float">
            <text:p>0.00</text:p>
          </table:table-cell>
          <table:table-cell table:formula="of:=[$'Customer Time'.Y38]" office:value-type="float" office:value="12.1146" calcext:value-type="float">
            <text:p>12.11</text:p>
          </table:table-cell>
          <table:table-cell table:formula="of:=[$'Customer Time'.Z38]" office:value-type="float" office:value="76.0959" calcext:value-type="float">
            <text:p>76.10</text:p>
          </table:table-cell>
          <table:table-cell table:formula="of:=[$'Customer Time'.AA38]" office:value-type="float" office:value="0" calcext:value-type="float">
            <text:p>0.00</text:p>
          </table:table-cell>
          <table:table-cell table:formula="of:=[$'Customer Time'.AI38]" office:value-type="float" office:value="11.4762" calcext:value-type="float">
            <text:p>11.48</text:p>
          </table:table-cell>
          <table:table-cell table:formula="of:=[$'Customer Time'.AJ38]" office:value-type="float" office:value="0" calcext:value-type="float">
            <text:p>0.00</text:p>
          </table:table-cell>
          <table:table-cell table:formula="of:=[$'Customer Time'.AK38]" office:value-type="float" office:value="0" calcext:value-type="float">
            <text:p>0.00</text:p>
          </table:table-cell>
          <table:table-cell table:formula="of:=[$'Customer Time'.AL38]" office:value-type="float" office:value="10.4396" calcext:value-type="float">
            <text:p>10.44</text:p>
          </table:table-cell>
          <table:table-cell table:formula="of:=[$'Customer Time'.AM38]" office:value-type="float" office:value="78.0843" calcext:value-type="float">
            <text:p>78.08</text:p>
          </table:table-cell>
          <table:table-cell table:formula="of:=[$'Customer Time'.AN38]" office:value-type="float" office:value="0" calcext:value-type="float">
            <text:p>0.00</text:p>
          </table:table-cell>
          <table:table-cell table:formula="of:=[$'Customer Time'.AV38]" office:value-type="float" office:value="18.2516" calcext:value-type="float">
            <text:p>18.25</text:p>
          </table:table-cell>
          <table:table-cell table:formula="of:=[$'Customer Time'.AW38]" office:value-type="float" office:value="0" calcext:value-type="float">
            <text:p>0.00</text:p>
          </table:table-cell>
          <table:table-cell table:formula="of:=[$'Customer Time'.AX38]" office:value-type="float" office:value="0" calcext:value-type="float">
            <text:p>0.00</text:p>
          </table:table-cell>
          <table:table-cell table:formula="of:=[$'Customer Time'.AY38]" office:value-type="float" office:value="19.0533" calcext:value-type="float">
            <text:p>19.05</text:p>
          </table:table-cell>
          <table:table-cell table:formula="of:=[$'Customer Time'.AZ38]" office:value-type="float" office:value="62.6951" calcext:value-type="float">
            <text:p>62.70</text:p>
          </table:table-cell>
          <table:table-cell table:formula="of:=[$'Customer Time'.BA3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Customer Time'.I39]" office:value-type="float" office:value="12.9786" calcext:value-type="float">
            <text:p>12.98</text:p>
          </table:table-cell>
          <table:table-cell table:formula="of:=[$'Customer Time'.J39]" office:value-type="float" office:value="0" calcext:value-type="float">
            <text:p>0.00</text:p>
          </table:table-cell>
          <table:table-cell table:formula="of:=[$'Customer Time'.K39]" office:value-type="float" office:value="0" calcext:value-type="float">
            <text:p>0.00</text:p>
          </table:table-cell>
          <table:table-cell table:formula="of:=[$'Customer Time'.L39]" office:value-type="float" office:value="15.1755" calcext:value-type="float">
            <text:p>15.18</text:p>
          </table:table-cell>
          <table:table-cell table:formula="of:=[$'Customer Time'.M39]" office:value-type="float" office:value="71.8459" calcext:value-type="float">
            <text:p>71.85</text:p>
          </table:table-cell>
          <table:table-cell table:formula="of:=[$'Customer Time'.N39]" office:value-type="float" office:value="0" calcext:value-type="float">
            <text:p>0.00</text:p>
          </table:table-cell>
          <table:table-cell table:formula="of:=[$'Customer Time'.V39]" office:value-type="float" office:value="11.6656" calcext:value-type="float">
            <text:p>11.67</text:p>
          </table:table-cell>
          <table:table-cell table:formula="of:=[$'Customer Time'.W39]" office:value-type="float" office:value="0" calcext:value-type="float">
            <text:p>0.00</text:p>
          </table:table-cell>
          <table:table-cell table:formula="of:=[$'Customer Time'.X39]" office:value-type="float" office:value="0" calcext:value-type="float">
            <text:p>0.00</text:p>
          </table:table-cell>
          <table:table-cell table:formula="of:=[$'Customer Time'.Y39]" office:value-type="float" office:value="14.3812" calcext:value-type="float">
            <text:p>14.38</text:p>
          </table:table-cell>
          <table:table-cell table:formula="of:=[$'Customer Time'.Z39]" office:value-type="float" office:value="73.9532" calcext:value-type="float">
            <text:p>73.95</text:p>
          </table:table-cell>
          <table:table-cell table:formula="of:=[$'Customer Time'.AA39]" office:value-type="float" office:value="0" calcext:value-type="float">
            <text:p>0.00</text:p>
          </table:table-cell>
          <table:table-cell table:formula="of:=[$'Customer Time'.AI39]" office:value-type="float" office:value="9.70055" calcext:value-type="float">
            <text:p>9.70</text:p>
          </table:table-cell>
          <table:table-cell table:formula="of:=[$'Customer Time'.AJ39]" office:value-type="float" office:value="0" calcext:value-type="float">
            <text:p>0.00</text:p>
          </table:table-cell>
          <table:table-cell table:formula="of:=[$'Customer Time'.AK39]" office:value-type="float" office:value="0" calcext:value-type="float">
            <text:p>0.00</text:p>
          </table:table-cell>
          <table:table-cell table:formula="of:=[$'Customer Time'.AL39]" office:value-type="float" office:value="11.4084" calcext:value-type="float">
            <text:p>11.41</text:p>
          </table:table-cell>
          <table:table-cell table:formula="of:=[$'Customer Time'.AM39]" office:value-type="float" office:value="78.8911" calcext:value-type="float">
            <text:p>78.89</text:p>
          </table:table-cell>
          <table:table-cell table:formula="of:=[$'Customer Time'.AN39]" office:value-type="float" office:value="0" calcext:value-type="float">
            <text:p>0.00</text:p>
          </table:table-cell>
          <table:table-cell table:formula="of:=[$'Customer Time'.AV39]" office:value-type="float" office:value="8.029" calcext:value-type="float">
            <text:p>8.03</text:p>
          </table:table-cell>
          <table:table-cell table:formula="of:=[$'Customer Time'.AW39]" office:value-type="float" office:value="0" calcext:value-type="float">
            <text:p>0.00</text:p>
          </table:table-cell>
          <table:table-cell table:formula="of:=[$'Customer Time'.AX39]" office:value-type="float" office:value="0" calcext:value-type="float">
            <text:p>0.00</text:p>
          </table:table-cell>
          <table:table-cell table:formula="of:=[$'Customer Time'.AY39]" office:value-type="float" office:value="10.6884" calcext:value-type="float">
            <text:p>10.69</text:p>
          </table:table-cell>
          <table:table-cell table:formula="of:=[$'Customer Time'.AZ39]" office:value-type="float" office:value="81.2826" calcext:value-type="float">
            <text:p>81.28</text:p>
          </table:table-cell>
          <table:table-cell table:formula="of:=[$'Customer Time'.BA3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Customer Time'.I40]" office:value-type="float" office:value="16.8945" calcext:value-type="float">
            <text:p>16.89</text:p>
          </table:table-cell>
          <table:table-cell table:formula="of:=[$'Customer Time'.J40]" office:value-type="float" office:value="0" calcext:value-type="float">
            <text:p>0.00</text:p>
          </table:table-cell>
          <table:table-cell table:formula="of:=[$'Customer Time'.K40]" office:value-type="float" office:value="0" calcext:value-type="float">
            <text:p>0.00</text:p>
          </table:table-cell>
          <table:table-cell table:formula="of:=[$'Customer Time'.L40]" office:value-type="float" office:value="17.2225" calcext:value-type="float">
            <text:p>17.22</text:p>
          </table:table-cell>
          <table:table-cell table:formula="of:=[$'Customer Time'.M40]" office:value-type="float" office:value="65.883" calcext:value-type="float">
            <text:p>65.88</text:p>
          </table:table-cell>
          <table:table-cell table:formula="of:=[$'Customer Time'.N40]" office:value-type="float" office:value="0" calcext:value-type="float">
            <text:p>0.00</text:p>
          </table:table-cell>
          <table:table-cell table:formula="of:=[$'Customer Time'.V40]" office:value-type="float" office:value="17.6365" calcext:value-type="float">
            <text:p>17.64</text:p>
          </table:table-cell>
          <table:table-cell table:formula="of:=[$'Customer Time'.W40]" office:value-type="float" office:value="0" calcext:value-type="float">
            <text:p>0.00</text:p>
          </table:table-cell>
          <table:table-cell table:formula="of:=[$'Customer Time'.X40]" office:value-type="float" office:value="0" calcext:value-type="float">
            <text:p>0.00</text:p>
          </table:table-cell>
          <table:table-cell table:formula="of:=[$'Customer Time'.Y40]" office:value-type="float" office:value="16.6102" calcext:value-type="float">
            <text:p>16.61</text:p>
          </table:table-cell>
          <table:table-cell table:formula="of:=[$'Customer Time'.Z40]" office:value-type="float" office:value="65.7533" calcext:value-type="float">
            <text:p>65.75</text:p>
          </table:table-cell>
          <table:table-cell table:formula="of:=[$'Customer Time'.AA40]" office:value-type="float" office:value="0" calcext:value-type="float">
            <text:p>0.00</text:p>
          </table:table-cell>
          <table:table-cell table:formula="of:=[$'Customer Time'.AI40]" office:value-type="float" office:value="17.2615" calcext:value-type="float">
            <text:p>17.26</text:p>
          </table:table-cell>
          <table:table-cell table:formula="of:=[$'Customer Time'.AJ40]" office:value-type="float" office:value="0" calcext:value-type="float">
            <text:p>0.00</text:p>
          </table:table-cell>
          <table:table-cell table:formula="of:=[$'Customer Time'.AK40]" office:value-type="float" office:value="0" calcext:value-type="float">
            <text:p>0.00</text:p>
          </table:table-cell>
          <table:table-cell table:formula="of:=[$'Customer Time'.AL40]" office:value-type="float" office:value="16.1546" calcext:value-type="float">
            <text:p>16.15</text:p>
          </table:table-cell>
          <table:table-cell table:formula="of:=[$'Customer Time'.AM40]" office:value-type="float" office:value="66.5839" calcext:value-type="float">
            <text:p>66.58</text:p>
          </table:table-cell>
          <table:table-cell table:formula="of:=[$'Customer Time'.AN40]" office:value-type="float" office:value="0" calcext:value-type="float">
            <text:p>0.00</text:p>
          </table:table-cell>
          <table:table-cell table:formula="of:=[$'Customer Time'.AV40]" office:value-type="float" office:value="21.5087" calcext:value-type="float">
            <text:p>21.51</text:p>
          </table:table-cell>
          <table:table-cell table:formula="of:=[$'Customer Time'.AW40]" office:value-type="float" office:value="0" calcext:value-type="float">
            <text:p>0.00</text:p>
          </table:table-cell>
          <table:table-cell table:formula="of:=[$'Customer Time'.AX40]" office:value-type="float" office:value="0" calcext:value-type="float">
            <text:p>0.00</text:p>
          </table:table-cell>
          <table:table-cell table:formula="of:=[$'Customer Time'.AY40]" office:value-type="float" office:value="22.6702" calcext:value-type="float">
            <text:p>22.67</text:p>
          </table:table-cell>
          <table:table-cell table:formula="of:=[$'Customer Time'.AZ40]" office:value-type="float" office:value="55.8211" calcext:value-type="float">
            <text:p>55.82</text:p>
          </table:table-cell>
          <table:table-cell table:formula="of:=[$'Customer Time'.BA4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Customer Time'.I41]" office:value-type="float" office:value="14.8481" calcext:value-type="float">
            <text:p>14.85</text:p>
          </table:table-cell>
          <table:table-cell table:formula="of:=[$'Customer Time'.J41]" office:value-type="float" office:value="0" calcext:value-type="float">
            <text:p>0.00</text:p>
          </table:table-cell>
          <table:table-cell table:formula="of:=[$'Customer Time'.K41]" office:value-type="float" office:value="0" calcext:value-type="float">
            <text:p>0.00</text:p>
          </table:table-cell>
          <table:table-cell table:formula="of:=[$'Customer Time'.L41]" office:value-type="float" office:value="11.2726" calcext:value-type="float">
            <text:p>11.27</text:p>
          </table:table-cell>
          <table:table-cell table:formula="of:=[$'Customer Time'.M41]" office:value-type="float" office:value="73.8793" calcext:value-type="float">
            <text:p>73.88</text:p>
          </table:table-cell>
          <table:table-cell table:formula="of:=[$'Customer Time'.N41]" office:value-type="float" office:value="0" calcext:value-type="float">
            <text:p>0.00</text:p>
          </table:table-cell>
          <table:table-cell table:formula="of:=[$'Customer Time'.V41]" office:value-type="float" office:value="12.669" calcext:value-type="float">
            <text:p>12.67</text:p>
          </table:table-cell>
          <table:table-cell table:formula="of:=[$'Customer Time'.W41]" office:value-type="float" office:value="0" calcext:value-type="float">
            <text:p>0.00</text:p>
          </table:table-cell>
          <table:table-cell table:formula="of:=[$'Customer Time'.X41]" office:value-type="float" office:value="0" calcext:value-type="float">
            <text:p>0.00</text:p>
          </table:table-cell>
          <table:table-cell table:formula="of:=[$'Customer Time'.Y41]" office:value-type="float" office:value="9.83938" calcext:value-type="float">
            <text:p>9.84</text:p>
          </table:table-cell>
          <table:table-cell table:formula="of:=[$'Customer Time'.Z41]" office:value-type="float" office:value="77.4916" calcext:value-type="float">
            <text:p>77.49</text:p>
          </table:table-cell>
          <table:table-cell table:formula="of:=[$'Customer Time'.AA41]" office:value-type="float" office:value="0" calcext:value-type="float">
            <text:p>0.00</text:p>
          </table:table-cell>
          <table:table-cell table:formula="of:=[$'Customer Time'.AI41]" office:value-type="float" office:value="12.8956" calcext:value-type="float">
            <text:p>12.90</text:p>
          </table:table-cell>
          <table:table-cell table:formula="of:=[$'Customer Time'.AJ41]" office:value-type="float" office:value="0" calcext:value-type="float">
            <text:p>0.00</text:p>
          </table:table-cell>
          <table:table-cell table:formula="of:=[$'Customer Time'.AK41]" office:value-type="float" office:value="0" calcext:value-type="float">
            <text:p>0.00</text:p>
          </table:table-cell>
          <table:table-cell table:formula="of:=[$'Customer Time'.AL41]" office:value-type="float" office:value="10.8252" calcext:value-type="float">
            <text:p>10.83</text:p>
          </table:table-cell>
          <table:table-cell table:formula="of:=[$'Customer Time'.AM41]" office:value-type="float" office:value="76.2791" calcext:value-type="float">
            <text:p>76.28</text:p>
          </table:table-cell>
          <table:table-cell table:formula="of:=[$'Customer Time'.AN41]" office:value-type="float" office:value="0" calcext:value-type="float">
            <text:p>0.00</text:p>
          </table:table-cell>
          <table:table-cell table:formula="of:=[$'Customer Time'.AV41]" office:value-type="float" office:value="16.9768" calcext:value-type="float">
            <text:p>16.98</text:p>
          </table:table-cell>
          <table:table-cell table:formula="of:=[$'Customer Time'.AW41]" office:value-type="float" office:value="0" calcext:value-type="float">
            <text:p>0.00</text:p>
          </table:table-cell>
          <table:table-cell table:formula="of:=[$'Customer Time'.AX41]" office:value-type="float" office:value="0" calcext:value-type="float">
            <text:p>0.00</text:p>
          </table:table-cell>
          <table:table-cell table:formula="of:=[$'Customer Time'.AY41]" office:value-type="float" office:value="12.0104" calcext:value-type="float">
            <text:p>12.01</text:p>
          </table:table-cell>
          <table:table-cell table:formula="of:=[$'Customer Time'.AZ41]" office:value-type="float" office:value="71.0128" calcext:value-type="float">
            <text:p>71.01</text:p>
          </table:table-cell>
          <table:table-cell table:formula="of:=[$'Customer Time'.BA4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Customer Time'.I42]" office:value-type="float" office:value="13.7204" calcext:value-type="float">
            <text:p>13.72</text:p>
          </table:table-cell>
          <table:table-cell table:formula="of:=[$'Customer Time'.J42]" office:value-type="float" office:value="0" calcext:value-type="float">
            <text:p>0.00</text:p>
          </table:table-cell>
          <table:table-cell table:formula="of:=[$'Customer Time'.K42]" office:value-type="float" office:value="0" calcext:value-type="float">
            <text:p>0.00</text:p>
          </table:table-cell>
          <table:table-cell table:formula="of:=[$'Customer Time'.L42]" office:value-type="float" office:value="10.1242" calcext:value-type="float">
            <text:p>10.12</text:p>
          </table:table-cell>
          <table:table-cell table:formula="of:=[$'Customer Time'.M42]" office:value-type="float" office:value="76.1554" calcext:value-type="float">
            <text:p>76.16</text:p>
          </table:table-cell>
          <table:table-cell table:formula="of:=[$'Customer Time'.N42]" office:value-type="float" office:value="0" calcext:value-type="float">
            <text:p>0.00</text:p>
          </table:table-cell>
          <table:table-cell table:formula="of:=[$'Customer Time'.V42]" office:value-type="float" office:value="12.4767" calcext:value-type="float">
            <text:p>12.48</text:p>
          </table:table-cell>
          <table:table-cell table:formula="of:=[$'Customer Time'.W42]" office:value-type="float" office:value="0" calcext:value-type="float">
            <text:p>0.00</text:p>
          </table:table-cell>
          <table:table-cell table:formula="of:=[$'Customer Time'.X42]" office:value-type="float" office:value="0" calcext:value-type="float">
            <text:p>0.00</text:p>
          </table:table-cell>
          <table:table-cell table:formula="of:=[$'Customer Time'.Y42]" office:value-type="float" office:value="10.5034" calcext:value-type="float">
            <text:p>10.50</text:p>
          </table:table-cell>
          <table:table-cell table:formula="of:=[$'Customer Time'.Z42]" office:value-type="float" office:value="77.0199" calcext:value-type="float">
            <text:p>77.02</text:p>
          </table:table-cell>
          <table:table-cell table:formula="of:=[$'Customer Time'.AA42]" office:value-type="float" office:value="0" calcext:value-type="float">
            <text:p>0.00</text:p>
          </table:table-cell>
          <table:table-cell table:formula="of:=[$'Customer Time'.AI42]" office:value-type="float" office:value="12.2618" calcext:value-type="float">
            <text:p>12.26</text:p>
          </table:table-cell>
          <table:table-cell table:formula="of:=[$'Customer Time'.AJ42]" office:value-type="float" office:value="0" calcext:value-type="float">
            <text:p>0.00</text:p>
          </table:table-cell>
          <table:table-cell table:formula="of:=[$'Customer Time'.AK42]" office:value-type="float" office:value="0" calcext:value-type="float">
            <text:p>0.00</text:p>
          </table:table-cell>
          <table:table-cell table:formula="of:=[$'Customer Time'.AL42]" office:value-type="float" office:value="10.8539" calcext:value-type="float">
            <text:p>10.85</text:p>
          </table:table-cell>
          <table:table-cell table:formula="of:=[$'Customer Time'.AM42]" office:value-type="float" office:value="76.8843" calcext:value-type="float">
            <text:p>76.88</text:p>
          </table:table-cell>
          <table:table-cell table:formula="of:=[$'Customer Time'.AN42]" office:value-type="float" office:value="0" calcext:value-type="float">
            <text:p>0.00</text:p>
          </table:table-cell>
          <table:table-cell table:formula="of:=[$'Customer Time'.AV42]" office:value-type="float" office:value="10.5002" calcext:value-type="float">
            <text:p>10.50</text:p>
          </table:table-cell>
          <table:table-cell table:formula="of:=[$'Customer Time'.AW42]" office:value-type="float" office:value="0" calcext:value-type="float">
            <text:p>0.00</text:p>
          </table:table-cell>
          <table:table-cell table:formula="of:=[$'Customer Time'.AX42]" office:value-type="float" office:value="0" calcext:value-type="float">
            <text:p>0.00</text:p>
          </table:table-cell>
          <table:table-cell table:formula="of:=[$'Customer Time'.AY42]" office:value-type="float" office:value="9.10586" calcext:value-type="float">
            <text:p>9.11</text:p>
          </table:table-cell>
          <table:table-cell table:formula="of:=[$'Customer Time'.AZ42]" office:value-type="float" office:value="80.3939" calcext:value-type="float">
            <text:p>80.39</text:p>
          </table:table-cell>
          <table:table-cell table:formula="of:=[$'Customer Time'.BA4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Customer Time'.I43]" office:value-type="float" office:value="12.2936" calcext:value-type="float">
            <text:p>12.29</text:p>
          </table:table-cell>
          <table:table-cell table:formula="of:=[$'Customer Time'.J43]" office:value-type="float" office:value="0" calcext:value-type="float">
            <text:p>0.00</text:p>
          </table:table-cell>
          <table:table-cell table:formula="of:=[$'Customer Time'.K43]" office:value-type="float" office:value="0" calcext:value-type="float">
            <text:p>0.00</text:p>
          </table:table-cell>
          <table:table-cell table:formula="of:=[$'Customer Time'.L43]" office:value-type="float" office:value="9.89683" calcext:value-type="float">
            <text:p>9.90</text:p>
          </table:table-cell>
          <table:table-cell table:formula="of:=[$'Customer Time'.M43]" office:value-type="float" office:value="77.8096" calcext:value-type="float">
            <text:p>77.81</text:p>
          </table:table-cell>
          <table:table-cell table:formula="of:=[$'Customer Time'.N43]" office:value-type="float" office:value="0" calcext:value-type="float">
            <text:p>0.00</text:p>
          </table:table-cell>
          <table:table-cell table:formula="of:=[$'Customer Time'.V43]" office:value-type="float" office:value="12.8507" calcext:value-type="float">
            <text:p>12.85</text:p>
          </table:table-cell>
          <table:table-cell table:formula="of:=[$'Customer Time'.W43]" office:value-type="float" office:value="0" calcext:value-type="float">
            <text:p>0.00</text:p>
          </table:table-cell>
          <table:table-cell table:formula="of:=[$'Customer Time'.X43]" office:value-type="float" office:value="0" calcext:value-type="float">
            <text:p>0.00</text:p>
          </table:table-cell>
          <table:table-cell table:formula="of:=[$'Customer Time'.Y43]" office:value-type="float" office:value="10.2951" calcext:value-type="float">
            <text:p>10.30</text:p>
          </table:table-cell>
          <table:table-cell table:formula="of:=[$'Customer Time'.Z43]" office:value-type="float" office:value="76.8542" calcext:value-type="float">
            <text:p>76.85</text:p>
          </table:table-cell>
          <table:table-cell table:formula="of:=[$'Customer Time'.AA43]" office:value-type="float" office:value="0" calcext:value-type="float">
            <text:p>0.00</text:p>
          </table:table-cell>
          <table:table-cell table:formula="of:=[$'Customer Time'.AI43]" office:value-type="float" office:value="12.3756" calcext:value-type="float">
            <text:p>12.38</text:p>
          </table:table-cell>
          <table:table-cell table:formula="of:=[$'Customer Time'.AJ43]" office:value-type="float" office:value="0" calcext:value-type="float">
            <text:p>0.00</text:p>
          </table:table-cell>
          <table:table-cell table:formula="of:=[$'Customer Time'.AK43]" office:value-type="float" office:value="0" calcext:value-type="float">
            <text:p>0.00</text:p>
          </table:table-cell>
          <table:table-cell table:formula="of:=[$'Customer Time'.AL43]" office:value-type="float" office:value="9.85842" calcext:value-type="float">
            <text:p>9.86</text:p>
          </table:table-cell>
          <table:table-cell table:formula="of:=[$'Customer Time'.AM43]" office:value-type="float" office:value="77.766" calcext:value-type="float">
            <text:p>77.77</text:p>
          </table:table-cell>
          <table:table-cell table:formula="of:=[$'Customer Time'.AN43]" office:value-type="float" office:value="0" calcext:value-type="float">
            <text:p>0.00</text:p>
          </table:table-cell>
          <table:table-cell table:formula="of:=[$'Customer Time'.AV43]" office:value-type="float" office:value="10.0146" calcext:value-type="float">
            <text:p>10.01</text:p>
          </table:table-cell>
          <table:table-cell table:formula="of:=[$'Customer Time'.AW43]" office:value-type="float" office:value="0" calcext:value-type="float">
            <text:p>0.00</text:p>
          </table:table-cell>
          <table:table-cell table:formula="of:=[$'Customer Time'.AX43]" office:value-type="float" office:value="0" calcext:value-type="float">
            <text:p>0.00</text:p>
          </table:table-cell>
          <table:table-cell table:formula="of:=[$'Customer Time'.AY43]" office:value-type="float" office:value="8.7579" calcext:value-type="float">
            <text:p>8.76</text:p>
          </table:table-cell>
          <table:table-cell table:formula="of:=[$'Customer Time'.AZ43]" office:value-type="float" office:value="81.2275" calcext:value-type="float">
            <text:p>81.23</text:p>
          </table:table-cell>
          <table:table-cell table:formula="of:=[$'Customer Time'.BA4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Customer Time'.I44]" office:value-type="float" office:value="16.7345" calcext:value-type="float">
            <text:p>16.73</text:p>
          </table:table-cell>
          <table:table-cell table:formula="of:=[$'Customer Time'.J44]" office:value-type="float" office:value="0" calcext:value-type="float">
            <text:p>0.00</text:p>
          </table:table-cell>
          <table:table-cell table:formula="of:=[$'Customer Time'.K44]" office:value-type="float" office:value="0" calcext:value-type="float">
            <text:p>0.00</text:p>
          </table:table-cell>
          <table:table-cell table:formula="of:=[$'Customer Time'.L44]" office:value-type="float" office:value="13.5653" calcext:value-type="float">
            <text:p>13.57</text:p>
          </table:table-cell>
          <table:table-cell table:formula="of:=[$'Customer Time'.M44]" office:value-type="float" office:value="69.7002" calcext:value-type="float">
            <text:p>69.70</text:p>
          </table:table-cell>
          <table:table-cell table:formula="of:=[$'Customer Time'.N44]" office:value-type="float" office:value="0" calcext:value-type="float">
            <text:p>0.00</text:p>
          </table:table-cell>
          <table:table-cell table:formula="of:=[$'Customer Time'.V44]" office:value-type="float" office:value="12.129" calcext:value-type="float">
            <text:p>12.13</text:p>
          </table:table-cell>
          <table:table-cell table:formula="of:=[$'Customer Time'.W44]" office:value-type="float" office:value="0" calcext:value-type="float">
            <text:p>0.00</text:p>
          </table:table-cell>
          <table:table-cell table:formula="of:=[$'Customer Time'.X44]" office:value-type="float" office:value="0" calcext:value-type="float">
            <text:p>0.00</text:p>
          </table:table-cell>
          <table:table-cell table:formula="of:=[$'Customer Time'.Y44]" office:value-type="float" office:value="10.8051" calcext:value-type="float">
            <text:p>10.81</text:p>
          </table:table-cell>
          <table:table-cell table:formula="of:=[$'Customer Time'.Z44]" office:value-type="float" office:value="77.0659" calcext:value-type="float">
            <text:p>77.07</text:p>
          </table:table-cell>
          <table:table-cell table:formula="of:=[$'Customer Time'.AA44]" office:value-type="float" office:value="0" calcext:value-type="float">
            <text:p>0.00</text:p>
          </table:table-cell>
          <table:table-cell table:formula="of:=[$'Customer Time'.AI44]" office:value-type="float" office:value="12.7746" calcext:value-type="float">
            <text:p>12.77</text:p>
          </table:table-cell>
          <table:table-cell table:formula="of:=[$'Customer Time'.AJ44]" office:value-type="float" office:value="0" calcext:value-type="float">
            <text:p>0.00</text:p>
          </table:table-cell>
          <table:table-cell table:formula="of:=[$'Customer Time'.AK44]" office:value-type="float" office:value="0" calcext:value-type="float">
            <text:p>0.00</text:p>
          </table:table-cell>
          <table:table-cell table:formula="of:=[$'Customer Time'.AL44]" office:value-type="float" office:value="11.6516" calcext:value-type="float">
            <text:p>11.65</text:p>
          </table:table-cell>
          <table:table-cell table:formula="of:=[$'Customer Time'.AM44]" office:value-type="float" office:value="75.5738" calcext:value-type="float">
            <text:p>75.57</text:p>
          </table:table-cell>
          <table:table-cell table:formula="of:=[$'Customer Time'.AN44]" office:value-type="float" office:value="0" calcext:value-type="float">
            <text:p>0.00</text:p>
          </table:table-cell>
          <table:table-cell table:formula="of:=[$'Customer Time'.AV44]" office:value-type="float" office:value="11.2231" calcext:value-type="float">
            <text:p>11.22</text:p>
          </table:table-cell>
          <table:table-cell table:formula="of:=[$'Customer Time'.AW44]" office:value-type="float" office:value="0" calcext:value-type="float">
            <text:p>0.00</text:p>
          </table:table-cell>
          <table:table-cell table:formula="of:=[$'Customer Time'.AX44]" office:value-type="float" office:value="0" calcext:value-type="float">
            <text:p>0.00</text:p>
          </table:table-cell>
          <table:table-cell table:formula="of:=[$'Customer Time'.AY44]" office:value-type="float" office:value="9.44419" calcext:value-type="float">
            <text:p>9.44</text:p>
          </table:table-cell>
          <table:table-cell table:formula="of:=[$'Customer Time'.AZ44]" office:value-type="float" office:value="79.3328" calcext:value-type="float">
            <text:p>79.33</text:p>
          </table:table-cell>
          <table:table-cell table:formula="of:=[$'Customer Time'.BA4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Customer Time'.I45]" office:value-type="float" office:value="18.3081" calcext:value-type="float">
            <text:p>18.31</text:p>
          </table:table-cell>
          <table:table-cell table:formula="of:=[$'Customer Time'.J45]" office:value-type="float" office:value="0" calcext:value-type="float">
            <text:p>0.00</text:p>
          </table:table-cell>
          <table:table-cell table:formula="of:=[$'Customer Time'.K45]" office:value-type="float" office:value="0" calcext:value-type="float">
            <text:p>0.00</text:p>
          </table:table-cell>
          <table:table-cell table:formula="of:=[$'Customer Time'.L45]" office:value-type="float" office:value="18.4773" calcext:value-type="float">
            <text:p>18.48</text:p>
          </table:table-cell>
          <table:table-cell table:formula="of:=[$'Customer Time'.M45]" office:value-type="float" office:value="63.2146" calcext:value-type="float">
            <text:p>63.21</text:p>
          </table:table-cell>
          <table:table-cell table:formula="of:=[$'Customer Time'.N45]" office:value-type="float" office:value="0" calcext:value-type="float">
            <text:p>0.00</text:p>
          </table:table-cell>
          <table:table-cell table:formula="of:=[$'Customer Time'.V45]" office:value-type="float" office:value="15.7493" calcext:value-type="float">
            <text:p>15.75</text:p>
          </table:table-cell>
          <table:table-cell table:formula="of:=[$'Customer Time'.W45]" office:value-type="float" office:value="0" calcext:value-type="float">
            <text:p>0.00</text:p>
          </table:table-cell>
          <table:table-cell table:formula="of:=[$'Customer Time'.X45]" office:value-type="float" office:value="0" calcext:value-type="float">
            <text:p>0.00</text:p>
          </table:table-cell>
          <table:table-cell table:formula="of:=[$'Customer Time'.Y45]" office:value-type="float" office:value="14.9315" calcext:value-type="float">
            <text:p>14.93</text:p>
          </table:table-cell>
          <table:table-cell table:formula="of:=[$'Customer Time'.Z45]" office:value-type="float" office:value="69.3192" calcext:value-type="float">
            <text:p>69.32</text:p>
          </table:table-cell>
          <table:table-cell table:formula="of:=[$'Customer Time'.AA45]" office:value-type="float" office:value="0" calcext:value-type="float">
            <text:p>0.00</text:p>
          </table:table-cell>
          <table:table-cell table:formula="of:=[$'Customer Time'.AI45]" office:value-type="float" office:value="16.4379" calcext:value-type="float">
            <text:p>16.44</text:p>
          </table:table-cell>
          <table:table-cell table:formula="of:=[$'Customer Time'.AJ45]" office:value-type="float" office:value="0" calcext:value-type="float">
            <text:p>0.00</text:p>
          </table:table-cell>
          <table:table-cell table:formula="of:=[$'Customer Time'.AK45]" office:value-type="float" office:value="0" calcext:value-type="float">
            <text:p>0.00</text:p>
          </table:table-cell>
          <table:table-cell table:formula="of:=[$'Customer Time'.AL45]" office:value-type="float" office:value="16.2177" calcext:value-type="float">
            <text:p>16.22</text:p>
          </table:table-cell>
          <table:table-cell table:formula="of:=[$'Customer Time'.AM45]" office:value-type="float" office:value="67.3444" calcext:value-type="float">
            <text:p>67.34</text:p>
          </table:table-cell>
          <table:table-cell table:formula="of:=[$'Customer Time'.AN45]" office:value-type="float" office:value="0" calcext:value-type="float">
            <text:p>0.00</text:p>
          </table:table-cell>
          <table:table-cell table:formula="of:=[$'Customer Time'.AV45]" office:value-type="float" office:value="17.537" calcext:value-type="float">
            <text:p>17.54</text:p>
          </table:table-cell>
          <table:table-cell table:formula="of:=[$'Customer Time'.AW45]" office:value-type="float" office:value="0" calcext:value-type="float">
            <text:p>0.00</text:p>
          </table:table-cell>
          <table:table-cell table:formula="of:=[$'Customer Time'.AX45]" office:value-type="float" office:value="0" calcext:value-type="float">
            <text:p>0.00</text:p>
          </table:table-cell>
          <table:table-cell table:formula="of:=[$'Customer Time'.AY45]" office:value-type="float" office:value="17.0417" calcext:value-type="float">
            <text:p>17.04</text:p>
          </table:table-cell>
          <table:table-cell table:formula="of:=[$'Customer Time'.AZ45]" office:value-type="float" office:value="65.4213" calcext:value-type="float">
            <text:p>65.42</text:p>
          </table:table-cell>
          <table:table-cell table:formula="of:=[$'Customer Time'.BA4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Customer Time'.I46]" office:value-type="float" office:value="19.2908" calcext:value-type="float">
            <text:p>19.29</text:p>
          </table:table-cell>
          <table:table-cell table:formula="of:=[$'Customer Time'.J46]" office:value-type="float" office:value="0" calcext:value-type="float">
            <text:p>0.00</text:p>
          </table:table-cell>
          <table:table-cell table:formula="of:=[$'Customer Time'.K46]" office:value-type="float" office:value="0" calcext:value-type="float">
            <text:p>0.00</text:p>
          </table:table-cell>
          <table:table-cell table:formula="of:=[$'Customer Time'.L46]" office:value-type="float" office:value="16.2851" calcext:value-type="float">
            <text:p>16.29</text:p>
          </table:table-cell>
          <table:table-cell table:formula="of:=[$'Customer Time'.M46]" office:value-type="float" office:value="64.4241" calcext:value-type="float">
            <text:p>64.42</text:p>
          </table:table-cell>
          <table:table-cell table:formula="of:=[$'Customer Time'.N46]" office:value-type="float" office:value="0" calcext:value-type="float">
            <text:p>0.00</text:p>
          </table:table-cell>
          <table:table-cell table:formula="of:=[$'Customer Time'.V46]" office:value-type="float" office:value="15.9891" calcext:value-type="float">
            <text:p>15.99</text:p>
          </table:table-cell>
          <table:table-cell table:formula="of:=[$'Customer Time'.W46]" office:value-type="float" office:value="0" calcext:value-type="float">
            <text:p>0.00</text:p>
          </table:table-cell>
          <table:table-cell table:formula="of:=[$'Customer Time'.X46]" office:value-type="float" office:value="0" calcext:value-type="float">
            <text:p>0.00</text:p>
          </table:table-cell>
          <table:table-cell table:formula="of:=[$'Customer Time'.Y46]" office:value-type="float" office:value="14.4813" calcext:value-type="float">
            <text:p>14.48</text:p>
          </table:table-cell>
          <table:table-cell table:formula="of:=[$'Customer Time'.Z46]" office:value-type="float" office:value="69.5296" calcext:value-type="float">
            <text:p>69.53</text:p>
          </table:table-cell>
          <table:table-cell table:formula="of:=[$'Customer Time'.AA46]" office:value-type="float" office:value="0" calcext:value-type="float">
            <text:p>0.00</text:p>
          </table:table-cell>
          <table:table-cell table:formula="of:=[$'Customer Time'.AI46]" office:value-type="float" office:value="15.8322" calcext:value-type="float">
            <text:p>15.83</text:p>
          </table:table-cell>
          <table:table-cell table:formula="of:=[$'Customer Time'.AJ46]" office:value-type="float" office:value="0" calcext:value-type="float">
            <text:p>0.00</text:p>
          </table:table-cell>
          <table:table-cell table:formula="of:=[$'Customer Time'.AK46]" office:value-type="float" office:value="0" calcext:value-type="float">
            <text:p>0.00</text:p>
          </table:table-cell>
          <table:table-cell table:formula="of:=[$'Customer Time'.AL46]" office:value-type="float" office:value="14.4501" calcext:value-type="float">
            <text:p>14.45</text:p>
          </table:table-cell>
          <table:table-cell table:formula="of:=[$'Customer Time'.AM46]" office:value-type="float" office:value="69.7177" calcext:value-type="float">
            <text:p>69.72</text:p>
          </table:table-cell>
          <table:table-cell table:formula="of:=[$'Customer Time'.AN46]" office:value-type="float" office:value="0" calcext:value-type="float">
            <text:p>0.00</text:p>
          </table:table-cell>
          <table:table-cell table:formula="of:=[$'Customer Time'.AV46]" office:value-type="float" office:value="14.7649" calcext:value-type="float">
            <text:p>14.76</text:p>
          </table:table-cell>
          <table:table-cell table:formula="of:=[$'Customer Time'.AW46]" office:value-type="float" office:value="0" calcext:value-type="float">
            <text:p>0.00</text:p>
          </table:table-cell>
          <table:table-cell table:formula="of:=[$'Customer Time'.AX46]" office:value-type="float" office:value="0" calcext:value-type="float">
            <text:p>0.00</text:p>
          </table:table-cell>
          <table:table-cell table:formula="of:=[$'Customer Time'.AY46]" office:value-type="float" office:value="13.8129" calcext:value-type="float">
            <text:p>13.81</text:p>
          </table:table-cell>
          <table:table-cell table:formula="of:=[$'Customer Time'.AZ46]" office:value-type="float" office:value="71.4223" calcext:value-type="float">
            <text:p>71.42</text:p>
          </table:table-cell>
          <table:table-cell table:formula="of:=[$'Customer Time'.BA4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Customer Time'.I47]" office:value-type="float" office:value="26.6997" calcext:value-type="float">
            <text:p>26.70</text:p>
          </table:table-cell>
          <table:table-cell table:formula="of:=[$'Customer Time'.J47]" office:value-type="float" office:value="0" calcext:value-type="float">
            <text:p>0.00</text:p>
          </table:table-cell>
          <table:table-cell table:formula="of:=[$'Customer Time'.K47]" office:value-type="float" office:value="0" calcext:value-type="float">
            <text:p>0.00</text:p>
          </table:table-cell>
          <table:table-cell table:formula="of:=[$'Customer Time'.L47]" office:value-type="float" office:value="23.2187" calcext:value-type="float">
            <text:p>23.22</text:p>
          </table:table-cell>
          <table:table-cell table:formula="of:=[$'Customer Time'.M47]" office:value-type="float" office:value="50.0816" calcext:value-type="float">
            <text:p>50.08</text:p>
          </table:table-cell>
          <table:table-cell table:formula="of:=[$'Customer Time'.N47]" office:value-type="float" office:value="0" calcext:value-type="float">
            <text:p>0.00</text:p>
          </table:table-cell>
          <table:table-cell table:formula="of:=[$'Customer Time'.V47]" office:value-type="float" office:value="23.544" calcext:value-type="float">
            <text:p>23.54</text:p>
          </table:table-cell>
          <table:table-cell table:formula="of:=[$'Customer Time'.W47]" office:value-type="float" office:value="0" calcext:value-type="float">
            <text:p>0.00</text:p>
          </table:table-cell>
          <table:table-cell table:formula="of:=[$'Customer Time'.X47]" office:value-type="float" office:value="0" calcext:value-type="float">
            <text:p>0.00</text:p>
          </table:table-cell>
          <table:table-cell table:formula="of:=[$'Customer Time'.Y47]" office:value-type="float" office:value="21.8827" calcext:value-type="float">
            <text:p>21.88</text:p>
          </table:table-cell>
          <table:table-cell table:formula="of:=[$'Customer Time'.Z47]" office:value-type="float" office:value="54.5733" calcext:value-type="float">
            <text:p>54.57</text:p>
          </table:table-cell>
          <table:table-cell table:formula="of:=[$'Customer Time'.AA47]" office:value-type="float" office:value="0" calcext:value-type="float">
            <text:p>0.00</text:p>
          </table:table-cell>
          <table:table-cell table:formula="of:=[$'Customer Time'.AI47]" office:value-type="float" office:value="21.1859" calcext:value-type="float">
            <text:p>21.19</text:p>
          </table:table-cell>
          <table:table-cell table:formula="of:=[$'Customer Time'.AJ47]" office:value-type="float" office:value="0" calcext:value-type="float">
            <text:p>0.00</text:p>
          </table:table-cell>
          <table:table-cell table:formula="of:=[$'Customer Time'.AK47]" office:value-type="float" office:value="0" calcext:value-type="float">
            <text:p>0.00</text:p>
          </table:table-cell>
          <table:table-cell table:formula="of:=[$'Customer Time'.AL47]" office:value-type="float" office:value="16.4722" calcext:value-type="float">
            <text:p>16.47</text:p>
          </table:table-cell>
          <table:table-cell table:formula="of:=[$'Customer Time'.AM47]" office:value-type="float" office:value="62.3419" calcext:value-type="float">
            <text:p>62.34</text:p>
          </table:table-cell>
          <table:table-cell table:formula="of:=[$'Customer Time'.AN47]" office:value-type="float" office:value="0" calcext:value-type="float">
            <text:p>0.00</text:p>
          </table:table-cell>
          <table:table-cell table:formula="of:=[$'Customer Time'.AV47]" office:value-type="float" office:value="19.5864" calcext:value-type="float">
            <text:p>19.59</text:p>
          </table:table-cell>
          <table:table-cell table:formula="of:=[$'Customer Time'.AW47]" office:value-type="float" office:value="0" calcext:value-type="float">
            <text:p>0.00</text:p>
          </table:table-cell>
          <table:table-cell table:formula="of:=[$'Customer Time'.AX47]" office:value-type="float" office:value="0" calcext:value-type="float">
            <text:p>0.00</text:p>
          </table:table-cell>
          <table:table-cell table:formula="of:=[$'Customer Time'.AY47]" office:value-type="float" office:value="16.3089" calcext:value-type="float">
            <text:p>16.31</text:p>
          </table:table-cell>
          <table:table-cell table:formula="of:=[$'Customer Time'.AZ47]" office:value-type="float" office:value="64.1047" calcext:value-type="float">
            <text:p>64.10</text:p>
          </table:table-cell>
          <table:table-cell table:formula="of:=[$'Customer Time'.BA4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Customer Time'.I48]" office:value-type="float" office:value="12.2247" calcext:value-type="float">
            <text:p>12.22</text:p>
          </table:table-cell>
          <table:table-cell table:formula="of:=[$'Customer Time'.J48]" office:value-type="float" office:value="0" calcext:value-type="float">
            <text:p>0.00</text:p>
          </table:table-cell>
          <table:table-cell table:formula="of:=[$'Customer Time'.K48]" office:value-type="float" office:value="0" calcext:value-type="float">
            <text:p>0.00</text:p>
          </table:table-cell>
          <table:table-cell table:formula="of:=[$'Customer Time'.L48]" office:value-type="float" office:value="7.69909" calcext:value-type="float">
            <text:p>7.70</text:p>
          </table:table-cell>
          <table:table-cell table:formula="of:=[$'Customer Time'.M48]" office:value-type="float" office:value="80.0762" calcext:value-type="float">
            <text:p>80.08</text:p>
          </table:table-cell>
          <table:table-cell table:formula="of:=[$'Customer Time'.N48]" office:value-type="float" office:value="0" calcext:value-type="float">
            <text:p>0.00</text:p>
          </table:table-cell>
          <table:table-cell table:formula="of:=[$'Customer Time'.V48]" office:value-type="float" office:value="11.9815" calcext:value-type="float">
            <text:p>11.98</text:p>
          </table:table-cell>
          <table:table-cell table:formula="of:=[$'Customer Time'.W48]" office:value-type="float" office:value="0" calcext:value-type="float">
            <text:p>0.00</text:p>
          </table:table-cell>
          <table:table-cell table:formula="of:=[$'Customer Time'.X48]" office:value-type="float" office:value="0" calcext:value-type="float">
            <text:p>0.00</text:p>
          </table:table-cell>
          <table:table-cell table:formula="of:=[$'Customer Time'.Y48]" office:value-type="float" office:value="8.82026" calcext:value-type="float">
            <text:p>8.82</text:p>
          </table:table-cell>
          <table:table-cell table:formula="of:=[$'Customer Time'.Z48]" office:value-type="float" office:value="79.1982" calcext:value-type="float">
            <text:p>79.20</text:p>
          </table:table-cell>
          <table:table-cell table:formula="of:=[$'Customer Time'.AA48]" office:value-type="float" office:value="0" calcext:value-type="float">
            <text:p>0.00</text:p>
          </table:table-cell>
          <table:table-cell table:formula="of:=[$'Customer Time'.AI48]" office:value-type="float" office:value="13.4286" calcext:value-type="float">
            <text:p>13.43</text:p>
          </table:table-cell>
          <table:table-cell table:formula="of:=[$'Customer Time'.AJ48]" office:value-type="float" office:value="0" calcext:value-type="float">
            <text:p>0.00</text:p>
          </table:table-cell>
          <table:table-cell table:formula="of:=[$'Customer Time'.AK48]" office:value-type="float" office:value="0" calcext:value-type="float">
            <text:p>0.00</text:p>
          </table:table-cell>
          <table:table-cell table:formula="of:=[$'Customer Time'.AL48]" office:value-type="float" office:value="10.4872" calcext:value-type="float">
            <text:p>10.49</text:p>
          </table:table-cell>
          <table:table-cell table:formula="of:=[$'Customer Time'.AM48]" office:value-type="float" office:value="76.0842" calcext:value-type="float">
            <text:p>76.08</text:p>
          </table:table-cell>
          <table:table-cell table:formula="of:=[$'Customer Time'.AN48]" office:value-type="float" office:value="0" calcext:value-type="float">
            <text:p>0.00</text:p>
          </table:table-cell>
          <table:table-cell table:formula="of:=[$'Customer Time'.AV48]" office:value-type="float" office:value="16.3417" calcext:value-type="float">
            <text:p>16.34</text:p>
          </table:table-cell>
          <table:table-cell table:formula="of:=[$'Customer Time'.AW48]" office:value-type="float" office:value="0" calcext:value-type="float">
            <text:p>0.00</text:p>
          </table:table-cell>
          <table:table-cell table:formula="of:=[$'Customer Time'.AX48]" office:value-type="float" office:value="0" calcext:value-type="float">
            <text:p>0.00</text:p>
          </table:table-cell>
          <table:table-cell table:formula="of:=[$'Customer Time'.AY48]" office:value-type="float" office:value="14.3712" calcext:value-type="float">
            <text:p>14.37</text:p>
          </table:table-cell>
          <table:table-cell table:formula="of:=[$'Customer Time'.AZ48]" office:value-type="float" office:value="69.2871" calcext:value-type="float">
            <text:p>69.29</text:p>
          </table:table-cell>
          <table:table-cell table:formula="of:=[$'Customer Time'.BA4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Customer Time'.I49]" office:value-type="float" office:value="23.8694" calcext:value-type="float">
            <text:p>23.87</text:p>
          </table:table-cell>
          <table:table-cell table:formula="of:=[$'Customer Time'.J49]" office:value-type="float" office:value="0" calcext:value-type="float">
            <text:p>0.00</text:p>
          </table:table-cell>
          <table:table-cell table:formula="of:=[$'Customer Time'.K49]" office:value-type="float" office:value="0" calcext:value-type="float">
            <text:p>0.00</text:p>
          </table:table-cell>
          <table:table-cell table:formula="of:=[$'Customer Time'.L49]" office:value-type="float" office:value="18.863" calcext:value-type="float">
            <text:p>18.86</text:p>
          </table:table-cell>
          <table:table-cell table:formula="of:=[$'Customer Time'.M49]" office:value-type="float" office:value="57.2676" calcext:value-type="float">
            <text:p>57.27</text:p>
          </table:table-cell>
          <table:table-cell table:formula="of:=[$'Customer Time'.N49]" office:value-type="float" office:value="0" calcext:value-type="float">
            <text:p>0.00</text:p>
          </table:table-cell>
          <table:table-cell table:formula="of:=[$'Customer Time'.V49]" office:value-type="float" office:value="21.5534" calcext:value-type="float">
            <text:p>21.55</text:p>
          </table:table-cell>
          <table:table-cell table:formula="of:=[$'Customer Time'.W49]" office:value-type="float" office:value="0" calcext:value-type="float">
            <text:p>0.00</text:p>
          </table:table-cell>
          <table:table-cell table:formula="of:=[$'Customer Time'.X49]" office:value-type="float" office:value="0" calcext:value-type="float">
            <text:p>0.00</text:p>
          </table:table-cell>
          <table:table-cell table:formula="of:=[$'Customer Time'.Y49]" office:value-type="float" office:value="20.646" calcext:value-type="float">
            <text:p>20.65</text:p>
          </table:table-cell>
          <table:table-cell table:formula="of:=[$'Customer Time'.Z49]" office:value-type="float" office:value="57.8006" calcext:value-type="float">
            <text:p>57.80</text:p>
          </table:table-cell>
          <table:table-cell table:formula="of:=[$'Customer Time'.AA49]" office:value-type="float" office:value="0" calcext:value-type="float">
            <text:p>0.00</text:p>
          </table:table-cell>
          <table:table-cell table:formula="of:=[$'Customer Time'.AI49]" office:value-type="float" office:value="20.2037" calcext:value-type="float">
            <text:p>20.20</text:p>
          </table:table-cell>
          <table:table-cell table:formula="of:=[$'Customer Time'.AJ49]" office:value-type="float" office:value="0" calcext:value-type="float">
            <text:p>0.00</text:p>
          </table:table-cell>
          <table:table-cell table:formula="of:=[$'Customer Time'.AK49]" office:value-type="float" office:value="0" calcext:value-type="float">
            <text:p>0.00</text:p>
          </table:table-cell>
          <table:table-cell table:formula="of:=[$'Customer Time'.AL49]" office:value-type="float" office:value="18.4419" calcext:value-type="float">
            <text:p>18.44</text:p>
          </table:table-cell>
          <table:table-cell table:formula="of:=[$'Customer Time'.AM49]" office:value-type="float" office:value="61.3544" calcext:value-type="float">
            <text:p>61.35</text:p>
          </table:table-cell>
          <table:table-cell table:formula="of:=[$'Customer Time'.AN49]" office:value-type="float" office:value="0" calcext:value-type="float">
            <text:p>0.00</text:p>
          </table:table-cell>
          <table:table-cell table:formula="of:=[$'Customer Time'.AV49]" office:value-type="float" office:value="16.8411" calcext:value-type="float">
            <text:p>16.84</text:p>
          </table:table-cell>
          <table:table-cell table:formula="of:=[$'Customer Time'.AW49]" office:value-type="float" office:value="0" calcext:value-type="float">
            <text:p>0.00</text:p>
          </table:table-cell>
          <table:table-cell table:formula="of:=[$'Customer Time'.AX49]" office:value-type="float" office:value="0" calcext:value-type="float">
            <text:p>0.00</text:p>
          </table:table-cell>
          <table:table-cell table:formula="of:=[$'Customer Time'.AY49]" office:value-type="float" office:value="16.847" calcext:value-type="float">
            <text:p>16.85</text:p>
          </table:table-cell>
          <table:table-cell table:formula="of:=[$'Customer Time'.AZ49]" office:value-type="float" office:value="66.3119" calcext:value-type="float">
            <text:p>66.31</text:p>
          </table:table-cell>
          <table:table-cell table:formula="of:=[$'Customer Time'.BA4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Customer Time'.I50]" office:value-type="float" office:value="12.1855" calcext:value-type="float">
            <text:p>12.19</text:p>
          </table:table-cell>
          <table:table-cell table:formula="of:=[$'Customer Time'.J50]" office:value-type="float" office:value="0" calcext:value-type="float">
            <text:p>0.00</text:p>
          </table:table-cell>
          <table:table-cell table:formula="of:=[$'Customer Time'.K50]" office:value-type="float" office:value="0" calcext:value-type="float">
            <text:p>0.00</text:p>
          </table:table-cell>
          <table:table-cell table:formula="of:=[$'Customer Time'.L50]" office:value-type="float" office:value="11.0266" calcext:value-type="float">
            <text:p>11.03</text:p>
          </table:table-cell>
          <table:table-cell table:formula="of:=[$'Customer Time'.M50]" office:value-type="float" office:value="76.7879" calcext:value-type="float">
            <text:p>76.79</text:p>
          </table:table-cell>
          <table:table-cell table:formula="of:=[$'Customer Time'.N50]" office:value-type="float" office:value="0" calcext:value-type="float">
            <text:p>0.00</text:p>
          </table:table-cell>
          <table:table-cell table:formula="of:=[$'Customer Time'.V50]" office:value-type="float" office:value="10.407" calcext:value-type="float">
            <text:p>10.41</text:p>
          </table:table-cell>
          <table:table-cell table:formula="of:=[$'Customer Time'.W50]" office:value-type="float" office:value="0" calcext:value-type="float">
            <text:p>0.00</text:p>
          </table:table-cell>
          <table:table-cell table:formula="of:=[$'Customer Time'.X50]" office:value-type="float" office:value="0" calcext:value-type="float">
            <text:p>0.00</text:p>
          </table:table-cell>
          <table:table-cell table:formula="of:=[$'Customer Time'.Y50]" office:value-type="float" office:value="8.28135" calcext:value-type="float">
            <text:p>8.28</text:p>
          </table:table-cell>
          <table:table-cell table:formula="of:=[$'Customer Time'.Z50]" office:value-type="float" office:value="81.3116" calcext:value-type="float">
            <text:p>81.31</text:p>
          </table:table-cell>
          <table:table-cell table:formula="of:=[$'Customer Time'.AA50]" office:value-type="float" office:value="0" calcext:value-type="float">
            <text:p>0.00</text:p>
          </table:table-cell>
          <table:table-cell table:formula="of:=[$'Customer Time'.AI50]" office:value-type="float" office:value="10.3121" calcext:value-type="float">
            <text:p>10.31</text:p>
          </table:table-cell>
          <table:table-cell table:formula="of:=[$'Customer Time'.AJ50]" office:value-type="float" office:value="0" calcext:value-type="float">
            <text:p>0.00</text:p>
          </table:table-cell>
          <table:table-cell table:formula="of:=[$'Customer Time'.AK50]" office:value-type="float" office:value="0" calcext:value-type="float">
            <text:p>0.00</text:p>
          </table:table-cell>
          <table:table-cell table:formula="of:=[$'Customer Time'.AL50]" office:value-type="float" office:value="7.74494" calcext:value-type="float">
            <text:p>7.74</text:p>
          </table:table-cell>
          <table:table-cell table:formula="of:=[$'Customer Time'.AM50]" office:value-type="float" office:value="81.943" calcext:value-type="float">
            <text:p>81.94</text:p>
          </table:table-cell>
          <table:table-cell table:formula="of:=[$'Customer Time'.AN50]" office:value-type="float" office:value="0" calcext:value-type="float">
            <text:p>0.00</text:p>
          </table:table-cell>
          <table:table-cell table:formula="of:=[$'Customer Time'.AV50]" office:value-type="float" office:value="11.9032" calcext:value-type="float">
            <text:p>11.90</text:p>
          </table:table-cell>
          <table:table-cell table:formula="of:=[$'Customer Time'.AW50]" office:value-type="float" office:value="0" calcext:value-type="float">
            <text:p>0.00</text:p>
          </table:table-cell>
          <table:table-cell table:formula="of:=[$'Customer Time'.AX50]" office:value-type="float" office:value="0" calcext:value-type="float">
            <text:p>0.00</text:p>
          </table:table-cell>
          <table:table-cell table:formula="of:=[$'Customer Time'.AY50]" office:value-type="float" office:value="10.4753" calcext:value-type="float">
            <text:p>10.48</text:p>
          </table:table-cell>
          <table:table-cell table:formula="of:=[$'Customer Time'.AZ50]" office:value-type="float" office:value="77.6215" calcext:value-type="float">
            <text:p>77.62</text:p>
          </table:table-cell>
          <table:table-cell table:formula="of:=[$'Customer Time'.BA5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Customer Time'.I51]" office:value-type="float" office:value="14.9114" calcext:value-type="float">
            <text:p>14.91</text:p>
          </table:table-cell>
          <table:table-cell table:formula="of:=[$'Customer Time'.J51]" office:value-type="float" office:value="0" calcext:value-type="float">
            <text:p>0.00</text:p>
          </table:table-cell>
          <table:table-cell table:formula="of:=[$'Customer Time'.K51]" office:value-type="float" office:value="0" calcext:value-type="float">
            <text:p>0.00</text:p>
          </table:table-cell>
          <table:table-cell table:formula="of:=[$'Customer Time'.L51]" office:value-type="float" office:value="12.28" calcext:value-type="float">
            <text:p>12.28</text:p>
          </table:table-cell>
          <table:table-cell table:formula="of:=[$'Customer Time'.M51]" office:value-type="float" office:value="72.8085" calcext:value-type="float">
            <text:p>72.81</text:p>
          </table:table-cell>
          <table:table-cell table:formula="of:=[$'Customer Time'.N51]" office:value-type="float" office:value="0" calcext:value-type="float">
            <text:p>0.00</text:p>
          </table:table-cell>
          <table:table-cell table:formula="of:=[$'Customer Time'.V51]" office:value-type="float" office:value="16.9592" calcext:value-type="float">
            <text:p>16.96</text:p>
          </table:table-cell>
          <table:table-cell table:formula="of:=[$'Customer Time'.W51]" office:value-type="float" office:value="0" calcext:value-type="float">
            <text:p>0.00</text:p>
          </table:table-cell>
          <table:table-cell table:formula="of:=[$'Customer Time'.X51]" office:value-type="float" office:value="0" calcext:value-type="float">
            <text:p>0.00</text:p>
          </table:table-cell>
          <table:table-cell table:formula="of:=[$'Customer Time'.Y51]" office:value-type="float" office:value="14.6434" calcext:value-type="float">
            <text:p>14.64</text:p>
          </table:table-cell>
          <table:table-cell table:formula="of:=[$'Customer Time'.Z51]" office:value-type="float" office:value="68.3974" calcext:value-type="float">
            <text:p>68.40</text:p>
          </table:table-cell>
          <table:table-cell table:formula="of:=[$'Customer Time'.AA51]" office:value-type="float" office:value="0" calcext:value-type="float">
            <text:p>0.00</text:p>
          </table:table-cell>
          <table:table-cell table:formula="of:=[$'Customer Time'.AI51]" office:value-type="float" office:value="16.2799" calcext:value-type="float">
            <text:p>16.28</text:p>
          </table:table-cell>
          <table:table-cell table:formula="of:=[$'Customer Time'.AJ51]" office:value-type="float" office:value="0" calcext:value-type="float">
            <text:p>0.00</text:p>
          </table:table-cell>
          <table:table-cell table:formula="of:=[$'Customer Time'.AK51]" office:value-type="float" office:value="0" calcext:value-type="float">
            <text:p>0.00</text:p>
          </table:table-cell>
          <table:table-cell table:formula="of:=[$'Customer Time'.AL51]" office:value-type="float" office:value="13.9767" calcext:value-type="float">
            <text:p>13.98</text:p>
          </table:table-cell>
          <table:table-cell table:formula="of:=[$'Customer Time'.AM51]" office:value-type="float" office:value="69.7434" calcext:value-type="float">
            <text:p>69.74</text:p>
          </table:table-cell>
          <table:table-cell table:formula="of:=[$'Customer Time'.AN51]" office:value-type="float" office:value="0" calcext:value-type="float">
            <text:p>0.00</text:p>
          </table:table-cell>
          <table:table-cell table:formula="of:=[$'Customer Time'.AV51]" office:value-type="float" office:value="20.6144" calcext:value-type="float">
            <text:p>20.61</text:p>
          </table:table-cell>
          <table:table-cell table:formula="of:=[$'Customer Time'.AW51]" office:value-type="float" office:value="0" calcext:value-type="float">
            <text:p>0.00</text:p>
          </table:table-cell>
          <table:table-cell table:formula="of:=[$'Customer Time'.AX51]" office:value-type="float" office:value="0" calcext:value-type="float">
            <text:p>0.00</text:p>
          </table:table-cell>
          <table:table-cell table:formula="of:=[$'Customer Time'.AY51]" office:value-type="float" office:value="15.6408" calcext:value-type="float">
            <text:p>15.64</text:p>
          </table:table-cell>
          <table:table-cell table:formula="of:=[$'Customer Time'.AZ51]" office:value-type="float" office:value="63.7448" calcext:value-type="float">
            <text:p>63.74</text:p>
          </table:table-cell>
          <table:table-cell table:formula="of:=[$'Customer Time'.BA5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Customer Time'.I52]" office:value-type="float" office:value="19.2436" calcext:value-type="float">
            <text:p>19.24</text:p>
          </table:table-cell>
          <table:table-cell table:formula="of:=[$'Customer Time'.J52]" office:value-type="float" office:value="0" calcext:value-type="float">
            <text:p>0.00</text:p>
          </table:table-cell>
          <table:table-cell table:formula="of:=[$'Customer Time'.K52]" office:value-type="float" office:value="0" calcext:value-type="float">
            <text:p>0.00</text:p>
          </table:table-cell>
          <table:table-cell table:formula="of:=[$'Customer Time'.L52]" office:value-type="float" office:value="15.5781" calcext:value-type="float">
            <text:p>15.58</text:p>
          </table:table-cell>
          <table:table-cell table:formula="of:=[$'Customer Time'.M52]" office:value-type="float" office:value="65.1783" calcext:value-type="float">
            <text:p>65.18</text:p>
          </table:table-cell>
          <table:table-cell table:formula="of:=[$'Customer Time'.N52]" office:value-type="float" office:value="0" calcext:value-type="float">
            <text:p>0.00</text:p>
          </table:table-cell>
          <table:table-cell table:formula="of:=[$'Customer Time'.V52]" office:value-type="float" office:value="20.6082" calcext:value-type="float">
            <text:p>20.61</text:p>
          </table:table-cell>
          <table:table-cell table:formula="of:=[$'Customer Time'.W52]" office:value-type="float" office:value="0" calcext:value-type="float">
            <text:p>0.00</text:p>
          </table:table-cell>
          <table:table-cell table:formula="of:=[$'Customer Time'.X52]" office:value-type="float" office:value="0" calcext:value-type="float">
            <text:p>0.00</text:p>
          </table:table-cell>
          <table:table-cell table:formula="of:=[$'Customer Time'.Y52]" office:value-type="float" office:value="19.3253" calcext:value-type="float">
            <text:p>19.33</text:p>
          </table:table-cell>
          <table:table-cell table:formula="of:=[$'Customer Time'.Z52]" office:value-type="float" office:value="60.0665" calcext:value-type="float">
            <text:p>60.07</text:p>
          </table:table-cell>
          <table:table-cell table:formula="of:=[$'Customer Time'.AA52]" office:value-type="float" office:value="0" calcext:value-type="float">
            <text:p>0.00</text:p>
          </table:table-cell>
          <table:table-cell table:formula="of:=[$'Customer Time'.AI52]" office:value-type="float" office:value="19.3117" calcext:value-type="float">
            <text:p>19.31</text:p>
          </table:table-cell>
          <table:table-cell table:formula="of:=[$'Customer Time'.AJ52]" office:value-type="float" office:value="0" calcext:value-type="float">
            <text:p>0.00</text:p>
          </table:table-cell>
          <table:table-cell table:formula="of:=[$'Customer Time'.AK52]" office:value-type="float" office:value="0" calcext:value-type="float">
            <text:p>0.00</text:p>
          </table:table-cell>
          <table:table-cell table:formula="of:=[$'Customer Time'.AL52]" office:value-type="float" office:value="16.6667" calcext:value-type="float">
            <text:p>16.67</text:p>
          </table:table-cell>
          <table:table-cell table:formula="of:=[$'Customer Time'.AM52]" office:value-type="float" office:value="64.0216" calcext:value-type="float">
            <text:p>64.02</text:p>
          </table:table-cell>
          <table:table-cell table:formula="of:=[$'Customer Time'.AN52]" office:value-type="float" office:value="0" calcext:value-type="float">
            <text:p>0.00</text:p>
          </table:table-cell>
          <table:table-cell table:formula="of:=[$'Customer Time'.AV52]" office:value-type="float" office:value="15.7408" calcext:value-type="float">
            <text:p>15.74</text:p>
          </table:table-cell>
          <table:table-cell table:formula="of:=[$'Customer Time'.AW52]" office:value-type="float" office:value="0" calcext:value-type="float">
            <text:p>0.00</text:p>
          </table:table-cell>
          <table:table-cell table:formula="of:=[$'Customer Time'.AX52]" office:value-type="float" office:value="0" calcext:value-type="float">
            <text:p>0.00</text:p>
          </table:table-cell>
          <table:table-cell table:formula="of:=[$'Customer Time'.AY52]" office:value-type="float" office:value="11.7534" calcext:value-type="float">
            <text:p>11.75</text:p>
          </table:table-cell>
          <table:table-cell table:formula="of:=[$'Customer Time'.AZ52]" office:value-type="float" office:value="72.5058" calcext:value-type="float">
            <text:p>72.51</text:p>
          </table:table-cell>
          <table:table-cell table:formula="of:=[$'Customer Time'.BA5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Customer Time'.I53]" office:value-type="float" office:value="19.5709" calcext:value-type="float">
            <text:p>19.57</text:p>
          </table:table-cell>
          <table:table-cell table:formula="of:=[$'Customer Time'.J53]" office:value-type="float" office:value="0" calcext:value-type="float">
            <text:p>0.00</text:p>
          </table:table-cell>
          <table:table-cell table:formula="of:=[$'Customer Time'.K53]" office:value-type="float" office:value="0" calcext:value-type="float">
            <text:p>0.00</text:p>
          </table:table-cell>
          <table:table-cell table:formula="of:=[$'Customer Time'.L53]" office:value-type="float" office:value="18.3661" calcext:value-type="float">
            <text:p>18.37</text:p>
          </table:table-cell>
          <table:table-cell table:formula="of:=[$'Customer Time'.M53]" office:value-type="float" office:value="62.063" calcext:value-type="float">
            <text:p>62.06</text:p>
          </table:table-cell>
          <table:table-cell table:formula="of:=[$'Customer Time'.N53]" office:value-type="float" office:value="0" calcext:value-type="float">
            <text:p>0.00</text:p>
          </table:table-cell>
          <table:table-cell table:formula="of:=[$'Customer Time'.V53]" office:value-type="float" office:value="15.0853" calcext:value-type="float">
            <text:p>15.09</text:p>
          </table:table-cell>
          <table:table-cell table:formula="of:=[$'Customer Time'.W53]" office:value-type="float" office:value="0" calcext:value-type="float">
            <text:p>0.00</text:p>
          </table:table-cell>
          <table:table-cell table:formula="of:=[$'Customer Time'.X53]" office:value-type="float" office:value="0" calcext:value-type="float">
            <text:p>0.00</text:p>
          </table:table-cell>
          <table:table-cell table:formula="of:=[$'Customer Time'.Y53]" office:value-type="float" office:value="14.9129" calcext:value-type="float">
            <text:p>14.91</text:p>
          </table:table-cell>
          <table:table-cell table:formula="of:=[$'Customer Time'.Z53]" office:value-type="float" office:value="70.0018" calcext:value-type="float">
            <text:p>70.00</text:p>
          </table:table-cell>
          <table:table-cell table:formula="of:=[$'Customer Time'.AA53]" office:value-type="float" office:value="0" calcext:value-type="float">
            <text:p>0.00</text:p>
          </table:table-cell>
          <table:table-cell table:formula="of:=[$'Customer Time'.AI53]" office:value-type="float" office:value="15.9942" calcext:value-type="float">
            <text:p>15.99</text:p>
          </table:table-cell>
          <table:table-cell table:formula="of:=[$'Customer Time'.AJ53]" office:value-type="float" office:value="0" calcext:value-type="float">
            <text:p>0.00</text:p>
          </table:table-cell>
          <table:table-cell table:formula="of:=[$'Customer Time'.AK53]" office:value-type="float" office:value="0" calcext:value-type="float">
            <text:p>0.00</text:p>
          </table:table-cell>
          <table:table-cell table:formula="of:=[$'Customer Time'.AL53]" office:value-type="float" office:value="14.199" calcext:value-type="float">
            <text:p>14.20</text:p>
          </table:table-cell>
          <table:table-cell table:formula="of:=[$'Customer Time'.AM53]" office:value-type="float" office:value="69.8068" calcext:value-type="float">
            <text:p>69.81</text:p>
          </table:table-cell>
          <table:table-cell table:formula="of:=[$'Customer Time'.AN53]" office:value-type="float" office:value="0" calcext:value-type="float">
            <text:p>0.00</text:p>
          </table:table-cell>
          <table:table-cell table:formula="of:=[$'Customer Time'.AV53]" office:value-type="float" office:value="11.8779" calcext:value-type="float">
            <text:p>11.88</text:p>
          </table:table-cell>
          <table:table-cell table:formula="of:=[$'Customer Time'.AW53]" office:value-type="float" office:value="0" calcext:value-type="float">
            <text:p>0.00</text:p>
          </table:table-cell>
          <table:table-cell table:formula="of:=[$'Customer Time'.AX53]" office:value-type="float" office:value="0" calcext:value-type="float">
            <text:p>0.00</text:p>
          </table:table-cell>
          <table:table-cell table:formula="of:=[$'Customer Time'.AY53]" office:value-type="float" office:value="8.86223" calcext:value-type="float">
            <text:p>8.86</text:p>
          </table:table-cell>
          <table:table-cell table:formula="of:=[$'Customer Time'.AZ53]" office:value-type="float" office:value="79.2599" calcext:value-type="float">
            <text:p>79.26</text:p>
          </table:table-cell>
          <table:table-cell table:formula="of:=[$'Customer Time'.BA5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Customer Time'.I54]" office:value-type="float" office:value="14.7256" calcext:value-type="float">
            <text:p>14.73</text:p>
          </table:table-cell>
          <table:table-cell table:formula="of:=[$'Customer Time'.J54]" office:value-type="float" office:value="0" calcext:value-type="float">
            <text:p>0.00</text:p>
          </table:table-cell>
          <table:table-cell table:formula="of:=[$'Customer Time'.K54]" office:value-type="float" office:value="0" calcext:value-type="float">
            <text:p>0.00</text:p>
          </table:table-cell>
          <table:table-cell table:formula="of:=[$'Customer Time'.L54]" office:value-type="float" office:value="9.97977" calcext:value-type="float">
            <text:p>9.98</text:p>
          </table:table-cell>
          <table:table-cell table:formula="of:=[$'Customer Time'.M54]" office:value-type="float" office:value="75.2946" calcext:value-type="float">
            <text:p>75.29</text:p>
          </table:table-cell>
          <table:table-cell table:formula="of:=[$'Customer Time'.N54]" office:value-type="float" office:value="0" calcext:value-type="float">
            <text:p>0.00</text:p>
          </table:table-cell>
          <table:table-cell table:formula="of:=[$'Customer Time'.V54]" office:value-type="float" office:value="13.4211" calcext:value-type="float">
            <text:p>13.42</text:p>
          </table:table-cell>
          <table:table-cell table:formula="of:=[$'Customer Time'.W54]" office:value-type="float" office:value="0" calcext:value-type="float">
            <text:p>0.00</text:p>
          </table:table-cell>
          <table:table-cell table:formula="of:=[$'Customer Time'.X54]" office:value-type="float" office:value="0" calcext:value-type="float">
            <text:p>0.00</text:p>
          </table:table-cell>
          <table:table-cell table:formula="of:=[$'Customer Time'.Y54]" office:value-type="float" office:value="9.65173" calcext:value-type="float">
            <text:p>9.65</text:p>
          </table:table-cell>
          <table:table-cell table:formula="of:=[$'Customer Time'.Z54]" office:value-type="float" office:value="76.9272" calcext:value-type="float">
            <text:p>76.93</text:p>
          </table:table-cell>
          <table:table-cell table:formula="of:=[$'Customer Time'.AA54]" office:value-type="float" office:value="0" calcext:value-type="float">
            <text:p>0.00</text:p>
          </table:table-cell>
          <table:table-cell table:formula="of:=[$'Customer Time'.AI54]" office:value-type="float" office:value="16.728" calcext:value-type="float">
            <text:p>16.73</text:p>
          </table:table-cell>
          <table:table-cell table:formula="of:=[$'Customer Time'.AJ54]" office:value-type="float" office:value="0" calcext:value-type="float">
            <text:p>0.00</text:p>
          </table:table-cell>
          <table:table-cell table:formula="of:=[$'Customer Time'.AK54]" office:value-type="float" office:value="0" calcext:value-type="float">
            <text:p>0.00</text:p>
          </table:table-cell>
          <table:table-cell table:formula="of:=[$'Customer Time'.AL54]" office:value-type="float" office:value="11.7165" calcext:value-type="float">
            <text:p>11.72</text:p>
          </table:table-cell>
          <table:table-cell table:formula="of:=[$'Customer Time'.AM54]" office:value-type="float" office:value="71.5555" calcext:value-type="float">
            <text:p>71.56</text:p>
          </table:table-cell>
          <table:table-cell table:formula="of:=[$'Customer Time'.AN54]" office:value-type="float" office:value="0" calcext:value-type="float">
            <text:p>0.00</text:p>
          </table:table-cell>
          <table:table-cell table:formula="of:=[$'Customer Time'.AV54]" office:value-type="float" office:value="13.4245" calcext:value-type="float">
            <text:p>13.42</text:p>
          </table:table-cell>
          <table:table-cell table:formula="of:=[$'Customer Time'.AW54]" office:value-type="float" office:value="0" calcext:value-type="float">
            <text:p>0.00</text:p>
          </table:table-cell>
          <table:table-cell table:formula="of:=[$'Customer Time'.AX54]" office:value-type="float" office:value="0" calcext:value-type="float">
            <text:p>0.00</text:p>
          </table:table-cell>
          <table:table-cell table:formula="of:=[$'Customer Time'.AY54]" office:value-type="float" office:value="9.85254" calcext:value-type="float">
            <text:p>9.85</text:p>
          </table:table-cell>
          <table:table-cell table:formula="of:=[$'Customer Time'.AZ54]" office:value-type="float" office:value="76.723" calcext:value-type="float">
            <text:p>76.72</text:p>
          </table:table-cell>
          <table:table-cell table:formula="of:=[$'Customer Time'.BA5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Customer Time'.I55]" office:value-type="float" office:value="24.5274" calcext:value-type="float">
            <text:p>24.53</text:p>
          </table:table-cell>
          <table:table-cell table:formula="of:=[$'Customer Time'.J55]" office:value-type="float" office:value="0" calcext:value-type="float">
            <text:p>0.00</text:p>
          </table:table-cell>
          <table:table-cell table:formula="of:=[$'Customer Time'.K55]" office:value-type="float" office:value="0" calcext:value-type="float">
            <text:p>0.00</text:p>
          </table:table-cell>
          <table:table-cell table:formula="of:=[$'Customer Time'.L55]" office:value-type="float" office:value="24.5738" calcext:value-type="float">
            <text:p>24.57</text:p>
          </table:table-cell>
          <table:table-cell table:formula="of:=[$'Customer Time'.M55]" office:value-type="float" office:value="50.8988" calcext:value-type="float">
            <text:p>50.90</text:p>
          </table:table-cell>
          <table:table-cell table:formula="of:=[$'Customer Time'.N55]" office:value-type="float" office:value="0" calcext:value-type="float">
            <text:p>0.00</text:p>
          </table:table-cell>
          <table:table-cell table:formula="of:=[$'Customer Time'.V55]" office:value-type="float" office:value="22.7237" calcext:value-type="float">
            <text:p>22.72</text:p>
          </table:table-cell>
          <table:table-cell table:formula="of:=[$'Customer Time'.W55]" office:value-type="float" office:value="0" calcext:value-type="float">
            <text:p>0.00</text:p>
          </table:table-cell>
          <table:table-cell table:formula="of:=[$'Customer Time'.X55]" office:value-type="float" office:value="0" calcext:value-type="float">
            <text:p>0.00</text:p>
          </table:table-cell>
          <table:table-cell table:formula="of:=[$'Customer Time'.Y55]" office:value-type="float" office:value="21.0672" calcext:value-type="float">
            <text:p>21.07</text:p>
          </table:table-cell>
          <table:table-cell table:formula="of:=[$'Customer Time'.Z55]" office:value-type="float" office:value="56.2091" calcext:value-type="float">
            <text:p>56.21</text:p>
          </table:table-cell>
          <table:table-cell table:formula="of:=[$'Customer Time'.AA55]" office:value-type="float" office:value="0" calcext:value-type="float">
            <text:p>0.00</text:p>
          </table:table-cell>
          <table:table-cell table:formula="of:=[$'Customer Time'.AI55]" office:value-type="float" office:value="20.8694" calcext:value-type="float">
            <text:p>20.87</text:p>
          </table:table-cell>
          <table:table-cell table:formula="of:=[$'Customer Time'.AJ55]" office:value-type="float" office:value="0" calcext:value-type="float">
            <text:p>0.00</text:p>
          </table:table-cell>
          <table:table-cell table:formula="of:=[$'Customer Time'.AK55]" office:value-type="float" office:value="0" calcext:value-type="float">
            <text:p>0.00</text:p>
          </table:table-cell>
          <table:table-cell table:formula="of:=[$'Customer Time'.AL55]" office:value-type="float" office:value="18.956" calcext:value-type="float">
            <text:p>18.96</text:p>
          </table:table-cell>
          <table:table-cell table:formula="of:=[$'Customer Time'.AM55]" office:value-type="float" office:value="60.1746" calcext:value-type="float">
            <text:p>60.17</text:p>
          </table:table-cell>
          <table:table-cell table:formula="of:=[$'Customer Time'.AN55]" office:value-type="float" office:value="0" calcext:value-type="float">
            <text:p>0.00</text:p>
          </table:table-cell>
          <table:table-cell table:formula="of:=[$'Customer Time'.AV55]" office:value-type="float" office:value="19.1207" calcext:value-type="float">
            <text:p>19.12</text:p>
          </table:table-cell>
          <table:table-cell table:formula="of:=[$'Customer Time'.AW55]" office:value-type="float" office:value="0" calcext:value-type="float">
            <text:p>0.00</text:p>
          </table:table-cell>
          <table:table-cell table:formula="of:=[$'Customer Time'.AX55]" office:value-type="float" office:value="0" calcext:value-type="float">
            <text:p>0.00</text:p>
          </table:table-cell>
          <table:table-cell table:formula="of:=[$'Customer Time'.AY55]" office:value-type="float" office:value="19.1618" calcext:value-type="float">
            <text:p>19.16</text:p>
          </table:table-cell>
          <table:table-cell table:formula="of:=[$'Customer Time'.AZ55]" office:value-type="float" office:value="61.7175" calcext:value-type="float">
            <text:p>61.72</text:p>
          </table:table-cell>
          <table:table-cell table:formula="of:=[$'Customer Time'.BA5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Customer Time'.I56]" office:value-type="float" office:value="21.4911" calcext:value-type="float">
            <text:p>21.49</text:p>
          </table:table-cell>
          <table:table-cell table:formula="of:=[$'Customer Time'.J56]" office:value-type="float" office:value="0" calcext:value-type="float">
            <text:p>0.00</text:p>
          </table:table-cell>
          <table:table-cell table:formula="of:=[$'Customer Time'.K56]" office:value-type="float" office:value="0" calcext:value-type="float">
            <text:p>0.00</text:p>
          </table:table-cell>
          <table:table-cell table:formula="of:=[$'Customer Time'.L56]" office:value-type="float" office:value="19.8564" calcext:value-type="float">
            <text:p>19.86</text:p>
          </table:table-cell>
          <table:table-cell table:formula="of:=[$'Customer Time'.M56]" office:value-type="float" office:value="58.6524" calcext:value-type="float">
            <text:p>58.65</text:p>
          </table:table-cell>
          <table:table-cell table:formula="of:=[$'Customer Time'.N56]" office:value-type="float" office:value="0" calcext:value-type="float">
            <text:p>0.00</text:p>
          </table:table-cell>
          <table:table-cell table:formula="of:=[$'Customer Time'.V56]" office:value-type="float" office:value="21.2543" calcext:value-type="float">
            <text:p>21.25</text:p>
          </table:table-cell>
          <table:table-cell table:formula="of:=[$'Customer Time'.W56]" office:value-type="float" office:value="0" calcext:value-type="float">
            <text:p>0.00</text:p>
          </table:table-cell>
          <table:table-cell table:formula="of:=[$'Customer Time'.X56]" office:value-type="float" office:value="0" calcext:value-type="float">
            <text:p>0.00</text:p>
          </table:table-cell>
          <table:table-cell table:formula="of:=[$'Customer Time'.Y56]" office:value-type="float" office:value="20.1218" calcext:value-type="float">
            <text:p>20.12</text:p>
          </table:table-cell>
          <table:table-cell table:formula="of:=[$'Customer Time'.Z56]" office:value-type="float" office:value="58.6239" calcext:value-type="float">
            <text:p>58.62</text:p>
          </table:table-cell>
          <table:table-cell table:formula="of:=[$'Customer Time'.AA56]" office:value-type="float" office:value="0" calcext:value-type="float">
            <text:p>0.00</text:p>
          </table:table-cell>
          <table:table-cell table:formula="of:=[$'Customer Time'.AI56]" office:value-type="float" office:value="24.3758" calcext:value-type="float">
            <text:p>24.38</text:p>
          </table:table-cell>
          <table:table-cell table:formula="of:=[$'Customer Time'.AJ56]" office:value-type="float" office:value="0" calcext:value-type="float">
            <text:p>0.00</text:p>
          </table:table-cell>
          <table:table-cell table:formula="of:=[$'Customer Time'.AK56]" office:value-type="float" office:value="0" calcext:value-type="float">
            <text:p>0.00</text:p>
          </table:table-cell>
          <table:table-cell table:formula="of:=[$'Customer Time'.AL56]" office:value-type="float" office:value="21.1243" calcext:value-type="float">
            <text:p>21.12</text:p>
          </table:table-cell>
          <table:table-cell table:formula="of:=[$'Customer Time'.AM56]" office:value-type="float" office:value="54.5" calcext:value-type="float">
            <text:p>54.50</text:p>
          </table:table-cell>
          <table:table-cell table:formula="of:=[$'Customer Time'.AN56]" office:value-type="float" office:value="0" calcext:value-type="float">
            <text:p>0.00</text:p>
          </table:table-cell>
          <table:table-cell table:formula="of:=[$'Customer Time'.AV56]" office:value-type="float" office:value="14.4503" calcext:value-type="float">
            <text:p>14.45</text:p>
          </table:table-cell>
          <table:table-cell table:formula="of:=[$'Customer Time'.AW56]" office:value-type="float" office:value="0" calcext:value-type="float">
            <text:p>0.00</text:p>
          </table:table-cell>
          <table:table-cell table:formula="of:=[$'Customer Time'.AX56]" office:value-type="float" office:value="0" calcext:value-type="float">
            <text:p>0.00</text:p>
          </table:table-cell>
          <table:table-cell table:formula="of:=[$'Customer Time'.AY56]" office:value-type="float" office:value="12.9962" calcext:value-type="float">
            <text:p>13.00</text:p>
          </table:table-cell>
          <table:table-cell table:formula="of:=[$'Customer Time'.AZ56]" office:value-type="float" office:value="72.5535" calcext:value-type="float">
            <text:p>72.55</text:p>
          </table:table-cell>
          <table:table-cell table:formula="of:=[$'Customer Time'.BA5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Customer Time'.I57]" office:value-type="float" office:value="21.7002" calcext:value-type="float">
            <text:p>21.70</text:p>
          </table:table-cell>
          <table:table-cell table:formula="of:=[$'Customer Time'.J57]" office:value-type="float" office:value="0" calcext:value-type="float">
            <text:p>0.00</text:p>
          </table:table-cell>
          <table:table-cell table:formula="of:=[$'Customer Time'.K57]" office:value-type="float" office:value="0" calcext:value-type="float">
            <text:p>0.00</text:p>
          </table:table-cell>
          <table:table-cell table:formula="of:=[$'Customer Time'.L57]" office:value-type="float" office:value="19.5772" calcext:value-type="float">
            <text:p>19.58</text:p>
          </table:table-cell>
          <table:table-cell table:formula="of:=[$'Customer Time'.M57]" office:value-type="float" office:value="58.7226" calcext:value-type="float">
            <text:p>58.72</text:p>
          </table:table-cell>
          <table:table-cell table:formula="of:=[$'Customer Time'.N57]" office:value-type="float" office:value="0" calcext:value-type="float">
            <text:p>0.00</text:p>
          </table:table-cell>
          <table:table-cell table:formula="of:=[$'Customer Time'.V57]" office:value-type="float" office:value="19.2878" calcext:value-type="float">
            <text:p>19.29</text:p>
          </table:table-cell>
          <table:table-cell table:formula="of:=[$'Customer Time'.W57]" office:value-type="float" office:value="0" calcext:value-type="float">
            <text:p>0.00</text:p>
          </table:table-cell>
          <table:table-cell table:formula="of:=[$'Customer Time'.X57]" office:value-type="float" office:value="0" calcext:value-type="float">
            <text:p>0.00</text:p>
          </table:table-cell>
          <table:table-cell table:formula="of:=[$'Customer Time'.Y57]" office:value-type="float" office:value="17.0609" calcext:value-type="float">
            <text:p>17.06</text:p>
          </table:table-cell>
          <table:table-cell table:formula="of:=[$'Customer Time'.Z57]" office:value-type="float" office:value="63.6513" calcext:value-type="float">
            <text:p>63.65</text:p>
          </table:table-cell>
          <table:table-cell table:formula="of:=[$'Customer Time'.AA57]" office:value-type="float" office:value="0" calcext:value-type="float">
            <text:p>0.00</text:p>
          </table:table-cell>
          <table:table-cell table:formula="of:=[$'Customer Time'.AI57]" office:value-type="float" office:value="18.1411" calcext:value-type="float">
            <text:p>18.14</text:p>
          </table:table-cell>
          <table:table-cell table:formula="of:=[$'Customer Time'.AJ57]" office:value-type="float" office:value="0" calcext:value-type="float">
            <text:p>0.00</text:p>
          </table:table-cell>
          <table:table-cell table:formula="of:=[$'Customer Time'.AK57]" office:value-type="float" office:value="0" calcext:value-type="float">
            <text:p>0.00</text:p>
          </table:table-cell>
          <table:table-cell table:formula="of:=[$'Customer Time'.AL57]" office:value-type="float" office:value="18.1243" calcext:value-type="float">
            <text:p>18.12</text:p>
          </table:table-cell>
          <table:table-cell table:formula="of:=[$'Customer Time'.AM57]" office:value-type="float" office:value="63.7346" calcext:value-type="float">
            <text:p>63.73</text:p>
          </table:table-cell>
          <table:table-cell table:formula="of:=[$'Customer Time'.AN57]" office:value-type="float" office:value="0" calcext:value-type="float">
            <text:p>0.00</text:p>
          </table:table-cell>
          <table:table-cell table:formula="of:=[$'Customer Time'.AV57]" office:value-type="float" office:value="16.0232" calcext:value-type="float">
            <text:p>16.02</text:p>
          </table:table-cell>
          <table:table-cell table:formula="of:=[$'Customer Time'.AW57]" office:value-type="float" office:value="0" calcext:value-type="float">
            <text:p>0.00</text:p>
          </table:table-cell>
          <table:table-cell table:formula="of:=[$'Customer Time'.AX57]" office:value-type="float" office:value="0" calcext:value-type="float">
            <text:p>0.00</text:p>
          </table:table-cell>
          <table:table-cell table:formula="of:=[$'Customer Time'.AY57]" office:value-type="float" office:value="16.3895" calcext:value-type="float">
            <text:p>16.39</text:p>
          </table:table-cell>
          <table:table-cell table:formula="of:=[$'Customer Time'.AZ57]" office:value-type="float" office:value="67.5873" calcext:value-type="float">
            <text:p>67.59</text:p>
          </table:table-cell>
          <table:table-cell table:formula="of:=[$'Customer Time'.BA5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Customer Time'.I58]" office:value-type="float" office:value="16.3773" calcext:value-type="float">
            <text:p>16.38</text:p>
          </table:table-cell>
          <table:table-cell table:formula="of:=[$'Customer Time'.J58]" office:value-type="float" office:value="0" calcext:value-type="float">
            <text:p>0.00</text:p>
          </table:table-cell>
          <table:table-cell table:formula="of:=[$'Customer Time'.K58]" office:value-type="float" office:value="0" calcext:value-type="float">
            <text:p>0.00</text:p>
          </table:table-cell>
          <table:table-cell table:formula="of:=[$'Customer Time'.L58]" office:value-type="float" office:value="12.8737" calcext:value-type="float">
            <text:p>12.87</text:p>
          </table:table-cell>
          <table:table-cell table:formula="of:=[$'Customer Time'.M58]" office:value-type="float" office:value="70.7489" calcext:value-type="float">
            <text:p>70.75</text:p>
          </table:table-cell>
          <table:table-cell table:formula="of:=[$'Customer Time'.N58]" office:value-type="float" office:value="0" calcext:value-type="float">
            <text:p>0.00</text:p>
          </table:table-cell>
          <table:table-cell table:formula="of:=[$'Customer Time'.V58]" office:value-type="float" office:value="16.8199" calcext:value-type="float">
            <text:p>16.82</text:p>
          </table:table-cell>
          <table:table-cell table:formula="of:=[$'Customer Time'.W58]" office:value-type="float" office:value="0" calcext:value-type="float">
            <text:p>0.00</text:p>
          </table:table-cell>
          <table:table-cell table:formula="of:=[$'Customer Time'.X58]" office:value-type="float" office:value="0" calcext:value-type="float">
            <text:p>0.00</text:p>
          </table:table-cell>
          <table:table-cell table:formula="of:=[$'Customer Time'.Y58]" office:value-type="float" office:value="16.3631" calcext:value-type="float">
            <text:p>16.36</text:p>
          </table:table-cell>
          <table:table-cell table:formula="of:=[$'Customer Time'.Z58]" office:value-type="float" office:value="66.817" calcext:value-type="float">
            <text:p>66.82</text:p>
          </table:table-cell>
          <table:table-cell table:formula="of:=[$'Customer Time'.AA58]" office:value-type="float" office:value="0" calcext:value-type="float">
            <text:p>0.00</text:p>
          </table:table-cell>
          <table:table-cell table:formula="of:=[$'Customer Time'.AI58]" office:value-type="float" office:value="15.6654" calcext:value-type="float">
            <text:p>15.67</text:p>
          </table:table-cell>
          <table:table-cell table:formula="of:=[$'Customer Time'.AJ58]" office:value-type="float" office:value="0" calcext:value-type="float">
            <text:p>0.00</text:p>
          </table:table-cell>
          <table:table-cell table:formula="of:=[$'Customer Time'.AK58]" office:value-type="float" office:value="0" calcext:value-type="float">
            <text:p>0.00</text:p>
          </table:table-cell>
          <table:table-cell table:formula="of:=[$'Customer Time'.AL58]" office:value-type="float" office:value="13.4618" calcext:value-type="float">
            <text:p>13.46</text:p>
          </table:table-cell>
          <table:table-cell table:formula="of:=[$'Customer Time'.AM58]" office:value-type="float" office:value="70.8728" calcext:value-type="float">
            <text:p>70.87</text:p>
          </table:table-cell>
          <table:table-cell table:formula="of:=[$'Customer Time'.AN58]" office:value-type="float" office:value="0" calcext:value-type="float">
            <text:p>0.00</text:p>
          </table:table-cell>
          <table:table-cell table:formula="of:=[$'Customer Time'.AV58]" office:value-type="float" office:value="12.7109" calcext:value-type="float">
            <text:p>12.71</text:p>
          </table:table-cell>
          <table:table-cell table:formula="of:=[$'Customer Time'.AW58]" office:value-type="float" office:value="0" calcext:value-type="float">
            <text:p>0.00</text:p>
          </table:table-cell>
          <table:table-cell table:formula="of:=[$'Customer Time'.AX58]" office:value-type="float" office:value="0" calcext:value-type="float">
            <text:p>0.00</text:p>
          </table:table-cell>
          <table:table-cell table:formula="of:=[$'Customer Time'.AY58]" office:value-type="float" office:value="11.0667" calcext:value-type="float">
            <text:p>11.07</text:p>
          </table:table-cell>
          <table:table-cell table:formula="of:=[$'Customer Time'.AZ58]" office:value-type="float" office:value="76.2224" calcext:value-type="float">
            <text:p>76.22</text:p>
          </table:table-cell>
          <table:table-cell table:formula="of:=[$'Customer Time'.BA5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Customer Time'.I59]" office:value-type="float" office:value="13.8341" calcext:value-type="float">
            <text:p>13.83</text:p>
          </table:table-cell>
          <table:table-cell table:formula="of:=[$'Customer Time'.J59]" office:value-type="float" office:value="0" calcext:value-type="float">
            <text:p>0.00</text:p>
          </table:table-cell>
          <table:table-cell table:formula="of:=[$'Customer Time'.K59]" office:value-type="float" office:value="0" calcext:value-type="float">
            <text:p>0.00</text:p>
          </table:table-cell>
          <table:table-cell table:formula="of:=[$'Customer Time'.L59]" office:value-type="float" office:value="12.2519" calcext:value-type="float">
            <text:p>12.25</text:p>
          </table:table-cell>
          <table:table-cell table:formula="of:=[$'Customer Time'.M59]" office:value-type="float" office:value="73.9141" calcext:value-type="float">
            <text:p>73.91</text:p>
          </table:table-cell>
          <table:table-cell table:formula="of:=[$'Customer Time'.N59]" office:value-type="float" office:value="0" calcext:value-type="float">
            <text:p>0.00</text:p>
          </table:table-cell>
          <table:table-cell table:formula="of:=[$'Customer Time'.V59]" office:value-type="float" office:value="18.324" calcext:value-type="float">
            <text:p>18.32</text:p>
          </table:table-cell>
          <table:table-cell table:formula="of:=[$'Customer Time'.W59]" office:value-type="float" office:value="0" calcext:value-type="float">
            <text:p>0.00</text:p>
          </table:table-cell>
          <table:table-cell table:formula="of:=[$'Customer Time'.X59]" office:value-type="float" office:value="0" calcext:value-type="float">
            <text:p>0.00</text:p>
          </table:table-cell>
          <table:table-cell table:formula="of:=[$'Customer Time'.Y59]" office:value-type="float" office:value="16.1693" calcext:value-type="float">
            <text:p>16.17</text:p>
          </table:table-cell>
          <table:table-cell table:formula="of:=[$'Customer Time'.Z59]" office:value-type="float" office:value="65.5067" calcext:value-type="float">
            <text:p>65.51</text:p>
          </table:table-cell>
          <table:table-cell table:formula="of:=[$'Customer Time'.AA59]" office:value-type="float" office:value="0" calcext:value-type="float">
            <text:p>0.00</text:p>
          </table:table-cell>
          <table:table-cell table:formula="of:=[$'Customer Time'.AI59]" office:value-type="float" office:value="17.8256" calcext:value-type="float">
            <text:p>17.83</text:p>
          </table:table-cell>
          <table:table-cell table:formula="of:=[$'Customer Time'.AJ59]" office:value-type="float" office:value="0" calcext:value-type="float">
            <text:p>0.00</text:p>
          </table:table-cell>
          <table:table-cell table:formula="of:=[$'Customer Time'.AK59]" office:value-type="float" office:value="0" calcext:value-type="float">
            <text:p>0.00</text:p>
          </table:table-cell>
          <table:table-cell table:formula="of:=[$'Customer Time'.AL59]" office:value-type="float" office:value="18.9693" calcext:value-type="float">
            <text:p>18.97</text:p>
          </table:table-cell>
          <table:table-cell table:formula="of:=[$'Customer Time'.AM59]" office:value-type="float" office:value="63.2051" calcext:value-type="float">
            <text:p>63.21</text:p>
          </table:table-cell>
          <table:table-cell table:formula="of:=[$'Customer Time'.AN59]" office:value-type="float" office:value="0" calcext:value-type="float">
            <text:p>0.00</text:p>
          </table:table-cell>
          <table:table-cell table:formula="of:=[$'Customer Time'.AV59]" office:value-type="float" office:value="14.691" calcext:value-type="float">
            <text:p>14.69</text:p>
          </table:table-cell>
          <table:table-cell table:formula="of:=[$'Customer Time'.AW59]" office:value-type="float" office:value="0" calcext:value-type="float">
            <text:p>0.00</text:p>
          </table:table-cell>
          <table:table-cell table:formula="of:=[$'Customer Time'.AX59]" office:value-type="float" office:value="0" calcext:value-type="float">
            <text:p>0.00</text:p>
          </table:table-cell>
          <table:table-cell table:formula="of:=[$'Customer Time'.AY59]" office:value-type="float" office:value="13.9757" calcext:value-type="float">
            <text:p>13.98</text:p>
          </table:table-cell>
          <table:table-cell table:formula="of:=[$'Customer Time'.AZ59]" office:value-type="float" office:value="71.3333" calcext:value-type="float">
            <text:p>71.33</text:p>
          </table:table-cell>
          <table:table-cell table:formula="of:=[$'Customer Time'.BA5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Customer Time'.I60]" office:value-type="float" office:value="16.7673" calcext:value-type="float">
            <text:p>16.77</text:p>
          </table:table-cell>
          <table:table-cell table:formula="of:=[$'Customer Time'.J60]" office:value-type="float" office:value="0" calcext:value-type="float">
            <text:p>0.00</text:p>
          </table:table-cell>
          <table:table-cell table:formula="of:=[$'Customer Time'.K60]" office:value-type="float" office:value="0" calcext:value-type="float">
            <text:p>0.00</text:p>
          </table:table-cell>
          <table:table-cell table:formula="of:=[$'Customer Time'.L60]" office:value-type="float" office:value="12.5017" calcext:value-type="float">
            <text:p>12.50</text:p>
          </table:table-cell>
          <table:table-cell table:formula="of:=[$'Customer Time'.M60]" office:value-type="float" office:value="70.731" calcext:value-type="float">
            <text:p>70.73</text:p>
          </table:table-cell>
          <table:table-cell table:formula="of:=[$'Customer Time'.N60]" office:value-type="float" office:value="0" calcext:value-type="float">
            <text:p>0.00</text:p>
          </table:table-cell>
          <table:table-cell table:formula="of:=[$'Customer Time'.V60]" office:value-type="float" office:value="17.2959" calcext:value-type="float">
            <text:p>17.30</text:p>
          </table:table-cell>
          <table:table-cell table:formula="of:=[$'Customer Time'.W60]" office:value-type="float" office:value="0" calcext:value-type="float">
            <text:p>0.00</text:p>
          </table:table-cell>
          <table:table-cell table:formula="of:=[$'Customer Time'.X60]" office:value-type="float" office:value="0" calcext:value-type="float">
            <text:p>0.00</text:p>
          </table:table-cell>
          <table:table-cell table:formula="of:=[$'Customer Time'.Y60]" office:value-type="float" office:value="12.6271" calcext:value-type="float">
            <text:p>12.63</text:p>
          </table:table-cell>
          <table:table-cell table:formula="of:=[$'Customer Time'.Z60]" office:value-type="float" office:value="70.077" calcext:value-type="float">
            <text:p>70.08</text:p>
          </table:table-cell>
          <table:table-cell table:formula="of:=[$'Customer Time'.AA60]" office:value-type="float" office:value="0" calcext:value-type="float">
            <text:p>0.00</text:p>
          </table:table-cell>
          <table:table-cell table:formula="of:=[$'Customer Time'.AI60]" office:value-type="float" office:value="16.6385" calcext:value-type="float">
            <text:p>16.64</text:p>
          </table:table-cell>
          <table:table-cell table:formula="of:=[$'Customer Time'.AJ60]" office:value-type="float" office:value="0" calcext:value-type="float">
            <text:p>0.00</text:p>
          </table:table-cell>
          <table:table-cell table:formula="of:=[$'Customer Time'.AK60]" office:value-type="float" office:value="0" calcext:value-type="float">
            <text:p>0.00</text:p>
          </table:table-cell>
          <table:table-cell table:formula="of:=[$'Customer Time'.AL60]" office:value-type="float" office:value="12.3056" calcext:value-type="float">
            <text:p>12.31</text:p>
          </table:table-cell>
          <table:table-cell table:formula="of:=[$'Customer Time'.AM60]" office:value-type="float" office:value="71.0559" calcext:value-type="float">
            <text:p>71.06</text:p>
          </table:table-cell>
          <table:table-cell table:formula="of:=[$'Customer Time'.AN60]" office:value-type="float" office:value="0" calcext:value-type="float">
            <text:p>0.00</text:p>
          </table:table-cell>
          <table:table-cell table:formula="of:=[$'Customer Time'.AV60]" office:value-type="float" office:value="15.0355" calcext:value-type="float">
            <text:p>15.04</text:p>
          </table:table-cell>
          <table:table-cell table:formula="of:=[$'Customer Time'.AW60]" office:value-type="float" office:value="0" calcext:value-type="float">
            <text:p>0.00</text:p>
          </table:table-cell>
          <table:table-cell table:formula="of:=[$'Customer Time'.AX60]" office:value-type="float" office:value="0" calcext:value-type="float">
            <text:p>0.00</text:p>
          </table:table-cell>
          <table:table-cell table:formula="of:=[$'Customer Time'.AY60]" office:value-type="float" office:value="11.7463" calcext:value-type="float">
            <text:p>11.75</text:p>
          </table:table-cell>
          <table:table-cell table:formula="of:=[$'Customer Time'.AZ60]" office:value-type="float" office:value="73.2181" calcext:value-type="float">
            <text:p>73.22</text:p>
          </table:table-cell>
          <table:table-cell table:formula="of:=[$'Customer Time'.BA6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Customer Time'.I61]" office:value-type="float" office:value="16.181" calcext:value-type="float">
            <text:p>16.18</text:p>
          </table:table-cell>
          <table:table-cell table:formula="of:=[$'Customer Time'.J61]" office:value-type="float" office:value="0" calcext:value-type="float">
            <text:p>0.00</text:p>
          </table:table-cell>
          <table:table-cell table:formula="of:=[$'Customer Time'.K61]" office:value-type="float" office:value="0" calcext:value-type="float">
            <text:p>0.00</text:p>
          </table:table-cell>
          <table:table-cell table:formula="of:=[$'Customer Time'.L61]" office:value-type="float" office:value="11.6923" calcext:value-type="float">
            <text:p>11.69</text:p>
          </table:table-cell>
          <table:table-cell table:formula="of:=[$'Customer Time'.M61]" office:value-type="float" office:value="72.1267" calcext:value-type="float">
            <text:p>72.13</text:p>
          </table:table-cell>
          <table:table-cell table:formula="of:=[$'Customer Time'.N61]" office:value-type="float" office:value="0" calcext:value-type="float">
            <text:p>0.00</text:p>
          </table:table-cell>
          <table:table-cell table:formula="of:=[$'Customer Time'.V61]" office:value-type="float" office:value="14.8369" calcext:value-type="float">
            <text:p>14.84</text:p>
          </table:table-cell>
          <table:table-cell table:formula="of:=[$'Customer Time'.W61]" office:value-type="float" office:value="0" calcext:value-type="float">
            <text:p>0.00</text:p>
          </table:table-cell>
          <table:table-cell table:formula="of:=[$'Customer Time'.X61]" office:value-type="float" office:value="0" calcext:value-type="float">
            <text:p>0.00</text:p>
          </table:table-cell>
          <table:table-cell table:formula="of:=[$'Customer Time'.Y61]" office:value-type="float" office:value="11.3733" calcext:value-type="float">
            <text:p>11.37</text:p>
          </table:table-cell>
          <table:table-cell table:formula="of:=[$'Customer Time'.Z61]" office:value-type="float" office:value="73.7898" calcext:value-type="float">
            <text:p>73.79</text:p>
          </table:table-cell>
          <table:table-cell table:formula="of:=[$'Customer Time'.AA61]" office:value-type="float" office:value="0" calcext:value-type="float">
            <text:p>0.00</text:p>
          </table:table-cell>
          <table:table-cell table:formula="of:=[$'Customer Time'.AI61]" office:value-type="float" office:value="13.6992" calcext:value-type="float">
            <text:p>13.70</text:p>
          </table:table-cell>
          <table:table-cell table:formula="of:=[$'Customer Time'.AJ61]" office:value-type="float" office:value="0" calcext:value-type="float">
            <text:p>0.00</text:p>
          </table:table-cell>
          <table:table-cell table:formula="of:=[$'Customer Time'.AK61]" office:value-type="float" office:value="0" calcext:value-type="float">
            <text:p>0.00</text:p>
          </table:table-cell>
          <table:table-cell table:formula="of:=[$'Customer Time'.AL61]" office:value-type="float" office:value="10.5378" calcext:value-type="float">
            <text:p>10.54</text:p>
          </table:table-cell>
          <table:table-cell table:formula="of:=[$'Customer Time'.AM61]" office:value-type="float" office:value="75.763" calcext:value-type="float">
            <text:p>75.76</text:p>
          </table:table-cell>
          <table:table-cell table:formula="of:=[$'Customer Time'.AN61]" office:value-type="float" office:value="0" calcext:value-type="float">
            <text:p>0.00</text:p>
          </table:table-cell>
          <table:table-cell table:formula="of:=[$'Customer Time'.AV61]" office:value-type="float" office:value="13.1198" calcext:value-type="float">
            <text:p>13.12</text:p>
          </table:table-cell>
          <table:table-cell table:formula="of:=[$'Customer Time'.AW61]" office:value-type="float" office:value="0" calcext:value-type="float">
            <text:p>0.00</text:p>
          </table:table-cell>
          <table:table-cell table:formula="of:=[$'Customer Time'.AX61]" office:value-type="float" office:value="0" calcext:value-type="float">
            <text:p>0.00</text:p>
          </table:table-cell>
          <table:table-cell table:formula="of:=[$'Customer Time'.AY61]" office:value-type="float" office:value="11.672" calcext:value-type="float">
            <text:p>11.67</text:p>
          </table:table-cell>
          <table:table-cell table:formula="of:=[$'Customer Time'.AZ61]" office:value-type="float" office:value="75.2082" calcext:value-type="float">
            <text:p>75.21</text:p>
          </table:table-cell>
          <table:table-cell table:formula="of:=[$'Customer Time'.BA6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Customer Time'.I62]" office:value-type="float" office:value="15.9522" calcext:value-type="float">
            <text:p>15.95</text:p>
          </table:table-cell>
          <table:table-cell table:formula="of:=[$'Customer Time'.J62]" office:value-type="float" office:value="0" calcext:value-type="float">
            <text:p>0.00</text:p>
          </table:table-cell>
          <table:table-cell table:formula="of:=[$'Customer Time'.K62]" office:value-type="float" office:value="0" calcext:value-type="float">
            <text:p>0.00</text:p>
          </table:table-cell>
          <table:table-cell table:formula="of:=[$'Customer Time'.L62]" office:value-type="float" office:value="15.0788" calcext:value-type="float">
            <text:p>15.08</text:p>
          </table:table-cell>
          <table:table-cell table:formula="of:=[$'Customer Time'.M62]" office:value-type="float" office:value="68.969" calcext:value-type="float">
            <text:p>68.97</text:p>
          </table:table-cell>
          <table:table-cell table:formula="of:=[$'Customer Time'.N62]" office:value-type="float" office:value="0" calcext:value-type="float">
            <text:p>0.00</text:p>
          </table:table-cell>
          <table:table-cell table:formula="of:=[$'Customer Time'.V62]" office:value-type="float" office:value="11.3203" calcext:value-type="float">
            <text:p>11.32</text:p>
          </table:table-cell>
          <table:table-cell table:formula="of:=[$'Customer Time'.W62]" office:value-type="float" office:value="0" calcext:value-type="float">
            <text:p>0.00</text:p>
          </table:table-cell>
          <table:table-cell table:formula="of:=[$'Customer Time'.X62]" office:value-type="float" office:value="0" calcext:value-type="float">
            <text:p>0.00</text:p>
          </table:table-cell>
          <table:table-cell table:formula="of:=[$'Customer Time'.Y62]" office:value-type="float" office:value="12.0563" calcext:value-type="float">
            <text:p>12.06</text:p>
          </table:table-cell>
          <table:table-cell table:formula="of:=[$'Customer Time'.Z62]" office:value-type="float" office:value="76.6233" calcext:value-type="float">
            <text:p>76.62</text:p>
          </table:table-cell>
          <table:table-cell table:formula="of:=[$'Customer Time'.AA62]" office:value-type="float" office:value="0" calcext:value-type="float">
            <text:p>0.00</text:p>
          </table:table-cell>
          <table:table-cell table:formula="of:=[$'Customer Time'.AI62]" office:value-type="float" office:value="14.0439" calcext:value-type="float">
            <text:p>14.04</text:p>
          </table:table-cell>
          <table:table-cell table:formula="of:=[$'Customer Time'.AJ62]" office:value-type="float" office:value="0" calcext:value-type="float">
            <text:p>0.00</text:p>
          </table:table-cell>
          <table:table-cell table:formula="of:=[$'Customer Time'.AK62]" office:value-type="float" office:value="0" calcext:value-type="float">
            <text:p>0.00</text:p>
          </table:table-cell>
          <table:table-cell table:formula="of:=[$'Customer Time'.AL62]" office:value-type="float" office:value="14.136" calcext:value-type="float">
            <text:p>14.14</text:p>
          </table:table-cell>
          <table:table-cell table:formula="of:=[$'Customer Time'.AM62]" office:value-type="float" office:value="71.8201" calcext:value-type="float">
            <text:p>71.82</text:p>
          </table:table-cell>
          <table:table-cell table:formula="of:=[$'Customer Time'.AN62]" office:value-type="float" office:value="0" calcext:value-type="float">
            <text:p>0.00</text:p>
          </table:table-cell>
          <table:table-cell table:formula="of:=[$'Customer Time'.AV62]" office:value-type="float" office:value="18.997" calcext:value-type="float">
            <text:p>19.00</text:p>
          </table:table-cell>
          <table:table-cell table:formula="of:=[$'Customer Time'.AW62]" office:value-type="float" office:value="0" calcext:value-type="float">
            <text:p>0.00</text:p>
          </table:table-cell>
          <table:table-cell table:formula="of:=[$'Customer Time'.AX62]" office:value-type="float" office:value="0" calcext:value-type="float">
            <text:p>0.00</text:p>
          </table:table-cell>
          <table:table-cell table:formula="of:=[$'Customer Time'.AY62]" office:value-type="float" office:value="19.2061" calcext:value-type="float">
            <text:p>19.21</text:p>
          </table:table-cell>
          <table:table-cell table:formula="of:=[$'Customer Time'.AZ62]" office:value-type="float" office:value="61.7969" calcext:value-type="float">
            <text:p>61.80</text:p>
          </table:table-cell>
          <table:table-cell table:formula="of:=[$'Customer Time'.BA62]" office:value-type="float" office:value="0" calcext:value-type="float">
            <text:p>0.00</text:p>
          </table:table-cell>
        </table:table-row>
        <table:table-row table:style-name="ro2">
          <table:table-cell table:style-name="ce49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7" table:formula="of:=AVERAGE([.B4:.B13])" office:value-type="float" office:value="17.28214" calcext:value-type="float">
            <text:p>17.28</text:p>
          </table:table-cell>
          <table:table-cell table:style-name="ce37" table:formula="of:=AVERAGE([.C4:.C13])" office:value-type="float" office:value="0" calcext:value-type="float">
            <text:p>0.00</text:p>
          </table:table-cell>
          <table:table-cell table:style-name="ce37" table:formula="of:=AVERAGE([.D4:.D13])" office:value-type="float" office:value="0" calcext:value-type="float">
            <text:p>0.00</text:p>
          </table:table-cell>
          <table:table-cell table:style-name="ce37" table:formula="of:=AVERAGE([.E4:.E13])" office:value-type="float" office:value="15.32931" calcext:value-type="float">
            <text:p>15.33</text:p>
          </table:table-cell>
          <table:table-cell table:style-name="ce37" table:formula="of:=AVERAGE([.F4:.F13])" office:value-type="float" office:value="67.38853" calcext:value-type="float">
            <text:p>67.39</text:p>
          </table:table-cell>
          <table:table-cell table:style-name="ce37" table:formula="of:=AVERAGE([.G4:.G13])" office:value-type="float" office:value="0" calcext:value-type="float">
            <text:p>0.00</text:p>
          </table:table-cell>
          <table:table-cell table:style-name="ce37" table:formula="of:=AVERAGE([.H4:.H13])" office:value-type="float" office:value="15.27377" calcext:value-type="float">
            <text:p>15.27</text:p>
          </table:table-cell>
          <table:table-cell table:style-name="ce37" table:formula="of:=AVERAGE([.I4:.I13])" office:value-type="float" office:value="0" calcext:value-type="float">
            <text:p>0.00</text:p>
          </table:table-cell>
          <table:table-cell table:style-name="ce37" table:formula="of:=AVERAGE([.J4:.J13])" office:value-type="float" office:value="0" calcext:value-type="float">
            <text:p>0.00</text:p>
          </table:table-cell>
          <table:table-cell table:style-name="ce37" table:formula="of:=AVERAGE([.K4:.K13])" office:value-type="float" office:value="13.4565" calcext:value-type="float">
            <text:p>13.46</text:p>
          </table:table-cell>
          <table:table-cell table:style-name="ce37" table:formula="of:=AVERAGE([.L4:.L13])" office:value-type="float" office:value="71.26972" calcext:value-type="float">
            <text:p>71.27</text:p>
          </table:table-cell>
          <table:table-cell table:style-name="ce37" table:formula="of:=AVERAGE([.M4:.M13])" office:value-type="float" office:value="0" calcext:value-type="float">
            <text:p>0.00</text:p>
          </table:table-cell>
          <table:table-cell table:style-name="ce37" table:formula="of:=AVERAGE([.N4:.N13])" office:value-type="float" office:value="14.3635" calcext:value-type="float">
            <text:p>14.36</text:p>
          </table:table-cell>
          <table:table-cell table:style-name="ce37" table:formula="of:=AVERAGE([.O4:.O13])" office:value-type="float" office:value="0" calcext:value-type="float">
            <text:p>0.00</text:p>
          </table:table-cell>
          <table:table-cell table:style-name="ce37" table:formula="of:=AVERAGE([.P4:.P13])" office:value-type="float" office:value="0" calcext:value-type="float">
            <text:p>0.00</text:p>
          </table:table-cell>
          <table:table-cell table:style-name="ce37" table:formula="of:=AVERAGE([.Q4:.Q13])" office:value-type="float" office:value="15.4385" calcext:value-type="float">
            <text:p>15.44</text:p>
          </table:table-cell>
          <table:table-cell table:style-name="ce37" table:formula="of:=AVERAGE([.R4:.R13])" office:value-type="float" office:value="70.1979" calcext:value-type="float">
            <text:p>70.20</text:p>
          </table:table-cell>
          <table:table-cell table:style-name="ce37" table:formula="of:=AVERAGE([.S4:.S13])" office:value-type="float" office:value="0" calcext:value-type="float">
            <text:p>0.00</text:p>
          </table:table-cell>
          <table:table-cell table:style-name="ce37" table:formula="of:=AVERAGE([.T4:.T13])" office:value-type="float" office:value="16.68503" calcext:value-type="float">
            <text:p>16.69</text:p>
          </table:table-cell>
          <table:table-cell table:style-name="ce37" table:formula="of:=AVERAGE([.U4:.U13])" office:value-type="float" office:value="0" calcext:value-type="float">
            <text:p>0.00</text:p>
          </table:table-cell>
          <table:table-cell table:style-name="ce37" table:formula="of:=AVERAGE([.V4:.V13])" office:value-type="float" office:value="0" calcext:value-type="float">
            <text:p>0.00</text:p>
          </table:table-cell>
          <table:table-cell table:style-name="ce37" table:formula="of:=AVERAGE([.W4:.W13])" office:value-type="float" office:value="15.220715" calcext:value-type="float">
            <text:p>15.22</text:p>
          </table:table-cell>
          <table:table-cell table:style-name="ce37" table:formula="of:=AVERAGE([.X4:.X13])" office:value-type="float" office:value="68.09427" calcext:value-type="float">
            <text:p>68.09</text:p>
          </table:table-cell>
          <table:table-cell table:style-name="ce37" table:formula="of:=AVERAGE([.Y4:.Y1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7" table:formula="of:=AVERAGE([.B14:.B23])" office:value-type="float" office:value="16.32606" calcext:value-type="float">
            <text:p>16.33</text:p>
          </table:table-cell>
          <table:table-cell table:style-name="ce37" table:formula="of:=AVERAGE([.C14:.C23])" office:value-type="float" office:value="0" calcext:value-type="float">
            <text:p>0.00</text:p>
          </table:table-cell>
          <table:table-cell table:style-name="ce37" table:formula="of:=AVERAGE([.D14:.D23])" office:value-type="float" office:value="0" calcext:value-type="float">
            <text:p>0.00</text:p>
          </table:table-cell>
          <table:table-cell table:style-name="ce37" table:formula="of:=AVERAGE([.E14:.E23])" office:value-type="float" office:value="12.860945" calcext:value-type="float">
            <text:p>12.86</text:p>
          </table:table-cell>
          <table:table-cell table:style-name="ce37" table:formula="of:=AVERAGE([.F14:.F23])" office:value-type="float" office:value="70.81299" calcext:value-type="float">
            <text:p>70.81</text:p>
          </table:table-cell>
          <table:table-cell table:style-name="ce37" table:formula="of:=AVERAGE([.G14:.G23])" office:value-type="float" office:value="0" calcext:value-type="float">
            <text:p>0.00</text:p>
          </table:table-cell>
          <table:table-cell table:style-name="ce37" table:formula="of:=AVERAGE([.H14:.H23])" office:value-type="float" office:value="15.26592" calcext:value-type="float">
            <text:p>15.27</text:p>
          </table:table-cell>
          <table:table-cell table:style-name="ce37" table:formula="of:=AVERAGE([.I14:.I23])" office:value-type="float" office:value="0" calcext:value-type="float">
            <text:p>0.00</text:p>
          </table:table-cell>
          <table:table-cell table:style-name="ce37" table:formula="of:=AVERAGE([.J14:.J23])" office:value-type="float" office:value="0" calcext:value-type="float">
            <text:p>0.00</text:p>
          </table:table-cell>
          <table:table-cell table:style-name="ce37" table:formula="of:=AVERAGE([.K14:.K23])" office:value-type="float" office:value="12.226168" calcext:value-type="float">
            <text:p>12.23</text:p>
          </table:table-cell>
          <table:table-cell table:style-name="ce37" table:formula="of:=AVERAGE([.L14:.L23])" office:value-type="float" office:value="72.50789" calcext:value-type="float">
            <text:p>72.51</text:p>
          </table:table-cell>
          <table:table-cell table:style-name="ce37" table:formula="of:=AVERAGE([.M14:.M23])" office:value-type="float" office:value="0" calcext:value-type="float">
            <text:p>0.00</text:p>
          </table:table-cell>
          <table:table-cell table:style-name="ce37" table:formula="of:=AVERAGE([.N14:.N23])" office:value-type="float" office:value="14.3635" calcext:value-type="float">
            <text:p>14.36</text:p>
          </table:table-cell>
          <table:table-cell table:style-name="ce37" table:formula="of:=AVERAGE([.O14:.O23])" office:value-type="float" office:value="0" calcext:value-type="float">
            <text:p>0.00</text:p>
          </table:table-cell>
          <table:table-cell table:style-name="ce37" table:formula="of:=AVERAGE([.P14:.P23])" office:value-type="float" office:value="0" calcext:value-type="float">
            <text:p>0.00</text:p>
          </table:table-cell>
          <table:table-cell table:style-name="ce37" table:formula="of:=AVERAGE([.Q14:.Q23])" office:value-type="float" office:value="15.4385" calcext:value-type="float">
            <text:p>15.44</text:p>
          </table:table-cell>
          <table:table-cell table:style-name="ce37" table:formula="of:=AVERAGE([.R14:.R23])" office:value-type="float" office:value="70.1979" calcext:value-type="float">
            <text:p>70.20</text:p>
          </table:table-cell>
          <table:table-cell table:style-name="ce37" table:formula="of:=AVERAGE([.S14:.S23])" office:value-type="float" office:value="0" calcext:value-type="float">
            <text:p>0.00</text:p>
          </table:table-cell>
          <table:table-cell table:style-name="ce37" table:formula="of:=AVERAGE([.T14:.T23])" office:value-type="float" office:value="17.1334" calcext:value-type="float">
            <text:p>17.13</text:p>
          </table:table-cell>
          <table:table-cell table:style-name="ce37" table:formula="of:=AVERAGE([.U14:.U23])" office:value-type="float" office:value="0" calcext:value-type="float">
            <text:p>0.00</text:p>
          </table:table-cell>
          <table:table-cell table:style-name="ce37" table:formula="of:=AVERAGE([.V14:.V23])" office:value-type="float" office:value="0" calcext:value-type="float">
            <text:p>0.00</text:p>
          </table:table-cell>
          <table:table-cell table:style-name="ce37" table:formula="of:=AVERAGE([.W14:.W23])" office:value-type="float" office:value="13.602099" calcext:value-type="float">
            <text:p>13.60</text:p>
          </table:table-cell>
          <table:table-cell table:style-name="ce37" table:formula="of:=AVERAGE([.X14:.X23])" office:value-type="float" office:value="69.26451" calcext:value-type="float">
            <text:p>69.26</text:p>
          </table:table-cell>
          <table:table-cell table:style-name="ce37" table:formula="of:=AVERAGE([.Y14:.Y2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7" table:formula="of:=AVERAGE([.B24:.B33])" office:value-type="float" office:value="14.63434" calcext:value-type="float">
            <text:p>14.63</text:p>
          </table:table-cell>
          <table:table-cell table:style-name="ce37" table:formula="of:=AVERAGE([.C24:.C33])" office:value-type="float" office:value="0" calcext:value-type="float">
            <text:p>0.00</text:p>
          </table:table-cell>
          <table:table-cell table:style-name="ce37" table:formula="of:=AVERAGE([.D24:.D33])" office:value-type="float" office:value="0" calcext:value-type="float">
            <text:p>0.00</text:p>
          </table:table-cell>
          <table:table-cell table:style-name="ce37" table:formula="of:=AVERAGE([.E24:.E33])" office:value-type="float" office:value="11.492859" calcext:value-type="float">
            <text:p>11.49</text:p>
          </table:table-cell>
          <table:table-cell table:style-name="ce37" table:formula="of:=AVERAGE([.F24:.F33])" office:value-type="float" office:value="73.87279" calcext:value-type="float">
            <text:p>73.87</text:p>
          </table:table-cell>
          <table:table-cell table:style-name="ce37" table:formula="of:=AVERAGE([.G24:.G33])" office:value-type="float" office:value="0" calcext:value-type="float">
            <text:p>0.00</text:p>
          </table:table-cell>
          <table:table-cell table:style-name="ce37" table:formula="of:=AVERAGE([.H24:.H33])" office:value-type="float" office:value="13.136397" calcext:value-type="float">
            <text:p>13.14</text:p>
          </table:table-cell>
          <table:table-cell table:style-name="ce37" table:formula="of:=AVERAGE([.I24:.I33])" office:value-type="float" office:value="0" calcext:value-type="float">
            <text:p>0.00</text:p>
          </table:table-cell>
          <table:table-cell table:style-name="ce37" table:formula="of:=AVERAGE([.J24:.J33])" office:value-type="float" office:value="0" calcext:value-type="float">
            <text:p>0.00</text:p>
          </table:table-cell>
          <table:table-cell table:style-name="ce37" table:formula="of:=AVERAGE([.K24:.K33])" office:value-type="float" office:value="10.709546" calcext:value-type="float">
            <text:p>10.71</text:p>
          </table:table-cell>
          <table:table-cell table:style-name="ce37" table:formula="of:=AVERAGE([.L24:.L33])" office:value-type="float" office:value="76.15407" calcext:value-type="float">
            <text:p>76.15</text:p>
          </table:table-cell>
          <table:table-cell table:style-name="ce37" table:formula="of:=AVERAGE([.M24:.M33])" office:value-type="float" office:value="0" calcext:value-type="float">
            <text:p>0.00</text:p>
          </table:table-cell>
          <table:table-cell table:style-name="ce37" table:formula="of:=AVERAGE([.N24:.N33])" office:value-type="float" office:value="13.28307" calcext:value-type="float">
            <text:p>13.28</text:p>
          </table:table-cell>
          <table:table-cell table:style-name="ce37" table:formula="of:=AVERAGE([.O24:.O33])" office:value-type="float" office:value="0" calcext:value-type="float">
            <text:p>0.00</text:p>
          </table:table-cell>
          <table:table-cell table:style-name="ce37" table:formula="of:=AVERAGE([.P24:.P33])" office:value-type="float" office:value="0" calcext:value-type="float">
            <text:p>0.00</text:p>
          </table:table-cell>
          <table:table-cell table:style-name="ce37" table:formula="of:=AVERAGE([.Q24:.Q33])" office:value-type="float" office:value="11.578054" calcext:value-type="float">
            <text:p>11.58</text:p>
          </table:table-cell>
          <table:table-cell table:style-name="ce37" table:formula="of:=AVERAGE([.R24:.R33])" office:value-type="float" office:value="75.13884" calcext:value-type="float">
            <text:p>75.14</text:p>
          </table:table-cell>
          <table:table-cell table:style-name="ce37" table:formula="of:=AVERAGE([.S24:.S33])" office:value-type="float" office:value="0" calcext:value-type="float">
            <text:p>0.00</text:p>
          </table:table-cell>
          <table:table-cell table:style-name="ce37" table:formula="of:=AVERAGE([.T24:.T33])" office:value-type="float" office:value="15.047377" calcext:value-type="float">
            <text:p>15.05</text:p>
          </table:table-cell>
          <table:table-cell table:style-name="ce37" table:formula="of:=AVERAGE([.U24:.U33])" office:value-type="float" office:value="0" calcext:value-type="float">
            <text:p>0.00</text:p>
          </table:table-cell>
          <table:table-cell table:style-name="ce37" table:formula="of:=AVERAGE([.V24:.V33])" office:value-type="float" office:value="0" calcext:value-type="float">
            <text:p>0.00</text:p>
          </table:table-cell>
          <table:table-cell table:style-name="ce37" table:formula="of:=AVERAGE([.W24:.W33])" office:value-type="float" office:value="13.615609" calcext:value-type="float">
            <text:p>13.62</text:p>
          </table:table-cell>
          <table:table-cell table:style-name="ce37" table:formula="of:=AVERAGE([.X24:.X33])" office:value-type="float" office:value="71.337" calcext:value-type="float">
            <text:p>71.34</text:p>
          </table:table-cell>
          <table:table-cell table:style-name="ce37" table:formula="of:=AVERAGE([.Y24:.Y3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table:formula="of:=AVERAGE([.B34:.B43])" office:value-type="float" office:value="15.44746" calcext:value-type="float">
            <text:p>15.45</text:p>
          </table:table-cell>
          <table:table-cell table:style-name="ce37" table:formula="of:=AVERAGE([.C34:.C43])" office:value-type="float" office:value="0" calcext:value-type="float">
            <text:p>0.00</text:p>
          </table:table-cell>
          <table:table-cell table:style-name="ce37" table:formula="of:=AVERAGE([.D34:.D43])" office:value-type="float" office:value="0" calcext:value-type="float">
            <text:p>0.00</text:p>
          </table:table-cell>
          <table:table-cell table:style-name="ce37" table:formula="of:=AVERAGE([.E34:.E43])" office:value-type="float" office:value="13.83458" calcext:value-type="float">
            <text:p>13.83</text:p>
          </table:table-cell>
          <table:table-cell table:style-name="ce37" table:formula="of:=AVERAGE([.F34:.F43])" office:value-type="float" office:value="70.71796" calcext:value-type="float">
            <text:p>70.72</text:p>
          </table:table-cell>
          <table:table-cell table:style-name="ce37" table:formula="of:=AVERAGE([.G34:.G43])" office:value-type="float" office:value="0" calcext:value-type="float">
            <text:p>0.00</text:p>
          </table:table-cell>
          <table:table-cell table:style-name="ce37" table:formula="of:=AVERAGE([.H34:.H43])" office:value-type="float" office:value="15.38125" calcext:value-type="float">
            <text:p>15.38</text:p>
          </table:table-cell>
          <table:table-cell table:style-name="ce37" table:formula="of:=AVERAGE([.I34:.I43])" office:value-type="float" office:value="0" calcext:value-type="float">
            <text:p>0.00</text:p>
          </table:table-cell>
          <table:table-cell table:style-name="ce37" table:formula="of:=AVERAGE([.J34:.J43])" office:value-type="float" office:value="0" calcext:value-type="float">
            <text:p>0.00</text:p>
          </table:table-cell>
          <table:table-cell table:style-name="ce37" table:formula="of:=AVERAGE([.K34:.K43])" office:value-type="float" office:value="13.947498" calcext:value-type="float">
            <text:p>13.95</text:p>
          </table:table-cell>
          <table:table-cell table:style-name="ce37" table:formula="of:=AVERAGE([.L34:.L43])" office:value-type="float" office:value="70.67126" calcext:value-type="float">
            <text:p>70.67</text:p>
          </table:table-cell>
          <table:table-cell table:style-name="ce37" table:formula="of:=AVERAGE([.M34:.M43])" office:value-type="float" office:value="0" calcext:value-type="float">
            <text:p>0.00</text:p>
          </table:table-cell>
          <table:table-cell table:style-name="ce37" table:formula="of:=AVERAGE([.N34:.N43])" office:value-type="float" office:value="14.982325" calcext:value-type="float">
            <text:p>14.98</text:p>
          </table:table-cell>
          <table:table-cell table:style-name="ce37" table:formula="of:=AVERAGE([.O34:.O43])" office:value-type="float" office:value="0" calcext:value-type="float">
            <text:p>0.00</text:p>
          </table:table-cell>
          <table:table-cell table:style-name="ce37" table:formula="of:=AVERAGE([.P34:.P43])" office:value-type="float" office:value="0" calcext:value-type="float">
            <text:p>0.00</text:p>
          </table:table-cell>
          <table:table-cell table:style-name="ce37" table:formula="of:=AVERAGE([.Q34:.Q43])" office:value-type="float" office:value="13.47385" calcext:value-type="float">
            <text:p>13.47</text:p>
          </table:table-cell>
          <table:table-cell table:style-name="ce37" table:formula="of:=AVERAGE([.R34:.R43])" office:value-type="float" office:value="71.54383" calcext:value-type="float">
            <text:p>71.54</text:p>
          </table:table-cell>
          <table:table-cell table:style-name="ce37" table:formula="of:=AVERAGE([.S34:.S43])" office:value-type="float" office:value="0" calcext:value-type="float">
            <text:p>0.00</text:p>
          </table:table-cell>
          <table:table-cell table:style-name="ce37" table:formula="of:=AVERAGE([.T34:.T43])" office:value-type="float" office:value="15.32057" calcext:value-type="float">
            <text:p>15.32</text:p>
          </table:table-cell>
          <table:table-cell table:style-name="ce37" table:formula="of:=AVERAGE([.U34:.U43])" office:value-type="float" office:value="0" calcext:value-type="float">
            <text:p>0.00</text:p>
          </table:table-cell>
          <table:table-cell table:style-name="ce37" table:formula="of:=AVERAGE([.V34:.V43])" office:value-type="float" office:value="0" calcext:value-type="float">
            <text:p>0.00</text:p>
          </table:table-cell>
          <table:table-cell table:style-name="ce37" table:formula="of:=AVERAGE([.W34:.W43])" office:value-type="float" office:value="13.867176" calcext:value-type="float">
            <text:p>13.87</text:p>
          </table:table-cell>
          <table:table-cell table:style-name="ce37" table:formula="of:=AVERAGE([.X34:.X43])" office:value-type="float" office:value="70.81225" calcext:value-type="float">
            <text:p>70.81</text:p>
          </table:table-cell>
          <table:table-cell table:style-name="ce37" table:formula="of:=AVERAGE([.Y34:.Y4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7" table:formula="of:=AVERAGE([.B44:.B53])" office:value-type="float" office:value="17.57613" calcext:value-type="float">
            <text:p>17.58</text:p>
          </table:table-cell>
          <table:table-cell table:style-name="ce37" table:formula="of:=AVERAGE([.C44:.C53])" office:value-type="float" office:value="0" calcext:value-type="float">
            <text:p>0.00</text:p>
          </table:table-cell>
          <table:table-cell table:style-name="ce37" table:formula="of:=AVERAGE([.D44:.D53])" office:value-type="float" office:value="0" calcext:value-type="float">
            <text:p>0.00</text:p>
          </table:table-cell>
          <table:table-cell table:style-name="ce37" table:formula="of:=AVERAGE([.E44:.E53])" office:value-type="float" office:value="14.689002" calcext:value-type="float">
            <text:p>14.69</text:p>
          </table:table-cell>
          <table:table-cell table:style-name="ce37" table:formula="of:=AVERAGE([.F44:.F53])" office:value-type="float" office:value="67.73486" calcext:value-type="float">
            <text:p>67.73</text:p>
          </table:table-cell>
          <table:table-cell table:style-name="ce37" table:formula="of:=AVERAGE([.G44:.G53])" office:value-type="float" office:value="0" calcext:value-type="float">
            <text:p>0.00</text:p>
          </table:table-cell>
          <table:table-cell table:style-name="ce37" table:formula="of:=AVERAGE([.H44:.H53])" office:value-type="float" office:value="16.17714" calcext:value-type="float">
            <text:p>16.18</text:p>
          </table:table-cell>
          <table:table-cell table:style-name="ce37" table:formula="of:=AVERAGE([.I44:.I53])" office:value-type="float" office:value="0" calcext:value-type="float">
            <text:p>0.00</text:p>
          </table:table-cell>
          <table:table-cell table:style-name="ce37" table:formula="of:=AVERAGE([.J44:.J53])" office:value-type="float" office:value="0" calcext:value-type="float">
            <text:p>0.00</text:p>
          </table:table-cell>
          <table:table-cell table:style-name="ce37" table:formula="of:=AVERAGE([.K44:.K53])" office:value-type="float" office:value="14.411201" calcext:value-type="float">
            <text:p>14.41</text:p>
          </table:table-cell>
          <table:table-cell table:style-name="ce37" table:formula="of:=AVERAGE([.L44:.L53])" office:value-type="float" office:value="69.41165" calcext:value-type="float">
            <text:p>69.41</text:p>
          </table:table-cell>
          <table:table-cell table:style-name="ce37" table:formula="of:=AVERAGE([.M44:.M53])" office:value-type="float" office:value="0" calcext:value-type="float">
            <text:p>0.00</text:p>
          </table:table-cell>
          <table:table-cell table:style-name="ce37" table:formula="of:=AVERAGE([.N44:.N53])" office:value-type="float" office:value="15.81422" calcext:value-type="float">
            <text:p>15.81</text:p>
          </table:table-cell>
          <table:table-cell table:style-name="ce37" table:formula="of:=AVERAGE([.O44:.O53])" office:value-type="float" office:value="0" calcext:value-type="float">
            <text:p>0.00</text:p>
          </table:table-cell>
          <table:table-cell table:style-name="ce37" table:formula="of:=AVERAGE([.P44:.P53])" office:value-type="float" office:value="0" calcext:value-type="float">
            <text:p>0.00</text:p>
          </table:table-cell>
          <table:table-cell table:style-name="ce37" table:formula="of:=AVERAGE([.Q44:.Q53])" office:value-type="float" office:value="13.596746" calcext:value-type="float">
            <text:p>13.60</text:p>
          </table:table-cell>
          <table:table-cell table:style-name="ce37" table:formula="of:=AVERAGE([.R44:.R53])" office:value-type="float" office:value="70.58904" calcext:value-type="float">
            <text:p>70.59</text:p>
          </table:table-cell>
          <table:table-cell table:style-name="ce37" table:formula="of:=AVERAGE([.S44:.S53])" office:value-type="float" office:value="0" calcext:value-type="float">
            <text:p>0.00</text:p>
          </table:table-cell>
          <table:table-cell table:style-name="ce37" table:formula="of:=AVERAGE([.T44:.T53])" office:value-type="float" office:value="15.45672" calcext:value-type="float">
            <text:p>15.46</text:p>
          </table:table-cell>
          <table:table-cell table:style-name="ce37" table:formula="of:=AVERAGE([.U44:.U53])" office:value-type="float" office:value="0" calcext:value-type="float">
            <text:p>0.00</text:p>
          </table:table-cell>
          <table:table-cell table:style-name="ce37" table:formula="of:=AVERAGE([.V44:.V53])" office:value-type="float" office:value="0" calcext:value-type="float">
            <text:p>0.00</text:p>
          </table:table-cell>
          <table:table-cell table:style-name="ce37" table:formula="of:=AVERAGE([.W44:.W53])" office:value-type="float" office:value="13.445329" calcext:value-type="float">
            <text:p>13.45</text:p>
          </table:table-cell>
          <table:table-cell table:style-name="ce37" table:formula="of:=AVERAGE([.X44:.X53])" office:value-type="float" office:value="71.09797" calcext:value-type="float">
            <text:p>71.10</text:p>
          </table:table-cell>
          <table:table-cell table:style-name="ce37" table:formula="of:=AVERAGE([.Y44:.Y53])" office:value-type="float" office:value="0" calcext:value-type="float">
            <text:p>0.00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table:formula="of:=AVERAGE([.B54:.B63])" office:value-type="float" office:value="18.11271" calcext:value-type="float">
            <text:p>18.11</text:p>
          </table:table-cell>
          <table:table-cell table:style-name="ce38" table:formula="of:=AVERAGE([.C54:.C63])" office:value-type="float" office:value="0" calcext:value-type="float">
            <text:p>0.00</text:p>
          </table:table-cell>
          <table:table-cell table:style-name="ce38" table:formula="of:=AVERAGE([.D54:.D63])" office:value-type="float" office:value="0" calcext:value-type="float">
            <text:p>0.00</text:p>
          </table:table-cell>
          <table:table-cell table:style-name="ce38" table:formula="of:=AVERAGE([.E54:.E63])" office:value-type="float" office:value="15.675167" calcext:value-type="float">
            <text:p>15.68</text:p>
          </table:table-cell>
          <table:table-cell table:style-name="ce38" table:formula="of:=AVERAGE([.F54:.F63])" office:value-type="float" office:value="66.21211" calcext:value-type="float">
            <text:p>66.21</text:p>
          </table:table-cell>
          <table:table-cell table:style-name="ce38" table:formula="of:=AVERAGE([.G54:.G63])" office:value-type="float" office:value="0" calcext:value-type="float">
            <text:p>0.00</text:p>
          </table:table-cell>
          <table:table-cell table:style-name="ce38" table:formula="of:=AVERAGE([.H54:.H63])" office:value-type="float" office:value="17.03692" calcext:value-type="float">
            <text:p>17.04</text:p>
          </table:table-cell>
          <table:table-cell table:style-name="ce38" table:formula="of:=AVERAGE([.I54:.I63])" office:value-type="float" office:value="0" calcext:value-type="float">
            <text:p>0.00</text:p>
          </table:table-cell>
          <table:table-cell table:style-name="ce38" table:formula="of:=AVERAGE([.J54:.J63])" office:value-type="float" office:value="0" calcext:value-type="float">
            <text:p>0.00</text:p>
          </table:table-cell>
          <table:table-cell table:style-name="ce38" table:formula="of:=AVERAGE([.K54:.K63])" office:value-type="float" office:value="15.140363" calcext:value-type="float">
            <text:p>15.14</text:p>
          </table:table-cell>
          <table:table-cell table:style-name="ce38" table:formula="of:=AVERAGE([.L54:.L63])" office:value-type="float" office:value="67.82271" calcext:value-type="float">
            <text:p>67.82</text:p>
          </table:table-cell>
          <table:table-cell table:style-name="ce38" table:formula="of:=AVERAGE([.M54:.M63])" office:value-type="float" office:value="0" calcext:value-type="float">
            <text:p>0.00</text:p>
          </table:table-cell>
          <table:table-cell table:style-name="ce38" table:formula="of:=AVERAGE([.N54:.N63])" office:value-type="float" office:value="17.39811" calcext:value-type="float">
            <text:p>17.40</text:p>
          </table:table-cell>
          <table:table-cell table:style-name="ce38" table:formula="of:=AVERAGE([.O54:.O63])" office:value-type="float" office:value="0" calcext:value-type="float">
            <text:p>0.00</text:p>
          </table:table-cell>
          <table:table-cell table:style-name="ce38" table:formula="of:=AVERAGE([.P54:.P63])" office:value-type="float" office:value="0" calcext:value-type="float">
            <text:p>0.00</text:p>
          </table:table-cell>
          <table:table-cell table:style-name="ce38" table:formula="of:=AVERAGE([.Q54:.Q63])" office:value-type="float" office:value="15.35306" calcext:value-type="float">
            <text:p>15.35</text:p>
          </table:table-cell>
          <table:table-cell table:style-name="ce38" table:formula="of:=AVERAGE([.R54:.R63])" office:value-type="float" office:value="67.24884" calcext:value-type="float">
            <text:p>67.25</text:p>
          </table:table-cell>
          <table:table-cell table:style-name="ce38" table:formula="of:=AVERAGE([.S54:.S63])" office:value-type="float" office:value="0" calcext:value-type="float">
            <text:p>0.00</text:p>
          </table:table-cell>
          <table:table-cell table:style-name="ce38" table:formula="of:=AVERAGE([.T54:.T63])" office:value-type="float" office:value="14.94508" calcext:value-type="float">
            <text:p>14.95</text:p>
          </table:table-cell>
          <table:table-cell table:style-name="ce38" table:formula="of:=AVERAGE([.U54:.U63])" office:value-type="float" office:value="0" calcext:value-type="float">
            <text:p>0.00</text:p>
          </table:table-cell>
          <table:table-cell table:style-name="ce38" table:formula="of:=AVERAGE([.V54:.V63])" office:value-type="float" office:value="0" calcext:value-type="float">
            <text:p>0.00</text:p>
          </table:table-cell>
          <table:table-cell table:style-name="ce38" table:formula="of:=AVERAGE([.W54:.W63])" office:value-type="float" office:value="13.492907" calcext:value-type="float">
            <text:p>13.49</text:p>
          </table:table-cell>
          <table:table-cell table:style-name="ce38" table:formula="of:=AVERAGE([.X54:.X63])" office:value-type="float" office:value="71.56201" calcext:value-type="float">
            <text:p>71.56</text:p>
          </table:table-cell>
          <table:table-cell table:style-name="ce38" table:formula="of:=AVERAGE([.Y54:.Y63])" office:value-type="float" office:value="0" calcext:value-type="float">
            <text:p>0.00</text:p>
          </table:table-cell>
        </table:table-row>
      </table:table>
      <table:table table:name="Compare Dist" table:style-name="ta2">
        <office:forms form:automatic-focus="false" form:apply-design-mode="false"/>
        <table:table-column table:style-name="co22" table:default-cell-style-name="ce23"/>
        <table:table-column table:style-name="co19" table:default-cell-style-name="ce13"/>
        <table:table-column table:style-name="co27" table:default-cell-style-name="ce13"/>
        <table:table-column table:style-name="co26" table:default-cell-style-name="ce13"/>
        <table:table-column table:style-name="co19" table:default-cell-style-name="ce13"/>
        <table:table-column table:style-name="co19" table:number-columns-repeated="2" table:default-cell-style-name="ce39"/>
        <table:table-column table:style-name="co26" table:default-cell-style-name="ce39"/>
        <table:table-column table:style-name="co19" table:default-cell-style-name="ce39"/>
        <table:table-column table:style-name="co19" table:default-cell-style-name="ce53"/>
        <table:table-column table:style-name="co19" table:number-columns-repeated="7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4" table:number-rows-spanned="1">
            <text:p>10.00%</text:p>
          </table:table-cell>
          <table:covered-table-cell table:number-columns-repeated="3" table:style-name="ce74"/>
          <table:table-cell table:style-name="ce74" office:value-type="percentage" office:value="0.2" calcext:value-type="percentage" table:number-columns-spanned="4" table:number-rows-spanned="1">
            <text:p>20.00%</text:p>
          </table:table-cell>
          <table:covered-table-cell table:number-columns-repeated="2" table:style-name="Default"/>
          <table:covered-table-cell table:style-name="ce87"/>
          <table:table-cell table:style-name="ce74" office:value-type="percentage" office:value="0.3" calcext:value-type="percentage" table:number-columns-spanned="4" table:number-rows-spanned="1">
            <text:p>30.00%</text:p>
          </table:table-cell>
          <table:covered-table-cell table:number-columns-repeated="3" table:style-name="Default"/>
          <table:table-cell table:style-name="ce74" office:value-type="percentage" office:value="0.4" calcext:value-type="percentage" table:number-columns-spanned="4" table:number-rows-spanned="1">
            <text:p>40.00%</text:p>
          </table:table-cell>
          <table:covered-table-cell table:number-columns-repeated="3" table:style-name="Default"/>
        </table:table-row>
        <table:table-row table:style-name="ro2">
          <table:table-cell table:style-name="ce49" office:value-type="string" calcext:value-type="string" table:number-columns-spanned="1" table:number-rows-spanned="2">
            <text:p>Instance</text:p>
          </table:table-cell>
          <table:table-cell table:style-name="ce49" office:value-type="string" calcext:value-type="string" table:number-columns-spanned="4" table:number-rows-spanned="1">
            <text:p>Customer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Customer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Customer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Customer</text:p>
          </table:table-cell>
          <table:covered-table-cell table:number-columns-repeated="3" table:style-name="ce49"/>
        </table:table-row>
        <table:table-row table:style-name="ro1">
          <table:covered-table-cell table:style-name="ce49"/>
          <table:table-cell table:style-name="ce3" office:value-type="string" calcext:value-type="string">
            <text:p>c(%)</text:p>
          </table:table-cell>
          <table:table-cell table:style-name="ce3" office:value-type="string" calcext:value-type="string">
            <text:p>p(%)</text:p>
          </table:table-cell>
          <table:table-cell table:style-name="ce3" office:value-type="string" calcext:value-type="string">
            <text:p>b(%)</text:p>
          </table:table-cell>
          <table:table-cell table:style-name="ce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Customer Dist'.G3]" office:value-type="float" office:value="37.9408" calcext:value-type="float">
            <text:p>37.94</text:p>
          </table:table-cell>
          <table:table-cell table:formula="of:=[$'Customer Dist'.H3]" office:value-type="float" office:value="0" calcext:value-type="float">
            <text:p>0.00</text:p>
          </table:table-cell>
          <table:table-cell table:formula="of:=[$'Customer Dist'.I3]" office:value-type="float" office:value="0" calcext:value-type="float">
            <text:p>0.00</text:p>
          </table:table-cell>
          <table:table-cell table:formula="of:=[$'Customer Dist'.J3]" office:value-type="float" office:value="62.0592" calcext:value-type="float">
            <text:p>62.06</text:p>
          </table:table-cell>
          <table:table-cell table:formula="of:=[$'Customer Dist'.P3]" office:value-type="float" office:value="38.5425" calcext:value-type="float">
            <text:p>38.54</text:p>
          </table:table-cell>
          <table:table-cell table:formula="of:=[$'Customer Dist'.Q3]" office:value-type="float" office:value="0" calcext:value-type="float">
            <text:p>0.00</text:p>
          </table:table-cell>
          <table:table-cell table:formula="of:=[$'Customer Dist'.R3]" office:value-type="float" office:value="0" calcext:value-type="float">
            <text:p>0.00</text:p>
          </table:table-cell>
          <table:table-cell table:formula="of:=[$'Customer Dist'.S3]" office:value-type="float" office:value="61.4575" calcext:value-type="float">
            <text:p>61.46</text:p>
          </table:table-cell>
          <table:table-cell table:formula="of:=[$'Customer Dist'.Y3]" office:value-type="float" office:value="39.8262" calcext:value-type="float">
            <text:p>39.83</text:p>
          </table:table-cell>
          <table:table-cell table:formula="of:=[$'Customer Dist'.Z3]" office:value-type="float" office:value="0" calcext:value-type="float">
            <text:p>0.00</text:p>
          </table:table-cell>
          <table:table-cell table:formula="of:=[$'Customer Dist'.AA3]" office:value-type="float" office:value="0" calcext:value-type="float">
            <text:p>0.00</text:p>
          </table:table-cell>
          <table:table-cell table:formula="of:=[$'Customer Dist'.AB3]" office:value-type="float" office:value="60.1738" calcext:value-type="float">
            <text:p>60.17</text:p>
          </table:table-cell>
          <table:table-cell table:formula="of:=[$'Customer Dist'.AH3]" office:value-type="float" office:value="37.5674" calcext:value-type="float">
            <text:p>37.57</text:p>
          </table:table-cell>
          <table:table-cell table:formula="of:=[$'Customer Dist'.AI3]" office:value-type="float" office:value="0" calcext:value-type="float">
            <text:p>0.00</text:p>
          </table:table-cell>
          <table:table-cell table:formula="of:=[$'Customer Dist'.AJ3]" office:value-type="float" office:value="0" calcext:value-type="float">
            <text:p>0.00</text:p>
          </table:table-cell>
          <table:table-cell table:formula="of:=[$'Customer Dist'.AK3]" office:value-type="float" office:value="62.4326" calcext:value-type="float">
            <text:p>62.43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Customer Dist'.G4]" office:value-type="float" office:value="43.1481" calcext:value-type="float">
            <text:p>43.15</text:p>
          </table:table-cell>
          <table:table-cell table:formula="of:=[$'Customer Dist'.H4]" office:value-type="float" office:value="0" calcext:value-type="float">
            <text:p>0.00</text:p>
          </table:table-cell>
          <table:table-cell table:formula="of:=[$'Customer Dist'.I4]" office:value-type="float" office:value="0" calcext:value-type="float">
            <text:p>0.00</text:p>
          </table:table-cell>
          <table:table-cell table:formula="of:=[$'Customer Dist'.J4]" office:value-type="float" office:value="56.8519" calcext:value-type="float">
            <text:p>56.85</text:p>
          </table:table-cell>
          <table:table-cell table:formula="of:=[$'Customer Dist'.P4]" office:value-type="float" office:value="41.9415" calcext:value-type="float">
            <text:p>41.94</text:p>
          </table:table-cell>
          <table:table-cell table:formula="of:=[$'Customer Dist'.Q4]" office:value-type="float" office:value="0" calcext:value-type="float">
            <text:p>0.00</text:p>
          </table:table-cell>
          <table:table-cell table:formula="of:=[$'Customer Dist'.R4]" office:value-type="float" office:value="0" calcext:value-type="float">
            <text:p>0.00</text:p>
          </table:table-cell>
          <table:table-cell table:formula="of:=[$'Customer Dist'.S4]" office:value-type="float" office:value="58.0585" calcext:value-type="float">
            <text:p>58.06</text:p>
          </table:table-cell>
          <table:table-cell table:formula="of:=[$'Customer Dist'.Y4]" office:value-type="float" office:value="37.8276" calcext:value-type="float">
            <text:p>37.83</text:p>
          </table:table-cell>
          <table:table-cell table:formula="of:=[$'Customer Dist'.Z4]" office:value-type="float" office:value="0" calcext:value-type="float">
            <text:p>0.00</text:p>
          </table:table-cell>
          <table:table-cell table:formula="of:=[$'Customer Dist'.AA4]" office:value-type="float" office:value="0" calcext:value-type="float">
            <text:p>0.00</text:p>
          </table:table-cell>
          <table:table-cell table:formula="of:=[$'Customer Dist'.AB4]" office:value-type="float" office:value="62.1724" calcext:value-type="float">
            <text:p>62.17</text:p>
          </table:table-cell>
          <table:table-cell table:formula="of:=[$'Customer Dist'.AH4]" office:value-type="float" office:value="36.7347" calcext:value-type="float">
            <text:p>36.73</text:p>
          </table:table-cell>
          <table:table-cell table:formula="of:=[$'Customer Dist'.AI4]" office:value-type="float" office:value="0" calcext:value-type="float">
            <text:p>0.00</text:p>
          </table:table-cell>
          <table:table-cell table:formula="of:=[$'Customer Dist'.AJ4]" office:value-type="float" office:value="0" calcext:value-type="float">
            <text:p>0.00</text:p>
          </table:table-cell>
          <table:table-cell table:formula="of:=[$'Customer Dist'.AK4]" office:value-type="float" office:value="63.2653" calcext:value-type="float">
            <text:p>63.27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Customer Dist'.G5]" office:value-type="float" office:value="39.1866" calcext:value-type="float">
            <text:p>39.19</text:p>
          </table:table-cell>
          <table:table-cell table:formula="of:=[$'Customer Dist'.H5]" office:value-type="float" office:value="0" calcext:value-type="float">
            <text:p>0.00</text:p>
          </table:table-cell>
          <table:table-cell table:formula="of:=[$'Customer Dist'.I5]" office:value-type="float" office:value="0" calcext:value-type="float">
            <text:p>0.00</text:p>
          </table:table-cell>
          <table:table-cell table:formula="of:=[$'Customer Dist'.J5]" office:value-type="float" office:value="60.8134" calcext:value-type="float">
            <text:p>60.81</text:p>
          </table:table-cell>
          <table:table-cell table:formula="of:=[$'Customer Dist'.P5]" office:value-type="float" office:value="40.1681" calcext:value-type="float">
            <text:p>40.17</text:p>
          </table:table-cell>
          <table:table-cell table:formula="of:=[$'Customer Dist'.Q5]" office:value-type="float" office:value="0" calcext:value-type="float">
            <text:p>0.00</text:p>
          </table:table-cell>
          <table:table-cell table:formula="of:=[$'Customer Dist'.R5]" office:value-type="float" office:value="0" calcext:value-type="float">
            <text:p>0.00</text:p>
          </table:table-cell>
          <table:table-cell table:formula="of:=[$'Customer Dist'.S5]" office:value-type="float" office:value="59.8319" calcext:value-type="float">
            <text:p>59.83</text:p>
          </table:table-cell>
          <table:table-cell table:formula="of:=[$'Customer Dist'.Y5]" office:value-type="float" office:value="38.4586" calcext:value-type="float">
            <text:p>38.46</text:p>
          </table:table-cell>
          <table:table-cell table:formula="of:=[$'Customer Dist'.Z5]" office:value-type="float" office:value="0" calcext:value-type="float">
            <text:p>0.00</text:p>
          </table:table-cell>
          <table:table-cell table:formula="of:=[$'Customer Dist'.AA5]" office:value-type="float" office:value="0" calcext:value-type="float">
            <text:p>0.00</text:p>
          </table:table-cell>
          <table:table-cell table:formula="of:=[$'Customer Dist'.AB5]" office:value-type="float" office:value="61.5414" calcext:value-type="float">
            <text:p>61.54</text:p>
          </table:table-cell>
          <table:table-cell table:formula="of:=[$'Customer Dist'.AH5]" office:value-type="float" office:value="38.3179" calcext:value-type="float">
            <text:p>38.32</text:p>
          </table:table-cell>
          <table:table-cell table:formula="of:=[$'Customer Dist'.AI5]" office:value-type="float" office:value="0" calcext:value-type="float">
            <text:p>0.00</text:p>
          </table:table-cell>
          <table:table-cell table:formula="of:=[$'Customer Dist'.AJ5]" office:value-type="float" office:value="0" calcext:value-type="float">
            <text:p>0.00</text:p>
          </table:table-cell>
          <table:table-cell table:formula="of:=[$'Customer Dist'.AK5]" office:value-type="float" office:value="61.6821" calcext:value-type="float">
            <text:p>61.68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Customer Dist'.G6]" office:value-type="float" office:value="34.7891" calcext:value-type="float">
            <text:p>34.79</text:p>
          </table:table-cell>
          <table:table-cell table:formula="of:=[$'Customer Dist'.H6]" office:value-type="float" office:value="0" calcext:value-type="float">
            <text:p>0.00</text:p>
          </table:table-cell>
          <table:table-cell table:formula="of:=[$'Customer Dist'.I6]" office:value-type="float" office:value="0" calcext:value-type="float">
            <text:p>0.00</text:p>
          </table:table-cell>
          <table:table-cell table:formula="of:=[$'Customer Dist'.J6]" office:value-type="float" office:value="65.2109" calcext:value-type="float">
            <text:p>65.21</text:p>
          </table:table-cell>
          <table:table-cell table:formula="of:=[$'Customer Dist'.P6]" office:value-type="float" office:value="36.0948" calcext:value-type="float">
            <text:p>36.09</text:p>
          </table:table-cell>
          <table:table-cell table:formula="of:=[$'Customer Dist'.Q6]" office:value-type="float" office:value="0" calcext:value-type="float">
            <text:p>0.00</text:p>
          </table:table-cell>
          <table:table-cell table:formula="of:=[$'Customer Dist'.R6]" office:value-type="float" office:value="0" calcext:value-type="float">
            <text:p>0.00</text:p>
          </table:table-cell>
          <table:table-cell table:formula="of:=[$'Customer Dist'.S6]" office:value-type="float" office:value="63.9052" calcext:value-type="float">
            <text:p>63.91</text:p>
          </table:table-cell>
          <table:table-cell table:formula="of:=[$'Customer Dist'.Y6]" office:value-type="float" office:value="34.9756" calcext:value-type="float">
            <text:p>34.98</text:p>
          </table:table-cell>
          <table:table-cell table:formula="of:=[$'Customer Dist'.Z6]" office:value-type="float" office:value="0" calcext:value-type="float">
            <text:p>0.00</text:p>
          </table:table-cell>
          <table:table-cell table:formula="of:=[$'Customer Dist'.AA6]" office:value-type="float" office:value="0" calcext:value-type="float">
            <text:p>0.00</text:p>
          </table:table-cell>
          <table:table-cell table:formula="of:=[$'Customer Dist'.AB6]" office:value-type="float" office:value="65.0244" calcext:value-type="float">
            <text:p>65.02</text:p>
          </table:table-cell>
          <table:table-cell table:formula="of:=[$'Customer Dist'.AH6]" office:value-type="float" office:value="31.3157" calcext:value-type="float">
            <text:p>31.32</text:p>
          </table:table-cell>
          <table:table-cell table:formula="of:=[$'Customer Dist'.AI6]" office:value-type="float" office:value="0" calcext:value-type="float">
            <text:p>0.00</text:p>
          </table:table-cell>
          <table:table-cell table:formula="of:=[$'Customer Dist'.AJ6]" office:value-type="float" office:value="0" calcext:value-type="float">
            <text:p>0.00</text:p>
          </table:table-cell>
          <table:table-cell table:formula="of:=[$'Customer Dist'.AK6]" office:value-type="float" office:value="68.6843" calcext:value-type="float">
            <text:p>68.68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Customer Dist'.G7]" office:value-type="float" office:value="43.0368" calcext:value-type="float">
            <text:p>43.04</text:p>
          </table:table-cell>
          <table:table-cell table:formula="of:=[$'Customer Dist'.H7]" office:value-type="float" office:value="0" calcext:value-type="float">
            <text:p>0.00</text:p>
          </table:table-cell>
          <table:table-cell table:formula="of:=[$'Customer Dist'.I7]" office:value-type="float" office:value="0" calcext:value-type="float">
            <text:p>0.00</text:p>
          </table:table-cell>
          <table:table-cell table:formula="of:=[$'Customer Dist'.J7]" office:value-type="float" office:value="56.9632" calcext:value-type="float">
            <text:p>56.96</text:p>
          </table:table-cell>
          <table:table-cell table:formula="of:=[$'Customer Dist'.P7]" office:value-type="float" office:value="42.8983" calcext:value-type="float">
            <text:p>42.90</text:p>
          </table:table-cell>
          <table:table-cell table:formula="of:=[$'Customer Dist'.Q7]" office:value-type="float" office:value="0" calcext:value-type="float">
            <text:p>0.00</text:p>
          </table:table-cell>
          <table:table-cell table:formula="of:=[$'Customer Dist'.R7]" office:value-type="float" office:value="0" calcext:value-type="float">
            <text:p>0.00</text:p>
          </table:table-cell>
          <table:table-cell table:formula="of:=[$'Customer Dist'.S7]" office:value-type="float" office:value="57.1017" calcext:value-type="float">
            <text:p>57.10</text:p>
          </table:table-cell>
          <table:table-cell table:formula="of:=[$'Customer Dist'.Y7]" office:value-type="float" office:value="43.4407" calcext:value-type="float">
            <text:p>43.44</text:p>
          </table:table-cell>
          <table:table-cell table:formula="of:=[$'Customer Dist'.Z7]" office:value-type="float" office:value="0" calcext:value-type="float">
            <text:p>0.00</text:p>
          </table:table-cell>
          <table:table-cell table:formula="of:=[$'Customer Dist'.AA7]" office:value-type="float" office:value="0" calcext:value-type="float">
            <text:p>0.00</text:p>
          </table:table-cell>
          <table:table-cell table:formula="of:=[$'Customer Dist'.AB7]" office:value-type="float" office:value="56.5593" calcext:value-type="float">
            <text:p>56.56</text:p>
          </table:table-cell>
          <table:table-cell table:formula="of:=[$'Customer Dist'.AH7]" office:value-type="float" office:value="43.4358" calcext:value-type="float">
            <text:p>43.44</text:p>
          </table:table-cell>
          <table:table-cell table:formula="of:=[$'Customer Dist'.AI7]" office:value-type="float" office:value="0" calcext:value-type="float">
            <text:p>0.00</text:p>
          </table:table-cell>
          <table:table-cell table:formula="of:=[$'Customer Dist'.AJ7]" office:value-type="float" office:value="0" calcext:value-type="float">
            <text:p>0.00</text:p>
          </table:table-cell>
          <table:table-cell table:formula="of:=[$'Customer Dist'.AK7]" office:value-type="float" office:value="56.5642" calcext:value-type="float">
            <text:p>56.56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Customer Dist'.G8]" office:value-type="float" office:value="36.7495" calcext:value-type="float">
            <text:p>36.75</text:p>
          </table:table-cell>
          <table:table-cell table:formula="of:=[$'Customer Dist'.H8]" office:value-type="float" office:value="0" calcext:value-type="float">
            <text:p>0.00</text:p>
          </table:table-cell>
          <table:table-cell table:formula="of:=[$'Customer Dist'.I8]" office:value-type="float" office:value="0" calcext:value-type="float">
            <text:p>0.00</text:p>
          </table:table-cell>
          <table:table-cell table:formula="of:=[$'Customer Dist'.J8]" office:value-type="float" office:value="63.2505" calcext:value-type="float">
            <text:p>63.25</text:p>
          </table:table-cell>
          <table:table-cell table:formula="of:=[$'Customer Dist'.P8]" office:value-type="float" office:value="36.3528" calcext:value-type="float">
            <text:p>36.35</text:p>
          </table:table-cell>
          <table:table-cell table:formula="of:=[$'Customer Dist'.Q8]" office:value-type="float" office:value="0" calcext:value-type="float">
            <text:p>0.00</text:p>
          </table:table-cell>
          <table:table-cell table:formula="of:=[$'Customer Dist'.R8]" office:value-type="float" office:value="0" calcext:value-type="float">
            <text:p>0.00</text:p>
          </table:table-cell>
          <table:table-cell table:formula="of:=[$'Customer Dist'.S8]" office:value-type="float" office:value="63.6472" calcext:value-type="float">
            <text:p>63.65</text:p>
          </table:table-cell>
          <table:table-cell table:formula="of:=[$'Customer Dist'.Y8]" office:value-type="float" office:value="41.8839" calcext:value-type="float">
            <text:p>41.88</text:p>
          </table:table-cell>
          <table:table-cell table:formula="of:=[$'Customer Dist'.Z8]" office:value-type="float" office:value="0" calcext:value-type="float">
            <text:p>0.00</text:p>
          </table:table-cell>
          <table:table-cell table:formula="of:=[$'Customer Dist'.AA8]" office:value-type="float" office:value="0" calcext:value-type="float">
            <text:p>0.00</text:p>
          </table:table-cell>
          <table:table-cell table:formula="of:=[$'Customer Dist'.AB8]" office:value-type="float" office:value="58.1161" calcext:value-type="float">
            <text:p>58.12</text:p>
          </table:table-cell>
          <table:table-cell table:formula="of:=[$'Customer Dist'.AH8]" office:value-type="float" office:value="41.4563" calcext:value-type="float">
            <text:p>41.46</text:p>
          </table:table-cell>
          <table:table-cell table:formula="of:=[$'Customer Dist'.AI8]" office:value-type="float" office:value="0" calcext:value-type="float">
            <text:p>0.00</text:p>
          </table:table-cell>
          <table:table-cell table:formula="of:=[$'Customer Dist'.AJ8]" office:value-type="float" office:value="0" calcext:value-type="float">
            <text:p>0.00</text:p>
          </table:table-cell>
          <table:table-cell table:formula="of:=[$'Customer Dist'.AK8]" office:value-type="float" office:value="58.5437" calcext:value-type="float">
            <text:p>58.54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Customer Dist'.G9]" office:value-type="float" office:value="42.5922" calcext:value-type="float">
            <text:p>42.59</text:p>
          </table:table-cell>
          <table:table-cell table:formula="of:=[$'Customer Dist'.H9]" office:value-type="float" office:value="0" calcext:value-type="float">
            <text:p>0.00</text:p>
          </table:table-cell>
          <table:table-cell table:formula="of:=[$'Customer Dist'.I9]" office:value-type="float" office:value="0" calcext:value-type="float">
            <text:p>0.00</text:p>
          </table:table-cell>
          <table:table-cell table:formula="of:=[$'Customer Dist'.J9]" office:value-type="float" office:value="57.4078" calcext:value-type="float">
            <text:p>57.41</text:p>
          </table:table-cell>
          <table:table-cell table:formula="of:=[$'Customer Dist'.P9]" office:value-type="float" office:value="44.4521" calcext:value-type="float">
            <text:p>44.45</text:p>
          </table:table-cell>
          <table:table-cell table:formula="of:=[$'Customer Dist'.Q9]" office:value-type="float" office:value="0" calcext:value-type="float">
            <text:p>0.00</text:p>
          </table:table-cell>
          <table:table-cell table:formula="of:=[$'Customer Dist'.R9]" office:value-type="float" office:value="0" calcext:value-type="float">
            <text:p>0.00</text:p>
          </table:table-cell>
          <table:table-cell table:formula="of:=[$'Customer Dist'.S9]" office:value-type="float" office:value="55.5479" calcext:value-type="float">
            <text:p>55.55</text:p>
          </table:table-cell>
          <table:table-cell table:formula="of:=[$'Customer Dist'.Y9]" office:value-type="float" office:value="45.6863" calcext:value-type="float">
            <text:p>45.69</text:p>
          </table:table-cell>
          <table:table-cell table:formula="of:=[$'Customer Dist'.Z9]" office:value-type="float" office:value="0" calcext:value-type="float">
            <text:p>0.00</text:p>
          </table:table-cell>
          <table:table-cell table:formula="of:=[$'Customer Dist'.AA9]" office:value-type="float" office:value="0" calcext:value-type="float">
            <text:p>0.00</text:p>
          </table:table-cell>
          <table:table-cell table:formula="of:=[$'Customer Dist'.AB9]" office:value-type="float" office:value="54.3137" calcext:value-type="float">
            <text:p>54.31</text:p>
          </table:table-cell>
          <table:table-cell table:formula="of:=[$'Customer Dist'.AH9]" office:value-type="float" office:value="47.7493" calcext:value-type="float">
            <text:p>47.75</text:p>
          </table:table-cell>
          <table:table-cell table:formula="of:=[$'Customer Dist'.AI9]" office:value-type="float" office:value="0" calcext:value-type="float">
            <text:p>0.00</text:p>
          </table:table-cell>
          <table:table-cell table:formula="of:=[$'Customer Dist'.AJ9]" office:value-type="float" office:value="0" calcext:value-type="float">
            <text:p>0.00</text:p>
          </table:table-cell>
          <table:table-cell table:formula="of:=[$'Customer Dist'.AK9]" office:value-type="float" office:value="52.2507" calcext:value-type="float">
            <text:p>52.25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Customer Dist'.G10]" office:value-type="float" office:value="36.4194" calcext:value-type="float">
            <text:p>36.42</text:p>
          </table:table-cell>
          <table:table-cell table:formula="of:=[$'Customer Dist'.H10]" office:value-type="float" office:value="0" calcext:value-type="float">
            <text:p>0.00</text:p>
          </table:table-cell>
          <table:table-cell table:formula="of:=[$'Customer Dist'.I10]" office:value-type="float" office:value="0" calcext:value-type="float">
            <text:p>0.00</text:p>
          </table:table-cell>
          <table:table-cell table:formula="of:=[$'Customer Dist'.J10]" office:value-type="float" office:value="63.5806" calcext:value-type="float">
            <text:p>63.58</text:p>
          </table:table-cell>
          <table:table-cell table:formula="of:=[$'Customer Dist'.P10]" office:value-type="float" office:value="34.087" calcext:value-type="float">
            <text:p>34.09</text:p>
          </table:table-cell>
          <table:table-cell table:formula="of:=[$'Customer Dist'.Q10]" office:value-type="float" office:value="0" calcext:value-type="float">
            <text:p>0.00</text:p>
          </table:table-cell>
          <table:table-cell table:formula="of:=[$'Customer Dist'.R10]" office:value-type="float" office:value="0" calcext:value-type="float">
            <text:p>0.00</text:p>
          </table:table-cell>
          <table:table-cell table:formula="of:=[$'Customer Dist'.S10]" office:value-type="float" office:value="65.913" calcext:value-type="float">
            <text:p>65.91</text:p>
          </table:table-cell>
          <table:table-cell table:formula="of:=[$'Customer Dist'.Y10]" office:value-type="float" office:value="32.7586" calcext:value-type="float">
            <text:p>32.76</text:p>
          </table:table-cell>
          <table:table-cell table:formula="of:=[$'Customer Dist'.Z10]" office:value-type="float" office:value="0" calcext:value-type="float">
            <text:p>0.00</text:p>
          </table:table-cell>
          <table:table-cell table:formula="of:=[$'Customer Dist'.AA10]" office:value-type="float" office:value="0" calcext:value-type="float">
            <text:p>0.00</text:p>
          </table:table-cell>
          <table:table-cell table:formula="of:=[$'Customer Dist'.AB10]" office:value-type="float" office:value="67.2414" calcext:value-type="float">
            <text:p>67.24</text:p>
          </table:table-cell>
          <table:table-cell table:formula="of:=[$'Customer Dist'.AH10]" office:value-type="float" office:value="32.177" calcext:value-type="float">
            <text:p>32.18</text:p>
          </table:table-cell>
          <table:table-cell table:formula="of:=[$'Customer Dist'.AI10]" office:value-type="float" office:value="0" calcext:value-type="float">
            <text:p>0.00</text:p>
          </table:table-cell>
          <table:table-cell table:formula="of:=[$'Customer Dist'.AJ10]" office:value-type="float" office:value="0" calcext:value-type="float">
            <text:p>0.00</text:p>
          </table:table-cell>
          <table:table-cell table:formula="of:=[$'Customer Dist'.AK10]" office:value-type="float" office:value="67.823" calcext:value-type="float">
            <text:p>67.82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Customer Dist'.G11]" office:value-type="float" office:value="43.6249" calcext:value-type="float">
            <text:p>43.62</text:p>
          </table:table-cell>
          <table:table-cell table:formula="of:=[$'Customer Dist'.H11]" office:value-type="float" office:value="0" calcext:value-type="float">
            <text:p>0.00</text:p>
          </table:table-cell>
          <table:table-cell table:formula="of:=[$'Customer Dist'.I11]" office:value-type="float" office:value="0" calcext:value-type="float">
            <text:p>0.00</text:p>
          </table:table-cell>
          <table:table-cell table:formula="of:=[$'Customer Dist'.J11]" office:value-type="float" office:value="56.3751" calcext:value-type="float">
            <text:p>56.38</text:p>
          </table:table-cell>
          <table:table-cell table:formula="of:=[$'Customer Dist'.P11]" office:value-type="float" office:value="44.1687" calcext:value-type="float">
            <text:p>44.17</text:p>
          </table:table-cell>
          <table:table-cell table:formula="of:=[$'Customer Dist'.Q11]" office:value-type="float" office:value="0" calcext:value-type="float">
            <text:p>0.00</text:p>
          </table:table-cell>
          <table:table-cell table:formula="of:=[$'Customer Dist'.R11]" office:value-type="float" office:value="0" calcext:value-type="float">
            <text:p>0.00</text:p>
          </table:table-cell>
          <table:table-cell table:formula="of:=[$'Customer Dist'.S11]" office:value-type="float" office:value="55.8313" calcext:value-type="float">
            <text:p>55.83</text:p>
          </table:table-cell>
          <table:table-cell table:formula="of:=[$'Customer Dist'.Y11]" office:value-type="float" office:value="43.8282" calcext:value-type="float">
            <text:p>43.83</text:p>
          </table:table-cell>
          <table:table-cell table:formula="of:=[$'Customer Dist'.Z11]" office:value-type="float" office:value="0" calcext:value-type="float">
            <text:p>0.00</text:p>
          </table:table-cell>
          <table:table-cell table:formula="of:=[$'Customer Dist'.AA11]" office:value-type="float" office:value="0" calcext:value-type="float">
            <text:p>0.00</text:p>
          </table:table-cell>
          <table:table-cell table:formula="of:=[$'Customer Dist'.AB11]" office:value-type="float" office:value="56.1718" calcext:value-type="float">
            <text:p>56.17</text:p>
          </table:table-cell>
          <table:table-cell table:formula="of:=[$'Customer Dist'.AH11]" office:value-type="float" office:value="45.1795" calcext:value-type="float">
            <text:p>45.18</text:p>
          </table:table-cell>
          <table:table-cell table:formula="of:=[$'Customer Dist'.AI11]" office:value-type="float" office:value="0" calcext:value-type="float">
            <text:p>0.00</text:p>
          </table:table-cell>
          <table:table-cell table:formula="of:=[$'Customer Dist'.AJ11]" office:value-type="float" office:value="0" calcext:value-type="float">
            <text:p>0.00</text:p>
          </table:table-cell>
          <table:table-cell table:formula="of:=[$'Customer Dist'.AK11]" office:value-type="float" office:value="54.8205" calcext:value-type="float">
            <text:p>54.82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Customer Dist'.G12]" office:value-type="float" office:value="39.1514" calcext:value-type="float">
            <text:p>39.15</text:p>
          </table:table-cell>
          <table:table-cell table:formula="of:=[$'Customer Dist'.H12]" office:value-type="float" office:value="0" calcext:value-type="float">
            <text:p>0.00</text:p>
          </table:table-cell>
          <table:table-cell table:formula="of:=[$'Customer Dist'.I12]" office:value-type="float" office:value="0" calcext:value-type="float">
            <text:p>0.00</text:p>
          </table:table-cell>
          <table:table-cell table:formula="of:=[$'Customer Dist'.J12]" office:value-type="float" office:value="60.8486" calcext:value-type="float">
            <text:p>60.85</text:p>
          </table:table-cell>
          <table:table-cell table:formula="of:=[$'Customer Dist'.P12]" office:value-type="float" office:value="40.0121" calcext:value-type="float">
            <text:p>40.01</text:p>
          </table:table-cell>
          <table:table-cell table:formula="of:=[$'Customer Dist'.Q12]" office:value-type="float" office:value="0" calcext:value-type="float">
            <text:p>0.00</text:p>
          </table:table-cell>
          <table:table-cell table:formula="of:=[$'Customer Dist'.R12]" office:value-type="float" office:value="0" calcext:value-type="float">
            <text:p>0.00</text:p>
          </table:table-cell>
          <table:table-cell table:formula="of:=[$'Customer Dist'.S12]" office:value-type="float" office:value="59.9879" calcext:value-type="float">
            <text:p>59.99</text:p>
          </table:table-cell>
          <table:table-cell table:formula="of:=[$'Customer Dist'.Y12]" office:value-type="float" office:value="42.8953" calcext:value-type="float">
            <text:p>42.90</text:p>
          </table:table-cell>
          <table:table-cell table:formula="of:=[$'Customer Dist'.Z12]" office:value-type="float" office:value="0" calcext:value-type="float">
            <text:p>0.00</text:p>
          </table:table-cell>
          <table:table-cell table:formula="of:=[$'Customer Dist'.AA12]" office:value-type="float" office:value="0" calcext:value-type="float">
            <text:p>0.00</text:p>
          </table:table-cell>
          <table:table-cell table:formula="of:=[$'Customer Dist'.AB12]" office:value-type="float" office:value="57.1047" calcext:value-type="float">
            <text:p>57.10</text:p>
          </table:table-cell>
          <table:table-cell table:formula="of:=[$'Customer Dist'.AH12]" office:value-type="float" office:value="34.0365" calcext:value-type="float">
            <text:p>34.04</text:p>
          </table:table-cell>
          <table:table-cell table:formula="of:=[$'Customer Dist'.AI12]" office:value-type="float" office:value="0" calcext:value-type="float">
            <text:p>0.00</text:p>
          </table:table-cell>
          <table:table-cell table:formula="of:=[$'Customer Dist'.AJ12]" office:value-type="float" office:value="0" calcext:value-type="float">
            <text:p>0.00</text:p>
          </table:table-cell>
          <table:table-cell table:formula="of:=[$'Customer Dist'.AK12]" office:value-type="float" office:value="65.9635" calcext:value-type="float">
            <text:p>65.96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Customer Dist'.G13]" office:value-type="float" office:value="48.4596" calcext:value-type="float">
            <text:p>48.46</text:p>
          </table:table-cell>
          <table:table-cell table:formula="of:=[$'Customer Dist'.H13]" office:value-type="float" office:value="0" calcext:value-type="float">
            <text:p>0.00</text:p>
          </table:table-cell>
          <table:table-cell table:formula="of:=[$'Customer Dist'.I13]" office:value-type="float" office:value="0" calcext:value-type="float">
            <text:p>0.00</text:p>
          </table:table-cell>
          <table:table-cell table:formula="of:=[$'Customer Dist'.J13]" office:value-type="float" office:value="51.5404" calcext:value-type="float">
            <text:p>51.54</text:p>
          </table:table-cell>
          <table:table-cell table:formula="of:=[$'Customer Dist'.P13]" office:value-type="float" office:value="47.7874" calcext:value-type="float">
            <text:p>47.79</text:p>
          </table:table-cell>
          <table:table-cell table:formula="of:=[$'Customer Dist'.Q13]" office:value-type="float" office:value="0" calcext:value-type="float">
            <text:p>0.00</text:p>
          </table:table-cell>
          <table:table-cell table:formula="of:=[$'Customer Dist'.R13]" office:value-type="float" office:value="0" calcext:value-type="float">
            <text:p>0.00</text:p>
          </table:table-cell>
          <table:table-cell table:formula="of:=[$'Customer Dist'.S13]" office:value-type="float" office:value="52.2126" calcext:value-type="float">
            <text:p>52.21</text:p>
          </table:table-cell>
          <table:table-cell table:formula="of:=[$'Customer Dist'.Y13]" office:value-type="float" office:value="47.1912" calcext:value-type="float">
            <text:p>47.19</text:p>
          </table:table-cell>
          <table:table-cell table:formula="of:=[$'Customer Dist'.Z13]" office:value-type="float" office:value="0" calcext:value-type="float">
            <text:p>0.00</text:p>
          </table:table-cell>
          <table:table-cell table:formula="of:=[$'Customer Dist'.AA13]" office:value-type="float" office:value="0" calcext:value-type="float">
            <text:p>0.00</text:p>
          </table:table-cell>
          <table:table-cell table:formula="of:=[$'Customer Dist'.AB13]" office:value-type="float" office:value="52.8088" calcext:value-type="float">
            <text:p>52.81</text:p>
          </table:table-cell>
          <table:table-cell table:formula="of:=[$'Customer Dist'.AH13]" office:value-type="float" office:value="46.1732" calcext:value-type="float">
            <text:p>46.17</text:p>
          </table:table-cell>
          <table:table-cell table:formula="of:=[$'Customer Dist'.AI13]" office:value-type="float" office:value="0" calcext:value-type="float">
            <text:p>0.00</text:p>
          </table:table-cell>
          <table:table-cell table:formula="of:=[$'Customer Dist'.AJ13]" office:value-type="float" office:value="0" calcext:value-type="float">
            <text:p>0.00</text:p>
          </table:table-cell>
          <table:table-cell table:formula="of:=[$'Customer Dist'.AK13]" office:value-type="float" office:value="53.8268" calcext:value-type="float">
            <text:p>53.83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Customer Dist'.G14]" office:value-type="float" office:value="44.1642" calcext:value-type="float">
            <text:p>44.16</text:p>
          </table:table-cell>
          <table:table-cell table:formula="of:=[$'Customer Dist'.H14]" office:value-type="float" office:value="0" calcext:value-type="float">
            <text:p>0.00</text:p>
          </table:table-cell>
          <table:table-cell table:formula="of:=[$'Customer Dist'.I14]" office:value-type="float" office:value="0" calcext:value-type="float">
            <text:p>0.00</text:p>
          </table:table-cell>
          <table:table-cell table:formula="of:=[$'Customer Dist'.J14]" office:value-type="float" office:value="55.8358" calcext:value-type="float">
            <text:p>55.84</text:p>
          </table:table-cell>
          <table:table-cell table:formula="of:=[$'Customer Dist'.P14]" office:value-type="float" office:value="43.9899" calcext:value-type="float">
            <text:p>43.99</text:p>
          </table:table-cell>
          <table:table-cell table:formula="of:=[$'Customer Dist'.Q14]" office:value-type="float" office:value="0" calcext:value-type="float">
            <text:p>0.00</text:p>
          </table:table-cell>
          <table:table-cell table:formula="of:=[$'Customer Dist'.R14]" office:value-type="float" office:value="0" calcext:value-type="float">
            <text:p>0.00</text:p>
          </table:table-cell>
          <table:table-cell table:formula="of:=[$'Customer Dist'.S14]" office:value-type="float" office:value="56.0101" calcext:value-type="float">
            <text:p>56.01</text:p>
          </table:table-cell>
          <table:table-cell table:formula="of:=[$'Customer Dist'.Y14]" office:value-type="float" office:value="43.788" calcext:value-type="float">
            <text:p>43.79</text:p>
          </table:table-cell>
          <table:table-cell table:formula="of:=[$'Customer Dist'.Z14]" office:value-type="float" office:value="0" calcext:value-type="float">
            <text:p>0.00</text:p>
          </table:table-cell>
          <table:table-cell table:formula="of:=[$'Customer Dist'.AA14]" office:value-type="float" office:value="0" calcext:value-type="float">
            <text:p>0.00</text:p>
          </table:table-cell>
          <table:table-cell table:formula="of:=[$'Customer Dist'.AB14]" office:value-type="float" office:value="56.212" calcext:value-type="float">
            <text:p>56.21</text:p>
          </table:table-cell>
          <table:table-cell table:formula="of:=[$'Customer Dist'.AH14]" office:value-type="float" office:value="45.2117" calcext:value-type="float">
            <text:p>45.21</text:p>
          </table:table-cell>
          <table:table-cell table:formula="of:=[$'Customer Dist'.AI14]" office:value-type="float" office:value="0" calcext:value-type="float">
            <text:p>0.00</text:p>
          </table:table-cell>
          <table:table-cell table:formula="of:=[$'Customer Dist'.AJ14]" office:value-type="float" office:value="0" calcext:value-type="float">
            <text:p>0.00</text:p>
          </table:table-cell>
          <table:table-cell table:formula="of:=[$'Customer Dist'.AK14]" office:value-type="float" office:value="54.7883" calcext:value-type="float">
            <text:p>54.79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Customer Dist'.G15]" office:value-type="float" office:value="34.685" calcext:value-type="float">
            <text:p>34.69</text:p>
          </table:table-cell>
          <table:table-cell table:formula="of:=[$'Customer Dist'.H15]" office:value-type="float" office:value="0" calcext:value-type="float">
            <text:p>0.00</text:p>
          </table:table-cell>
          <table:table-cell table:formula="of:=[$'Customer Dist'.I15]" office:value-type="float" office:value="0" calcext:value-type="float">
            <text:p>0.00</text:p>
          </table:table-cell>
          <table:table-cell table:formula="of:=[$'Customer Dist'.J15]" office:value-type="float" office:value="65.315" calcext:value-type="float">
            <text:p>65.32</text:p>
          </table:table-cell>
          <table:table-cell table:formula="of:=[$'Customer Dist'.P15]" office:value-type="float" office:value="33.154" calcext:value-type="float">
            <text:p>33.15</text:p>
          </table:table-cell>
          <table:table-cell table:formula="of:=[$'Customer Dist'.Q15]" office:value-type="float" office:value="0" calcext:value-type="float">
            <text:p>0.00</text:p>
          </table:table-cell>
          <table:table-cell table:formula="of:=[$'Customer Dist'.R15]" office:value-type="float" office:value="0" calcext:value-type="float">
            <text:p>0.00</text:p>
          </table:table-cell>
          <table:table-cell table:formula="of:=[$'Customer Dist'.S15]" office:value-type="float" office:value="66.846" calcext:value-type="float">
            <text:p>66.85</text:p>
          </table:table-cell>
          <table:table-cell table:formula="of:=[$'Customer Dist'.Y15]" office:value-type="float" office:value="40.9114" calcext:value-type="float">
            <text:p>40.91</text:p>
          </table:table-cell>
          <table:table-cell table:formula="of:=[$'Customer Dist'.Z15]" office:value-type="float" office:value="0" calcext:value-type="float">
            <text:p>0.00</text:p>
          </table:table-cell>
          <table:table-cell table:formula="of:=[$'Customer Dist'.AA15]" office:value-type="float" office:value="0" calcext:value-type="float">
            <text:p>0.00</text:p>
          </table:table-cell>
          <table:table-cell table:formula="of:=[$'Customer Dist'.AB15]" office:value-type="float" office:value="59.0886" calcext:value-type="float">
            <text:p>59.09</text:p>
          </table:table-cell>
          <table:table-cell table:formula="of:=[$'Customer Dist'.AH15]" office:value-type="float" office:value="38.6722" calcext:value-type="float">
            <text:p>38.67</text:p>
          </table:table-cell>
          <table:table-cell table:formula="of:=[$'Customer Dist'.AI15]" office:value-type="float" office:value="0" calcext:value-type="float">
            <text:p>0.00</text:p>
          </table:table-cell>
          <table:table-cell table:formula="of:=[$'Customer Dist'.AJ15]" office:value-type="float" office:value="0" calcext:value-type="float">
            <text:p>0.00</text:p>
          </table:table-cell>
          <table:table-cell table:formula="of:=[$'Customer Dist'.AK15]" office:value-type="float" office:value="61.3278" calcext:value-type="float">
            <text:p>61.33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Customer Dist'.G16]" office:value-type="float" office:value="50.0712" calcext:value-type="float">
            <text:p>50.07</text:p>
          </table:table-cell>
          <table:table-cell table:formula="of:=[$'Customer Dist'.H16]" office:value-type="float" office:value="0" calcext:value-type="float">
            <text:p>0.00</text:p>
          </table:table-cell>
          <table:table-cell table:formula="of:=[$'Customer Dist'.I16]" office:value-type="float" office:value="0" calcext:value-type="float">
            <text:p>0.00</text:p>
          </table:table-cell>
          <table:table-cell table:formula="of:=[$'Customer Dist'.J16]" office:value-type="float" office:value="49.9288" calcext:value-type="float">
            <text:p>49.93</text:p>
          </table:table-cell>
          <table:table-cell table:formula="of:=[$'Customer Dist'.P16]" office:value-type="float" office:value="50.5884" calcext:value-type="float">
            <text:p>50.59</text:p>
          </table:table-cell>
          <table:table-cell table:formula="of:=[$'Customer Dist'.Q16]" office:value-type="float" office:value="0" calcext:value-type="float">
            <text:p>0.00</text:p>
          </table:table-cell>
          <table:table-cell table:formula="of:=[$'Customer Dist'.R16]" office:value-type="float" office:value="0" calcext:value-type="float">
            <text:p>0.00</text:p>
          </table:table-cell>
          <table:table-cell table:formula="of:=[$'Customer Dist'.S16]" office:value-type="float" office:value="49.4116" calcext:value-type="float">
            <text:p>49.41</text:p>
          </table:table-cell>
          <table:table-cell table:formula="of:=[$'Customer Dist'.Y16]" office:value-type="float" office:value="53.4988" calcext:value-type="float">
            <text:p>53.50</text:p>
          </table:table-cell>
          <table:table-cell table:formula="of:=[$'Customer Dist'.Z16]" office:value-type="float" office:value="0" calcext:value-type="float">
            <text:p>0.00</text:p>
          </table:table-cell>
          <table:table-cell table:formula="of:=[$'Customer Dist'.AA16]" office:value-type="float" office:value="0" calcext:value-type="float">
            <text:p>0.00</text:p>
          </table:table-cell>
          <table:table-cell table:formula="of:=[$'Customer Dist'.AB16]" office:value-type="float" office:value="46.5012" calcext:value-type="float">
            <text:p>46.50</text:p>
          </table:table-cell>
          <table:table-cell table:formula="of:=[$'Customer Dist'.AH16]" office:value-type="float" office:value="52.0437" calcext:value-type="float">
            <text:p>52.04</text:p>
          </table:table-cell>
          <table:table-cell table:formula="of:=[$'Customer Dist'.AI16]" office:value-type="float" office:value="0" calcext:value-type="float">
            <text:p>0.00</text:p>
          </table:table-cell>
          <table:table-cell table:formula="of:=[$'Customer Dist'.AJ16]" office:value-type="float" office:value="0" calcext:value-type="float">
            <text:p>0.00</text:p>
          </table:table-cell>
          <table:table-cell table:formula="of:=[$'Customer Dist'.AK16]" office:value-type="float" office:value="47.9563" calcext:value-type="float">
            <text:p>47.96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Customer Dist'.G17]" office:value-type="float" office:value="43.9039" calcext:value-type="float">
            <text:p>43.90</text:p>
          </table:table-cell>
          <table:table-cell table:formula="of:=[$'Customer Dist'.H17]" office:value-type="float" office:value="0" calcext:value-type="float">
            <text:p>0.00</text:p>
          </table:table-cell>
          <table:table-cell table:formula="of:=[$'Customer Dist'.I17]" office:value-type="float" office:value="0" calcext:value-type="float">
            <text:p>0.00</text:p>
          </table:table-cell>
          <table:table-cell table:formula="of:=[$'Customer Dist'.J17]" office:value-type="float" office:value="56.0961" calcext:value-type="float">
            <text:p>56.10</text:p>
          </table:table-cell>
          <table:table-cell table:formula="of:=[$'Customer Dist'.P17]" office:value-type="float" office:value="43.8811" calcext:value-type="float">
            <text:p>43.88</text:p>
          </table:table-cell>
          <table:table-cell table:formula="of:=[$'Customer Dist'.Q17]" office:value-type="float" office:value="0" calcext:value-type="float">
            <text:p>0.00</text:p>
          </table:table-cell>
          <table:table-cell table:formula="of:=[$'Customer Dist'.R17]" office:value-type="float" office:value="0" calcext:value-type="float">
            <text:p>0.00</text:p>
          </table:table-cell>
          <table:table-cell table:formula="of:=[$'Customer Dist'.S17]" office:value-type="float" office:value="56.1189" calcext:value-type="float">
            <text:p>56.12</text:p>
          </table:table-cell>
          <table:table-cell table:formula="of:=[$'Customer Dist'.Y17]" office:value-type="float" office:value="41.7873" calcext:value-type="float">
            <text:p>41.79</text:p>
          </table:table-cell>
          <table:table-cell table:formula="of:=[$'Customer Dist'.Z17]" office:value-type="float" office:value="0" calcext:value-type="float">
            <text:p>0.00</text:p>
          </table:table-cell>
          <table:table-cell table:formula="of:=[$'Customer Dist'.AA17]" office:value-type="float" office:value="0" calcext:value-type="float">
            <text:p>0.00</text:p>
          </table:table-cell>
          <table:table-cell table:formula="of:=[$'Customer Dist'.AB17]" office:value-type="float" office:value="58.2127" calcext:value-type="float">
            <text:p>58.21</text:p>
          </table:table-cell>
          <table:table-cell table:formula="of:=[$'Customer Dist'.AH17]" office:value-type="float" office:value="42.4184" calcext:value-type="float">
            <text:p>42.42</text:p>
          </table:table-cell>
          <table:table-cell table:formula="of:=[$'Customer Dist'.AI17]" office:value-type="float" office:value="0" calcext:value-type="float">
            <text:p>0.00</text:p>
          </table:table-cell>
          <table:table-cell table:formula="of:=[$'Customer Dist'.AJ17]" office:value-type="float" office:value="0" calcext:value-type="float">
            <text:p>0.00</text:p>
          </table:table-cell>
          <table:table-cell table:formula="of:=[$'Customer Dist'.AK17]" office:value-type="float" office:value="57.5816" calcext:value-type="float">
            <text:p>57.58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Customer Dist'.G18]" office:value-type="float" office:value="47.4133" calcext:value-type="float">
            <text:p>47.41</text:p>
          </table:table-cell>
          <table:table-cell table:formula="of:=[$'Customer Dist'.H18]" office:value-type="float" office:value="0" calcext:value-type="float">
            <text:p>0.00</text:p>
          </table:table-cell>
          <table:table-cell table:formula="of:=[$'Customer Dist'.I18]" office:value-type="float" office:value="0" calcext:value-type="float">
            <text:p>0.00</text:p>
          </table:table-cell>
          <table:table-cell table:formula="of:=[$'Customer Dist'.J18]" office:value-type="float" office:value="52.5867" calcext:value-type="float">
            <text:p>52.59</text:p>
          </table:table-cell>
          <table:table-cell table:formula="of:=[$'Customer Dist'.P18]" office:value-type="float" office:value="45.0272" calcext:value-type="float">
            <text:p>45.03</text:p>
          </table:table-cell>
          <table:table-cell table:formula="of:=[$'Customer Dist'.Q18]" office:value-type="float" office:value="0" calcext:value-type="float">
            <text:p>0.00</text:p>
          </table:table-cell>
          <table:table-cell table:formula="of:=[$'Customer Dist'.R18]" office:value-type="float" office:value="0" calcext:value-type="float">
            <text:p>0.00</text:p>
          </table:table-cell>
          <table:table-cell table:formula="of:=[$'Customer Dist'.S18]" office:value-type="float" office:value="54.9728" calcext:value-type="float">
            <text:p>54.97</text:p>
          </table:table-cell>
          <table:table-cell table:formula="of:=[$'Customer Dist'.Y18]" office:value-type="float" office:value="44.0812" calcext:value-type="float">
            <text:p>44.08</text:p>
          </table:table-cell>
          <table:table-cell table:formula="of:=[$'Customer Dist'.Z18]" office:value-type="float" office:value="0" calcext:value-type="float">
            <text:p>0.00</text:p>
          </table:table-cell>
          <table:table-cell table:formula="of:=[$'Customer Dist'.AA18]" office:value-type="float" office:value="0" calcext:value-type="float">
            <text:p>0.00</text:p>
          </table:table-cell>
          <table:table-cell table:formula="of:=[$'Customer Dist'.AB18]" office:value-type="float" office:value="55.9188" calcext:value-type="float">
            <text:p>55.92</text:p>
          </table:table-cell>
          <table:table-cell table:formula="of:=[$'Customer Dist'.AH18]" office:value-type="float" office:value="43.4655" calcext:value-type="float">
            <text:p>43.47</text:p>
          </table:table-cell>
          <table:table-cell table:formula="of:=[$'Customer Dist'.AI18]" office:value-type="float" office:value="0" calcext:value-type="float">
            <text:p>0.00</text:p>
          </table:table-cell>
          <table:table-cell table:formula="of:=[$'Customer Dist'.AJ18]" office:value-type="float" office:value="0" calcext:value-type="float">
            <text:p>0.00</text:p>
          </table:table-cell>
          <table:table-cell table:formula="of:=[$'Customer Dist'.AK18]" office:value-type="float" office:value="56.5345" calcext:value-type="float">
            <text:p>56.53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Customer Dist'.G19]" office:value-type="float" office:value="43.1649" calcext:value-type="float">
            <text:p>43.16</text:p>
          </table:table-cell>
          <table:table-cell table:formula="of:=[$'Customer Dist'.H19]" office:value-type="float" office:value="0" calcext:value-type="float">
            <text:p>0.00</text:p>
          </table:table-cell>
          <table:table-cell table:formula="of:=[$'Customer Dist'.I19]" office:value-type="float" office:value="0" calcext:value-type="float">
            <text:p>0.00</text:p>
          </table:table-cell>
          <table:table-cell table:formula="of:=[$'Customer Dist'.J19]" office:value-type="float" office:value="56.8351" calcext:value-type="float">
            <text:p>56.84</text:p>
          </table:table-cell>
          <table:table-cell table:formula="of:=[$'Customer Dist'.P19]" office:value-type="float" office:value="43.5306" calcext:value-type="float">
            <text:p>43.53</text:p>
          </table:table-cell>
          <table:table-cell table:formula="of:=[$'Customer Dist'.Q19]" office:value-type="float" office:value="0" calcext:value-type="float">
            <text:p>0.00</text:p>
          </table:table-cell>
          <table:table-cell table:formula="of:=[$'Customer Dist'.R19]" office:value-type="float" office:value="0" calcext:value-type="float">
            <text:p>0.00</text:p>
          </table:table-cell>
          <table:table-cell table:formula="of:=[$'Customer Dist'.S19]" office:value-type="float" office:value="56.4694" calcext:value-type="float">
            <text:p>56.47</text:p>
          </table:table-cell>
          <table:table-cell table:formula="of:=[$'Customer Dist'.Y19]" office:value-type="float" office:value="38.1497" calcext:value-type="float">
            <text:p>38.15</text:p>
          </table:table-cell>
          <table:table-cell table:formula="of:=[$'Customer Dist'.Z19]" office:value-type="float" office:value="0" calcext:value-type="float">
            <text:p>0.00</text:p>
          </table:table-cell>
          <table:table-cell table:formula="of:=[$'Customer Dist'.AA19]" office:value-type="float" office:value="0" calcext:value-type="float">
            <text:p>0.00</text:p>
          </table:table-cell>
          <table:table-cell table:formula="of:=[$'Customer Dist'.AB19]" office:value-type="float" office:value="61.8503" calcext:value-type="float">
            <text:p>61.85</text:p>
          </table:table-cell>
          <table:table-cell table:formula="of:=[$'Customer Dist'.AH19]" office:value-type="float" office:value="39.262" calcext:value-type="float">
            <text:p>39.26</text:p>
          </table:table-cell>
          <table:table-cell table:formula="of:=[$'Customer Dist'.AI19]" office:value-type="float" office:value="0" calcext:value-type="float">
            <text:p>0.00</text:p>
          </table:table-cell>
          <table:table-cell table:formula="of:=[$'Customer Dist'.AJ19]" office:value-type="float" office:value="0" calcext:value-type="float">
            <text:p>0.00</text:p>
          </table:table-cell>
          <table:table-cell table:formula="of:=[$'Customer Dist'.AK19]" office:value-type="float" office:value="60.738" calcext:value-type="float">
            <text:p>60.74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Customer Dist'.G20]" office:value-type="float" office:value="35.1565" calcext:value-type="float">
            <text:p>35.16</text:p>
          </table:table-cell>
          <table:table-cell table:formula="of:=[$'Customer Dist'.H20]" office:value-type="float" office:value="0" calcext:value-type="float">
            <text:p>0.00</text:p>
          </table:table-cell>
          <table:table-cell table:formula="of:=[$'Customer Dist'.I20]" office:value-type="float" office:value="0" calcext:value-type="float">
            <text:p>0.00</text:p>
          </table:table-cell>
          <table:table-cell table:formula="of:=[$'Customer Dist'.J20]" office:value-type="float" office:value="64.8435" calcext:value-type="float">
            <text:p>64.84</text:p>
          </table:table-cell>
          <table:table-cell table:formula="of:=[$'Customer Dist'.P20]" office:value-type="float" office:value="35.5027" calcext:value-type="float">
            <text:p>35.50</text:p>
          </table:table-cell>
          <table:table-cell table:formula="of:=[$'Customer Dist'.Q20]" office:value-type="float" office:value="0" calcext:value-type="float">
            <text:p>0.00</text:p>
          </table:table-cell>
          <table:table-cell table:formula="of:=[$'Customer Dist'.R20]" office:value-type="float" office:value="0" calcext:value-type="float">
            <text:p>0.00</text:p>
          </table:table-cell>
          <table:table-cell table:formula="of:=[$'Customer Dist'.S20]" office:value-type="float" office:value="64.4973" calcext:value-type="float">
            <text:p>64.50</text:p>
          </table:table-cell>
          <table:table-cell table:formula="of:=[$'Customer Dist'.Y20]" office:value-type="float" office:value="38.0709" calcext:value-type="float">
            <text:p>38.07</text:p>
          </table:table-cell>
          <table:table-cell table:formula="of:=[$'Customer Dist'.Z20]" office:value-type="float" office:value="0" calcext:value-type="float">
            <text:p>0.00</text:p>
          </table:table-cell>
          <table:table-cell table:formula="of:=[$'Customer Dist'.AA20]" office:value-type="float" office:value="0" calcext:value-type="float">
            <text:p>0.00</text:p>
          </table:table-cell>
          <table:table-cell table:formula="of:=[$'Customer Dist'.AB20]" office:value-type="float" office:value="61.9291" calcext:value-type="float">
            <text:p>61.93</text:p>
          </table:table-cell>
          <table:table-cell table:formula="of:=[$'Customer Dist'.AH20]" office:value-type="float" office:value="37.3955" calcext:value-type="float">
            <text:p>37.40</text:p>
          </table:table-cell>
          <table:table-cell table:formula="of:=[$'Customer Dist'.AI20]" office:value-type="float" office:value="0" calcext:value-type="float">
            <text:p>0.00</text:p>
          </table:table-cell>
          <table:table-cell table:formula="of:=[$'Customer Dist'.AJ20]" office:value-type="float" office:value="0" calcext:value-type="float">
            <text:p>0.00</text:p>
          </table:table-cell>
          <table:table-cell table:formula="of:=[$'Customer Dist'.AK20]" office:value-type="float" office:value="62.6045" calcext:value-type="float">
            <text:p>62.60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Customer Dist'.G21]" office:value-type="float" office:value="47.9782" calcext:value-type="float">
            <text:p>47.98</text:p>
          </table:table-cell>
          <table:table-cell table:formula="of:=[$'Customer Dist'.H21]" office:value-type="float" office:value="0" calcext:value-type="float">
            <text:p>0.00</text:p>
          </table:table-cell>
          <table:table-cell table:formula="of:=[$'Customer Dist'.I21]" office:value-type="float" office:value="0" calcext:value-type="float">
            <text:p>0.00</text:p>
          </table:table-cell>
          <table:table-cell table:formula="of:=[$'Customer Dist'.J21]" office:value-type="float" office:value="52.0218" calcext:value-type="float">
            <text:p>52.02</text:p>
          </table:table-cell>
          <table:table-cell table:formula="of:=[$'Customer Dist'.P21]" office:value-type="float" office:value="49.3021" calcext:value-type="float">
            <text:p>49.30</text:p>
          </table:table-cell>
          <table:table-cell table:formula="of:=[$'Customer Dist'.Q21]" office:value-type="float" office:value="0" calcext:value-type="float">
            <text:p>0.00</text:p>
          </table:table-cell>
          <table:table-cell table:formula="of:=[$'Customer Dist'.R21]" office:value-type="float" office:value="0" calcext:value-type="float">
            <text:p>0.00</text:p>
          </table:table-cell>
          <table:table-cell table:formula="of:=[$'Customer Dist'.S21]" office:value-type="float" office:value="50.6979" calcext:value-type="float">
            <text:p>50.70</text:p>
          </table:table-cell>
          <table:table-cell table:formula="of:=[$'Customer Dist'.Y21]" office:value-type="float" office:value="47.8741" calcext:value-type="float">
            <text:p>47.87</text:p>
          </table:table-cell>
          <table:table-cell table:formula="of:=[$'Customer Dist'.Z21]" office:value-type="float" office:value="0" calcext:value-type="float">
            <text:p>0.00</text:p>
          </table:table-cell>
          <table:table-cell table:formula="of:=[$'Customer Dist'.AA21]" office:value-type="float" office:value="0" calcext:value-type="float">
            <text:p>0.00</text:p>
          </table:table-cell>
          <table:table-cell table:formula="of:=[$'Customer Dist'.AB21]" office:value-type="float" office:value="52.1259" calcext:value-type="float">
            <text:p>52.13</text:p>
          </table:table-cell>
          <table:table-cell table:formula="of:=[$'Customer Dist'.AH21]" office:value-type="float" office:value="45.5807" calcext:value-type="float">
            <text:p>45.58</text:p>
          </table:table-cell>
          <table:table-cell table:formula="of:=[$'Customer Dist'.AI21]" office:value-type="float" office:value="0" calcext:value-type="float">
            <text:p>0.00</text:p>
          </table:table-cell>
          <table:table-cell table:formula="of:=[$'Customer Dist'.AJ21]" office:value-type="float" office:value="0" calcext:value-type="float">
            <text:p>0.00</text:p>
          </table:table-cell>
          <table:table-cell table:formula="of:=[$'Customer Dist'.AK21]" office:value-type="float" office:value="54.4193" calcext:value-type="float">
            <text:p>54.42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Customer Dist'.G22]" office:value-type="float" office:value="49.8074" calcext:value-type="float">
            <text:p>49.81</text:p>
          </table:table-cell>
          <table:table-cell table:formula="of:=[$'Customer Dist'.H22]" office:value-type="float" office:value="0" calcext:value-type="float">
            <text:p>0.00</text:p>
          </table:table-cell>
          <table:table-cell table:formula="of:=[$'Customer Dist'.I22]" office:value-type="float" office:value="0" calcext:value-type="float">
            <text:p>0.00</text:p>
          </table:table-cell>
          <table:table-cell table:formula="of:=[$'Customer Dist'.J22]" office:value-type="float" office:value="50.1926" calcext:value-type="float">
            <text:p>50.19</text:p>
          </table:table-cell>
          <table:table-cell table:formula="of:=[$'Customer Dist'.P22]" office:value-type="float" office:value="49.9845" calcext:value-type="float">
            <text:p>49.98</text:p>
          </table:table-cell>
          <table:table-cell table:formula="of:=[$'Customer Dist'.Q22]" office:value-type="float" office:value="0" calcext:value-type="float">
            <text:p>0.00</text:p>
          </table:table-cell>
          <table:table-cell table:formula="of:=[$'Customer Dist'.R22]" office:value-type="float" office:value="0" calcext:value-type="float">
            <text:p>0.00</text:p>
          </table:table-cell>
          <table:table-cell table:formula="of:=[$'Customer Dist'.S22]" office:value-type="float" office:value="50.0155" calcext:value-type="float">
            <text:p>50.02</text:p>
          </table:table-cell>
          <table:table-cell table:formula="of:=[$'Customer Dist'.Y22]" office:value-type="float" office:value="49.3253" calcext:value-type="float">
            <text:p>49.33</text:p>
          </table:table-cell>
          <table:table-cell table:formula="of:=[$'Customer Dist'.Z22]" office:value-type="float" office:value="0" calcext:value-type="float">
            <text:p>0.00</text:p>
          </table:table-cell>
          <table:table-cell table:formula="of:=[$'Customer Dist'.AA22]" office:value-type="float" office:value="0" calcext:value-type="float">
            <text:p>0.00</text:p>
          </table:table-cell>
          <table:table-cell table:formula="of:=[$'Customer Dist'.AB22]" office:value-type="float" office:value="50.6747" calcext:value-type="float">
            <text:p>50.67</text:p>
          </table:table-cell>
          <table:table-cell table:formula="of:=[$'Customer Dist'.AH22]" office:value-type="float" office:value="51.7211" calcext:value-type="float">
            <text:p>51.72</text:p>
          </table:table-cell>
          <table:table-cell table:formula="of:=[$'Customer Dist'.AI22]" office:value-type="float" office:value="0" calcext:value-type="float">
            <text:p>0.00</text:p>
          </table:table-cell>
          <table:table-cell table:formula="of:=[$'Customer Dist'.AJ22]" office:value-type="float" office:value="0" calcext:value-type="float">
            <text:p>0.00</text:p>
          </table:table-cell>
          <table:table-cell table:formula="of:=[$'Customer Dist'.AK22]" office:value-type="float" office:value="48.2789" calcext:value-type="float">
            <text:p>48.28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Customer Dist'.G23]" office:value-type="float" office:value="38.5895" calcext:value-type="float">
            <text:p>38.59</text:p>
          </table:table-cell>
          <table:table-cell table:formula="of:=[$'Customer Dist'.H23]" office:value-type="float" office:value="0" calcext:value-type="float">
            <text:p>0.00</text:p>
          </table:table-cell>
          <table:table-cell table:formula="of:=[$'Customer Dist'.I23]" office:value-type="float" office:value="0" calcext:value-type="float">
            <text:p>0.00</text:p>
          </table:table-cell>
          <table:table-cell table:formula="of:=[$'Customer Dist'.J23]" office:value-type="float" office:value="61.4105" calcext:value-type="float">
            <text:p>61.41</text:p>
          </table:table-cell>
          <table:table-cell table:formula="of:=[$'Customer Dist'.P23]" office:value-type="float" office:value="38.9354" calcext:value-type="float">
            <text:p>38.94</text:p>
          </table:table-cell>
          <table:table-cell table:formula="of:=[$'Customer Dist'.Q23]" office:value-type="float" office:value="0" calcext:value-type="float">
            <text:p>0.00</text:p>
          </table:table-cell>
          <table:table-cell table:formula="of:=[$'Customer Dist'.R23]" office:value-type="float" office:value="0" calcext:value-type="float">
            <text:p>0.00</text:p>
          </table:table-cell>
          <table:table-cell table:formula="of:=[$'Customer Dist'.S23]" office:value-type="float" office:value="61.0646" calcext:value-type="float">
            <text:p>61.06</text:p>
          </table:table-cell>
          <table:table-cell table:formula="of:=[$'Customer Dist'.Y23]" office:value-type="float" office:value="37.3457" calcext:value-type="float">
            <text:p>37.35</text:p>
          </table:table-cell>
          <table:table-cell table:formula="of:=[$'Customer Dist'.Z23]" office:value-type="float" office:value="0" calcext:value-type="float">
            <text:p>0.00</text:p>
          </table:table-cell>
          <table:table-cell table:formula="of:=[$'Customer Dist'.AA23]" office:value-type="float" office:value="0" calcext:value-type="float">
            <text:p>0.00</text:p>
          </table:table-cell>
          <table:table-cell table:formula="of:=[$'Customer Dist'.AB23]" office:value-type="float" office:value="62.6543" calcext:value-type="float">
            <text:p>62.65</text:p>
          </table:table-cell>
          <table:table-cell table:formula="of:=[$'Customer Dist'.AH23]" office:value-type="float" office:value="39.1723" calcext:value-type="float">
            <text:p>39.17</text:p>
          </table:table-cell>
          <table:table-cell table:formula="of:=[$'Customer Dist'.AI23]" office:value-type="float" office:value="0" calcext:value-type="float">
            <text:p>0.00</text:p>
          </table:table-cell>
          <table:table-cell table:formula="of:=[$'Customer Dist'.AJ23]" office:value-type="float" office:value="0" calcext:value-type="float">
            <text:p>0.00</text:p>
          </table:table-cell>
          <table:table-cell table:formula="of:=[$'Customer Dist'.AK23]" office:value-type="float" office:value="60.8277" calcext:value-type="float">
            <text:p>60.83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Customer Dist'.G24]" office:value-type="float" office:value="38.4801" calcext:value-type="float">
            <text:p>38.48</text:p>
          </table:table-cell>
          <table:table-cell table:formula="of:=[$'Customer Dist'.H24]" office:value-type="float" office:value="0" calcext:value-type="float">
            <text:p>0.00</text:p>
          </table:table-cell>
          <table:table-cell table:formula="of:=[$'Customer Dist'.I24]" office:value-type="float" office:value="0" calcext:value-type="float">
            <text:p>0.00</text:p>
          </table:table-cell>
          <table:table-cell table:formula="of:=[$'Customer Dist'.J24]" office:value-type="float" office:value="61.5199" calcext:value-type="float">
            <text:p>61.52</text:p>
          </table:table-cell>
          <table:table-cell table:formula="of:=[$'Customer Dist'.P24]" office:value-type="float" office:value="36.9775" calcext:value-type="float">
            <text:p>36.98</text:p>
          </table:table-cell>
          <table:table-cell table:formula="of:=[$'Customer Dist'.Q24]" office:value-type="float" office:value="0" calcext:value-type="float">
            <text:p>0.00</text:p>
          </table:table-cell>
          <table:table-cell table:formula="of:=[$'Customer Dist'.R24]" office:value-type="float" office:value="0" calcext:value-type="float">
            <text:p>0.00</text:p>
          </table:table-cell>
          <table:table-cell table:formula="of:=[$'Customer Dist'.S24]" office:value-type="float" office:value="63.0225" calcext:value-type="float">
            <text:p>63.02</text:p>
          </table:table-cell>
          <table:table-cell table:formula="of:=[$'Customer Dist'.Y24]" office:value-type="float" office:value="36.5539" calcext:value-type="float">
            <text:p>36.55</text:p>
          </table:table-cell>
          <table:table-cell table:formula="of:=[$'Customer Dist'.Z24]" office:value-type="float" office:value="0" calcext:value-type="float">
            <text:p>0.00</text:p>
          </table:table-cell>
          <table:table-cell table:formula="of:=[$'Customer Dist'.AA24]" office:value-type="float" office:value="0" calcext:value-type="float">
            <text:p>0.00</text:p>
          </table:table-cell>
          <table:table-cell table:formula="of:=[$'Customer Dist'.AB24]" office:value-type="float" office:value="63.4461" calcext:value-type="float">
            <text:p>63.45</text:p>
          </table:table-cell>
          <table:table-cell table:formula="of:=[$'Customer Dist'.AH24]" office:value-type="float" office:value="38.5481" calcext:value-type="float">
            <text:p>38.55</text:p>
          </table:table-cell>
          <table:table-cell table:formula="of:=[$'Customer Dist'.AI24]" office:value-type="float" office:value="0" calcext:value-type="float">
            <text:p>0.00</text:p>
          </table:table-cell>
          <table:table-cell table:formula="of:=[$'Customer Dist'.AJ24]" office:value-type="float" office:value="0" calcext:value-type="float">
            <text:p>0.00</text:p>
          </table:table-cell>
          <table:table-cell table:formula="of:=[$'Customer Dist'.AK24]" office:value-type="float" office:value="61.4519" calcext:value-type="float">
            <text:p>61.45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Customer Dist'.G25]" office:value-type="float" office:value="46.0887" calcext:value-type="float">
            <text:p>46.09</text:p>
          </table:table-cell>
          <table:table-cell table:formula="of:=[$'Customer Dist'.H25]" office:value-type="float" office:value="0" calcext:value-type="float">
            <text:p>0.00</text:p>
          </table:table-cell>
          <table:table-cell table:formula="of:=[$'Customer Dist'.I25]" office:value-type="float" office:value="0" calcext:value-type="float">
            <text:p>0.00</text:p>
          </table:table-cell>
          <table:table-cell table:formula="of:=[$'Customer Dist'.J25]" office:value-type="float" office:value="53.9113" calcext:value-type="float">
            <text:p>53.91</text:p>
          </table:table-cell>
          <table:table-cell table:formula="of:=[$'Customer Dist'.P25]" office:value-type="float" office:value="44.2707" calcext:value-type="float">
            <text:p>44.27</text:p>
          </table:table-cell>
          <table:table-cell table:formula="of:=[$'Customer Dist'.Q25]" office:value-type="float" office:value="0" calcext:value-type="float">
            <text:p>0.00</text:p>
          </table:table-cell>
          <table:table-cell table:formula="of:=[$'Customer Dist'.R25]" office:value-type="float" office:value="0" calcext:value-type="float">
            <text:p>0.00</text:p>
          </table:table-cell>
          <table:table-cell table:formula="of:=[$'Customer Dist'.S25]" office:value-type="float" office:value="55.7293" calcext:value-type="float">
            <text:p>55.73</text:p>
          </table:table-cell>
          <table:table-cell table:formula="of:=[$'Customer Dist'.Y25]" office:value-type="float" office:value="47.3426" calcext:value-type="float">
            <text:p>47.34</text:p>
          </table:table-cell>
          <table:table-cell table:formula="of:=[$'Customer Dist'.Z25]" office:value-type="float" office:value="0" calcext:value-type="float">
            <text:p>0.00</text:p>
          </table:table-cell>
          <table:table-cell table:formula="of:=[$'Customer Dist'.AA25]" office:value-type="float" office:value="0" calcext:value-type="float">
            <text:p>0.00</text:p>
          </table:table-cell>
          <table:table-cell table:formula="of:=[$'Customer Dist'.AB25]" office:value-type="float" office:value="52.6574" calcext:value-type="float">
            <text:p>52.66</text:p>
          </table:table-cell>
          <table:table-cell table:formula="of:=[$'Customer Dist'.AH25]" office:value-type="float" office:value="39.5894" calcext:value-type="float">
            <text:p>39.59</text:p>
          </table:table-cell>
          <table:table-cell table:formula="of:=[$'Customer Dist'.AI25]" office:value-type="float" office:value="0" calcext:value-type="float">
            <text:p>0.00</text:p>
          </table:table-cell>
          <table:table-cell table:formula="of:=[$'Customer Dist'.AJ25]" office:value-type="float" office:value="0" calcext:value-type="float">
            <text:p>0.00</text:p>
          </table:table-cell>
          <table:table-cell table:formula="of:=[$'Customer Dist'.AK25]" office:value-type="float" office:value="60.4106" calcext:value-type="float">
            <text:p>60.41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Customer Dist'.G26]" office:value-type="float" office:value="36.3826" calcext:value-type="float">
            <text:p>36.38</text:p>
          </table:table-cell>
          <table:table-cell table:formula="of:=[$'Customer Dist'.H26]" office:value-type="float" office:value="0" calcext:value-type="float">
            <text:p>0.00</text:p>
          </table:table-cell>
          <table:table-cell table:formula="of:=[$'Customer Dist'.I26]" office:value-type="float" office:value="0" calcext:value-type="float">
            <text:p>0.00</text:p>
          </table:table-cell>
          <table:table-cell table:formula="of:=[$'Customer Dist'.J26]" office:value-type="float" office:value="63.6174" calcext:value-type="float">
            <text:p>63.62</text:p>
          </table:table-cell>
          <table:table-cell table:formula="of:=[$'Customer Dist'.P26]" office:value-type="float" office:value="36.3511" calcext:value-type="float">
            <text:p>36.35</text:p>
          </table:table-cell>
          <table:table-cell table:formula="of:=[$'Customer Dist'.Q26]" office:value-type="float" office:value="0" calcext:value-type="float">
            <text:p>0.00</text:p>
          </table:table-cell>
          <table:table-cell table:formula="of:=[$'Customer Dist'.R26]" office:value-type="float" office:value="0" calcext:value-type="float">
            <text:p>0.00</text:p>
          </table:table-cell>
          <table:table-cell table:formula="of:=[$'Customer Dist'.S26]" office:value-type="float" office:value="63.6489" calcext:value-type="float">
            <text:p>63.65</text:p>
          </table:table-cell>
          <table:table-cell table:formula="of:=[$'Customer Dist'.Y26]" office:value-type="float" office:value="33.4659" calcext:value-type="float">
            <text:p>33.47</text:p>
          </table:table-cell>
          <table:table-cell table:formula="of:=[$'Customer Dist'.Z26]" office:value-type="float" office:value="0" calcext:value-type="float">
            <text:p>0.00</text:p>
          </table:table-cell>
          <table:table-cell table:formula="of:=[$'Customer Dist'.AA26]" office:value-type="float" office:value="0" calcext:value-type="float">
            <text:p>0.00</text:p>
          </table:table-cell>
          <table:table-cell table:formula="of:=[$'Customer Dist'.AB26]" office:value-type="float" office:value="66.5341" calcext:value-type="float">
            <text:p>66.53</text:p>
          </table:table-cell>
          <table:table-cell table:formula="of:=[$'Customer Dist'.AH26]" office:value-type="float" office:value="33.8331" calcext:value-type="float">
            <text:p>33.83</text:p>
          </table:table-cell>
          <table:table-cell table:formula="of:=[$'Customer Dist'.AI26]" office:value-type="float" office:value="0" calcext:value-type="float">
            <text:p>0.00</text:p>
          </table:table-cell>
          <table:table-cell table:formula="of:=[$'Customer Dist'.AJ26]" office:value-type="float" office:value="0" calcext:value-type="float">
            <text:p>0.00</text:p>
          </table:table-cell>
          <table:table-cell table:formula="of:=[$'Customer Dist'.AK26]" office:value-type="float" office:value="66.1669" calcext:value-type="float">
            <text:p>66.17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Customer Dist'.G27]" office:value-type="float" office:value="35.5233" calcext:value-type="float">
            <text:p>35.52</text:p>
          </table:table-cell>
          <table:table-cell table:formula="of:=[$'Customer Dist'.H27]" office:value-type="float" office:value="0" calcext:value-type="float">
            <text:p>0.00</text:p>
          </table:table-cell>
          <table:table-cell table:formula="of:=[$'Customer Dist'.I27]" office:value-type="float" office:value="0" calcext:value-type="float">
            <text:p>0.00</text:p>
          </table:table-cell>
          <table:table-cell table:formula="of:=[$'Customer Dist'.J27]" office:value-type="float" office:value="64.4767" calcext:value-type="float">
            <text:p>64.48</text:p>
          </table:table-cell>
          <table:table-cell table:formula="of:=[$'Customer Dist'.P27]" office:value-type="float" office:value="35.2719" calcext:value-type="float">
            <text:p>35.27</text:p>
          </table:table-cell>
          <table:table-cell table:formula="of:=[$'Customer Dist'.Q27]" office:value-type="float" office:value="0" calcext:value-type="float">
            <text:p>0.00</text:p>
          </table:table-cell>
          <table:table-cell table:formula="of:=[$'Customer Dist'.R27]" office:value-type="float" office:value="0" calcext:value-type="float">
            <text:p>0.00</text:p>
          </table:table-cell>
          <table:table-cell table:formula="of:=[$'Customer Dist'.S27]" office:value-type="float" office:value="64.7281" calcext:value-type="float">
            <text:p>64.73</text:p>
          </table:table-cell>
          <table:table-cell table:formula="of:=[$'Customer Dist'.Y27]" office:value-type="float" office:value="31.324" calcext:value-type="float">
            <text:p>31.32</text:p>
          </table:table-cell>
          <table:table-cell table:formula="of:=[$'Customer Dist'.Z27]" office:value-type="float" office:value="0" calcext:value-type="float">
            <text:p>0.00</text:p>
          </table:table-cell>
          <table:table-cell table:formula="of:=[$'Customer Dist'.AA27]" office:value-type="float" office:value="0" calcext:value-type="float">
            <text:p>0.00</text:p>
          </table:table-cell>
          <table:table-cell table:formula="of:=[$'Customer Dist'.AB27]" office:value-type="float" office:value="68.676" calcext:value-type="float">
            <text:p>68.68</text:p>
          </table:table-cell>
          <table:table-cell table:formula="of:=[$'Customer Dist'.AH27]" office:value-type="float" office:value="30.3013" calcext:value-type="float">
            <text:p>30.30</text:p>
          </table:table-cell>
          <table:table-cell table:formula="of:=[$'Customer Dist'.AI27]" office:value-type="float" office:value="0" calcext:value-type="float">
            <text:p>0.00</text:p>
          </table:table-cell>
          <table:table-cell table:formula="of:=[$'Customer Dist'.AJ27]" office:value-type="float" office:value="0" calcext:value-type="float">
            <text:p>0.00</text:p>
          </table:table-cell>
          <table:table-cell table:formula="of:=[$'Customer Dist'.AK27]" office:value-type="float" office:value="69.6987" calcext:value-type="float">
            <text:p>69.70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Customer Dist'.G28]" office:value-type="float" office:value="47.0468" calcext:value-type="float">
            <text:p>47.05</text:p>
          </table:table-cell>
          <table:table-cell table:formula="of:=[$'Customer Dist'.H28]" office:value-type="float" office:value="0" calcext:value-type="float">
            <text:p>0.00</text:p>
          </table:table-cell>
          <table:table-cell table:formula="of:=[$'Customer Dist'.I28]" office:value-type="float" office:value="0" calcext:value-type="float">
            <text:p>0.00</text:p>
          </table:table-cell>
          <table:table-cell table:formula="of:=[$'Customer Dist'.J28]" office:value-type="float" office:value="52.9532" calcext:value-type="float">
            <text:p>52.95</text:p>
          </table:table-cell>
          <table:table-cell table:formula="of:=[$'Customer Dist'.P28]" office:value-type="float" office:value="43.4966" calcext:value-type="float">
            <text:p>43.50</text:p>
          </table:table-cell>
          <table:table-cell table:formula="of:=[$'Customer Dist'.Q28]" office:value-type="float" office:value="0" calcext:value-type="float">
            <text:p>0.00</text:p>
          </table:table-cell>
          <table:table-cell table:formula="of:=[$'Customer Dist'.R28]" office:value-type="float" office:value="0" calcext:value-type="float">
            <text:p>0.00</text:p>
          </table:table-cell>
          <table:table-cell table:formula="of:=[$'Customer Dist'.S28]" office:value-type="float" office:value="56.5034" calcext:value-type="float">
            <text:p>56.50</text:p>
          </table:table-cell>
          <table:table-cell table:formula="of:=[$'Customer Dist'.Y28]" office:value-type="float" office:value="42.6347" calcext:value-type="float">
            <text:p>42.63</text:p>
          </table:table-cell>
          <table:table-cell table:formula="of:=[$'Customer Dist'.Z28]" office:value-type="float" office:value="0" calcext:value-type="float">
            <text:p>0.00</text:p>
          </table:table-cell>
          <table:table-cell table:formula="of:=[$'Customer Dist'.AA28]" office:value-type="float" office:value="0" calcext:value-type="float">
            <text:p>0.00</text:p>
          </table:table-cell>
          <table:table-cell table:formula="of:=[$'Customer Dist'.AB28]" office:value-type="float" office:value="57.3653" calcext:value-type="float">
            <text:p>57.37</text:p>
          </table:table-cell>
          <table:table-cell table:formula="of:=[$'Customer Dist'.AH28]" office:value-type="float" office:value="42.6219" calcext:value-type="float">
            <text:p>42.62</text:p>
          </table:table-cell>
          <table:table-cell table:formula="of:=[$'Customer Dist'.AI28]" office:value-type="float" office:value="0" calcext:value-type="float">
            <text:p>0.00</text:p>
          </table:table-cell>
          <table:table-cell table:formula="of:=[$'Customer Dist'.AJ28]" office:value-type="float" office:value="0" calcext:value-type="float">
            <text:p>0.00</text:p>
          </table:table-cell>
          <table:table-cell table:formula="of:=[$'Customer Dist'.AK28]" office:value-type="float" office:value="57.3781" calcext:value-type="float">
            <text:p>57.38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Customer Dist'.G29]" office:value-type="float" office:value="46.2473" calcext:value-type="float">
            <text:p>46.25</text:p>
          </table:table-cell>
          <table:table-cell table:formula="of:=[$'Customer Dist'.H29]" office:value-type="float" office:value="0" calcext:value-type="float">
            <text:p>0.00</text:p>
          </table:table-cell>
          <table:table-cell table:formula="of:=[$'Customer Dist'.I29]" office:value-type="float" office:value="0" calcext:value-type="float">
            <text:p>0.00</text:p>
          </table:table-cell>
          <table:table-cell table:formula="of:=[$'Customer Dist'.J29]" office:value-type="float" office:value="53.7527" calcext:value-type="float">
            <text:p>53.75</text:p>
          </table:table-cell>
          <table:table-cell table:formula="of:=[$'Customer Dist'.P29]" office:value-type="float" office:value="47.183" calcext:value-type="float">
            <text:p>47.18</text:p>
          </table:table-cell>
          <table:table-cell table:formula="of:=[$'Customer Dist'.Q29]" office:value-type="float" office:value="0" calcext:value-type="float">
            <text:p>0.00</text:p>
          </table:table-cell>
          <table:table-cell table:formula="of:=[$'Customer Dist'.R29]" office:value-type="float" office:value="0" calcext:value-type="float">
            <text:p>0.00</text:p>
          </table:table-cell>
          <table:table-cell table:formula="of:=[$'Customer Dist'.S29]" office:value-type="float" office:value="52.817" calcext:value-type="float">
            <text:p>52.82</text:p>
          </table:table-cell>
          <table:table-cell table:formula="of:=[$'Customer Dist'.Y29]" office:value-type="float" office:value="46.8635" calcext:value-type="float">
            <text:p>46.86</text:p>
          </table:table-cell>
          <table:table-cell table:formula="of:=[$'Customer Dist'.Z29]" office:value-type="float" office:value="0" calcext:value-type="float">
            <text:p>0.00</text:p>
          </table:table-cell>
          <table:table-cell table:formula="of:=[$'Customer Dist'.AA29]" office:value-type="float" office:value="0" calcext:value-type="float">
            <text:p>0.00</text:p>
          </table:table-cell>
          <table:table-cell table:formula="of:=[$'Customer Dist'.AB29]" office:value-type="float" office:value="53.1365" calcext:value-type="float">
            <text:p>53.14</text:p>
          </table:table-cell>
          <table:table-cell table:formula="of:=[$'Customer Dist'.AH29]" office:value-type="float" office:value="45.6003" calcext:value-type="float">
            <text:p>45.60</text:p>
          </table:table-cell>
          <table:table-cell table:formula="of:=[$'Customer Dist'.AI29]" office:value-type="float" office:value="0" calcext:value-type="float">
            <text:p>0.00</text:p>
          </table:table-cell>
          <table:table-cell table:formula="of:=[$'Customer Dist'.AJ29]" office:value-type="float" office:value="0" calcext:value-type="float">
            <text:p>0.00</text:p>
          </table:table-cell>
          <table:table-cell table:formula="of:=[$'Customer Dist'.AK29]" office:value-type="float" office:value="54.3997" calcext:value-type="float">
            <text:p>54.40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Customer Dist'.G30]" office:value-type="float" office:value="55.1271" calcext:value-type="float">
            <text:p>55.13</text:p>
          </table:table-cell>
          <table:table-cell table:formula="of:=[$'Customer Dist'.H30]" office:value-type="float" office:value="0" calcext:value-type="float">
            <text:p>0.00</text:p>
          </table:table-cell>
          <table:table-cell table:formula="of:=[$'Customer Dist'.I30]" office:value-type="float" office:value="0" calcext:value-type="float">
            <text:p>0.00</text:p>
          </table:table-cell>
          <table:table-cell table:formula="of:=[$'Customer Dist'.J30]" office:value-type="float" office:value="44.8729" calcext:value-type="float">
            <text:p>44.87</text:p>
          </table:table-cell>
          <table:table-cell table:formula="of:=[$'Customer Dist'.P30]" office:value-type="float" office:value="53.8333" calcext:value-type="float">
            <text:p>53.83</text:p>
          </table:table-cell>
          <table:table-cell table:formula="of:=[$'Customer Dist'.Q30]" office:value-type="float" office:value="0" calcext:value-type="float">
            <text:p>0.00</text:p>
          </table:table-cell>
          <table:table-cell table:formula="of:=[$'Customer Dist'.R30]" office:value-type="float" office:value="0" calcext:value-type="float">
            <text:p>0.00</text:p>
          </table:table-cell>
          <table:table-cell table:formula="of:=[$'Customer Dist'.S30]" office:value-type="float" office:value="46.1667" calcext:value-type="float">
            <text:p>46.17</text:p>
          </table:table-cell>
          <table:table-cell table:formula="of:=[$'Customer Dist'.Y30]" office:value-type="float" office:value="53.0497" calcext:value-type="float">
            <text:p>53.05</text:p>
          </table:table-cell>
          <table:table-cell table:formula="of:=[$'Customer Dist'.Z30]" office:value-type="float" office:value="0" calcext:value-type="float">
            <text:p>0.00</text:p>
          </table:table-cell>
          <table:table-cell table:formula="of:=[$'Customer Dist'.AA30]" office:value-type="float" office:value="0" calcext:value-type="float">
            <text:p>0.00</text:p>
          </table:table-cell>
          <table:table-cell table:formula="of:=[$'Customer Dist'.AB30]" office:value-type="float" office:value="46.9503" calcext:value-type="float">
            <text:p>46.95</text:p>
          </table:table-cell>
          <table:table-cell table:formula="of:=[$'Customer Dist'.AH30]" office:value-type="float" office:value="56.1453" calcext:value-type="float">
            <text:p>56.15</text:p>
          </table:table-cell>
          <table:table-cell table:formula="of:=[$'Customer Dist'.AI30]" office:value-type="float" office:value="0" calcext:value-type="float">
            <text:p>0.00</text:p>
          </table:table-cell>
          <table:table-cell table:formula="of:=[$'Customer Dist'.AJ30]" office:value-type="float" office:value="0" calcext:value-type="float">
            <text:p>0.00</text:p>
          </table:table-cell>
          <table:table-cell table:formula="of:=[$'Customer Dist'.AK30]" office:value-type="float" office:value="43.8547" calcext:value-type="float">
            <text:p>43.85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Customer Dist'.G31]" office:value-type="float" office:value="48.4287" calcext:value-type="float">
            <text:p>48.43</text:p>
          </table:table-cell>
          <table:table-cell table:formula="of:=[$'Customer Dist'.H31]" office:value-type="float" office:value="0" calcext:value-type="float">
            <text:p>0.00</text:p>
          </table:table-cell>
          <table:table-cell table:formula="of:=[$'Customer Dist'.I31]" office:value-type="float" office:value="0" calcext:value-type="float">
            <text:p>0.00</text:p>
          </table:table-cell>
          <table:table-cell table:formula="of:=[$'Customer Dist'.J31]" office:value-type="float" office:value="51.5713" calcext:value-type="float">
            <text:p>51.57</text:p>
          </table:table-cell>
          <table:table-cell table:formula="of:=[$'Customer Dist'.P31]" office:value-type="float" office:value="43.96" calcext:value-type="float">
            <text:p>43.96</text:p>
          </table:table-cell>
          <table:table-cell table:formula="of:=[$'Customer Dist'.Q31]" office:value-type="float" office:value="0" calcext:value-type="float">
            <text:p>0.00</text:p>
          </table:table-cell>
          <table:table-cell table:formula="of:=[$'Customer Dist'.R31]" office:value-type="float" office:value="0" calcext:value-type="float">
            <text:p>0.00</text:p>
          </table:table-cell>
          <table:table-cell table:formula="of:=[$'Customer Dist'.S31]" office:value-type="float" office:value="56.04" calcext:value-type="float">
            <text:p>56.04</text:p>
          </table:table-cell>
          <table:table-cell table:formula="of:=[$'Customer Dist'.Y31]" office:value-type="float" office:value="39.5703" calcext:value-type="float">
            <text:p>39.57</text:p>
          </table:table-cell>
          <table:table-cell table:formula="of:=[$'Customer Dist'.Z31]" office:value-type="float" office:value="0" calcext:value-type="float">
            <text:p>0.00</text:p>
          </table:table-cell>
          <table:table-cell table:formula="of:=[$'Customer Dist'.AA31]" office:value-type="float" office:value="0" calcext:value-type="float">
            <text:p>0.00</text:p>
          </table:table-cell>
          <table:table-cell table:formula="of:=[$'Customer Dist'.AB31]" office:value-type="float" office:value="60.4297" calcext:value-type="float">
            <text:p>60.43</text:p>
          </table:table-cell>
          <table:table-cell table:formula="of:=[$'Customer Dist'.AH31]" office:value-type="float" office:value="35.9944" calcext:value-type="float">
            <text:p>35.99</text:p>
          </table:table-cell>
          <table:table-cell table:formula="of:=[$'Customer Dist'.AI31]" office:value-type="float" office:value="0" calcext:value-type="float">
            <text:p>0.00</text:p>
          </table:table-cell>
          <table:table-cell table:formula="of:=[$'Customer Dist'.AJ31]" office:value-type="float" office:value="0" calcext:value-type="float">
            <text:p>0.00</text:p>
          </table:table-cell>
          <table:table-cell table:formula="of:=[$'Customer Dist'.AK31]" office:value-type="float" office:value="64.0056" calcext:value-type="float">
            <text:p>64.01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Customer Dist'.G32]" office:value-type="float" office:value="40.8995" calcext:value-type="float">
            <text:p>40.90</text:p>
          </table:table-cell>
          <table:table-cell table:formula="of:=[$'Customer Dist'.H32]" office:value-type="float" office:value="0" calcext:value-type="float">
            <text:p>0.00</text:p>
          </table:table-cell>
          <table:table-cell table:formula="of:=[$'Customer Dist'.I32]" office:value-type="float" office:value="0" calcext:value-type="float">
            <text:p>0.00</text:p>
          </table:table-cell>
          <table:table-cell table:formula="of:=[$'Customer Dist'.J32]" office:value-type="float" office:value="59.1005" calcext:value-type="float">
            <text:p>59.10</text:p>
          </table:table-cell>
          <table:table-cell table:formula="of:=[$'Customer Dist'.P32]" office:value-type="float" office:value="42.1935" calcext:value-type="float">
            <text:p>42.19</text:p>
          </table:table-cell>
          <table:table-cell table:formula="of:=[$'Customer Dist'.Q32]" office:value-type="float" office:value="0" calcext:value-type="float">
            <text:p>0.00</text:p>
          </table:table-cell>
          <table:table-cell table:formula="of:=[$'Customer Dist'.R32]" office:value-type="float" office:value="0" calcext:value-type="float">
            <text:p>0.00</text:p>
          </table:table-cell>
          <table:table-cell table:formula="of:=[$'Customer Dist'.S32]" office:value-type="float" office:value="57.8065" calcext:value-type="float">
            <text:p>57.81</text:p>
          </table:table-cell>
          <table:table-cell table:formula="of:=[$'Customer Dist'.Y32]" office:value-type="float" office:value="39.1478" calcext:value-type="float">
            <text:p>39.15</text:p>
          </table:table-cell>
          <table:table-cell table:formula="of:=[$'Customer Dist'.Z32]" office:value-type="float" office:value="0" calcext:value-type="float">
            <text:p>0.00</text:p>
          </table:table-cell>
          <table:table-cell table:formula="of:=[$'Customer Dist'.AA32]" office:value-type="float" office:value="0" calcext:value-type="float">
            <text:p>0.00</text:p>
          </table:table-cell>
          <table:table-cell table:formula="of:=[$'Customer Dist'.AB32]" office:value-type="float" office:value="60.8522" calcext:value-type="float">
            <text:p>60.85</text:p>
          </table:table-cell>
          <table:table-cell table:formula="of:=[$'Customer Dist'.AH32]" office:value-type="float" office:value="39.026" calcext:value-type="float">
            <text:p>39.03</text:p>
          </table:table-cell>
          <table:table-cell table:formula="of:=[$'Customer Dist'.AI32]" office:value-type="float" office:value="0" calcext:value-type="float">
            <text:p>0.00</text:p>
          </table:table-cell>
          <table:table-cell table:formula="of:=[$'Customer Dist'.AJ32]" office:value-type="float" office:value="0" calcext:value-type="float">
            <text:p>0.00</text:p>
          </table:table-cell>
          <table:table-cell table:formula="of:=[$'Customer Dist'.AK32]" office:value-type="float" office:value="60.974" calcext:value-type="float">
            <text:p>60.97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Customer Dist'.G33]" office:value-type="float" office:value="36.1681" calcext:value-type="float">
            <text:p>36.17</text:p>
          </table:table-cell>
          <table:table-cell table:formula="of:=[$'Customer Dist'.H33]" office:value-type="float" office:value="0" calcext:value-type="float">
            <text:p>0.00</text:p>
          </table:table-cell>
          <table:table-cell table:formula="of:=[$'Customer Dist'.I33]" office:value-type="float" office:value="0" calcext:value-type="float">
            <text:p>0.00</text:p>
          </table:table-cell>
          <table:table-cell table:formula="of:=[$'Customer Dist'.J33]" office:value-type="float" office:value="63.8319" calcext:value-type="float">
            <text:p>63.83</text:p>
          </table:table-cell>
          <table:table-cell table:formula="of:=[$'Customer Dist'.P33]" office:value-type="float" office:value="37.6644" calcext:value-type="float">
            <text:p>37.66</text:p>
          </table:table-cell>
          <table:table-cell table:formula="of:=[$'Customer Dist'.Q33]" office:value-type="float" office:value="0" calcext:value-type="float">
            <text:p>0.00</text:p>
          </table:table-cell>
          <table:table-cell table:formula="of:=[$'Customer Dist'.R33]" office:value-type="float" office:value="0" calcext:value-type="float">
            <text:p>0.00</text:p>
          </table:table-cell>
          <table:table-cell table:formula="of:=[$'Customer Dist'.S33]" office:value-type="float" office:value="62.3356" calcext:value-type="float">
            <text:p>62.34</text:p>
          </table:table-cell>
          <table:table-cell table:formula="of:=[$'Customer Dist'.Y33]" office:value-type="float" office:value="37.3416" calcext:value-type="float">
            <text:p>37.34</text:p>
          </table:table-cell>
          <table:table-cell table:formula="of:=[$'Customer Dist'.Z33]" office:value-type="float" office:value="0" calcext:value-type="float">
            <text:p>0.00</text:p>
          </table:table-cell>
          <table:table-cell table:formula="of:=[$'Customer Dist'.AA33]" office:value-type="float" office:value="0" calcext:value-type="float">
            <text:p>0.00</text:p>
          </table:table-cell>
          <table:table-cell table:formula="of:=[$'Customer Dist'.AB33]" office:value-type="float" office:value="62.6584" calcext:value-type="float">
            <text:p>62.66</text:p>
          </table:table-cell>
          <table:table-cell table:formula="of:=[$'Customer Dist'.AH33]" office:value-type="float" office:value="41.3431" calcext:value-type="float">
            <text:p>41.34</text:p>
          </table:table-cell>
          <table:table-cell table:formula="of:=[$'Customer Dist'.AI33]" office:value-type="float" office:value="0" calcext:value-type="float">
            <text:p>0.00</text:p>
          </table:table-cell>
          <table:table-cell table:formula="of:=[$'Customer Dist'.AJ33]" office:value-type="float" office:value="0" calcext:value-type="float">
            <text:p>0.00</text:p>
          </table:table-cell>
          <table:table-cell table:formula="of:=[$'Customer Dist'.AK33]" office:value-type="float" office:value="58.6569" calcext:value-type="float">
            <text:p>58.66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Customer Dist'.G34]" office:value-type="float" office:value="38.7067" calcext:value-type="float">
            <text:p>38.71</text:p>
          </table:table-cell>
          <table:table-cell table:formula="of:=[$'Customer Dist'.H34]" office:value-type="float" office:value="0" calcext:value-type="float">
            <text:p>0.00</text:p>
          </table:table-cell>
          <table:table-cell table:formula="of:=[$'Customer Dist'.I34]" office:value-type="float" office:value="0" calcext:value-type="float">
            <text:p>0.00</text:p>
          </table:table-cell>
          <table:table-cell table:formula="of:=[$'Customer Dist'.J34]" office:value-type="float" office:value="61.2933" calcext:value-type="float">
            <text:p>61.29</text:p>
          </table:table-cell>
          <table:table-cell table:formula="of:=[$'Customer Dist'.P34]" office:value-type="float" office:value="38.1336" calcext:value-type="float">
            <text:p>38.13</text:p>
          </table:table-cell>
          <table:table-cell table:formula="of:=[$'Customer Dist'.Q34]" office:value-type="float" office:value="0" calcext:value-type="float">
            <text:p>0.00</text:p>
          </table:table-cell>
          <table:table-cell table:formula="of:=[$'Customer Dist'.R34]" office:value-type="float" office:value="0" calcext:value-type="float">
            <text:p>0.00</text:p>
          </table:table-cell>
          <table:table-cell table:formula="of:=[$'Customer Dist'.S34]" office:value-type="float" office:value="61.8664" calcext:value-type="float">
            <text:p>61.87</text:p>
          </table:table-cell>
          <table:table-cell table:formula="of:=[$'Customer Dist'.Y34]" office:value-type="float" office:value="37.505" calcext:value-type="float">
            <text:p>37.51</text:p>
          </table:table-cell>
          <table:table-cell table:formula="of:=[$'Customer Dist'.Z34]" office:value-type="float" office:value="0" calcext:value-type="float">
            <text:p>0.00</text:p>
          </table:table-cell>
          <table:table-cell table:formula="of:=[$'Customer Dist'.AA34]" office:value-type="float" office:value="0" calcext:value-type="float">
            <text:p>0.00</text:p>
          </table:table-cell>
          <table:table-cell table:formula="of:=[$'Customer Dist'.AB34]" office:value-type="float" office:value="62.495" calcext:value-type="float">
            <text:p>62.50</text:p>
          </table:table-cell>
          <table:table-cell table:formula="of:=[$'Customer Dist'.AH34]" office:value-type="float" office:value="38.9193" calcext:value-type="float">
            <text:p>38.92</text:p>
          </table:table-cell>
          <table:table-cell table:formula="of:=[$'Customer Dist'.AI34]" office:value-type="float" office:value="0" calcext:value-type="float">
            <text:p>0.00</text:p>
          </table:table-cell>
          <table:table-cell table:formula="of:=[$'Customer Dist'.AJ34]" office:value-type="float" office:value="0" calcext:value-type="float">
            <text:p>0.00</text:p>
          </table:table-cell>
          <table:table-cell table:formula="of:=[$'Customer Dist'.AK34]" office:value-type="float" office:value="61.0807" calcext:value-type="float">
            <text:p>61.08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Customer Dist'.G35]" office:value-type="float" office:value="42.5556" calcext:value-type="float">
            <text:p>42.56</text:p>
          </table:table-cell>
          <table:table-cell table:formula="of:=[$'Customer Dist'.H35]" office:value-type="float" office:value="0" calcext:value-type="float">
            <text:p>0.00</text:p>
          </table:table-cell>
          <table:table-cell table:formula="of:=[$'Customer Dist'.I35]" office:value-type="float" office:value="0" calcext:value-type="float">
            <text:p>0.00</text:p>
          </table:table-cell>
          <table:table-cell table:formula="of:=[$'Customer Dist'.J35]" office:value-type="float" office:value="57.4444" calcext:value-type="float">
            <text:p>57.44</text:p>
          </table:table-cell>
          <table:table-cell table:formula="of:=[$'Customer Dist'.P35]" office:value-type="float" office:value="41.6122" calcext:value-type="float">
            <text:p>41.61</text:p>
          </table:table-cell>
          <table:table-cell table:formula="of:=[$'Customer Dist'.Q35]" office:value-type="float" office:value="0" calcext:value-type="float">
            <text:p>0.00</text:p>
          </table:table-cell>
          <table:table-cell table:formula="of:=[$'Customer Dist'.R35]" office:value-type="float" office:value="0" calcext:value-type="float">
            <text:p>0.00</text:p>
          </table:table-cell>
          <table:table-cell table:formula="of:=[$'Customer Dist'.S35]" office:value-type="float" office:value="58.3878" calcext:value-type="float">
            <text:p>58.39</text:p>
          </table:table-cell>
          <table:table-cell table:formula="of:=[$'Customer Dist'.Y35]" office:value-type="float" office:value="41.8102" calcext:value-type="float">
            <text:p>41.81</text:p>
          </table:table-cell>
          <table:table-cell table:formula="of:=[$'Customer Dist'.Z35]" office:value-type="float" office:value="0" calcext:value-type="float">
            <text:p>0.00</text:p>
          </table:table-cell>
          <table:table-cell table:formula="of:=[$'Customer Dist'.AA35]" office:value-type="float" office:value="0" calcext:value-type="float">
            <text:p>0.00</text:p>
          </table:table-cell>
          <table:table-cell table:formula="of:=[$'Customer Dist'.AB35]" office:value-type="float" office:value="58.1898" calcext:value-type="float">
            <text:p>58.19</text:p>
          </table:table-cell>
          <table:table-cell table:formula="of:=[$'Customer Dist'.AH35]" office:value-type="float" office:value="42.256" calcext:value-type="float">
            <text:p>42.26</text:p>
          </table:table-cell>
          <table:table-cell table:formula="of:=[$'Customer Dist'.AI35]" office:value-type="float" office:value="0" calcext:value-type="float">
            <text:p>0.00</text:p>
          </table:table-cell>
          <table:table-cell table:formula="of:=[$'Customer Dist'.AJ35]" office:value-type="float" office:value="0" calcext:value-type="float">
            <text:p>0.00</text:p>
          </table:table-cell>
          <table:table-cell table:formula="of:=[$'Customer Dist'.AK35]" office:value-type="float" office:value="57.744" calcext:value-type="float">
            <text:p>57.74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Customer Dist'.G36]" office:value-type="float" office:value="42.206" calcext:value-type="float">
            <text:p>42.21</text:p>
          </table:table-cell>
          <table:table-cell table:formula="of:=[$'Customer Dist'.H36]" office:value-type="float" office:value="0" calcext:value-type="float">
            <text:p>0.00</text:p>
          </table:table-cell>
          <table:table-cell table:formula="of:=[$'Customer Dist'.I36]" office:value-type="float" office:value="0" calcext:value-type="float">
            <text:p>0.00</text:p>
          </table:table-cell>
          <table:table-cell table:formula="of:=[$'Customer Dist'.J36]" office:value-type="float" office:value="57.794" calcext:value-type="float">
            <text:p>57.79</text:p>
          </table:table-cell>
          <table:table-cell table:formula="of:=[$'Customer Dist'.P36]" office:value-type="float" office:value="42.085" calcext:value-type="float">
            <text:p>42.09</text:p>
          </table:table-cell>
          <table:table-cell table:formula="of:=[$'Customer Dist'.Q36]" office:value-type="float" office:value="0" calcext:value-type="float">
            <text:p>0.00</text:p>
          </table:table-cell>
          <table:table-cell table:formula="of:=[$'Customer Dist'.R36]" office:value-type="float" office:value="0" calcext:value-type="float">
            <text:p>0.00</text:p>
          </table:table-cell>
          <table:table-cell table:formula="of:=[$'Customer Dist'.S36]" office:value-type="float" office:value="57.915" calcext:value-type="float">
            <text:p>57.92</text:p>
          </table:table-cell>
          <table:table-cell table:formula="of:=[$'Customer Dist'.Y36]" office:value-type="float" office:value="40.0864" calcext:value-type="float">
            <text:p>40.09</text:p>
          </table:table-cell>
          <table:table-cell table:formula="of:=[$'Customer Dist'.Z36]" office:value-type="float" office:value="0" calcext:value-type="float">
            <text:p>0.00</text:p>
          </table:table-cell>
          <table:table-cell table:formula="of:=[$'Customer Dist'.AA36]" office:value-type="float" office:value="0" calcext:value-type="float">
            <text:p>0.00</text:p>
          </table:table-cell>
          <table:table-cell table:formula="of:=[$'Customer Dist'.AB36]" office:value-type="float" office:value="59.9136" calcext:value-type="float">
            <text:p>59.91</text:p>
          </table:table-cell>
          <table:table-cell table:formula="of:=[$'Customer Dist'.AH36]" office:value-type="float" office:value="39.4893" calcext:value-type="float">
            <text:p>39.49</text:p>
          </table:table-cell>
          <table:table-cell table:formula="of:=[$'Customer Dist'.AI36]" office:value-type="float" office:value="0" calcext:value-type="float">
            <text:p>0.00</text:p>
          </table:table-cell>
          <table:table-cell table:formula="of:=[$'Customer Dist'.AJ36]" office:value-type="float" office:value="0" calcext:value-type="float">
            <text:p>0.00</text:p>
          </table:table-cell>
          <table:table-cell table:formula="of:=[$'Customer Dist'.AK36]" office:value-type="float" office:value="60.5107" calcext:value-type="float">
            <text:p>60.51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Customer Dist'.G37]" office:value-type="float" office:value="46.6117" calcext:value-type="float">
            <text:p>46.61</text:p>
          </table:table-cell>
          <table:table-cell table:formula="of:=[$'Customer Dist'.H37]" office:value-type="float" office:value="0" calcext:value-type="float">
            <text:p>0.00</text:p>
          </table:table-cell>
          <table:table-cell table:formula="of:=[$'Customer Dist'.I37]" office:value-type="float" office:value="0" calcext:value-type="float">
            <text:p>0.00</text:p>
          </table:table-cell>
          <table:table-cell table:formula="of:=[$'Customer Dist'.J37]" office:value-type="float" office:value="53.3883" calcext:value-type="float">
            <text:p>53.39</text:p>
          </table:table-cell>
          <table:table-cell table:formula="of:=[$'Customer Dist'.P37]" office:value-type="float" office:value="45.4079" calcext:value-type="float">
            <text:p>45.41</text:p>
          </table:table-cell>
          <table:table-cell table:formula="of:=[$'Customer Dist'.Q37]" office:value-type="float" office:value="0" calcext:value-type="float">
            <text:p>0.00</text:p>
          </table:table-cell>
          <table:table-cell table:formula="of:=[$'Customer Dist'.R37]" office:value-type="float" office:value="0" calcext:value-type="float">
            <text:p>0.00</text:p>
          </table:table-cell>
          <table:table-cell table:formula="of:=[$'Customer Dist'.S37]" office:value-type="float" office:value="54.5921" calcext:value-type="float">
            <text:p>54.59</text:p>
          </table:table-cell>
          <table:table-cell table:formula="of:=[$'Customer Dist'.Y37]" office:value-type="float" office:value="46.103" calcext:value-type="float">
            <text:p>46.10</text:p>
          </table:table-cell>
          <table:table-cell table:formula="of:=[$'Customer Dist'.Z37]" office:value-type="float" office:value="0" calcext:value-type="float">
            <text:p>0.00</text:p>
          </table:table-cell>
          <table:table-cell table:formula="of:=[$'Customer Dist'.AA37]" office:value-type="float" office:value="0" calcext:value-type="float">
            <text:p>0.00</text:p>
          </table:table-cell>
          <table:table-cell table:formula="of:=[$'Customer Dist'.AB37]" office:value-type="float" office:value="53.897" calcext:value-type="float">
            <text:p>53.90</text:p>
          </table:table-cell>
          <table:table-cell table:formula="of:=[$'Customer Dist'.AH37]" office:value-type="float" office:value="44.7912" calcext:value-type="float">
            <text:p>44.79</text:p>
          </table:table-cell>
          <table:table-cell table:formula="of:=[$'Customer Dist'.AI37]" office:value-type="float" office:value="0" calcext:value-type="float">
            <text:p>0.00</text:p>
          </table:table-cell>
          <table:table-cell table:formula="of:=[$'Customer Dist'.AJ37]" office:value-type="float" office:value="0" calcext:value-type="float">
            <text:p>0.00</text:p>
          </table:table-cell>
          <table:table-cell table:formula="of:=[$'Customer Dist'.AK37]" office:value-type="float" office:value="55.2088" calcext:value-type="float">
            <text:p>55.21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Customer Dist'.G38]" office:value-type="float" office:value="35.5056" calcext:value-type="float">
            <text:p>35.51</text:p>
          </table:table-cell>
          <table:table-cell table:formula="of:=[$'Customer Dist'.H38]" office:value-type="float" office:value="0" calcext:value-type="float">
            <text:p>0.00</text:p>
          </table:table-cell>
          <table:table-cell table:formula="of:=[$'Customer Dist'.I38]" office:value-type="float" office:value="0" calcext:value-type="float">
            <text:p>0.00</text:p>
          </table:table-cell>
          <table:table-cell table:formula="of:=[$'Customer Dist'.J38]" office:value-type="float" office:value="64.4944" calcext:value-type="float">
            <text:p>64.49</text:p>
          </table:table-cell>
          <table:table-cell table:formula="of:=[$'Customer Dist'.P38]" office:value-type="float" office:value="37.4689" calcext:value-type="float">
            <text:p>37.47</text:p>
          </table:table-cell>
          <table:table-cell table:formula="of:=[$'Customer Dist'.Q38]" office:value-type="float" office:value="0" calcext:value-type="float">
            <text:p>0.00</text:p>
          </table:table-cell>
          <table:table-cell table:formula="of:=[$'Customer Dist'.R38]" office:value-type="float" office:value="0" calcext:value-type="float">
            <text:p>0.00</text:p>
          </table:table-cell>
          <table:table-cell table:formula="of:=[$'Customer Dist'.S38]" office:value-type="float" office:value="62.5311" calcext:value-type="float">
            <text:p>62.53</text:p>
          </table:table-cell>
          <table:table-cell table:formula="of:=[$'Customer Dist'.Y38]" office:value-type="float" office:value="39.961" calcext:value-type="float">
            <text:p>39.96</text:p>
          </table:table-cell>
          <table:table-cell table:formula="of:=[$'Customer Dist'.Z38]" office:value-type="float" office:value="0" calcext:value-type="float">
            <text:p>0.00</text:p>
          </table:table-cell>
          <table:table-cell table:formula="of:=[$'Customer Dist'.AA38]" office:value-type="float" office:value="0" calcext:value-type="float">
            <text:p>0.00</text:p>
          </table:table-cell>
          <table:table-cell table:formula="of:=[$'Customer Dist'.AB38]" office:value-type="float" office:value="60.039" calcext:value-type="float">
            <text:p>60.04</text:p>
          </table:table-cell>
          <table:table-cell table:formula="of:=[$'Customer Dist'.AH38]" office:value-type="float" office:value="35.9896" calcext:value-type="float">
            <text:p>35.99</text:p>
          </table:table-cell>
          <table:table-cell table:formula="of:=[$'Customer Dist'.AI38]" office:value-type="float" office:value="0" calcext:value-type="float">
            <text:p>0.00</text:p>
          </table:table-cell>
          <table:table-cell table:formula="of:=[$'Customer Dist'.AJ38]" office:value-type="float" office:value="0" calcext:value-type="float">
            <text:p>0.00</text:p>
          </table:table-cell>
          <table:table-cell table:formula="of:=[$'Customer Dist'.AK38]" office:value-type="float" office:value="64.0104" calcext:value-type="float">
            <text:p>64.01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Customer Dist'.G39]" office:value-type="float" office:value="33.6121" calcext:value-type="float">
            <text:p>33.61</text:p>
          </table:table-cell>
          <table:table-cell table:formula="of:=[$'Customer Dist'.H39]" office:value-type="float" office:value="0" calcext:value-type="float">
            <text:p>0.00</text:p>
          </table:table-cell>
          <table:table-cell table:formula="of:=[$'Customer Dist'.I39]" office:value-type="float" office:value="0" calcext:value-type="float">
            <text:p>0.00</text:p>
          </table:table-cell>
          <table:table-cell table:formula="of:=[$'Customer Dist'.J39]" office:value-type="float" office:value="66.3879" calcext:value-type="float">
            <text:p>66.39</text:p>
          </table:table-cell>
          <table:table-cell table:formula="of:=[$'Customer Dist'.P39]" office:value-type="float" office:value="32.1409" calcext:value-type="float">
            <text:p>32.14</text:p>
          </table:table-cell>
          <table:table-cell table:formula="of:=[$'Customer Dist'.Q39]" office:value-type="float" office:value="0" calcext:value-type="float">
            <text:p>0.00</text:p>
          </table:table-cell>
          <table:table-cell table:formula="of:=[$'Customer Dist'.R39]" office:value-type="float" office:value="0" calcext:value-type="float">
            <text:p>0.00</text:p>
          </table:table-cell>
          <table:table-cell table:formula="of:=[$'Customer Dist'.S39]" office:value-type="float" office:value="67.8591" calcext:value-type="float">
            <text:p>67.86</text:p>
          </table:table-cell>
          <table:table-cell table:formula="of:=[$'Customer Dist'.Y39]" office:value-type="float" office:value="32.8905" calcext:value-type="float">
            <text:p>32.89</text:p>
          </table:table-cell>
          <table:table-cell table:formula="of:=[$'Customer Dist'.Z39]" office:value-type="float" office:value="0" calcext:value-type="float">
            <text:p>0.00</text:p>
          </table:table-cell>
          <table:table-cell table:formula="of:=[$'Customer Dist'.AA39]" office:value-type="float" office:value="0" calcext:value-type="float">
            <text:p>0.00</text:p>
          </table:table-cell>
          <table:table-cell table:formula="of:=[$'Customer Dist'.AB39]" office:value-type="float" office:value="67.1095" calcext:value-type="float">
            <text:p>67.11</text:p>
          </table:table-cell>
          <table:table-cell table:formula="of:=[$'Customer Dist'.AH39]" office:value-type="float" office:value="29.611" calcext:value-type="float">
            <text:p>29.61</text:p>
          </table:table-cell>
          <table:table-cell table:formula="of:=[$'Customer Dist'.AI39]" office:value-type="float" office:value="0" calcext:value-type="float">
            <text:p>0.00</text:p>
          </table:table-cell>
          <table:table-cell table:formula="of:=[$'Customer Dist'.AJ39]" office:value-type="float" office:value="0" calcext:value-type="float">
            <text:p>0.00</text:p>
          </table:table-cell>
          <table:table-cell table:formula="of:=[$'Customer Dist'.AK39]" office:value-type="float" office:value="70.389" calcext:value-type="float">
            <text:p>70.39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Customer Dist'.G40]" office:value-type="float" office:value="37.6442" calcext:value-type="float">
            <text:p>37.64</text:p>
          </table:table-cell>
          <table:table-cell table:formula="of:=[$'Customer Dist'.H40]" office:value-type="float" office:value="0" calcext:value-type="float">
            <text:p>0.00</text:p>
          </table:table-cell>
          <table:table-cell table:formula="of:=[$'Customer Dist'.I40]" office:value-type="float" office:value="0" calcext:value-type="float">
            <text:p>0.00</text:p>
          </table:table-cell>
          <table:table-cell table:formula="of:=[$'Customer Dist'.J40]" office:value-type="float" office:value="62.3558" calcext:value-type="float">
            <text:p>62.36</text:p>
          </table:table-cell>
          <table:table-cell table:formula="of:=[$'Customer Dist'.P40]" office:value-type="float" office:value="39.818" calcext:value-type="float">
            <text:p>39.82</text:p>
          </table:table-cell>
          <table:table-cell table:formula="of:=[$'Customer Dist'.Q40]" office:value-type="float" office:value="0" calcext:value-type="float">
            <text:p>0.00</text:p>
          </table:table-cell>
          <table:table-cell table:formula="of:=[$'Customer Dist'.R40]" office:value-type="float" office:value="0" calcext:value-type="float">
            <text:p>0.00</text:p>
          </table:table-cell>
          <table:table-cell table:formula="of:=[$'Customer Dist'.S40]" office:value-type="float" office:value="60.182" calcext:value-type="float">
            <text:p>60.18</text:p>
          </table:table-cell>
          <table:table-cell table:formula="of:=[$'Customer Dist'.Y40]" office:value-type="float" office:value="40.2079" calcext:value-type="float">
            <text:p>40.21</text:p>
          </table:table-cell>
          <table:table-cell table:formula="of:=[$'Customer Dist'.Z40]" office:value-type="float" office:value="0" calcext:value-type="float">
            <text:p>0.00</text:p>
          </table:table-cell>
          <table:table-cell table:formula="of:=[$'Customer Dist'.AA40]" office:value-type="float" office:value="0" calcext:value-type="float">
            <text:p>0.00</text:p>
          </table:table-cell>
          <table:table-cell table:formula="of:=[$'Customer Dist'.AB40]" office:value-type="float" office:value="59.7921" calcext:value-type="float">
            <text:p>59.79</text:p>
          </table:table-cell>
          <table:table-cell table:formula="of:=[$'Customer Dist'.AH40]" office:value-type="float" office:value="37.6047" calcext:value-type="float">
            <text:p>37.60</text:p>
          </table:table-cell>
          <table:table-cell table:formula="of:=[$'Customer Dist'.AI40]" office:value-type="float" office:value="0" calcext:value-type="float">
            <text:p>0.00</text:p>
          </table:table-cell>
          <table:table-cell table:formula="of:=[$'Customer Dist'.AJ40]" office:value-type="float" office:value="0" calcext:value-type="float">
            <text:p>0.00</text:p>
          </table:table-cell>
          <table:table-cell table:formula="of:=[$'Customer Dist'.AK40]" office:value-type="float" office:value="62.3953" calcext:value-type="float">
            <text:p>62.40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Customer Dist'.G41]" office:value-type="float" office:value="44.2675" calcext:value-type="float">
            <text:p>44.27</text:p>
          </table:table-cell>
          <table:table-cell table:formula="of:=[$'Customer Dist'.H41]" office:value-type="float" office:value="0" calcext:value-type="float">
            <text:p>0.00</text:p>
          </table:table-cell>
          <table:table-cell table:formula="of:=[$'Customer Dist'.I41]" office:value-type="float" office:value="0" calcext:value-type="float">
            <text:p>0.00</text:p>
          </table:table-cell>
          <table:table-cell table:formula="of:=[$'Customer Dist'.J41]" office:value-type="float" office:value="55.7325" calcext:value-type="float">
            <text:p>55.73</text:p>
          </table:table-cell>
          <table:table-cell table:formula="of:=[$'Customer Dist'.P41]" office:value-type="float" office:value="44.0923" calcext:value-type="float">
            <text:p>44.09</text:p>
          </table:table-cell>
          <table:table-cell table:formula="of:=[$'Customer Dist'.Q41]" office:value-type="float" office:value="0" calcext:value-type="float">
            <text:p>0.00</text:p>
          </table:table-cell>
          <table:table-cell table:formula="of:=[$'Customer Dist'.R41]" office:value-type="float" office:value="0" calcext:value-type="float">
            <text:p>0.00</text:p>
          </table:table-cell>
          <table:table-cell table:formula="of:=[$'Customer Dist'.S41]" office:value-type="float" office:value="55.9077" calcext:value-type="float">
            <text:p>55.91</text:p>
          </table:table-cell>
          <table:table-cell table:formula="of:=[$'Customer Dist'.Y41]" office:value-type="float" office:value="41.848" calcext:value-type="float">
            <text:p>41.85</text:p>
          </table:table-cell>
          <table:table-cell table:formula="of:=[$'Customer Dist'.Z41]" office:value-type="float" office:value="0" calcext:value-type="float">
            <text:p>0.00</text:p>
          </table:table-cell>
          <table:table-cell table:formula="of:=[$'Customer Dist'.AA41]" office:value-type="float" office:value="0" calcext:value-type="float">
            <text:p>0.00</text:p>
          </table:table-cell>
          <table:table-cell table:formula="of:=[$'Customer Dist'.AB41]" office:value-type="float" office:value="58.152" calcext:value-type="float">
            <text:p>58.15</text:p>
          </table:table-cell>
          <table:table-cell table:formula="of:=[$'Customer Dist'.AH41]" office:value-type="float" office:value="46.2" calcext:value-type="float">
            <text:p>46.20</text:p>
          </table:table-cell>
          <table:table-cell table:formula="of:=[$'Customer Dist'.AI41]" office:value-type="float" office:value="0" calcext:value-type="float">
            <text:p>0.00</text:p>
          </table:table-cell>
          <table:table-cell table:formula="of:=[$'Customer Dist'.AJ41]" office:value-type="float" office:value="0" calcext:value-type="float">
            <text:p>0.00</text:p>
          </table:table-cell>
          <table:table-cell table:formula="of:=[$'Customer Dist'.AK41]" office:value-type="float" office:value="53.8" calcext:value-type="float">
            <text:p>53.80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Customer Dist'.G42]" office:value-type="float" office:value="43.9066" calcext:value-type="float">
            <text:p>43.91</text:p>
          </table:table-cell>
          <table:table-cell table:formula="of:=[$'Customer Dist'.H42]" office:value-type="float" office:value="0" calcext:value-type="float">
            <text:p>0.00</text:p>
          </table:table-cell>
          <table:table-cell table:formula="of:=[$'Customer Dist'.I42]" office:value-type="float" office:value="0" calcext:value-type="float">
            <text:p>0.00</text:p>
          </table:table-cell>
          <table:table-cell table:formula="of:=[$'Customer Dist'.J42]" office:value-type="float" office:value="56.0934" calcext:value-type="float">
            <text:p>56.09</text:p>
          </table:table-cell>
          <table:table-cell table:formula="of:=[$'Customer Dist'.P42]" office:value-type="float" office:value="40.5535" calcext:value-type="float">
            <text:p>40.55</text:p>
          </table:table-cell>
          <table:table-cell table:formula="of:=[$'Customer Dist'.Q42]" office:value-type="float" office:value="0" calcext:value-type="float">
            <text:p>0.00</text:p>
          </table:table-cell>
          <table:table-cell table:formula="of:=[$'Customer Dist'.R42]" office:value-type="float" office:value="0" calcext:value-type="float">
            <text:p>0.00</text:p>
          </table:table-cell>
          <table:table-cell table:formula="of:=[$'Customer Dist'.S42]" office:value-type="float" office:value="59.4465" calcext:value-type="float">
            <text:p>59.45</text:p>
          </table:table-cell>
          <table:table-cell table:formula="of:=[$'Customer Dist'.Y42]" office:value-type="float" office:value="39.4265" calcext:value-type="float">
            <text:p>39.43</text:p>
          </table:table-cell>
          <table:table-cell table:formula="of:=[$'Customer Dist'.Z42]" office:value-type="float" office:value="0" calcext:value-type="float">
            <text:p>0.00</text:p>
          </table:table-cell>
          <table:table-cell table:formula="of:=[$'Customer Dist'.AA42]" office:value-type="float" office:value="0" calcext:value-type="float">
            <text:p>0.00</text:p>
          </table:table-cell>
          <table:table-cell table:formula="of:=[$'Customer Dist'.AB42]" office:value-type="float" office:value="60.5735" calcext:value-type="float">
            <text:p>60.57</text:p>
          </table:table-cell>
          <table:table-cell table:formula="of:=[$'Customer Dist'.AH42]" office:value-type="float" office:value="38.5325" calcext:value-type="float">
            <text:p>38.53</text:p>
          </table:table-cell>
          <table:table-cell table:formula="of:=[$'Customer Dist'.AI42]" office:value-type="float" office:value="0" calcext:value-type="float">
            <text:p>0.00</text:p>
          </table:table-cell>
          <table:table-cell table:formula="of:=[$'Customer Dist'.AJ42]" office:value-type="float" office:value="0" calcext:value-type="float">
            <text:p>0.00</text:p>
          </table:table-cell>
          <table:table-cell table:formula="of:=[$'Customer Dist'.AK42]" office:value-type="float" office:value="61.4675" calcext:value-type="float">
            <text:p>61.47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Customer Dist'.G43]" office:value-type="float" office:value="42.2492" calcext:value-type="float">
            <text:p>42.25</text:p>
          </table:table-cell>
          <table:table-cell table:formula="of:=[$'Customer Dist'.H43]" office:value-type="float" office:value="0" calcext:value-type="float">
            <text:p>0.00</text:p>
          </table:table-cell>
          <table:table-cell table:formula="of:=[$'Customer Dist'.I43]" office:value-type="float" office:value="0" calcext:value-type="float">
            <text:p>0.00</text:p>
          </table:table-cell>
          <table:table-cell table:formula="of:=[$'Customer Dist'.J43]" office:value-type="float" office:value="57.7508" calcext:value-type="float">
            <text:p>57.75</text:p>
          </table:table-cell>
          <table:table-cell table:formula="of:=[$'Customer Dist'.P43]" office:value-type="float" office:value="41.6466" calcext:value-type="float">
            <text:p>41.65</text:p>
          </table:table-cell>
          <table:table-cell table:formula="of:=[$'Customer Dist'.Q43]" office:value-type="float" office:value="0" calcext:value-type="float">
            <text:p>0.00</text:p>
          </table:table-cell>
          <table:table-cell table:formula="of:=[$'Customer Dist'.R43]" office:value-type="float" office:value="0" calcext:value-type="float">
            <text:p>0.00</text:p>
          </table:table-cell>
          <table:table-cell table:formula="of:=[$'Customer Dist'.S43]" office:value-type="float" office:value="58.3534" calcext:value-type="float">
            <text:p>58.35</text:p>
          </table:table-cell>
          <table:table-cell table:formula="of:=[$'Customer Dist'.Y43]" office:value-type="float" office:value="42.5467" calcext:value-type="float">
            <text:p>42.55</text:p>
          </table:table-cell>
          <table:table-cell table:formula="of:=[$'Customer Dist'.Z43]" office:value-type="float" office:value="0" calcext:value-type="float">
            <text:p>0.00</text:p>
          </table:table-cell>
          <table:table-cell table:formula="of:=[$'Customer Dist'.AA43]" office:value-type="float" office:value="0" calcext:value-type="float">
            <text:p>0.00</text:p>
          </table:table-cell>
          <table:table-cell table:formula="of:=[$'Customer Dist'.AB43]" office:value-type="float" office:value="57.4533" calcext:value-type="float">
            <text:p>57.45</text:p>
          </table:table-cell>
          <table:table-cell table:formula="of:=[$'Customer Dist'.AH43]" office:value-type="float" office:value="39.2692" calcext:value-type="float">
            <text:p>39.27</text:p>
          </table:table-cell>
          <table:table-cell table:formula="of:=[$'Customer Dist'.AI43]" office:value-type="float" office:value="0" calcext:value-type="float">
            <text:p>0.00</text:p>
          </table:table-cell>
          <table:table-cell table:formula="of:=[$'Customer Dist'.AJ43]" office:value-type="float" office:value="0" calcext:value-type="float">
            <text:p>0.00</text:p>
          </table:table-cell>
          <table:table-cell table:formula="of:=[$'Customer Dist'.AK43]" office:value-type="float" office:value="60.7308" calcext:value-type="float">
            <text:p>60.73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Customer Dist'.G44]" office:value-type="float" office:value="42.6859" calcext:value-type="float">
            <text:p>42.69</text:p>
          </table:table-cell>
          <table:table-cell table:formula="of:=[$'Customer Dist'.H44]" office:value-type="float" office:value="0" calcext:value-type="float">
            <text:p>0.00</text:p>
          </table:table-cell>
          <table:table-cell table:formula="of:=[$'Customer Dist'.I44]" office:value-type="float" office:value="0" calcext:value-type="float">
            <text:p>0.00</text:p>
          </table:table-cell>
          <table:table-cell table:formula="of:=[$'Customer Dist'.J44]" office:value-type="float" office:value="57.3141" calcext:value-type="float">
            <text:p>57.31</text:p>
          </table:table-cell>
          <table:table-cell table:formula="of:=[$'Customer Dist'.P44]" office:value-type="float" office:value="40.3814" calcext:value-type="float">
            <text:p>40.38</text:p>
          </table:table-cell>
          <table:table-cell table:formula="of:=[$'Customer Dist'.Q44]" office:value-type="float" office:value="0" calcext:value-type="float">
            <text:p>0.00</text:p>
          </table:table-cell>
          <table:table-cell table:formula="of:=[$'Customer Dist'.R44]" office:value-type="float" office:value="0" calcext:value-type="float">
            <text:p>0.00</text:p>
          </table:table-cell>
          <table:table-cell table:formula="of:=[$'Customer Dist'.S44]" office:value-type="float" office:value="59.6186" calcext:value-type="float">
            <text:p>59.62</text:p>
          </table:table-cell>
          <table:table-cell table:formula="of:=[$'Customer Dist'.Y44]" office:value-type="float" office:value="39.8642" calcext:value-type="float">
            <text:p>39.86</text:p>
          </table:table-cell>
          <table:table-cell table:formula="of:=[$'Customer Dist'.Z44]" office:value-type="float" office:value="0" calcext:value-type="float">
            <text:p>0.00</text:p>
          </table:table-cell>
          <table:table-cell table:formula="of:=[$'Customer Dist'.AA44]" office:value-type="float" office:value="0" calcext:value-type="float">
            <text:p>0.00</text:p>
          </table:table-cell>
          <table:table-cell table:formula="of:=[$'Customer Dist'.AB44]" office:value-type="float" office:value="60.1358" calcext:value-type="float">
            <text:p>60.14</text:p>
          </table:table-cell>
          <table:table-cell table:formula="of:=[$'Customer Dist'.AH44]" office:value-type="float" office:value="42.8676" calcext:value-type="float">
            <text:p>42.87</text:p>
          </table:table-cell>
          <table:table-cell table:formula="of:=[$'Customer Dist'.AI44]" office:value-type="float" office:value="0" calcext:value-type="float">
            <text:p>0.00</text:p>
          </table:table-cell>
          <table:table-cell table:formula="of:=[$'Customer Dist'.AJ44]" office:value-type="float" office:value="0" calcext:value-type="float">
            <text:p>0.00</text:p>
          </table:table-cell>
          <table:table-cell table:formula="of:=[$'Customer Dist'.AK44]" office:value-type="float" office:value="57.1324" calcext:value-type="float">
            <text:p>57.13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Customer Dist'.G45]" office:value-type="float" office:value="37.965" calcext:value-type="float">
            <text:p>37.97</text:p>
          </table:table-cell>
          <table:table-cell table:formula="of:=[$'Customer Dist'.H45]" office:value-type="float" office:value="0" calcext:value-type="float">
            <text:p>0.00</text:p>
          </table:table-cell>
          <table:table-cell table:formula="of:=[$'Customer Dist'.I45]" office:value-type="float" office:value="0" calcext:value-type="float">
            <text:p>0.00</text:p>
          </table:table-cell>
          <table:table-cell table:formula="of:=[$'Customer Dist'.J45]" office:value-type="float" office:value="62.035" calcext:value-type="float">
            <text:p>62.04</text:p>
          </table:table-cell>
          <table:table-cell table:formula="of:=[$'Customer Dist'.P45]" office:value-type="float" office:value="39.9465" calcext:value-type="float">
            <text:p>39.95</text:p>
          </table:table-cell>
          <table:table-cell table:formula="of:=[$'Customer Dist'.Q45]" office:value-type="float" office:value="0" calcext:value-type="float">
            <text:p>0.00</text:p>
          </table:table-cell>
          <table:table-cell table:formula="of:=[$'Customer Dist'.R45]" office:value-type="float" office:value="0" calcext:value-type="float">
            <text:p>0.00</text:p>
          </table:table-cell>
          <table:table-cell table:formula="of:=[$'Customer Dist'.S45]" office:value-type="float" office:value="60.0535" calcext:value-type="float">
            <text:p>60.05</text:p>
          </table:table-cell>
          <table:table-cell table:formula="of:=[$'Customer Dist'.Y45]" office:value-type="float" office:value="39.4006" calcext:value-type="float">
            <text:p>39.40</text:p>
          </table:table-cell>
          <table:table-cell table:formula="of:=[$'Customer Dist'.Z45]" office:value-type="float" office:value="0" calcext:value-type="float">
            <text:p>0.00</text:p>
          </table:table-cell>
          <table:table-cell table:formula="of:=[$'Customer Dist'.AA45]" office:value-type="float" office:value="0" calcext:value-type="float">
            <text:p>0.00</text:p>
          </table:table-cell>
          <table:table-cell table:formula="of:=[$'Customer Dist'.AB45]" office:value-type="float" office:value="60.5994" calcext:value-type="float">
            <text:p>60.60</text:p>
          </table:table-cell>
          <table:table-cell table:formula="of:=[$'Customer Dist'.AH45]" office:value-type="float" office:value="40.8294" calcext:value-type="float">
            <text:p>40.83</text:p>
          </table:table-cell>
          <table:table-cell table:formula="of:=[$'Customer Dist'.AI45]" office:value-type="float" office:value="0" calcext:value-type="float">
            <text:p>0.00</text:p>
          </table:table-cell>
          <table:table-cell table:formula="of:=[$'Customer Dist'.AJ45]" office:value-type="float" office:value="0" calcext:value-type="float">
            <text:p>0.00</text:p>
          </table:table-cell>
          <table:table-cell table:formula="of:=[$'Customer Dist'.AK45]" office:value-type="float" office:value="59.1706" calcext:value-type="float">
            <text:p>59.17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Customer Dist'.G46]" office:value-type="float" office:value="42.4621" calcext:value-type="float">
            <text:p>42.46</text:p>
          </table:table-cell>
          <table:table-cell table:formula="of:=[$'Customer Dist'.H46]" office:value-type="float" office:value="0" calcext:value-type="float">
            <text:p>0.00</text:p>
          </table:table-cell>
          <table:table-cell table:formula="of:=[$'Customer Dist'.I46]" office:value-type="float" office:value="0" calcext:value-type="float">
            <text:p>0.00</text:p>
          </table:table-cell>
          <table:table-cell table:formula="of:=[$'Customer Dist'.J46]" office:value-type="float" office:value="57.5379" calcext:value-type="float">
            <text:p>57.54</text:p>
          </table:table-cell>
          <table:table-cell table:formula="of:=[$'Customer Dist'.P46]" office:value-type="float" office:value="40.4224" calcext:value-type="float">
            <text:p>40.42</text:p>
          </table:table-cell>
          <table:table-cell table:formula="of:=[$'Customer Dist'.Q46]" office:value-type="float" office:value="0" calcext:value-type="float">
            <text:p>0.00</text:p>
          </table:table-cell>
          <table:table-cell table:formula="of:=[$'Customer Dist'.R46]" office:value-type="float" office:value="0" calcext:value-type="float">
            <text:p>0.00</text:p>
          </table:table-cell>
          <table:table-cell table:formula="of:=[$'Customer Dist'.S46]" office:value-type="float" office:value="59.5776" calcext:value-type="float">
            <text:p>59.58</text:p>
          </table:table-cell>
          <table:table-cell table:formula="of:=[$'Customer Dist'.Y46]" office:value-type="float" office:value="40.5772" calcext:value-type="float">
            <text:p>40.58</text:p>
          </table:table-cell>
          <table:table-cell table:formula="of:=[$'Customer Dist'.Z46]" office:value-type="float" office:value="0" calcext:value-type="float">
            <text:p>0.00</text:p>
          </table:table-cell>
          <table:table-cell table:formula="of:=[$'Customer Dist'.AA46]" office:value-type="float" office:value="0" calcext:value-type="float">
            <text:p>0.00</text:p>
          </table:table-cell>
          <table:table-cell table:formula="of:=[$'Customer Dist'.AB46]" office:value-type="float" office:value="59.4228" calcext:value-type="float">
            <text:p>59.42</text:p>
          </table:table-cell>
          <table:table-cell table:formula="of:=[$'Customer Dist'.AH46]" office:value-type="float" office:value="40.6156" calcext:value-type="float">
            <text:p>40.62</text:p>
          </table:table-cell>
          <table:table-cell table:formula="of:=[$'Customer Dist'.AI46]" office:value-type="float" office:value="0" calcext:value-type="float">
            <text:p>0.00</text:p>
          </table:table-cell>
          <table:table-cell table:formula="of:=[$'Customer Dist'.AJ46]" office:value-type="float" office:value="0" calcext:value-type="float">
            <text:p>0.00</text:p>
          </table:table-cell>
          <table:table-cell table:formula="of:=[$'Customer Dist'.AK46]" office:value-type="float" office:value="59.3844" calcext:value-type="float">
            <text:p>59.38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Customer Dist'.G47]" office:value-type="float" office:value="41.9049" calcext:value-type="float">
            <text:p>41.90</text:p>
          </table:table-cell>
          <table:table-cell table:formula="of:=[$'Customer Dist'.H47]" office:value-type="float" office:value="0" calcext:value-type="float">
            <text:p>0.00</text:p>
          </table:table-cell>
          <table:table-cell table:formula="of:=[$'Customer Dist'.I47]" office:value-type="float" office:value="0" calcext:value-type="float">
            <text:p>0.00</text:p>
          </table:table-cell>
          <table:table-cell table:formula="of:=[$'Customer Dist'.J47]" office:value-type="float" office:value="58.0951" calcext:value-type="float">
            <text:p>58.10</text:p>
          </table:table-cell>
          <table:table-cell table:formula="of:=[$'Customer Dist'.P47]" office:value-type="float" office:value="39.9396" calcext:value-type="float">
            <text:p>39.94</text:p>
          </table:table-cell>
          <table:table-cell table:formula="of:=[$'Customer Dist'.Q47]" office:value-type="float" office:value="0" calcext:value-type="float">
            <text:p>0.00</text:p>
          </table:table-cell>
          <table:table-cell table:formula="of:=[$'Customer Dist'.R47]" office:value-type="float" office:value="0" calcext:value-type="float">
            <text:p>0.00</text:p>
          </table:table-cell>
          <table:table-cell table:formula="of:=[$'Customer Dist'.S47]" office:value-type="float" office:value="60.0604" calcext:value-type="float">
            <text:p>60.06</text:p>
          </table:table-cell>
          <table:table-cell table:formula="of:=[$'Customer Dist'.Y47]" office:value-type="float" office:value="44.1112" calcext:value-type="float">
            <text:p>44.11</text:p>
          </table:table-cell>
          <table:table-cell table:formula="of:=[$'Customer Dist'.Z47]" office:value-type="float" office:value="0" calcext:value-type="float">
            <text:p>0.00</text:p>
          </table:table-cell>
          <table:table-cell table:formula="of:=[$'Customer Dist'.AA47]" office:value-type="float" office:value="0" calcext:value-type="float">
            <text:p>0.00</text:p>
          </table:table-cell>
          <table:table-cell table:formula="of:=[$'Customer Dist'.AB47]" office:value-type="float" office:value="55.8888" calcext:value-type="float">
            <text:p>55.89</text:p>
          </table:table-cell>
          <table:table-cell table:formula="of:=[$'Customer Dist'.AH47]" office:value-type="float" office:value="42.6264" calcext:value-type="float">
            <text:p>42.63</text:p>
          </table:table-cell>
          <table:table-cell table:formula="of:=[$'Customer Dist'.AI47]" office:value-type="float" office:value="0" calcext:value-type="float">
            <text:p>0.00</text:p>
          </table:table-cell>
          <table:table-cell table:formula="of:=[$'Customer Dist'.AJ47]" office:value-type="float" office:value="0" calcext:value-type="float">
            <text:p>0.00</text:p>
          </table:table-cell>
          <table:table-cell table:formula="of:=[$'Customer Dist'.AK47]" office:value-type="float" office:value="57.3736" calcext:value-type="float">
            <text:p>57.37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Customer Dist'.G48]" office:value-type="float" office:value="49.3973" calcext:value-type="float">
            <text:p>49.40</text:p>
          </table:table-cell>
          <table:table-cell table:formula="of:=[$'Customer Dist'.H48]" office:value-type="float" office:value="0" calcext:value-type="float">
            <text:p>0.00</text:p>
          </table:table-cell>
          <table:table-cell table:formula="of:=[$'Customer Dist'.I48]" office:value-type="float" office:value="0" calcext:value-type="float">
            <text:p>0.00</text:p>
          </table:table-cell>
          <table:table-cell table:formula="of:=[$'Customer Dist'.J48]" office:value-type="float" office:value="50.6027" calcext:value-type="float">
            <text:p>50.60</text:p>
          </table:table-cell>
          <table:table-cell table:formula="of:=[$'Customer Dist'.P48]" office:value-type="float" office:value="44.7996" calcext:value-type="float">
            <text:p>44.80</text:p>
          </table:table-cell>
          <table:table-cell table:formula="of:=[$'Customer Dist'.Q48]" office:value-type="float" office:value="0" calcext:value-type="float">
            <text:p>0.00</text:p>
          </table:table-cell>
          <table:table-cell table:formula="of:=[$'Customer Dist'.R48]" office:value-type="float" office:value="0" calcext:value-type="float">
            <text:p>0.00</text:p>
          </table:table-cell>
          <table:table-cell table:formula="of:=[$'Customer Dist'.S48]" office:value-type="float" office:value="55.2004" calcext:value-type="float">
            <text:p>55.20</text:p>
          </table:table-cell>
          <table:table-cell table:formula="of:=[$'Customer Dist'.Y48]" office:value-type="float" office:value="42.8875" calcext:value-type="float">
            <text:p>42.89</text:p>
          </table:table-cell>
          <table:table-cell table:formula="of:=[$'Customer Dist'.Z48]" office:value-type="float" office:value="0" calcext:value-type="float">
            <text:p>0.00</text:p>
          </table:table-cell>
          <table:table-cell table:formula="of:=[$'Customer Dist'.AA48]" office:value-type="float" office:value="0" calcext:value-type="float">
            <text:p>0.00</text:p>
          </table:table-cell>
          <table:table-cell table:formula="of:=[$'Customer Dist'.AB48]" office:value-type="float" office:value="57.1125" calcext:value-type="float">
            <text:p>57.11</text:p>
          </table:table-cell>
          <table:table-cell table:formula="of:=[$'Customer Dist'.AH48]" office:value-type="float" office:value="39.8433" calcext:value-type="float">
            <text:p>39.84</text:p>
          </table:table-cell>
          <table:table-cell table:formula="of:=[$'Customer Dist'.AI48]" office:value-type="float" office:value="0" calcext:value-type="float">
            <text:p>0.00</text:p>
          </table:table-cell>
          <table:table-cell table:formula="of:=[$'Customer Dist'.AJ48]" office:value-type="float" office:value="0" calcext:value-type="float">
            <text:p>0.00</text:p>
          </table:table-cell>
          <table:table-cell table:formula="of:=[$'Customer Dist'.AK48]" office:value-type="float" office:value="60.1567" calcext:value-type="float">
            <text:p>60.16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Customer Dist'.G49]" office:value-type="float" office:value="44.7141" calcext:value-type="float">
            <text:p>44.71</text:p>
          </table:table-cell>
          <table:table-cell table:formula="of:=[$'Customer Dist'.H49]" office:value-type="float" office:value="0" calcext:value-type="float">
            <text:p>0.00</text:p>
          </table:table-cell>
          <table:table-cell table:formula="of:=[$'Customer Dist'.I49]" office:value-type="float" office:value="0" calcext:value-type="float">
            <text:p>0.00</text:p>
          </table:table-cell>
          <table:table-cell table:formula="of:=[$'Customer Dist'.J49]" office:value-type="float" office:value="55.2859" calcext:value-type="float">
            <text:p>55.29</text:p>
          </table:table-cell>
          <table:table-cell table:formula="of:=[$'Customer Dist'.P49]" office:value-type="float" office:value="40.0156" calcext:value-type="float">
            <text:p>40.02</text:p>
          </table:table-cell>
          <table:table-cell table:formula="of:=[$'Customer Dist'.Q49]" office:value-type="float" office:value="0" calcext:value-type="float">
            <text:p>0.00</text:p>
          </table:table-cell>
          <table:table-cell table:formula="of:=[$'Customer Dist'.R49]" office:value-type="float" office:value="0" calcext:value-type="float">
            <text:p>0.00</text:p>
          </table:table-cell>
          <table:table-cell table:formula="of:=[$'Customer Dist'.S49]" office:value-type="float" office:value="59.9844" calcext:value-type="float">
            <text:p>59.98</text:p>
          </table:table-cell>
          <table:table-cell table:formula="of:=[$'Customer Dist'.Y49]" office:value-type="float" office:value="41.1334" calcext:value-type="float">
            <text:p>41.13</text:p>
          </table:table-cell>
          <table:table-cell table:formula="of:=[$'Customer Dist'.Z49]" office:value-type="float" office:value="0" calcext:value-type="float">
            <text:p>0.00</text:p>
          </table:table-cell>
          <table:table-cell table:formula="of:=[$'Customer Dist'.AA49]" office:value-type="float" office:value="0" calcext:value-type="float">
            <text:p>0.00</text:p>
          </table:table-cell>
          <table:table-cell table:formula="of:=[$'Customer Dist'.AB49]" office:value-type="float" office:value="58.8666" calcext:value-type="float">
            <text:p>58.87</text:p>
          </table:table-cell>
          <table:table-cell table:formula="of:=[$'Customer Dist'.AH49]" office:value-type="float" office:value="39.1772" calcext:value-type="float">
            <text:p>39.18</text:p>
          </table:table-cell>
          <table:table-cell table:formula="of:=[$'Customer Dist'.AI49]" office:value-type="float" office:value="0" calcext:value-type="float">
            <text:p>0.00</text:p>
          </table:table-cell>
          <table:table-cell table:formula="of:=[$'Customer Dist'.AJ49]" office:value-type="float" office:value="0" calcext:value-type="float">
            <text:p>0.00</text:p>
          </table:table-cell>
          <table:table-cell table:formula="of:=[$'Customer Dist'.AK49]" office:value-type="float" office:value="60.8228" calcext:value-type="float">
            <text:p>60.82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Customer Dist'.G50]" office:value-type="float" office:value="37.3601" calcext:value-type="float">
            <text:p>37.36</text:p>
          </table:table-cell>
          <table:table-cell table:formula="of:=[$'Customer Dist'.H50]" office:value-type="float" office:value="0" calcext:value-type="float">
            <text:p>0.00</text:p>
          </table:table-cell>
          <table:table-cell table:formula="of:=[$'Customer Dist'.I50]" office:value-type="float" office:value="0" calcext:value-type="float">
            <text:p>0.00</text:p>
          </table:table-cell>
          <table:table-cell table:formula="of:=[$'Customer Dist'.J50]" office:value-type="float" office:value="62.6399" calcext:value-type="float">
            <text:p>62.64</text:p>
          </table:table-cell>
          <table:table-cell table:formula="of:=[$'Customer Dist'.P50]" office:value-type="float" office:value="40.6032" calcext:value-type="float">
            <text:p>40.60</text:p>
          </table:table-cell>
          <table:table-cell table:formula="of:=[$'Customer Dist'.Q50]" office:value-type="float" office:value="0" calcext:value-type="float">
            <text:p>0.00</text:p>
          </table:table-cell>
          <table:table-cell table:formula="of:=[$'Customer Dist'.R50]" office:value-type="float" office:value="0" calcext:value-type="float">
            <text:p>0.00</text:p>
          </table:table-cell>
          <table:table-cell table:formula="of:=[$'Customer Dist'.S50]" office:value-type="float" office:value="59.3968" calcext:value-type="float">
            <text:p>59.40</text:p>
          </table:table-cell>
          <table:table-cell table:formula="of:=[$'Customer Dist'.Y50]" office:value-type="float" office:value="42.8084" calcext:value-type="float">
            <text:p>42.81</text:p>
          </table:table-cell>
          <table:table-cell table:formula="of:=[$'Customer Dist'.Z50]" office:value-type="float" office:value="0" calcext:value-type="float">
            <text:p>0.00</text:p>
          </table:table-cell>
          <table:table-cell table:formula="of:=[$'Customer Dist'.AA50]" office:value-type="float" office:value="0" calcext:value-type="float">
            <text:p>0.00</text:p>
          </table:table-cell>
          <table:table-cell table:formula="of:=[$'Customer Dist'.AB50]" office:value-type="float" office:value="57.1916" calcext:value-type="float">
            <text:p>57.19</text:p>
          </table:table-cell>
          <table:table-cell table:formula="of:=[$'Customer Dist'.AH50]" office:value-type="float" office:value="38.7642" calcext:value-type="float">
            <text:p>38.76</text:p>
          </table:table-cell>
          <table:table-cell table:formula="of:=[$'Customer Dist'.AI50]" office:value-type="float" office:value="0" calcext:value-type="float">
            <text:p>0.00</text:p>
          </table:table-cell>
          <table:table-cell table:formula="of:=[$'Customer Dist'.AJ50]" office:value-type="float" office:value="0" calcext:value-type="float">
            <text:p>0.00</text:p>
          </table:table-cell>
          <table:table-cell table:formula="of:=[$'Customer Dist'.AK50]" office:value-type="float" office:value="61.2358" calcext:value-type="float">
            <text:p>61.24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Customer Dist'.G51]" office:value-type="float" office:value="42.9503" calcext:value-type="float">
            <text:p>42.95</text:p>
          </table:table-cell>
          <table:table-cell table:formula="of:=[$'Customer Dist'.H51]" office:value-type="float" office:value="0" calcext:value-type="float">
            <text:p>0.00</text:p>
          </table:table-cell>
          <table:table-cell table:formula="of:=[$'Customer Dist'.I51]" office:value-type="float" office:value="0" calcext:value-type="float">
            <text:p>0.00</text:p>
          </table:table-cell>
          <table:table-cell table:formula="of:=[$'Customer Dist'.J51]" office:value-type="float" office:value="57.0497" calcext:value-type="float">
            <text:p>57.05</text:p>
          </table:table-cell>
          <table:table-cell table:formula="of:=[$'Customer Dist'.P51]" office:value-type="float" office:value="41.9019" calcext:value-type="float">
            <text:p>41.90</text:p>
          </table:table-cell>
          <table:table-cell table:formula="of:=[$'Customer Dist'.Q51]" office:value-type="float" office:value="0" calcext:value-type="float">
            <text:p>0.00</text:p>
          </table:table-cell>
          <table:table-cell table:formula="of:=[$'Customer Dist'.R51]" office:value-type="float" office:value="0" calcext:value-type="float">
            <text:p>0.00</text:p>
          </table:table-cell>
          <table:table-cell table:formula="of:=[$'Customer Dist'.S51]" office:value-type="float" office:value="58.0981" calcext:value-type="float">
            <text:p>58.10</text:p>
          </table:table-cell>
          <table:table-cell table:formula="of:=[$'Customer Dist'.Y51]" office:value-type="float" office:value="41.8223" calcext:value-type="float">
            <text:p>41.82</text:p>
          </table:table-cell>
          <table:table-cell table:formula="of:=[$'Customer Dist'.Z51]" office:value-type="float" office:value="0" calcext:value-type="float">
            <text:p>0.00</text:p>
          </table:table-cell>
          <table:table-cell table:formula="of:=[$'Customer Dist'.AA51]" office:value-type="float" office:value="0" calcext:value-type="float">
            <text:p>0.00</text:p>
          </table:table-cell>
          <table:table-cell table:formula="of:=[$'Customer Dist'.AB51]" office:value-type="float" office:value="58.1777" calcext:value-type="float">
            <text:p>58.18</text:p>
          </table:table-cell>
          <table:table-cell table:formula="of:=[$'Customer Dist'.AH51]" office:value-type="float" office:value="46.0052" calcext:value-type="float">
            <text:p>46.01</text:p>
          </table:table-cell>
          <table:table-cell table:formula="of:=[$'Customer Dist'.AI51]" office:value-type="float" office:value="0" calcext:value-type="float">
            <text:p>0.00</text:p>
          </table:table-cell>
          <table:table-cell table:formula="of:=[$'Customer Dist'.AJ51]" office:value-type="float" office:value="0" calcext:value-type="float">
            <text:p>0.00</text:p>
          </table:table-cell>
          <table:table-cell table:formula="of:=[$'Customer Dist'.AK51]" office:value-type="float" office:value="53.9948" calcext:value-type="float">
            <text:p>53.99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Customer Dist'.G52]" office:value-type="float" office:value="43.2635" calcext:value-type="float">
            <text:p>43.26</text:p>
          </table:table-cell>
          <table:table-cell table:formula="of:=[$'Customer Dist'.H52]" office:value-type="float" office:value="0" calcext:value-type="float">
            <text:p>0.00</text:p>
          </table:table-cell>
          <table:table-cell table:formula="of:=[$'Customer Dist'.I52]" office:value-type="float" office:value="0" calcext:value-type="float">
            <text:p>0.00</text:p>
          </table:table-cell>
          <table:table-cell table:formula="of:=[$'Customer Dist'.J52]" office:value-type="float" office:value="56.7365" calcext:value-type="float">
            <text:p>56.74</text:p>
          </table:table-cell>
          <table:table-cell table:formula="of:=[$'Customer Dist'.P52]" office:value-type="float" office:value="39.3972" calcext:value-type="float">
            <text:p>39.40</text:p>
          </table:table-cell>
          <table:table-cell table:formula="of:=[$'Customer Dist'.Q52]" office:value-type="float" office:value="0" calcext:value-type="float">
            <text:p>0.00</text:p>
          </table:table-cell>
          <table:table-cell table:formula="of:=[$'Customer Dist'.R52]" office:value-type="float" office:value="0" calcext:value-type="float">
            <text:p>0.00</text:p>
          </table:table-cell>
          <table:table-cell table:formula="of:=[$'Customer Dist'.S52]" office:value-type="float" office:value="60.6028" calcext:value-type="float">
            <text:p>60.60</text:p>
          </table:table-cell>
          <table:table-cell table:formula="of:=[$'Customer Dist'.Y52]" office:value-type="float" office:value="41.8565" calcext:value-type="float">
            <text:p>41.86</text:p>
          </table:table-cell>
          <table:table-cell table:formula="of:=[$'Customer Dist'.Z52]" office:value-type="float" office:value="0" calcext:value-type="float">
            <text:p>0.00</text:p>
          </table:table-cell>
          <table:table-cell table:formula="of:=[$'Customer Dist'.AA52]" office:value-type="float" office:value="0" calcext:value-type="float">
            <text:p>0.00</text:p>
          </table:table-cell>
          <table:table-cell table:formula="of:=[$'Customer Dist'.AB52]" office:value-type="float" office:value="58.1435" calcext:value-type="float">
            <text:p>58.14</text:p>
          </table:table-cell>
          <table:table-cell table:formula="of:=[$'Customer Dist'.AH52]" office:value-type="float" office:value="45.1292" calcext:value-type="float">
            <text:p>45.13</text:p>
          </table:table-cell>
          <table:table-cell table:formula="of:=[$'Customer Dist'.AI52]" office:value-type="float" office:value="0" calcext:value-type="float">
            <text:p>0.00</text:p>
          </table:table-cell>
          <table:table-cell table:formula="of:=[$'Customer Dist'.AJ52]" office:value-type="float" office:value="0" calcext:value-type="float">
            <text:p>0.00</text:p>
          </table:table-cell>
          <table:table-cell table:formula="of:=[$'Customer Dist'.AK52]" office:value-type="float" office:value="54.8708" calcext:value-type="float">
            <text:p>54.87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Customer Dist'.G53]" office:value-type="float" office:value="39.696" calcext:value-type="float">
            <text:p>39.70</text:p>
          </table:table-cell>
          <table:table-cell table:formula="of:=[$'Customer Dist'.H53]" office:value-type="float" office:value="0" calcext:value-type="float">
            <text:p>0.00</text:p>
          </table:table-cell>
          <table:table-cell table:formula="of:=[$'Customer Dist'.I53]" office:value-type="float" office:value="0" calcext:value-type="float">
            <text:p>0.00</text:p>
          </table:table-cell>
          <table:table-cell table:formula="of:=[$'Customer Dist'.J53]" office:value-type="float" office:value="60.304" calcext:value-type="float">
            <text:p>60.30</text:p>
          </table:table-cell>
          <table:table-cell table:formula="of:=[$'Customer Dist'.P53]" office:value-type="float" office:value="38.0112" calcext:value-type="float">
            <text:p>38.01</text:p>
          </table:table-cell>
          <table:table-cell table:formula="of:=[$'Customer Dist'.Q53]" office:value-type="float" office:value="0" calcext:value-type="float">
            <text:p>0.00</text:p>
          </table:table-cell>
          <table:table-cell table:formula="of:=[$'Customer Dist'.R53]" office:value-type="float" office:value="0" calcext:value-type="float">
            <text:p>0.00</text:p>
          </table:table-cell>
          <table:table-cell table:formula="of:=[$'Customer Dist'.S53]" office:value-type="float" office:value="61.9888" calcext:value-type="float">
            <text:p>61.99</text:p>
          </table:table-cell>
          <table:table-cell table:formula="of:=[$'Customer Dist'.Y53]" office:value-type="float" office:value="40.8926" calcext:value-type="float">
            <text:p>40.89</text:p>
          </table:table-cell>
          <table:table-cell table:formula="of:=[$'Customer Dist'.Z53]" office:value-type="float" office:value="0" calcext:value-type="float">
            <text:p>0.00</text:p>
          </table:table-cell>
          <table:table-cell table:formula="of:=[$'Customer Dist'.AA53]" office:value-type="float" office:value="0" calcext:value-type="float">
            <text:p>0.00</text:p>
          </table:table-cell>
          <table:table-cell table:formula="of:=[$'Customer Dist'.AB53]" office:value-type="float" office:value="59.1074" calcext:value-type="float">
            <text:p>59.11</text:p>
          </table:table-cell>
          <table:table-cell table:formula="of:=[$'Customer Dist'.AH53]" office:value-type="float" office:value="45.2761" calcext:value-type="float">
            <text:p>45.28</text:p>
          </table:table-cell>
          <table:table-cell table:formula="of:=[$'Customer Dist'.AI53]" office:value-type="float" office:value="0" calcext:value-type="float">
            <text:p>0.00</text:p>
          </table:table-cell>
          <table:table-cell table:formula="of:=[$'Customer Dist'.AJ53]" office:value-type="float" office:value="0" calcext:value-type="float">
            <text:p>0.00</text:p>
          </table:table-cell>
          <table:table-cell table:formula="of:=[$'Customer Dist'.AK53]" office:value-type="float" office:value="54.7239" calcext:value-type="float">
            <text:p>54.72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Customer Dist'.G54]" office:value-type="float" office:value="46.4354" calcext:value-type="float">
            <text:p>46.44</text:p>
          </table:table-cell>
          <table:table-cell table:formula="of:=[$'Customer Dist'.H54]" office:value-type="float" office:value="0" calcext:value-type="float">
            <text:p>0.00</text:p>
          </table:table-cell>
          <table:table-cell table:formula="of:=[$'Customer Dist'.I54]" office:value-type="float" office:value="0" calcext:value-type="float">
            <text:p>0.00</text:p>
          </table:table-cell>
          <table:table-cell table:formula="of:=[$'Customer Dist'.J54]" office:value-type="float" office:value="53.5646" calcext:value-type="float">
            <text:p>53.56</text:p>
          </table:table-cell>
          <table:table-cell table:formula="of:=[$'Customer Dist'.P54]" office:value-type="float" office:value="45.299" calcext:value-type="float">
            <text:p>45.30</text:p>
          </table:table-cell>
          <table:table-cell table:formula="of:=[$'Customer Dist'.Q54]" office:value-type="float" office:value="0" calcext:value-type="float">
            <text:p>0.00</text:p>
          </table:table-cell>
          <table:table-cell table:formula="of:=[$'Customer Dist'.R54]" office:value-type="float" office:value="0" calcext:value-type="float">
            <text:p>0.00</text:p>
          </table:table-cell>
          <table:table-cell table:formula="of:=[$'Customer Dist'.S54]" office:value-type="float" office:value="54.701" calcext:value-type="float">
            <text:p>54.70</text:p>
          </table:table-cell>
          <table:table-cell table:formula="of:=[$'Customer Dist'.Y54]" office:value-type="float" office:value="45.7288" calcext:value-type="float">
            <text:p>45.73</text:p>
          </table:table-cell>
          <table:table-cell table:formula="of:=[$'Customer Dist'.Z54]" office:value-type="float" office:value="0" calcext:value-type="float">
            <text:p>0.00</text:p>
          </table:table-cell>
          <table:table-cell table:formula="of:=[$'Customer Dist'.AA54]" office:value-type="float" office:value="0" calcext:value-type="float">
            <text:p>0.00</text:p>
          </table:table-cell>
          <table:table-cell table:formula="of:=[$'Customer Dist'.AB54]" office:value-type="float" office:value="54.2712" calcext:value-type="float">
            <text:p>54.27</text:p>
          </table:table-cell>
          <table:table-cell table:formula="of:=[$'Customer Dist'.AH54]" office:value-type="float" office:value="43.6381" calcext:value-type="float">
            <text:p>43.64</text:p>
          </table:table-cell>
          <table:table-cell table:formula="of:=[$'Customer Dist'.AI54]" office:value-type="float" office:value="0" calcext:value-type="float">
            <text:p>0.00</text:p>
          </table:table-cell>
          <table:table-cell table:formula="of:=[$'Customer Dist'.AJ54]" office:value-type="float" office:value="0" calcext:value-type="float">
            <text:p>0.00</text:p>
          </table:table-cell>
          <table:table-cell table:formula="of:=[$'Customer Dist'.AK54]" office:value-type="float" office:value="56.3619" calcext:value-type="float">
            <text:p>56.36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Customer Dist'.G55]" office:value-type="float" office:value="37.4713" calcext:value-type="float">
            <text:p>37.47</text:p>
          </table:table-cell>
          <table:table-cell table:formula="of:=[$'Customer Dist'.H55]" office:value-type="float" office:value="0" calcext:value-type="float">
            <text:p>0.00</text:p>
          </table:table-cell>
          <table:table-cell table:formula="of:=[$'Customer Dist'.I55]" office:value-type="float" office:value="0" calcext:value-type="float">
            <text:p>0.00</text:p>
          </table:table-cell>
          <table:table-cell table:formula="of:=[$'Customer Dist'.J55]" office:value-type="float" office:value="62.5287" calcext:value-type="float">
            <text:p>62.53</text:p>
          </table:table-cell>
          <table:table-cell table:formula="of:=[$'Customer Dist'.P55]" office:value-type="float" office:value="39.8745" calcext:value-type="float">
            <text:p>39.87</text:p>
          </table:table-cell>
          <table:table-cell table:formula="of:=[$'Customer Dist'.Q55]" office:value-type="float" office:value="0" calcext:value-type="float">
            <text:p>0.00</text:p>
          </table:table-cell>
          <table:table-cell table:formula="of:=[$'Customer Dist'.R55]" office:value-type="float" office:value="0" calcext:value-type="float">
            <text:p>0.00</text:p>
          </table:table-cell>
          <table:table-cell table:formula="of:=[$'Customer Dist'.S55]" office:value-type="float" office:value="60.1255" calcext:value-type="float">
            <text:p>60.13</text:p>
          </table:table-cell>
          <table:table-cell table:formula="of:=[$'Customer Dist'.Y55]" office:value-type="float" office:value="40.3947" calcext:value-type="float">
            <text:p>40.39</text:p>
          </table:table-cell>
          <table:table-cell table:formula="of:=[$'Customer Dist'.Z55]" office:value-type="float" office:value="0" calcext:value-type="float">
            <text:p>0.00</text:p>
          </table:table-cell>
          <table:table-cell table:formula="of:=[$'Customer Dist'.AA55]" office:value-type="float" office:value="0" calcext:value-type="float">
            <text:p>0.00</text:p>
          </table:table-cell>
          <table:table-cell table:formula="of:=[$'Customer Dist'.AB55]" office:value-type="float" office:value="59.6053" calcext:value-type="float">
            <text:p>59.61</text:p>
          </table:table-cell>
          <table:table-cell table:formula="of:=[$'Customer Dist'.AH55]" office:value-type="float" office:value="37.8612" calcext:value-type="float">
            <text:p>37.86</text:p>
          </table:table-cell>
          <table:table-cell table:formula="of:=[$'Customer Dist'.AI55]" office:value-type="float" office:value="0" calcext:value-type="float">
            <text:p>0.00</text:p>
          </table:table-cell>
          <table:table-cell table:formula="of:=[$'Customer Dist'.AJ55]" office:value-type="float" office:value="0" calcext:value-type="float">
            <text:p>0.00</text:p>
          </table:table-cell>
          <table:table-cell table:formula="of:=[$'Customer Dist'.AK55]" office:value-type="float" office:value="62.1388" calcext:value-type="float">
            <text:p>62.14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Customer Dist'.G56]" office:value-type="float" office:value="39.7737" calcext:value-type="float">
            <text:p>39.77</text:p>
          </table:table-cell>
          <table:table-cell table:formula="of:=[$'Customer Dist'.H56]" office:value-type="float" office:value="0" calcext:value-type="float">
            <text:p>0.00</text:p>
          </table:table-cell>
          <table:table-cell table:formula="of:=[$'Customer Dist'.I56]" office:value-type="float" office:value="0" calcext:value-type="float">
            <text:p>0.00</text:p>
          </table:table-cell>
          <table:table-cell table:formula="of:=[$'Customer Dist'.J56]" office:value-type="float" office:value="60.2263" calcext:value-type="float">
            <text:p>60.23</text:p>
          </table:table-cell>
          <table:table-cell table:formula="of:=[$'Customer Dist'.P56]" office:value-type="float" office:value="39.0431" calcext:value-type="float">
            <text:p>39.04</text:p>
          </table:table-cell>
          <table:table-cell table:formula="of:=[$'Customer Dist'.Q56]" office:value-type="float" office:value="0" calcext:value-type="float">
            <text:p>0.00</text:p>
          </table:table-cell>
          <table:table-cell table:formula="of:=[$'Customer Dist'.R56]" office:value-type="float" office:value="0" calcext:value-type="float">
            <text:p>0.00</text:p>
          </table:table-cell>
          <table:table-cell table:formula="of:=[$'Customer Dist'.S56]" office:value-type="float" office:value="60.9569" calcext:value-type="float">
            <text:p>60.96</text:p>
          </table:table-cell>
          <table:table-cell table:formula="of:=[$'Customer Dist'.Y56]" office:value-type="float" office:value="41.3214" calcext:value-type="float">
            <text:p>41.32</text:p>
          </table:table-cell>
          <table:table-cell table:formula="of:=[$'Customer Dist'.Z56]" office:value-type="float" office:value="0" calcext:value-type="float">
            <text:p>0.00</text:p>
          </table:table-cell>
          <table:table-cell table:formula="of:=[$'Customer Dist'.AA56]" office:value-type="float" office:value="0" calcext:value-type="float">
            <text:p>0.00</text:p>
          </table:table-cell>
          <table:table-cell table:formula="of:=[$'Customer Dist'.AB56]" office:value-type="float" office:value="58.6786" calcext:value-type="float">
            <text:p>58.68</text:p>
          </table:table-cell>
          <table:table-cell table:formula="of:=[$'Customer Dist'.AH56]" office:value-type="float" office:value="40.2687" calcext:value-type="float">
            <text:p>40.27</text:p>
          </table:table-cell>
          <table:table-cell table:formula="of:=[$'Customer Dist'.AI56]" office:value-type="float" office:value="0" calcext:value-type="float">
            <text:p>0.00</text:p>
          </table:table-cell>
          <table:table-cell table:formula="of:=[$'Customer Dist'.AJ56]" office:value-type="float" office:value="0" calcext:value-type="float">
            <text:p>0.00</text:p>
          </table:table-cell>
          <table:table-cell table:formula="of:=[$'Customer Dist'.AK56]" office:value-type="float" office:value="59.7313" calcext:value-type="float">
            <text:p>59.73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Customer Dist'.G57]" office:value-type="float" office:value="38.9933" calcext:value-type="float">
            <text:p>38.99</text:p>
          </table:table-cell>
          <table:table-cell table:formula="of:=[$'Customer Dist'.H57]" office:value-type="float" office:value="0" calcext:value-type="float">
            <text:p>0.00</text:p>
          </table:table-cell>
          <table:table-cell table:formula="of:=[$'Customer Dist'.I57]" office:value-type="float" office:value="0" calcext:value-type="float">
            <text:p>0.00</text:p>
          </table:table-cell>
          <table:table-cell table:formula="of:=[$'Customer Dist'.J57]" office:value-type="float" office:value="61.0067" calcext:value-type="float">
            <text:p>61.01</text:p>
          </table:table-cell>
          <table:table-cell table:formula="of:=[$'Customer Dist'.P57]" office:value-type="float" office:value="38.6998" calcext:value-type="float">
            <text:p>38.70</text:p>
          </table:table-cell>
          <table:table-cell table:formula="of:=[$'Customer Dist'.Q57]" office:value-type="float" office:value="0" calcext:value-type="float">
            <text:p>0.00</text:p>
          </table:table-cell>
          <table:table-cell table:formula="of:=[$'Customer Dist'.R57]" office:value-type="float" office:value="0" calcext:value-type="float">
            <text:p>0.00</text:p>
          </table:table-cell>
          <table:table-cell table:formula="of:=[$'Customer Dist'.S57]" office:value-type="float" office:value="61.3002" calcext:value-type="float">
            <text:p>61.30</text:p>
          </table:table-cell>
          <table:table-cell table:formula="of:=[$'Customer Dist'.Y57]" office:value-type="float" office:value="34.4962" calcext:value-type="float">
            <text:p>34.50</text:p>
          </table:table-cell>
          <table:table-cell table:formula="of:=[$'Customer Dist'.Z57]" office:value-type="float" office:value="0" calcext:value-type="float">
            <text:p>0.00</text:p>
          </table:table-cell>
          <table:table-cell table:formula="of:=[$'Customer Dist'.AA57]" office:value-type="float" office:value="0" calcext:value-type="float">
            <text:p>0.00</text:p>
          </table:table-cell>
          <table:table-cell table:formula="of:=[$'Customer Dist'.AB57]" office:value-type="float" office:value="65.5038" calcext:value-type="float">
            <text:p>65.50</text:p>
          </table:table-cell>
          <table:table-cell table:formula="of:=[$'Customer Dist'.AH57]" office:value-type="float" office:value="34.0554" calcext:value-type="float">
            <text:p>34.06</text:p>
          </table:table-cell>
          <table:table-cell table:formula="of:=[$'Customer Dist'.AI57]" office:value-type="float" office:value="0" calcext:value-type="float">
            <text:p>0.00</text:p>
          </table:table-cell>
          <table:table-cell table:formula="of:=[$'Customer Dist'.AJ57]" office:value-type="float" office:value="0" calcext:value-type="float">
            <text:p>0.00</text:p>
          </table:table-cell>
          <table:table-cell table:formula="of:=[$'Customer Dist'.AK57]" office:value-type="float" office:value="65.9446" calcext:value-type="float">
            <text:p>65.94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Customer Dist'.G58]" office:value-type="float" office:value="44.4718" calcext:value-type="float">
            <text:p>44.47</text:p>
          </table:table-cell>
          <table:table-cell table:formula="of:=[$'Customer Dist'.H58]" office:value-type="float" office:value="0" calcext:value-type="float">
            <text:p>0.00</text:p>
          </table:table-cell>
          <table:table-cell table:formula="of:=[$'Customer Dist'.I58]" office:value-type="float" office:value="0" calcext:value-type="float">
            <text:p>0.00</text:p>
          </table:table-cell>
          <table:table-cell table:formula="of:=[$'Customer Dist'.J58]" office:value-type="float" office:value="55.5282" calcext:value-type="float">
            <text:p>55.53</text:p>
          </table:table-cell>
          <table:table-cell table:formula="of:=[$'Customer Dist'.P58]" office:value-type="float" office:value="39.0238" calcext:value-type="float">
            <text:p>39.02</text:p>
          </table:table-cell>
          <table:table-cell table:formula="of:=[$'Customer Dist'.Q58]" office:value-type="float" office:value="0" calcext:value-type="float">
            <text:p>0.00</text:p>
          </table:table-cell>
          <table:table-cell table:formula="of:=[$'Customer Dist'.R58]" office:value-type="float" office:value="0" calcext:value-type="float">
            <text:p>0.00</text:p>
          </table:table-cell>
          <table:table-cell table:formula="of:=[$'Customer Dist'.S58]" office:value-type="float" office:value="60.9762" calcext:value-type="float">
            <text:p>60.98</text:p>
          </table:table-cell>
          <table:table-cell table:formula="of:=[$'Customer Dist'.Y58]" office:value-type="float" office:value="42.2451" calcext:value-type="float">
            <text:p>42.25</text:p>
          </table:table-cell>
          <table:table-cell table:formula="of:=[$'Customer Dist'.Z58]" office:value-type="float" office:value="0" calcext:value-type="float">
            <text:p>0.00</text:p>
          </table:table-cell>
          <table:table-cell table:formula="of:=[$'Customer Dist'.AA58]" office:value-type="float" office:value="0" calcext:value-type="float">
            <text:p>0.00</text:p>
          </table:table-cell>
          <table:table-cell table:formula="of:=[$'Customer Dist'.AB58]" office:value-type="float" office:value="57.7549" calcext:value-type="float">
            <text:p>57.75</text:p>
          </table:table-cell>
          <table:table-cell table:formula="of:=[$'Customer Dist'.AH58]" office:value-type="float" office:value="41.8057" calcext:value-type="float">
            <text:p>41.81</text:p>
          </table:table-cell>
          <table:table-cell table:formula="of:=[$'Customer Dist'.AI58]" office:value-type="float" office:value="0" calcext:value-type="float">
            <text:p>0.00</text:p>
          </table:table-cell>
          <table:table-cell table:formula="of:=[$'Customer Dist'.AJ58]" office:value-type="float" office:value="0" calcext:value-type="float">
            <text:p>0.00</text:p>
          </table:table-cell>
          <table:table-cell table:formula="of:=[$'Customer Dist'.AK58]" office:value-type="float" office:value="58.1943" calcext:value-type="float">
            <text:p>58.19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Customer Dist'.G59]" office:value-type="float" office:value="40.2526" calcext:value-type="float">
            <text:p>40.25</text:p>
          </table:table-cell>
          <table:table-cell table:formula="of:=[$'Customer Dist'.H59]" office:value-type="float" office:value="0" calcext:value-type="float">
            <text:p>0.00</text:p>
          </table:table-cell>
          <table:table-cell table:formula="of:=[$'Customer Dist'.I59]" office:value-type="float" office:value="0" calcext:value-type="float">
            <text:p>0.00</text:p>
          </table:table-cell>
          <table:table-cell table:formula="of:=[$'Customer Dist'.J59]" office:value-type="float" office:value="59.7474" calcext:value-type="float">
            <text:p>59.75</text:p>
          </table:table-cell>
          <table:table-cell table:formula="of:=[$'Customer Dist'.P59]" office:value-type="float" office:value="40.9206" calcext:value-type="float">
            <text:p>40.92</text:p>
          </table:table-cell>
          <table:table-cell table:formula="of:=[$'Customer Dist'.Q59]" office:value-type="float" office:value="0" calcext:value-type="float">
            <text:p>0.00</text:p>
          </table:table-cell>
          <table:table-cell table:formula="of:=[$'Customer Dist'.R59]" office:value-type="float" office:value="0" calcext:value-type="float">
            <text:p>0.00</text:p>
          </table:table-cell>
          <table:table-cell table:formula="of:=[$'Customer Dist'.S59]" office:value-type="float" office:value="59.0794" calcext:value-type="float">
            <text:p>59.08</text:p>
          </table:table-cell>
          <table:table-cell table:formula="of:=[$'Customer Dist'.Y59]" office:value-type="float" office:value="36.1748" calcext:value-type="float">
            <text:p>36.17</text:p>
          </table:table-cell>
          <table:table-cell table:formula="of:=[$'Customer Dist'.Z59]" office:value-type="float" office:value="0" calcext:value-type="float">
            <text:p>0.00</text:p>
          </table:table-cell>
          <table:table-cell table:formula="of:=[$'Customer Dist'.AA59]" office:value-type="float" office:value="0" calcext:value-type="float">
            <text:p>0.00</text:p>
          </table:table-cell>
          <table:table-cell table:formula="of:=[$'Customer Dist'.AB59]" office:value-type="float" office:value="63.8252" calcext:value-type="float">
            <text:p>63.83</text:p>
          </table:table-cell>
          <table:table-cell table:formula="of:=[$'Customer Dist'.AH59]" office:value-type="float" office:value="38.914" calcext:value-type="float">
            <text:p>38.91</text:p>
          </table:table-cell>
          <table:table-cell table:formula="of:=[$'Customer Dist'.AI59]" office:value-type="float" office:value="0" calcext:value-type="float">
            <text:p>0.00</text:p>
          </table:table-cell>
          <table:table-cell table:formula="of:=[$'Customer Dist'.AJ59]" office:value-type="float" office:value="0" calcext:value-type="float">
            <text:p>0.00</text:p>
          </table:table-cell>
          <table:table-cell table:formula="of:=[$'Customer Dist'.AK59]" office:value-type="float" office:value="61.086" calcext:value-type="float">
            <text:p>61.09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Customer Dist'.G60]" office:value-type="float" office:value="44.3139" calcext:value-type="float">
            <text:p>44.31</text:p>
          </table:table-cell>
          <table:table-cell table:formula="of:=[$'Customer Dist'.H60]" office:value-type="float" office:value="0" calcext:value-type="float">
            <text:p>0.00</text:p>
          </table:table-cell>
          <table:table-cell table:formula="of:=[$'Customer Dist'.I60]" office:value-type="float" office:value="0" calcext:value-type="float">
            <text:p>0.00</text:p>
          </table:table-cell>
          <table:table-cell table:formula="of:=[$'Customer Dist'.J60]" office:value-type="float" office:value="55.6861" calcext:value-type="float">
            <text:p>55.69</text:p>
          </table:table-cell>
          <table:table-cell table:formula="of:=[$'Customer Dist'.P60]" office:value-type="float" office:value="44.4659" calcext:value-type="float">
            <text:p>44.47</text:p>
          </table:table-cell>
          <table:table-cell table:formula="of:=[$'Customer Dist'.Q60]" office:value-type="float" office:value="0" calcext:value-type="float">
            <text:p>0.00</text:p>
          </table:table-cell>
          <table:table-cell table:formula="of:=[$'Customer Dist'.R60]" office:value-type="float" office:value="0" calcext:value-type="float">
            <text:p>0.00</text:p>
          </table:table-cell>
          <table:table-cell table:formula="of:=[$'Customer Dist'.S60]" office:value-type="float" office:value="55.5341" calcext:value-type="float">
            <text:p>55.53</text:p>
          </table:table-cell>
          <table:table-cell table:formula="of:=[$'Customer Dist'.Y60]" office:value-type="float" office:value="44.5184" calcext:value-type="float">
            <text:p>44.52</text:p>
          </table:table-cell>
          <table:table-cell table:formula="of:=[$'Customer Dist'.Z60]" office:value-type="float" office:value="0" calcext:value-type="float">
            <text:p>0.00</text:p>
          </table:table-cell>
          <table:table-cell table:formula="of:=[$'Customer Dist'.AA60]" office:value-type="float" office:value="0" calcext:value-type="float">
            <text:p>0.00</text:p>
          </table:table-cell>
          <table:table-cell table:formula="of:=[$'Customer Dist'.AB60]" office:value-type="float" office:value="55.4816" calcext:value-type="float">
            <text:p>55.48</text:p>
          </table:table-cell>
          <table:table-cell table:formula="of:=[$'Customer Dist'.AH60]" office:value-type="float" office:value="44.0623" calcext:value-type="float">
            <text:p>44.06</text:p>
          </table:table-cell>
          <table:table-cell table:formula="of:=[$'Customer Dist'.AI60]" office:value-type="float" office:value="0" calcext:value-type="float">
            <text:p>0.00</text:p>
          </table:table-cell>
          <table:table-cell table:formula="of:=[$'Customer Dist'.AJ60]" office:value-type="float" office:value="0" calcext:value-type="float">
            <text:p>0.00</text:p>
          </table:table-cell>
          <table:table-cell table:formula="of:=[$'Customer Dist'.AK60]" office:value-type="float" office:value="55.9377" calcext:value-type="float">
            <text:p>55.94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Customer Dist'.G61]" office:value-type="float" office:value="46.3446" calcext:value-type="float">
            <text:p>46.34</text:p>
          </table:table-cell>
          <table:table-cell table:formula="of:=[$'Customer Dist'.H61]" office:value-type="float" office:value="0" calcext:value-type="float">
            <text:p>0.00</text:p>
          </table:table-cell>
          <table:table-cell table:formula="of:=[$'Customer Dist'.I61]" office:value-type="float" office:value="0" calcext:value-type="float">
            <text:p>0.00</text:p>
          </table:table-cell>
          <table:table-cell table:formula="of:=[$'Customer Dist'.J61]" office:value-type="float" office:value="53.6554" calcext:value-type="float">
            <text:p>53.66</text:p>
          </table:table-cell>
          <table:table-cell table:formula="of:=[$'Customer Dist'.P61]" office:value-type="float" office:value="44.8476" calcext:value-type="float">
            <text:p>44.85</text:p>
          </table:table-cell>
          <table:table-cell table:formula="of:=[$'Customer Dist'.Q61]" office:value-type="float" office:value="0" calcext:value-type="float">
            <text:p>0.00</text:p>
          </table:table-cell>
          <table:table-cell table:formula="of:=[$'Customer Dist'.R61]" office:value-type="float" office:value="0" calcext:value-type="float">
            <text:p>0.00</text:p>
          </table:table-cell>
          <table:table-cell table:formula="of:=[$'Customer Dist'.S61]" office:value-type="float" office:value="55.1524" calcext:value-type="float">
            <text:p>55.15</text:p>
          </table:table-cell>
          <table:table-cell table:formula="of:=[$'Customer Dist'.Y61]" office:value-type="float" office:value="44.8691" calcext:value-type="float">
            <text:p>44.87</text:p>
          </table:table-cell>
          <table:table-cell table:formula="of:=[$'Customer Dist'.Z61]" office:value-type="float" office:value="0" calcext:value-type="float">
            <text:p>0.00</text:p>
          </table:table-cell>
          <table:table-cell table:formula="of:=[$'Customer Dist'.AA61]" office:value-type="float" office:value="0" calcext:value-type="float">
            <text:p>0.00</text:p>
          </table:table-cell>
          <table:table-cell table:formula="of:=[$'Customer Dist'.AB61]" office:value-type="float" office:value="55.1309" calcext:value-type="float">
            <text:p>55.13</text:p>
          </table:table-cell>
          <table:table-cell table:formula="of:=[$'Customer Dist'.AH61]" office:value-type="float" office:value="41.517" calcext:value-type="float">
            <text:p>41.52</text:p>
          </table:table-cell>
          <table:table-cell table:formula="of:=[$'Customer Dist'.AI61]" office:value-type="float" office:value="0" calcext:value-type="float">
            <text:p>0.00</text:p>
          </table:table-cell>
          <table:table-cell table:formula="of:=[$'Customer Dist'.AJ61]" office:value-type="float" office:value="0" calcext:value-type="float">
            <text:p>0.00</text:p>
          </table:table-cell>
          <table:table-cell table:formula="of:=[$'Customer Dist'.AK61]" office:value-type="float" office:value="58.483" calcext:value-type="float">
            <text:p>58.48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Customer Dist'.G62]" office:value-type="float" office:value="39.3757" calcext:value-type="float">
            <text:p>39.38</text:p>
          </table:table-cell>
          <table:table-cell table:formula="of:=[$'Customer Dist'.H62]" office:value-type="float" office:value="0" calcext:value-type="float">
            <text:p>0.00</text:p>
          </table:table-cell>
          <table:table-cell table:formula="of:=[$'Customer Dist'.I62]" office:value-type="float" office:value="0" calcext:value-type="float">
            <text:p>0.00</text:p>
          </table:table-cell>
          <table:table-cell table:formula="of:=[$'Customer Dist'.J62]" office:value-type="float" office:value="60.6243" calcext:value-type="float">
            <text:p>60.62</text:p>
          </table:table-cell>
          <table:table-cell table:formula="of:=[$'Customer Dist'.P62]" office:value-type="float" office:value="36.4065" calcext:value-type="float">
            <text:p>36.41</text:p>
          </table:table-cell>
          <table:table-cell table:formula="of:=[$'Customer Dist'.Q62]" office:value-type="float" office:value="0" calcext:value-type="float">
            <text:p>0.00</text:p>
          </table:table-cell>
          <table:table-cell table:formula="of:=[$'Customer Dist'.R62]" office:value-type="float" office:value="0" calcext:value-type="float">
            <text:p>0.00</text:p>
          </table:table-cell>
          <table:table-cell table:formula="of:=[$'Customer Dist'.S62]" office:value-type="float" office:value="63.5935" calcext:value-type="float">
            <text:p>63.59</text:p>
          </table:table-cell>
          <table:table-cell table:formula="of:=[$'Customer Dist'.Y62]" office:value-type="float" office:value="38.2929" calcext:value-type="float">
            <text:p>38.29</text:p>
          </table:table-cell>
          <table:table-cell table:formula="of:=[$'Customer Dist'.Z62]" office:value-type="float" office:value="0" calcext:value-type="float">
            <text:p>0.00</text:p>
          </table:table-cell>
          <table:table-cell table:formula="of:=[$'Customer Dist'.AA62]" office:value-type="float" office:value="0" calcext:value-type="float">
            <text:p>0.00</text:p>
          </table:table-cell>
          <table:table-cell table:formula="of:=[$'Customer Dist'.AB62]" office:value-type="float" office:value="61.7071" calcext:value-type="float">
            <text:p>61.71</text:p>
          </table:table-cell>
          <table:table-cell table:formula="of:=[$'Customer Dist'.AH62]" office:value-type="float" office:value="38.6223" calcext:value-type="float">
            <text:p>38.62</text:p>
          </table:table-cell>
          <table:table-cell table:formula="of:=[$'Customer Dist'.AI62]" office:value-type="float" office:value="0" calcext:value-type="float">
            <text:p>0.00</text:p>
          </table:table-cell>
          <table:table-cell table:formula="of:=[$'Customer Dist'.AJ62]" office:value-type="float" office:value="0" calcext:value-type="float">
            <text:p>0.00</text:p>
          </table:table-cell>
          <table:table-cell table:formula="of:=[$'Customer Dist'.AK62]" office:value-type="float" office:value="61.3777" calcext:value-type="float">
            <text:p>61.38</text:p>
          </table:table-cell>
        </table:table-row>
        <table:table-row table:style-name="ro2">
          <table:table-cell table:style-name="ce49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9" office:value-type="string" calcext:value-type="string" table:number-columns-spanned="4" table:number-rows-spanned="1">
            <text:p>ScSp</text:p>
          </table:table-cell>
          <table:covered-table-cell table:number-columns-repeated="3" table:style-name="ce49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42" table:formula="of:=AVERAGE([.B4:.B13])" office:value-type="float" office:value="39.66388" calcext:value-type="float">
            <text:p>39.66</text:p>
          </table:table-cell>
          <table:table-cell table:style-name="ce37" table:formula="of:=AVERAGE([.C4:.C13])" office:value-type="float" office:value="0" calcext:value-type="float">
            <text:p>0.00</text:p>
          </table:table-cell>
          <table:table-cell table:style-name="ce37" table:formula="of:=AVERAGE([.D4:.D13])" office:value-type="float" office:value="0" calcext:value-type="float">
            <text:p>0.00</text:p>
          </table:table-cell>
          <table:table-cell table:style-name="ce37" table:formula="of:=AVERAGE([.E4:.E13])" office:value-type="float" office:value="60.33612" calcext:value-type="float">
            <text:p>60.34</text:p>
          </table:table-cell>
          <table:table-cell table:style-name="ce42" table:formula="of:=AVERAGE([.F4:.F13])" office:value-type="float" office:value="39.87179" calcext:value-type="float">
            <text:p>39.87</text:p>
          </table:table-cell>
          <table:table-cell table:style-name="ce37" table:formula="of:=AVERAGE([.G4:.G13])" office:value-type="float" office:value="0" calcext:value-type="float">
            <text:p>0.00</text:p>
          </table:table-cell>
          <table:table-cell table:style-name="ce37" table:formula="of:=AVERAGE([.H4:.H13])" office:value-type="float" office:value="0" calcext:value-type="float">
            <text:p>0.00</text:p>
          </table:table-cell>
          <table:table-cell table:style-name="ce37" table:formula="of:=AVERAGE([.I4:.I13])" office:value-type="float" office:value="60.12821" calcext:value-type="float">
            <text:p>60.13</text:p>
          </table:table-cell>
          <table:table-cell table:style-name="ce42" table:formula="of:=AVERAGE([.J4:.J13])" office:value-type="float" office:value="40.1581" calcext:value-type="float">
            <text:p>40.16</text:p>
          </table:table-cell>
          <table:table-cell table:style-name="ce37" table:formula="of:=AVERAGE([.K4:.K13])" office:value-type="float" office:value="0" calcext:value-type="float">
            <text:p>0.00</text:p>
          </table:table-cell>
          <table:table-cell table:style-name="ce37" table:formula="of:=AVERAGE([.L4:.L13])" office:value-type="float" office:value="0" calcext:value-type="float">
            <text:p>0.00</text:p>
          </table:table-cell>
          <table:table-cell table:style-name="ce37" table:formula="of:=AVERAGE([.M4:.M13])" office:value-type="float" office:value="59.8419" calcext:value-type="float">
            <text:p>59.84</text:p>
          </table:table-cell>
          <table:table-cell table:style-name="ce37" table:formula="of:=AVERAGE([.N4:.N13])" office:value-type="float" office:value="38.79701" calcext:value-type="float">
            <text:p>38.80</text:p>
          </table:table-cell>
          <table:table-cell table:style-name="ce37" table:formula="of:=AVERAGE([.O4:.O13])" office:value-type="float" office:value="0" calcext:value-type="float">
            <text:p>0.00</text:p>
          </table:table-cell>
          <table:table-cell table:style-name="ce37" table:formula="of:=AVERAGE([.P4:.P13])" office:value-type="float" office:value="0" calcext:value-type="float">
            <text:p>0.00</text:p>
          </table:table-cell>
          <table:table-cell table:style-name="ce37" table:formula="of:=AVERAGE([.Q4:.Q13])" office:value-type="float" office:value="61.20299" calcext:value-type="float">
            <text:p>61.20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42" table:formula="of:=AVERAGE([.B14:.B23])" office:value-type="float" office:value="44.48042" calcext:value-type="float">
            <text:p>44.48</text:p>
          </table:table-cell>
          <table:table-cell table:style-name="ce37" table:formula="of:=AVERAGE([.C14:.C23])" office:value-type="float" office:value="0" calcext:value-type="float">
            <text:p>0.00</text:p>
          </table:table-cell>
          <table:table-cell table:style-name="ce37" table:formula="of:=AVERAGE([.D14:.D23])" office:value-type="float" office:value="0" calcext:value-type="float">
            <text:p>0.00</text:p>
          </table:table-cell>
          <table:table-cell table:style-name="ce37" table:formula="of:=AVERAGE([.E14:.E23])" office:value-type="float" office:value="55.51958" calcext:value-type="float">
            <text:p>55.52</text:p>
          </table:table-cell>
          <table:table-cell table:style-name="ce42" table:formula="of:=AVERAGE([.F14:.F23])" office:value-type="float" office:value="44.27479" calcext:value-type="float">
            <text:p>44.27</text:p>
          </table:table-cell>
          <table:table-cell table:style-name="ce37" table:formula="of:=AVERAGE([.G14:.G23])" office:value-type="float" office:value="0" calcext:value-type="float">
            <text:p>0.00</text:p>
          </table:table-cell>
          <table:table-cell table:style-name="ce37" table:formula="of:=AVERAGE([.H14:.H23])" office:value-type="float" office:value="0" calcext:value-type="float">
            <text:p>0.00</text:p>
          </table:table-cell>
          <table:table-cell table:style-name="ce37" table:formula="of:=AVERAGE([.I14:.I23])" office:value-type="float" office:value="55.72521" calcext:value-type="float">
            <text:p>55.73</text:p>
          </table:table-cell>
          <table:table-cell table:style-name="ce42" table:formula="of:=AVERAGE([.J14:.J23])" office:value-type="float" office:value="44.46779" calcext:value-type="float">
            <text:p>44.47</text:p>
          </table:table-cell>
          <table:table-cell table:style-name="ce37" table:formula="of:=AVERAGE([.K14:.K23])" office:value-type="float" office:value="0" calcext:value-type="float">
            <text:p>0.00</text:p>
          </table:table-cell>
          <table:table-cell table:style-name="ce37" table:formula="of:=AVERAGE([.L14:.L23])" office:value-type="float" office:value="0" calcext:value-type="float">
            <text:p>0.00</text:p>
          </table:table-cell>
          <table:table-cell table:style-name="ce37" table:formula="of:=AVERAGE([.M14:.M23])" office:value-type="float" office:value="55.53221" calcext:value-type="float">
            <text:p>55.53</text:p>
          </table:table-cell>
          <table:table-cell table:style-name="ce37" table:formula="of:=AVERAGE([.N14:.N23])" office:value-type="float" office:value="44.1944" calcext:value-type="float">
            <text:p>44.19</text:p>
          </table:table-cell>
          <table:table-cell table:style-name="ce37" table:formula="of:=AVERAGE([.O14:.O23])" office:value-type="float" office:value="0" calcext:value-type="float">
            <text:p>0.00</text:p>
          </table:table-cell>
          <table:table-cell table:style-name="ce37" table:formula="of:=AVERAGE([.P14:.P23])" office:value-type="float" office:value="0" calcext:value-type="float">
            <text:p>0.00</text:p>
          </table:table-cell>
          <table:table-cell table:style-name="ce37" table:formula="of:=AVERAGE([.Q14:.Q23])" office:value-type="float" office:value="55.8056" calcext:value-type="float">
            <text:p>55.81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42" table:formula="of:=AVERAGE([.B24:.B33])" office:value-type="float" office:value="43.28136" calcext:value-type="float">
            <text:p>43.28</text:p>
          </table:table-cell>
          <table:table-cell table:style-name="ce37" table:formula="of:=AVERAGE([.C24:.C33])" office:value-type="float" office:value="0" calcext:value-type="float">
            <text:p>0.00</text:p>
          </table:table-cell>
          <table:table-cell table:style-name="ce37" table:formula="of:=AVERAGE([.D24:.D33])" office:value-type="float" office:value="0" calcext:value-type="float">
            <text:p>0.00</text:p>
          </table:table-cell>
          <table:table-cell table:style-name="ce37" table:formula="of:=AVERAGE([.E24:.E33])" office:value-type="float" office:value="56.71864" calcext:value-type="float">
            <text:p>56.72</text:p>
          </table:table-cell>
          <table:table-cell table:style-name="ce42" table:formula="of:=AVERAGE([.F24:.F33])" office:value-type="float" office:value="42.2473" calcext:value-type="float">
            <text:p>42.25</text:p>
          </table:table-cell>
          <table:table-cell table:style-name="ce37" table:formula="of:=AVERAGE([.G24:.G33])" office:value-type="float" office:value="0" calcext:value-type="float">
            <text:p>0.00</text:p>
          </table:table-cell>
          <table:table-cell table:style-name="ce37" table:formula="of:=AVERAGE([.H24:.H33])" office:value-type="float" office:value="0" calcext:value-type="float">
            <text:p>0.00</text:p>
          </table:table-cell>
          <table:table-cell table:style-name="ce37" table:formula="of:=AVERAGE([.I24:.I33])" office:value-type="float" office:value="57.7527" calcext:value-type="float">
            <text:p>57.75</text:p>
          </table:table-cell>
          <table:table-cell table:style-name="ce42" table:formula="of:=AVERAGE([.J24:.J33])" office:value-type="float" office:value="40.72981" calcext:value-type="float">
            <text:p>40.73</text:p>
          </table:table-cell>
          <table:table-cell table:style-name="ce37" table:formula="of:=AVERAGE([.K24:.K33])" office:value-type="float" office:value="0" calcext:value-type="float">
            <text:p>0.00</text:p>
          </table:table-cell>
          <table:table-cell table:style-name="ce37" table:formula="of:=AVERAGE([.L24:.L33])" office:value-type="float" office:value="0" calcext:value-type="float">
            <text:p>0.00</text:p>
          </table:table-cell>
          <table:table-cell table:style-name="ce37" table:formula="of:=AVERAGE([.M24:.M33])" office:value-type="float" office:value="59.27019" calcext:value-type="float">
            <text:p>59.27</text:p>
          </table:table-cell>
          <table:table-cell table:style-name="ce37" table:formula="of:=AVERAGE([.N24:.N33])" office:value-type="float" office:value="40.08321" calcext:value-type="float">
            <text:p>40.08</text:p>
          </table:table-cell>
          <table:table-cell table:style-name="ce37" table:formula="of:=AVERAGE([.O24:.O33])" office:value-type="float" office:value="0" calcext:value-type="float">
            <text:p>0.00</text:p>
          </table:table-cell>
          <table:table-cell table:style-name="ce37" table:formula="of:=AVERAGE([.P24:.P33])" office:value-type="float" office:value="0" calcext:value-type="float">
            <text:p>0.00</text:p>
          </table:table-cell>
          <table:table-cell table:style-name="ce37" table:formula="of:=AVERAGE([.Q24:.Q33])" office:value-type="float" office:value="59.91679" calcext:value-type="float">
            <text:p>59.92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42" table:formula="of:=AVERAGE([.B34:.B43])" office:value-type="float" office:value="40.11841" calcext:value-type="float">
            <text:p>40.12</text:p>
          </table:table-cell>
          <table:table-cell table:style-name="ce37" table:formula="of:=AVERAGE([.C34:.C43])" office:value-type="float" office:value="0" calcext:value-type="float">
            <text:p>0.00</text:p>
          </table:table-cell>
          <table:table-cell table:style-name="ce37" table:formula="of:=AVERAGE([.D34:.D43])" office:value-type="float" office:value="0" calcext:value-type="float">
            <text:p>0.00</text:p>
          </table:table-cell>
          <table:table-cell table:style-name="ce37" table:formula="of:=AVERAGE([.E34:.E43])" office:value-type="float" office:value="59.88159" calcext:value-type="float">
            <text:p>59.88</text:p>
          </table:table-cell>
          <table:table-cell table:style-name="ce42" table:formula="of:=AVERAGE([.F34:.F43])" office:value-type="float" office:value="39.89767" calcext:value-type="float">
            <text:p>39.90</text:p>
          </table:table-cell>
          <table:table-cell table:style-name="ce37" table:formula="of:=AVERAGE([.G34:.G43])" office:value-type="float" office:value="0" calcext:value-type="float">
            <text:p>0.00</text:p>
          </table:table-cell>
          <table:table-cell table:style-name="ce37" table:formula="of:=AVERAGE([.H34:.H43])" office:value-type="float" office:value="0" calcext:value-type="float">
            <text:p>0.00</text:p>
          </table:table-cell>
          <table:table-cell table:style-name="ce37" table:formula="of:=AVERAGE([.I34:.I43])" office:value-type="float" office:value="60.10233" calcext:value-type="float">
            <text:p>60.10</text:p>
          </table:table-cell>
          <table:table-cell table:style-name="ce42" table:formula="of:=AVERAGE([.J34:.J43])" office:value-type="float" office:value="39.71801" calcext:value-type="float">
            <text:p>39.72</text:p>
          </table:table-cell>
          <table:table-cell table:style-name="ce37" table:formula="of:=AVERAGE([.K34:.K43])" office:value-type="float" office:value="0" calcext:value-type="float">
            <text:p>0.00</text:p>
          </table:table-cell>
          <table:table-cell table:style-name="ce37" table:formula="of:=AVERAGE([.L34:.L43])" office:value-type="float" office:value="0" calcext:value-type="float">
            <text:p>0.00</text:p>
          </table:table-cell>
          <table:table-cell table:style-name="ce37" table:formula="of:=AVERAGE([.M34:.M43])" office:value-type="float" office:value="60.28199" calcext:value-type="float">
            <text:p>60.28</text:p>
          </table:table-cell>
          <table:table-cell table:style-name="ce37" table:formula="of:=AVERAGE([.N34:.N43])" office:value-type="float" office:value="39.47367" calcext:value-type="float">
            <text:p>39.47</text:p>
          </table:table-cell>
          <table:table-cell table:style-name="ce37" table:formula="of:=AVERAGE([.O34:.O43])" office:value-type="float" office:value="0" calcext:value-type="float">
            <text:p>0.00</text:p>
          </table:table-cell>
          <table:table-cell table:style-name="ce37" table:formula="of:=AVERAGE([.P34:.P43])" office:value-type="float" office:value="0" calcext:value-type="float">
            <text:p>0.00</text:p>
          </table:table-cell>
          <table:table-cell table:style-name="ce37" table:formula="of:=AVERAGE([.Q34:.Q43])" office:value-type="float" office:value="60.52633" calcext:value-type="float">
            <text:p>60.53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42" table:formula="of:=AVERAGE([.B44:.B53])" office:value-type="float" office:value="42.49524" calcext:value-type="float">
            <text:p>42.50</text:p>
          </table:table-cell>
          <table:table-cell table:style-name="ce37" table:formula="of:=AVERAGE([.C44:.C53])" office:value-type="float" office:value="0" calcext:value-type="float">
            <text:p>0.00</text:p>
          </table:table-cell>
          <table:table-cell table:style-name="ce37" table:formula="of:=AVERAGE([.D44:.D53])" office:value-type="float" office:value="0" calcext:value-type="float">
            <text:p>0.00</text:p>
          </table:table-cell>
          <table:table-cell table:style-name="ce37" table:formula="of:=AVERAGE([.E44:.E53])" office:value-type="float" office:value="57.50476" calcext:value-type="float">
            <text:p>57.50</text:p>
          </table:table-cell>
          <table:table-cell table:style-name="ce42" table:formula="of:=AVERAGE([.F44:.F53])" office:value-type="float" office:value="40.9054" calcext:value-type="float">
            <text:p>40.91</text:p>
          </table:table-cell>
          <table:table-cell table:style-name="ce37" table:formula="of:=AVERAGE([.G44:.G53])" office:value-type="float" office:value="0" calcext:value-type="float">
            <text:p>0.00</text:p>
          </table:table-cell>
          <table:table-cell table:style-name="ce37" table:formula="of:=AVERAGE([.H44:.H53])" office:value-type="float" office:value="0" calcext:value-type="float">
            <text:p>0.00</text:p>
          </table:table-cell>
          <table:table-cell table:style-name="ce37" table:formula="of:=AVERAGE([.I44:.I53])" office:value-type="float" office:value="59.0946" calcext:value-type="float">
            <text:p>59.09</text:p>
          </table:table-cell>
          <table:table-cell table:style-name="ce42" table:formula="of:=AVERAGE([.J44:.J53])" office:value-type="float" office:value="41.7008" calcext:value-type="float">
            <text:p>41.70</text:p>
          </table:table-cell>
          <table:table-cell table:style-name="ce37" table:formula="of:=AVERAGE([.K44:.K53])" office:value-type="float" office:value="0" calcext:value-type="float">
            <text:p>0.00</text:p>
          </table:table-cell>
          <table:table-cell table:style-name="ce37" table:formula="of:=AVERAGE([.L44:.L53])" office:value-type="float" office:value="0" calcext:value-type="float">
            <text:p>0.00</text:p>
          </table:table-cell>
          <table:table-cell table:style-name="ce37" table:formula="of:=AVERAGE([.M44:.M53])" office:value-type="float" office:value="58.2992" calcext:value-type="float">
            <text:p>58.30</text:p>
          </table:table-cell>
          <table:table-cell table:style-name="ce37" table:formula="of:=AVERAGE([.N44:.N53])" office:value-type="float" office:value="41.51273" calcext:value-type="float">
            <text:p>41.51</text:p>
          </table:table-cell>
          <table:table-cell table:style-name="ce37" table:formula="of:=AVERAGE([.O44:.O53])" office:value-type="float" office:value="0" calcext:value-type="float">
            <text:p>0.00</text:p>
          </table:table-cell>
          <table:table-cell table:style-name="ce37" table:formula="of:=AVERAGE([.P44:.P53])" office:value-type="float" office:value="0" calcext:value-type="float">
            <text:p>0.00</text:p>
          </table:table-cell>
          <table:table-cell table:style-name="ce37" table:formula="of:=AVERAGE([.Q44:.Q53])" office:value-type="float" office:value="58.48727" calcext:value-type="float">
            <text:p>58.49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43" table:formula="of:=AVERAGE([.B54:.B63])" office:value-type="float" office:value="41.71283" calcext:value-type="float">
            <text:p>41.71</text:p>
          </table:table-cell>
          <table:table-cell table:style-name="ce45" table:formula="of:=AVERAGE([.C54:.C63])" office:value-type="float" office:value="0" calcext:value-type="float">
            <text:p>0.00</text:p>
          </table:table-cell>
          <table:table-cell table:style-name="ce45" table:formula="of:=AVERAGE([.D54:.D63])" office:value-type="float" office:value="0" calcext:value-type="float">
            <text:p>0.00</text:p>
          </table:table-cell>
          <table:table-cell table:style-name="ce45" table:formula="of:=AVERAGE([.E54:.E63])" office:value-type="float" office:value="58.28717" calcext:value-type="float">
            <text:p>58.29</text:p>
          </table:table-cell>
          <table:table-cell table:style-name="ce43" table:formula="of:=AVERAGE([.F54:.F63])" office:value-type="float" office:value="40.6592" calcext:value-type="float">
            <text:p>40.66</text:p>
          </table:table-cell>
          <table:table-cell table:style-name="ce45" table:formula="of:=AVERAGE([.G54:.G63])" office:value-type="float" office:value="0" calcext:value-type="float">
            <text:p>0.00</text:p>
          </table:table-cell>
          <table:table-cell table:style-name="ce45" table:formula="of:=AVERAGE([.H54:.H63])" office:value-type="float" office:value="0" calcext:value-type="float">
            <text:p>0.00</text:p>
          </table:table-cell>
          <table:table-cell table:style-name="ce45" table:formula="of:=AVERAGE([.I54:.I63])" office:value-type="float" office:value="59.3408" calcext:value-type="float">
            <text:p>59.34</text:p>
          </table:table-cell>
          <table:table-cell table:style-name="ce43" table:formula="of:=AVERAGE([.J54:.J63])" office:value-type="float" office:value="40.8934" calcext:value-type="float">
            <text:p>40.89</text:p>
          </table:table-cell>
          <table:table-cell table:style-name="ce45" table:formula="of:=AVERAGE([.K54:.K63])" office:value-type="float" office:value="0" calcext:value-type="float">
            <text:p>0.00</text:p>
          </table:table-cell>
          <table:table-cell table:style-name="ce45" table:formula="of:=AVERAGE([.L54:.L63])" office:value-type="float" office:value="0" calcext:value-type="float">
            <text:p>0.00</text:p>
          </table:table-cell>
          <table:table-cell table:style-name="ce45" table:formula="of:=AVERAGE([.M54:.M63])" office:value-type="float" office:value="59.1066" calcext:value-type="float">
            <text:p>59.11</text:p>
          </table:table-cell>
          <table:table-cell table:style-name="ce38" table:formula="of:=AVERAGE([.N54:.N63])" office:value-type="float" office:value="40.60208" calcext:value-type="float">
            <text:p>40.60</text:p>
          </table:table-cell>
          <table:table-cell table:style-name="ce38" table:formula="of:=AVERAGE([.O54:.O63])" office:value-type="float" office:value="0" calcext:value-type="float">
            <text:p>0.00</text:p>
          </table:table-cell>
          <table:table-cell table:style-name="ce38" table:formula="of:=AVERAGE([.P54:.P63])" office:value-type="float" office:value="0" calcext:value-type="float">
            <text:p>0.00</text:p>
          </table:table-cell>
          <table:table-cell table:style-name="ce38" table:formula="of:=AVERAGE([.Q54:.Q63])" office:value-type="float" office:value="59.39792" calcext:value-type="float">
            <text:p>59.40</text:p>
          </table:table-cell>
        </table:table-row>
      </table:table>
      <table:table table:name="ResumedStats" table:style-name="ta3">
        <table:table-column table:style-name="co28" table:default-cell-style-name="Default"/>
        <table:table-column table:style-name="co29" table:default-cell-style-name="Default"/>
        <table:table-column table:style-name="co30" table:default-cell-style-name="ce3"/>
        <table:table-column table:style-name="co31" table:default-cell-style-name="ce3"/>
        <table:table-column table:style-name="co32" table:default-cell-style-name="ce13"/>
        <table:table-column table:style-name="co9" table:default-cell-style-name="ce13"/>
        <table:table-column table:style-name="co26" table:default-cell-style-name="ce106"/>
        <table:table-column table:style-name="co26" table:default-cell-style-name="ce107"/>
        <table:table-column table:style-name="co33" table:default-cell-style-name="ce13"/>
        <table:table-column table:style-name="co11" table:number-columns-repeated="1000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000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9" office:value-type="string" calcext:value-type="string" table:number-columns-spanned="5" table:number-rows-spanned="1">
            <text:p>Customer</text:p>
          </table:table-cell>
          <table:covered-table-cell table:number-columns-repeated="4" table:style-name="ce49"/>
          <table:table-cell table:number-columns-repeated="1000"/>
        </table:table-row>
        <table:table-row table:style-name="ro3">
          <table:table-cell table:style-name="ce97" office:value-type="string" calcext:value-type="string">
            <text:p>Size</text:p>
          </table:table-cell>
          <table:table-cell table:style-name="ce97" office:value-type="string" calcext:value-type="string">
            <text:p>Parcel Proportion(%)</text:p>
          </table:table-cell>
          <table:table-cell table:style-name="ce97" office:value-type="string" calcext:value-type="string">
            <text:p>n</text:p>
          </table:table-cell>
          <table:table-cell table:style-name="ce97" office:value-type="string" calcext:value-type="string">
            <text:p>m</text:p>
          </table:table-cell>
          <table:table-cell table:style-name="ce98" office:value-type="string" calcext:value-type="string">
            <text:p>Revenue Customer (USD)</text:p>
          </table:table-cell>
          <table:table-cell table:style-name="ce97" office:value-type="string" calcext:value-type="string">
            <text:p>Revenue Parcel (USD)</text:p>
          </table:table-cell>
          <table:table-cell table:style-name="ce97" office:value-type="string" calcext:value-type="string">
            <text:p>Costs (USD)</text:p>
          </table:table-cell>
          <table:table-cell table:style-name="ce97" office:value-type="string" calcext:value-type="string">
            <text:p>Sol. Value (USD)</text:p>
          </table:table-cell>
          <table:table-cell table:style-name="ce99" office:value-type="string" calcext:value-type="string">
            <text:p>Solving Time (s)</text:p>
          </table:table-cell>
          <table:table-cell table:style-name="ce100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stats'.Q66]" office:value-type="float" office:value="52.81236" calcext:value-type="float">
            <text:p>52.81</text:p>
          </table:table-cell>
          <table:table-cell table:formula="of:=[$'Compare stats'.R66]" office:value-type="float" office:value="0" calcext:value-type="float">
            <text:p>0.00</text:p>
          </table:table-cell>
          <table:table-cell table:formula="of:=[$'Compare stats'.S66]" office:value-type="float" office:value="41.75328" calcext:value-type="float">
            <text:p>41.75</text:p>
          </table:table-cell>
          <table:table-cell table:formula="of:=[$'Compare stats'.U66]" office:value-type="float" office:value="11.05908" calcext:value-type="float">
            <text:p>11.06</text:p>
          </table:table-cell>
          <table:table-cell table:formula="of:=[$'Compare stats'.T66]" office:value-type="float" office:value="0.009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stats'.L66]" office:value-type="float" office:value="61.85838" calcext:value-type="float">
            <text:p>61.86</text:p>
          </table:table-cell>
          <table:table-cell table:formula="of:=[$'Compare stats'.M66]" office:value-type="float" office:value="0" calcext:value-type="float">
            <text:p>0.00</text:p>
          </table:table-cell>
          <table:table-cell table:formula="of:=[$'Compare stats'.N66]" office:value-type="float" office:value="46.9384" calcext:value-type="float">
            <text:p>46.94</text:p>
          </table:table-cell>
          <table:table-cell table:formula="of:=[$'Compare stats'.P66]" office:value-type="float" office:value="14.91998" calcext:value-type="float">
            <text:p>14.92</text:p>
          </table:table-cell>
          <table:table-cell table:formula="of:=[$'Compare stats'.O66]" office:value-type="float" office:value="0.018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Q67]" office:value-type="float" office:value="66.08778" calcext:value-type="float">
            <text:p>66.09</text:p>
          </table:table-cell>
          <table:table-cell table:formula="of:=[$'Compare stats'.R67]" office:value-type="float" office:value="0" calcext:value-type="float">
            <text:p>0.00</text:p>
          </table:table-cell>
          <table:table-cell table:formula="of:=[$'Compare stats'.S67]" office:value-type="float" office:value="44.8546" calcext:value-type="float">
            <text:p>44.85</text:p>
          </table:table-cell>
          <table:table-cell table:formula="of:=[$'Compare stats'.U67]" office:value-type="float" office:value="21.23318" calcext:value-type="float">
            <text:p>21.23</text:p>
          </table:table-cell>
          <table:table-cell table:formula="of:=[$'Compare stats'.T67]" office:value-type="float" office:value="0.017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8]" office:value-type="float" office:value="62.43636" calcext:value-type="float">
            <text:p>62.44</text:p>
          </table:table-cell>
          <table:table-cell table:formula="of:=[$'Compare stats'.R68]" office:value-type="float" office:value="0" calcext:value-type="float">
            <text:p>0.00</text:p>
          </table:table-cell>
          <table:table-cell table:formula="of:=[$'Compare stats'.S68]" office:value-type="float" office:value="48.35612" calcext:value-type="float">
            <text:p>48.36</text:p>
          </table:table-cell>
          <table:table-cell table:formula="of:=[$'Compare stats'.U68]" office:value-type="float" office:value="14.08024" calcext:value-type="float">
            <text:p>14.08</text:p>
          </table:table-cell>
          <table:table-cell table:formula="of:=[$'Compare stats'.T68]" office:value-type="float" office:value="0.019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stats'.G66]" office:value-type="float" office:value="71.07882" calcext:value-type="float">
            <text:p>71.08</text:p>
          </table:table-cell>
          <table:table-cell table:formula="of:=[$'Compare stats'.H66]" office:value-type="float" office:value="0" calcext:value-type="float">
            <text:p>0.00</text:p>
          </table:table-cell>
          <table:table-cell table:formula="of:=[$'Compare stats'.I66]" office:value-type="float" office:value="54.80624" calcext:value-type="float">
            <text:p>54.81</text:p>
          </table:table-cell>
          <table:table-cell table:formula="of:=[$'Compare stats'.K66]" office:value-type="float" office:value="16.27258" calcext:value-type="float">
            <text:p>16.27</text:p>
          </table:table-cell>
          <table:table-cell table:formula="of:=[$'Compare stats'.J66]" office:value-type="float" office:value="0.031" calcext:value-type="float">
            <text:p>0.03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7]" office:value-type="float" office:value="76.66824" calcext:value-type="float">
            <text:p>76.67</text:p>
          </table:table-cell>
          <table:table-cell table:formula="of:=[$'Compare stats'.M67]" office:value-type="float" office:value="0" calcext:value-type="float">
            <text:p>0.00</text:p>
          </table:table-cell>
          <table:table-cell table:formula="of:=[$'Compare stats'.N67]" office:value-type="float" office:value="51.53012" calcext:value-type="float">
            <text:p>51.53</text:p>
          </table:table-cell>
          <table:table-cell table:formula="of:=[$'Compare stats'.P67]" office:value-type="float" office:value="25.13812" calcext:value-type="float">
            <text:p>25.14</text:p>
          </table:table-cell>
          <table:table-cell table:formula="of:=[$'Compare stats'.O67]" office:value-type="float" office:value="0.025" calcext:value-type="float">
            <text:p>0.03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9]" office:value-type="float" office:value="70.9614" calcext:value-type="float">
            <text:p>70.96</text:p>
          </table:table-cell>
          <table:table-cell table:formula="of:=[$'Compare stats'.R69]" office:value-type="float" office:value="0" calcext:value-type="float">
            <text:p>0.00</text:p>
          </table:table-cell>
          <table:table-cell table:formula="of:=[$'Compare stats'.S69]" office:value-type="float" office:value="56.57448" calcext:value-type="float">
            <text:p>56.57</text:p>
          </table:table-cell>
          <table:table-cell table:formula="of:=[$'Compare stats'.U69]" office:value-type="float" office:value="14.38692" calcext:value-type="float">
            <text:p>14.39</text:p>
          </table:table-cell>
          <table:table-cell table:formula="of:=[$'Compare stats'.T69]" office:value-type="float" office:value="0.026" calcext:value-type="float">
            <text:p>0.03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0]" office:value-type="float" office:value="76.81302" calcext:value-type="float">
            <text:p>76.81</text:p>
          </table:table-cell>
          <table:table-cell table:formula="of:=[$'Compare stats'.R70]" office:value-type="float" office:value="0" calcext:value-type="float">
            <text:p>0.00</text:p>
          </table:table-cell>
          <table:table-cell table:formula="of:=[$'Compare stats'.S70]" office:value-type="float" office:value="57.86984" calcext:value-type="float">
            <text:p>57.87</text:p>
          </table:table-cell>
          <table:table-cell table:formula="of:=[$'Compare stats'.U70]" office:value-type="float" office:value="18.94318" calcext:value-type="float">
            <text:p>18.94</text:p>
          </table:table-cell>
          <table:table-cell table:formula="of:=[$'Compare stats'.T70]" office:value-type="float" office:value="0.028" calcext:value-type="float">
            <text:p>0.03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stats'.B66]" office:value-type="float" office:value="78.71922" calcext:value-type="float">
            <text:p>78.72</text:p>
          </table:table-cell>
          <table:table-cell table:formula="of:=[$'Compare stats'.C66]" office:value-type="float" office:value="0" calcext:value-type="float">
            <text:p>0.00</text:p>
          </table:table-cell>
          <table:table-cell table:formula="of:=[$'Compare stats'.D66]" office:value-type="float" office:value="60.69884" calcext:value-type="float">
            <text:p>60.70</text:p>
          </table:table-cell>
          <table:table-cell table:formula="of:=[$'Compare stats'.F66]" office:value-type="float" office:value="18.02038" calcext:value-type="float">
            <text:p>18.02</text:p>
          </table:table-cell>
          <table:table-cell table:formula="of:=[$'Compare stats'.E66]" office:value-type="float" office:value="0.045" calcext:value-type="float">
            <text:p>0.05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7]" office:value-type="float" office:value="85.99586" calcext:value-type="float">
            <text:p>86.00</text:p>
          </table:table-cell>
          <table:table-cell table:formula="of:=[$'Compare stats'.H67]" office:value-type="float" office:value="0" calcext:value-type="float">
            <text:p>0.00</text:p>
          </table:table-cell>
          <table:table-cell table:formula="of:=[$'Compare stats'.I67]" office:value-type="float" office:value="58.98028" calcext:value-type="float">
            <text:p>58.98</text:p>
          </table:table-cell>
          <table:table-cell table:formula="of:=[$'Compare stats'.K67]" office:value-type="float" office:value="27.01556" calcext:value-type="float">
            <text:p>27.02</text:p>
          </table:table-cell>
          <table:table-cell table:formula="of:=[$'Compare stats'.J67]" office:value-type="float" office:value="0.046" calcext:value-type="float">
            <text:p>0.05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8]" office:value-type="float" office:value="79.12392" calcext:value-type="float">
            <text:p>79.12</text:p>
          </table:table-cell>
          <table:table-cell table:formula="of:=[$'Compare stats'.M68]" office:value-type="float" office:value="0" calcext:value-type="float">
            <text:p>0.00</text:p>
          </table:table-cell>
          <table:table-cell table:formula="of:=[$'Compare stats'.N68]" office:value-type="float" office:value="59.69052" calcext:value-type="float">
            <text:p>59.69</text:p>
          </table:table-cell>
          <table:table-cell table:formula="of:=[$'Compare stats'.P68]" office:value-type="float" office:value="19.4334" calcext:value-type="float">
            <text:p>19.43</text:p>
          </table:table-cell>
          <table:table-cell table:formula="of:=[$'Compare stats'.O68]" office:value-type="float" office:value="0.047" calcext:value-type="float">
            <text:p>0.05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69]" office:value-type="float" office:value="81.08814" calcext:value-type="float">
            <text:p>81.09</text:p>
          </table:table-cell>
          <table:table-cell table:formula="of:=[$'Compare stats'.M69]" office:value-type="float" office:value="0" calcext:value-type="float">
            <text:p>0.00</text:p>
          </table:table-cell>
          <table:table-cell table:formula="of:=[$'Compare stats'.N69]" office:value-type="float" office:value="63.93632" calcext:value-type="float">
            <text:p>63.94</text:p>
          </table:table-cell>
          <table:table-cell table:formula="of:=[$'Compare stats'.P69]" office:value-type="float" office:value="17.15182" calcext:value-type="float">
            <text:p>17.15</text:p>
          </table:table-cell>
          <table:table-cell table:formula="of:=[$'Compare stats'.O69]" office:value-type="float" office:value="0.04" calcext:value-type="float">
            <text:p>0.04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1]" office:value-type="float" office:value="83.24274" calcext:value-type="float">
            <text:p>83.24</text:p>
          </table:table-cell>
          <table:table-cell table:formula="of:=[$'Compare stats'.R71]" office:value-type="float" office:value="0" calcext:value-type="float">
            <text:p>0.00</text:p>
          </table:table-cell>
          <table:table-cell table:formula="of:=[$'Compare stats'.S71]" office:value-type="float" office:value="64.04764" calcext:value-type="float">
            <text:p>64.05</text:p>
          </table:table-cell>
          <table:table-cell table:formula="of:=[$'Compare stats'.U71]" office:value-type="float" office:value="19.1951" calcext:value-type="float">
            <text:p>19.20</text:p>
          </table:table-cell>
          <table:table-cell table:formula="of:=[$'Compare stats'.T71]" office:value-type="float" office:value="0.057" calcext:value-type="float">
            <text:p>0.06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stats'.B67]" office:value-type="float" office:value="94.9416" calcext:value-type="float">
            <text:p>94.94</text:p>
          </table:table-cell>
          <table:table-cell table:formula="of:=[$'Compare stats'.C67]" office:value-type="float" office:value="0" calcext:value-type="float">
            <text:p>0.00</text:p>
          </table:table-cell>
          <table:table-cell table:formula="of:=[$'Compare stats'.D67]" office:value-type="float" office:value="63.90504" calcext:value-type="float">
            <text:p>63.91</text:p>
          </table:table-cell>
          <table:table-cell table:formula="of:=[$'Compare stats'.F67]" office:value-type="float" office:value="31.0365" calcext:value-type="float">
            <text:p>31.04</text:p>
          </table:table-cell>
          <table:table-cell table:formula="of:=[$'Compare stats'.E67]" office:value-type="float" office:value="0.05" calcext:value-type="float">
            <text:p>0.05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8]" office:value-type="float" office:value="90.46362" calcext:value-type="float">
            <text:p>90.46</text:p>
          </table:table-cell>
          <table:table-cell table:formula="of:=[$'Compare stats'.H68]" office:value-type="float" office:value="0" calcext:value-type="float">
            <text:p>0.00</text:p>
          </table:table-cell>
          <table:table-cell table:formula="of:=[$'Compare stats'.I68]" office:value-type="float" office:value="65.36324" calcext:value-type="float">
            <text:p>65.36</text:p>
          </table:table-cell>
          <table:table-cell table:formula="of:=[$'Compare stats'.K68]" office:value-type="float" office:value="25.10038" calcext:value-type="float">
            <text:p>25.10</text:p>
          </table:table-cell>
          <table:table-cell table:formula="of:=[$'Compare stats'.J68]" office:value-type="float" office:value="0.052" calcext:value-type="float">
            <text:p>0.05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0]" office:value-type="float" office:value="93.61116" calcext:value-type="float">
            <text:p>93.61</text:p>
          </table:table-cell>
          <table:table-cell table:formula="of:=[$'Compare stats'.M70]" office:value-type="float" office:value="0" calcext:value-type="float">
            <text:p>0.00</text:p>
          </table:table-cell>
          <table:table-cell table:formula="of:=[$'Compare stats'.N70]" office:value-type="float" office:value="69.41032" calcext:value-type="float">
            <text:p>69.41</text:p>
          </table:table-cell>
          <table:table-cell table:formula="of:=[$'Compare stats'.P70]" office:value-type="float" office:value="24.20084" calcext:value-type="float">
            <text:p>24.20</text:p>
          </table:table-cell>
          <table:table-cell table:formula="of:=[$'Compare stats'.O70]" office:value-type="float" office:value="0.062" calcext:value-type="float">
            <text:p>0.06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stats'.B68]" office:value-type="float" office:value="99.85168" calcext:value-type="float">
            <text:p>99.85</text:p>
          </table:table-cell>
          <table:table-cell table:formula="of:=[$'Compare stats'.C68]" office:value-type="float" office:value="0" calcext:value-type="float">
            <text:p>0.00</text:p>
          </table:table-cell>
          <table:table-cell table:formula="of:=[$'Compare stats'.D68]" office:value-type="float" office:value="68.86568" calcext:value-type="float">
            <text:p>68.87</text:p>
          </table:table-cell>
          <table:table-cell table:formula="of:=[$'Compare stats'.F68]" office:value-type="float" office:value="30.98596" calcext:value-type="float">
            <text:p>30.99</text:p>
          </table:table-cell>
          <table:table-cell table:formula="of:=[$'Compare stats'.E68]" office:value-type="float" office:value="0.089" calcext:value-type="float">
            <text:p>0.09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9]" office:value-type="float" office:value="99.08782" calcext:value-type="float">
            <text:p>99.09</text:p>
          </table:table-cell>
          <table:table-cell table:formula="of:=[$'Compare stats'.H69]" office:value-type="float" office:value="0" calcext:value-type="float">
            <text:p>0.00</text:p>
          </table:table-cell>
          <table:table-cell table:formula="of:=[$'Compare stats'.I69]" office:value-type="float" office:value="78.03256" calcext:value-type="float">
            <text:p>78.03</text:p>
          </table:table-cell>
          <table:table-cell table:formula="of:=[$'Compare stats'.K69]" office:value-type="float" office:value="21.05528" calcext:value-type="float">
            <text:p>21.06</text:p>
          </table:table-cell>
          <table:table-cell table:formula="of:=[$'Compare stats'.J69]" office:value-type="float" office:value="0.09" calcext:value-type="float">
            <text:p>0.09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0]" office:value-type="float" office:value="101.77486" calcext:value-type="float">
            <text:p>101.77</text:p>
          </table:table-cell>
          <table:table-cell table:formula="of:=[$'Compare stats'.H70]" office:value-type="float" office:value="0" calcext:value-type="float">
            <text:p>0.00</text:p>
          </table:table-cell>
          <table:table-cell table:formula="of:=[$'Compare stats'.I70]" office:value-type="float" office:value="77.3996" calcext:value-type="float">
            <text:p>77.40</text:p>
          </table:table-cell>
          <table:table-cell table:formula="of:=[$'Compare stats'.K70]" office:value-type="float" office:value="24.37522" calcext:value-type="float">
            <text:p>24.38</text:p>
          </table:table-cell>
          <table:table-cell table:formula="of:=[$'Compare stats'.J70]" office:value-type="float" office:value="0.076" calcext:value-type="float">
            <text:p>0.08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1]" office:value-type="float" office:value="101.27554" calcext:value-type="float">
            <text:p>101.28</text:p>
          </table:table-cell>
          <table:table-cell table:formula="of:=[$'Compare stats'.M71]" office:value-type="float" office:value="0" calcext:value-type="float">
            <text:p>0.00</text:p>
          </table:table-cell>
          <table:table-cell table:formula="of:=[$'Compare stats'.N71]" office:value-type="float" office:value="76.95892" calcext:value-type="float">
            <text:p>76.96</text:p>
          </table:table-cell>
          <table:table-cell table:formula="of:=[$'Compare stats'.P71]" office:value-type="float" office:value="24.31658" calcext:value-type="float">
            <text:p>24.32</text:p>
          </table:table-cell>
          <table:table-cell table:formula="of:=[$'Compare stats'.O71]" office:value-type="float" office:value="0.182" calcext:value-type="float">
            <text:p>0.18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stats'.B69]" office:value-type="float" office:value="107.2172" calcext:value-type="float">
            <text:p>107.22</text:p>
          </table:table-cell>
          <table:table-cell table:formula="of:=[$'Compare stats'.C69]" office:value-type="float" office:value="0" calcext:value-type="float">
            <text:p>0.00</text:p>
          </table:table-cell>
          <table:table-cell table:formula="of:=[$'Compare stats'.D69]" office:value-type="float" office:value="83.77426" calcext:value-type="float">
            <text:p>83.77</text:p>
          </table:table-cell>
          <table:table-cell table:formula="of:=[$'Compare stats'.F69]" office:value-type="float" office:value="23.44302" calcext:value-type="float">
            <text:p>23.44</text:p>
          </table:table-cell>
          <table:table-cell table:formula="of:=[$'Compare stats'.E69]" office:value-type="float" office:value="0.117" calcext:value-type="float">
            <text:p>0.12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1]" office:value-type="float" office:value="110.2007" calcext:value-type="float">
            <text:p>110.20</text:p>
          </table:table-cell>
          <table:table-cell table:formula="of:=[$'Compare stats'.H71]" office:value-type="float" office:value="0" calcext:value-type="float">
            <text:p>0.00</text:p>
          </table:table-cell>
          <table:table-cell table:formula="of:=[$'Compare stats'.I71]" office:value-type="float" office:value="84.76516" calcext:value-type="float">
            <text:p>84.77</text:p>
          </table:table-cell>
          <table:table-cell table:formula="of:=[$'Compare stats'.K71]" office:value-type="float" office:value="25.43556" calcext:value-type="float">
            <text:p>25.44</text:p>
          </table:table-cell>
          <table:table-cell table:formula="of:=[$'Compare stats'.J71]" office:value-type="float" office:value="0.194" calcext:value-type="float">
            <text:p>0.19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stats'.B70]" office:value-type="float" office:value="121.5736" calcext:value-type="float">
            <text:p>121.57</text:p>
          </table:table-cell>
          <table:table-cell table:formula="of:=[$'Compare stats'.C70]" office:value-type="float" office:value="0" calcext:value-type="float">
            <text:p>0.00</text:p>
          </table:table-cell>
          <table:table-cell table:formula="of:=[$'Compare stats'.D70]" office:value-type="float" office:value="86.99522" calcext:value-type="float">
            <text:p>87.00</text:p>
          </table:table-cell>
          <table:table-cell table:formula="of:=[$'Compare stats'.F70]" office:value-type="float" office:value="34.57824" calcext:value-type="float">
            <text:p>34.58</text:p>
          </table:table-cell>
          <table:table-cell table:formula="of:=[$'Compare stats'.E70]" office:value-type="float" office:value="0.303" calcext:value-type="float">
            <text:p>0.3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stats'.B71]" office:value-type="float" office:value="129.1113" calcext:value-type="float">
            <text:p>129.11</text:p>
          </table:table-cell>
          <table:table-cell table:formula="of:=[$'Compare stats'.C71]" office:value-type="float" office:value="0" calcext:value-type="float">
            <text:p>0.00</text:p>
          </table:table-cell>
          <table:table-cell table:formula="of:=[$'Compare stats'.D71]" office:value-type="float" office:value="95.17952" calcext:value-type="float">
            <text:p>95.18</text:p>
          </table:table-cell>
          <table:table-cell table:formula="of:=[$'Compare stats'.F71]" office:value-type="float" office:value="33.93172" calcext:value-type="float">
            <text:p>33.93</text:p>
          </table:table-cell>
          <table:table-cell table:formula="of:=[$'Compare stats'.E71]" office:value-type="float" office:value="0.641" calcext:value-type="float">
            <text:p>0.64</text:p>
          </table:table-cell>
          <table:table-cell table:number-columns-repeated="1000"/>
        </table:table-row>
      </table:table>
      <table:table table:name="ResumedTime" table:style-name="ta3">
        <office:forms form:automatic-focus="false" form:apply-design-mode="false"/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3" table:default-cell-style-name="ce13"/>
        <table:table-column table:style-name="co37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9" office:value-type="string" calcext:value-type="string" table:number-columns-spanned="6" table:number-rows-spanned="1">
            <text:p>Customer</text:p>
          </table:table-cell>
          <table:covered-table-cell table:number-columns-repeated="4" table:style-name="ce49"/>
          <table:covered-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Time'.T66]" office:value-type="float" office:value="16.68503" calcext:value-type="float">
            <text:p>16.69</text:p>
          </table:table-cell>
          <table:table-cell table:formula="of:=[$'Compare Time'.U66]" office:value-type="float" office:value="0" calcext:value-type="float">
            <text:p>0.00</text:p>
          </table:table-cell>
          <table:table-cell table:formula="of:=[$'Compare Time'.V66]" office:value-type="float" office:value="0" calcext:value-type="float">
            <text:p>0.00</text:p>
          </table:table-cell>
          <table:table-cell table:formula="of:=[$'Compare Time'.W66]" office:value-type="float" office:value="15.220715" calcext:value-type="float">
            <text:p>15.22</text:p>
          </table:table-cell>
          <table:table-cell table:formula="of:=[$'Compare Time'.X66]" office:value-type="float" office:value="68.09427" calcext:value-type="float">
            <text:p>68.09</text:p>
          </table:table-cell>
          <table:table-cell table:formula="of:=[$'Compare Time'.Y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Time'.N66]" office:value-type="float" office:value="14.3635" calcext:value-type="float">
            <text:p>14.36</text:p>
          </table:table-cell>
          <table:table-cell table:formula="of:=[$'Compare Time'.O66]" office:value-type="float" office:value="0" calcext:value-type="float">
            <text:p>0.00</text:p>
          </table:table-cell>
          <table:table-cell table:formula="of:=[$'Compare Time'.P66]" office:value-type="float" office:value="0" calcext:value-type="float">
            <text:p>0.00</text:p>
          </table:table-cell>
          <table:table-cell table:formula="of:=[$'Compare Time'.Q66]" office:value-type="float" office:value="15.4385" calcext:value-type="float">
            <text:p>15.44</text:p>
          </table:table-cell>
          <table:table-cell table:formula="of:=[$'Compare Time'.R66]" office:value-type="float" office:value="70.1979" calcext:value-type="float">
            <text:p>70.20</text:p>
          </table:table-cell>
          <table:table-cell table:formula="of:=[$'Compare Time'.S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T67]" office:value-type="float" office:value="17.1334" calcext:value-type="float">
            <text:p>17.13</text:p>
          </table:table-cell>
          <table:table-cell table:formula="of:=[$'Compare Time'.U67]" office:value-type="float" office:value="0" calcext:value-type="float">
            <text:p>0.00</text:p>
          </table:table-cell>
          <table:table-cell table:formula="of:=[$'Compare Time'.V67]" office:value-type="float" office:value="0" calcext:value-type="float">
            <text:p>0.00</text:p>
          </table:table-cell>
          <table:table-cell table:formula="of:=[$'Compare Time'.W67]" office:value-type="float" office:value="13.602099" calcext:value-type="float">
            <text:p>13.60</text:p>
          </table:table-cell>
          <table:table-cell table:formula="of:=[$'Compare Time'.X67]" office:value-type="float" office:value="69.26451" calcext:value-type="float">
            <text:p>69.26</text:p>
          </table:table-cell>
          <table:table-cell table:formula="of:=[$'Compare Time'.Y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8]" office:value-type="float" office:value="15.047377" calcext:value-type="float">
            <text:p>15.05</text:p>
          </table:table-cell>
          <table:table-cell table:formula="of:=[$'Compare Time'.U68]" office:value-type="float" office:value="0" calcext:value-type="float">
            <text:p>0.00</text:p>
          </table:table-cell>
          <table:table-cell table:formula="of:=[$'Compare Time'.V68]" office:value-type="float" office:value="0" calcext:value-type="float">
            <text:p>0.00</text:p>
          </table:table-cell>
          <table:table-cell table:formula="of:=[$'Compare Time'.W68]" office:value-type="float" office:value="13.615609" calcext:value-type="float">
            <text:p>13.62</text:p>
          </table:table-cell>
          <table:table-cell table:formula="of:=[$'Compare Time'.X68]" office:value-type="float" office:value="71.337" calcext:value-type="float">
            <text:p>71.34</text:p>
          </table:table-cell>
          <table:table-cell table:formula="of:=[$'Compare Time'.Y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Time'.H66]" office:value-type="float" office:value="15.27377" calcext:value-type="float">
            <text:p>15.27</text:p>
          </table:table-cell>
          <table:table-cell table:formula="of:=[$'Compare Time'.I66]" office:value-type="float" office:value="0" calcext:value-type="float">
            <text:p>0.00</text:p>
          </table:table-cell>
          <table:table-cell table:formula="of:=[$'Compare Time'.J66]" office:value-type="float" office:value="0" calcext:value-type="float">
            <text:p>0.00</text:p>
          </table:table-cell>
          <table:table-cell table:formula="of:=[$'Compare Time'.K66]" office:value-type="float" office:value="13.4565" calcext:value-type="float">
            <text:p>13.46</text:p>
          </table:table-cell>
          <table:table-cell table:formula="of:=[$'Compare Time'.L66]" office:value-type="float" office:value="71.26972" calcext:value-type="float">
            <text:p>71.27</text:p>
          </table:table-cell>
          <table:table-cell table:formula="of:=[$'Compare Time'.M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7]" office:value-type="float" office:value="14.3635" calcext:value-type="float">
            <text:p>14.36</text:p>
          </table:table-cell>
          <table:table-cell table:formula="of:=[$'Compare Time'.O67]" office:value-type="float" office:value="0" calcext:value-type="float">
            <text:p>0.00</text:p>
          </table:table-cell>
          <table:table-cell table:formula="of:=[$'Compare Time'.P67]" office:value-type="float" office:value="0" calcext:value-type="float">
            <text:p>0.00</text:p>
          </table:table-cell>
          <table:table-cell table:formula="of:=[$'Compare Time'.Q67]" office:value-type="float" office:value="15.4385" calcext:value-type="float">
            <text:p>15.44</text:p>
          </table:table-cell>
          <table:table-cell table:formula="of:=[$'Compare Time'.R67]" office:value-type="float" office:value="70.1979" calcext:value-type="float">
            <text:p>70.20</text:p>
          </table:table-cell>
          <table:table-cell table:formula="of:=[$'Compare Time'.S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9]" office:value-type="float" office:value="15.32057" calcext:value-type="float">
            <text:p>15.32</text:p>
          </table:table-cell>
          <table:table-cell table:formula="of:=[$'Compare Time'.U69]" office:value-type="float" office:value="0" calcext:value-type="float">
            <text:p>0.00</text:p>
          </table:table-cell>
          <table:table-cell table:formula="of:=[$'Compare Time'.V69]" office:value-type="float" office:value="0" calcext:value-type="float">
            <text:p>0.00</text:p>
          </table:table-cell>
          <table:table-cell table:formula="of:=[$'Compare Time'.W69]" office:value-type="float" office:value="13.867176" calcext:value-type="float">
            <text:p>13.87</text:p>
          </table:table-cell>
          <table:table-cell table:formula="of:=[$'Compare Time'.X69]" office:value-type="float" office:value="70.81225" calcext:value-type="float">
            <text:p>70.81</text:p>
          </table:table-cell>
          <table:table-cell table:formula="of:=[$'Compare Time'.Y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0]" office:value-type="float" office:value="15.45672" calcext:value-type="float">
            <text:p>15.46</text:p>
          </table:table-cell>
          <table:table-cell table:formula="of:=[$'Compare Time'.U70]" office:value-type="float" office:value="0" calcext:value-type="float">
            <text:p>0.00</text:p>
          </table:table-cell>
          <table:table-cell table:formula="of:=[$'Compare Time'.V70]" office:value-type="float" office:value="0" calcext:value-type="float">
            <text:p>0.00</text:p>
          </table:table-cell>
          <table:table-cell table:formula="of:=[$'Compare Time'.W70]" office:value-type="float" office:value="13.445329" calcext:value-type="float">
            <text:p>13.45</text:p>
          </table:table-cell>
          <table:table-cell table:formula="of:=[$'Compare Time'.X70]" office:value-type="float" office:value="71.09797" calcext:value-type="float">
            <text:p>71.10</text:p>
          </table:table-cell>
          <table:table-cell table:formula="of:=[$'Compare Time'.Y70]"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Time'.B66]" office:value-type="float" office:value="17.28214" calcext:value-type="float">
            <text:p>17.28</text:p>
          </table:table-cell>
          <table:table-cell table:formula="of:=[$'Compare Time'.C66]" office:value-type="float" office:value="0" calcext:value-type="float">
            <text:p>0.00</text:p>
          </table:table-cell>
          <table:table-cell table:formula="of:=[$'Compare Time'.D66]" office:value-type="float" office:value="0" calcext:value-type="float">
            <text:p>0.00</text:p>
          </table:table-cell>
          <table:table-cell table:formula="of:=[$'Compare Time'.E66]" office:value-type="float" office:value="15.32931" calcext:value-type="float">
            <text:p>15.33</text:p>
          </table:table-cell>
          <table:table-cell table:formula="of:=[$'Compare Time'.F66]" office:value-type="float" office:value="67.38853" calcext:value-type="float">
            <text:p>67.39</text:p>
          </table:table-cell>
          <table:table-cell table:formula="of:=[$'Compare Time'.G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7]" office:value-type="float" office:value="15.26592" calcext:value-type="float">
            <text:p>15.27</text:p>
          </table:table-cell>
          <table:table-cell table:formula="of:=[$'Compare Time'.I67]" office:value-type="float" office:value="0" calcext:value-type="float">
            <text:p>0.00</text:p>
          </table:table-cell>
          <table:table-cell table:formula="of:=[$'Compare Time'.J67]" office:value-type="float" office:value="0" calcext:value-type="float">
            <text:p>0.00</text:p>
          </table:table-cell>
          <table:table-cell table:formula="of:=[$'Compare Time'.K67]" office:value-type="float" office:value="12.226168" calcext:value-type="float">
            <text:p>12.23</text:p>
          </table:table-cell>
          <table:table-cell table:formula="of:=[$'Compare Time'.L67]" office:value-type="float" office:value="72.50789" calcext:value-type="float">
            <text:p>72.51</text:p>
          </table:table-cell>
          <table:table-cell table:formula="of:=[$'Compare Time'.M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8]" office:value-type="float" office:value="13.28307" calcext:value-type="float">
            <text:p>13.28</text:p>
          </table:table-cell>
          <table:table-cell table:formula="of:=[$'Compare Time'.O68]" office:value-type="float" office:value="0" calcext:value-type="float">
            <text:p>0.00</text:p>
          </table:table-cell>
          <table:table-cell table:formula="of:=[$'Compare Time'.P68]" office:value-type="float" office:value="0" calcext:value-type="float">
            <text:p>0.00</text:p>
          </table:table-cell>
          <table:table-cell table:formula="of:=[$'Compare Time'.Q68]" office:value-type="float" office:value="11.578054" calcext:value-type="float">
            <text:p>11.58</text:p>
          </table:table-cell>
          <table:table-cell table:formula="of:=[$'Compare Time'.R68]" office:value-type="float" office:value="75.13884" calcext:value-type="float">
            <text:p>75.14</text:p>
          </table:table-cell>
          <table:table-cell table:formula="of:=[$'Compare Time'.S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69]" office:value-type="float" office:value="14.982325" calcext:value-type="float">
            <text:p>14.98</text:p>
          </table:table-cell>
          <table:table-cell table:formula="of:=[$'Compare Time'.O69]" office:value-type="float" office:value="0" calcext:value-type="float">
            <text:p>0.00</text:p>
          </table:table-cell>
          <table:table-cell table:formula="of:=[$'Compare Time'.P69]" office:value-type="float" office:value="0" calcext:value-type="float">
            <text:p>0.00</text:p>
          </table:table-cell>
          <table:table-cell table:formula="of:=[$'Compare Time'.Q69]" office:value-type="float" office:value="13.47385" calcext:value-type="float">
            <text:p>13.47</text:p>
          </table:table-cell>
          <table:table-cell table:formula="of:=[$'Compare Time'.R69]" office:value-type="float" office:value="71.54383" calcext:value-type="float">
            <text:p>71.54</text:p>
          </table:table-cell>
          <table:table-cell table:formula="of:=[$'Compare Time'.S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1]" office:value-type="float" office:value="14.94508" calcext:value-type="float">
            <text:p>14.95</text:p>
          </table:table-cell>
          <table:table-cell table:formula="of:=[$'Compare Time'.U71]" office:value-type="float" office:value="0" calcext:value-type="float">
            <text:p>0.00</text:p>
          </table:table-cell>
          <table:table-cell table:formula="of:=[$'Compare Time'.V71]" office:value-type="float" office:value="0" calcext:value-type="float">
            <text:p>0.00</text:p>
          </table:table-cell>
          <table:table-cell table:formula="of:=[$'Compare Time'.W71]" office:value-type="float" office:value="13.492907" calcext:value-type="float">
            <text:p>13.49</text:p>
          </table:table-cell>
          <table:table-cell table:formula="of:=[$'Compare Time'.X71]" office:value-type="float" office:value="71.56201" calcext:value-type="float">
            <text:p>71.56</text:p>
          </table:table-cell>
          <table:table-cell table:formula="of:=[$'Compare Time'.Y7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Time'.B67]" office:value-type="float" office:value="16.32606" calcext:value-type="float">
            <text:p>16.33</text:p>
          </table:table-cell>
          <table:table-cell table:formula="of:=[$'Compare Time'.C67]" office:value-type="float" office:value="0" calcext:value-type="float">
            <text:p>0.00</text:p>
          </table:table-cell>
          <table:table-cell table:formula="of:=[$'Compare Time'.D67]" office:value-type="float" office:value="0" calcext:value-type="float">
            <text:p>0.00</text:p>
          </table:table-cell>
          <table:table-cell table:formula="of:=[$'Compare Time'.E67]" office:value-type="float" office:value="12.860945" calcext:value-type="float">
            <text:p>12.86</text:p>
          </table:table-cell>
          <table:table-cell table:formula="of:=[$'Compare Time'.F67]" office:value-type="float" office:value="70.81299" calcext:value-type="float">
            <text:p>70.81</text:p>
          </table:table-cell>
          <table:table-cell table:formula="of:=[$'Compare Time'.G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8]" office:value-type="float" office:value="13.136397" calcext:value-type="float">
            <text:p>13.14</text:p>
          </table:table-cell>
          <table:table-cell table:formula="of:=[$'Compare Time'.I68]" office:value-type="float" office:value="0" calcext:value-type="float">
            <text:p>0.00</text:p>
          </table:table-cell>
          <table:table-cell table:formula="of:=[$'Compare Time'.J68]" office:value-type="float" office:value="0" calcext:value-type="float">
            <text:p>0.00</text:p>
          </table:table-cell>
          <table:table-cell table:formula="of:=[$'Compare Time'.K68]" office:value-type="float" office:value="10.709546" calcext:value-type="float">
            <text:p>10.71</text:p>
          </table:table-cell>
          <table:table-cell table:formula="of:=[$'Compare Time'.L68]" office:value-type="float" office:value="76.15407" calcext:value-type="float">
            <text:p>76.15</text:p>
          </table:table-cell>
          <table:table-cell table:formula="of:=[$'Compare Time'.M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0]" office:value-type="float" office:value="15.81422" calcext:value-type="float">
            <text:p>15.81</text:p>
          </table:table-cell>
          <table:table-cell table:formula="of:=[$'Compare Time'.O70]" office:value-type="float" office:value="0" calcext:value-type="float">
            <text:p>0.00</text:p>
          </table:table-cell>
          <table:table-cell table:formula="of:=[$'Compare Time'.P70]" office:value-type="float" office:value="0" calcext:value-type="float">
            <text:p>0.00</text:p>
          </table:table-cell>
          <table:table-cell table:formula="of:=[$'Compare Time'.Q70]" office:value-type="float" office:value="13.596746" calcext:value-type="float">
            <text:p>13.60</text:p>
          </table:table-cell>
          <table:table-cell table:formula="of:=[$'Compare Time'.R70]" office:value-type="float" office:value="70.58904" calcext:value-type="float">
            <text:p>70.59</text:p>
          </table:table-cell>
          <table:table-cell table:formula="of:=[$'Compare Time'.S7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Time'.B68]" office:value-type="float" office:value="14.63434" calcext:value-type="float">
            <text:p>14.63</text:p>
          </table:table-cell>
          <table:table-cell table:formula="of:=[$'Compare Time'.C68]" office:value-type="float" office:value="0" calcext:value-type="float">
            <text:p>0.00</text:p>
          </table:table-cell>
          <table:table-cell table:formula="of:=[$'Compare Time'.D68]" office:value-type="float" office:value="0" calcext:value-type="float">
            <text:p>0.00</text:p>
          </table:table-cell>
          <table:table-cell table:formula="of:=[$'Compare Time'.E68]" office:value-type="float" office:value="11.492859" calcext:value-type="float">
            <text:p>11.49</text:p>
          </table:table-cell>
          <table:table-cell table:formula="of:=[$'Compare Time'.F68]" office:value-type="float" office:value="73.87279" calcext:value-type="float">
            <text:p>73.87</text:p>
          </table:table-cell>
          <table:table-cell table:formula="of:=[$'Compare Time'.G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9]" office:value-type="float" office:value="15.38125" calcext:value-type="float">
            <text:p>15.38</text:p>
          </table:table-cell>
          <table:table-cell table:formula="of:=[$'Compare Time'.I69]" office:value-type="float" office:value="0" calcext:value-type="float">
            <text:p>0.00</text:p>
          </table:table-cell>
          <table:table-cell table:formula="of:=[$'Compare Time'.J69]" office:value-type="float" office:value="0" calcext:value-type="float">
            <text:p>0.00</text:p>
          </table:table-cell>
          <table:table-cell table:formula="of:=[$'Compare Time'.K69]" office:value-type="float" office:value="13.947498" calcext:value-type="float">
            <text:p>13.95</text:p>
          </table:table-cell>
          <table:table-cell table:formula="of:=[$'Compare Time'.L69]" office:value-type="float" office:value="70.67126" calcext:value-type="float">
            <text:p>70.67</text:p>
          </table:table-cell>
          <table:table-cell table:formula="of:=[$'Compare Time'.M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0]" office:value-type="float" office:value="16.17714" calcext:value-type="float">
            <text:p>16.18</text:p>
          </table:table-cell>
          <table:table-cell table:formula="of:=[$'Compare Time'.I70]" office:value-type="float" office:value="0" calcext:value-type="float">
            <text:p>0.00</text:p>
          </table:table-cell>
          <table:table-cell table:formula="of:=[$'Compare Time'.J70]" office:value-type="float" office:value="0" calcext:value-type="float">
            <text:p>0.00</text:p>
          </table:table-cell>
          <table:table-cell table:formula="of:=[$'Compare Time'.K70]" office:value-type="float" office:value="14.411201" calcext:value-type="float">
            <text:p>14.41</text:p>
          </table:table-cell>
          <table:table-cell table:formula="of:=[$'Compare Time'.L70]" office:value-type="float" office:value="69.41165" calcext:value-type="float">
            <text:p>69.41</text:p>
          </table:table-cell>
          <table:table-cell table:formula="of:=[$'Compare Time'.M7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1]" office:value-type="float" office:value="17.39811" calcext:value-type="float">
            <text:p>17.40</text:p>
          </table:table-cell>
          <table:table-cell table:formula="of:=[$'Compare Time'.O71]" office:value-type="float" office:value="0" calcext:value-type="float">
            <text:p>0.00</text:p>
          </table:table-cell>
          <table:table-cell table:formula="of:=[$'Compare Time'.P71]" office:value-type="float" office:value="0" calcext:value-type="float">
            <text:p>0.00</text:p>
          </table:table-cell>
          <table:table-cell table:formula="of:=[$'Compare Time'.Q71]" office:value-type="float" office:value="15.35306" calcext:value-type="float">
            <text:p>15.35</text:p>
          </table:table-cell>
          <table:table-cell table:formula="of:=[$'Compare Time'.R71]" office:value-type="float" office:value="67.24884" calcext:value-type="float">
            <text:p>67.25</text:p>
          </table:table-cell>
          <table:table-cell table:formula="of:=[$'Compare Time'.S7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Time'.B69]" office:value-type="float" office:value="15.44746" calcext:value-type="float">
            <text:p>15.45</text:p>
          </table:table-cell>
          <table:table-cell table:formula="of:=[$'Compare Time'.C69]" office:value-type="float" office:value="0" calcext:value-type="float">
            <text:p>0.00</text:p>
          </table:table-cell>
          <table:table-cell table:formula="of:=[$'Compare Time'.D69]" office:value-type="float" office:value="0" calcext:value-type="float">
            <text:p>0.00</text:p>
          </table:table-cell>
          <table:table-cell table:formula="of:=[$'Compare Time'.E69]" office:value-type="float" office:value="13.83458" calcext:value-type="float">
            <text:p>13.83</text:p>
          </table:table-cell>
          <table:table-cell table:formula="of:=[$'Compare Time'.F69]" office:value-type="float" office:value="70.71796" calcext:value-type="float">
            <text:p>70.72</text:p>
          </table:table-cell>
          <table:table-cell table:formula="of:=[$'Compare Time'.G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1]" office:value-type="float" office:value="17.03692" calcext:value-type="float">
            <text:p>17.04</text:p>
          </table:table-cell>
          <table:table-cell table:formula="of:=[$'Compare Time'.I71]" office:value-type="float" office:value="0" calcext:value-type="float">
            <text:p>0.00</text:p>
          </table:table-cell>
          <table:table-cell table:formula="of:=[$'Compare Time'.J71]" office:value-type="float" office:value="0" calcext:value-type="float">
            <text:p>0.00</text:p>
          </table:table-cell>
          <table:table-cell table:formula="of:=[$'Compare Time'.K71]" office:value-type="float" office:value="15.140363" calcext:value-type="float">
            <text:p>15.14</text:p>
          </table:table-cell>
          <table:table-cell table:formula="of:=[$'Compare Time'.L71]" office:value-type="float" office:value="67.82271" calcext:value-type="float">
            <text:p>67.82</text:p>
          </table:table-cell>
          <table:table-cell table:formula="of:=[$'Compare Time'.M7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Time'.B70]" office:value-type="float" office:value="17.57613" calcext:value-type="float">
            <text:p>17.58</text:p>
          </table:table-cell>
          <table:table-cell table:formula="of:=[$'Compare Time'.C70]" office:value-type="float" office:value="0" calcext:value-type="float">
            <text:p>0.00</text:p>
          </table:table-cell>
          <table:table-cell table:formula="of:=[$'Compare Time'.D70]" office:value-type="float" office:value="0" calcext:value-type="float">
            <text:p>0.00</text:p>
          </table:table-cell>
          <table:table-cell table:formula="of:=[$'Compare Time'.E70]" office:value-type="float" office:value="14.689002" calcext:value-type="float">
            <text:p>14.69</text:p>
          </table:table-cell>
          <table:table-cell table:formula="of:=[$'Compare Time'.F70]" office:value-type="float" office:value="67.73486" calcext:value-type="float">
            <text:p>67.73</text:p>
          </table:table-cell>
          <table:table-cell table:formula="of:=[$'Compare Time'.G7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Time'.B71]" office:value-type="float" office:value="18.11271" calcext:value-type="float">
            <text:p>18.11</text:p>
          </table:table-cell>
          <table:table-cell table:formula="of:=[$'Compare Time'.C71]" office:value-type="float" office:value="0" calcext:value-type="float">
            <text:p>0.00</text:p>
          </table:table-cell>
          <table:table-cell table:formula="of:=[$'Compare Time'.D71]" office:value-type="float" office:value="0" calcext:value-type="float">
            <text:p>0.00</text:p>
          </table:table-cell>
          <table:table-cell table:formula="of:=[$'Compare Time'.E71]" office:value-type="float" office:value="15.675167" calcext:value-type="float">
            <text:p>15.68</text:p>
          </table:table-cell>
          <table:table-cell table:formula="of:=[$'Compare Time'.F71]" office:value-type="float" office:value="66.21211" calcext:value-type="float">
            <text:p>66.21</text:p>
          </table:table-cell>
          <table:table-cell table:formula="of:=[$'Compare Time'.G71]" office:value-type="float" office:value="0" calcext:value-type="float">
            <text:p>0.00</text:p>
          </table:table-cell>
        </table:table-row>
      </table:table>
      <table:table table:name="ResumedDist" table:style-name="ta3"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4" table:default-cell-style-name="ce13"/>
        <table:table-column table:style-name="co38" table:number-columns-repeated="2" table:default-cell-style-name="ce13"/>
        <table:table-column table:style-name="co36" table:number-columns-repeated="4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1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0" office:value-type="string" calcext:value-type="string" table:number-columns-spanned="4" table:number-rows-spanned="1">
            <text:p>Customer</text:p>
          </table:table-cell>
          <table:covered-table-cell table:number-columns-repeated="3" table:style-name="ce85"/>
          <table:table-cell table:style-name="Default" table:number-columns-repeated="2"/>
          <table:table-cell table:style-name="ce54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/>
          <table:table-cell table:style-name="ce20"/>
          <table:table-cell table:number-columns-repeated="5"/>
          <table:table-cell table:style-name="ce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Dist'.N66]" office:value-type="float" office:value="38.79701" calcext:value-type="float">
            <text:p>38.80</text:p>
          </table:table-cell>
          <table:table-cell table:formula="of:=[$'Compare Dist'.O66]" office:value-type="float" office:value="0" calcext:value-type="float">
            <text:p>0.00</text:p>
          </table:table-cell>
          <table:table-cell table:formula="of:=[$'Compare Dist'.P66]" office:value-type="float" office:value="0" calcext:value-type="float">
            <text:p>0.00</text:p>
          </table:table-cell>
          <table:table-cell table:formula="of:=[$'Compare Dist'.Q66]" office:value-type="float" office:value="61.20299" calcext:value-type="float">
            <text:p>61.2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Dist'.J66]" office:value-type="float" office:value="40.1581" calcext:value-type="float">
            <text:p>40.16</text:p>
          </table:table-cell>
          <table:table-cell table:formula="of:=[$'Compare Dist'.K66]" office:value-type="float" office:value="0" calcext:value-type="float">
            <text:p>0.00</text:p>
          </table:table-cell>
          <table:table-cell table:formula="of:=[$'Compare Dist'.L66]" office:value-type="float" office:value="0" calcext:value-type="float">
            <text:p>0.00</text:p>
          </table:table-cell>
          <table:table-cell table:formula="of:=[$'Compare Dist'.M66]" office:value-type="float" office:value="59.8419" calcext:value-type="float">
            <text:p>59.8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N67]" office:value-type="float" office:value="44.1944" calcext:value-type="float">
            <text:p>44.19</text:p>
          </table:table-cell>
          <table:table-cell table:formula="of:=[$'Compare Dist'.O67]" office:value-type="float" office:value="0" calcext:value-type="float">
            <text:p>0.00</text:p>
          </table:table-cell>
          <table:table-cell table:formula="of:=[$'Compare Dist'.P67]" office:value-type="float" office:value="0" calcext:value-type="float">
            <text:p>0.00</text:p>
          </table:table-cell>
          <table:table-cell table:formula="of:=[$'Compare Dist'.Q67]" office:value-type="float" office:value="55.8056" calcext:value-type="float">
            <text:p>55.8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8]" office:value-type="float" office:value="40.08321" calcext:value-type="float">
            <text:p>40.08</text:p>
          </table:table-cell>
          <table:table-cell table:formula="of:=[$'Compare Dist'.O68]" office:value-type="float" office:value="0" calcext:value-type="float">
            <text:p>0.00</text:p>
          </table:table-cell>
          <table:table-cell table:formula="of:=[$'Compare Dist'.P68]" office:value-type="float" office:value="0" calcext:value-type="float">
            <text:p>0.00</text:p>
          </table:table-cell>
          <table:table-cell table:formula="of:=[$'Compare Dist'.Q68]" office:value-type="float" office:value="59.91679" calcext:value-type="float">
            <text:p>59.9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Dist'.F66]" office:value-type="float" office:value="39.87179" calcext:value-type="float">
            <text:p>39.87</text:p>
          </table:table-cell>
          <table:table-cell table:formula="of:=[$'Compare Dist'.G66]" office:value-type="float" office:value="0" calcext:value-type="float">
            <text:p>0.00</text:p>
          </table:table-cell>
          <table:table-cell table:formula="of:=[$'Compare Dist'.H66]" office:value-type="float" office:value="0" calcext:value-type="float">
            <text:p>0.00</text:p>
          </table:table-cell>
          <table:table-cell table:formula="of:=[$'Compare Dist'.I66]" office:value-type="float" office:value="60.12821" calcext:value-type="float">
            <text:p>60.1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7]" office:value-type="float" office:value="44.46779" calcext:value-type="float">
            <text:p>44.47</text:p>
          </table:table-cell>
          <table:table-cell table:formula="of:=[$'Compare Dist'.K67]" office:value-type="float" office:value="0" calcext:value-type="float">
            <text:p>0.00</text:p>
          </table:table-cell>
          <table:table-cell table:formula="of:=[$'Compare Dist'.L67]" office:value-type="float" office:value="0" calcext:value-type="float">
            <text:p>0.00</text:p>
          </table:table-cell>
          <table:table-cell table:formula="of:=[$'Compare Dist'.M67]" office:value-type="float" office:value="55.53221" calcext:value-type="float">
            <text:p>55.5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9]" office:value-type="float" office:value="39.47367" calcext:value-type="float">
            <text:p>39.47</text:p>
          </table:table-cell>
          <table:table-cell table:formula="of:=[$'Compare Dist'.O69]" office:value-type="float" office:value="0" calcext:value-type="float">
            <text:p>0.00</text:p>
          </table:table-cell>
          <table:table-cell table:formula="of:=[$'Compare Dist'.P69]" office:value-type="float" office:value="0" calcext:value-type="float">
            <text:p>0.00</text:p>
          </table:table-cell>
          <table:table-cell table:formula="of:=[$'Compare Dist'.Q69]" office:value-type="float" office:value="60.52633" calcext:value-type="float">
            <text:p>60.5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0]" office:value-type="float" office:value="41.51273" calcext:value-type="float">
            <text:p>41.51</text:p>
          </table:table-cell>
          <table:table-cell table:formula="of:=[$'Compare Dist'.O70]" office:value-type="float" office:value="0" calcext:value-type="float">
            <text:p>0.00</text:p>
          </table:table-cell>
          <table:table-cell table:formula="of:=[$'Compare Dist'.P70]" office:value-type="float" office:value="0" calcext:value-type="float">
            <text:p>0.00</text:p>
          </table:table-cell>
          <table:table-cell table:formula="of:=[$'Compare Dist'.Q70]" office:value-type="float" office:value="58.48727" calcext:value-type="float">
            <text:p>58.4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66]" office:value-type="float" office:value="39.66388" calcext:value-type="float">
            <text:p>39.66</text:p>
          </table:table-cell>
          <table:table-cell table:formula="of:=[$'Compare Dist'.C66]" office:value-type="float" office:value="0" calcext:value-type="float">
            <text:p>0.00</text:p>
          </table:table-cell>
          <table:table-cell table:formula="of:=[$'Compare Dist'.D66]" office:value-type="float" office:value="0" calcext:value-type="float">
            <text:p>0.00</text:p>
          </table:table-cell>
          <table:table-cell table:formula="of:=[$'Compare Dist'.E66]" office:value-type="float" office:value="60.33612" calcext:value-type="float">
            <text:p>60.3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7]" office:value-type="float" office:value="44.27479" calcext:value-type="float">
            <text:p>44.27</text:p>
          </table:table-cell>
          <table:table-cell table:formula="of:=[$'Compare Dist'.G67]" office:value-type="float" office:value="0" calcext:value-type="float">
            <text:p>0.00</text:p>
          </table:table-cell>
          <table:table-cell table:formula="of:=[$'Compare Dist'.H67]" office:value-type="float" office:value="0" calcext:value-type="float">
            <text:p>0.00</text:p>
          </table:table-cell>
          <table:table-cell table:formula="of:=[$'Compare Dist'.I67]" office:value-type="float" office:value="55.72521" calcext:value-type="float">
            <text:p>55.7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8]" office:value-type="float" office:value="40.72981" calcext:value-type="float">
            <text:p>40.73</text:p>
          </table:table-cell>
          <table:table-cell table:formula="of:=[$'Compare Dist'.K68]" office:value-type="float" office:value="0" calcext:value-type="float">
            <text:p>0.00</text:p>
          </table:table-cell>
          <table:table-cell table:formula="of:=[$'Compare Dist'.L68]" office:value-type="float" office:value="0" calcext:value-type="float">
            <text:p>0.00</text:p>
          </table:table-cell>
          <table:table-cell table:formula="of:=[$'Compare Dist'.M68]" office:value-type="float" office:value="59.27019" calcext:value-type="float">
            <text:p>59.2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69]" office:value-type="float" office:value="39.71801" calcext:value-type="float">
            <text:p>39.72</text:p>
          </table:table-cell>
          <table:table-cell table:formula="of:=[$'Compare Dist'.K69]" office:value-type="float" office:value="0" calcext:value-type="float">
            <text:p>0.00</text:p>
          </table:table-cell>
          <table:table-cell table:formula="of:=[$'Compare Dist'.L69]" office:value-type="float" office:value="0" calcext:value-type="float">
            <text:p>0.00</text:p>
          </table:table-cell>
          <table:table-cell table:formula="of:=[$'Compare Dist'.M69]" office:value-type="float" office:value="60.28199" calcext:value-type="float">
            <text:p>60.2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1]" office:value-type="float" office:value="40.60208" calcext:value-type="float">
            <text:p>40.60</text:p>
          </table:table-cell>
          <table:table-cell table:formula="of:=[$'Compare Dist'.O71]" office:value-type="float" office:value="0" calcext:value-type="float">
            <text:p>0.00</text:p>
          </table:table-cell>
          <table:table-cell table:formula="of:=[$'Compare Dist'.P71]" office:value-type="float" office:value="0" calcext:value-type="float">
            <text:p>0.00</text:p>
          </table:table-cell>
          <table:table-cell table:formula="of:=[$'Compare Dist'.Q71]" office:value-type="float" office:value="59.39792" calcext:value-type="float">
            <text:p>59.4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67]" office:value-type="float" office:value="44.48042" calcext:value-type="float">
            <text:p>44.48</text:p>
          </table:table-cell>
          <table:table-cell table:formula="of:=[$'Compare Dist'.C67]" office:value-type="float" office:value="0" calcext:value-type="float">
            <text:p>0.00</text:p>
          </table:table-cell>
          <table:table-cell table:formula="of:=[$'Compare Dist'.D67]" office:value-type="float" office:value="0" calcext:value-type="float">
            <text:p>0.00</text:p>
          </table:table-cell>
          <table:table-cell table:formula="of:=[$'Compare Dist'.E67]" office:value-type="float" office:value="55.51958" calcext:value-type="float">
            <text:p>55.5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8]" office:value-type="float" office:value="42.2473" calcext:value-type="float">
            <text:p>42.25</text:p>
          </table:table-cell>
          <table:table-cell table:formula="of:=[$'Compare Dist'.G68]" office:value-type="float" office:value="0" calcext:value-type="float">
            <text:p>0.00</text:p>
          </table:table-cell>
          <table:table-cell table:formula="of:=[$'Compare Dist'.H68]" office:value-type="float" office:value="0" calcext:value-type="float">
            <text:p>0.00</text:p>
          </table:table-cell>
          <table:table-cell table:formula="of:=[$'Compare Dist'.I68]" office:value-type="float" office:value="57.7527" calcext:value-type="float">
            <text:p>57.7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0]" office:value-type="float" office:value="41.7008" calcext:value-type="float">
            <text:p>41.70</text:p>
          </table:table-cell>
          <table:table-cell table:formula="of:=[$'Compare Dist'.K70]" office:value-type="float" office:value="0" calcext:value-type="float">
            <text:p>0.00</text:p>
          </table:table-cell>
          <table:table-cell table:formula="of:=[$'Compare Dist'.L70]" office:value-type="float" office:value="0" calcext:value-type="float">
            <text:p>0.00</text:p>
          </table:table-cell>
          <table:table-cell table:formula="of:=[$'Compare Dist'.M70]" office:value-type="float" office:value="58.2992" calcext:value-type="float">
            <text:p>58.3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68]" office:value-type="float" office:value="43.28136" calcext:value-type="float">
            <text:p>43.28</text:p>
          </table:table-cell>
          <table:table-cell table:formula="of:=[$'Compare Dist'.C68]" office:value-type="float" office:value="0" calcext:value-type="float">
            <text:p>0.00</text:p>
          </table:table-cell>
          <table:table-cell table:formula="of:=[$'Compare Dist'.D68]" office:value-type="float" office:value="0" calcext:value-type="float">
            <text:p>0.00</text:p>
          </table:table-cell>
          <table:table-cell table:formula="of:=[$'Compare Dist'.E68]" office:value-type="float" office:value="56.71864" calcext:value-type="float">
            <text:p>56.7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9]" office:value-type="float" office:value="39.89767" calcext:value-type="float">
            <text:p>39.90</text:p>
          </table:table-cell>
          <table:table-cell table:formula="of:=[$'Compare Dist'.G69]" office:value-type="float" office:value="0" calcext:value-type="float">
            <text:p>0.00</text:p>
          </table:table-cell>
          <table:table-cell table:formula="of:=[$'Compare Dist'.H69]" office:value-type="float" office:value="0" calcext:value-type="float">
            <text:p>0.00</text:p>
          </table:table-cell>
          <table:table-cell table:formula="of:=[$'Compare Dist'.I69]" office:value-type="float" office:value="60.10233" calcext:value-type="float">
            <text:p>60.1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0]" office:value-type="float" office:value="40.9054" calcext:value-type="float">
            <text:p>40.91</text:p>
          </table:table-cell>
          <table:table-cell table:formula="of:=[$'Compare Dist'.G70]" office:value-type="float" office:value="0" calcext:value-type="float">
            <text:p>0.00</text:p>
          </table:table-cell>
          <table:table-cell table:formula="of:=[$'Compare Dist'.H70]" office:value-type="float" office:value="0" calcext:value-type="float">
            <text:p>0.00</text:p>
          </table:table-cell>
          <table:table-cell table:formula="of:=[$'Compare Dist'.I70]" office:value-type="float" office:value="59.0946" calcext:value-type="float">
            <text:p>59.0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1]" office:value-type="float" office:value="40.8934" calcext:value-type="float">
            <text:p>40.89</text:p>
          </table:table-cell>
          <table:table-cell table:formula="of:=[$'Compare Dist'.K71]" office:value-type="float" office:value="0" calcext:value-type="float">
            <text:p>0.00</text:p>
          </table:table-cell>
          <table:table-cell table:formula="of:=[$'Compare Dist'.L71]" office:value-type="float" office:value="0" calcext:value-type="float">
            <text:p>0.00</text:p>
          </table:table-cell>
          <table:table-cell table:formula="of:=[$'Compare Dist'.M71]" office:value-type="float" office:value="59.1066" calcext:value-type="float">
            <text:p>59.1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69]" office:value-type="float" office:value="40.11841" calcext:value-type="float">
            <text:p>40.12</text:p>
          </table:table-cell>
          <table:table-cell table:formula="of:=[$'Compare Dist'.C69]" office:value-type="float" office:value="0" calcext:value-type="float">
            <text:p>0.00</text:p>
          </table:table-cell>
          <table:table-cell table:formula="of:=[$'Compare Dist'.D69]" office:value-type="float" office:value="0" calcext:value-type="float">
            <text:p>0.00</text:p>
          </table:table-cell>
          <table:table-cell table:formula="of:=[$'Compare Dist'.E69]" office:value-type="float" office:value="59.88159" calcext:value-type="float">
            <text:p>59.8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1]" office:value-type="float" office:value="40.6592" calcext:value-type="float">
            <text:p>40.66</text:p>
          </table:table-cell>
          <table:table-cell table:formula="of:=[$'Compare Dist'.G71]" office:value-type="float" office:value="0" calcext:value-type="float">
            <text:p>0.00</text:p>
          </table:table-cell>
          <table:table-cell table:formula="of:=[$'Compare Dist'.H71]" office:value-type="float" office:value="0" calcext:value-type="float">
            <text:p>0.00</text:p>
          </table:table-cell>
          <table:table-cell table:formula="of:=[$'Compare Dist'.I71]" office:value-type="float" office:value="59.3408" calcext:value-type="float">
            <text:p>59.3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70]" office:value-type="float" office:value="42.49524" calcext:value-type="float">
            <text:p>42.50</text:p>
          </table:table-cell>
          <table:table-cell table:formula="of:=[$'Compare Dist'.C70]" office:value-type="float" office:value="0" calcext:value-type="float">
            <text:p>0.00</text:p>
          </table:table-cell>
          <table:table-cell table:formula="of:=[$'Compare Dist'.D70]" office:value-type="float" office:value="0" calcext:value-type="float">
            <text:p>0.00</text:p>
          </table:table-cell>
          <table:table-cell table:formula="of:=[$'Compare Dist'.E70]" office:value-type="float" office:value="57.50476" calcext:value-type="float">
            <text:p>57.5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Dist'.B71]" office:value-type="float" office:value="41.71283" calcext:value-type="float">
            <text:p>41.71</text:p>
          </table:table-cell>
          <table:table-cell table:formula="of:=[$'Compare Dist'.C71]" office:value-type="float" office:value="0" calcext:value-type="float">
            <text:p>0.00</text:p>
          </table:table-cell>
          <table:table-cell table:formula="of:=[$'Compare Dist'.D71]" office:value-type="float" office:value="0" calcext:value-type="float">
            <text:p>0.00</text:p>
          </table:table-cell>
          <table:table-cell table:formula="of:=[$'Compare Dist'.E71]" office:value-type="float" office:value="58.28717" calcext:value-type="float">
            <text:p>58.2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0:16:48.207732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1-12T12:10:13.345585292</dc:date>
    <meta:editing-duration>P9DT9H50M29S</meta:editing-duration>
    <meta:editing-cycles>149</meta:editing-cycles>
    <meta:generator>LibreOffice/6.4.6.2$Linux_X86_64 LibreOffice_project/40$Build-2</meta:generator>
    <meta:document-statistic meta:table-count="9" meta:cell-count="12708" meta:object-count="0"/>
  </office:meta>
</office:document-meta>
</file>